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等线" svg:font-family="等线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5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Excel_5f_BuiltIn_5f_好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9" table:default-cell-style-name="Default"/>
        <table:table-row table:style-name="ro1">
          <table:table-cell table:style-name="ce1" table:number-columns-repeated="6"/>
          <table:table-cell table:style-name="ce1" office:value-type="string" calcext:value-type="string">
            <text:p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61570501327515" calcext:value-type="float">
            <text:p>1.61570501327515</text:p>
          </table:table-cell>
          <table:table-cell table:style-name="ce1" office:value-type="float" office:value="1.63301038742065" calcext:value-type="float">
            <text:p>1.63301038742065</text:p>
          </table:table-cell>
          <table:table-cell table:style-name="ce1" office:value-type="float" office:value="1.66687059402466" calcext:value-type="float">
            <text:p>1.66687059402466</text:p>
          </table:table-cell>
          <table:table-cell table:style-name="ce1" office:value-type="float" office:value="1.66289448738098" calcext:value-type="float">
            <text:p>1.66289448738098</text:p>
          </table:table-cell>
          <table:table-cell table:style-name="ce1" office:value-type="float" office:value="1.64462012052536" calcext:value-type="float">
            <text:p>1.64462012052536</text:p>
          </table:table-cell>
          <table:table-cell table:style-name="ce1" office:value-type="float" office:value="1.61570501327515" calcext:value-type="float">
            <text:p>1.61570501327515</text:p>
          </table:table-cell>
          <table:table-cell table:style-name="ce1" office:value-type="float" office:value="1.66687059402466" calcext:value-type="float">
            <text:p>1.66687059402466</text:p>
          </table:table-cell>
          <table:table-cell table:style-name="ce1" office:value-type="float" office:value="6.57848048210144" calcext:value-type="float">
            <text:p>6.5784804821014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.22247004508972" calcext:value-type="float">
            <text:p>3.22247004508972</text:p>
          </table:table-cell>
          <table:table-cell table:style-name="ce1" office:value-type="float" office:value="3.2402880191803" calcext:value-type="float">
            <text:p>3.2402880191803</text:p>
          </table:table-cell>
          <table:table-cell table:style-name="ce1" office:value-type="float" office:value="3.24640464782715" calcext:value-type="float">
            <text:p>3.24640464782715</text:p>
          </table:table-cell>
          <table:table-cell table:style-name="ce1" office:value-type="float" office:value="3.24731993675232" calcext:value-type="float">
            <text:p>3.24731993675232</text:p>
          </table:table-cell>
          <table:table-cell table:style-name="ce1" office:value-type="float" office:value="3.23912066221237" calcext:value-type="float">
            <text:p>3.23912066221237</text:p>
          </table:table-cell>
          <table:table-cell table:style-name="ce1" office:value-type="float" office:value="3.22247004508972" calcext:value-type="float">
            <text:p>3.22247004508972</text:p>
          </table:table-cell>
          <table:table-cell table:style-name="ce1" office:value-type="float" office:value="3.24731993675232" calcext:value-type="float">
            <text:p>3.24731993675232</text:p>
          </table:table-cell>
          <table:table-cell table:style-name="ce1" office:value-type="float" office:value="12.9564826488495" calcext:value-type="float">
            <text:p>12.956482648849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.15573287010193" calcext:value-type="float">
            <text:p>3.15573287010193</text:p>
          </table:table-cell>
          <table:table-cell table:style-name="ce1" office:value-type="float" office:value="3.07785749435425" calcext:value-type="float">
            <text:p>3.07785749435425</text:p>
          </table:table-cell>
          <table:table-cell table:style-name="ce1" office:value-type="float" office:value="3.17497444152832" calcext:value-type="float">
            <text:p>3.17497444152832</text:p>
          </table:table-cell>
          <table:table-cell table:style-name="ce1" office:value-type="float" office:value="3.21576070785522" calcext:value-type="float">
            <text:p>3.21576070785522</text:p>
          </table:table-cell>
          <table:table-cell table:style-name="ce1" office:value-type="float" office:value="3.15608137845993" calcext:value-type="float">
            <text:p>3.15608137845993</text:p>
          </table:table-cell>
          <table:table-cell table:style-name="ce1" office:value-type="float" office:value="3.07785749435425" calcext:value-type="float">
            <text:p>3.07785749435425</text:p>
          </table:table-cell>
          <table:table-cell table:style-name="ce1" office:value-type="float" office:value="3.21576070785522" calcext:value-type="float">
            <text:p>3.21576070785522</text:p>
          </table:table-cell>
          <table:table-cell table:style-name="ce1" office:value-type="float" office:value="12.6243255138397" calcext:value-type="float">
            <text:p>12.6243255138397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53317761421204" calcext:value-type="float">
            <text:p>1.53317761421204</text:p>
          </table:table-cell>
          <table:table-cell table:style-name="ce1" office:value-type="float" office:value="1.49977993965149" calcext:value-type="float">
            <text:p>1.49977993965149</text:p>
          </table:table-cell>
          <table:table-cell table:style-name="ce1" office:value-type="float" office:value="1.49979543685913" calcext:value-type="float">
            <text:p>1.49979543685913</text:p>
          </table:table-cell>
          <table:table-cell table:style-name="ce1" office:value-type="float" office:value="1.45974183082581" calcext:value-type="float">
            <text:p>1.45974183082581</text:p>
          </table:table-cell>
          <table:table-cell table:style-name="ce1" office:value-type="float" office:value="1.49812370538712" calcext:value-type="float">
            <text:p>1.49812370538712</text:p>
          </table:table-cell>
          <table:table-cell table:style-name="ce1" office:value-type="float" office:value="1.45974183082581" calcext:value-type="float">
            <text:p>1.45974183082581</text:p>
          </table:table-cell>
          <table:table-cell table:style-name="ce1" office:value-type="float" office:value="1.53317761421204" calcext:value-type="float">
            <text:p>1.53317761421204</text:p>
          </table:table-cell>
          <table:table-cell table:style-name="ce1" office:value-type="float" office:value="5.99249482154846" calcext:value-type="float">
            <text:p>5.99249482154846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96104431152344" calcext:value-type="float">
            <text:p>2.96104431152344</text:p>
          </table:table-cell>
          <table:table-cell table:style-name="ce1" office:value-type="float" office:value="2.8866138458252" calcext:value-type="float">
            <text:p>2.8866138458252</text:p>
          </table:table-cell>
          <table:table-cell table:style-name="ce1" office:value-type="float" office:value="2.85695171356201" calcext:value-type="float">
            <text:p>2.85695171356201</text:p>
          </table:table-cell>
          <table:table-cell table:style-name="ce1" office:value-type="float" office:value="2.5883367061615" calcext:value-type="float">
            <text:p>2.5883367061615</text:p>
          </table:table-cell>
          <table:table-cell table:style-name="ce1" office:value-type="float" office:value="2.82323664426804" calcext:value-type="float">
            <text:p>2.82323664426804</text:p>
          </table:table-cell>
          <table:table-cell table:style-name="ce1" office:value-type="float" office:value="2.5883367061615" calcext:value-type="float">
            <text:p>2.5883367061615</text:p>
          </table:table-cell>
          <table:table-cell table:style-name="ce1" office:value-type="float" office:value="2.96104431152344" calcext:value-type="float">
            <text:p>2.96104431152344</text:p>
          </table:table-cell>
          <table:table-cell table:style-name="ce1" office:value-type="float" office:value="11.2929465770721" calcext:value-type="float">
            <text:p>11.292946577072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42170238494873" calcext:value-type="float">
            <text:p>2.42170238494873</text:p>
          </table:table-cell>
          <table:table-cell table:style-name="ce1" office:value-type="float" office:value="2.66487336158752" calcext:value-type="float">
            <text:p>2.66487336158752</text:p>
          </table:table-cell>
          <table:table-cell table:style-name="ce1" office:value-type="float" office:value="2.82358050346375" calcext:value-type="float">
            <text:p>2.82358050346375</text:p>
          </table:table-cell>
          <table:table-cell table:style-name="ce1" office:value-type="float" office:value="3.07428050041199" calcext:value-type="float">
            <text:p>3.07428050041199</text:p>
          </table:table-cell>
          <table:table-cell table:style-name="ce1" office:value-type="float" office:value="2.746109187603" calcext:value-type="float">
            <text:p>2.746109187603</text:p>
          </table:table-cell>
          <table:table-cell table:style-name="ce1" office:value-type="float" office:value="2.42170238494873" calcext:value-type="float">
            <text:p>2.42170238494873</text:p>
          </table:table-cell>
          <table:table-cell table:style-name="ce1" office:value-type="float" office:value="3.07428050041199" calcext:value-type="float">
            <text:p>3.07428050041199</text:p>
          </table:table-cell>
          <table:table-cell table:style-name="ce1" office:value-type="float" office:value="10.984436750412" calcext:value-type="float">
            <text:p>10.98443675041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18961453437805" calcext:value-type="float">
            <text:p>2.18961453437805</text:p>
          </table:table-cell>
          <table:table-cell table:style-name="ce1" office:value-type="float" office:value="1.8434693813324" calcext:value-type="float">
            <text:p>1.8434693813324</text:p>
          </table:table-cell>
          <table:table-cell table:style-name="ce1" office:value-type="float" office:value="1.70427942276001" calcext:value-type="float">
            <text:p>1.70427942276001</text:p>
          </table:table-cell>
          <table:table-cell table:style-name="ce1" office:value-type="float" office:value="1.54576253890991" calcext:value-type="float">
            <text:p>1.54576253890991</text:p>
          </table:table-cell>
          <table:table-cell table:style-name="ce1" office:value-type="float" office:value="1.82078146934509" calcext:value-type="float">
            <text:p>1.82078146934509</text:p>
          </table:table-cell>
          <table:table-cell table:style-name="ce1" office:value-type="float" office:value="1.54576253890991" calcext:value-type="float">
            <text:p>1.54576253890991</text:p>
          </table:table-cell>
          <table:table-cell table:style-name="ce1" office:value-type="float" office:value="2.18961453437805" calcext:value-type="float">
            <text:p>2.18961453437805</text:p>
          </table:table-cell>
          <table:table-cell table:style-name="ce1" office:value-type="float" office:value="7.28312587738037" calcext:value-type="float">
            <text:p>7.28312587738037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51941752433777" calcext:value-type="float">
            <text:p>1.51941752433777</text:p>
          </table:table-cell>
          <table:table-cell table:style-name="ce1" office:value-type="float" office:value="1.2422456741333" calcext:value-type="float">
            <text:p>1.2422456741333</text:p>
          </table:table-cell>
          <table:table-cell table:style-name="ce1" office:value-type="float" office:value="1.74726319313049" calcext:value-type="float">
            <text:p>1.74726319313049</text:p>
          </table:table-cell>
          <table:table-cell table:style-name="ce1" office:value-type="float" office:value="0.940408706665039" calcext:value-type="float">
            <text:p>0.940408706665039</text:p>
          </table:table-cell>
          <table:table-cell table:style-name="ce1" office:value-type="float" office:value="1.36233377456665" calcext:value-type="float">
            <text:p>1.36233377456665</text:p>
          </table:table-cell>
          <table:table-cell table:style-name="ce1" office:value-type="float" office:value="0.940408706665039" calcext:value-type="float">
            <text:p>0.940408706665039</text:p>
          </table:table-cell>
          <table:table-cell table:style-name="ce1" office:value-type="float" office:value="1.74726319313049" calcext:value-type="float">
            <text:p>1.74726319313049</text:p>
          </table:table-cell>
          <table:table-cell table:style-name="ce1" office:value-type="float" office:value="5.4493350982666" calcext:value-type="float">
            <text:p>5.4493350982666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51569986343384" calcext:value-type="float">
            <text:p>1.51569986343384</text:p>
          </table:table-cell>
          <table:table-cell table:style-name="ce1" office:value-type="float" office:value="2.12292766571045" calcext:value-type="float">
            <text:p>2.12292766571045</text:p>
          </table:table-cell>
          <table:table-cell table:style-name="ce1" office:value-type="float" office:value="1.10059309005737" calcext:value-type="float">
            <text:p>1.10059309005737</text:p>
          </table:table-cell>
          <table:table-cell table:style-name="ce1" office:value-type="float" office:value="1.18694639205933" calcext:value-type="float">
            <text:p>1.18694639205933</text:p>
          </table:table-cell>
          <table:table-cell table:style-name="ce1" office:value-type="float" office:value="1.48154175281525" calcext:value-type="float">
            <text:p>1.48154175281525</text:p>
          </table:table-cell>
          <table:table-cell table:style-name="ce1" office:value-type="float" office:value="1.10059309005737" calcext:value-type="float">
            <text:p>1.10059309005737</text:p>
          </table:table-cell>
          <table:table-cell table:style-name="ce1" office:value-type="float" office:value="2.12292766571045" calcext:value-type="float">
            <text:p>2.12292766571045</text:p>
          </table:table-cell>
          <table:table-cell table:style-name="ce1" office:value-type="float" office:value="5.92616701126099" calcext:value-type="float">
            <text:p>5.92616701126099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617020130157471" calcext:value-type="float">
            <text:p>0.061702013015747</text:p>
          </table:table-cell>
          <table:table-cell table:style-name="ce1" office:value-type="float" office:value="1.04665970802307" calcext:value-type="float">
            <text:p>1.04665970802307</text:p>
          </table:table-cell>
          <table:table-cell table:style-name="ce1" office:value-type="float" office:value="0.930305242538452" calcext:value-type="float">
            <text:p>0.930305242538452</text:p>
          </table:table-cell>
          <table:table-cell table:style-name="ce1" office:value-type="float" office:value="0.903084278106689" calcext:value-type="float">
            <text:p>0.903084278106689</text:p>
          </table:table-cell>
          <table:table-cell table:style-name="ce1" office:value-type="float" office:value="0.73543781042099" calcext:value-type="float">
            <text:p>0.73543781042099</text:p>
          </table:table-cell>
          <table:table-cell table:style-name="ce1" office:value-type="float" office:value="0.0617020130157471" calcext:value-type="float">
            <text:p>0.061702013015747</text:p>
          </table:table-cell>
          <table:table-cell table:style-name="ce1" office:value-type="float" office:value="1.04665970802307" calcext:value-type="float">
            <text:p>1.04665970802307</text:p>
          </table:table-cell>
          <table:table-cell table:style-name="ce1" office:value-type="float" office:value="2.94175124168396" calcext:value-type="float">
            <text:p>2.94175124168396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992015600204468" calcext:value-type="float">
            <text:p>0.992015600204468</text:p>
          </table:table-cell>
          <table:table-cell table:style-name="ce1" office:value-type="float" office:value="0.923276662826538" calcext:value-type="float">
            <text:p>0.923276662826538</text:p>
          </table:table-cell>
          <table:table-cell table:style-name="ce1" office:value-type="float" office:value="0.0667464733123779" calcext:value-type="float">
            <text:p>0.066746473312378</text:p>
          </table:table-cell>
          <table:table-cell table:style-name="ce1" office:value-type="float" office:value="0.144481897354126" calcext:value-type="float">
            <text:p>0.144481897354126</text:p>
          </table:table-cell>
          <table:table-cell table:style-name="ce1" office:value-type="float" office:value="0.531630158424377" calcext:value-type="float">
            <text:p>0.531630158424377</text:p>
          </table:table-cell>
          <table:table-cell table:style-name="ce1" office:value-type="float" office:value="0.0667464733123779" calcext:value-type="float">
            <text:p>0.066746473312378</text:p>
          </table:table-cell>
          <table:table-cell table:style-name="ce1" office:value-type="float" office:value="0.992015600204468" calcext:value-type="float">
            <text:p>0.992015600204468</text:p>
          </table:table-cell>
          <table:table-cell table:style-name="ce1" office:value-type="float" office:value="2.12652063369751" calcext:value-type="float">
            <text:p>2.1265206336975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598998069763184" calcext:value-type="float">
            <text:p>0.059899806976318</text:p>
          </table:table-cell>
          <table:table-cell table:style-name="ce1" office:value-type="float" office:value="0.612950563430786" calcext:value-type="float">
            <text:p>0.612950563430786</text:p>
          </table:table-cell>
          <table:table-cell table:style-name="ce1" office:value-type="float" office:value="0.076068639755249" calcext:value-type="float">
            <text:p>0.076068639755249</text:p>
          </table:table-cell>
          <table:table-cell table:style-name="ce1" office:value-type="float" office:value="0.795738458633423" calcext:value-type="float">
            <text:p>0.795738458633423</text:p>
          </table:table-cell>
          <table:table-cell table:style-name="ce1" office:value-type="float" office:value="0.386164367198944" calcext:value-type="float">
            <text:p>0.386164367198944</text:p>
          </table:table-cell>
          <table:table-cell table:style-name="ce1" office:value-type="float" office:value="0.0598998069763184" calcext:value-type="float">
            <text:p>0.059899806976318</text:p>
          </table:table-cell>
          <table:table-cell table:style-name="ce1" office:value-type="float" office:value="0.795738458633423" calcext:value-type="float">
            <text:p>0.795738458633423</text:p>
          </table:table-cell>
          <table:table-cell table:style-name="ce1" office:value-type="float" office:value="1.54465746879578" calcext:value-type="float">
            <text:p>1.5446574687957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449639558792114" calcext:value-type="float">
            <text:p>0.449639558792114</text:p>
          </table:table-cell>
          <table:table-cell table:style-name="ce1" office:value-type="float" office:value="0.736556053161621" calcext:value-type="float">
            <text:p>0.736556053161621</text:p>
          </table:table-cell>
          <table:table-cell table:style-name="ce1" office:value-type="float" office:value="0.161584854125977" calcext:value-type="float">
            <text:p>0.161584854125977</text:p>
          </table:table-cell>
          <table:table-cell table:style-name="ce1" office:value-type="float" office:value="0.383907556533813" calcext:value-type="float">
            <text:p>0.383907556533813</text:p>
          </table:table-cell>
          <table:table-cell table:style-name="ce1" office:value-type="float" office:value="0.432922005653381" calcext:value-type="float">
            <text:p>0.432922005653381</text:p>
          </table:table-cell>
          <table:table-cell table:style-name="ce1" office:value-type="float" office:value="0.161584854125977" calcext:value-type="float">
            <text:p>0.161584854125977</text:p>
          </table:table-cell>
          <table:table-cell table:style-name="ce1" office:value-type="float" office:value="0.736556053161621" calcext:value-type="float">
            <text:p>0.736556053161621</text:p>
          </table:table-cell>
          <table:table-cell table:style-name="ce1" office:value-type="float" office:value="1.73168802261353" calcext:value-type="float">
            <text:p>1.73168802261353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60938405990601" calcext:value-type="float">
            <text:p>0.260938405990601</text:p>
          </table:table-cell>
          <table:table-cell table:style-name="ce1" office:value-type="float" office:value="0.076615571975708" calcext:value-type="float">
            <text:p>0.076615571975708</text:p>
          </table:table-cell>
          <table:table-cell table:style-name="ce1" office:value-type="float" office:value="0.263798713684082" calcext:value-type="float">
            <text:p>0.263798713684082</text:p>
          </table:table-cell>
          <table:table-cell table:style-name="ce1" office:value-type="float" office:value="0.332276344299316" calcext:value-type="float">
            <text:p>0.332276344299316</text:p>
          </table:table-cell>
          <table:table-cell table:style-name="ce1" office:value-type="float" office:value="0.233407258987427" calcext:value-type="float">
            <text:p>0.233407258987427</text:p>
          </table:table-cell>
          <table:table-cell table:style-name="ce1" office:value-type="float" office:value="0.076615571975708" calcext:value-type="float">
            <text:p>0.076615571975708</text:p>
          </table:table-cell>
          <table:table-cell table:style-name="ce1" office:value-type="float" office:value="0.332276344299316" calcext:value-type="float">
            <text:p>0.332276344299316</text:p>
          </table:table-cell>
          <table:table-cell table:style-name="ce1" office:value-type="float" office:value="0.933629035949707" calcext:value-type="float">
            <text:p>0.933629035949707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796730518341064" calcext:value-type="float">
            <text:p>0.079673051834107</text:p>
          </table:table-cell>
          <table:table-cell table:style-name="ce1" office:value-type="float" office:value="0.0881509780883789" calcext:value-type="float">
            <text:p>0.088150978088379</text:p>
          </table:table-cell>
          <table:table-cell table:style-name="ce1" office:value-type="float" office:value="0.0862758159637451" calcext:value-type="float">
            <text:p>0.086275815963745</text:p>
          </table:table-cell>
          <table:table-cell table:style-name="ce1" office:value-type="float" office:value="0.0725491046905518" calcext:value-type="float">
            <text:p>0.072549104690552</text:p>
          </table:table-cell>
          <table:table-cell table:style-name="ce1" office:value-type="float" office:value="0.0816622376441956" calcext:value-type="float">
            <text:p>0.081662237644196</text:p>
          </table:table-cell>
          <table:table-cell table:style-name="ce1" office:value-type="float" office:value="0.0725491046905518" calcext:value-type="float">
            <text:p>0.072549104690552</text:p>
          </table:table-cell>
          <table:table-cell table:style-name="ce1" office:value-type="float" office:value="0.0881509780883789" calcext:value-type="float">
            <text:p>0.088150978088379</text:p>
          </table:table-cell>
          <table:table-cell table:style-name="ce1" office:value-type="float" office:value="0.326648950576782" calcext:value-type="float">
            <text:p>0.32664895057678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944826602935791" calcext:value-type="float">
            <text:p>0.094482660293579</text:p>
          </table:table-cell>
          <table:table-cell table:style-name="ce1" office:value-type="float" office:value="0.0920507907867432" calcext:value-type="float">
            <text:p>0.092050790786743</text:p>
          </table:table-cell>
          <table:table-cell table:style-name="ce1" office:value-type="float" office:value="0.0820996761322022" calcext:value-type="float">
            <text:p>0.082099676132202</text:p>
          </table:table-cell>
          <table:table-cell table:style-name="ce1" office:value-type="float" office:value="0.0801587104797363" calcext:value-type="float">
            <text:p>0.080158710479736</text:p>
          </table:table-cell>
          <table:table-cell table:style-name="ce1" office:value-type="float" office:value="0.0871979594230652" calcext:value-type="float">
            <text:p>0.087197959423065</text:p>
          </table:table-cell>
          <table:table-cell table:style-name="ce1" office:value-type="float" office:value="0.0801587104797363" calcext:value-type="float">
            <text:p>0.080158710479736</text:p>
          </table:table-cell>
          <table:table-cell table:style-name="ce1" office:value-type="float" office:value="0.0944826602935791" calcext:value-type="float">
            <text:p>0.094482660293579</text:p>
          </table:table-cell>
          <table:table-cell table:style-name="ce1" office:value-type="float" office:value="0.348791837692261" calcext:value-type="float">
            <text:p>0.34879183769226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8384108543396" calcext:value-type="float">
            <text:p>0.08384108543396</text:p>
          </table:table-cell>
          <table:table-cell table:style-name="ce1" office:value-type="float" office:value="0.0902421474456787" calcext:value-type="float">
            <text:p>0.090242147445679</text:p>
          </table:table-cell>
          <table:table-cell table:style-name="ce1" office:value-type="float" office:value="0.0802021026611328" calcext:value-type="float">
            <text:p>0.080202102661133</text:p>
          </table:table-cell>
          <table:table-cell table:style-name="ce1" office:value-type="float" office:value="0.0839095115661621" calcext:value-type="float">
            <text:p>0.083909511566162</text:p>
          </table:table-cell>
          <table:table-cell table:style-name="ce1" office:value-type="float" office:value="0.0845487117767334" calcext:value-type="float">
            <text:p>0.084548711776733</text:p>
          </table:table-cell>
          <table:table-cell table:style-name="ce1" office:value-type="float" office:value="0.0802021026611328" calcext:value-type="float">
            <text:p>0.080202102661133</text:p>
          </table:table-cell>
          <table:table-cell table:style-name="ce1" office:value-type="float" office:value="0.0902421474456787" calcext:value-type="float">
            <text:p>0.090242147445679</text:p>
          </table:table-cell>
          <table:table-cell table:style-name="ce1" office:value-type="float" office:value="0.338194847106934" calcext:value-type="float">
            <text:p>0.33819484710693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89799213409424" calcext:value-type="float">
            <text:p>0.289799213409424</text:p>
          </table:table-cell>
          <table:table-cell table:style-name="ce1" office:value-type="float" office:value="0.0958478450775147" calcext:value-type="float">
            <text:p>0.095847845077515</text:p>
          </table:table-cell>
          <table:table-cell table:style-name="ce1" office:value-type="float" office:value="0.0898802280426025" calcext:value-type="float">
            <text:p>0.089880228042603</text:p>
          </table:table-cell>
          <table:table-cell table:style-name="ce1" office:value-type="float" office:value="0.0872268676757813" calcext:value-type="float">
            <text:p>0.087226867675781</text:p>
          </table:table-cell>
          <table:table-cell table:style-name="ce1" office:value-type="float" office:value="0.140688538551331" calcext:value-type="float">
            <text:p>0.140688538551331</text:p>
          </table:table-cell>
          <table:table-cell table:style-name="ce1" office:value-type="float" office:value="0.0872268676757813" calcext:value-type="float">
            <text:p>0.087226867675781</text:p>
          </table:table-cell>
          <table:table-cell table:style-name="ce1" office:value-type="float" office:value="0.289799213409424" calcext:value-type="float">
            <text:p>0.289799213409424</text:p>
          </table:table-cell>
          <table:table-cell table:style-name="ce1" office:value-type="float" office:value="0.562754154205322" calcext:value-type="float">
            <text:p>0.56275415420532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03754997253418" calcext:value-type="float">
            <text:p>0.103754997253418</text:p>
          </table:table-cell>
          <table:table-cell table:style-name="ce1" office:value-type="float" office:value="0.0967996120452881" calcext:value-type="float">
            <text:p>0.096799612045288</text:p>
          </table:table-cell>
          <table:table-cell table:style-name="ce1" office:value-type="float" office:value="0.0961518287658691" calcext:value-type="float">
            <text:p>0.096151828765869</text:p>
          </table:table-cell>
          <table:table-cell table:style-name="ce1" office:value-type="float" office:value="0.0971782207489014" calcext:value-type="float">
            <text:p>0.097178220748901</text:p>
          </table:table-cell>
          <table:table-cell table:style-name="ce1" office:value-type="float" office:value="0.0984711647033691" calcext:value-type="float">
            <text:p>0.098471164703369</text:p>
          </table:table-cell>
          <table:table-cell table:style-name="ce1" office:value-type="float" office:value="0.0961518287658691" calcext:value-type="float">
            <text:p>0.096151828765869</text:p>
          </table:table-cell>
          <table:table-cell table:style-name="ce1" office:value-type="float" office:value="0.103754997253418" calcext:value-type="float">
            <text:p>0.103754997253418</text:p>
          </table:table-cell>
          <table:table-cell table:style-name="ce1" office:value-type="float" office:value="0.393884658813477" calcext:value-type="float">
            <text:p>0.393884658813477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23842239379883" calcext:value-type="float">
            <text:p>0.123842239379883</text:p>
          </table:table-cell>
          <table:table-cell table:style-name="ce1" office:value-type="float" office:value="0.112466096878052" calcext:value-type="float">
            <text:p>0.112466096878052</text:p>
          </table:table-cell>
          <table:table-cell table:style-name="ce1" office:value-type="float" office:value="0.105539798736572" calcext:value-type="float">
            <text:p>0.105539798736572</text:p>
          </table:table-cell>
          <table:table-cell table:style-name="ce1" office:value-type="float" office:value="0.0996637344360352" calcext:value-type="float">
            <text:p>0.099663734436035</text:p>
          </table:table-cell>
          <table:table-cell table:style-name="ce1" office:value-type="float" office:value="0.110377967357636" calcext:value-type="float">
            <text:p>0.110377967357636</text:p>
          </table:table-cell>
          <table:table-cell table:style-name="ce1" office:value-type="float" office:value="0.0996637344360352" calcext:value-type="float">
            <text:p>0.099663734436035</text:p>
          </table:table-cell>
          <table:table-cell table:style-name="ce1" office:value-type="float" office:value="0.123842239379883" calcext:value-type="float">
            <text:p>0.123842239379883</text:p>
          </table:table-cell>
          <table:table-cell table:style-name="ce1" office:value-type="float" office:value="0.441511869430542" calcext:value-type="float">
            <text:p>0.44151186943054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09013319015503" calcext:value-type="float">
            <text:p>0.109013319015503</text:p>
          </table:table-cell>
          <table:table-cell table:style-name="ce1" office:value-type="float" office:value="0.116038799285889" calcext:value-type="float">
            <text:p>0.116038799285889</text:p>
          </table:table-cell>
          <table:table-cell table:style-name="ce1" office:value-type="float" office:value="0.113040924072266" calcext:value-type="float">
            <text:p>0.113040924072266</text:p>
          </table:table-cell>
          <table:table-cell table:style-name="ce1" office:value-type="float" office:value="0.118243932723999" calcext:value-type="float">
            <text:p>0.118243932723999</text:p>
          </table:table-cell>
          <table:table-cell table:style-name="ce1" office:value-type="float" office:value="0.114084243774414" calcext:value-type="float">
            <text:p>0.114084243774414</text:p>
          </table:table-cell>
          <table:table-cell table:style-name="ce1" office:value-type="float" office:value="0.109013319015503" calcext:value-type="float">
            <text:p>0.109013319015503</text:p>
          </table:table-cell>
          <table:table-cell table:style-name="ce1" office:value-type="float" office:value="0.118243932723999" calcext:value-type="float">
            <text:p>0.118243932723999</text:p>
          </table:table-cell>
          <table:table-cell table:style-name="ce1" office:value-type="float" office:value="0.456336975097656" calcext:value-type="float">
            <text:p>0.456336975097656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12927198410034" calcext:value-type="float">
            <text:p>0.112927198410034</text:p>
          </table:table-cell>
          <table:table-cell table:style-name="ce1" office:value-type="float" office:value="0.111534118652344" calcext:value-type="float">
            <text:p>0.111534118652344</text:p>
          </table:table-cell>
          <table:table-cell table:style-name="ce1" office:value-type="float" office:value="0.136305332183838" calcext:value-type="float">
            <text:p>0.136305332183838</text:p>
          </table:table-cell>
          <table:table-cell table:style-name="ce1" office:value-type="float" office:value="0.1129469871521" calcext:value-type="float">
            <text:p>0.1129469871521</text:p>
          </table:table-cell>
          <table:table-cell table:style-name="ce1" office:value-type="float" office:value="0.118428409099579" calcext:value-type="float">
            <text:p>0.118428409099579</text:p>
          </table:table-cell>
          <table:table-cell table:style-name="ce1" office:value-type="float" office:value="0.111534118652344" calcext:value-type="float">
            <text:p>0.111534118652344</text:p>
          </table:table-cell>
          <table:table-cell table:style-name="ce1" office:value-type="float" office:value="0.136305332183838" calcext:value-type="float">
            <text:p>0.136305332183838</text:p>
          </table:table-cell>
          <table:table-cell table:style-name="ce1" office:value-type="float" office:value="0.473713636398315" calcext:value-type="float">
            <text:p>0.47371363639831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13627672195435" calcext:value-type="float">
            <text:p>0.113627672195435</text:p>
          </table:table-cell>
          <table:table-cell table:style-name="ce1" office:value-type="float" office:value="0.133173942565918" calcext:value-type="float">
            <text:p>0.133173942565918</text:p>
          </table:table-cell>
          <table:table-cell table:style-name="ce1" office:value-type="float" office:value="0.125982999801636" calcext:value-type="float">
            <text:p>0.125982999801636</text:p>
          </table:table-cell>
          <table:table-cell table:style-name="ce1" office:value-type="float" office:value="0.119718551635742" calcext:value-type="float">
            <text:p>0.119718551635742</text:p>
          </table:table-cell>
          <table:table-cell table:style-name="ce1" office:value-type="float" office:value="0.123125791549683" calcext:value-type="float">
            <text:p>0.123125791549683</text:p>
          </table:table-cell>
          <table:table-cell table:style-name="ce1" office:value-type="float" office:value="0.113627672195435" calcext:value-type="float">
            <text:p>0.113627672195435</text:p>
          </table:table-cell>
          <table:table-cell table:style-name="ce1" office:value-type="float" office:value="0.133173942565918" calcext:value-type="float">
            <text:p>0.133173942565918</text:p>
          </table:table-cell>
          <table:table-cell table:style-name="ce1" office:value-type="float" office:value="0.492503166198731" calcext:value-type="float">
            <text:p>0.49250316619873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1331033706665" calcext:value-type="float">
            <text:p>0.11331033706665</text:p>
          </table:table-cell>
          <table:table-cell table:style-name="ce1" office:value-type="float" office:value="0.126836776733398" calcext:value-type="float">
            <text:p>0.126836776733398</text:p>
          </table:table-cell>
          <table:table-cell table:style-name="ce1" office:value-type="float" office:value="0.140629529953003" calcext:value-type="float">
            <text:p>0.140629529953003</text:p>
          </table:table-cell>
          <table:table-cell table:style-name="ce1" office:value-type="float" office:value="0.13095760345459" calcext:value-type="float">
            <text:p>0.13095760345459</text:p>
          </table:table-cell>
          <table:table-cell table:style-name="ce1" office:value-type="float" office:value="0.12793356180191" calcext:value-type="float">
            <text:p>0.12793356180191</text:p>
          </table:table-cell>
          <table:table-cell table:style-name="ce1" office:value-type="float" office:value="0.11331033706665" calcext:value-type="float">
            <text:p>0.11331033706665</text:p>
          </table:table-cell>
          <table:table-cell table:style-name="ce1" office:value-type="float" office:value="0.140629529953003" calcext:value-type="float">
            <text:p>0.140629529953003</text:p>
          </table:table-cell>
          <table:table-cell table:style-name="ce1" office:value-type="float" office:value="0.511734247207642" calcext:value-type="float">
            <text:p>0.51173424720764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26530885696411" calcext:value-type="float">
            <text:p>0.126530885696411</text:p>
          </table:table-cell>
          <table:table-cell table:style-name="ce1" office:value-type="float" office:value="0.144323110580444" calcext:value-type="float">
            <text:p>0.144323110580444</text:p>
          </table:table-cell>
          <table:table-cell table:style-name="ce1" office:value-type="float" office:value="0.141966104507446" calcext:value-type="float">
            <text:p>0.141966104507446</text:p>
          </table:table-cell>
          <table:table-cell table:style-name="ce1" office:value-type="float" office:value="0.122382640838623" calcext:value-type="float">
            <text:p>0.122382640838623</text:p>
          </table:table-cell>
          <table:table-cell table:style-name="ce1" office:value-type="float" office:value="0.133800685405731" calcext:value-type="float">
            <text:p>0.133800685405731</text:p>
          </table:table-cell>
          <table:table-cell table:style-name="ce1" office:value-type="float" office:value="0.122382640838623" calcext:value-type="float">
            <text:p>0.122382640838623</text:p>
          </table:table-cell>
          <table:table-cell table:style-name="ce1" office:value-type="float" office:value="0.144323110580444" calcext:value-type="float">
            <text:p>0.144323110580444</text:p>
          </table:table-cell>
          <table:table-cell table:style-name="ce1" office:value-type="float" office:value="0.535202741622925" calcext:value-type="float">
            <text:p>0.53520274162292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34426116943359" calcext:value-type="float">
            <text:p>0.134426116943359</text:p>
          </table:table-cell>
          <table:table-cell table:style-name="ce1" office:value-type="float" office:value="0.127676010131836" calcext:value-type="float">
            <text:p>0.127676010131836</text:p>
          </table:table-cell>
          <table:table-cell table:style-name="ce1" office:value-type="float" office:value="0.141073226928711" calcext:value-type="float">
            <text:p>0.141073226928711</text:p>
          </table:table-cell>
          <table:table-cell table:style-name="ce1" office:value-type="float" office:value="0.141347408294678" calcext:value-type="float">
            <text:p>0.141347408294678</text:p>
          </table:table-cell>
          <table:table-cell table:style-name="ce1" office:value-type="float" office:value="0.136130690574646" calcext:value-type="float">
            <text:p>0.136130690574646</text:p>
          </table:table-cell>
          <table:table-cell table:style-name="ce1" office:value-type="float" office:value="0.127676010131836" calcext:value-type="float">
            <text:p>0.127676010131836</text:p>
          </table:table-cell>
          <table:table-cell table:style-name="ce1" office:value-type="float" office:value="0.141347408294678" calcext:value-type="float">
            <text:p>0.141347408294678</text:p>
          </table:table-cell>
          <table:table-cell table:style-name="ce1" office:value-type="float" office:value="0.544522762298584" calcext:value-type="float">
            <text:p>0.54452276229858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39419555664063" calcext:value-type="float">
            <text:p>0.139419555664063</text:p>
          </table:table-cell>
          <table:table-cell table:style-name="ce1" office:value-type="float" office:value="0.147700548171997" calcext:value-type="float">
            <text:p>0.147700548171997</text:p>
          </table:table-cell>
          <table:table-cell table:style-name="ce1" office:value-type="float" office:value="0.136555194854736" calcext:value-type="float">
            <text:p>0.136555194854736</text:p>
          </table:table-cell>
          <table:table-cell table:style-name="ce1" office:value-type="float" office:value="0.143170356750488" calcext:value-type="float">
            <text:p>0.143170356750488</text:p>
          </table:table-cell>
          <table:table-cell table:style-name="ce1" office:value-type="float" office:value="0.141711413860321" calcext:value-type="float">
            <text:p>0.141711413860321</text:p>
          </table:table-cell>
          <table:table-cell table:style-name="ce1" office:value-type="float" office:value="0.136555194854736" calcext:value-type="float">
            <text:p>0.136555194854736</text:p>
          </table:table-cell>
          <table:table-cell table:style-name="ce1" office:value-type="float" office:value="0.147700548171997" calcext:value-type="float">
            <text:p>0.147700548171997</text:p>
          </table:table-cell>
          <table:table-cell table:style-name="ce1" office:value-type="float" office:value="0.566845655441284" calcext:value-type="float">
            <text:p>0.56684565544128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3183946609497" calcext:value-type="float">
            <text:p>0.143183946609497</text:p>
          </table:table-cell>
          <table:table-cell table:style-name="ce1" office:value-type="float" office:value="0.139243364334106" calcext:value-type="float">
            <text:p>0.139243364334106</text:p>
          </table:table-cell>
          <table:table-cell table:style-name="ce1" office:value-type="float" office:value="0.150458574295044" calcext:value-type="float">
            <text:p>0.150458574295044</text:p>
          </table:table-cell>
          <table:table-cell table:style-name="ce1" office:value-type="float" office:value="0.137932777404785" calcext:value-type="float">
            <text:p>0.137932777404785</text:p>
          </table:table-cell>
          <table:table-cell table:style-name="ce1" office:value-type="float" office:value="0.142704665660858" calcext:value-type="float">
            <text:p>0.142704665660858</text:p>
          </table:table-cell>
          <table:table-cell table:style-name="ce1" office:value-type="float" office:value="0.137932777404785" calcext:value-type="float">
            <text:p>0.137932777404785</text:p>
          </table:table-cell>
          <table:table-cell table:style-name="ce1" office:value-type="float" office:value="0.150458574295044" calcext:value-type="float">
            <text:p>0.150458574295044</text:p>
          </table:table-cell>
          <table:table-cell table:style-name="ce1" office:value-type="float" office:value="0.570818662643433" calcext:value-type="float">
            <text:p>0.570818662643433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60529375076294" calcext:value-type="float">
            <text:p>0.160529375076294</text:p>
          </table:table-cell>
          <table:table-cell table:style-name="ce1" office:value-type="float" office:value="0.141996383666992" calcext:value-type="float">
            <text:p>0.141996383666992</text:p>
          </table:table-cell>
          <table:table-cell table:style-name="ce1" office:value-type="float" office:value="0.156089544296265" calcext:value-type="float">
            <text:p>0.156089544296265</text:p>
          </table:table-cell>
          <table:table-cell table:style-name="ce1" office:value-type="float" office:value="0.156567573547363" calcext:value-type="float">
            <text:p>0.156567573547363</text:p>
          </table:table-cell>
          <table:table-cell table:style-name="ce1" office:value-type="float" office:value="0.153795719146729" calcext:value-type="float">
            <text:p>0.153795719146729</text:p>
          </table:table-cell>
          <table:table-cell table:style-name="ce1" office:value-type="float" office:value="0.141996383666992" calcext:value-type="float">
            <text:p>0.141996383666992</text:p>
          </table:table-cell>
          <table:table-cell table:style-name="ce1" office:value-type="float" office:value="0.160529375076294" calcext:value-type="float">
            <text:p>0.160529375076294</text:p>
          </table:table-cell>
          <table:table-cell table:style-name="ce1" office:value-type="float" office:value="0.615182876586914" calcext:value-type="float">
            <text:p>0.61518287658691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52156352996826" calcext:value-type="float">
            <text:p>0.152156352996826</text:p>
          </table:table-cell>
          <table:table-cell table:style-name="ce1" office:value-type="float" office:value="0.155938625335693" calcext:value-type="float">
            <text:p>0.155938625335693</text:p>
          </table:table-cell>
          <table:table-cell table:style-name="ce1" office:value-type="float" office:value="0.154552221298218" calcext:value-type="float">
            <text:p>0.154552221298218</text:p>
          </table:table-cell>
          <table:table-cell table:style-name="ce1" office:value-type="float" office:value="0.149197340011597" calcext:value-type="float">
            <text:p>0.149197340011597</text:p>
          </table:table-cell>
          <table:table-cell table:style-name="ce1" office:value-type="float" office:value="0.152961134910584" calcext:value-type="float">
            <text:p>0.152961134910584</text:p>
          </table:table-cell>
          <table:table-cell table:style-name="ce1" office:value-type="float" office:value="0.149197340011597" calcext:value-type="float">
            <text:p>0.149197340011597</text:p>
          </table:table-cell>
          <table:table-cell table:style-name="ce1" office:value-type="float" office:value="0.155938625335693" calcext:value-type="float">
            <text:p>0.155938625335693</text:p>
          </table:table-cell>
          <table:table-cell table:style-name="ce1" office:value-type="float" office:value="0.611844539642334" calcext:value-type="float">
            <text:p>0.61184453964233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52673482894897" calcext:value-type="float">
            <text:p>0.152673482894897</text:p>
          </table:table-cell>
          <table:table-cell table:style-name="ce1" office:value-type="float" office:value="0.155035972595215" calcext:value-type="float">
            <text:p>0.155035972595215</text:p>
          </table:table-cell>
          <table:table-cell table:style-name="ce1" office:value-type="float" office:value="0.165767431259155" calcext:value-type="float">
            <text:p>0.165767431259155</text:p>
          </table:table-cell>
          <table:table-cell table:style-name="ce1" office:value-type="float" office:value="0.178929090499878" calcext:value-type="float">
            <text:p>0.178929090499878</text:p>
          </table:table-cell>
          <table:table-cell table:style-name="ce1" office:value-type="float" office:value="0.163101494312286" calcext:value-type="float">
            <text:p>0.163101494312286</text:p>
          </table:table-cell>
          <table:table-cell table:style-name="ce1" office:value-type="float" office:value="0.152673482894897" calcext:value-type="float">
            <text:p>0.152673482894897</text:p>
          </table:table-cell>
          <table:table-cell table:style-name="ce1" office:value-type="float" office:value="0.178929090499878" calcext:value-type="float">
            <text:p>0.178929090499878</text:p>
          </table:table-cell>
          <table:table-cell table:style-name="ce1" office:value-type="float" office:value="0.652405977249146" calcext:value-type="float">
            <text:p>0.652405977249146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64046049118042" calcext:value-type="float">
            <text:p>0.164046049118042</text:p>
          </table:table-cell>
          <table:table-cell table:style-name="ce1" office:value-type="float" office:value="0.164031744003296" calcext:value-type="float">
            <text:p>0.164031744003296</text:p>
          </table:table-cell>
          <table:table-cell table:style-name="ce1" office:value-type="float" office:value="0.165364027023315" calcext:value-type="float">
            <text:p>0.165364027023315</text:p>
          </table:table-cell>
          <table:table-cell table:style-name="ce1" office:value-type="float" office:value="0.175437211990356" calcext:value-type="float">
            <text:p>0.175437211990356</text:p>
          </table:table-cell>
          <table:table-cell table:style-name="ce1" office:value-type="float" office:value="0.167219758033752" calcext:value-type="float">
            <text:p>0.167219758033752</text:p>
          </table:table-cell>
          <table:table-cell table:style-name="ce1" office:value-type="float" office:value="0.164031744003296" calcext:value-type="float">
            <text:p>0.164031744003296</text:p>
          </table:table-cell>
          <table:table-cell table:style-name="ce1" office:value-type="float" office:value="0.175437211990356" calcext:value-type="float">
            <text:p>0.175437211990356</text:p>
          </table:table-cell>
          <table:table-cell table:style-name="ce1" office:value-type="float" office:value="0.66887903213501" calcext:value-type="float">
            <text:p>0.6688790321350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71690940856934" calcext:value-type="float">
            <text:p>0.171690940856934</text:p>
          </table:table-cell>
          <table:table-cell table:style-name="ce1" office:value-type="float" office:value="0.16206431388855" calcext:value-type="float">
            <text:p>0.16206431388855</text:p>
          </table:table-cell>
          <table:table-cell table:style-name="ce1" office:value-type="float" office:value="0.172502517700195" calcext:value-type="float">
            <text:p>0.172502517700195</text:p>
          </table:table-cell>
          <table:table-cell table:style-name="ce1" office:value-type="float" office:value="0.155714988708496" calcext:value-type="float">
            <text:p>0.155714988708496</text:p>
          </table:table-cell>
          <table:table-cell table:style-name="ce1" office:value-type="float" office:value="0.165493190288544" calcext:value-type="float">
            <text:p>0.165493190288544</text:p>
          </table:table-cell>
          <table:table-cell table:style-name="ce1" office:value-type="float" office:value="0.155714988708496" calcext:value-type="float">
            <text:p>0.155714988708496</text:p>
          </table:table-cell>
          <table:table-cell table:style-name="ce1" office:value-type="float" office:value="0.172502517700195" calcext:value-type="float">
            <text:p>0.172502517700195</text:p>
          </table:table-cell>
          <table:table-cell table:style-name="ce1" office:value-type="float" office:value="0.661972761154175" calcext:value-type="float">
            <text:p>0.661972761154175</text:p>
          </table:table-cell>
          <table:table-cell table:number-columns-repeated="100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7396354675293" calcext:value-type="float">
            <text:p>1.7396354675293</text:p>
          </table:table-cell>
          <table:table-cell table:style-name="ce1" office:value-type="float" office:value="1.64325404167175" calcext:value-type="float">
            <text:p>1.64325404167175</text:p>
          </table:table-cell>
          <table:table-cell table:style-name="ce1" office:value-type="float" office:value="1.64265394210815" calcext:value-type="float">
            <text:p>1.64265394210815</text:p>
          </table:table-cell>
          <table:table-cell table:style-name="ce1" office:value-type="float" office:value="1.65995788574219" calcext:value-type="float">
            <text:p>1.65995788574219</text:p>
          </table:table-cell>
          <table:table-cell table:style-name="ce1" office:value-type="float" office:value="1.63862419128418" calcext:value-type="float">
            <text:p>1.63862419128418</text:p>
          </table:table-cell>
          <table:table-cell table:style-name="ce1" office:value-type="float" office:value="1.66482510566711" calcext:value-type="float">
            <text:p>1.66482510566711</text:p>
          </table:table-cell>
          <table:table-cell table:style-name="ce1" office:value-type="float" office:value="1.63862419128418" calcext:value-type="float">
            <text:p>1.63862419128418</text:p>
          </table:table-cell>
          <table:table-cell table:style-name="ce1" office:value-type="float" office:value="1.7396354675293" calcext:value-type="float">
            <text:p>1.7396354675293</text:p>
          </table:table-cell>
          <table:table-cell table:style-name="ce1" office:value-type="float" office:value="8.32412552833557" calcext:value-type="float">
            <text:p>8.3241255283355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77109837532043" calcext:value-type="float">
            <text:p>1.77109837532043</text:p>
          </table:table-cell>
          <table:table-cell table:style-name="ce1" office:value-type="float" office:value="1.76405310630798" calcext:value-type="float">
            <text:p>1.76405310630798</text:p>
          </table:table-cell>
          <table:table-cell table:style-name="ce1" office:value-type="float" office:value="1.81394124031067" calcext:value-type="float">
            <text:p>1.81394124031067</text:p>
          </table:table-cell>
          <table:table-cell table:style-name="ce1" office:value-type="float" office:value="1.7530951499939" calcext:value-type="float">
            <text:p>1.7530951499939</text:p>
          </table:table-cell>
          <table:table-cell table:style-name="ce1" office:value-type="float" office:value="1.81739139556885" calcext:value-type="float">
            <text:p>1.81739139556885</text:p>
          </table:table-cell>
          <table:table-cell table:style-name="ce1" office:value-type="float" office:value="1.78391585350037" calcext:value-type="float">
            <text:p>1.78391585350037</text:p>
          </table:table-cell>
          <table:table-cell table:style-name="ce1" office:value-type="float" office:value="1.7530951499939" calcext:value-type="float">
            <text:p>1.7530951499939</text:p>
          </table:table-cell>
          <table:table-cell table:style-name="ce1" office:value-type="float" office:value="1.81739139556885" calcext:value-type="float">
            <text:p>1.81739139556885</text:p>
          </table:table-cell>
          <table:table-cell table:style-name="ce1" office:value-type="float" office:value="8.91957926750183" calcext:value-type="float">
            <text:p>8.9195792675018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85577869415283" calcext:value-type="float">
            <text:p>1.85577869415283</text:p>
          </table:table-cell>
          <table:table-cell table:style-name="ce1" office:value-type="float" office:value="1.86083149909973" calcext:value-type="float">
            <text:p>1.86083149909973</text:p>
          </table:table-cell>
          <table:table-cell table:style-name="ce1" office:value-type="float" office:value="1.84899687767029" calcext:value-type="float">
            <text:p>1.84899687767029</text:p>
          </table:table-cell>
          <table:table-cell table:style-name="ce1" office:value-type="float" office:value="1.84183025360107" calcext:value-type="float">
            <text:p>1.84183025360107</text:p>
          </table:table-cell>
          <table:table-cell table:style-name="ce1" office:value-type="float" office:value="1.88956332206726" calcext:value-type="float">
            <text:p>1.88956332206726</text:p>
          </table:table-cell>
          <table:table-cell table:style-name="ce1" office:value-type="float" office:value="1.85940012931824" calcext:value-type="float">
            <text:p>1.85940012931824</text:p>
          </table:table-cell>
          <table:table-cell table:style-name="ce1" office:value-type="float" office:value="1.84183025360107" calcext:value-type="float">
            <text:p>1.84183025360107</text:p>
          </table:table-cell>
          <table:table-cell table:style-name="ce1" office:value-type="float" office:value="1.88956332206726" calcext:value-type="float">
            <text:p>1.88956332206726</text:p>
          </table:table-cell>
          <table:table-cell table:style-name="ce1" office:value-type="float" office:value="9.29700064659119" calcext:value-type="float">
            <text:p>9.29700064659119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0113034248352" calcext:value-type="float">
            <text:p>2.0113034248352</text:p>
          </table:table-cell>
          <table:table-cell table:style-name="ce1" office:value-type="float" office:value="1.9011721611023" calcext:value-type="float">
            <text:p>1.9011721611023</text:p>
          </table:table-cell>
          <table:table-cell table:style-name="ce1" office:value-type="float" office:value="2.01326489448547" calcext:value-type="float">
            <text:p>2.01326489448547</text:p>
          </table:table-cell>
          <table:table-cell table:style-name="ce1" office:value-type="float" office:value="1.87961602210999" calcext:value-type="float">
            <text:p>1.87961602210999</text:p>
          </table:table-cell>
          <table:table-cell table:style-name="ce1" office:value-type="float" office:value="1.91790962219238" calcext:value-type="float">
            <text:p>1.91790962219238</text:p>
          </table:table-cell>
          <table:table-cell table:style-name="ce1" office:value-type="float" office:value="1.94465322494507" calcext:value-type="float">
            <text:p>1.94465322494507</text:p>
          </table:table-cell>
          <table:table-cell table:style-name="ce1" office:value-type="float" office:value="1.87961602210999" calcext:value-type="float">
            <text:p>1.87961602210999</text:p>
          </table:table-cell>
          <table:table-cell table:style-name="ce1" office:value-type="float" office:value="2.01326489448547" calcext:value-type="float">
            <text:p>2.01326489448547</text:p>
          </table:table-cell>
          <table:table-cell table:style-name="ce1" office:value-type="float" office:value="9.72326612472534" calcext:value-type="float">
            <text:p>9.7232661247253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1889967918396" calcext:value-type="float">
            <text:p>2.1889967918396</text:p>
          </table:table-cell>
          <table:table-cell table:style-name="ce1" office:value-type="float" office:value="1.98373937606812" calcext:value-type="float">
            <text:p>1.98373937606812</text:p>
          </table:table-cell>
          <table:table-cell table:style-name="ce1" office:value-type="float" office:value="2.02920079231262" calcext:value-type="float">
            <text:p>2.02920079231262</text:p>
          </table:table-cell>
          <table:table-cell table:style-name="ce1" office:value-type="float" office:value="2.02013230323791" calcext:value-type="float">
            <text:p>2.02013230323791</text:p>
          </table:table-cell>
          <table:table-cell table:style-name="ce1" office:value-type="float" office:value="2.04629254341125" calcext:value-type="float">
            <text:p>2.04629254341125</text:p>
          </table:table-cell>
          <table:table-cell table:style-name="ce1" office:value-type="float" office:value="2.0536723613739" calcext:value-type="float">
            <text:p>2.0536723613739</text:p>
          </table:table-cell>
          <table:table-cell table:style-name="ce1" office:value-type="float" office:value="1.98373937606812" calcext:value-type="float">
            <text:p>1.98373937606812</text:p>
          </table:table-cell>
          <table:table-cell table:style-name="ce1" office:value-type="float" office:value="2.1889967918396" calcext:value-type="float">
            <text:p>2.1889967918396</text:p>
          </table:table-cell>
          <table:table-cell table:style-name="ce1" office:value-type="float" office:value="10.2683618068695" calcext:value-type="float">
            <text:p>10.268361806869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1438364982605" calcext:value-type="float">
            <text:p>2.1438364982605</text:p>
          </table:table-cell>
          <table:table-cell table:style-name="ce1" office:value-type="float" office:value="2.1611921787262" calcext:value-type="float">
            <text:p>2.1611921787262</text:p>
          </table:table-cell>
          <table:table-cell table:style-name="ce1" office:value-type="float" office:value="2.36223363876343" calcext:value-type="float">
            <text:p>2.36223363876343</text:p>
          </table:table-cell>
          <table:table-cell table:style-name="ce1" office:value-type="float" office:value="2.12841320037842" calcext:value-type="float">
            <text:p>2.12841320037842</text:p>
          </table:table-cell>
          <table:table-cell table:style-name="ce1" office:value-type="float" office:value="2.22692275047302" calcext:value-type="float">
            <text:p>2.22692275047302</text:p>
          </table:table-cell>
          <table:table-cell table:style-name="ce1" office:value-type="float" office:value="2.20451965332031" calcext:value-type="float">
            <text:p>2.20451965332031</text:p>
          </table:table-cell>
          <table:table-cell table:style-name="ce1" office:value-type="float" office:value="2.12841320037842" calcext:value-type="float">
            <text:p>2.12841320037842</text:p>
          </table:table-cell>
          <table:table-cell table:style-name="ce1" office:value-type="float" office:value="2.36223363876343" calcext:value-type="float">
            <text:p>2.36223363876343</text:p>
          </table:table-cell>
          <table:table-cell table:style-name="ce1" office:value-type="float" office:value="11.0225982666016" calcext:value-type="float">
            <text:p>11.022598266601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79958462715149" calcext:value-type="float">
            <text:p>2.79958462715149</text:p>
          </table:table-cell>
          <table:table-cell table:style-name="ce1" office:value-type="float" office:value="2.99781537055969" calcext:value-type="float">
            <text:p>2.99781537055969</text:p>
          </table:table-cell>
          <table:table-cell table:style-name="ce1" office:value-type="float" office:value="2.93424868583679" calcext:value-type="float">
            <text:p>2.93424868583679</text:p>
          </table:table-cell>
          <table:table-cell table:style-name="ce1" office:value-type="float" office:value="2.59381771087646" calcext:value-type="float">
            <text:p>2.59381771087646</text:p>
          </table:table-cell>
          <table:table-cell table:style-name="ce1" office:value-type="float" office:value="2.69806671142578" calcext:value-type="float">
            <text:p>2.69806671142578</text:p>
          </table:table-cell>
          <table:table-cell table:style-name="ce1" office:value-type="float" office:value="2.80470662117004" calcext:value-type="float">
            <text:p>2.80470662117004</text:p>
          </table:table-cell>
          <table:table-cell table:style-name="ce1" office:value-type="float" office:value="2.59381771087646" calcext:value-type="float">
            <text:p>2.59381771087646</text:p>
          </table:table-cell>
          <table:table-cell table:style-name="ce1" office:value-type="float" office:value="2.99781537055969" calcext:value-type="float">
            <text:p>2.99781537055969</text:p>
          </table:table-cell>
          <table:table-cell table:style-name="ce1" office:value-type="float" office:value="14.0235331058502" calcext:value-type="float">
            <text:p>14.023533105850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.73432755470276" calcext:value-type="float">
            <text:p>3.73432755470276</text:p>
          </table:table-cell>
          <table:table-cell table:style-name="ce1" office:value-type="float" office:value="4.14833068847656" calcext:value-type="float">
            <text:p>4.14833068847656</text:p>
          </table:table-cell>
          <table:table-cell table:style-name="ce1" office:value-type="float" office:value="2.22542810440063" calcext:value-type="float">
            <text:p>2.22542810440063</text:p>
          </table:table-cell>
          <table:table-cell table:style-name="ce1" office:value-type="float" office:value="2.79159307479858" calcext:value-type="float">
            <text:p>2.79159307479858</text:p>
          </table:table-cell>
          <table:table-cell table:style-name="ce1" office:value-type="float" office:value="3.55843281745911" calcext:value-type="float">
            <text:p>3.55843281745911</text:p>
          </table:table-cell>
          <table:table-cell table:style-name="ce1" office:value-type="float" office:value="3.29162244796753" calcext:value-type="float">
            <text:p>3.29162244796753</text:p>
          </table:table-cell>
          <table:table-cell table:style-name="ce1" office:value-type="float" office:value="2.22542810440063" calcext:value-type="float">
            <text:p>2.22542810440063</text:p>
          </table:table-cell>
          <table:table-cell table:style-name="ce1" office:value-type="float" office:value="4.14833068847656" calcext:value-type="float">
            <text:p>4.14833068847656</text:p>
          </table:table-cell>
          <table:table-cell table:style-name="ce1" office:value-type="float" office:value="16.4581122398376" calcext:value-type="float">
            <text:p>16.458112239837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.20949983596802" calcext:value-type="float">
            <text:p>4.20949983596802</text:p>
          </table:table-cell>
          <table:table-cell table:style-name="ce1" office:value-type="float" office:value="3.86873912811279" calcext:value-type="float">
            <text:p>3.86873912811279</text:p>
          </table:table-cell>
          <table:table-cell table:style-name="ce1" office:value-type="float" office:value="3.9365668296814" calcext:value-type="float">
            <text:p>3.9365668296814</text:p>
          </table:table-cell>
          <table:table-cell table:style-name="ce1" office:value-type="float" office:value="3.75482583045959" calcext:value-type="float">
            <text:p>3.75482583045959</text:p>
          </table:table-cell>
          <table:table-cell table:style-name="ce1" office:value-type="float" office:value="4.17964458465576" calcext:value-type="float">
            <text:p>4.17964458465576</text:p>
          </table:table-cell>
          <table:table-cell table:style-name="ce1" office:value-type="float" office:value="3.98985524177551" calcext:value-type="float">
            <text:p>3.98985524177551</text:p>
          </table:table-cell>
          <table:table-cell table:style-name="ce1" office:value-type="float" office:value="3.75482583045959" calcext:value-type="float">
            <text:p>3.75482583045959</text:p>
          </table:table-cell>
          <table:table-cell table:style-name="ce1" office:value-type="float" office:value="4.20949983596802" calcext:value-type="float">
            <text:p>4.20949983596802</text:p>
          </table:table-cell>
          <table:table-cell table:style-name="ce1" office:value-type="float" office:value="19.9492762088776" calcext:value-type="float">
            <text:p>19.949276208877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51696419715881" calcext:value-type="float">
            <text:p>2.51696419715881</text:p>
          </table:table-cell>
          <table:table-cell table:style-name="ce1" office:value-type="float" office:value="4.49779415130615" calcext:value-type="float">
            <text:p>4.49779415130615</text:p>
          </table:table-cell>
          <table:table-cell table:style-name="ce1" office:value-type="float" office:value="3.06991624832153" calcext:value-type="float">
            <text:p>3.06991624832153</text:p>
          </table:table-cell>
          <table:table-cell table:style-name="ce1" office:value-type="float" office:value="3.34458756446838" calcext:value-type="float">
            <text:p>3.34458756446838</text:p>
          </table:table-cell>
          <table:table-cell table:style-name="ce1" office:value-type="float" office:value="4.57334923744202" calcext:value-type="float">
            <text:p>4.57334923744202</text:p>
          </table:table-cell>
          <table:table-cell table:style-name="ce1" office:value-type="float" office:value="3.60052227973938" calcext:value-type="float">
            <text:p>3.60052227973938</text:p>
          </table:table-cell>
          <table:table-cell table:style-name="ce1" office:value-type="float" office:value="2.51696419715881" calcext:value-type="float">
            <text:p>2.51696419715881</text:p>
          </table:table-cell>
          <table:table-cell table:style-name="ce1" office:value-type="float" office:value="4.57334923744202" calcext:value-type="float">
            <text:p>4.57334923744202</text:p>
          </table:table-cell>
          <table:table-cell table:style-name="ce1" office:value-type="float" office:value="18.0026113986969" calcext:value-type="float">
            <text:p>18.0026113986969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61840438842773" calcext:value-type="float">
            <text:p>2.61840438842773</text:p>
          </table:table-cell>
          <table:table-cell table:style-name="ce1" office:value-type="float" office:value="4.02499008178711" calcext:value-type="float">
            <text:p>4.02499008178711</text:p>
          </table:table-cell>
          <table:table-cell table:style-name="ce1" office:value-type="float" office:value="5.37245202064514" calcext:value-type="float">
            <text:p>5.37245202064514</text:p>
          </table:table-cell>
          <table:table-cell table:style-name="ce1" office:value-type="float" office:value="5.53707385063171" calcext:value-type="float">
            <text:p>5.53707385063171</text:p>
          </table:table-cell>
          <table:table-cell table:style-name="ce1" office:value-type="float" office:value="5.21481013298035" calcext:value-type="float">
            <text:p>5.21481013298035</text:p>
          </table:table-cell>
          <table:table-cell table:style-name="ce1" office:value-type="float" office:value="4.55354609489441" calcext:value-type="float">
            <text:p>4.55354609489441</text:p>
          </table:table-cell>
          <table:table-cell table:style-name="ce1" office:value-type="float" office:value="2.61840438842773" calcext:value-type="float">
            <text:p>2.61840438842773</text:p>
          </table:table-cell>
          <table:table-cell table:style-name="ce1" office:value-type="float" office:value="5.53707385063171" calcext:value-type="float">
            <text:p>5.53707385063171</text:p>
          </table:table-cell>
          <table:table-cell table:style-name="ce1" office:value-type="float" office:value="22.767730474472" calcext:value-type="float">
            <text:p>22.76773047447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08702802658081" calcext:value-type="float">
            <text:p>6.08702802658081</text:p>
          </table:table-cell>
          <table:table-cell table:style-name="ce1" office:value-type="float" office:value="2.33475708961487" calcext:value-type="float">
            <text:p>2.33475708961487</text:p>
          </table:table-cell>
          <table:table-cell table:style-name="ce1" office:value-type="float" office:value="6.41383695602417" calcext:value-type="float">
            <text:p>6.41383695602417</text:p>
          </table:table-cell>
          <table:table-cell table:style-name="ce1" office:value-type="float" office:value="4.73448777198792" calcext:value-type="float">
            <text:p>4.73448777198792</text:p>
          </table:table-cell>
          <table:table-cell table:style-name="ce1" office:value-type="float" office:value="2.6062159538269" calcext:value-type="float">
            <text:p>2.6062159538269</text:p>
          </table:table-cell>
          <table:table-cell table:style-name="ce1" office:value-type="float" office:value="4.43526515960693" calcext:value-type="float">
            <text:p>4.43526515960693</text:p>
          </table:table-cell>
          <table:table-cell table:style-name="ce1" office:value-type="float" office:value="2.33475708961487" calcext:value-type="float">
            <text:p>2.33475708961487</text:p>
          </table:table-cell>
          <table:table-cell table:style-name="ce1" office:value-type="float" office:value="6.41383695602417" calcext:value-type="float">
            <text:p>6.41383695602417</text:p>
          </table:table-cell>
          <table:table-cell table:style-name="ce1" office:value-type="float" office:value="22.1763257980347" calcext:value-type="float">
            <text:p>22.176325798034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80354833602905" calcext:value-type="float">
            <text:p>6.80354833602905</text:p>
          </table:table-cell>
          <table:table-cell table:style-name="ce1" office:value-type="float" office:value="2.58534383773804" calcext:value-type="float">
            <text:p>2.58534383773804</text:p>
          </table:table-cell>
          <table:table-cell table:style-name="ce1" office:value-type="float" office:value="6.66244029998779" calcext:value-type="float">
            <text:p>6.66244029998779</text:p>
          </table:table-cell>
          <table:table-cell table:style-name="ce1" office:value-type="float" office:value="5.0118522644043" calcext:value-type="float">
            <text:p>5.0118522644043</text:p>
          </table:table-cell>
          <table:table-cell table:style-name="ce1" office:value-type="float" office:value="6.33136463165283" calcext:value-type="float">
            <text:p>6.33136463165283</text:p>
          </table:table-cell>
          <table:table-cell table:style-name="ce1" office:value-type="float" office:value="5.4789098739624" calcext:value-type="float">
            <text:p>5.4789098739624</text:p>
          </table:table-cell>
          <table:table-cell table:style-name="ce1" office:value-type="float" office:value="2.58534383773804" calcext:value-type="float">
            <text:p>2.58534383773804</text:p>
          </table:table-cell>
          <table:table-cell table:style-name="ce1" office:value-type="float" office:value="6.80354833602905" calcext:value-type="float">
            <text:p>6.80354833602905</text:p>
          </table:table-cell>
          <table:table-cell table:style-name="ce1" office:value-type="float" office:value="27.394549369812" calcext:value-type="float">
            <text:p>27.39454936981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7168025970459" calcext:value-type="float">
            <text:p>8.7168025970459</text:p>
          </table:table-cell>
          <table:table-cell table:style-name="ce1" office:value-type="float" office:value="5.58435678482056" calcext:value-type="float">
            <text:p>5.58435678482056</text:p>
          </table:table-cell>
          <table:table-cell table:style-name="ce1" office:value-type="float" office:value="6.95679926872253" calcext:value-type="float">
            <text:p>6.95679926872253</text:p>
          </table:table-cell>
          <table:table-cell table:style-name="ce1" office:value-type="float" office:value="7.41068124771118" calcext:value-type="float">
            <text:p>7.41068124771118</text:p>
          </table:table-cell>
          <table:table-cell table:style-name="ce1" office:value-type="float" office:value="6.9662971496582" calcext:value-type="float">
            <text:p>6.9662971496582</text:p>
          </table:table-cell>
          <table:table-cell table:style-name="ce1" office:value-type="float" office:value="7.12698740959168" calcext:value-type="float">
            <text:p>7.12698740959168</text:p>
          </table:table-cell>
          <table:table-cell table:style-name="ce1" office:value-type="float" office:value="5.58435678482056" calcext:value-type="float">
            <text:p>5.58435678482056</text:p>
          </table:table-cell>
          <table:table-cell table:style-name="ce1" office:value-type="float" office:value="8.7168025970459" calcext:value-type="float">
            <text:p>8.7168025970459</text:p>
          </table:table-cell>
          <table:table-cell table:style-name="ce1" office:value-type="float" office:value="35.6349370479584" calcext:value-type="float">
            <text:p>35.634937047958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.68250131607056" calcext:value-type="float">
            <text:p>3.68250131607056</text:p>
          </table:table-cell>
          <table:table-cell table:style-name="ce1" office:value-type="float" office:value="7.95414161682129" calcext:value-type="float">
            <text:p>7.95414161682129</text:p>
          </table:table-cell>
          <table:table-cell table:style-name="ce1" office:value-type="float" office:value="7.80843305587769" calcext:value-type="float">
            <text:p>7.80843305587769</text:p>
          </table:table-cell>
          <table:table-cell table:style-name="ce1" office:value-type="float" office:value="8.21800470352173" calcext:value-type="float">
            <text:p>8.21800470352173</text:p>
          </table:table-cell>
          <table:table-cell table:style-name="ce1" office:value-type="float" office:value="5.35378456115723" calcext:value-type="float">
            <text:p>5.35378456115723</text:p>
          </table:table-cell>
          <table:table-cell table:style-name="ce1" office:value-type="float" office:value="6.6033730506897" calcext:value-type="float">
            <text:p>6.6033730506897</text:p>
          </table:table-cell>
          <table:table-cell table:style-name="ce1" office:value-type="float" office:value="3.68250131607056" calcext:value-type="float">
            <text:p>3.68250131607056</text:p>
          </table:table-cell>
          <table:table-cell table:style-name="ce1" office:value-type="float" office:value="8.21800470352173" calcext:value-type="float">
            <text:p>8.21800470352173</text:p>
          </table:table-cell>
          <table:table-cell table:style-name="ce1" office:value-type="float" office:value="33.0168652534485" calcext:value-type="float">
            <text:p>33.016865253448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.89060068130493" calcext:value-type="float">
            <text:p>7.89060068130493</text:p>
          </table:table-cell>
          <table:table-cell table:style-name="ce1" office:value-type="float" office:value="7.67355155944824" calcext:value-type="float">
            <text:p>7.67355155944824</text:p>
          </table:table-cell>
          <table:table-cell table:style-name="ce1" office:value-type="float" office:value="8.440101146698" calcext:value-type="float">
            <text:p>8.440101146698</text:p>
          </table:table-cell>
          <table:table-cell table:style-name="ce1" office:value-type="float" office:value="6.3590202331543" calcext:value-type="float">
            <text:p>6.3590202331543</text:p>
          </table:table-cell>
          <table:table-cell table:style-name="ce1" office:value-type="float" office:value="2.67718100547791" calcext:value-type="float">
            <text:p>2.67718100547791</text:p>
          </table:table-cell>
          <table:table-cell table:style-name="ce1" office:value-type="float" office:value="6.60809092521667" calcext:value-type="float">
            <text:p>6.60809092521667</text:p>
          </table:table-cell>
          <table:table-cell table:style-name="ce1" office:value-type="float" office:value="2.67718100547791" calcext:value-type="float">
            <text:p>2.67718100547791</text:p>
          </table:table-cell>
          <table:table-cell table:style-name="ce1" office:value-type="float" office:value="8.440101146698" calcext:value-type="float">
            <text:p>8.440101146698</text:p>
          </table:table-cell>
          <table:table-cell table:style-name="ce1" office:value-type="float" office:value="33.0404546260834" calcext:value-type="float">
            <text:p>33.040454626083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89788889884949" calcext:value-type="float">
            <text:p>8.89788889884949</text:p>
          </table:table-cell>
          <table:table-cell table:style-name="ce1" office:value-type="float" office:value="2.45941185951233" calcext:value-type="float">
            <text:p>2.45941185951233</text:p>
          </table:table-cell>
          <table:table-cell table:style-name="ce1" office:value-type="float" office:value="8.96406936645508" calcext:value-type="float">
            <text:p>8.96406936645508</text:p>
          </table:table-cell>
          <table:table-cell table:style-name="ce1" office:value-type="float" office:value="8.98580980300903" calcext:value-type="float">
            <text:p>8.98580980300903</text:p>
          </table:table-cell>
          <table:table-cell table:style-name="ce1" office:value-type="float" office:value="7.95473742485046" calcext:value-type="float">
            <text:p>7.95473742485046</text:p>
          </table:table-cell>
          <table:table-cell table:style-name="ce1" office:value-type="float" office:value="7.45238347053528" calcext:value-type="float">
            <text:p>7.45238347053528</text:p>
          </table:table-cell>
          <table:table-cell table:style-name="ce1" office:value-type="float" office:value="2.45941185951233" calcext:value-type="float">
            <text:p>2.45941185951233</text:p>
          </table:table-cell>
          <table:table-cell table:style-name="ce1" office:value-type="float" office:value="8.98580980300903" calcext:value-type="float">
            <text:p>8.98580980300903</text:p>
          </table:table-cell>
          <table:table-cell table:style-name="ce1" office:value-type="float" office:value="37.2619173526764" calcext:value-type="float">
            <text:p>37.261917352676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65217423439026" calcext:value-type="float">
            <text:p>6.65217423439026</text:p>
          </table:table-cell>
          <table:table-cell table:style-name="ce1" office:value-type="float" office:value="4.71935367584229" calcext:value-type="float">
            <text:p>4.71935367584229</text:p>
          </table:table-cell>
          <table:table-cell table:style-name="ce1" office:value-type="float" office:value="4.00580263137817" calcext:value-type="float">
            <text:p>4.00580263137817</text:p>
          </table:table-cell>
          <table:table-cell table:style-name="ce1" office:value-type="float" office:value="8.75170063972473" calcext:value-type="float">
            <text:p>8.75170063972473</text:p>
          </table:table-cell>
          <table:table-cell table:style-name="ce1" office:value-type="float" office:value="8.87617826461792" calcext:value-type="float">
            <text:p>8.87617826461792</text:p>
          </table:table-cell>
          <table:table-cell table:style-name="ce1" office:value-type="float" office:value="6.60104188919067" calcext:value-type="float">
            <text:p>6.60104188919067</text:p>
          </table:table-cell>
          <table:table-cell table:style-name="ce1" office:value-type="float" office:value="4.00580263137817" calcext:value-type="float">
            <text:p>4.00580263137817</text:p>
          </table:table-cell>
          <table:table-cell table:style-name="ce1" office:value-type="float" office:value="8.87617826461792" calcext:value-type="float">
            <text:p>8.87617826461792</text:p>
          </table:table-cell>
          <table:table-cell table:style-name="ce1" office:value-type="float" office:value="33.0052094459534" calcext:value-type="float">
            <text:p>33.005209445953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26503896713257" calcext:value-type="float">
            <text:p>9.26503896713257</text:p>
          </table:table-cell>
          <table:table-cell table:style-name="ce1" office:value-type="float" office:value="2.99775075912476" calcext:value-type="float">
            <text:p>2.99775075912476</text:p>
          </table:table-cell>
          <table:table-cell table:style-name="ce1" office:value-type="float" office:value="8.58432722091675" calcext:value-type="float">
            <text:p>8.58432722091675</text:p>
          </table:table-cell>
          <table:table-cell table:style-name="ce1" office:value-type="float" office:value="2.54150795936584" calcext:value-type="float">
            <text:p>2.54150795936584</text:p>
          </table:table-cell>
          <table:table-cell table:style-name="ce1" office:value-type="float" office:value="5.62596225738525" calcext:value-type="float">
            <text:p>5.62596225738525</text:p>
          </table:table-cell>
          <table:table-cell table:style-name="ce1" office:value-type="float" office:value="5.80291743278503" calcext:value-type="float">
            <text:p>5.80291743278503</text:p>
          </table:table-cell>
          <table:table-cell table:style-name="ce1" office:value-type="float" office:value="2.54150795936584" calcext:value-type="float">
            <text:p>2.54150795936584</text:p>
          </table:table-cell>
          <table:table-cell table:style-name="ce1" office:value-type="float" office:value="9.26503896713257" calcext:value-type="float">
            <text:p>9.26503896713257</text:p>
          </table:table-cell>
          <table:table-cell table:style-name="ce1" office:value-type="float" office:value="29.0145871639252" calcext:value-type="float">
            <text:p>29.014587163925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91379618644714" calcext:value-type="float">
            <text:p>6.91379618644714</text:p>
          </table:table-cell>
          <table:table-cell table:style-name="ce1" office:value-type="float" office:value="5.7593846321106" calcext:value-type="float">
            <text:p>5.7593846321106</text:p>
          </table:table-cell>
          <table:table-cell table:style-name="ce1" office:value-type="float" office:value="9.73031377792358" calcext:value-type="float">
            <text:p>9.73031377792358</text:p>
          </table:table-cell>
          <table:table-cell table:style-name="ce1" office:value-type="float" office:value="10.3649582862854" calcext:value-type="float">
            <text:p>10.3649582862854</text:p>
          </table:table-cell>
          <table:table-cell table:style-name="ce1" office:value-type="float" office:value="8.79880094528198" calcext:value-type="float">
            <text:p>8.79880094528198</text:p>
          </table:table-cell>
          <table:table-cell table:style-name="ce1" office:value-type="float" office:value="8.31345076560974" calcext:value-type="float">
            <text:p>8.31345076560974</text:p>
          </table:table-cell>
          <table:table-cell table:style-name="ce1" office:value-type="float" office:value="5.7593846321106" calcext:value-type="float">
            <text:p>5.7593846321106</text:p>
          </table:table-cell>
          <table:table-cell table:style-name="ce1" office:value-type="float" office:value="10.3649582862854" calcext:value-type="float">
            <text:p>10.3649582862854</text:p>
          </table:table-cell>
          <table:table-cell table:style-name="ce1" office:value-type="float" office:value="41.5672538280487" calcext:value-type="float">
            <text:p>41.567253828048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11925363540649" calcext:value-type="float">
            <text:p>8.11925363540649</text:p>
          </table:table-cell>
          <table:table-cell table:style-name="ce1" office:value-type="float" office:value="9.30181503295898" calcext:value-type="float">
            <text:p>9.30181503295898</text:p>
          </table:table-cell>
          <table:table-cell table:style-name="ce1" office:value-type="float" office:value="10.9435369968414" calcext:value-type="float">
            <text:p>10.9435369968414</text:p>
          </table:table-cell>
          <table:table-cell table:style-name="ce1" office:value-type="float" office:value="8.54409646987915" calcext:value-type="float">
            <text:p>8.54409646987915</text:p>
          </table:table-cell>
          <table:table-cell table:style-name="ce1" office:value-type="float" office:value="9.62060952186585" calcext:value-type="float">
            <text:p>9.62060952186585</text:p>
          </table:table-cell>
          <table:table-cell table:style-name="ce1" office:value-type="float" office:value="9.30586233139038" calcext:value-type="float">
            <text:p>9.30586233139038</text:p>
          </table:table-cell>
          <table:table-cell table:style-name="ce1" office:value-type="float" office:value="8.11925363540649" calcext:value-type="float">
            <text:p>8.11925363540649</text:p>
          </table:table-cell>
          <table:table-cell table:style-name="ce1" office:value-type="float" office:value="10.9435369968414" calcext:value-type="float">
            <text:p>10.9435369968414</text:p>
          </table:table-cell>
          <table:table-cell table:style-name="ce1" office:value-type="float" office:value="46.5293116569519" calcext:value-type="float">
            <text:p>46.5293116569519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0338475704193" calcext:value-type="float">
            <text:p>10.0338475704193</text:p>
          </table:table-cell>
          <table:table-cell table:style-name="ce1" office:value-type="float" office:value="10.5033481121063" calcext:value-type="float">
            <text:p>10.5033481121063</text:p>
          </table:table-cell>
          <table:table-cell table:style-name="ce1" office:value-type="float" office:value="9.44045448303223" calcext:value-type="float">
            <text:p>9.44045448303223</text:p>
          </table:table-cell>
          <table:table-cell table:style-name="ce1" office:value-type="float" office:value="9.28778839111328" calcext:value-type="float">
            <text:p>9.28778839111328</text:p>
          </table:table-cell>
          <table:table-cell table:style-name="ce1" office:value-type="float" office:value="8.32782506942749" calcext:value-type="float">
            <text:p>8.32782506942749</text:p>
          </table:table-cell>
          <table:table-cell table:style-name="ce1" office:value-type="float" office:value="9.51865272521973" calcext:value-type="float">
            <text:p>9.51865272521973</text:p>
          </table:table-cell>
          <table:table-cell table:style-name="ce1" office:value-type="float" office:value="8.32782506942749" calcext:value-type="float">
            <text:p>8.32782506942749</text:p>
          </table:table-cell>
          <table:table-cell table:style-name="ce1" office:value-type="float" office:value="10.5033481121063" calcext:value-type="float">
            <text:p>10.5033481121063</text:p>
          </table:table-cell>
          <table:table-cell table:style-name="ce1" office:value-type="float" office:value="47.5932636260986" calcext:value-type="float">
            <text:p>47.593263626098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0319459438324" calcext:value-type="float">
            <text:p>8.0319459438324</text:p>
          </table:table-cell>
          <table:table-cell table:style-name="ce1" office:value-type="float" office:value="11.0406045913696" calcext:value-type="float">
            <text:p>11.0406045913696</text:p>
          </table:table-cell>
          <table:table-cell table:style-name="ce1" office:value-type="float" office:value="10.6364314556122" calcext:value-type="float">
            <text:p>10.6364314556122</text:p>
          </table:table-cell>
          <table:table-cell table:style-name="ce1" office:value-type="float" office:value="11.3785393238068" calcext:value-type="float">
            <text:p>11.3785393238068</text:p>
          </table:table-cell>
          <table:table-cell table:style-name="ce1" office:value-type="float" office:value="6.6724705696106" calcext:value-type="float">
            <text:p>6.6724705696106</text:p>
          </table:table-cell>
          <table:table-cell table:style-name="ce1" office:value-type="float" office:value="9.55199837684631" calcext:value-type="float">
            <text:p>9.55199837684631</text:p>
          </table:table-cell>
          <table:table-cell table:style-name="ce1" office:value-type="float" office:value="6.6724705696106" calcext:value-type="float">
            <text:p>6.6724705696106</text:p>
          </table:table-cell>
          <table:table-cell table:style-name="ce1" office:value-type="float" office:value="11.3785393238068" calcext:value-type="float">
            <text:p>11.3785393238068</text:p>
          </table:table-cell>
          <table:table-cell table:style-name="ce1" office:value-type="float" office:value="47.7599918842316" calcext:value-type="float">
            <text:p>47.759991884231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95620560646057" calcext:value-type="float">
            <text:p>9.95620560646057</text:p>
          </table:table-cell>
          <table:table-cell table:style-name="ce1" office:value-type="float" office:value="11.2599422931671" calcext:value-type="float">
            <text:p>11.2599422931671</text:p>
          </table:table-cell>
          <table:table-cell table:style-name="ce1" office:value-type="float" office:value="3.69807243347168" calcext:value-type="float">
            <text:p>3.69807243347168</text:p>
          </table:table-cell>
          <table:table-cell table:style-name="ce1" office:value-type="float" office:value="9.74692177772522" calcext:value-type="float">
            <text:p>9.74692177772522</text:p>
          </table:table-cell>
          <table:table-cell table:style-name="ce1" office:value-type="float" office:value="9.70283150672913" calcext:value-type="float">
            <text:p>9.70283150672913</text:p>
          </table:table-cell>
          <table:table-cell table:style-name="ce1" office:value-type="float" office:value="8.87279472351074" calcext:value-type="float">
            <text:p>8.87279472351074</text:p>
          </table:table-cell>
          <table:table-cell table:style-name="ce1" office:value-type="float" office:value="3.69807243347168" calcext:value-type="float">
            <text:p>3.69807243347168</text:p>
          </table:table-cell>
          <table:table-cell table:style-name="ce1" office:value-type="float" office:value="11.2599422931671" calcext:value-type="float">
            <text:p>11.2599422931671</text:p>
          </table:table-cell>
          <table:table-cell table:style-name="ce1" office:value-type="float" office:value="44.3639736175537" calcext:value-type="float">
            <text:p>44.363973617553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1.0262517929077" calcext:value-type="float">
            <text:p>11.0262517929077</text:p>
          </table:table-cell>
          <table:table-cell table:style-name="ce1" office:value-type="float" office:value="9.43470311164856" calcext:value-type="float">
            <text:p>9.43470311164856</text:p>
          </table:table-cell>
          <table:table-cell table:style-name="ce1" office:value-type="float" office:value="7.33989882469177" calcext:value-type="float">
            <text:p>7.33989882469177</text:p>
          </table:table-cell>
          <table:table-cell table:style-name="ce1" office:value-type="float" office:value="11.7290160655975" calcext:value-type="float">
            <text:p>11.7290160655975</text:p>
          </table:table-cell>
          <table:table-cell table:style-name="ce1" office:value-type="float" office:value="10.9776835441589" calcext:value-type="float">
            <text:p>10.9776835441589</text:p>
          </table:table-cell>
          <table:table-cell table:style-name="ce1" office:value-type="float" office:value="10.1015106678009" calcext:value-type="float">
            <text:p>10.1015106678009</text:p>
          </table:table-cell>
          <table:table-cell table:style-name="ce1" office:value-type="float" office:value="7.33989882469177" calcext:value-type="float">
            <text:p>7.33989882469177</text:p>
          </table:table-cell>
          <table:table-cell table:style-name="ce1" office:value-type="float" office:value="11.7290160655975" calcext:value-type="float">
            <text:p>11.7290160655975</text:p>
          </table:table-cell>
          <table:table-cell table:style-name="ce1" office:value-type="float" office:value="50.5075533390045" calcext:value-type="float">
            <text:p>50.507553339004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1.4546926021576" calcext:value-type="float">
            <text:p>11.4546926021576</text:p>
          </table:table-cell>
          <table:table-cell table:style-name="ce1" office:value-type="float" office:value="8.1628680229187" calcext:value-type="float">
            <text:p>8.1628680229187</text:p>
          </table:table-cell>
          <table:table-cell table:style-name="ce1" office:value-type="float" office:value="8.22975254058838" calcext:value-type="float">
            <text:p>8.22975254058838</text:p>
          </table:table-cell>
          <table:table-cell table:style-name="ce1" office:value-type="float" office:value="11.6923003196716" calcext:value-type="float">
            <text:p>11.6923003196716</text:p>
          </table:table-cell>
          <table:table-cell table:style-name="ce1" office:value-type="float" office:value="11.857136964798" calcext:value-type="float">
            <text:p>11.857136964798</text:p>
          </table:table-cell>
          <table:table-cell table:style-name="ce1" office:value-type="float" office:value="10.2793500900269" calcext:value-type="float">
            <text:p>10.2793500900269</text:p>
          </table:table-cell>
          <table:table-cell table:style-name="ce1" office:value-type="float" office:value="8.1628680229187" calcext:value-type="float">
            <text:p>8.1628680229187</text:p>
          </table:table-cell>
          <table:table-cell table:style-name="ce1" office:value-type="float" office:value="11.857136964798" calcext:value-type="float">
            <text:p>11.857136964798</text:p>
          </table:table-cell>
          <table:table-cell table:style-name="ce1" office:value-type="float" office:value="51.3967504501343" calcext:value-type="float">
            <text:p>51.396750450134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7414746284485" calcext:value-type="float">
            <text:p>10.7414746284485</text:p>
          </table:table-cell>
          <table:table-cell table:style-name="ce1" office:value-type="float" office:value="11.7628893852234" calcext:value-type="float">
            <text:p>11.7628893852234</text:p>
          </table:table-cell>
          <table:table-cell table:style-name="ce1" office:value-type="float" office:value="7.72580051422119" calcext:value-type="float">
            <text:p>7.72580051422119</text:p>
          </table:table-cell>
          <table:table-cell table:style-name="ce1" office:value-type="float" office:value="8.72358751296997" calcext:value-type="float">
            <text:p>8.72358751296997</text:p>
          </table:table-cell>
          <table:table-cell table:style-name="ce1" office:value-type="float" office:value="11.9967997074127" calcext:value-type="float">
            <text:p>11.9967997074127</text:p>
          </table:table-cell>
          <table:table-cell table:style-name="ce1" office:value-type="float" office:value="10.1901103496552" calcext:value-type="float">
            <text:p>10.1901103496552</text:p>
          </table:table-cell>
          <table:table-cell table:style-name="ce1" office:value-type="float" office:value="7.72580051422119" calcext:value-type="float">
            <text:p>7.72580051422119</text:p>
          </table:table-cell>
          <table:table-cell table:style-name="ce1" office:value-type="float" office:value="11.9967997074127" calcext:value-type="float">
            <text:p>11.9967997074127</text:p>
          </table:table-cell>
          <table:table-cell table:style-name="ce1" office:value-type="float" office:value="50.9505517482758" calcext:value-type="float">
            <text:p>50.950551748275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.80165576934814" calcext:value-type="float">
            <text:p>7.80165576934814</text:p>
          </table:table-cell>
          <table:table-cell table:style-name="ce1" office:value-type="float" office:value="10.9876179695129" calcext:value-type="float">
            <text:p>10.9876179695129</text:p>
          </table:table-cell>
          <table:table-cell table:style-name="ce1" office:value-type="float" office:value="2.85707473754883" calcext:value-type="float">
            <text:p>2.85707473754883</text:p>
          </table:table-cell>
          <table:table-cell table:style-name="ce1" office:value-type="float" office:value="10.0351183414459" calcext:value-type="float">
            <text:p>10.0351183414459</text:p>
          </table:table-cell>
          <table:table-cell table:style-name="ce1" office:value-type="float" office:value="12.0841391086578" calcext:value-type="float">
            <text:p>12.0841391086578</text:p>
          </table:table-cell>
          <table:table-cell table:style-name="ce1" office:value-type="float" office:value="8.75312118530274" calcext:value-type="float">
            <text:p>8.75312118530274</text:p>
          </table:table-cell>
          <table:table-cell table:style-name="ce1" office:value-type="float" office:value="2.85707473754883" calcext:value-type="float">
            <text:p>2.85707473754883</text:p>
          </table:table-cell>
          <table:table-cell table:style-name="ce1" office:value-type="float" office:value="12.0841391086578" calcext:value-type="float">
            <text:p>12.0841391086578</text:p>
          </table:table-cell>
          <table:table-cell table:style-name="ce1" office:value-type="float" office:value="43.7656059265137" calcext:value-type="float">
            <text:p>43.765605926513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2.5601649284363" calcext:value-type="float">
            <text:p>12.5601649284363</text:p>
          </table:table-cell>
          <table:table-cell table:style-name="ce1" office:value-type="float" office:value="5.90872192382813" calcext:value-type="float">
            <text:p>5.90872192382813</text:p>
          </table:table-cell>
          <table:table-cell table:style-name="ce1" office:value-type="float" office:value="10.4486658573151" calcext:value-type="float">
            <text:p>10.4486658573151</text:p>
          </table:table-cell>
          <table:table-cell table:style-name="ce1" office:value-type="float" office:value="12.2009148597717" calcext:value-type="float">
            <text:p>12.2009148597717</text:p>
          </table:table-cell>
          <table:table-cell table:style-name="ce1" office:value-type="float" office:value="12.476491689682" calcext:value-type="float">
            <text:p>12.476491689682</text:p>
          </table:table-cell>
          <table:table-cell table:style-name="ce1" office:value-type="float" office:value="10.7189918518066" calcext:value-type="float">
            <text:p>10.7189918518066</text:p>
          </table:table-cell>
          <table:table-cell table:style-name="ce1" office:value-type="float" office:value="5.90872192382813" calcext:value-type="float">
            <text:p>5.90872192382813</text:p>
          </table:table-cell>
          <table:table-cell table:style-name="ce1" office:value-type="float" office:value="12.5601649284363" calcext:value-type="float">
            <text:p>12.5601649284363</text:p>
          </table:table-cell>
          <table:table-cell table:style-name="ce1" office:value-type="float" office:value="53.5949592590332" calcext:value-type="float">
            <text:p>53.594959259033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1.990490436554" calcext:value-type="float">
            <text:p>11.990490436554</text:p>
          </table:table-cell>
          <table:table-cell table:style-name="ce1" office:value-type="float" office:value="2.75989031791687" calcext:value-type="float">
            <text:p>2.75989031791687</text:p>
          </table:table-cell>
          <table:table-cell table:style-name="ce1" office:value-type="float" office:value="11.9474446773529" calcext:value-type="float">
            <text:p>11.9474446773529</text:p>
          </table:table-cell>
          <table:table-cell table:style-name="ce1" office:value-type="float" office:value="12.7157740592957" calcext:value-type="float">
            <text:p>12.7157740592957</text:p>
          </table:table-cell>
          <table:table-cell table:style-name="ce1" office:value-type="float" office:value="12.1134438514709" calcext:value-type="float">
            <text:p>12.1134438514709</text:p>
          </table:table-cell>
          <table:table-cell table:style-name="ce1" office:value-type="float" office:value="10.3054086685181" calcext:value-type="float">
            <text:p>10.3054086685181</text:p>
          </table:table-cell>
          <table:table-cell table:style-name="ce1" office:value-type="float" office:value="2.75989031791687" calcext:value-type="float">
            <text:p>2.75989031791687</text:p>
          </table:table-cell>
          <table:table-cell table:style-name="ce1" office:value-type="float" office:value="12.7157740592957" calcext:value-type="float">
            <text:p>12.7157740592957</text:p>
          </table:table-cell>
          <table:table-cell table:style-name="ce1" office:value-type="float" office:value="51.5270433425903" calcext:value-type="float">
            <text:p>51.527043342590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2.0963628292084" calcext:value-type="float">
            <text:p>12.0963628292084</text:p>
          </table:table-cell>
          <table:table-cell table:style-name="ce1" office:value-type="float" office:value="8.09604787826538" calcext:value-type="float">
            <text:p>8.09604787826538</text:p>
          </table:table-cell>
          <table:table-cell table:style-name="ce1" office:value-type="float" office:value="12.3709230422974" calcext:value-type="float">
            <text:p>12.3709230422974</text:p>
          </table:table-cell>
          <table:table-cell table:style-name="ce1" office:value-type="float" office:value="12.9053683280945" calcext:value-type="float">
            <text:p>12.9053683280945</text:p>
          </table:table-cell>
          <table:table-cell table:style-name="ce1" office:value-type="float" office:value="10.687867641449" calcext:value-type="float">
            <text:p>10.687867641449</text:p>
          </table:table-cell>
          <table:table-cell table:style-name="ce1" office:value-type="float" office:value="11.2313139438629" calcext:value-type="float">
            <text:p>11.2313139438629</text:p>
          </table:table-cell>
          <table:table-cell table:style-name="ce1" office:value-type="float" office:value="8.09604787826538" calcext:value-type="float">
            <text:p>8.09604787826538</text:p>
          </table:table-cell>
          <table:table-cell table:style-name="ce1" office:value-type="float" office:value="12.9053683280945" calcext:value-type="float">
            <text:p>12.9053683280945</text:p>
          </table:table-cell>
          <table:table-cell table:style-name="ce1" office:value-type="float" office:value="56.1565697193146" calcext:value-type="float">
            <text:p>56.156569719314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.87563395500183" calcext:value-type="float">
            <text:p>3.87563395500183</text:p>
          </table:table-cell>
          <table:table-cell table:style-name="ce1" office:value-type="float" office:value="11.5377125740051" calcext:value-type="float">
            <text:p>11.5377125740051</text:p>
          </table:table-cell>
          <table:table-cell table:style-name="ce1" office:value-type="float" office:value="11.8017535209656" calcext:value-type="float">
            <text:p>11.8017535209656</text:p>
          </table:table-cell>
          <table:table-cell table:style-name="ce1" office:value-type="float" office:value="8.08088421821594" calcext:value-type="float">
            <text:p>8.08088421821594</text:p>
          </table:table-cell>
          <table:table-cell table:style-name="ce1" office:value-type="float" office:value="3.16915702819824" calcext:value-type="float">
            <text:p>3.16915702819824</text:p>
          </table:table-cell>
          <table:table-cell table:style-name="ce1" office:value-type="float" office:value="7.69302825927734" calcext:value-type="float">
            <text:p>7.69302825927734</text:p>
          </table:table-cell>
          <table:table-cell table:style-name="ce1" office:value-type="float" office:value="3.16915702819824" calcext:value-type="float">
            <text:p>3.16915702819824</text:p>
          </table:table-cell>
          <table:table-cell table:style-name="ce1" office:value-type="float" office:value="11.8017535209656" calcext:value-type="float">
            <text:p>11.8017535209656</text:p>
          </table:table-cell>
          <table:table-cell table:style-name="ce1" office:value-type="float" office:value="38.4651412963867" calcext:value-type="float">
            <text:p>38.465141296386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2.4376723766327" calcext:value-type="float">
            <text:p>12.4376723766327</text:p>
          </table:table-cell>
          <table:table-cell table:style-name="ce1" office:value-type="float" office:value="6.26187968254089" calcext:value-type="float">
            <text:p>6.26187968254089</text:p>
          </table:table-cell>
          <table:table-cell table:style-name="ce1" office:value-type="float" office:value="13.317973613739" calcext:value-type="float">
            <text:p>13.317973613739</text:p>
          </table:table-cell>
          <table:table-cell table:style-name="ce1" office:value-type="float" office:value="11.6225595474243" calcext:value-type="float">
            <text:p>11.6225595474243</text:p>
          </table:table-cell>
          <table:table-cell table:style-name="ce1" office:value-type="float" office:value="10.4667367935181" calcext:value-type="float">
            <text:p>10.4667367935181</text:p>
          </table:table-cell>
          <table:table-cell table:style-name="ce1" office:value-type="float" office:value="10.821364402771" calcext:value-type="float">
            <text:p>10.821364402771</text:p>
          </table:table-cell>
          <table:table-cell table:style-name="ce1" office:value-type="float" office:value="6.26187968254089" calcext:value-type="float">
            <text:p>6.26187968254089</text:p>
          </table:table-cell>
          <table:table-cell table:style-name="ce1" office:value-type="float" office:value="13.317973613739" calcext:value-type="float">
            <text:p>13.317973613739</text:p>
          </table:table-cell>
          <table:table-cell table:style-name="ce1" office:value-type="float" office:value="54.106822013855" calcext:value-type="float">
            <text:p>54.106822013855</text:p>
          </table:table-cell>
          <table:table-cell table:number-columns-repeated="99"/>
        </table:table-row>
        <table:table-row table:style-name="ro1">
          <table:table-cell table:style-name="ce1" table:number-columns-repeated="11"/>
          <table:table-cell table:number-columns-repeated="95"/>
          <table:table-cell table:style-name="ce1" office:value-type="string" calcext:value-type="string">
            <text:p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67941355705261" calcext:value-type="float">
            <text:p>1.67941355705261</text:p>
          </table:table-cell>
          <table:table-cell table:style-name="ce1" office:value-type="float" office:value="1.67225646972656" calcext:value-type="float">
            <text:p>1.67225646972656</text:p>
          </table:table-cell>
          <table:table-cell table:style-name="ce1" office:value-type="float" office:value="1.67582297325134" calcext:value-type="float">
            <text:p>1.67582297325134</text:p>
          </table:table-cell>
          <table:table-cell table:style-name="ce1" office:value-type="float" office:value="1.68904781341553" calcext:value-type="float">
            <text:p>1.68904781341553</text:p>
          </table:table-cell>
          <table:table-cell table:style-name="ce1" office:value-type="float" office:value="1.66434717178345" calcext:value-type="float">
            <text:p>1.66434717178345</text:p>
          </table:table-cell>
          <table:table-cell table:style-name="ce1" office:value-type="float" office:value="1.64818358421326" calcext:value-type="float">
            <text:p>1.64818358421326</text:p>
          </table:table-cell>
          <table:table-cell table:style-name="ce1" office:value-type="float" office:value="1.6446168422699" calcext:value-type="float">
            <text:p>1.6446168422699</text:p>
          </table:table-cell>
          <table:table-cell table:style-name="ce1" office:value-type="float" office:value="1.66898441314697" calcext:value-type="float">
            <text:p>1.66898441314697</text:p>
          </table:table-cell>
          <table:table-cell table:style-name="ce1" office:value-type="float" office:value="1.65023183822632" calcext:value-type="float">
            <text:p>1.65023183822632</text:p>
          </table:table-cell>
          <table:table-cell table:style-name="ce1" office:value-type="float" office:value="1.62469387054443" calcext:value-type="float">
            <text:p>1.62469387054443</text:p>
          </table:table-cell>
          <table:table-cell table:style-name="ce1" office:value-type="float" office:value="1.63416743278503" calcext:value-type="float">
            <text:p>1.63416743278503</text:p>
          </table:table-cell>
          <table:table-cell table:style-name="ce1" office:value-type="float" office:value="1.62087821960449" calcext:value-type="float">
            <text:p>1.62087821960449</text:p>
          </table:table-cell>
          <table:table-cell table:style-name="ce1" office:value-type="float" office:value="1.64325332641602" calcext:value-type="float">
            <text:p>1.64325332641602</text:p>
          </table:table-cell>
          <table:table-cell table:style-name="ce1" office:value-type="float" office:value="1.66209435462952" calcext:value-type="float">
            <text:p>1.66209435462952</text:p>
          </table:table-cell>
          <table:table-cell table:style-name="ce1" office:value-type="float" office:value="1.70681309700012" calcext:value-type="float">
            <text:p>1.70681309700012</text:p>
          </table:table-cell>
          <table:table-cell table:style-name="ce1" office:value-type="float" office:value="1.6669442653656" calcext:value-type="float">
            <text:p>1.6669442653656</text:p>
          </table:table-cell>
          <table:table-cell table:style-name="ce1" office:value-type="float" office:value="1.65022802352905" calcext:value-type="float">
            <text:p>1.65022802352905</text:p>
          </table:table-cell>
          <table:table-cell table:style-name="ce1" office:value-type="float" office:value="1.71012997627258" calcext:value-type="float">
            <text:p>1.71012997627258</text:p>
          </table:table-cell>
          <table:table-cell table:style-name="ce1" office:value-type="float" office:value="1.61132764816284" calcext:value-type="float">
            <text:p>1.61132764816284</text:p>
          </table:table-cell>
          <table:table-cell table:style-name="ce1" office:value-type="float" office:value="1.61549997329712" calcext:value-type="float">
            <text:p>1.61549997329712</text:p>
          </table:table-cell>
          <table:table-cell table:style-name="ce1" office:value-type="float" office:value="3.2589590549469" calcext:value-type="float">
            <text:p>3.2589590549469</text:p>
          </table:table-cell>
          <table:table-cell table:style-name="ce1" office:value-type="float" office:value="1.64641094207764" calcext:value-type="float">
            <text:p>1.64641094207764</text:p>
          </table:table-cell>
          <table:table-cell table:style-name="ce1" office:value-type="float" office:value="1.6374523639679" calcext:value-type="float">
            <text:p>1.6374523639679</text:p>
          </table:table-cell>
          <table:table-cell table:style-name="ce1" office:value-type="float" office:value="1.63586354255676" calcext:value-type="float">
            <text:p>1.63586354255676</text:p>
          </table:table-cell>
          <table:table-cell table:style-name="ce1" office:value-type="float" office:value="1.66174674034119" calcext:value-type="float">
            <text:p>1.66174674034119</text:p>
          </table:table-cell>
          <table:table-cell table:style-name="ce1" office:value-type="float" office:value="1.66920757293701" calcext:value-type="float">
            <text:p>1.66920757293701</text:p>
          </table:table-cell>
          <table:table-cell table:style-name="ce1" office:value-type="float" office:value="1.66200590133667" calcext:value-type="float">
            <text:p>1.66200590133667</text:p>
          </table:table-cell>
          <table:table-cell table:style-name="ce1" office:value-type="float" office:value="1.65109348297119" calcext:value-type="float">
            <text:p>1.65109348297119</text:p>
          </table:table-cell>
          <table:table-cell table:style-name="ce1" office:value-type="float" office:value="1.66052794456482" calcext:value-type="float">
            <text:p>1.66052794456482</text:p>
          </table:table-cell>
          <table:table-cell table:style-name="ce1" office:value-type="float" office:value="1.64102458953857" calcext:value-type="float">
            <text:p>1.64102458953857</text:p>
          </table:table-cell>
          <table:table-cell table:style-name="ce1" office:value-type="float" office:value="1.64228391647339" calcext:value-type="float">
            <text:p>1.64228391647339</text:p>
          </table:table-cell>
          <table:table-cell table:style-name="ce1" office:value-type="float" office:value="1.61386132240295" calcext:value-type="float">
            <text:p>1.61386132240295</text:p>
          </table:table-cell>
          <table:table-cell table:style-name="ce1" office:value-type="float" office:value="1.68299627304077" calcext:value-type="float">
            <text:p>1.68299627304077</text:p>
          </table:table-cell>
          <table:table-cell table:style-name="ce1" office:value-type="float" office:value="1.6569504737854" calcext:value-type="float">
            <text:p>1.6569504737854</text:p>
          </table:table-cell>
          <table:table-cell table:style-name="ce1" office:value-type="float" office:value="1.67868161201477" calcext:value-type="float">
            <text:p>1.67868161201477</text:p>
          </table:table-cell>
          <table:table-cell table:style-name="ce1" office:value-type="float" office:value="1.67860078811646" calcext:value-type="float">
            <text:p>1.67860078811646</text:p>
          </table:table-cell>
          <table:table-cell table:style-name="ce1" office:value-type="float" office:value="1.67270636558533" calcext:value-type="float">
            <text:p>1.67270636558533</text:p>
          </table:table-cell>
          <table:table-cell table:style-name="ce1" office:value-type="float" office:value="1.63256192207336" calcext:value-type="float">
            <text:p>1.63256192207336</text:p>
          </table:table-cell>
          <table:table-cell table:style-name="ce1" office:value-type="float" office:value="1.65336275100708" calcext:value-type="float">
            <text:p>1.65336275100708</text:p>
          </table:table-cell>
          <table:table-cell table:style-name="ce1" office:value-type="float" office:value="1.6585419178009" calcext:value-type="float">
            <text:p>1.6585419178009</text:p>
          </table:table-cell>
          <table:table-cell table:style-name="ce1" office:value-type="float" office:value="1.63278079032898" calcext:value-type="float">
            <text:p>1.63278079032898</text:p>
          </table:table-cell>
          <table:table-cell table:style-name="ce1" office:value-type="float" office:value="3.27566432952881" calcext:value-type="float">
            <text:p>3.27566432952881</text:p>
          </table:table-cell>
          <table:table-cell table:style-name="ce1" office:value-type="float" office:value="1.62620663642883" calcext:value-type="float">
            <text:p>1.62620663642883</text:p>
          </table:table-cell>
          <table:table-cell table:style-name="ce1" office:value-type="float" office:value="1.65961194038391" calcext:value-type="float">
            <text:p>1.65961194038391</text:p>
          </table:table-cell>
          <table:table-cell table:style-name="ce1" office:value-type="float" office:value="1.65389657020569" calcext:value-type="float">
            <text:p>1.65389657020569</text:p>
          </table:table-cell>
          <table:table-cell table:style-name="ce1" office:value-type="float" office:value="1.6588306427002" calcext:value-type="float">
            <text:p>1.6588306427002</text:p>
          </table:table-cell>
          <table:table-cell table:style-name="ce1" office:value-type="float" office:value="1.66163229942322" calcext:value-type="float">
            <text:p>1.66163229942322</text:p>
          </table:table-cell>
          <table:table-cell table:style-name="ce1" office:value-type="float" office:value="1.70391249656677" calcext:value-type="float">
            <text:p>1.70391249656677</text:p>
          </table:table-cell>
          <table:table-cell table:style-name="ce1" office:value-type="float" office:value="1.67859029769897" calcext:value-type="float">
            <text:p>1.67859029769897</text:p>
          </table:table-cell>
          <table:table-cell table:style-name="ce1" office:value-type="float" office:value="1.63674330711365" calcext:value-type="float">
            <text:p>1.63674330711365</text:p>
          </table:table-cell>
          <table:table-cell table:style-name="ce1" office:value-type="float" office:value="1.6265275478363" calcext:value-type="float">
            <text:p>1.6265275478363</text:p>
          </table:table-cell>
          <table:table-cell table:style-name="ce1" office:value-type="float" office:value="1.63956546783447" calcext:value-type="float">
            <text:p>1.63956546783447</text:p>
          </table:table-cell>
          <table:table-cell table:style-name="ce1" office:value-type="float" office:value="1.66057872772217" calcext:value-type="float">
            <text:p>1.66057872772217</text:p>
          </table:table-cell>
          <table:table-cell table:style-name="ce1" office:value-type="float" office:value="1.61889362335205" calcext:value-type="float">
            <text:p>1.61889362335205</text:p>
          </table:table-cell>
          <table:table-cell table:style-name="ce1" office:value-type="float" office:value="1.65888047218323" calcext:value-type="float">
            <text:p>1.65888047218323</text:p>
          </table:table-cell>
          <table:table-cell table:style-name="ce1" office:value-type="float" office:value="1.67894434928894" calcext:value-type="float">
            <text:p>1.67894434928894</text:p>
          </table:table-cell>
          <table:table-cell table:style-name="ce1" office:value-type="float" office:value="1.65555644035339" calcext:value-type="float">
            <text:p>1.65555644035339</text:p>
          </table:table-cell>
          <table:table-cell table:style-name="ce1" office:value-type="float" office:value="1.68494534492493" calcext:value-type="float">
            <text:p>1.68494534492493</text:p>
          </table:table-cell>
          <table:table-cell table:style-name="ce1" office:value-type="float" office:value="1.64781785011292" calcext:value-type="float">
            <text:p>1.64781785011292</text:p>
          </table:table-cell>
          <table:table-cell table:style-name="ce1" office:value-type="float" office:value="1.66639494895935" calcext:value-type="float">
            <text:p>1.66639494895935</text:p>
          </table:table-cell>
          <table:table-cell table:style-name="ce1" office:value-type="float" office:value="1.63903856277466" calcext:value-type="float">
            <text:p>1.63903856277466</text:p>
          </table:table-cell>
          <table:table-cell table:style-name="ce1" office:value-type="float" office:value="1.66665458679199" calcext:value-type="float">
            <text:p>1.66665458679199</text:p>
          </table:table-cell>
          <table:table-cell table:style-name="ce1" office:value-type="float" office:value="3.32682847976685" calcext:value-type="float">
            <text:p>3.32682847976685</text:p>
          </table:table-cell>
          <table:table-cell table:style-name="ce1" office:value-type="float" office:value="1.67067551612854" calcext:value-type="float">
            <text:p>1.67067551612854</text:p>
          </table:table-cell>
          <table:table-cell table:style-name="ce1" office:value-type="float" office:value="1.70822691917419" calcext:value-type="float">
            <text:p>1.70822691917419</text:p>
          </table:table-cell>
          <table:table-cell table:style-name="ce1" office:value-type="float" office:value="1.72652316093445" calcext:value-type="float">
            <text:p>1.72652316093445</text:p>
          </table:table-cell>
          <table:table-cell table:style-name="ce1" office:value-type="float" office:value="1.75221633911133" calcext:value-type="float">
            <text:p>1.75221633911133</text:p>
          </table:table-cell>
          <table:table-cell table:style-name="ce1" office:value-type="float" office:value="1.64959383010864" calcext:value-type="float">
            <text:p>1.64959383010864</text:p>
          </table:table-cell>
          <table:table-cell table:style-name="ce1" office:value-type="float" office:value="1.63446164131165" calcext:value-type="float">
            <text:p>1.63446164131165</text:p>
          </table:table-cell>
          <table:table-cell table:style-name="ce1" office:value-type="float" office:value="1.62405967712402" calcext:value-type="float">
            <text:p>1.62405967712402</text:p>
          </table:table-cell>
          <table:table-cell table:style-name="ce1" office:value-type="float" office:value="1.64200925827026" calcext:value-type="float">
            <text:p>1.64200925827026</text:p>
          </table:table-cell>
          <table:table-cell table:style-name="ce1" office:value-type="float" office:value="1.63256502151489" calcext:value-type="float">
            <text:p>1.63256502151489</text:p>
          </table:table-cell>
          <table:table-cell table:style-name="ce1" office:value-type="float" office:value="1.66947817802429" calcext:value-type="float">
            <text:p>1.66947817802429</text:p>
          </table:table-cell>
          <table:table-cell table:style-name="ce1" office:value-type="float" office:value="1.66898274421692" calcext:value-type="float">
            <text:p>1.66898274421692</text:p>
          </table:table-cell>
          <table:table-cell table:style-name="ce1" office:value-type="float" office:value="1.65471005439758" calcext:value-type="float">
            <text:p>1.65471005439758</text:p>
          </table:table-cell>
          <table:table-cell table:style-name="ce1" office:value-type="float" office:value="1.62723922729492" calcext:value-type="float">
            <text:p>1.62723922729492</text:p>
          </table:table-cell>
          <table:table-cell table:style-name="ce1" office:value-type="float" office:value="1.63063383102417" calcext:value-type="float">
            <text:p>1.63063383102417</text:p>
          </table:table-cell>
          <table:table-cell table:style-name="ce1" office:value-type="float" office:value="1.63498783111572" calcext:value-type="float">
            <text:p>1.63498783111572</text:p>
          </table:table-cell>
          <table:table-cell table:style-name="ce1" office:value-type="float" office:value="1.61303400993347" calcext:value-type="float">
            <text:p>1.61303400993347</text:p>
          </table:table-cell>
          <table:table-cell table:style-name="ce1" office:value-type="float" office:value="1.64169478416443" calcext:value-type="float">
            <text:p>1.64169478416443</text:p>
          </table:table-cell>
          <table:table-cell table:style-name="ce1" office:value-type="float" office:value="1.66265606880188" calcext:value-type="float">
            <text:p>1.66265606880188</text:p>
          </table:table-cell>
          <table:table-cell table:style-name="ce1" office:value-type="float" office:value="1.63601922988892" calcext:value-type="float">
            <text:p>1.63601922988892</text:p>
          </table:table-cell>
          <table:table-cell table:style-name="ce1" office:value-type="float" office:value="1.66268420219421" calcext:value-type="float">
            <text:p>1.66268420219421</text:p>
          </table:table-cell>
          <table:table-cell table:style-name="ce1" office:value-type="float" office:value="3.30151867866516" calcext:value-type="float">
            <text:p>3.30151867866516</text:p>
          </table:table-cell>
          <table:table-cell table:style-name="ce1" office:value-type="float" office:value="1.62979125976563" calcext:value-type="float">
            <text:p>1.62979125976563</text:p>
          </table:table-cell>
          <table:table-cell table:style-name="ce1" office:value-type="float" office:value="1.65600442886353" calcext:value-type="float">
            <text:p>1.65600442886353</text:p>
          </table:table-cell>
          <table:table-cell table:style-name="ce1" office:value-type="float" office:value="1.65875697135925" calcext:value-type="float">
            <text:p>1.65875697135925</text:p>
          </table:table-cell>
          <table:table-cell table:style-name="ce1" office:value-type="float" office:value="1.64873242378235" calcext:value-type="float">
            <text:p>1.64873242378235</text:p>
          </table:table-cell>
          <table:table-cell table:style-name="ce1" office:value-type="float" office:value="1.6414577960968" calcext:value-type="float">
            <text:p>1.6414577960968</text:p>
          </table:table-cell>
          <table:table-cell table:style-name="ce1" office:value-type="float" office:value="1.68741464614868" calcext:value-type="float">
            <text:p>1.68741464614868</text:p>
          </table:table-cell>
          <table:table-cell table:style-name="ce1" office:value-type="float" office:value="1.6646511554718" calcext:value-type="float">
            <text:p>1.6646511554718</text:p>
          </table:table-cell>
          <table:table-cell table:style-name="ce1" office:value-type="float" office:value="1.73683500289917" calcext:value-type="float">
            <text:p>1.73683500289917</text:p>
          </table:table-cell>
          <table:table-cell table:style-name="ce1" office:value-type="float" office:value="1.66838073730469" calcext:value-type="float">
            <text:p>1.66838073730469</text:p>
          </table:table-cell>
          <table:table-cell table:style-name="ce1" office:value-type="float" office:value="1.63930606842041" calcext:value-type="float">
            <text:p>1.63930606842041</text:p>
          </table:table-cell>
          <table:table-cell table:style-name="ce1" office:value-type="float" office:value="1.59712934494019" calcext:value-type="float">
            <text:p>1.59712934494019</text:p>
          </table:table-cell>
          <table:table-cell table:style-name="ce1" office:value-type="float" office:value="1.63447546958923" calcext:value-type="float">
            <text:p>1.63447546958923</text:p>
          </table:table-cell>
          <table:table-cell table:style-name="ce1" office:value-type="float" office:value="1.62053799629211" calcext:value-type="float">
            <text:p>1.62053799629211</text:p>
          </table:table-cell>
          <table:table-cell table:style-name="ce1" office:value-type="float" office:value="1.63142585754395" calcext:value-type="float">
            <text:p>1.63142585754395</text:p>
          </table:table-cell>
          <table:table-cell table:style-name="ce1" office:value-type="float" office:value="1.66217684745789" calcext:value-type="float">
            <text:p>1.66217684745789</text:p>
          </table:table-cell>
          <table:table-cell table:style-name="ce1" office:value-type="float" office:value="1.6393256187439" calcext:value-type="float">
            <text:p>1.6393256187439</text:p>
          </table:table-cell>
          <table:table-cell table:style-name="ce1" office:value-type="float" office:value="1.63317108154297" calcext:value-type="float">
            <text:p>1.63317108154297</text:p>
          </table:table-cell>
          <table:table-cell table:style-name="ce1" office:value-type="float" office:value="1.67136001586914" calcext:value-type="float">
            <text:p>1.67136001586914</text:p>
          </table:table-cell>
          <table:table-cell table:style-name="ce1" office:value-type="float" office:value="1.66695261001587" calcext:value-type="float">
            <text:p>1.66695261001587</text:p>
          </table:table-cell>
          <table:table-cell table:style-name="ce1" office:value-type="float" office:value="1.66650557518005" calcext:value-type="float">
            <text:p>1.66650557518005</text:p>
          </table:table-cell>
          <table:table-cell table:style-name="ce1" office:value-type="float" office:value="1.71817914568461" calcext:value-type="float">
            <text:p>1.71817914568461</text:p>
          </table:table-cell>
          <table:table-cell table:style-name="ce1" office:value-type="float" office:value="1.59712934494019" calcext:value-type="float">
            <text:p>1.59712934494019</text:p>
          </table:table-cell>
          <table:table-cell table:style-name="ce1" office:value-type="float" office:value="3.32682847976685" calcext:value-type="float">
            <text:p>3.32682847976685</text:p>
          </table:table-cell>
          <table:table-cell table:style-name="ce1" office:value-type="float" office:value="178.690631151199" calcext:value-type="float">
            <text:p>178.690631151199</text:p>
          </table:table-cell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55569052696228" calcext:value-type="float">
            <text:p>1.55569052696228</text:p>
          </table:table-cell>
          <table:table-cell table:style-name="ce1" office:value-type="float" office:value="1.57576894760132" calcext:value-type="float">
            <text:p>1.57576894760132</text:p>
          </table:table-cell>
          <table:table-cell table:style-name="ce1" office:value-type="float" office:value="1.54521632194519" calcext:value-type="float">
            <text:p>1.54521632194519</text:p>
          </table:table-cell>
          <table:table-cell table:style-name="ce1" office:value-type="float" office:value="1.5714738368988" calcext:value-type="float">
            <text:p>1.5714738368988</text:p>
          </table:table-cell>
          <table:table-cell table:style-name="ce1" office:value-type="float" office:value="1.58050417900085" calcext:value-type="float">
            <text:p>1.58050417900085</text:p>
          </table:table-cell>
          <table:table-cell table:style-name="ce1" office:value-type="float" office:value="1.58095693588257" calcext:value-type="float">
            <text:p>1.58095693588257</text:p>
          </table:table-cell>
          <table:table-cell table:style-name="ce1" office:value-type="float" office:value="1.5696177482605" calcext:value-type="float">
            <text:p>1.5696177482605</text:p>
          </table:table-cell>
          <table:table-cell table:style-name="ce1" office:value-type="float" office:value="1.55118703842163" calcext:value-type="float">
            <text:p>1.55118703842163</text:p>
          </table:table-cell>
          <table:table-cell table:style-name="ce1" office:value-type="float" office:value="1.56234002113342" calcext:value-type="float">
            <text:p>1.56234002113342</text:p>
          </table:table-cell>
          <table:table-cell table:style-name="ce1" office:value-type="float" office:value="1.56490468978882" calcext:value-type="float">
            <text:p>1.56490468978882</text:p>
          </table:table-cell>
          <table:table-cell table:style-name="ce1" office:value-type="float" office:value="1.60615682601929" calcext:value-type="float">
            <text:p>1.60615682601929</text:p>
          </table:table-cell>
          <table:table-cell table:style-name="ce1" office:value-type="float" office:value="1.61310911178589" calcext:value-type="float">
            <text:p>1.61310911178589</text:p>
          </table:table-cell>
          <table:table-cell table:style-name="ce1" office:value-type="float" office:value="1.57081198692322" calcext:value-type="float">
            <text:p>1.57081198692322</text:p>
          </table:table-cell>
          <table:table-cell table:style-name="ce1" office:value-type="float" office:value="1.58785462379456" calcext:value-type="float">
            <text:p>1.58785462379456</text:p>
          </table:table-cell>
          <table:table-cell table:style-name="ce1" office:value-type="float" office:value="1.56945323944092" calcext:value-type="float">
            <text:p>1.56945323944092</text:p>
          </table:table-cell>
          <table:table-cell table:style-name="ce1" office:value-type="float" office:value="1.57903027534485" calcext:value-type="float">
            <text:p>1.57903027534485</text:p>
          </table:table-cell>
          <table:table-cell table:style-name="ce1" office:value-type="float" office:value="1.58560943603516" calcext:value-type="float">
            <text:p>1.58560943603516</text:p>
          </table:table-cell>
          <table:table-cell table:style-name="ce1" office:value-type="float" office:value="1.57131814956665" calcext:value-type="float">
            <text:p>1.57131814956665</text:p>
          </table:table-cell>
          <table:table-cell table:style-name="ce1" office:value-type="float" office:value="1.55562472343445" calcext:value-type="float">
            <text:p>1.55562472343445</text:p>
          </table:table-cell>
          <table:table-cell table:style-name="ce1" office:value-type="float" office:value="1.56283378601074" calcext:value-type="float">
            <text:p>1.56283378601074</text:p>
          </table:table-cell>
          <table:table-cell table:style-name="ce1" office:value-type="float" office:value="4.98652315139771" calcext:value-type="float">
            <text:p>4.98652315139771</text:p>
          </table:table-cell>
          <table:table-cell table:style-name="ce1" office:value-type="float" office:value="1.55994439125061" calcext:value-type="float">
            <text:p>1.55994439125061</text:p>
          </table:table-cell>
          <table:table-cell table:style-name="ce1" office:value-type="float" office:value="1.55154180526733" calcext:value-type="float">
            <text:p>1.55154180526733</text:p>
          </table:table-cell>
          <table:table-cell table:style-name="ce1" office:value-type="float" office:value="1.57536864280701" calcext:value-type="float">
            <text:p>1.57536864280701</text:p>
          </table:table-cell>
          <table:table-cell table:style-name="ce1" office:value-type="float" office:value="1.58499526977539" calcext:value-type="float">
            <text:p>1.58499526977539</text:p>
          </table:table-cell>
          <table:table-cell table:style-name="ce1" office:value-type="float" office:value="1.58989191055298" calcext:value-type="float">
            <text:p>1.58989191055298</text:p>
          </table:table-cell>
          <table:table-cell table:style-name="ce1" office:value-type="float" office:value="1.5664701461792" calcext:value-type="float">
            <text:p>1.5664701461792</text:p>
          </table:table-cell>
          <table:table-cell table:style-name="ce1" office:value-type="float" office:value="1.61617588996887" calcext:value-type="float">
            <text:p>1.61617588996887</text:p>
          </table:table-cell>
          <table:table-cell table:style-name="ce1" office:value-type="float" office:value="1.575350522995" calcext:value-type="float">
            <text:p>1.575350522995</text:p>
          </table:table-cell>
          <table:table-cell table:style-name="ce1" office:value-type="float" office:value="1.57607865333557" calcext:value-type="float">
            <text:p>1.57607865333557</text:p>
          </table:table-cell>
          <table:table-cell table:style-name="ce1" office:value-type="float" office:value="1.57289290428162" calcext:value-type="float">
            <text:p>1.57289290428162</text:p>
          </table:table-cell>
          <table:table-cell table:style-name="ce1" office:value-type="float" office:value="1.55671262741089" calcext:value-type="float">
            <text:p>1.55671262741089</text:p>
          </table:table-cell>
          <table:table-cell table:style-name="ce1" office:value-type="float" office:value="1.59808754920959" calcext:value-type="float">
            <text:p>1.59808754920959</text:p>
          </table:table-cell>
          <table:table-cell table:style-name="ce1" office:value-type="float" office:value="1.55578374862671" calcext:value-type="float">
            <text:p>1.55578374862671</text:p>
          </table:table-cell>
          <table:table-cell table:style-name="ce1" office:value-type="float" office:value="1.55404353141785" calcext:value-type="float">
            <text:p>1.55404353141785</text:p>
          </table:table-cell>
          <table:table-cell table:style-name="ce1" office:value-type="float" office:value="1.56546831130981" calcext:value-type="float">
            <text:p>1.56546831130981</text:p>
          </table:table-cell>
          <table:table-cell table:style-name="ce1" office:value-type="float" office:value="1.56986021995544" calcext:value-type="float">
            <text:p>1.56986021995544</text:p>
          </table:table-cell>
          <table:table-cell table:style-name="ce1" office:value-type="float" office:value="1.57685732841492" calcext:value-type="float">
            <text:p>1.57685732841492</text:p>
          </table:table-cell>
          <table:table-cell table:style-name="ce1" office:value-type="float" office:value="1.59046816825867" calcext:value-type="float">
            <text:p>1.59046816825867</text:p>
          </table:table-cell>
          <table:table-cell table:style-name="ce1" office:value-type="float" office:value="1.57953500747681" calcext:value-type="float">
            <text:p>1.57953500747681</text:p>
          </table:table-cell>
          <table:table-cell table:style-name="ce1" office:value-type="float" office:value="1.60566115379334" calcext:value-type="float">
            <text:p>1.60566115379334</text:p>
          </table:table-cell>
          <table:table-cell table:style-name="ce1" office:value-type="float" office:value="5.05422925949097" calcext:value-type="float">
            <text:p>5.05422925949097</text:p>
          </table:table-cell>
          <table:table-cell table:style-name="ce1" office:value-type="float" office:value="1.59052538871765" calcext:value-type="float">
            <text:p>1.59052538871765</text:p>
          </table:table-cell>
          <table:table-cell table:style-name="ce1" office:value-type="float" office:value="1.53599953651428" calcext:value-type="float">
            <text:p>1.53599953651428</text:p>
          </table:table-cell>
          <table:table-cell table:style-name="ce1" office:value-type="float" office:value="1.58832097053528" calcext:value-type="float">
            <text:p>1.58832097053528</text:p>
          </table:table-cell>
          <table:table-cell table:style-name="ce1" office:value-type="float" office:value="1.58469581604004" calcext:value-type="float">
            <text:p>1.58469581604004</text:p>
          </table:table-cell>
          <table:table-cell table:style-name="ce1" office:value-type="float" office:value="1.57621264457703" calcext:value-type="float">
            <text:p>1.57621264457703</text:p>
          </table:table-cell>
          <table:table-cell table:style-name="ce1" office:value-type="float" office:value="1.56212663650513" calcext:value-type="float">
            <text:p>1.56212663650513</text:p>
          </table:table-cell>
          <table:table-cell table:style-name="ce1" office:value-type="float" office:value="1.58370494842529" calcext:value-type="float">
            <text:p>1.58370494842529</text:p>
          </table:table-cell>
          <table:table-cell table:style-name="ce1" office:value-type="float" office:value="1.56933426856995" calcext:value-type="float">
            <text:p>1.56933426856995</text:p>
          </table:table-cell>
          <table:table-cell table:style-name="ce1" office:value-type="float" office:value="1.58005380630493" calcext:value-type="float">
            <text:p>1.58005380630493</text:p>
          </table:table-cell>
          <table:table-cell table:style-name="ce1" office:value-type="float" office:value="1.56185936927795" calcext:value-type="float">
            <text:p>1.56185936927795</text:p>
          </table:table-cell>
          <table:table-cell table:style-name="ce1" office:value-type="float" office:value="1.54468131065369" calcext:value-type="float">
            <text:p>1.54468131065369</text:p>
          </table:table-cell>
          <table:table-cell table:style-name="ce1" office:value-type="float" office:value="1.56098031997681" calcext:value-type="float">
            <text:p>1.56098031997681</text:p>
          </table:table-cell>
          <table:table-cell table:style-name="ce1" office:value-type="float" office:value="1.56362891197205" calcext:value-type="float">
            <text:p>1.56362891197205</text:p>
          </table:table-cell>
          <table:table-cell table:style-name="ce1" office:value-type="float" office:value="1.54734325408936" calcext:value-type="float">
            <text:p>1.54734325408936</text:p>
          </table:table-cell>
          <table:table-cell table:style-name="ce1" office:value-type="float" office:value="1.56246304512024" calcext:value-type="float">
            <text:p>1.56246304512024</text:p>
          </table:table-cell>
          <table:table-cell table:style-name="ce1" office:value-type="float" office:value="1.59007096290588" calcext:value-type="float">
            <text:p>1.59007096290588</text:p>
          </table:table-cell>
          <table:table-cell table:style-name="ce1" office:value-type="float" office:value="1.56523036956787" calcext:value-type="float">
            <text:p>1.56523036956787</text:p>
          </table:table-cell>
          <table:table-cell table:style-name="ce1" office:value-type="float" office:value="1.57603549957275" calcext:value-type="float">
            <text:p>1.57603549957275</text:p>
          </table:table-cell>
          <table:table-cell table:style-name="ce1" office:value-type="float" office:value="1.56767582893372" calcext:value-type="float">
            <text:p>1.56767582893372</text:p>
          </table:table-cell>
          <table:table-cell table:style-name="ce1" office:value-type="float" office:value="1.58066153526306" calcext:value-type="float">
            <text:p>1.58066153526306</text:p>
          </table:table-cell>
          <table:table-cell table:style-name="ce1" office:value-type="float" office:value="4.99949979782105" calcext:value-type="float">
            <text:p>4.99949979782105</text:p>
          </table:table-cell>
          <table:table-cell table:style-name="ce1" office:value-type="float" office:value="1.53162693977356" calcext:value-type="float">
            <text:p>1.53162693977356</text:p>
          </table:table-cell>
          <table:table-cell table:style-name="ce1" office:value-type="float" office:value="1.57077169418335" calcext:value-type="float">
            <text:p>1.57077169418335</text:p>
          </table:table-cell>
          <table:table-cell table:style-name="ce1" office:value-type="float" office:value="1.61471962928772" calcext:value-type="float">
            <text:p>1.61471962928772</text:p>
          </table:table-cell>
          <table:table-cell table:style-name="ce1" office:value-type="float" office:value="1.57734060287476" calcext:value-type="float">
            <text:p>1.57734060287476</text:p>
          </table:table-cell>
          <table:table-cell table:style-name="ce1" office:value-type="float" office:value="1.58768272399902" calcext:value-type="float">
            <text:p>1.58768272399902</text:p>
          </table:table-cell>
          <table:table-cell table:style-name="ce1" office:value-type="float" office:value="1.57329320907593" calcext:value-type="float">
            <text:p>1.57329320907593</text:p>
          </table:table-cell>
          <table:table-cell table:style-name="ce1" office:value-type="float" office:value="1.57948064804077" calcext:value-type="float">
            <text:p>1.57948064804077</text:p>
          </table:table-cell>
          <table:table-cell table:style-name="ce1" office:value-type="float" office:value="1.574875831604" calcext:value-type="float">
            <text:p>1.574875831604</text:p>
          </table:table-cell>
          <table:table-cell table:style-name="ce1" office:value-type="float" office:value="1.58360171318054" calcext:value-type="float">
            <text:p>1.58360171318054</text:p>
          </table:table-cell>
          <table:table-cell table:style-name="ce1" office:value-type="float" office:value="1.5486798286438" calcext:value-type="float">
            <text:p>1.5486798286438</text:p>
          </table:table-cell>
          <table:table-cell table:style-name="ce1" office:value-type="float" office:value="1.57480120658875" calcext:value-type="float">
            <text:p>1.57480120658875</text:p>
          </table:table-cell>
          <table:table-cell table:style-name="ce1" office:value-type="float" office:value="1.60352373123169" calcext:value-type="float">
            <text:p>1.60352373123169</text:p>
          </table:table-cell>
          <table:table-cell table:style-name="ce1" office:value-type="float" office:value="1.58432292938232" calcext:value-type="float">
            <text:p>1.58432292938232</text:p>
          </table:table-cell>
          <table:table-cell table:style-name="ce1" office:value-type="float" office:value="1.61372089385986" calcext:value-type="float">
            <text:p>1.61372089385986</text:p>
          </table:table-cell>
          <table:table-cell table:style-name="ce1" office:value-type="float" office:value="1.59434461593628" calcext:value-type="float">
            <text:p>1.59434461593628</text:p>
          </table:table-cell>
          <table:table-cell table:style-name="ce1" office:value-type="float" office:value="1.58523917198181" calcext:value-type="float">
            <text:p>1.58523917198181</text:p>
          </table:table-cell>
          <table:table-cell table:style-name="ce1" office:value-type="float" office:value="1.59873867034912" calcext:value-type="float">
            <text:p>1.59873867034912</text:p>
          </table:table-cell>
          <table:table-cell table:style-name="ce1" office:value-type="float" office:value="1.55400896072388" calcext:value-type="float">
            <text:p>1.55400896072388</text:p>
          </table:table-cell>
          <table:table-cell table:style-name="ce1" office:value-type="float" office:value="1.57605528831482" calcext:value-type="float">
            <text:p>1.57605528831482</text:p>
          </table:table-cell>
          <table:table-cell table:style-name="ce1" office:value-type="float" office:value="1.59165358543396" calcext:value-type="float">
            <text:p>1.59165358543396</text:p>
          </table:table-cell>
          <table:table-cell table:style-name="ce1" office:value-type="float" office:value="5.06471133232117" calcext:value-type="float">
            <text:p>5.06471133232117</text:p>
          </table:table-cell>
          <table:table-cell table:style-name="ce1" office:value-type="float" office:value="1.56002855300903" calcext:value-type="float">
            <text:p>1.56002855300903</text:p>
          </table:table-cell>
          <table:table-cell table:style-name="ce1" office:value-type="float" office:value="1.63549399375916" calcext:value-type="float">
            <text:p>1.63549399375916</text:p>
          </table:table-cell>
          <table:table-cell table:style-name="ce1" office:value-type="float" office:value="1.59931945800781" calcext:value-type="float">
            <text:p>1.59931945800781</text:p>
          </table:table-cell>
          <table:table-cell table:style-name="ce1" office:value-type="float" office:value="1.59020042419434" calcext:value-type="float">
            <text:p>1.59020042419434</text:p>
          </table:table-cell>
          <table:table-cell table:style-name="ce1" office:value-type="float" office:value="1.55962824821472" calcext:value-type="float">
            <text:p>1.55962824821472</text:p>
          </table:table-cell>
          <table:table-cell table:style-name="ce1" office:value-type="float" office:value="1.61324644088745" calcext:value-type="float">
            <text:p>1.61324644088745</text:p>
          </table:table-cell>
          <table:table-cell table:style-name="ce1" office:value-type="float" office:value="1.55479669570923" calcext:value-type="float">
            <text:p>1.55479669570923</text:p>
          </table:table-cell>
          <table:table-cell table:style-name="ce1" office:value-type="float" office:value="1.57831311225891" calcext:value-type="float">
            <text:p>1.57831311225891</text:p>
          </table:table-cell>
          <table:table-cell table:style-name="ce1" office:value-type="float" office:value="1.56451845169067" calcext:value-type="float">
            <text:p>1.56451845169067</text:p>
          </table:table-cell>
          <table:table-cell table:style-name="ce1" office:value-type="float" office:value="1.56313109397888" calcext:value-type="float">
            <text:p>1.56313109397888</text:p>
          </table:table-cell>
          <table:table-cell table:style-name="ce1" office:value-type="float" office:value="1.57073497772217" calcext:value-type="float">
            <text:p>1.57073497772217</text:p>
          </table:table-cell>
          <table:table-cell table:style-name="ce1" office:value-type="float" office:value="1.53854203224182" calcext:value-type="float">
            <text:p>1.53854203224182</text:p>
          </table:table-cell>
          <table:table-cell table:style-name="ce1" office:value-type="float" office:value="1.57313919067383" calcext:value-type="float">
            <text:p>1.57313919067383</text:p>
          </table:table-cell>
          <table:table-cell table:style-name="ce1" office:value-type="float" office:value="1.5716290473938" calcext:value-type="float">
            <text:p>1.5716290473938</text:p>
          </table:table-cell>
          <table:table-cell table:style-name="ce1" office:value-type="float" office:value="1.59192633628845" calcext:value-type="float">
            <text:p>1.59192633628845</text:p>
          </table:table-cell>
          <table:table-cell table:style-name="ce1" office:value-type="float" office:value="1.54921293258667" calcext:value-type="float">
            <text:p>1.54921293258667</text:p>
          </table:table-cell>
          <table:table-cell table:style-name="ce1" office:value-type="float" office:value="1.5520350933075" calcext:value-type="float">
            <text:p>1.5520350933075</text:p>
          </table:table-cell>
          <table:table-cell table:style-name="ce1" office:value-type="float" office:value="1.53291130065918" calcext:value-type="float">
            <text:p>1.53291130065918</text:p>
          </table:table-cell>
          <table:table-cell table:style-name="ce1" office:value-type="float" office:value="1.56414937973022" calcext:value-type="float">
            <text:p>1.56414937973022</text:p>
          </table:table-cell>
          <table:table-cell table:style-name="ce1" office:value-type="float" office:value="1.54851150512695" calcext:value-type="float">
            <text:p>1.54851150512695</text:p>
          </table:table-cell>
          <table:table-cell table:style-name="ce1" office:value-type="float" office:value="1.70679969512499" calcext:value-type="float">
            <text:p>1.70679969512499</text:p>
          </table:table-cell>
          <table:table-cell table:style-name="ce1" office:value-type="float" office:value="1.53162693977356" calcext:value-type="float">
            <text:p>1.53162693977356</text:p>
          </table:table-cell>
          <table:table-cell table:style-name="ce1" office:value-type="float" office:value="5.06471133232117" calcext:value-type="float">
            <text:p>5.06471133232117</text:p>
          </table:table-cell>
          <table:table-cell table:style-name="ce1" office:value-type="float" office:value="177.507168292999" calcext:value-type="float">
            <text:p>177.507168292999</text:p>
          </table:table-cell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15633010864258" calcext:value-type="float">
            <text:p>0.000115633010864</text:p>
          </table:table-cell>
          <table:table-cell table:style-name="ce1" office:value-type="float" office:value="1.40932416915894" calcext:value-type="float">
            <text:p>1.40932416915894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1.42669630050659" calcext:value-type="float">
            <text:p>1.42669630050659</text:p>
          </table:table-cell>
          <table:table-cell table:style-name="ce1" office:value-type="float" office:value="0.0000846385955810547" calcext:value-type="float">
            <text:p>8.46385955810547E-05</text:p>
          </table:table-cell>
          <table:table-cell table:style-name="ce1" office:value-type="float" office:value="1.43323826789856" calcext:value-type="float">
            <text:p>1.43323826789856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1.43995499610901" calcext:value-type="float">
            <text:p>1.43995499610901</text:p>
          </table:table-cell>
          <table:table-cell table:style-name="ce1" office:value-type="float" office:value="0.0000782012939453125" calcext:value-type="float">
            <text:p>7.82012939453125E-05</text:p>
          </table:table-cell>
          <table:table-cell table:style-name="ce1" office:value-type="float" office:value="1.41791653633118" calcext:value-type="float">
            <text:p>1.41791653633118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1.41287875175476" calcext:value-type="float">
            <text:p>1.41287875175476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1.41618871688843" calcext:value-type="float">
            <text:p>1.41618871688843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1.42048645019531" calcext:value-type="float">
            <text:p>1.42048645019531</text:p>
          </table:table-cell>
          <table:table-cell table:style-name="ce1" office:value-type="float" office:value="0.000104188919067383" calcext:value-type="float">
            <text:p>0.000104188919067</text:p>
          </table:table-cell>
          <table:table-cell table:style-name="ce1" office:value-type="float" office:value="1.46611046791077" calcext:value-type="float">
            <text:p>1.46611046791077</text:p>
          </table:table-cell>
          <table:table-cell table:style-name="ce1" office:value-type="float" office:value="0.000133991241455078" calcext:value-type="float">
            <text:p>0.000133991241455</text:p>
          </table:table-cell>
          <table:table-cell table:style-name="ce1" office:value-type="float" office:value="1.4269106388092" calcext:value-type="float">
            <text:p>1.4269106388092</text:p>
          </table:table-cell>
          <table:table-cell table:style-name="ce1" office:value-type="float" office:value="5.01656436920166" calcext:value-type="float">
            <text:p>5.01656436920166</text:p>
          </table:table-cell>
          <table:table-cell table:style-name="ce1" office:value-type="float" office:value="0.0000793933868408203" calcext:value-type="float">
            <text:p>7.93933868408203E-05</text:p>
          </table:table-cell>
          <table:table-cell table:style-name="ce1" office:value-type="float" office:value="1.4110107421875" calcext:value-type="float">
            <text:p>1.4110107421875</text:p>
          </table:table-cell>
          <table:table-cell table:style-name="ce1" office:value-type="float" office:value="0.0000925064086914063" calcext:value-type="float">
            <text:p>9.25064086914063E-05</text:p>
          </table:table-cell>
          <table:table-cell table:style-name="ce1" office:value-type="float" office:value="1.41433477401733" calcext:value-type="float">
            <text:p>1.41433477401733</text:p>
          </table:table-cell>
          <table:table-cell table:style-name="ce1" office:value-type="float" office:value="0.000108718872070313" calcext:value-type="float">
            <text:p>0.00010871887207</text:p>
          </table:table-cell>
          <table:table-cell table:style-name="ce1" office:value-type="float" office:value="1.45363855361938" calcext:value-type="float">
            <text:p>1.45363855361938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1.38003063201904" calcext:value-type="float">
            <text:p>1.38003063201904</text:p>
          </table:table-cell>
          <table:table-cell table:style-name="ce1" office:value-type="float" office:value="0.0276269912719727" calcext:value-type="float">
            <text:p>0.027626991271973</text:p>
          </table:table-cell>
          <table:table-cell table:style-name="ce1" office:value-type="float" office:value="1.41260647773743" calcext:value-type="float">
            <text:p>1.41260647773743</text:p>
          </table:table-cell>
          <table:table-cell table:style-name="ce1" office:value-type="float" office:value="0.0769824981689453" calcext:value-type="float">
            <text:p>0.076982498168945</text:p>
          </table:table-cell>
          <table:table-cell table:style-name="ce1" office:value-type="float" office:value="1.44539093971252" calcext:value-type="float">
            <text:p>1.44539093971252</text:p>
          </table:table-cell>
          <table:table-cell table:style-name="ce1" office:value-type="float" office:value="0.0968749523162842" calcext:value-type="float">
            <text:p>0.096874952316284</text:p>
          </table:table-cell>
          <table:table-cell table:style-name="ce1" office:value-type="float" office:value="1.45146822929382" calcext:value-type="float">
            <text:p>1.45146822929382</text:p>
          </table:table-cell>
          <table:table-cell table:style-name="ce1" office:value-type="float" office:value="0.0871584415435791" calcext:value-type="float">
            <text:p>0.087158441543579</text:p>
          </table:table-cell>
          <table:table-cell table:style-name="ce1" office:value-type="float" office:value="1.49028849601746" calcext:value-type="float">
            <text:p>1.49028849601746</text:p>
          </table:table-cell>
          <table:table-cell table:style-name="ce1" office:value-type="float" office:value="0.10637903213501" calcext:value-type="float">
            <text:p>0.10637903213501</text:p>
          </table:table-cell>
          <table:table-cell table:style-name="ce1" office:value-type="float" office:value="1.45492720603943" calcext:value-type="float">
            <text:p>1.45492720603943</text:p>
          </table:table-cell>
          <table:table-cell table:style-name="ce1" office:value-type="float" office:value="0.112108469009399" calcext:value-type="float">
            <text:p>0.112108469009399</text:p>
          </table:table-cell>
          <table:table-cell table:style-name="ce1" office:value-type="float" office:value="1.41114115715027" calcext:value-type="float">
            <text:p>1.41114115715027</text:p>
          </table:table-cell>
          <table:table-cell table:style-name="ce1" office:value-type="float" office:value="4.92685437202454" calcext:value-type="float">
            <text:p>4.92685437202454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1.41990303993225" calcext:value-type="float">
            <text:p>1.41990303993225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1.44592261314392" calcext:value-type="float">
            <text:p>1.44592261314392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1.4581561088562" calcext:value-type="float">
            <text:p>1.4581561088562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1.4146888256073" calcext:value-type="float">
            <text:p>1.4146888256073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1.42368960380554" calcext:value-type="float">
            <text:p>1.42368960380554</text:p>
          </table:table-cell>
          <table:table-cell table:style-name="ce1" office:value-type="float" office:value="0.0000777244567871094" calcext:value-type="float">
            <text:p>7.77244567871094E-05</text:p>
          </table:table-cell>
          <table:table-cell table:style-name="ce1" office:value-type="float" office:value="1.42610096931458" calcext:value-type="float">
            <text:p>1.42610096931458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1.45090675354004" calcext:value-type="float">
            <text:p>1.45090675354004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1.40771341323853" calcext:value-type="float">
            <text:p>1.40771341323853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1.40185928344727" calcext:value-type="float">
            <text:p>1.40185928344727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1.42172074317932" calcext:value-type="float">
            <text:p>1.42172074317932</text:p>
          </table:table-cell>
          <table:table-cell table:style-name="ce1" office:value-type="float" office:value="5.01680469512939" calcext:value-type="float">
            <text:p>5.01680469512939</text:p>
          </table:table-cell>
          <table:table-cell table:style-name="ce1" office:value-type="float" office:value="0.0000963211059570313" calcext:value-type="float">
            <text:p>9.63211059570313E-05</text:p>
          </table:table-cell>
          <table:table-cell table:style-name="ce1" office:value-type="float" office:value="1.43253970146179" calcext:value-type="float">
            <text:p>1.43253970146179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1.47931504249573" calcext:value-type="float">
            <text:p>1.47931504249573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1.4802942276001" calcext:value-type="float">
            <text:p>1.4802942276001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1.45141506195068" calcext:value-type="float">
            <text:p>1.45141506195068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1.46347856521606" calcext:value-type="float">
            <text:p>1.46347856521606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1.45052719116211" calcext:value-type="float">
            <text:p>1.45052719116211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1.46635746955872" calcext:value-type="float">
            <text:p>1.46635746955872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1.48002767562866" calcext:value-type="float">
            <text:p>1.48002767562866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1.44736742973328" calcext:value-type="float">
            <text:p>1.44736742973328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1.45868372917175" calcext:value-type="float">
            <text:p>1.45868372917175</text:p>
          </table:table-cell>
          <table:table-cell table:style-name="ce1" office:value-type="float" office:value="5.10532402992249" calcext:value-type="float">
            <text:p>5.10532402992249</text:p>
          </table:table-cell>
          <table:table-cell table:style-name="ce1" office:value-type="float" office:value="0.000109195709228516" calcext:value-type="float">
            <text:p>0.000109195709229</text:p>
          </table:table-cell>
          <table:table-cell table:style-name="ce1" office:value-type="float" office:value="1.44368672370911" calcext:value-type="float">
            <text:p>1.44368672370911</text:p>
          </table:table-cell>
          <table:table-cell table:style-name="ce1" office:value-type="float" office:value="0.0000803470611572266" calcext:value-type="float">
            <text:p>8.03470611572266E-05</text:p>
          </table:table-cell>
          <table:table-cell table:style-name="ce1" office:value-type="float" office:value="1.46640634536743" calcext:value-type="float">
            <text:p>1.46640634536743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1.4438259601593" calcext:value-type="float">
            <text:p>1.4438259601593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1.42767739295959" calcext:value-type="float">
            <text:p>1.42767739295959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1.45783448219299" calcext:value-type="float">
            <text:p>1.45783448219299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1.4701509475708" calcext:value-type="float">
            <text:p>1.4701509475708</text:p>
          </table:table-cell>
          <table:table-cell table:style-name="ce1" office:value-type="float" office:value="0.000164270401000977" calcext:value-type="float">
            <text:p>0.000164270401001</text:p>
          </table:table-cell>
          <table:table-cell table:style-name="ce1" office:value-type="float" office:value="1.44991850852966" calcext:value-type="float">
            <text:p>1.44991850852966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1.4322521686554" calcext:value-type="float">
            <text:p>1.4322521686554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1.45025777816772" calcext:value-type="float">
            <text:p>1.45025777816772</text:p>
          </table:table-cell>
          <table:table-cell table:style-name="ce1" office:value-type="float" office:value="0.0000762939453125" calcext:value-type="float">
            <text:p>7.62939453125E-05</text:p>
          </table:table-cell>
          <table:table-cell table:style-name="ce1" office:value-type="float" office:value="1.42875123023987" calcext:value-type="float">
            <text:p>1.42875123023987</text:p>
          </table:table-cell>
          <table:table-cell table:style-name="ce1" office:value-type="float" office:value="0.889636954435935" calcext:value-type="float">
            <text:p>0.88963695443593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5.10532402992249" calcext:value-type="float">
            <text:p>5.10532402992249</text:p>
          </table:table-cell>
          <table:table-cell table:style-name="ce1" office:value-type="float" office:value="92.5222432613373" calcext:value-type="float">
            <text:p>92.5222432613373</text:p>
          </table:table-cell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1.26057124137878" calcext:value-type="float">
            <text:p>1.26057124137878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336647033691406" calcext:value-type="float">
            <text:p>0.000336647033691</text:p>
          </table:table-cell>
          <table:table-cell table:style-name="ce1" office:value-type="float" office:value="1.28910970687866" calcext:value-type="float">
            <text:p>1.28910970687866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1.27830386161804" calcext:value-type="float">
            <text:p>1.27830386161804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1.24595427513123" calcext:value-type="float">
            <text:p>1.24595427513123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1.30617618560791" calcext:value-type="float">
            <text:p>1.30617618560791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1.21442914009094" calcext:value-type="float">
            <text:p>1.21442914009094</text:p>
          </table:table-cell>
          <table:table-cell table:style-name="ce1" office:value-type="float" office:value="0.000100851058959961" calcext:value-type="float">
            <text:p>0.00010085105896</text:p>
          </table:table-cell>
          <table:table-cell table:style-name="ce1" office:value-type="float" office:value="0.000103950500488281" calcext:value-type="float">
            <text:p>0.000103950500488</text:p>
          </table:table-cell>
          <table:table-cell table:style-name="ce1" office:value-type="float" office:value="3.43434977531433" calcext:value-type="float">
            <text:p>3.43434977531433</text:p>
          </table:table-cell>
          <table:table-cell table:style-name="ce1" office:value-type="float" office:value="0.000106334686279297" calcext:value-type="float">
            <text:p>0.000106334686279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1.25329089164734" calcext:value-type="float">
            <text:p>1.25329089164734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102519989013672" calcext:value-type="float">
            <text:p>0.000102519989014</text:p>
          </table:table-cell>
          <table:table-cell table:style-name="ce1" office:value-type="float" office:value="1.29461693763733" calcext:value-type="float">
            <text:p>1.29461693763733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1.23411726951599" calcext:value-type="float">
            <text:p>1.23411726951599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106334686279297" calcext:value-type="float">
            <text:p>0.000106334686279</text:p>
          </table:table-cell>
          <table:table-cell table:style-name="ce1" office:value-type="float" office:value="1.26387429237366" calcext:value-type="float">
            <text:p>1.26387429237366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1.28158044815063" calcext:value-type="float">
            <text:p>1.28158044815063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0000782012939453125" calcext:value-type="float">
            <text:p>7.82012939453125E-05</text:p>
          </table:table-cell>
          <table:table-cell table:style-name="ce1" office:value-type="float" office:value="1.21541786193848" calcext:value-type="float">
            <text:p>1.21541786193848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104427337646484" calcext:value-type="float">
            <text:p>0.000104427337646</text:p>
          </table:table-cell>
          <table:table-cell table:style-name="ce1" office:value-type="float" office:value="3.51304483413696" calcext:value-type="float">
            <text:p>3.51304483413696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1.23014521598816" calcext:value-type="float">
            <text:p>1.23014521598816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1.28891634941101" calcext:value-type="float">
            <text:p>1.28891634941101</text:p>
          </table:table-cell>
          <table:table-cell table:style-name="ce1" office:value-type="float" office:value="0.000115394592285156" calcext:value-type="float">
            <text:p>0.00011539459228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1.29519534111023" calcext:value-type="float">
            <text:p>1.29519534111023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1.26772999763489" calcext:value-type="float">
            <text:p>1.26772999763489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1.23366904258728" calcext:value-type="float">
            <text:p>1.23366904258728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146627426147461" calcext:value-type="float">
            <text:p>0.000146627426147</text:p>
          </table:table-cell>
          <table:table-cell table:style-name="ce1" office:value-type="float" office:value="1.30777478218079" calcext:value-type="float">
            <text:p>1.30777478218079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3.37941145896912" calcext:value-type="float">
            <text:p>3.37941145896912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1.24720740318298" calcext:value-type="float">
            <text:p>1.24720740318298</text:p>
          </table:table-cell>
          <table:table-cell table:style-name="ce1" office:value-type="float" office:value="0.000106334686279297" calcext:value-type="float">
            <text:p>0.000106334686279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1.29260873794556" calcext:value-type="float">
            <text:p>1.29260873794556</text:p>
          </table:table-cell>
          <table:table-cell table:number-columns-repeated="2"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1.36583805084229" calcext:value-type="float">
            <text:p>1.36583805084229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106334686279297" calcext:value-type="float">
            <text:p>0.000106334686279</text:p>
          </table:table-cell>
          <table:table-cell table:style-name="ce1" office:value-type="float" office:value="1.26438760757446" calcext:value-type="float">
            <text:p>1.26438760757446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1.29302787780762" calcext:value-type="float">
            <text:p>1.29302787780762</text:p>
          </table:table-cell>
          <table:table-cell table:style-name="ce1" office:value-type="float" office:value="0.0000874996185302734" calcext:value-type="float">
            <text:p>8.74996185302734E-05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1.29220724105835" calcext:value-type="float">
            <text:p>1.29220724105835</text:p>
          </table:table-cell>
          <table:table-cell table:style-name="ce1" office:value-type="float" office:value="0.000144720077514648" calcext:value-type="float">
            <text:p>0.000144720077515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3.37765145301819" calcext:value-type="float">
            <text:p>3.37765145301819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1.2237696647644" calcext:value-type="float">
            <text:p>1.2237696647644</text:p>
          </table:table-cell>
          <table:table-cell table:style-name="ce1" office:value-type="float" office:value="0.000156164169311523" calcext:value-type="float">
            <text:p>0.000156164169312</text:p>
          </table:table-cell>
          <table:table-cell table:style-name="ce1" office:value-type="float" office:value="0.000123500823974609" calcext:value-type="float">
            <text:p>0.000123500823975</text:p>
          </table:table-cell>
          <table:table-cell table:style-name="ce1" office:value-type="float" office:value="1.28379011154175" calcext:value-type="float">
            <text:p>1.28379011154175</text:p>
          </table:table-cell>
          <table:table-cell table:style-name="ce1" office:value-type="float" office:value="0.000114917755126953" calcext:value-type="float">
            <text:p>0.000114917755127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1.21196794509888" calcext:value-type="float">
            <text:p>1.21196794509888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1.23378992080688" calcext:value-type="float">
            <text:p>1.23378992080688</text:p>
          </table:table-cell>
          <table:table-cell table:style-name="ce1" office:value-type="float" office:value="0.0931737422943115" calcext:value-type="float">
            <text:p>0.093173742294312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1.24136781692505" calcext:value-type="float">
            <text:p>1.24136781692505</text:p>
          </table:table-cell>
          <table:table-cell table:style-name="ce1" office:value-type="float" office:value="0.151926755905151" calcext:value-type="float">
            <text:p>0.151926755905151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1.24627780914307" calcext:value-type="float">
            <text:p>1.24627780914307</text:p>
          </table:table-cell>
          <table:table-cell table:style-name="ce1" office:value-type="float" office:value="0.173766613006592" calcext:value-type="float">
            <text:p>0.173766613006592</text:p>
          </table:table-cell>
          <table:table-cell table:style-name="ce1" office:value-type="float" office:value="0.0000751018524169922" calcext:value-type="float">
            <text:p>7.51018524169922E-05</text:p>
          </table:table-cell>
          <table:table-cell table:style-name="ce1" office:value-type="float" office:value="0.500831986849125" calcext:value-type="float">
            <text:p>0.50083198684912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3.51304483413696" calcext:value-type="float">
            <text:p>3.51304483413696</text:p>
          </table:table-cell>
          <table:table-cell table:style-name="ce1" office:value-type="float" office:value="52.086526632309" calcext:value-type="float">
            <text:p>52.086526632309</text:p>
          </table:table-cell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946521759033203" calcext:value-type="float">
            <text:p>9.46521759033203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832080841064453" calcext:value-type="float">
            <text:p>8.32080841064453E-05</text:p>
          </table:table-cell>
          <table:table-cell table:style-name="ce1" office:value-type="float" office:value="0.906205177307129" calcext:value-type="float">
            <text:p>0.906205177307129</text:p>
          </table:table-cell>
          <table:table-cell table:style-name="ce1" office:value-type="float" office:value="0.000167131423950195" calcext:value-type="float">
            <text:p>0.00016713142395</text:p>
          </table:table-cell>
          <table:table-cell table:style-name="ce1" office:value-type="float" office:value="0.000235319137573242" calcext:value-type="float">
            <text:p>0.000235319137573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1.23258423805237" calcext:value-type="float">
            <text:p>1.23258423805237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00010228157043457" calcext:value-type="float">
            <text:p>0.000102281570435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1.17138075828552" calcext:value-type="float">
            <text:p>1.17138075828552</text:p>
          </table:table-cell>
          <table:table-cell table:style-name="ce1" office:value-type="float" office:value="0.000105857849121094" calcext:value-type="float">
            <text:p>0.000105857849121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1.14302492141724" calcext:value-type="float">
            <text:p>1.14302492141724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994205474853516" calcext:value-type="float">
            <text:p>9.94205474853516E-05</text:p>
          </table:table-cell>
          <table:table-cell table:style-name="ce1" office:value-type="float" office:value="1.17486262321472" calcext:value-type="float">
            <text:p>1.17486262321472</text:p>
          </table:table-cell>
          <table:table-cell table:style-name="ce1" office:value-type="float" office:value="4.94478368759155" calcext:value-type="float">
            <text:p>4.94478368759155</text:p>
          </table:table-cell>
          <table:table-cell table:style-name="ce1" office:value-type="float" office:value="0.0244884490966797" calcext:value-type="float">
            <text:p>0.02448844909668</text:p>
          </table:table-cell>
          <table:table-cell table:style-name="ce1" office:value-type="float" office:value="0.000111818313598633" calcext:value-type="float">
            <text:p>0.000111818313599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1.10180997848511" calcext:value-type="float">
            <text:p>1.10180997848511</text:p>
          </table:table-cell>
          <table:table-cell table:style-name="ce1" office:value-type="float" office:value="0.0000846385955810547" calcext:value-type="float">
            <text:p>8.46385955810547E-05</text:p>
          </table:table-cell>
          <table:table-cell table:style-name="ce1" office:value-type="float" office:value="0.0001068115234375" calcext:value-type="float">
            <text:p>0.000106811523438</text:p>
          </table:table-cell>
          <table:table-cell table:style-name="ce1" office:value-type="float" office:value="0.0000948905944824219" calcext:value-type="float">
            <text:p>9.48905944824219E-05</text:p>
          </table:table-cell>
          <table:table-cell table:style-name="ce1" office:value-type="float" office:value="1.12656283378601" calcext:value-type="float">
            <text:p>1.12656283378601</text:p>
          </table:table-cell>
          <table:table-cell table:style-name="ce1" office:value-type="float" office:value="0.000136375427246094" calcext:value-type="float">
            <text:p>0.000136375427246</text:p>
          </table:table-cell>
          <table:table-cell table:style-name="ce1" office:value-type="float" office:value="0.000087738037109375" calcext:value-type="float">
            <text:p>8.7738037109375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1.1844277381897" calcext:value-type="float">
            <text:p>1.1844277381897</text:p>
          </table:table-cell>
          <table:table-cell table:style-name="ce1" office:value-type="float" office:value="0.0000874996185302734" calcext:value-type="float">
            <text:p>8.74996185302734E-05</text:p>
          </table:table-cell>
          <table:table-cell table:style-name="ce1" office:value-type="float" office:value="0.000115871429443359" calcext:value-type="float">
            <text:p>0.000115871429443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1.22765350341797" calcext:value-type="float">
            <text:p>1.22765350341797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00016474723815918" calcext:value-type="float">
            <text:p>0.000164747238159</text:p>
          </table:table-cell>
          <table:table-cell table:style-name="ce1" office:value-type="float" office:value="1.06049585342407" calcext:value-type="float">
            <text:p>1.06049585342407</text:p>
          </table:table-cell>
          <table:table-cell table:style-name="ce1" office:value-type="float" office:value="4.91581463813782" calcext:value-type="float">
            <text:p>4.91581463813782</text:p>
          </table:table-cell>
          <table:table-cell table:style-name="ce1" office:value-type="float" office:value="0.00789928436279297" calcext:value-type="float">
            <text:p>0.007899284362793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994214773178101" calcext:value-type="float">
            <text:p>0.994214773178101</text:p>
          </table:table-cell>
          <table:table-cell table:style-name="ce1" office:value-type="float" office:value="0.0197691917419434" calcext:value-type="float">
            <text:p>0.019769191741943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0.000154733657836914" calcext:value-type="float">
            <text:p>0.000154733657837</text:p>
          </table:table-cell>
          <table:table-cell table:style-name="ce1" office:value-type="float" office:value="1.1842360496521" calcext:value-type="float">
            <text:p>1.1842360496521</text:p>
          </table:table-cell>
          <table:table-cell table:style-name="ce1" office:value-type="float" office:value="0.000158548355102539" calcext:value-type="float">
            <text:p>0.000158548355103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1.21759343147278" calcext:value-type="float">
            <text:p>1.21759343147278</text:p>
          </table:table-cell>
          <table:table-cell table:style-name="ce1" office:value-type="float" office:value="0.0609259605407715" calcext:value-type="float">
            <text:p>0.060925960540772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1.2179639339447" calcext:value-type="float">
            <text:p>1.2179639339447</text:p>
          </table:table-cell>
          <table:table-cell table:style-name="ce1" office:value-type="float" office:value="0.187225103378296" calcext:value-type="float">
            <text:p>0.187225103378296</text:p>
          </table:table-cell>
          <table:table-cell table:style-name="ce1" office:value-type="float" office:value="0.000113248825073242" calcext:value-type="float">
            <text:p>0.000113248825073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1.04651045799255" calcext:value-type="float">
            <text:p>1.04651045799255</text:p>
          </table:table-cell>
          <table:table-cell table:style-name="ce1" office:value-type="float" office:value="4.87708401679993" calcext:value-type="float">
            <text:p>4.87708401679993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1.03541803359985" calcext:value-type="float">
            <text:p>1.03541803359985</text:p>
          </table:table-cell>
          <table:table-cell table:style-name="ce1" office:value-type="float" office:value="0.0280153751373291" calcext:value-type="float">
            <text:p>0.028015375137329</text:p>
          </table:table-cell>
          <table:table-cell table:style-name="ce1" office:value-type="float" office:value="0.000087738037109375" calcext:value-type="float">
            <text:p>8.7738037109375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1.05305624008179" calcext:value-type="float">
            <text:p>1.05305624008179</text:p>
          </table:table-cell>
          <table:table-cell table:style-name="ce1" office:value-type="float" office:value="0.201605319976807" calcext:value-type="float">
            <text:p>0.201605319976807</text:p>
          </table:table-cell>
          <table:table-cell table:style-name="ce1" office:value-type="float" office:value="0.0000984668731689453" calcext:value-type="float">
            <text:p>9.84668731689453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1.0212926864624" calcext:value-type="float">
            <text:p>1.0212926864624</text:p>
          </table:table-cell>
          <table:table-cell table:style-name="ce1" office:value-type="float" office:value="0.265006065368652" calcext:value-type="float">
            <text:p>0.265006065368652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1.02601218223572" calcext:value-type="float">
            <text:p>1.02601218223572</text:p>
          </table:table-cell>
          <table:table-cell table:style-name="ce1" office:value-type="float" office:value="0.262561798095703" calcext:value-type="float">
            <text:p>0.262561798095703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891974925994873" calcext:value-type="float">
            <text:p>0.891974925994873</text:p>
          </table:table-cell>
          <table:table-cell table:style-name="ce1" office:value-type="float" office:value="4.63462924957275" calcext:value-type="float">
            <text:p>4.63462924957275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000275850296020508" calcext:value-type="float">
            <text:p>0.000275850296021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1.12188696861267" calcext:value-type="float">
            <text:p>1.12188696861267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108480453491211" calcext:value-type="float">
            <text:p>0.000108480453491</text:p>
          </table:table-cell>
          <table:table-cell table:style-name="ce1" office:value-type="float" office:value="0.000136852264404297" calcext:value-type="float">
            <text:p>0.000136852264404</text:p>
          </table:table-cell>
          <table:table-cell table:style-name="ce1" office:value-type="float" office:value="1.14282155036926" calcext:value-type="float">
            <text:p>1.14282155036926</text:p>
          </table:table-cell>
          <table:table-cell table:style-name="ce1" office:value-type="float" office:value="0.0000963211059570313" calcext:value-type="float">
            <text:p>9.63211059570313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853538513183594" calcext:value-type="float">
            <text:p>8.53538513183594E-05</text:p>
          </table:table-cell>
          <table:table-cell table:style-name="ce1" office:value-type="float" office:value="1.20358395576477" calcext:value-type="float">
            <text:p>1.20358395576477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1.29328346252441" calcext:value-type="float">
            <text:p>1.29328346252441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932216644287109" calcext:value-type="float">
            <text:p>9.32216644287109E-05</text:p>
          </table:table-cell>
          <table:table-cell table:style-name="ce1" office:value-type="float" office:value="0.000101327896118164" calcext:value-type="float">
            <text:p>0.000101327896118</text:p>
          </table:table-cell>
          <table:table-cell table:style-name="ce1" office:value-type="float" office:value="1.08301448822021" calcext:value-type="float">
            <text:p>1.08301448822021</text:p>
          </table:table-cell>
          <table:table-cell table:style-name="ce1" office:value-type="float" office:value="0.464404796178524" calcext:value-type="float">
            <text:p>0.464404796178524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4.94478368759155" calcext:value-type="float">
            <text:p>4.94478368759155</text:p>
          </table:table-cell>
          <table:table-cell table:style-name="ce1" office:value-type="float" office:value="48.2980988025665" calcext:value-type="float">
            <text:p>48.2980988025665</text:p>
          </table:table-cell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264999151229858" calcext:value-type="float">
            <text:p>0.264999151229858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964843511581421" calcext:value-type="float">
            <text:p>0.964843511581421</text:p>
          </table:table-cell>
          <table:table-cell table:style-name="ce1" office:value-type="float" office:value="0.423646926879883" calcext:value-type="float">
            <text:p>0.423646926879883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00565600395202637" calcext:value-type="float">
            <text:p>0.005656003952026</text:p>
          </table:table-cell>
          <table:table-cell table:style-name="ce1" office:value-type="float" office:value="1.21715307235718" calcext:value-type="float">
            <text:p>1.21715307235718</text:p>
          </table:table-cell>
          <table:table-cell table:style-name="ce1" office:value-type="float" office:value="0.0652530193328857" calcext:value-type="float">
            <text:p>0.065253019332886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1.07150101661682" calcext:value-type="float">
            <text:p>1.07150101661682</text:p>
          </table:table-cell>
          <table:table-cell table:style-name="ce1" office:value-type="float" office:value="0.399052619934082" calcext:value-type="float">
            <text:p>0.399052619934082</text:p>
          </table:table-cell>
          <table:table-cell table:style-name="ce1" office:value-type="float" office:value="0.000103235244750977" calcext:value-type="float">
            <text:p>0.000103235244751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716611385345459" calcext:value-type="float">
            <text:p>0.716611385345459</text:p>
          </table:table-cell>
          <table:table-cell table:style-name="ce1" office:value-type="float" office:value="4.58289456367493" calcext:value-type="float">
            <text:p>4.58289456367493</text:p>
          </table:table-cell>
          <table:table-cell table:style-name="ce1" office:value-type="float" office:value="0.000136852264404297" calcext:value-type="float">
            <text:p>0.000136852264404</text:p>
          </table:table-cell>
          <table:table-cell table:style-name="ce1" office:value-type="float" office:value="0.000125408172607422" calcext:value-type="float">
            <text:p>0.000125408172607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1.14000296592712" calcext:value-type="float">
            <text:p>1.14000296592712</text:p>
          </table:table-cell>
          <table:table-cell table:style-name="ce1" office:value-type="float" office:value="0.20968770980835" calcext:value-type="float">
            <text:p>0.20968770980835</text:p>
          </table:table-cell>
          <table:table-cell table:style-name="ce1" office:value-type="float" office:value="0.0000920295715332031" calcext:value-type="float">
            <text:p>9.20295715332031E-05</text:p>
          </table:table-cell>
          <table:table-cell table:style-name="ce1" office:value-type="float" office:value="0.00466299057006836" calcext:value-type="float">
            <text:p>0.004662990570068</text:p>
          </table:table-cell>
          <table:table-cell table:style-name="ce1" office:value-type="float" office:value="0.0000956058502197266" calcext:value-type="float">
            <text:p>9.56058502197266E-05</text:p>
          </table:table-cell>
          <table:table-cell table:style-name="ce1" office:value-type="float" office:value="0.948784589767456" calcext:value-type="float">
            <text:p>0.948784589767456</text:p>
          </table:table-cell>
          <table:table-cell table:style-name="ce1" office:value-type="float" office:value="0.176632881164551" calcext:value-type="float">
            <text:p>0.176632881164551</text:p>
          </table:table-cell>
          <table:table-cell table:style-name="ce1" office:value-type="float" office:value="0.0976853370666504" calcext:value-type="float">
            <text:p>0.09768533706665</text:p>
          </table:table-cell>
          <table:table-cell table:style-name="ce1" office:value-type="float" office:value="0.0000998973846435547" calcext:value-type="float">
            <text:p>9.98973846435547E-05</text:p>
          </table:table-cell>
          <table:table-cell table:style-name="ce1" office:value-type="float" office:value="0.0000910758972167969" calcext:value-type="float">
            <text:p>9.10758972167969E-05</text:p>
          </table:table-cell>
          <table:table-cell table:style-name="ce1" office:value-type="float" office:value="1.17785429954529" calcext:value-type="float">
            <text:p>1.17785429954529</text:p>
          </table:table-cell>
          <table:table-cell table:style-name="ce1" office:value-type="float" office:value="0.152458190917969" calcext:value-type="float">
            <text:p>0.152458190917969</text:p>
          </table:table-cell>
          <table:table-cell table:style-name="ce1" office:value-type="float" office:value="0.0654356479644775" calcext:value-type="float">
            <text:p>0.065435647964478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951287984848022" calcext:value-type="float">
            <text:p>0.951287984848022</text:p>
          </table:table-cell>
          <table:table-cell table:style-name="ce1" office:value-type="float" office:value="5.02710700035095" calcext:value-type="float">
            <text:p>5.02710700035095</text:p>
          </table:table-cell>
          <table:table-cell table:style-name="ce1" office:value-type="float" office:value="0.00012969970703125" calcext:value-type="float">
            <text:p>0.000129699707031</text:p>
          </table:table-cell>
          <table:table-cell table:style-name="ce1" office:value-type="float" office:value="0.0000948905944824219" calcext:value-type="float">
            <text:p>9.48905944824219E-05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0834465026855469" calcext:value-type="float">
            <text:p>8.34465026855469E-05</text:p>
          </table:table-cell>
          <table:table-cell table:style-name="ce1" office:value-type="float" office:value="1.33633184432983" calcext:value-type="float">
            <text:p>1.33633184432983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1.3009569644928" calcext:value-type="float">
            <text:p>1.3009569644928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0.000150918960571289" calcext:value-type="float">
            <text:p>0.000150918960571</text:p>
          </table:table-cell>
          <table:table-cell table:style-name="ce1" office:value-type="float" office:value="0.000148534774780273" calcext:value-type="float">
            <text:p>0.00014853477478</text:p>
          </table:table-cell>
          <table:table-cell table:style-name="ce1" office:value-type="float" office:value="1.13894987106323" calcext:value-type="float">
            <text:p>1.13894987106323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116348266601563" calcext:value-type="float">
            <text:p>0.000116348266602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1.07774758338928" calcext:value-type="float">
            <text:p>1.07774758338928</text:p>
          </table:table-cell>
          <table:table-cell table:style-name="ce1" office:value-type="float" office:value="4.95199370384216" calcext:value-type="float">
            <text:p>4.95199370384216</text:p>
          </table:table-cell>
          <table:table-cell table:style-name="ce1" office:value-type="float" office:value="0.0408074855804443" calcext:value-type="float">
            <text:p>0.040807485580444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832080841064453" calcext:value-type="float">
            <text:p>8.32080841064453E-05</text:p>
          </table:table-cell>
          <table:table-cell table:style-name="ce1" office:value-type="float" office:value="0.965241432189941" calcext:value-type="float">
            <text:p>0.965241432189941</text:p>
          </table:table-cell>
          <table:table-cell table:style-name="ce1" office:value-type="float" office:value="0.0816307067871094" calcext:value-type="float">
            <text:p>0.081630706787109</text:p>
          </table:table-cell>
          <table:table-cell table:style-name="ce1" office:value-type="float" office:value="0.204972982406616" calcext:value-type="float">
            <text:p>0.204972982406616</text:p>
          </table:table-cell>
          <table:table-cell table:style-name="ce1" office:value-type="float" office:value="0.0000851154327392578" calcext:value-type="float">
            <text:p>8.51154327392578E-05</text:p>
          </table:table-cell>
          <table:table-cell table:style-name="ce1" office:value-type="float" office:value="0.00332498550415039" calcext:value-type="float">
            <text:p>0.00332498550415</text:p>
          </table:table-cell>
          <table:table-cell table:style-name="ce1" office:value-type="float" office:value="0.940373420715332" calcext:value-type="float">
            <text:p>0.940373420715332</text:p>
          </table:table-cell>
          <table:table-cell table:style-name="ce1" office:value-type="float" office:value="0.000111103057861328" calcext:value-type="float">
            <text:p>0.000111103057861</text:p>
          </table:table-cell>
          <table:table-cell table:style-name="ce1" office:value-type="float" office:value="0.265937805175781" calcext:value-type="float">
            <text:p>0.265937805175781</text:p>
          </table:table-cell>
          <table:table-cell table:style-name="ce1" office:value-type="float" office:value="0.00331830978393555" calcext:value-type="float">
            <text:p>0.003318309783936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1.15768623352051" calcext:value-type="float">
            <text:p>1.15768623352051</text:p>
          </table:table-cell>
          <table:table-cell table:style-name="ce1" office:value-type="float" office:value="0.0000820159912109375" calcext:value-type="float">
            <text:p>8.20159912109375E-05</text:p>
          </table:table-cell>
          <table:table-cell table:style-name="ce1" office:value-type="float" office:value="0.0000987052917480469" calcext:value-type="float">
            <text:p>9.87052917480469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1.32153630256653" calcext:value-type="float">
            <text:p>1.32153630256653</text:p>
          </table:table-cell>
          <table:table-cell table:style-name="ce1" office:value-type="float" office:value="5.30120325088501" calcext:value-type="float">
            <text:p>5.30120325088501</text:p>
          </table:table-cell>
          <table:table-cell table:style-name="ce1" office:value-type="float" office:value="0.000103950500488281" calcext:value-type="float">
            <text:p>0.000103950500488</text:p>
          </table:table-cell>
          <table:table-cell table:style-name="ce1" office:value-type="float" office:value="0.000103473663330078" calcext:value-type="float">
            <text:p>0.00010347366333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912107229232788" calcext:value-type="float">
            <text:p>0.912107229232788</text:p>
          </table:table-cell>
          <table:table-cell table:style-name="ce1" office:value-type="float" office:value="0.0000860691070556641" calcext:value-type="float">
            <text:p>8.60691070556641E-05</text:p>
          </table:table-cell>
          <table:table-cell table:style-name="ce1" office:value-type="float" office:value="0.000164508819580078" calcext:value-type="float">
            <text:p>0.00016450881958</text:p>
          </table:table-cell>
          <table:table-cell table:style-name="ce1" office:value-type="float" office:value="0.000113487243652344" calcext:value-type="float">
            <text:p>0.000113487243652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819050073623657" calcext:value-type="float">
            <text:p>0.819050073623657</text:p>
          </table:table-cell>
          <table:table-cell table:style-name="ce1" office:value-type="float" office:value="0.357413053512573" calcext:value-type="float">
            <text:p>0.357413053512573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000111579895019531" calcext:value-type="float">
            <text:p>0.00011157989502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1.06428384780884" calcext:value-type="float">
            <text:p>1.06428384780884</text:p>
          </table:table-cell>
          <table:table-cell table:style-name="ce1" office:value-type="float" office:value="0.355972051620483" calcext:value-type="float">
            <text:p>0.355972051620483</text:p>
          </table:table-cell>
          <table:table-cell table:style-name="ce1" office:value-type="float" office:value="0.000133991241455078" calcext:value-type="float">
            <text:p>0.00013399124145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841426372528076" calcext:value-type="float">
            <text:p>0.841426372528076</text:p>
          </table:table-cell>
          <table:table-cell table:style-name="ce1" office:value-type="float" office:value="0.42414121902906" calcext:value-type="float">
            <text:p>0.42414121902906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5.30120325088501" calcext:value-type="float">
            <text:p>5.30120325088501</text:p>
          </table:table-cell>
          <table:table-cell table:style-name="ce1" office:value-type="float" office:value="44.1106867790222" calcext:value-type="float">
            <text:p>44.1106867790222</text:p>
          </table:table-cell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870227813720703" calcext:value-type="float">
            <text:p>8.70227813720703E-05</text:p>
          </table:table-cell>
          <table:table-cell table:style-name="ce1" office:value-type="float" office:value="0.0000867843627929688" calcext:value-type="float">
            <text:p>8.67843627929688E-05</text:p>
          </table:table-cell>
          <table:table-cell table:style-name="ce1" office:value-type="float" office:value="0.0000946521759033203" calcext:value-type="float">
            <text:p>9.46521759033203E-05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995429992675781" calcext:value-type="float">
            <text:p>0.995429992675781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782012939453125" calcext:value-type="float">
            <text:p>7.82012939453125E-05</text:p>
          </table:table-cell>
          <table:table-cell table:style-name="ce1" office:value-type="float" office:value="0.00013422966003418" calcext:value-type="float">
            <text:p>0.000134229660034</text:p>
          </table:table-cell>
          <table:table-cell table:style-name="ce1" office:value-type="float" office:value="0.0000925064086914063" calcext:value-type="float">
            <text:p>9.25064086914063E-05</text:p>
          </table:table-cell>
          <table:table-cell table:style-name="ce1" office:value-type="float" office:value="0.156392335891724" calcext:value-type="float">
            <text:p>0.156392335891724</text:p>
          </table:table-cell>
          <table:table-cell table:style-name="ce1" office:value-type="float" office:value="0.716949462890625" calcext:value-type="float">
            <text:p>0.716949462890625</text:p>
          </table:table-cell>
          <table:table-cell table:style-name="ce1" office:value-type="float" office:value="0.000108480453491211" calcext:value-type="float">
            <text:p>0.000108480453491</text:p>
          </table:table-cell>
          <table:table-cell table:style-name="ce1" office:value-type="float" office:value="0.180693626403809" calcext:value-type="float">
            <text:p>0.180693626403809</text:p>
          </table:table-cell>
          <table:table-cell table:style-name="ce1" office:value-type="float" office:value="0.364671468734741" calcext:value-type="float">
            <text:p>0.364671468734741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765342473983765" calcext:value-type="float">
            <text:p>0.765342473983765</text:p>
          </table:table-cell>
          <table:table-cell table:style-name="ce1" office:value-type="float" office:value="0.477304697036743" calcext:value-type="float">
            <text:p>0.477304697036743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371835470199585" calcext:value-type="float">
            <text:p>0.371835470199585</text:p>
          </table:table-cell>
          <table:table-cell table:style-name="ce1" office:value-type="float" office:value="5.18742990493774" calcext:value-type="float">
            <text:p>5.18742990493774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0841617584228516" calcext:value-type="float">
            <text:p>8.41617584228516E-05</text:p>
          </table:table-cell>
          <table:table-cell table:style-name="ce1" office:value-type="float" office:value="0.0000872611999511719" calcext:value-type="float">
            <text:p>8.72611999511719E-05</text:p>
          </table:table-cell>
          <table:table-cell table:style-name="ce1" office:value-type="float" office:value="1.23736262321472" calcext:value-type="float">
            <text:p>1.23736262321472</text:p>
          </table:table-cell>
          <table:table-cell table:style-name="ce1" office:value-type="float" office:value="0.00250482559204102" calcext:value-type="float">
            <text:p>0.002504825592041</text:p>
          </table:table-cell>
          <table:table-cell table:style-name="ce1" office:value-type="float" office:value="0.0168733596801758" calcext:value-type="float">
            <text:p>0.016873359680176</text:p>
          </table:table-cell>
          <table:table-cell table:style-name="ce1" office:value-type="float" office:value="0.0310823917388916" calcext:value-type="float">
            <text:p>0.031082391738892</text:p>
          </table:table-cell>
          <table:table-cell table:style-name="ce1" office:value-type="float" office:value="0.000185251235961914" calcext:value-type="float">
            <text:p>0.000185251235962</text:p>
          </table:table-cell>
          <table:table-cell table:style-name="ce1" office:value-type="float" office:value="0.000178337097167969" calcext:value-type="float">
            <text:p>0.000178337097168</text:p>
          </table:table-cell>
          <table:table-cell table:style-name="ce1" office:value-type="float" office:value="1.52659630775452" calcext:value-type="float">
            <text:p>1.52659630775452</text:p>
          </table:table-cell>
          <table:table-cell table:style-name="ce1" office:value-type="float" office:value="0.000121831893920898" calcext:value-type="float">
            <text:p>0.000121831893921</text:p>
          </table:table-cell>
          <table:table-cell table:style-name="ce1" office:value-type="float" office:value="0.000110626220703125" calcext:value-type="float">
            <text:p>0.000110626220703</text:p>
          </table:table-cell>
          <table:table-cell table:style-name="ce1" office:value-type="float" office:value="0.0918755531311035" calcext:value-type="float">
            <text:p>0.091875553131104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870624303817749" calcext:value-type="float">
            <text:p>0.870624303817749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526254177093506" calcext:value-type="float">
            <text:p>0.052625417709351</text:p>
          </table:table-cell>
          <table:table-cell table:style-name="ce1" office:value-type="float" office:value="4.77771806716919" calcext:value-type="float">
            <text:p>4.77771806716919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0.00017857551574707" calcext:value-type="float">
            <text:p>0.000178575515747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0.00188875198364258" calcext:value-type="float">
            <text:p>0.001888751983643</text:p>
          </table:table-cell>
          <table:table-cell table:style-name="ce1" office:value-type="float" office:value="2.02897238731384" calcext:value-type="float">
            <text:p>2.02897238731384</text:p>
          </table:table-cell>
          <table:table-cell table:style-name="ce1" office:value-type="float" office:value="0.000121116638183594" calcext:value-type="float">
            <text:p>0.000121116638184</text:p>
          </table:table-cell>
          <table:table-cell table:style-name="ce1" office:value-type="float" office:value="0.000111579895019531" calcext:value-type="float">
            <text:p>0.00011157989502</text:p>
          </table:table-cell>
          <table:table-cell table:style-name="ce1" office:value-type="float" office:value="0.000117301940917969" calcext:value-type="float">
            <text:p>0.000117301940918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0.0000972747802734375" calcext:value-type="float">
            <text:p>9.72747802734375E-05</text:p>
          </table:table-cell>
          <table:table-cell table:style-name="ce1" office:value-type="float" office:value="1.02111268043518" calcext:value-type="float">
            <text:p>1.02111268043518</text:p>
          </table:table-cell>
          <table:table-cell table:style-name="ce1" office:value-type="float" office:value="0.300320148468018" calcext:value-type="float">
            <text:p>0.300320148468018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0.000282049179077148" calcext:value-type="float">
            <text:p>0.000282049179077</text:p>
          </table:table-cell>
          <table:table-cell table:style-name="ce1" office:value-type="float" office:value="0.118330478668213" calcext:value-type="float">
            <text:p>0.118330478668213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938578367233276" calcext:value-type="float">
            <text:p>0.938578367233276</text:p>
          </table:table-cell>
          <table:table-cell table:style-name="ce1" office:value-type="float" office:value="0.344435930252075" calcext:value-type="float">
            <text:p>0.34443593025207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4.29809713363647" calcext:value-type="float">
            <text:p>4.29809713363647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136137008666992" calcext:value-type="float">
            <text:p>0.000136137008667</text:p>
          </table:table-cell>
          <table:table-cell table:style-name="ce1" office:value-type="float" office:value="0.0000824928283691406" calcext:value-type="float">
            <text:p>8.24928283691406E-05</text:p>
          </table:table-cell>
          <table:table-cell table:style-name="ce1" office:value-type="float" office:value="0.00374937057495117" calcext:value-type="float">
            <text:p>0.003749370574951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67582631111145" calcext:value-type="float">
            <text:p>0.67582631111145</text:p>
          </table:table-cell>
          <table:table-cell table:style-name="ce1" office:value-type="float" office:value="0.137752532958984" calcext:value-type="float">
            <text:p>0.137752532958984</text:p>
          </table:table-cell>
          <table:table-cell table:style-name="ce1" office:value-type="float" office:value="0.171265125274658" calcext:value-type="float">
            <text:p>0.171265125274658</text:p>
          </table:table-cell>
          <table:table-cell table:style-name="ce1" office:value-type="float" office:value="0.223440408706665" calcext:value-type="float">
            <text:p>0.223440408706665</text:p>
          </table:table-cell>
          <table:table-cell table:style-name="ce1" office:value-type="float" office:value="0.0310797691345215" calcext:value-type="float">
            <text:p>0.031079769134522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1.59141445159912" calcext:value-type="float">
            <text:p>1.59141445159912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1.76597952842712" calcext:value-type="float">
            <text:p>1.76597952842712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4.24382925033569" calcext:value-type="float">
            <text:p>4.24382925033569</text:p>
          </table:table-cell>
          <table:table-cell table:style-name="ce1" office:value-type="float" office:value="0.0515170097351074" calcext:value-type="float">
            <text:p>0.051517009735108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112056732177734" calcext:value-type="float">
            <text:p>0.000112056732178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0000820159912109375" calcext:value-type="float">
            <text:p>8.20159912109375E-05</text:p>
          </table:table-cell>
          <table:table-cell table:style-name="ce1" office:value-type="float" office:value="1.74867153167725" calcext:value-type="float">
            <text:p>1.74867153167725</text:p>
          </table:table-cell>
          <table:table-cell table:style-name="ce1" office:value-type="float" office:value="0.0252904891967773" calcext:value-type="float">
            <text:p>0.025290489196777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0000751018524169922" calcext:value-type="float">
            <text:p>7.51018524169922E-05</text:p>
          </table:table-cell>
          <table:table-cell table:style-name="ce1" office:value-type="float" office:value="0.0032799243927002" calcext:value-type="float">
            <text:p>0.0032799243927</text:p>
          </table:table-cell>
          <table:table-cell table:style-name="ce1" office:value-type="float" office:value="1.42698168754578" calcext:value-type="float">
            <text:p>1.42698168754578</text:p>
          </table:table-cell>
          <table:table-cell table:style-name="ce1" office:value-type="float" office:value="0.364154100418091" calcext:value-type="float">
            <text:p>0.364154100418091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00173807144165039" calcext:value-type="float">
            <text:p>0.00017380714416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933143615722656" calcext:value-type="float">
            <text:p>0.933143615722656</text:p>
          </table:table-cell>
          <table:table-cell table:style-name="ce1" office:value-type="float" office:value="0.441478729248047" calcext:value-type="float">
            <text:p>0.441478729248047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391531804433236" calcext:value-type="float">
            <text:p>0.391531804433236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5.18742990493774" calcext:value-type="float">
            <text:p>5.18742990493774</text:p>
          </table:table-cell>
          <table:table-cell table:style-name="ce1" office:value-type="float" office:value="40.7193076610565" calcext:value-type="float">
            <text:p>40.7193076610565</text:p>
          </table:table-cell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0960826873779297" calcext:value-type="float">
            <text:p>9.60826873779297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633139848709106" calcext:value-type="float">
            <text:p>0.633139848709106</text:p>
          </table:table-cell>
          <table:table-cell table:style-name="ce1" office:value-type="float" office:value="0.00321626663208008" calcext:value-type="float">
            <text:p>0.00321626663208</text:p>
          </table:table-cell>
          <table:table-cell table:style-name="ce1" office:value-type="float" office:value="0.619866847991943" calcext:value-type="float">
            <text:p>0.619866847991943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125885009765625" calcext:value-type="float">
            <text:p>0.000125885009766</text:p>
          </table:table-cell>
          <table:table-cell table:style-name="ce1" office:value-type="float" office:value="0.0941557884216309" calcext:value-type="float">
            <text:p>0.094155788421631</text:p>
          </table:table-cell>
          <table:table-cell table:style-name="ce1" office:value-type="float" office:value="0.000100135803222656" calcext:value-type="float">
            <text:p>0.000100135803223</text:p>
          </table:table-cell>
          <table:table-cell table:style-name="ce1" office:value-type="float" office:value="1.21013116836548" calcext:value-type="float">
            <text:p>1.21013116836548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834441423416138" calcext:value-type="float">
            <text:p>0.834441423416138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5.66774821281433" calcext:value-type="float">
            <text:p>5.66774821281433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122785568237305" calcext:value-type="float">
            <text:p>0.000122785568237</text:p>
          </table:table-cell>
          <table:table-cell table:style-name="ce1" office:value-type="float" office:value="0.000103473663330078" calcext:value-type="float">
            <text:p>0.00010347366333</text:p>
          </table:table-cell>
          <table:table-cell table:style-name="ce1" office:value-type="float" office:value="0.000116825103759766" calcext:value-type="float">
            <text:p>0.00011682510376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14042854309082" calcext:value-type="float">
            <text:p>0.000140428543091</text:p>
          </table:table-cell>
          <table:table-cell table:style-name="ce1" office:value-type="float" office:value="1.47580504417419" calcext:value-type="float">
            <text:p>1.47580504417419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10991096496582" calcext:value-type="float">
            <text:p>0.000109910964966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1.80228543281555" calcext:value-type="float">
            <text:p>1.8022854328155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3.46767377853394" calcext:value-type="float">
            <text:p>3.46767377853394</text:p>
          </table:table-cell>
          <table:table-cell table:style-name="ce1" office:value-type="float" office:value="1.34889769554138" calcext:value-type="float">
            <text:p>1.34889769554138</text:p>
          </table:table-cell>
          <table:table-cell table:style-name="ce1" office:value-type="float" office:value="0.283710479736328" calcext:value-type="float">
            <text:p>0.283710479736328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107526779174805" calcext:value-type="float">
            <text:p>0.000107526779175</text:p>
          </table:table-cell>
          <table:table-cell table:style-name="ce1" office:value-type="float" office:value="0.0000803470611572266" calcext:value-type="float">
            <text:p>8.03470611572266E-05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127553939819336" calcext:value-type="float">
            <text:p>0.000127553939819</text:p>
          </table:table-cell>
          <table:table-cell table:style-name="ce1" office:value-type="float" office:value="1.74025988578796" calcext:value-type="float">
            <text:p>1.74025988578796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0934600830078125" calcext:value-type="float">
            <text:p>9.34600830078125E-05</text:p>
          </table:table-cell>
          <table:table-cell table:style-name="ce1" office:value-type="float" office:value="0.000107049942016602" calcext:value-type="float">
            <text:p>0.000107049942017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1.14794206619263" calcext:value-type="float">
            <text:p>1.14794206619263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891273021697998" calcext:value-type="float">
            <text:p>0.0891273021698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4.53885626792908" calcext:value-type="float">
            <text:p>4.53885626792908</text:p>
          </table:table-cell>
          <table:table-cell table:style-name="ce1" office:value-type="float" office:value="0.93584680557251" calcext:value-type="float">
            <text:p>0.93584680557251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651430130004883" calcext:value-type="float">
            <text:p>0.651430130004883</text:p>
          </table:table-cell>
          <table:table-cell table:style-name="ce1" office:value-type="float" office:value="0.733795166015625" calcext:value-type="float">
            <text:p>0.73379516601562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0851154327392578" calcext:value-type="float">
            <text:p>8.51154327392578E-05</text:p>
          </table:table-cell>
          <table:table-cell table:style-name="ce1" office:value-type="float" office:value="0.000107288360595703" calcext:value-type="float">
            <text:p>0.000107288360596</text:p>
          </table:table-cell>
          <table:table-cell table:style-name="ce1" office:value-type="float" office:value="0.138055086135864" calcext:value-type="float">
            <text:p>0.138055086135864</text:p>
          </table:table-cell>
          <table:table-cell table:style-name="ce1" office:value-type="float" office:value="2.40136408805847" calcext:value-type="float">
            <text:p>2.40136408805847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4.49884152412415" calcext:value-type="float">
            <text:p>4.4988415241241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147438049316406" calcext:value-type="float">
            <text:p>0.001474380493164</text:p>
          </table:table-cell>
          <table:table-cell table:style-name="ce1" office:value-type="float" office:value="0.000110864639282227" calcext:value-type="float">
            <text:p>0.000110864639282</text:p>
          </table:table-cell>
          <table:table-cell table:style-name="ce1" office:value-type="float" office:value="0.00965189933776856" calcext:value-type="float">
            <text:p>0.009651899337769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519299507141113" calcext:value-type="float">
            <text:p>0.005192995071411</text:p>
          </table:table-cell>
          <table:table-cell table:style-name="ce1" office:value-type="float" office:value="1.80897736549377" calcext:value-type="float">
            <text:p>1.80897736549377</text:p>
          </table:table-cell>
          <table:table-cell table:style-name="ce1" office:value-type="float" office:value="0.0000853538513183594" calcext:value-type="float">
            <text:p>8.53538513183594E-0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994205474853516" calcext:value-type="float">
            <text:p>9.94205474853516E-05</text:p>
          </table:table-cell>
          <table:table-cell table:style-name="ce1" office:value-type="float" office:value="0.0000739097595214844" calcext:value-type="float">
            <text:p>7.39097595214844E-05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1.42090177536011" calcext:value-type="float">
            <text:p>1.42090177536011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361232856145272" calcext:value-type="float">
            <text:p>0.361232856145272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5.66774821281433" calcext:value-type="float">
            <text:p>5.66774821281433</text:p>
          </table:table-cell>
          <table:table-cell table:style-name="ce1" office:value-type="float" office:value="37.5682170391083" calcext:value-type="float">
            <text:p>37.5682170391083</text:p>
          </table:table-cell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515890121459961" calcext:value-type="float">
            <text:p>0.0051589012146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12516975402832" calcext:value-type="float">
            <text:p>0.000125169754028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1.37961602210999" calcext:value-type="float">
            <text:p>1.37961602210999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309636354446411" calcext:value-type="float">
            <text:p>0.309636354446411</text:p>
          </table:table-cell>
          <table:table-cell table:style-name="ce1" office:value-type="float" office:value="0.000155925750732422" calcext:value-type="float">
            <text:p>0.000155925750732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762126207351685" calcext:value-type="float">
            <text:p>0.76212620735168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32364010810852" calcext:value-type="float">
            <text:p>0.32364010810852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5.38443899154663" calcext:value-type="float">
            <text:p>5.38443899154663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421547889709473" calcext:value-type="float">
            <text:p>0.00421547889709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332283973693848" calcext:value-type="float">
            <text:p>0.003322839736938</text:p>
          </table:table-cell>
          <table:table-cell table:style-name="ce1" office:value-type="float" office:value="0.000113725662231445" calcext:value-type="float">
            <text:p>0.000113725662231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49290657043457" calcext:value-type="float">
            <text:p>0.004929065704346</text:p>
          </table:table-cell>
          <table:table-cell table:style-name="ce1" office:value-type="float" office:value="1.78759074211121" calcext:value-type="float">
            <text:p>1.78759074211121</text:p>
          </table:table-cell>
          <table:table-cell table:style-name="ce1" office:value-type="float" office:value="0.00390148162841797" calcext:value-type="float">
            <text:p>0.003901481628418</text:p>
          </table:table-cell>
          <table:table-cell table:style-name="ce1" office:value-type="float" office:value="0.00149989128112793" calcext:value-type="float">
            <text:p>0.001499891281128</text:p>
          </table:table-cell>
          <table:table-cell table:style-name="ce1" office:value-type="float" office:value="0.000120401382446289" calcext:value-type="float">
            <text:p>0.000120401382446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642189264297485" calcext:value-type="float">
            <text:p>0.64218926429748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101327896118164" calcext:value-type="float">
            <text:p>0.000101327896118</text:p>
          </table:table-cell>
          <table:table-cell table:style-name="ce1" office:value-type="float" office:value="0.0518550872802734" calcext:value-type="float">
            <text:p>0.051855087280274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148812294006348" calcext:value-type="float">
            <text:p>0.148812294006348</text:p>
          </table:table-cell>
          <table:table-cell table:style-name="ce1" office:value-type="float" office:value="6.05949449539185" calcext:value-type="float">
            <text:p>6.0594944953918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117087364196777" calcext:value-type="float">
            <text:p>0.001170873641968</text:p>
          </table:table-cell>
          <table:table-cell table:style-name="ce1" office:value-type="float" office:value="0.000149726867675781" calcext:value-type="float">
            <text:p>0.000149726867676</text:p>
          </table:table-cell>
          <table:table-cell table:style-name="ce1" office:value-type="float" office:value="0.000116109848022461" calcext:value-type="float">
            <text:p>0.000116109848022</text:p>
          </table:table-cell>
          <table:table-cell table:style-name="ce1" office:value-type="float" office:value="0.000118732452392578" calcext:value-type="float">
            <text:p>0.000118732452393</text:p>
          </table:table-cell>
          <table:table-cell table:style-name="ce1" office:value-type="float" office:value="0.0000631809234619141" calcext:value-type="float">
            <text:p>6.31809234619141E-05</text:p>
          </table:table-cell>
          <table:table-cell table:style-name="ce1" office:value-type="float" office:value="0.000113010406494141" calcext:value-type="float">
            <text:p>0.000113010406494</text:p>
          </table:table-cell>
          <table:table-cell table:style-name="ce1" office:value-type="float" office:value="2.43519377708435" calcext:value-type="float">
            <text:p>2.43519377708435</text:p>
          </table:table-cell>
          <table:table-cell table:style-name="ce1" office:value-type="float" office:value="0.0000910758972167969" calcext:value-type="float">
            <text:p>9.10758972167969E-05</text:p>
          </table:table-cell>
          <table:table-cell table:style-name="ce1" office:value-type="float" office:value="0.0000808238983154297" calcext:value-type="float">
            <text:p>8.08238983154297E-05</text:p>
          </table:table-cell>
          <table:table-cell table:style-name="ce1" office:value-type="float" office:value="0.00017547607421875" calcext:value-type="float">
            <text:p>0.000175476074219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1.00687503814697" calcext:value-type="float">
            <text:p>1.00687503814697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4.85541892051697" calcext:value-type="float">
            <text:p>4.85541892051697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0.00014185905456543" calcext:value-type="float">
            <text:p>0.000141859054565</text:p>
          </table:table-cell>
          <table:table-cell table:style-name="ce1" office:value-type="float" office:value="0.000128030776977539" calcext:value-type="float">
            <text:p>0.000128030776978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63984751701355" calcext:value-type="float">
            <text:p>0.63984751701355</text:p>
          </table:table-cell>
          <table:table-cell table:style-name="ce1" office:value-type="float" office:value="0.884049654006958" calcext:value-type="float">
            <text:p>0.884049654006958</text:p>
          </table:table-cell>
          <table:table-cell table:style-name="ce1" office:value-type="float" office:value="0.000107526779174805" calcext:value-type="float">
            <text:p>0.000107526779175</text:p>
          </table:table-cell>
          <table:table-cell table:style-name="ce1" office:value-type="float" office:value="0.667851209640503" calcext:value-type="float">
            <text:p>0.667851209640503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726056814193726" calcext:value-type="float">
            <text:p>0.726056814193726</text:p>
          </table:table-cell>
          <table:table-cell table:style-name="ce1" office:value-type="float" office:value="0.363560438156128" calcext:value-type="float">
            <text:p>0.363560438156128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358580827713013" calcext:value-type="float">
            <text:p>0.358580827713013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5.36659097671509" calcext:value-type="float">
            <text:p>5.36659097671509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262784957885742" calcext:value-type="float">
            <text:p>0.002627849578857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0000841617584228516" calcext:value-type="float">
            <text:p>8.41617584228516E-05</text:p>
          </table:table-cell>
          <table:table-cell table:style-name="ce1" office:value-type="float" office:value="0.00009918212890625" calcext:value-type="float">
            <text:p>9.918212890625E-05</text:p>
          </table:table-cell>
          <table:table-cell table:style-name="ce1" office:value-type="float" office:value="0.00617146492004395" calcext:value-type="float">
            <text:p>0.006171464920044</text:p>
          </table:table-cell>
          <table:table-cell table:style-name="ce1" office:value-type="float" office:value="1.46810650825501" calcext:value-type="float">
            <text:p>1.46810650825501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277090072631836" calcext:value-type="float">
            <text:p>0.002770900726318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1.38927316665649" calcext:value-type="float">
            <text:p>1.38927316665649</text:p>
          </table:table-cell>
          <table:table-cell table:style-name="ce1" office:value-type="float" office:value="0.178918123245239" calcext:value-type="float">
            <text:p>0.178918123245239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357985567588073" calcext:value-type="float">
            <text:p>0.357985567588073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6.05949449539185" calcext:value-type="float">
            <text:p>6.05949449539185</text:p>
          </table:table-cell>
          <table:table-cell table:style-name="ce1" office:value-type="float" office:value="37.2304990291595" calcext:value-type="float">
            <text:p>37.2304990291595</text:p>
          </table:table-cell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34624481201172" calcext:value-type="float">
            <text:p>1.34624481201172</text:p>
          </table:table-cell>
          <table:table-cell table:style-name="ce1" office:value-type="float" office:value="0.532043218612671" calcext:value-type="float">
            <text:p>0.532043218612671</text:p>
          </table:table-cell>
          <table:table-cell table:style-name="ce1" office:value-type="float" office:value="0.343611001968384" calcext:value-type="float">
            <text:p>0.343611001968384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247002840042114" calcext:value-type="float">
            <text:p>0.247002840042114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157356262207031" calcext:value-type="float">
            <text:p>0.000157356262207</text:p>
          </table:table-cell>
          <table:table-cell table:style-name="ce1" office:value-type="float" office:value="0.0000853538513183594" calcext:value-type="float">
            <text:p>8.53538513183594E-05</text:p>
          </table:table-cell>
          <table:table-cell table:style-name="ce1" office:value-type="float" office:value="0.589940547943115" calcext:value-type="float">
            <text:p>0.589940547943115</text:p>
          </table:table-cell>
          <table:table-cell table:style-name="ce1" office:value-type="float" office:value="1.65505909919739" calcext:value-type="float">
            <text:p>1.65505909919739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231504440307617" calcext:value-type="float">
            <text:p>0.000231504440308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894069671630859" calcext:value-type="float">
            <text:p>8.94069671630859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297850847244263" calcext:value-type="float">
            <text:p>0.297850847244263</text:p>
          </table:table-cell>
          <table:table-cell table:style-name="ce1" office:value-type="float" office:value="1.26390719413757" calcext:value-type="float">
            <text:p>1.26390719413757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4.5594961643219" calcext:value-type="float">
            <text:p>4.5594961643219</text:p>
          </table:table-cell>
          <table:table-cell table:style-name="ce1" office:value-type="float" office:value="0.051375150680542" calcext:value-type="float">
            <text:p>0.051375150680542</text:p>
          </table:table-cell>
          <table:table-cell table:style-name="ce1" office:value-type="float" office:value="0.00016474723815918" calcext:value-type="float">
            <text:p>0.000164747238159</text:p>
          </table:table-cell>
          <table:table-cell table:style-name="ce1" office:value-type="float" office:value="0.000124454498291016" calcext:value-type="float">
            <text:p>0.000124454498291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142812728881836" calcext:value-type="float">
            <text:p>0.000142812728882</text:p>
          </table:table-cell>
          <table:table-cell table:style-name="ce1" office:value-type="float" office:value="0.0000782012939453125" calcext:value-type="float">
            <text:p>7.82012939453125E-05</text:p>
          </table:table-cell>
          <table:table-cell table:style-name="ce1" office:value-type="float" office:value="0.00458264350891113" calcext:value-type="float">
            <text:p>0.004582643508911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1.72619867324829" calcext:value-type="float">
            <text:p>1.72619867324829</text:p>
          </table:table-cell>
          <table:table-cell table:style-name="ce1" office:value-type="float" office:value="0.496475458145142" calcext:value-type="float">
            <text:p>0.496475458145142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119924545288086" calcext:value-type="float">
            <text:p>0.000119924545288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960826873779297" calcext:value-type="float">
            <text:p>9.60826873779297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524425506591797" calcext:value-type="float">
            <text:p>0.05244255065918</text:p>
          </table:table-cell>
          <table:table-cell table:style-name="ce1" office:value-type="float" office:value="0.400922298431397" calcext:value-type="float">
            <text:p>0.400922298431397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4.1165759563446" calcext:value-type="float">
            <text:p>4.1165759563446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1.81203126907349" calcext:value-type="float">
            <text:p>1.81203126907349</text:p>
          </table:table-cell>
          <table:table-cell table:style-name="ce1" office:value-type="float" office:value="0.000108957290649414" calcext:value-type="float">
            <text:p>0.000108957290649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0.000103473663330078" calcext:value-type="float">
            <text:p>0.00010347366333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934542894363403" calcext:value-type="float">
            <text:p>0.934542894363403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1.00257062911987" calcext:value-type="float">
            <text:p>1.00257062911987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731306314468384" calcext:value-type="float">
            <text:p>0.731306314468384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284434080123901" calcext:value-type="float">
            <text:p>0.284434080123901</text:p>
          </table:table-cell>
          <table:table-cell table:style-name="ce1" office:value-type="float" office:value="4.27489280700684" calcext:value-type="float">
            <text:p>4.27489280700684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147104263305664" calcext:value-type="float">
            <text:p>0.000147104263306</text:p>
          </table:table-cell>
          <table:table-cell table:style-name="ce1" office:value-type="float" office:value="1.56370735168457" calcext:value-type="float">
            <text:p>1.56370735168457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122547149658203" calcext:value-type="float">
            <text:p>0.000122547149658</text:p>
          </table:table-cell>
          <table:table-cell table:style-name="ce1" office:value-type="float" office:value="0.000114202499389648" calcext:value-type="float">
            <text:p>0.00011420249939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0000853538513183594" calcext:value-type="float">
            <text:p>8.53538513183594E-05</text:p>
          </table:table-cell>
          <table:table-cell table:style-name="ce1" office:value-type="float" office:value="0.933467388153076" calcext:value-type="float">
            <text:p>0.933467388153076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1.66262650489807" calcext:value-type="float">
            <text:p>1.66262650489807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number-columns-repeated="2"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5.47643351554871" calcext:value-type="float">
            <text:p>5.47643351554871</text:p>
          </table:table-cell>
          <table:table-cell table:style-name="ce1" office:value-type="float" office:value="0.0727732181549072" calcext:value-type="float">
            <text:p>0.072773218154907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860691070556641" calcext:value-type="float">
            <text:p>8.60691070556641E-05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0507497787475586" calcext:value-type="float">
            <text:p>0.005074977874756</text:p>
          </table:table-cell>
          <table:table-cell table:style-name="ce1" office:value-type="float" office:value="0.0000910758972167969" calcext:value-type="float">
            <text:p>9.10758972167969E-05</text:p>
          </table:table-cell>
          <table:table-cell table:style-name="ce1" office:value-type="float" office:value="0.000119686126708984" calcext:value-type="float">
            <text:p>0.000119686126709</text:p>
          </table:table-cell>
          <table:table-cell table:style-name="ce1" office:value-type="float" office:value="0.00376605987548828" calcext:value-type="float">
            <text:p>0.003766059875488</text:p>
          </table:table-cell>
          <table:table-cell table:style-name="ce1" office:value-type="float" office:value="2.42262291908264" calcext:value-type="float">
            <text:p>2.42262291908264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785160303115845" calcext:value-type="float">
            <text:p>0.78516030311584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381288649944159" calcext:value-type="float">
            <text:p>0.381288649944159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5.47643351554871" calcext:value-type="float">
            <text:p>5.47643351554871</text:p>
          </table:table-cell>
          <table:table-cell table:style-name="ce1" office:value-type="float" office:value="39.6540195941925" calcext:value-type="float">
            <text:p>39.6540195941925</text:p>
          </table:table-cell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51534199714661" calcext:value-type="float">
            <text:p>2.51534199714661</text:p>
          </table:table-cell>
          <table:table-cell table:style-name="ce1" office:value-type="float" office:value="0.259037494659424" calcext:value-type="float">
            <text:p>0.259037494659424</text:p>
          </table:table-cell>
          <table:table-cell table:style-name="ce1" office:value-type="float" office:value="0.00447702407836914" calcext:value-type="float">
            <text:p>0.004477024078369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0000894069671630859" calcext:value-type="float">
            <text:p>8.94069671630859E-05</text:p>
          </table:table-cell>
          <table:table-cell table:style-name="ce1" office:value-type="float" office:value="0.000121355056762695" calcext:value-type="float">
            <text:p>0.000121355056763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604879856109619" calcext:value-type="float">
            <text:p>0.060487985610962</text:p>
          </table:table-cell>
          <table:table-cell table:style-name="ce1" office:value-type="float" office:value="0.0400130748748779" calcext:value-type="float">
            <text:p>0.040013074874878</text:p>
          </table:table-cell>
          <table:table-cell table:style-name="ce1" office:value-type="float" office:value="1.1187903881073" calcext:value-type="float">
            <text:p>1.1187903881073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497287511825562" calcext:value-type="float">
            <text:p>0.497287511825562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5.01700568199158" calcext:value-type="float">
            <text:p>5.01700568199158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0.385844230651855" calcext:value-type="float">
            <text:p>0.385844230651855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000141382217407227" calcext:value-type="float">
            <text:p>0.000141382217407</text:p>
          </table:table-cell>
          <table:table-cell table:style-name="ce1" office:value-type="float" office:value="0.724297761917114" calcext:value-type="float">
            <text:p>0.724297761917114</text:p>
          </table:table-cell>
          <table:table-cell table:style-name="ce1" office:value-type="float" office:value="0.0292873382568359" calcext:value-type="float">
            <text:p>0.029287338256836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0782012939453125" calcext:value-type="float">
            <text:p>7.82012939453125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2.10609841346741" calcext:value-type="float">
            <text:p>2.10609841346741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152481317520142" calcext:value-type="float">
            <text:p>0.152481317520142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952339172363281" calcext:value-type="float">
            <text:p>0.095233917236328</text:p>
          </table:table-cell>
          <table:table-cell table:style-name="ce1" office:value-type="float" office:value="6.29572868347168" calcext:value-type="float">
            <text:p>6.29572868347168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356340408325195" calcext:value-type="float">
            <text:p>0.003563404083252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202417373657227" calcext:value-type="float">
            <text:p>0.000202417373657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647759437561035" calcext:value-type="float">
            <text:p>0.00647759437561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2.63344502449036" calcext:value-type="float">
            <text:p>2.63344502449036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5.60382032394409" calcext:value-type="float">
            <text:p>5.60382032394409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0000777244567871094" calcext:value-type="float">
            <text:p>7.77244567871094E-0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1.84986305236816" calcext:value-type="float">
            <text:p>1.84986305236816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108480453491211" calcext:value-type="float">
            <text:p>0.000108480453491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386152267456055" calcext:value-type="float">
            <text:p>0.038615226745606</text:p>
          </table:table-cell>
          <table:table-cell table:style-name="ce1" office:value-type="float" office:value="5.35929203033447" calcext:value-type="float">
            <text:p>5.35929203033447</text:p>
          </table:table-cell>
          <table:table-cell table:style-name="ce1" office:value-type="float" office:value="0.000175237655639648" calcext:value-type="float">
            <text:p>0.00017523765564</text:p>
          </table:table-cell>
          <table:table-cell table:style-name="ce1" office:value-type="float" office:value="0.000104665756225586" calcext:value-type="float">
            <text:p>0.000104665756226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660204887390137" calcext:value-type="float">
            <text:p>0.006602048873901</text:p>
          </table:table-cell>
          <table:table-cell table:style-name="ce1" office:value-type="float" office:value="0.00799965858459473" calcext:value-type="float">
            <text:p>0.007999658584595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1.22348546981812" calcext:value-type="float">
            <text:p>1.22348546981812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1.09439754486084" calcext:value-type="float">
            <text:p>1.09439754486084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357057349039958" calcext:value-type="float">
            <text:p>0.357057349039958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6.29572868347168" calcext:value-type="float">
            <text:p>6.29572868347168</text:p>
          </table:table-cell>
          <table:table-cell table:style-name="ce1" office:value-type="float" office:value="37.1339643001556" calcext:value-type="float">
            <text:p>37.1339643001556</text:p>
          </table:table-cell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932216644287109" calcext:value-type="float">
            <text:p>9.32216644287109E-05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0.0000824928283691406" calcext:value-type="float">
            <text:p>8.24928283691406E-05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2.00918412208557" calcext:value-type="float">
            <text:p>2.00918412208557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2.39465689659119" calcext:value-type="float">
            <text:p>2.39465689659119</text:p>
          </table:table-cell>
          <table:table-cell table:style-name="ce1" office:value-type="float" office:value="1.84659647941589" calcext:value-type="float">
            <text:p>1.84659647941589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433556795120239" calcext:value-type="float">
            <text:p>0.433556795120239</text:p>
          </table:table-cell>
          <table:table-cell table:style-name="ce1" office:value-type="float" office:value="1.49267983436584" calcext:value-type="float">
            <text:p>1.49267983436584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115871429443359" calcext:value-type="float">
            <text:p>0.000115871429443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1.31970810890198" calcext:value-type="float">
            <text:p>1.31970810890198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309294700622559" calcext:value-type="float">
            <text:p>0.309294700622559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7.02678751945496" calcext:value-type="float">
            <text:p>7.02678751945496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0.000113725662231445" calcext:value-type="float">
            <text:p>0.000113725662231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1.92538714408875" calcext:value-type="float">
            <text:p>1.9253871440887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4.81055641174316" calcext:value-type="float">
            <text:p>4.81055641174316</text:p>
          </table:table-cell>
          <table:table-cell table:style-name="ce1" office:value-type="float" office:value="1.68531441688538" calcext:value-type="float">
            <text:p>1.68531441688538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0.000107288360595703" calcext:value-type="float">
            <text:p>0.000107288360596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457990169525147" calcext:value-type="float">
            <text:p>0.045799016952515</text:p>
          </table:table-cell>
          <table:table-cell table:style-name="ce1" office:value-type="float" office:value="0.547003984451294" calcext:value-type="float">
            <text:p>0.547003984451294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698724031448364" calcext:value-type="float">
            <text:p>0.698724031448364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3.40195441246033" calcext:value-type="float">
            <text:p>3.40195441246033</text:p>
          </table:table-cell>
          <table:table-cell table:style-name="ce1" office:value-type="float" office:value="1.41308045387268" calcext:value-type="float">
            <text:p>1.41308045387268</text:p>
          </table:table-cell>
          <table:table-cell table:style-name="ce1" office:value-type="float" office:value="0.0799498558044434" calcext:value-type="float">
            <text:p>0.079949855804443</text:p>
          </table:table-cell>
          <table:table-cell table:style-name="ce1" office:value-type="float" office:value="2.3001868724823" calcext:value-type="float">
            <text:p>2.3001868724823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204324722290039" calcext:value-type="float">
            <text:p>0.00020432472229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846385955810547" calcext:value-type="float">
            <text:p>8.46385955810547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35182785987854" calcext:value-type="float">
            <text:p>0.35182785987854</text:p>
          </table:table-cell>
          <table:table-cell table:style-name="ce1" office:value-type="float" office:value="1.14657592773438" calcext:value-type="float">
            <text:p>1.14657592773438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1.20681881904602" calcext:value-type="float">
            <text:p>1.20681881904602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350485047468772" calcext:value-type="float">
            <text:p>0.350485047468772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7.02678751945496" calcext:value-type="float">
            <text:p>7.02678751945496</text:p>
          </table:table-cell>
          <table:table-cell table:style-name="ce1" office:value-type="float" office:value="36.4504449367523" calcext:value-type="float">
            <text:p>36.4504449367523</text:p>
          </table:table-cell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298831939697266" calcext:value-type="float">
            <text:p>0.298831939697266</text:p>
          </table:table-cell>
          <table:table-cell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150442123413086" calcext:value-type="float">
            <text:p>0.000150442123413</text:p>
          </table:table-cell>
          <table:table-cell table:style-name="ce1" office:value-type="float" office:value="1.36536812782288" calcext:value-type="float">
            <text:p>1.36536812782288</text:p>
          </table:table-cell>
          <table:table-cell table:style-name="ce1" office:value-type="float" office:value="0.431794881820679" calcext:value-type="float">
            <text:p>0.431794881820679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3.03498339653015" calcext:value-type="float">
            <text:p>3.0349833965301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2.68703126907349" calcext:value-type="float">
            <text:p>2.68703126907349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1.45788049697876" calcext:value-type="float">
            <text:p>1.45788049697876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237868547439575" calcext:value-type="float">
            <text:p>0.23786854743957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1.5412130355835" calcext:value-type="float">
            <text:p>1.541213035583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102758407592773" calcext:value-type="float">
            <text:p>0.000102758407593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7.39899635314941" calcext:value-type="float">
            <text:p>7.39899635314941</text:p>
          </table:table-cell>
          <table:table-cell table:style-name="ce1" office:value-type="float" office:value="0.000103473663330078" calcext:value-type="float">
            <text:p>0.00010347366333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0972747802734375" calcext:value-type="float">
            <text:p>9.72747802734375E-05</text:p>
          </table:table-cell>
          <table:table-cell table:style-name="ce1" office:value-type="float" office:value="0.000120878219604492" calcext:value-type="float">
            <text:p>0.000120878219604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2.60774993896484" calcext:value-type="float">
            <text:p>2.60774993896484</text:p>
          </table:table-cell>
          <table:table-cell table:style-name="ce1" office:value-type="float" office:value="0.000418186187744141" calcext:value-type="float">
            <text:p>0.000418186187744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5.17343711853027" calcext:value-type="float">
            <text:p>5.17343711853027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1.49981999397278" calcext:value-type="float">
            <text:p>1.49981999397278</text:p>
          </table:table-cell>
          <table:table-cell table:style-name="ce1" office:value-type="float" office:value="0.000113487243652344" calcext:value-type="float">
            <text:p>0.000113487243652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1.64583992958069" calcext:value-type="float">
            <text:p>1.64583992958069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163555145263672" calcext:value-type="float">
            <text:p>0.000163555145264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6.71527218818665" calcext:value-type="float">
            <text:p>6.71527218818665</text:p>
          </table:table-cell>
          <table:table-cell table:style-name="ce1" office:value-type="float" office:value="0.000201940536499023" calcext:value-type="float">
            <text:p>0.000201940536499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000126838684082031" calcext:value-type="float">
            <text:p>0.000126838684082</text:p>
          </table:table-cell>
          <table:table-cell table:style-name="ce1" office:value-type="float" office:value="0.143494606018066" calcext:value-type="float">
            <text:p>0.143494606018066</text:p>
          </table:table-cell>
          <table:table-cell table:style-name="ce1" office:value-type="float" office:value="0.0890340805053711" calcext:value-type="float">
            <text:p>0.089034080505371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3.52065825462341" calcext:value-type="float">
            <text:p>3.52065825462341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383216789135566" calcext:value-type="float">
            <text:p>0.383216789135566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7.39899635314941" calcext:value-type="float">
            <text:p>7.39899635314941</text:p>
          </table:table-cell>
          <table:table-cell table:style-name="ce1" office:value-type="float" office:value="39.8545460700989" calcext:value-type="float">
            <text:p>39.8545460700989</text:p>
          </table:table-cell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51157379150391" calcext:value-type="float">
            <text:p>0.00015115737915</text:p>
          </table:table-cell>
          <table:table-cell table:number-columns-repeated="2"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2.68081092834473" calcext:value-type="float">
            <text:p>2.68081092834473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5.84529519081116" calcext:value-type="float">
            <text:p>5.84529519081116</text:p>
          </table:table-cell>
          <table:table-cell table:style-name="ce1" office:value-type="float" office:value="1.46265721321106" calcext:value-type="float">
            <text:p>1.46265721321106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517368316650391" calcext:value-type="float">
            <text:p>5.17368316650391E-0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1.39725708961487" calcext:value-type="float">
            <text:p>1.39725708961487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7.03341484069824" calcext:value-type="float">
            <text:p>7.03341484069824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175818204879761" calcext:value-type="float">
            <text:p>0.175818204879761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998418092727661" calcext:value-type="float">
            <text:p>0.998418092727661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917911529541016" calcext:value-type="float">
            <text:p>9.17911529541016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7.67447996139526" calcext:value-type="float">
            <text:p>7.67447996139526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1.30205535888672" calcext:value-type="float">
            <text:p>1.30205535888672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7.29857349395752" calcext:value-type="float">
            <text:p>7.29857349395752</text:p>
          </table:table-cell>
          <table:table-cell table:style-name="ce1" office:value-type="float" office:value="0.0000846385955810547" calcext:value-type="float">
            <text:p>8.46385955810547E-0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972747802734375" calcext:value-type="float">
            <text:p>9.72747802734375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1.91381359100342" calcext:value-type="float">
            <text:p>1.91381359100342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363337280658575" calcext:value-type="float">
            <text:p>0.36333728065857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7.67447996139526" calcext:value-type="float">
            <text:p>7.67447996139526</text:p>
          </table:table-cell>
          <table:table-cell table:style-name="ce1" office:value-type="float" office:value="37.7870771884918" calcext:value-type="float">
            <text:p>37.7870771884918</text:p>
          </table:table-cell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3.27236223220825" calcext:value-type="float">
            <text:p>3.2723622322082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486501455307007" calcext:value-type="float">
            <text:p>0.486501455307007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111579895019531" calcext:value-type="float">
            <text:p>0.00011157989502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879743099212647" calcext:value-type="float">
            <text:p>0.08797430992126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165544271469116" calcext:value-type="float">
            <text:p>0.165544271469116</text:p>
          </table:table-cell>
          <table:table-cell table:style-name="ce1" office:value-type="float" office:value="0.758493661880493" calcext:value-type="float">
            <text:p>0.758493661880493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8.0338146686554" calcext:value-type="float">
            <text:p>8.0338146686554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1.50481653213501" calcext:value-type="float">
            <text:p>1.50481653213501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7.89658403396606" calcext:value-type="float">
            <text:p>7.89658403396606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858306884765625" calcext:value-type="float">
            <text:p>8.58306884765625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number-columns-repeated="2"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674357414245606" calcext:value-type="float">
            <text:p>0.674357414245606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8.30428051948547" calcext:value-type="float">
            <text:p>8.30428051948547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150680541992188" calcext:value-type="float">
            <text:p>0.000150680541992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774223566055298" calcext:value-type="float">
            <text:p>0.774223566055298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5.42633366584778" calcext:value-type="float">
            <text:p>5.42633366584778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2.45125246047974" calcext:value-type="float">
            <text:p>2.45125246047974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number-columns-repeated="2"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351511001586914" calcext:value-type="float">
            <text:p>0.351511001586914</text:p>
          </table:table-cell>
          <table:table-cell table:style-name="ce1" office:value-type="float" office:value="0.0000517368316650391" calcext:value-type="float">
            <text:p>5.17368316650391E-05</text:p>
          </table:table-cell>
          <table:table-cell table:style-name="ce1" office:value-type="float" office:value="0.550171375274658" calcext:value-type="float">
            <text:p>0.550171375274658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39175139940702" calcext:value-type="float">
            <text:p>0.39175139940702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8.30428051948547" calcext:value-type="float">
            <text:p>8.30428051948547</text:p>
          </table:table-cell>
          <table:table-cell table:style-name="ce1" office:value-type="float" office:value="40.7421455383301" calcext:value-type="float">
            <text:p>40.7421455383301</text:p>
          </table:table-cell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832080841064453" calcext:value-type="float">
            <text:p>8.32080841064453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289677858352661" calcext:value-type="float">
            <text:p>0.289677858352661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472688674926758" calcext:value-type="float">
            <text:p>0.047268867492676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7.76803421974182" calcext:value-type="float">
            <text:p>7.76803421974182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354194641113281" calcext:value-type="float">
            <text:p>0.003541946411133</text:p>
          </table:table-cell>
          <table:table-cell table:style-name="ce1" office:value-type="float" office:value="0.409539222717285" calcext:value-type="float">
            <text:p>0.40953922271728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134682655334473" calcext:value-type="float">
            <text:p>0.00134682655334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471713304519653" calcext:value-type="float">
            <text:p>0.471713304519653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0374691486358643" calcext:value-type="float">
            <text:p>0.037469148635864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8.53215193748474" calcext:value-type="float">
            <text:p>8.53215193748474</text:p>
          </table:table-cell>
          <table:table-cell table:style-name="ce1" office:value-type="float" office:value="0.307353258132935" calcext:value-type="float">
            <text:p>0.30735325813293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299453735351562" calcext:value-type="float">
            <text:p>0.000299453735352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15803074836731" calcext:value-type="float">
            <text:p>0.15803074836731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6.4411199092865" calcext:value-type="float">
            <text:p>6.441119909286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1.10392570495605" calcext:value-type="float">
            <text:p>1.10392570495605</text:p>
          </table:table-cell>
          <table:table-cell table:style-name="ce1" office:value-type="float" office:value="0.629963397979736" calcext:value-type="float">
            <text:p>0.629963397979736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0.226510763168335" calcext:value-type="float">
            <text:p>0.22651076316833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123293399810791" calcext:value-type="float">
            <text:p>0.123293399810791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2.75733971595764" calcext:value-type="float">
            <text:p>2.75733971595764</text:p>
          </table:table-cell>
          <table:table-cell table:style-name="ce1" office:value-type="float" office:value="5.36935615539551" calcext:value-type="float">
            <text:p>5.36935615539551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109672546386719" calcext:value-type="float">
            <text:p>0.000109672546387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101566314697266" calcext:value-type="float">
            <text:p>0.000101566314697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110626220703125" calcext:value-type="float">
            <text:p>0.000110626220703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464790821075439" calcext:value-type="float">
            <text:p>0.464790821075439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337945887675652" calcext:value-type="float">
            <text:p>0.337945887675652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8.53215193748474" calcext:value-type="float">
            <text:p>8.53215193748474</text:p>
          </table:table-cell>
          <table:table-cell table:style-name="ce1" office:value-type="float" office:value="35.1463723182678" calcext:value-type="float">
            <text:p>35.1463723182678</text:p>
          </table:table-cell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946521759033203" calcext:value-type="float">
            <text:p>9.46521759033203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2.54325294494629" calcext:value-type="float">
            <text:p>2.54325294494629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1.45340943336487" calcext:value-type="float">
            <text:p>1.45340943336487</text:p>
          </table:table-cell>
          <table:table-cell table:style-name="ce1" office:value-type="float" office:value="4.12610340118408" calcext:value-type="float">
            <text:p>4.12610340118408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121593475341797" calcext:value-type="float">
            <text:p>0.000121593475342</text:p>
          </table:table-cell>
          <table:table-cell table:style-name="ce1" office:value-type="float" office:value="9.05431151390076" calcext:value-type="float">
            <text:p>9.05431151390076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0872611999511719" calcext:value-type="float">
            <text:p>8.72611999511719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9.06601190567017" calcext:value-type="float">
            <text:p>9.06601190567017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765323638916016" calcext:value-type="float">
            <text:p>7.65323638916016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8.03864693641663" calcext:value-type="float">
            <text:p>8.03864693641663</text:p>
          </table:table-cell>
          <table:table-cell table:style-name="ce1" office:value-type="float" office:value="0.731948137283325" calcext:value-type="float">
            <text:p>0.73194813728332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834465026855469" calcext:value-type="float">
            <text:p>8.34465026855469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136375427246094" calcext:value-type="float">
            <text:p>0.000136375427246</text:p>
          </table:table-cell>
          <table:table-cell table:style-name="ce1" office:value-type="float" office:value="0.0000920295715332031" calcext:value-type="float">
            <text:p>9.20295715332031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336714091209265" calcext:value-type="float">
            <text:p>0.33671409120926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9.06601190567017" calcext:value-type="float">
            <text:p>9.06601190567017</text:p>
          </table:table-cell>
          <table:table-cell table:style-name="ce1" office:value-type="float" office:value="35.0182654857635" calcext:value-type="float">
            <text:p>35.0182654857635</text:p>
          </table:table-cell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582009077072144" calcext:value-type="float">
            <text:p>0.582009077072144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398048877716064" calcext:value-type="float">
            <text:p>0.398048877716064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382249355316162" calcext:value-type="float">
            <text:p>0.382249355316162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5.00915288925171" calcext:value-type="float">
            <text:p>5.00915288925171</text:p>
          </table:table-cell>
          <table:table-cell table:style-name="ce1" office:value-type="float" office:value="0.622534275054932" calcext:value-type="float">
            <text:p>0.622534275054932</text:p>
          </table:table-cell>
          <table:table-cell table:style-name="ce1" office:value-type="float" office:value="3.30382823944092" calcext:value-type="float">
            <text:p>3.30382823944092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255828142166138" calcext:value-type="float">
            <text:p>0.255828142166138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108480453491211" calcext:value-type="float">
            <text:p>0.000108480453491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4.10165047645569" calcext:value-type="float">
            <text:p>4.10165047645569</text:p>
          </table:table-cell>
          <table:table-cell table:style-name="ce1" office:value-type="float" office:value="5.19990253448486" calcext:value-type="float">
            <text:p>5.19990253448486</text:p>
          </table:table-cell>
          <table:table-cell table:style-name="ce1" office:value-type="float" office:value="0.0391924381256104" calcext:value-type="float">
            <text:p>0.03919243812561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8.84158086776733" calcext:value-type="float">
            <text:p>8.84158086776733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8.9634051322937" calcext:value-type="float">
            <text:p>8.9634051322937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936985015869141" calcext:value-type="float">
            <text:p>9.36985015869141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362535662375964" calcext:value-type="float">
            <text:p>0.362535662375964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8.9634051322937" calcext:value-type="float">
            <text:p>8.9634051322937</text:p>
          </table:table-cell>
          <table:table-cell table:style-name="ce1" office:value-type="float" office:value="37.7037088871002" calcext:value-type="float">
            <text:p>37.7037088871002</text:p>
          </table:table-cell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766427516937256" calcext:value-type="float">
            <text:p>0.076642751693726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105142593383789" calcext:value-type="float">
            <text:p>0.000105142593384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3.10150575637817" calcext:value-type="float">
            <text:p>3.10150575637817</text:p>
          </table:table-cell>
          <table:table-cell table:style-name="ce1" office:value-type="float" office:value="6.29818391799927" calcext:value-type="float">
            <text:p>6.29818391799927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872611999511719" calcext:value-type="float">
            <text:p>8.72611999511719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8.68112683296204" calcext:value-type="float">
            <text:p>8.68112683296204</text:p>
          </table:table-cell>
          <table:table-cell table:style-name="ce1" office:value-type="float" office:value="0.107885837554932" calcext:value-type="float">
            <text:p>0.107885837554932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132083892822266" calcext:value-type="float">
            <text:p>0.000132083892822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166177749633789" calcext:value-type="float">
            <text:p>0.000166177749634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2.63765978813171" calcext:value-type="float">
            <text:p>2.63765978813171</text:p>
          </table:table-cell>
          <table:table-cell table:style-name="ce1" office:value-type="float" office:value="5.11523628234863" calcext:value-type="float">
            <text:p>5.11523628234863</text:p>
          </table:table-cell>
          <table:table-cell table:style-name="ce1" office:value-type="float" office:value="0.697875261306763" calcext:value-type="float">
            <text:p>0.697875261306763</text:p>
          </table:table-cell>
          <table:table-cell table:style-name="ce1" office:value-type="float" office:value="0.203651428222656" calcext:value-type="float">
            <text:p>0.203651428222656</text:p>
          </table:table-cell>
          <table:table-cell table:style-name="ce1" office:value-type="float" office:value="0.356752157211304" calcext:value-type="float">
            <text:p>0.356752157211304</text:p>
          </table:table-cell>
          <table:table-cell table:style-name="ce1" office:value-type="float" office:value="0.000104665756225586" calcext:value-type="float">
            <text:p>0.000104665756226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106334686279297" calcext:value-type="float">
            <text:p>0.000106334686279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5.72314047813416" calcext:value-type="float">
            <text:p>5.72314047813416</text:p>
          </table:table-cell>
          <table:table-cell table:style-name="ce1" office:value-type="float" office:value="2.66378164291382" calcext:value-type="float">
            <text:p>2.66378164291382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409987449645996" calcext:value-type="float">
            <text:p>0.409987449645996</text:p>
          </table:table-cell>
          <table:table-cell table:style-name="ce1" office:value-type="float" office:value="0.0300252437591553" calcext:value-type="float">
            <text:p>0.03002524375915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855922698974609" calcext:value-type="float">
            <text:p>8.55922698974609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347190386973894" calcext:value-type="float">
            <text:p>0.347190386973894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8.68112683296204" calcext:value-type="float">
            <text:p>8.68112683296204</text:p>
          </table:table-cell>
          <table:table-cell table:style-name="ce1" office:value-type="float" office:value="36.107800245285" calcext:value-type="float">
            <text:p>36.107800245285</text:p>
          </table:table-cell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51728677749634" calcext:value-type="float">
            <text:p>1.51728677749634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554630517959595" calcext:value-type="float">
            <text:p>0.55463051795959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760593414306641" calcext:value-type="float">
            <text:p>0.076059341430664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5.88322687149048" calcext:value-type="float">
            <text:p>5.88322687149048</text:p>
          </table:table-cell>
          <table:table-cell table:style-name="ce1" office:value-type="float" office:value="0.820255994796753" calcext:value-type="float">
            <text:p>0.820255994796753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2.83302974700928" calcext:value-type="float">
            <text:p>2.83302974700928</text:p>
          </table:table-cell>
          <table:table-cell table:style-name="ce1" office:value-type="float" office:value="0.426155090332031" calcext:value-type="float">
            <text:p>0.426155090332031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9.84277987480164" calcext:value-type="float">
            <text:p>9.84277987480164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121831893920898" calcext:value-type="float">
            <text:p>0.000121831893921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10.470498085022" calcext:value-type="float">
            <text:p>10.470498085022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841617584228516" calcext:value-type="float">
            <text:p>8.41617584228516E-05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8.89846467971802" calcext:value-type="float">
            <text:p>8.89846467971802</text:p>
          </table:table-cell>
          <table:table-cell table:style-name="ce1" office:value-type="float" office:value="0.936895370483398" calcext:value-type="float">
            <text:p>0.936895370483398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631809234619141" calcext:value-type="float">
            <text:p>6.31809234619141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406375036789821" calcext:value-type="float">
            <text:p>0.406375036789821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10.470498085022" calcext:value-type="float">
            <text:p>10.470498085022</text:p>
          </table:table-cell>
          <table:table-cell table:style-name="ce1" office:value-type="float" office:value="42.2630038261414" calcext:value-type="float">
            <text:p>42.2630038261414</text:p>
          </table:table-cell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264493227005005" calcext:value-type="float">
            <text:p>0.264493227005005</text:p>
          </table:table-cell>
          <table:table-cell table:style-name="ce1" office:value-type="float" office:value="1.24448823928833" calcext:value-type="float">
            <text:p>1.24448823928833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517368316650391" calcext:value-type="float">
            <text:p>5.17368316650391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846385955810547" calcext:value-type="float">
            <text:p>8.46385955810547E-05</text:p>
          </table:table-cell>
          <table:table-cell table:style-name="ce1" office:value-type="float" office:value="9.41082835197449" calcext:value-type="float">
            <text:p>9.41082835197449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176429748535156" calcext:value-type="float">
            <text:p>1.76429748535156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11.0595757961273" calcext:value-type="float">
            <text:p>11.0595757961273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934600830078125" calcext:value-type="float">
            <text:p>9.34600830078125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8.65713739395142" calcext:value-type="float">
            <text:p>8.65713739395142</text:p>
          </table:table-cell>
          <table:table-cell table:style-name="ce1" office:value-type="float" office:value="0.211493492126465" calcext:value-type="float">
            <text:p>0.211493492126465</text:p>
          </table:table-cell>
          <table:table-cell table:style-name="ce1" office:value-type="float" office:value="0.691231727600098" calcext:value-type="float">
            <text:p>0.691231727600098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number-columns-repeated="2"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631809234619141" calcext:value-type="float">
            <text:p>6.31809234619141E-05</text:p>
          </table:table-cell>
          <table:table-cell table:style-name="ce1" office:value-type="float" office:value="9.73885345458984" calcext:value-type="float">
            <text:p>9.73885345458984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number-columns-repeated="2"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39694119645999" calcext:value-type="float">
            <text:p>0.39694119645999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11.0595757961273" calcext:value-type="float">
            <text:p>11.0595757961273</text:p>
          </table:table-cell>
          <table:table-cell table:style-name="ce1" office:value-type="float" office:value="41.281884431839" calcext:value-type="float">
            <text:p>41.281884431839</text:p>
          </table:table-cell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832080841064453" calcext:value-type="float">
            <text:p>8.32080841064453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817775726318359" calcext:value-type="float">
            <text:p>8.17775726318359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10.6162753105164" calcext:value-type="float">
            <text:p>10.6162753105164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9.55198860168457" calcext:value-type="float">
            <text:p>9.55198860168457</text:p>
          </table:table-cell>
          <table:table-cell table:style-name="ce1" office:value-type="float" office:value="0.822985887527466" calcext:value-type="float">
            <text:p>0.822985887527466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210046768188477" calcext:value-type="float">
            <text:p>0.000210046768188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9.42409372329712" calcext:value-type="float">
            <text:p>9.42409372329712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691683530807495" calcext:value-type="float">
            <text:p>0.69168353080749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8.44077205657959" calcext:value-type="float">
            <text:p>8.44077205657959</text:p>
          </table:table-cell>
          <table:table-cell table:style-name="ce1" office:value-type="float" office:value="2.06383371353149" calcext:value-type="float">
            <text:p>2.06383371353149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808238983154297" calcext:value-type="float">
            <text:p>8.08238983154297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101327896118164" calcext:value-type="float">
            <text:p>0.000101327896118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400150228005189" calcext:value-type="float">
            <text:p>0.400150228005189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10.6162753105164" calcext:value-type="float">
            <text:p>10.6162753105164</text:p>
          </table:table-cell>
          <table:table-cell table:style-name="ce1" office:value-type="float" office:value="41.6156237125397" calcext:value-type="float">
            <text:p>41.6156237125397</text:p>
          </table:table-cell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3189480304718" calcext:value-type="float">
            <text:p>2.3189480304718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11.1542322635651" calcext:value-type="float">
            <text:p>11.1542322635651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10.7696053981781" calcext:value-type="float">
            <text:p>10.7696053981781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124692916870117" calcext:value-type="float">
            <text:p>0.00012469291687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11.5045223236084" calcext:value-type="float">
            <text:p>11.5045223236084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901222229003906" calcext:value-type="float">
            <text:p>9.01222229003906E-05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6.79218912124634" calcext:value-type="float">
            <text:p>6.79218912124634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3.43843269348145" calcext:value-type="float">
            <text:p>3.4384326934814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407474279403687" calcext:value-type="float">
            <text:p>0.407474279403687</text:p>
          </table:table-cell>
          <table:table-cell table:style-name="ce1" office:value-type="float" office:value="0.201520204544067" calcext:value-type="float">
            <text:p>0.201520204544067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447989798509158" calcext:value-type="float">
            <text:p>0.447989798509158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11.5045223236084" calcext:value-type="float">
            <text:p>11.5045223236084</text:p>
          </table:table-cell>
          <table:table-cell table:style-name="ce1" office:value-type="float" office:value="46.5909390449524" calcext:value-type="float">
            <text:p>46.5909390449524</text:p>
          </table:table-cell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554131507873535" calcext:value-type="float">
            <text:p>0.55413150787353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11.3732526302338" calcext:value-type="float">
            <text:p>11.3732526302338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3.82490921020508" calcext:value-type="float">
            <text:p>3.82490921020508</text:p>
          </table:table-cell>
          <table:table-cell table:style-name="ce1" office:value-type="float" office:value="6.69379425048828" calcext:value-type="float">
            <text:p>6.69379425048828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648358583450317" calcext:value-type="float">
            <text:p>0.648358583450317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124692916870117" calcext:value-type="float">
            <text:p>0.00012469291687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9.88755130767822" calcext:value-type="float">
            <text:p>9.88755130767822</text:p>
          </table:table-cell>
          <table:table-cell table:style-name="ce1" office:value-type="float" office:value="0.852002620697022" calcext:value-type="float">
            <text:p>0.852002620697022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0498294830322266" calcext:value-type="float">
            <text:p>4.98294830322266E-05</text:p>
          </table:table-cell>
          <table:table-cell table:style-name="ce1" office:value-type="float" office:value="0.000181913375854492" calcext:value-type="float">
            <text:p>0.000181913375854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10228157043457" calcext:value-type="float">
            <text:p>0.00010228157043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number-columns-repeated="2"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9.83378911018372" calcext:value-type="float">
            <text:p>9.83378911018372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936005592346191" calcext:value-type="float">
            <text:p>0.936005592346191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107288360595703" calcext:value-type="float">
            <text:p>0.000107288360596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428920200237861" calcext:value-type="float">
            <text:p>0.428920200237861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11.3732526302338" calcext:value-type="float">
            <text:p>11.3732526302338</text:p>
          </table:table-cell>
          <table:table-cell table:style-name="ce1" office:value-type="float" office:value="44.6077008247376" calcext:value-type="float">
            <text:p>44.6077008247376</text:p>
          </table:table-cell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853538513183594" calcext:value-type="float">
            <text:p>8.53538513183594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9.56123399734497" calcext:value-type="float">
            <text:p>9.56123399734497</text:p>
          </table:table-cell>
          <table:table-cell table:style-name="ce1" office:value-type="float" office:value="2.31400179862976" calcext:value-type="float">
            <text:p>2.31400179862976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7.48422193527222" calcext:value-type="float">
            <text:p>7.48422193527222</text:p>
          </table:table-cell>
          <table:table-cell table:style-name="ce1" office:value-type="float" office:value="3.67539954185486" calcext:value-type="float">
            <text:p>3.67539954185486</text:p>
          </table:table-cell>
          <table:table-cell table:style-name="ce1" office:value-type="float" office:value="0.0329341888427734" calcext:value-type="float">
            <text:p>0.032934188842774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123500823974609" calcext:value-type="float">
            <text:p>0.00012350082397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882148742675781" calcext:value-type="float">
            <text:p>8.82148742675781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11.870982170105" calcext:value-type="float">
            <text:p>11.8709821701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number-columns-repeated="2"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11.1000661849976" calcext:value-type="float">
            <text:p>11.1000661849976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442715750290797" calcext:value-type="float">
            <text:p>0.442715750290797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11.870982170105" calcext:value-type="float">
            <text:p>11.870982170105</text:p>
          </table:table-cell>
          <table:table-cell table:style-name="ce1" office:value-type="float" office:value="46.0424380302429" calcext:value-type="float">
            <text:p>46.0424380302429</text:p>
          </table:table-cell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215585708618164" calcext:value-type="float">
            <text:p>0.215585708618164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8.29729413986206" calcext:value-type="float">
            <text:p>8.29729413986206</text:p>
          </table:table-cell>
          <table:table-cell table:style-name="ce1" office:value-type="float" office:value="3.16253542900085" calcext:value-type="float">
            <text:p>3.1625354290008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208139419555664" calcext:value-type="float">
            <text:p>0.000208139419556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131130218505859" calcext:value-type="float">
            <text:p>0.000131130218506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number-columns-repeated="2"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8.35742855072022" calcext:value-type="float">
            <text:p>8.35742855072022</text:p>
          </table:table-cell>
          <table:table-cell table:style-name="ce1" office:value-type="float" office:value="2.3084282875061" calcext:value-type="float">
            <text:p>2.3084282875061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438124179840088" calcext:value-type="float">
            <text:p>0.438124179840088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11.8333735466003" calcext:value-type="float">
            <text:p>11.8333735466003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11.9984843730927" calcext:value-type="float">
            <text:p>11.9984843730927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448221442791132" calcext:value-type="float">
            <text:p>0.448221442791132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11.9984843730927" calcext:value-type="float">
            <text:p>11.9984843730927</text:p>
          </table:table-cell>
          <table:table-cell table:style-name="ce1" office:value-type="float" office:value="46.6150300502777" calcext:value-type="float">
            <text:p>46.6150300502777</text:p>
          </table:table-cell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907959461212158" calcext:value-type="float">
            <text:p>0.907959461212158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11.9023089408875" calcext:value-type="float">
            <text:p>11.902308940887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944137573242188" calcext:value-type="float">
            <text:p>9.44137573242188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751018524169922" calcext:value-type="float">
            <text:p>7.51018524169922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7.87350106239319" calcext:value-type="float">
            <text:p>7.87350106239319</text:p>
          </table:table-cell>
          <table:table-cell table:style-name="ce1" office:value-type="float" office:value="3.8816020488739" calcext:value-type="float">
            <text:p>3.8816020488739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number-columns-repeated="2"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8.86014270782471" calcext:value-type="float">
            <text:p>8.86014270782471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867843627929688" calcext:value-type="float">
            <text:p>8.67843627929688E-05</text:p>
          </table:table-cell>
          <table:table-cell table:style-name="ce1" office:value-type="float" office:value="2.89176774024963" calcext:value-type="float">
            <text:p>2.89176774024963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12.1399700641632" calcext:value-type="float">
            <text:p>12.1399700641632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465970339683386" calcext:value-type="float">
            <text:p>0.465970339683386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12.1399700641632" calcext:value-type="float">
            <text:p>12.1399700641632</text:p>
          </table:table-cell>
          <table:table-cell table:style-name="ce1" office:value-type="float" office:value="48.4609153270722" calcext:value-type="float">
            <text:p>48.4609153270722</text:p>
          </table:table-cell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7787594795227" calcext:value-type="float">
            <text:p>2.7787594795227</text:p>
          </table:table-cell>
          <table:table-cell table:style-name="ce1" office:value-type="float" office:value="0.696215391159058" calcext:value-type="float">
            <text:p>0.696215391159058</text:p>
          </table:table-cell>
          <table:table-cell table:style-name="ce1" office:value-type="float" office:value="0.372774600982666" calcext:value-type="float">
            <text:p>0.372774600982666</text:p>
          </table:table-cell>
          <table:table-cell table:style-name="ce1" office:value-type="float" office:value="0.207044363021851" calcext:value-type="float">
            <text:p>0.207044363021851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11.1308019161224" calcext:value-type="float">
            <text:p>11.1308019161224</text:p>
          </table:table-cell>
          <table:table-cell table:style-name="ce1" office:value-type="float" office:value="0.12714695930481" calcext:value-type="float">
            <text:p>0.12714695930481</text:p>
          </table:table-cell>
          <table:table-cell table:style-name="ce1" office:value-type="float" office:value="0.303984880447388" calcext:value-type="float">
            <text:p>0.303984880447388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23639702796936" calcext:value-type="float">
            <text:p>0.23639702796936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number-columns-repeated="2"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596046447753906" calcext:value-type="float">
            <text:p>5.96046447753906E-05</text:p>
          </table:table-cell>
          <table:table-cell table:style-name="ce1" office:value-type="float" office:value="2.99631810188293" calcext:value-type="float">
            <text:p>2.99631810188293</text:p>
          </table:table-cell>
          <table:table-cell table:style-name="ce1" office:value-type="float" office:value="8.8065083026886" calcext:value-type="float">
            <text:p>8.8065083026886</text:p>
          </table:table-cell>
          <table:table-cell table:style-name="ce1" office:value-type="float" office:value="0.508517503738403" calcext:value-type="float">
            <text:p>0.508517503738403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number-columns-repeated="2"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number-columns-repeated="2"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10.185576915741" calcext:value-type="float">
            <text:p>10.185576915741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2.16207671165466" calcext:value-type="float">
            <text:p>2.16207671165466</text:p>
          </table:table-cell>
          <table:table-cell table:style-name="ce1" office:value-type="float" office:value="0.048722505569458" calcext:value-type="float">
            <text:p>0.048722505569458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102519989013672" calcext:value-type="float">
            <text:p>0.000102519989014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12.2220718860626" calcext:value-type="float">
            <text:p>12.2220718860626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507558529193585" calcext:value-type="float">
            <text:p>0.50755852919358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12.2220718860626" calcext:value-type="float">
            <text:p>12.2220718860626</text:p>
          </table:table-cell>
          <table:table-cell table:style-name="ce1" office:value-type="float" office:value="52.7860870361328" calcext:value-type="float">
            <text:p>52.7860870361328</text:p>
          </table:table-cell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number-columns-repeated="2"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6.06925129890442" calcext:value-type="float">
            <text:p>6.06925129890442</text:p>
          </table:table-cell>
          <table:table-cell table:style-name="ce1" office:value-type="float" office:value="6.90358257293701" calcext:value-type="float">
            <text:p>6.90358257293701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10.5906622409821" calcext:value-type="float">
            <text:p>10.5906622409821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1.21581554412842" calcext:value-type="float">
            <text:p>1.21581554412842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12.357004404068" calcext:value-type="float">
            <text:p>12.357004404068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12.6330592632294" calcext:value-type="float">
            <text:p>12.6330592632294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478585080458568" calcext:value-type="float">
            <text:p>0.478585080458568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12.6330592632294" calcext:value-type="float">
            <text:p>12.6330592632294</text:p>
          </table:table-cell>
          <table:table-cell table:style-name="ce1" office:value-type="float" office:value="49.772848367691" calcext:value-type="float">
            <text:p>49.772848367691</text:p>
          </table:table-cell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27682638168335" calcext:value-type="float">
            <text:p>0.27682638168335</text:p>
          </table:table-cell>
          <table:table-cell table:style-name="ce1" office:value-type="float" office:value="0.101232528686523" calcext:value-type="float">
            <text:p>0.101232528686523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number-columns-repeated="2"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2.9120466709137" calcext:value-type="float">
            <text:p>2.9120466709137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2.28260684013367" calcext:value-type="float">
            <text:p>2.28260684013367</text:p>
          </table:table-cell>
          <table:table-cell table:style-name="ce1" office:value-type="float" office:value="3.08108949661255" calcext:value-type="float">
            <text:p>3.08108949661255</text:p>
          </table:table-cell>
          <table:table-cell table:style-name="ce1" office:value-type="float" office:value="0.687326908111572" calcext:value-type="float">
            <text:p>0.687326908111572</text:p>
          </table:table-cell>
          <table:table-cell table:style-name="ce1" office:value-type="float" office:value="2.48766231536865" calcext:value-type="float">
            <text:p>2.48766231536865</text:p>
          </table:table-cell>
          <table:table-cell table:style-name="ce1" office:value-type="float" office:value="0.388426780700684" calcext:value-type="float">
            <text:p>0.388426780700684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767707824707031" calcext:value-type="float">
            <text:p>7.67707824707031E-0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12.1033833026886" calcext:value-type="float">
            <text:p>12.1033833026886</text:p>
          </table:table-cell>
          <table:table-cell table:style-name="ce1" office:value-type="float" office:value="0.0262041091918945" calcext:value-type="float">
            <text:p>0.02620410919189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24104118347168" calcext:value-type="float">
            <text:p>0.000241041183472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12.8703262805939" calcext:value-type="float">
            <text:p>12.8703262805939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12.2626411914825" calcext:value-type="float">
            <text:p>12.2626411914825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475801451848103" calcext:value-type="float">
            <text:p>0.475801451848103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12.8703262805939" calcext:value-type="float">
            <text:p>12.8703262805939</text:p>
          </table:table-cell>
          <table:table-cell table:style-name="ce1" office:value-type="float" office:value="49.4833509922028" calcext:value-type="float">
            <text:p>49.4833509922028</text:p>
          </table:table-cell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8.24872136116028" calcext:value-type="float">
            <text:p>8.24872136116028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4.30472207069397" calcext:value-type="float">
            <text:p>4.30472207069397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972747802734375" calcext:value-type="float">
            <text:p>9.72747802734375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12.5259590148926" calcext:value-type="float">
            <text:p>12.5259590148926</text:p>
          </table:table-cell>
          <table:table-cell table:style-name="ce1" office:value-type="float" office:value="0.0234315395355225" calcext:value-type="float">
            <text:p>0.023431539535523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908374786376953" calcext:value-type="float">
            <text:p>9.08374786376953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13.0711357593536" calcext:value-type="float">
            <text:p>13.0711357593536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638961791992187" calcext:value-type="float">
            <text:p>6.38961791992187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765323638916016" calcext:value-type="float">
            <text:p>7.65323638916016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10.8667967319489" calcext:value-type="float">
            <text:p>10.8667967319489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950911045074463" calcext:value-type="float">
            <text:p>0.095091104507446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1.26763367652893" calcext:value-type="float">
            <text:p>1.26763367652893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484683513641357" calcext:value-type="float">
            <text:p>0.484683513641357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13.0711357593536" calcext:value-type="float">
            <text:p>13.0711357593536</text:p>
          </table:table-cell>
          <table:table-cell table:style-name="ce1" office:value-type="float" office:value="50.4070854187012" calcext:value-type="float">
            <text:p>50.4070854187012</text:p>
          </table:table-cell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7.91740584373474" calcext:value-type="float">
            <text:p>7.91740584373474</text:p>
          </table:table-cell>
          <table:table-cell table:style-name="ce1" office:value-type="float" office:value="0.815457820892334" calcext:value-type="float">
            <text:p>0.815457820892334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11.7017586231232" calcext:value-type="float">
            <text:p>11.7017586231232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744759082794189" calcext:value-type="float">
            <text:p>0.744759082794189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519752502441406" calcext:value-type="float">
            <text:p>5.19752502441406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11.9657852649689" calcext:value-type="float">
            <text:p>11.9657852649689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number-columns-repeated="2"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8.24624824523926" calcext:value-type="float">
            <text:p>8.24624824523926</text:p>
          </table:table-cell>
          <table:table-cell table:style-name="ce1" office:value-type="float" office:value="4.11936855316162" calcext:value-type="float">
            <text:p>4.11936855316162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3.3445942401886" calcext:value-type="float">
            <text:p>3.3445942401886</text:p>
          </table:table-cell>
          <table:table-cell table:style-name="ce1" office:value-type="float" office:value="7.61239838600159" calcext:value-type="float">
            <text:p>7.61239838600159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862666845321655" calcext:value-type="float">
            <text:p>0.86266684532165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551285310433461" calcext:value-type="float">
            <text:p>0.551285310433461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11.9657852649689" calcext:value-type="float">
            <text:p>11.9657852649689</text:p>
          </table:table-cell>
          <table:table-cell table:style-name="ce1" office:value-type="float" office:value="57.33367228508" calcext:value-type="float">
            <text:p>57.33367228508</text:p>
          </table:table-cell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882148742675781" calcext:value-type="float">
            <text:p>8.82148742675781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6.43357062339783" calcext:value-type="float">
            <text:p>6.43357062339783</text:p>
          </table:table-cell>
          <table:table-cell table:style-name="ce1" office:value-type="float" office:value="5.43563437461853" calcext:value-type="float">
            <text:p>5.43563437461853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594455480575562" calcext:value-type="float">
            <text:p>0.594455480575562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176429748535156" calcext:value-type="float">
            <text:p>1.76429748535156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13.4800379276276" calcext:value-type="float">
            <text:p>13.4800379276276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11.7950620651245" calcext:value-type="float">
            <text:p>11.7950620651245</text:p>
          </table:table-cell>
          <table:table-cell table:style-name="ce1" office:value-type="float" office:value="0.933861494064331" calcext:value-type="float">
            <text:p>0.933861494064331</text:p>
          </table:table-cell>
          <table:table-cell table:style-name="ce1" office:value-type="float" office:value="0.365435361862183" calcext:value-type="float">
            <text:p>0.365435361862183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10.6224517822266" calcext:value-type="float">
            <text:p>10.6224517822266</text:p>
          </table:table-cell>
          <table:table-cell table:style-name="ce1" office:value-type="float" office:value="1.86827731132507" calcext:value-type="float">
            <text:p>1.86827731132507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number-columns-repeated="3"/>
          <table:table-cell table:formula="of:=SUM([.C102:.DB102])" office:value-type="float" office:value="51.5320143699646" calcext:value-type="float">
            <text:p>51.5320143699646</text:p>
          </table:table-cell>
        </table:table-row>
        <table:table-row table:style-name="ro1">
          <table:table-cell table:style-name="ce1" table:number-columns-repeated="102"/>
          <table:table-cell table:style-name="ce1" office:value-type="string" calcext:value-type="string">
            <text:p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7884397506714" calcext:value-type="float">
            <text:p>0.117884397506714</text:p>
          </table:table-cell>
          <table:table-cell table:style-name="ce1" office:value-type="float" office:value="0.0906393527984619" calcext:value-type="float">
            <text:p>0.090639352798462</text:p>
          </table:table-cell>
          <table:table-cell table:style-name="ce1" office:value-type="float" office:value="0.08400559425354" calcext:value-type="float">
            <text:p>0.08400559425354</text:p>
          </table:table-cell>
          <table:table-cell table:style-name="ce1" office:value-type="float" office:value="0.0862336158752441" calcext:value-type="float">
            <text:p>0.086233615875244</text:p>
          </table:table-cell>
          <table:table-cell table:style-name="ce1" office:value-type="float" office:value="0.0980911254882813" calcext:value-type="float">
            <text:p>0.098091125488281</text:p>
          </table:table-cell>
          <table:table-cell table:style-name="ce1" office:value-type="float" office:value="0.0863080024719238" calcext:value-type="float">
            <text:p>0.086308002471924</text:p>
          </table:table-cell>
          <table:table-cell table:style-name="ce1" office:value-type="float" office:value="0.0857288837432861" calcext:value-type="float">
            <text:p>0.085728883743286</text:p>
          </table:table-cell>
          <table:table-cell table:style-name="ce1" office:value-type="float" office:value="0.0876138210296631" calcext:value-type="float">
            <text:p>0.087613821029663</text:p>
          </table:table-cell>
          <table:table-cell table:style-name="ce1" office:value-type="float" office:value="0.0914664268493652" calcext:value-type="float">
            <text:p>0.091466426849365</text:p>
          </table:table-cell>
          <table:table-cell table:style-name="ce1" office:value-type="float" office:value="0.085385799407959" calcext:value-type="float">
            <text:p>0.085385799407959</text:p>
          </table:table-cell>
          <table:table-cell table:style-name="ce1" office:value-type="float" office:value="0.0883376598358154" calcext:value-type="float">
            <text:p>0.088337659835816</text:p>
          </table:table-cell>
          <table:table-cell table:style-name="ce1" office:value-type="float" office:value="0.0845780372619629" calcext:value-type="float">
            <text:p>0.084578037261963</text:p>
          </table:table-cell>
          <table:table-cell table:style-name="ce1" office:value-type="float" office:value="0.0845034122467041" calcext:value-type="float">
            <text:p>0.084503412246704</text:p>
          </table:table-cell>
          <table:table-cell table:style-name="ce1" office:value-type="float" office:value="0.0844910144805908" calcext:value-type="float">
            <text:p>0.084491014480591</text:p>
          </table:table-cell>
          <table:table-cell table:style-name="ce1" office:value-type="float" office:value="0.0998809337615967" calcext:value-type="float">
            <text:p>0.099880933761597</text:p>
          </table:table-cell>
          <table:table-cell table:style-name="ce1" office:value-type="float" office:value="0.0950062274932861" calcext:value-type="float">
            <text:p>0.095006227493286</text:p>
          </table:table-cell>
          <table:table-cell table:style-name="ce1" office:value-type="float" office:value="0.0844156742095947" calcext:value-type="float">
            <text:p>0.084415674209595</text:p>
          </table:table-cell>
          <table:table-cell table:style-name="ce1" office:value-type="float" office:value="0.0830988883972168" calcext:value-type="float">
            <text:p>0.083098888397217</text:p>
          </table:table-cell>
          <table:table-cell table:style-name="ce1" office:value-type="float" office:value="0.0914456844329834" calcext:value-type="float">
            <text:p>0.091445684432983</text:p>
          </table:table-cell>
          <table:table-cell table:style-name="ce1" office:value-type="float" office:value="0.0855772495269775" calcext:value-type="float">
            <text:p>0.085577249526978</text:p>
          </table:table-cell>
          <table:table-cell table:style-name="ce1" office:value-type="float" office:value="0.103258371353149" calcext:value-type="float">
            <text:p>0.103258371353149</text:p>
          </table:table-cell>
          <table:table-cell table:style-name="ce1" office:value-type="float" office:value="0.0860278606414795" calcext:value-type="float">
            <text:p>0.08602786064148</text:p>
          </table:table-cell>
          <table:table-cell table:style-name="ce1" office:value-type="float" office:value="0.0837314128875732" calcext:value-type="float">
            <text:p>0.083731412887573</text:p>
          </table:table-cell>
          <table:table-cell table:style-name="ce1" office:value-type="float" office:value="0.0872397422790527" calcext:value-type="float">
            <text:p>0.087239742279053</text:p>
          </table:table-cell>
          <table:table-cell table:style-name="ce1" office:value-type="float" office:value="0.0842311382293701" calcext:value-type="float">
            <text:p>0.08423113822937</text:p>
          </table:table-cell>
          <table:table-cell table:style-name="ce1" office:value-type="float" office:value="0.0847227573394775" calcext:value-type="float">
            <text:p>0.084722757339478</text:p>
          </table:table-cell>
          <table:table-cell table:style-name="ce1" office:value-type="float" office:value="0.0842616558074951" calcext:value-type="float">
            <text:p>0.084261655807495</text:p>
          </table:table-cell>
          <table:table-cell table:style-name="ce1" office:value-type="float" office:value="0.0857350826263428" calcext:value-type="float">
            <text:p>0.085735082626343</text:p>
          </table:table-cell>
          <table:table-cell table:style-name="ce1" office:value-type="float" office:value="0.0841681957244873" calcext:value-type="float">
            <text:p>0.084168195724487</text:p>
          </table:table-cell>
          <table:table-cell table:style-name="ce1" office:value-type="float" office:value="0.0861053466796875" calcext:value-type="float">
            <text:p>0.086105346679688</text:p>
          </table:table-cell>
          <table:table-cell table:style-name="ce1" office:value-type="float" office:value="0.0911731719970703" calcext:value-type="float">
            <text:p>0.09117317199707</text:p>
          </table:table-cell>
          <table:table-cell table:style-name="ce1" office:value-type="float" office:value="0.0953869819641113" calcext:value-type="float">
            <text:p>0.095386981964111</text:p>
          </table:table-cell>
          <table:table-cell table:style-name="ce1" office:value-type="float" office:value="0.0914232730865479" calcext:value-type="float">
            <text:p>0.091423273086548</text:p>
          </table:table-cell>
          <table:table-cell table:style-name="ce1" office:value-type="float" office:value="0.0833549499511719" calcext:value-type="float">
            <text:p>0.083354949951172</text:p>
          </table:table-cell>
          <table:table-cell table:style-name="ce1" office:value-type="float" office:value="0.0883040428161621" calcext:value-type="float">
            <text:p>0.088304042816162</text:p>
          </table:table-cell>
          <table:table-cell table:style-name="ce1" office:value-type="float" office:value="0.0924391746520996" calcext:value-type="float">
            <text:p>0.0924391746521</text:p>
          </table:table-cell>
          <table:table-cell table:style-name="ce1" office:value-type="float" office:value="0.0832233428955078" calcext:value-type="float">
            <text:p>0.083223342895508</text:p>
          </table:table-cell>
          <table:table-cell table:style-name="ce1" office:value-type="float" office:value="0.0906698703765869" calcext:value-type="float">
            <text:p>0.090669870376587</text:p>
          </table:table-cell>
          <table:table-cell table:style-name="ce1" office:value-type="float" office:value="0.0916566848754883" calcext:value-type="float">
            <text:p>0.091656684875488</text:p>
          </table:table-cell>
          <table:table-cell table:style-name="ce1" office:value-type="float" office:value="0.0870459079742432" calcext:value-type="float">
            <text:p>0.087045907974243</text:p>
          </table:table-cell>
          <table:table-cell table:style-name="ce1" office:value-type="float" office:value="0.100077152252197" calcext:value-type="float">
            <text:p>0.100077152252197</text:p>
          </table:table-cell>
          <table:table-cell table:style-name="ce1" office:value-type="float" office:value="0.0852921009063721" calcext:value-type="float">
            <text:p>0.085292100906372</text:p>
          </table:table-cell>
          <table:table-cell table:style-name="ce1" office:value-type="float" office:value="0.0875742435455322" calcext:value-type="float">
            <text:p>0.087574243545532</text:p>
          </table:table-cell>
          <table:table-cell table:style-name="ce1" office:value-type="float" office:value="0.0829207897186279" calcext:value-type="float">
            <text:p>0.082920789718628</text:p>
          </table:table-cell>
          <table:table-cell table:style-name="ce1" office:value-type="float" office:value="0.0889294147491455" calcext:value-type="float">
            <text:p>0.088929414749146</text:p>
          </table:table-cell>
          <table:table-cell table:style-name="ce1" office:value-type="float" office:value="0.0900497436523438" calcext:value-type="float">
            <text:p>0.090049743652344</text:p>
          </table:table-cell>
          <table:table-cell table:style-name="ce1" office:value-type="float" office:value="0.0921933650970459" calcext:value-type="float">
            <text:p>0.092193365097046</text:p>
          </table:table-cell>
          <table:table-cell table:style-name="ce1" office:value-type="float" office:value="0.084780216217041" calcext:value-type="float">
            <text:p>0.084780216217041</text:p>
          </table:table-cell>
          <table:table-cell table:style-name="ce1" office:value-type="float" office:value="0.0868728160858154" calcext:value-type="float">
            <text:p>0.086872816085816</text:p>
          </table:table-cell>
          <table:table-cell table:style-name="ce1" office:value-type="float" office:value="0.0857958793640137" calcext:value-type="float">
            <text:p>0.085795879364014</text:p>
          </table:table-cell>
          <table:table-cell table:style-name="ce1" office:value-type="float" office:value="0.0871565341949463" calcext:value-type="float">
            <text:p>0.087156534194946</text:p>
          </table:table-cell>
          <table:table-cell table:style-name="ce1" office:value-type="float" office:value="0.0843324661254883" calcext:value-type="float">
            <text:p>0.084332466125488</text:p>
          </table:table-cell>
          <table:table-cell table:style-name="ce1" office:value-type="float" office:value="0.0841288566589356" calcext:value-type="float">
            <text:p>0.084128856658936</text:p>
          </table:table-cell>
          <table:table-cell table:style-name="ce1" office:value-type="float" office:value="0.0861711502075195" calcext:value-type="float">
            <text:p>0.08617115020752</text:p>
          </table:table-cell>
          <table:table-cell table:style-name="ce1" office:value-type="float" office:value="0.0846128463745117" calcext:value-type="float">
            <text:p>0.084612846374512</text:p>
          </table:table-cell>
          <table:table-cell table:style-name="ce1" office:value-type="float" office:value="0.0845046043395996" calcext:value-type="float">
            <text:p>0.0845046043396</text:p>
          </table:table-cell>
          <table:table-cell table:style-name="ce1" office:value-type="float" office:value="0.0877370834350586" calcext:value-type="float">
            <text:p>0.087737083435059</text:p>
          </table:table-cell>
          <table:table-cell table:style-name="ce1" office:value-type="float" office:value="0.0882694721221924" calcext:value-type="float">
            <text:p>0.088269472122192</text:p>
          </table:table-cell>
          <table:table-cell table:style-name="ce1" office:value-type="float" office:value="0.0873606204986572" calcext:value-type="float">
            <text:p>0.087360620498657</text:p>
          </table:table-cell>
          <table:table-cell table:style-name="ce1" office:value-type="float" office:value="0.0848886966705322" calcext:value-type="float">
            <text:p>0.084888696670532</text:p>
          </table:table-cell>
          <table:table-cell table:style-name="ce1" office:value-type="float" office:value="0.104057788848877" calcext:value-type="float">
            <text:p>0.104057788848877</text:p>
          </table:table-cell>
          <table:table-cell table:style-name="ce1" office:value-type="float" office:value="0.0892097949981689" calcext:value-type="float">
            <text:p>0.089209794998169</text:p>
          </table:table-cell>
          <table:table-cell table:style-name="ce1" office:value-type="float" office:value="0.0943527221679688" calcext:value-type="float">
            <text:p>0.094352722167969</text:p>
          </table:table-cell>
          <table:table-cell table:style-name="ce1" office:value-type="float" office:value="0.0940351486206055" calcext:value-type="float">
            <text:p>0.094035148620606</text:p>
          </table:table-cell>
          <table:table-cell table:style-name="ce1" office:value-type="float" office:value="0.0873308181762695" calcext:value-type="float">
            <text:p>0.08733081817627</text:p>
          </table:table-cell>
          <table:table-cell table:style-name="ce1" office:value-type="float" office:value="0.0845315456390381" calcext:value-type="float">
            <text:p>0.084531545639038</text:p>
          </table:table-cell>
          <table:table-cell table:style-name="ce1" office:value-type="float" office:value="0.0869276523590088" calcext:value-type="float">
            <text:p>0.086927652359009</text:p>
          </table:table-cell>
          <table:table-cell table:style-name="ce1" office:value-type="float" office:value="0.0880427360534668" calcext:value-type="float">
            <text:p>0.088042736053467</text:p>
          </table:table-cell>
          <table:table-cell table:style-name="ce1" office:value-type="float" office:value="0.0847921371459961" calcext:value-type="float">
            <text:p>0.084792137145996</text:p>
          </table:table-cell>
          <table:table-cell table:style-name="ce1" office:value-type="float" office:value="0.0844836235046387" calcext:value-type="float">
            <text:p>0.084483623504639</text:p>
          </table:table-cell>
          <table:table-cell table:style-name="ce1" office:value-type="float" office:value="0.0896031856536865" calcext:value-type="float">
            <text:p>0.089603185653687</text:p>
          </table:table-cell>
          <table:table-cell table:style-name="ce1" office:value-type="float" office:value="0.0848603248596191" calcext:value-type="float">
            <text:p>0.084860324859619</text:p>
          </table:table-cell>
          <table:table-cell table:style-name="ce1" office:value-type="float" office:value="0.0845496654510498" calcext:value-type="float">
            <text:p>0.08454966545105</text:p>
          </table:table-cell>
          <table:table-cell table:style-name="ce1" office:value-type="float" office:value="0.0863478183746338" calcext:value-type="float">
            <text:p>0.086347818374634</text:p>
          </table:table-cell>
          <table:table-cell table:style-name="ce1" office:value-type="float" office:value="0.0874917507171631" calcext:value-type="float">
            <text:p>0.087491750717163</text:p>
          </table:table-cell>
          <table:table-cell table:style-name="ce1" office:value-type="float" office:value="0.0849041938781738" calcext:value-type="float">
            <text:p>0.084904193878174</text:p>
          </table:table-cell>
          <table:table-cell table:style-name="ce1" office:value-type="float" office:value="0.0848443508148193" calcext:value-type="float">
            <text:p>0.084844350814819</text:p>
          </table:table-cell>
          <table:table-cell table:style-name="ce1" office:value-type="float" office:value="0.0879569053649902" calcext:value-type="float">
            <text:p>0.08795690536499</text:p>
          </table:table-cell>
          <table:table-cell table:style-name="ce1" office:value-type="float" office:value="0.0835096836090088" calcext:value-type="float">
            <text:p>0.083509683609009</text:p>
          </table:table-cell>
          <table:table-cell table:style-name="ce1" office:value-type="float" office:value="0.0841584205627441" calcext:value-type="float">
            <text:p>0.084158420562744</text:p>
          </table:table-cell>
          <table:table-cell table:style-name="ce1" office:value-type="float" office:value="0.100109577178955" calcext:value-type="float">
            <text:p>0.100109577178955</text:p>
          </table:table-cell>
          <table:table-cell table:style-name="ce1" office:value-type="float" office:value="0.0847969055175781" calcext:value-type="float">
            <text:p>0.084796905517578</text:p>
          </table:table-cell>
          <table:table-cell table:style-name="ce1" office:value-type="float" office:value="0.0842990875244141" calcext:value-type="float">
            <text:p>0.084299087524414</text:p>
          </table:table-cell>
          <table:table-cell table:style-name="ce1" office:value-type="float" office:value="0.0843214988708496" calcext:value-type="float">
            <text:p>0.08432149887085</text:p>
          </table:table-cell>
          <table:table-cell table:style-name="ce1" office:value-type="float" office:value="0.0843486785888672" calcext:value-type="float">
            <text:p>0.084348678588867</text:p>
          </table:table-cell>
          <table:table-cell table:style-name="ce1" office:value-type="float" office:value="0.084486722946167" calcext:value-type="float">
            <text:p>0.084486722946167</text:p>
          </table:table-cell>
          <table:table-cell table:style-name="ce1" office:value-type="float" office:value="0.0888290405273438" calcext:value-type="float">
            <text:p>0.088829040527344</text:p>
          </table:table-cell>
          <table:table-cell table:style-name="ce1" office:value-type="float" office:value="0.0853617191314697" calcext:value-type="float">
            <text:p>0.08536171913147</text:p>
          </table:table-cell>
          <table:table-cell table:style-name="ce1" office:value-type="float" office:value="0.0824182033538818" calcext:value-type="float">
            <text:p>0.082418203353882</text:p>
          </table:table-cell>
          <table:table-cell table:style-name="ce1" office:value-type="float" office:value="0.0915787220001221" calcext:value-type="float">
            <text:p>0.091578722000122</text:p>
          </table:table-cell>
          <table:table-cell table:style-name="ce1" office:value-type="float" office:value="0.0855655670166016" calcext:value-type="float">
            <text:p>0.085565567016602</text:p>
          </table:table-cell>
          <table:table-cell table:style-name="ce1" office:value-type="float" office:value="0.0850081443786621" calcext:value-type="float">
            <text:p>0.085008144378662</text:p>
          </table:table-cell>
          <table:table-cell table:style-name="ce1" office:value-type="float" office:value="0.0856304168701172" calcext:value-type="float">
            <text:p>0.085630416870117</text:p>
          </table:table-cell>
          <table:table-cell table:style-name="ce1" office:value-type="float" office:value="0.0846753120422363" calcext:value-type="float">
            <text:p>0.084675312042236</text:p>
          </table:table-cell>
          <table:table-cell table:style-name="ce1" office:value-type="float" office:value="0.0908944606781006" calcext:value-type="float">
            <text:p>0.090894460678101</text:p>
          </table:table-cell>
          <table:table-cell table:style-name="ce1" office:value-type="float" office:value="0.0845155715942383" calcext:value-type="float">
            <text:p>0.084515571594238</text:p>
          </table:table-cell>
          <table:table-cell table:style-name="ce1" office:value-type="float" office:value="0.0840504169464111" calcext:value-type="float">
            <text:p>0.084050416946411</text:p>
          </table:table-cell>
          <table:table-cell table:style-name="ce1" office:value-type="float" office:value="0.084075927734375" calcext:value-type="float">
            <text:p>0.084075927734375</text:p>
          </table:table-cell>
          <table:table-cell table:style-name="ce1" office:value-type="float" office:value="0.0856089591979981" calcext:value-type="float">
            <text:p>0.085608959197998</text:p>
          </table:table-cell>
          <table:table-cell table:style-name="ce1" office:value-type="float" office:value="0.0861382484436035" calcext:value-type="float">
            <text:p>0.086138248443604</text:p>
          </table:table-cell>
          <table:table-cell table:style-name="ce1" office:value-type="float" office:value="0.0878520226478577" calcext:value-type="float">
            <text:p>0.087852022647858</text:p>
          </table:table-cell>
          <table:table-cell table:style-name="ce1" office:value-type="float" office:value="0.0824182033538818" calcext:value-type="float">
            <text:p>0.082418203353882</text:p>
          </table:table-cell>
          <table:table-cell table:style-name="ce1" office:value-type="float" office:value="0.117884397506714" calcext:value-type="float">
            <text:p>0.117884397506714</text:p>
          </table:table-cell>
          <table:table-cell table:style-name="ce1" office:value-type="float" office:value="8.78520226478577" calcext:value-type="float">
            <text:p>8.7852022647857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0995473861694336" calcext:value-type="float">
            <text:p>0.099547386169434</text:p>
          </table:table-cell>
          <table:table-cell table:style-name="ce1" office:value-type="float" office:value="0.0840277671813965" calcext:value-type="float">
            <text:p>0.084027767181397</text:p>
          </table:table-cell>
          <table:table-cell table:style-name="ce1" office:value-type="float" office:value="0.083667516708374" calcext:value-type="float">
            <text:p>0.083667516708374</text:p>
          </table:table-cell>
          <table:table-cell table:style-name="ce1" office:value-type="float" office:value="0.0867829322814941" calcext:value-type="float">
            <text:p>0.086782932281494</text:p>
          </table:table-cell>
          <table:table-cell table:style-name="ce1" office:value-type="float" office:value="0.0841398239135742" calcext:value-type="float">
            <text:p>0.084139823913574</text:p>
          </table:table-cell>
          <table:table-cell table:style-name="ce1" office:value-type="float" office:value="0.0854425430297852" calcext:value-type="float">
            <text:p>0.085442543029785</text:p>
          </table:table-cell>
          <table:table-cell table:style-name="ce1" office:value-type="float" office:value="0.0838339328765869" calcext:value-type="float">
            <text:p>0.083833932876587</text:p>
          </table:table-cell>
          <table:table-cell table:style-name="ce1" office:value-type="float" office:value="0.085707426071167" calcext:value-type="float">
            <text:p>0.085707426071167</text:p>
          </table:table-cell>
          <table:table-cell table:style-name="ce1" office:value-type="float" office:value="0.0838963985443115" calcext:value-type="float">
            <text:p>0.083896398544312</text:p>
          </table:table-cell>
          <table:table-cell table:style-name="ce1" office:value-type="float" office:value="0.0912647247314453" calcext:value-type="float">
            <text:p>0.091264724731445</text:p>
          </table:table-cell>
          <table:table-cell table:style-name="ce1" office:value-type="float" office:value="0.085313081741333" calcext:value-type="float">
            <text:p>0.085313081741333</text:p>
          </table:table-cell>
          <table:table-cell table:style-name="ce1" office:value-type="float" office:value="0.0829687118530273" calcext:value-type="float">
            <text:p>0.082968711853027</text:p>
          </table:table-cell>
          <table:table-cell table:style-name="ce1" office:value-type="float" office:value="0.0891330242156982" calcext:value-type="float">
            <text:p>0.089133024215698</text:p>
          </table:table-cell>
          <table:table-cell table:style-name="ce1" office:value-type="float" office:value="0.0839414596557617" calcext:value-type="float">
            <text:p>0.083941459655762</text:p>
          </table:table-cell>
          <table:table-cell table:style-name="ce1" office:value-type="float" office:value="0.0872859954833984" calcext:value-type="float">
            <text:p>0.087285995483399</text:p>
          </table:table-cell>
          <table:table-cell table:style-name="ce1" office:value-type="float" office:value="0.0844082832336426" calcext:value-type="float">
            <text:p>0.084408283233643</text:p>
          </table:table-cell>
          <table:table-cell table:style-name="ce1" office:value-type="float" office:value="0.0840330123901367" calcext:value-type="float">
            <text:p>0.084033012390137</text:p>
          </table:table-cell>
          <table:table-cell table:style-name="ce1" office:value-type="float" office:value="0.084345817565918" calcext:value-type="float">
            <text:p>0.084345817565918</text:p>
          </table:table-cell>
          <table:table-cell table:style-name="ce1" office:value-type="float" office:value="0.0844323635101318" calcext:value-type="float">
            <text:p>0.084432363510132</text:p>
          </table:table-cell>
          <table:table-cell table:style-name="ce1" office:value-type="float" office:value="0.0855133533477783" calcext:value-type="float">
            <text:p>0.085513353347778</text:p>
          </table:table-cell>
          <table:table-cell table:style-name="ce1" office:value-type="float" office:value="0.100491523742676" calcext:value-type="float">
            <text:p>0.100491523742676</text:p>
          </table:table-cell>
          <table:table-cell table:style-name="ce1" office:value-type="float" office:value="0.084075927734375" calcext:value-type="float">
            <text:p>0.084075927734375</text:p>
          </table:table-cell>
          <table:table-cell table:style-name="ce1" office:value-type="float" office:value="0.0837826728820801" calcext:value-type="float">
            <text:p>0.08378267288208</text:p>
          </table:table-cell>
          <table:table-cell table:style-name="ce1" office:value-type="float" office:value="0.084430456161499" calcext:value-type="float">
            <text:p>0.084430456161499</text:p>
          </table:table-cell>
          <table:table-cell table:style-name="ce1" office:value-type="float" office:value="0.0842728614807129" calcext:value-type="float">
            <text:p>0.084272861480713</text:p>
          </table:table-cell>
          <table:table-cell table:style-name="ce1" office:value-type="float" office:value="0.0849602222442627" calcext:value-type="float">
            <text:p>0.084960222244263</text:p>
          </table:table-cell>
          <table:table-cell table:style-name="ce1" office:value-type="float" office:value="0.0850510597229004" calcext:value-type="float">
            <text:p>0.0850510597229</text:p>
          </table:table-cell>
          <table:table-cell table:style-name="ce1" office:value-type="float" office:value="0.0839834213256836" calcext:value-type="float">
            <text:p>0.083983421325684</text:p>
          </table:table-cell>
          <table:table-cell table:style-name="ce1" office:value-type="float" office:value="0.084298849105835" calcext:value-type="float">
            <text:p>0.084298849105835</text:p>
          </table:table-cell>
          <table:table-cell table:style-name="ce1" office:value-type="float" office:value="0.0897278785705566" calcext:value-type="float">
            <text:p>0.089727878570557</text:p>
          </table:table-cell>
          <table:table-cell table:style-name="ce1" office:value-type="float" office:value="0.0885071754455566" calcext:value-type="float">
            <text:p>0.088507175445557</text:p>
          </table:table-cell>
          <table:table-cell table:style-name="ce1" office:value-type="float" office:value="0.0884761810302734" calcext:value-type="float">
            <text:p>0.088476181030274</text:p>
          </table:table-cell>
          <table:table-cell table:style-name="ce1" office:value-type="float" office:value="0.0857663154602051" calcext:value-type="float">
            <text:p>0.085766315460205</text:p>
          </table:table-cell>
          <table:table-cell table:style-name="ce1" office:value-type="float" office:value="0.0858170986175537" calcext:value-type="float">
            <text:p>0.085817098617554</text:p>
          </table:table-cell>
          <table:table-cell table:style-name="ce1" office:value-type="float" office:value="0.0864570140838623" calcext:value-type="float">
            <text:p>0.086457014083862</text:p>
          </table:table-cell>
          <table:table-cell table:style-name="ce1" office:value-type="float" office:value="0.0868854522705078" calcext:value-type="float">
            <text:p>0.086885452270508</text:p>
          </table:table-cell>
          <table:table-cell table:style-name="ce1" office:value-type="float" office:value="0.0895018577575684" calcext:value-type="float">
            <text:p>0.089501857757568</text:p>
          </table:table-cell>
          <table:table-cell table:style-name="ce1" office:value-type="float" office:value="0.08591628074646" calcext:value-type="float">
            <text:p>0.08591628074646</text:p>
          </table:table-cell>
          <table:table-cell table:style-name="ce1" office:value-type="float" office:value="0.0864317417144775" calcext:value-type="float">
            <text:p>0.086431741714478</text:p>
          </table:table-cell>
          <table:table-cell table:style-name="ce1" office:value-type="float" office:value="0.0843513011932373" calcext:value-type="float">
            <text:p>0.084351301193237</text:p>
          </table:table-cell>
          <table:table-cell table:style-name="ce1" office:value-type="float" office:value="0.101336479187012" calcext:value-type="float">
            <text:p>0.101336479187012</text:p>
          </table:table-cell>
          <table:table-cell table:style-name="ce1" office:value-type="float" office:value="0.0925025939941406" calcext:value-type="float">
            <text:p>0.092502593994141</text:p>
          </table:table-cell>
          <table:table-cell table:style-name="ce1" office:value-type="float" office:value="0.0839622020721436" calcext:value-type="float">
            <text:p>0.083962202072144</text:p>
          </table:table-cell>
          <table:table-cell table:style-name="ce1" office:value-type="float" office:value="0.0835623741149902" calcext:value-type="float">
            <text:p>0.08356237411499</text:p>
          </table:table-cell>
          <table:table-cell table:style-name="ce1" office:value-type="float" office:value="0.0834894180297852" calcext:value-type="float">
            <text:p>0.083489418029785</text:p>
          </table:table-cell>
          <table:table-cell table:style-name="ce1" office:value-type="float" office:value="0.0842270851135254" calcext:value-type="float">
            <text:p>0.084227085113525</text:p>
          </table:table-cell>
          <table:table-cell table:style-name="ce1" office:value-type="float" office:value="0.0839717388153076" calcext:value-type="float">
            <text:p>0.083971738815308</text:p>
          </table:table-cell>
          <table:table-cell table:style-name="ce1" office:value-type="float" office:value="0.0842573642730713" calcext:value-type="float">
            <text:p>0.084257364273071</text:p>
          </table:table-cell>
          <table:table-cell table:style-name="ce1" office:value-type="float" office:value="0.083796501159668" calcext:value-type="float">
            <text:p>0.083796501159668</text:p>
          </table:table-cell>
          <table:table-cell table:style-name="ce1" office:value-type="float" office:value="0.0839424133300781" calcext:value-type="float">
            <text:p>0.083942413330078</text:p>
          </table:table-cell>
          <table:table-cell table:style-name="ce1" office:value-type="float" office:value="0.0949275493621826" calcext:value-type="float">
            <text:p>0.094927549362183</text:p>
          </table:table-cell>
          <table:table-cell table:style-name="ce1" office:value-type="float" office:value="0.0900981426239014" calcext:value-type="float">
            <text:p>0.090098142623901</text:p>
          </table:table-cell>
          <table:table-cell table:style-name="ce1" office:value-type="float" office:value="0.0892777442932129" calcext:value-type="float">
            <text:p>0.089277744293213</text:p>
          </table:table-cell>
          <table:table-cell table:style-name="ce1" office:value-type="float" office:value="0.0850791931152344" calcext:value-type="float">
            <text:p>0.085079193115234</text:p>
          </table:table-cell>
          <table:table-cell table:style-name="ce1" office:value-type="float" office:value="0.0843605995178223" calcext:value-type="float">
            <text:p>0.084360599517822</text:p>
          </table:table-cell>
          <table:table-cell table:style-name="ce1" office:value-type="float" office:value="0.0913832187652588" calcext:value-type="float">
            <text:p>0.091383218765259</text:p>
          </table:table-cell>
          <table:table-cell table:style-name="ce1" office:value-type="float" office:value="0.0837154388427734" calcext:value-type="float">
            <text:p>0.083715438842774</text:p>
          </table:table-cell>
          <table:table-cell table:style-name="ce1" office:value-type="float" office:value="0.0835957527160645" calcext:value-type="float">
            <text:p>0.083595752716065</text:p>
          </table:table-cell>
          <table:table-cell table:style-name="ce1" office:value-type="float" office:value="0.086031436920166" calcext:value-type="float">
            <text:p>0.086031436920166</text:p>
          </table:table-cell>
          <table:table-cell table:style-name="ce1" office:value-type="float" office:value="0.0863730907440186" calcext:value-type="float">
            <text:p>0.086373090744019</text:p>
          </table:table-cell>
          <table:table-cell table:style-name="ce1" office:value-type="float" office:value="0.0993568897247314" calcext:value-type="float">
            <text:p>0.099356889724732</text:p>
          </table:table-cell>
          <table:table-cell table:style-name="ce1" office:value-type="float" office:value="0.0850353240966797" calcext:value-type="float">
            <text:p>0.08503532409668</text:p>
          </table:table-cell>
          <table:table-cell table:style-name="ce1" office:value-type="float" office:value="0.0856451988220215" calcext:value-type="float">
            <text:p>0.085645198822022</text:p>
          </table:table-cell>
          <table:table-cell table:style-name="ce1" office:value-type="float" office:value="0.0870072841644287" calcext:value-type="float">
            <text:p>0.087007284164429</text:p>
          </table:table-cell>
          <table:table-cell table:style-name="ce1" office:value-type="float" office:value="0.0874369144439697" calcext:value-type="float">
            <text:p>0.08743691444397</text:p>
          </table:table-cell>
          <table:table-cell table:style-name="ce1" office:value-type="float" office:value="0.0844488143920898" calcext:value-type="float">
            <text:p>0.08444881439209</text:p>
          </table:table-cell>
          <table:table-cell table:style-name="ce1" office:value-type="float" office:value="0.0879940986633301" calcext:value-type="float">
            <text:p>0.08799409866333</text:p>
          </table:table-cell>
          <table:table-cell table:style-name="ce1" office:value-type="float" office:value="0.0845043659210205" calcext:value-type="float">
            <text:p>0.084504365921021</text:p>
          </table:table-cell>
          <table:table-cell table:style-name="ce1" office:value-type="float" office:value="0.0860092639923096" calcext:value-type="float">
            <text:p>0.08600926399231</text:p>
          </table:table-cell>
          <table:table-cell table:style-name="ce1" office:value-type="float" office:value="0.0893325805664063" calcext:value-type="float">
            <text:p>0.089332580566406</text:p>
          </table:table-cell>
          <table:table-cell table:style-name="ce1" office:value-type="float" office:value="0.0856850147247314" calcext:value-type="float">
            <text:p>0.085685014724732</text:p>
          </table:table-cell>
          <table:table-cell table:style-name="ce1" office:value-type="float" office:value="0.084484338760376" calcext:value-type="float">
            <text:p>0.084484338760376</text:p>
          </table:table-cell>
          <table:table-cell table:style-name="ce1" office:value-type="float" office:value="0.084517240524292" calcext:value-type="float">
            <text:p>0.084517240524292</text:p>
          </table:table-cell>
          <table:table-cell table:style-name="ce1" office:value-type="float" office:value="0.0851526260375977" calcext:value-type="float">
            <text:p>0.085152626037598</text:p>
          </table:table-cell>
          <table:table-cell table:style-name="ce1" office:value-type="float" office:value="0.0837421417236328" calcext:value-type="float">
            <text:p>0.083742141723633</text:p>
          </table:table-cell>
          <table:table-cell table:style-name="ce1" office:value-type="float" office:value="0.0865342617034912" calcext:value-type="float">
            <text:p>0.086534261703491</text:p>
          </table:table-cell>
          <table:table-cell table:style-name="ce1" office:value-type="float" office:value="0.0844216346740723" calcext:value-type="float">
            <text:p>0.084421634674072</text:p>
          </table:table-cell>
          <table:table-cell table:style-name="ce1" office:value-type="float" office:value="0.0839223861694336" calcext:value-type="float">
            <text:p>0.083922386169434</text:p>
          </table:table-cell>
          <table:table-cell table:style-name="ce1" office:value-type="float" office:value="0.0843691825866699" calcext:value-type="float">
            <text:p>0.08436918258667</text:p>
          </table:table-cell>
          <table:table-cell table:style-name="ce1" office:value-type="float" office:value="0.0850985050201416" calcext:value-type="float">
            <text:p>0.085098505020142</text:p>
          </table:table-cell>
          <table:table-cell table:style-name="ce1" office:value-type="float" office:value="0.100673198699951" calcext:value-type="float">
            <text:p>0.100673198699951</text:p>
          </table:table-cell>
          <table:table-cell table:style-name="ce1" office:value-type="float" office:value="0.0835466384887695" calcext:value-type="float">
            <text:p>0.08354663848877</text:p>
          </table:table-cell>
          <table:table-cell table:style-name="ce1" office:value-type="float" office:value="0.0836608409881592" calcext:value-type="float">
            <text:p>0.083660840988159</text:p>
          </table:table-cell>
          <table:table-cell table:style-name="ce1" office:value-type="float" office:value="0.0867528915405273" calcext:value-type="float">
            <text:p>0.086752891540527</text:p>
          </table:table-cell>
          <table:table-cell table:style-name="ce1" office:value-type="float" office:value="0.0839290618896484" calcext:value-type="float">
            <text:p>0.083929061889649</text:p>
          </table:table-cell>
          <table:table-cell table:style-name="ce1" office:value-type="float" office:value="0.0857861042022705" calcext:value-type="float">
            <text:p>0.085786104202271</text:p>
          </table:table-cell>
          <table:table-cell table:style-name="ce1" office:value-type="float" office:value="0.0860483646392822" calcext:value-type="float">
            <text:p>0.086048364639282</text:p>
          </table:table-cell>
          <table:table-cell table:style-name="ce1" office:value-type="float" office:value="0.0845091342926025" calcext:value-type="float">
            <text:p>0.084509134292603</text:p>
          </table:table-cell>
          <table:table-cell table:style-name="ce1" office:value-type="float" office:value="0.0869340896606445" calcext:value-type="float">
            <text:p>0.086934089660645</text:p>
          </table:table-cell>
          <table:table-cell table:style-name="ce1" office:value-type="float" office:value="0.0918753147125244" calcext:value-type="float">
            <text:p>0.091875314712525</text:p>
          </table:table-cell>
          <table:table-cell table:style-name="ce1" office:value-type="float" office:value="0.0855331420898438" calcext:value-type="float">
            <text:p>0.085533142089844</text:p>
          </table:table-cell>
          <table:table-cell table:style-name="ce1" office:value-type="float" office:value="0.0854730606079102" calcext:value-type="float">
            <text:p>0.08547306060791</text:p>
          </table:table-cell>
          <table:table-cell table:style-name="ce1" office:value-type="float" office:value="0.0864412784576416" calcext:value-type="float">
            <text:p>0.086441278457642</text:p>
          </table:table-cell>
          <table:table-cell table:style-name="ce1" office:value-type="float" office:value="0.0852086544036865" calcext:value-type="float">
            <text:p>0.085208654403687</text:p>
          </table:table-cell>
          <table:table-cell table:style-name="ce1" office:value-type="float" office:value="0.084648609161377" calcext:value-type="float">
            <text:p>0.084648609161377</text:p>
          </table:table-cell>
          <table:table-cell table:style-name="ce1" office:value-type="float" office:value="0.0859198570251465" calcext:value-type="float">
            <text:p>0.085919857025147</text:p>
          </table:table-cell>
          <table:table-cell table:style-name="ce1" office:value-type="float" office:value="0.085080623626709" calcext:value-type="float">
            <text:p>0.085080623626709</text:p>
          </table:table-cell>
          <table:table-cell table:style-name="ce1" office:value-type="float" office:value="0.0858747959136963" calcext:value-type="float">
            <text:p>0.085874795913696</text:p>
          </table:table-cell>
          <table:table-cell table:style-name="ce1" office:value-type="float" office:value="0.0859854221343994" calcext:value-type="float">
            <text:p>0.0859854221344</text:p>
          </table:table-cell>
          <table:table-cell table:style-name="ce1" office:value-type="float" office:value="0.0859785079956055" calcext:value-type="float">
            <text:p>0.085978507995606</text:p>
          </table:table-cell>
          <table:table-cell table:style-name="ce1" office:value-type="float" office:value="0.0864731884002686" calcext:value-type="float">
            <text:p>0.086473188400269</text:p>
          </table:table-cell>
          <table:table-cell table:style-name="ce1" office:value-type="float" office:value="0.0829687118530273" calcext:value-type="float">
            <text:p>0.082968711853027</text:p>
          </table:table-cell>
          <table:table-cell table:style-name="ce1" office:value-type="float" office:value="0.101336479187012" calcext:value-type="float">
            <text:p>0.101336479187012</text:p>
          </table:table-cell>
          <table:table-cell table:style-name="ce1" office:value-type="float" office:value="8.64731884002686" calcext:value-type="float">
            <text:p>8.647318840026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3883028030396" calcext:value-type="float">
            <text:p>0.103883028030396</text:p>
          </table:table-cell>
          <table:table-cell table:style-name="ce1" office:value-type="float" office:value="0.22810173034668" calcext:value-type="float">
            <text:p>0.22810173034668</text:p>
          </table:table-cell>
          <table:table-cell table:style-name="ce1" office:value-type="float" office:value="0.0838580131530762" calcext:value-type="float">
            <text:p>0.083858013153076</text:p>
          </table:table-cell>
          <table:table-cell table:style-name="ce1" office:value-type="float" office:value="0.218332767486572" calcext:value-type="float">
            <text:p>0.218332767486572</text:p>
          </table:table-cell>
          <table:table-cell table:style-name="ce1" office:value-type="float" office:value="0.0848321914672852" calcext:value-type="float">
            <text:p>0.084832191467285</text:p>
          </table:table-cell>
          <table:table-cell table:style-name="ce1" office:value-type="float" office:value="0.218986988067627" calcext:value-type="float">
            <text:p>0.218986988067627</text:p>
          </table:table-cell>
          <table:table-cell table:style-name="ce1" office:value-type="float" office:value="0.0845012664794922" calcext:value-type="float">
            <text:p>0.084501266479492</text:p>
          </table:table-cell>
          <table:table-cell table:style-name="ce1" office:value-type="float" office:value="0.214920282363892" calcext:value-type="float">
            <text:p>0.214920282363892</text:p>
          </table:table-cell>
          <table:table-cell table:style-name="ce1" office:value-type="float" office:value="0.0868797302246094" calcext:value-type="float">
            <text:p>0.086879730224609</text:p>
          </table:table-cell>
          <table:table-cell table:style-name="ce1" office:value-type="float" office:value="0.23090386390686" calcext:value-type="float">
            <text:p>0.23090386390686</text:p>
          </table:table-cell>
          <table:table-cell table:style-name="ce1" office:value-type="float" office:value="0.0871813297271729" calcext:value-type="float">
            <text:p>0.087181329727173</text:p>
          </table:table-cell>
          <table:table-cell table:style-name="ce1" office:value-type="float" office:value="0.215752840042114" calcext:value-type="float">
            <text:p>0.215752840042114</text:p>
          </table:table-cell>
          <table:table-cell table:style-name="ce1" office:value-type="float" office:value="0.0866458415985107" calcext:value-type="float">
            <text:p>0.086645841598511</text:p>
          </table:table-cell>
          <table:table-cell table:style-name="ce1" office:value-type="float" office:value="0.21909761428833" calcext:value-type="float">
            <text:p>0.21909761428833</text:p>
          </table:table-cell>
          <table:table-cell table:style-name="ce1" office:value-type="float" office:value="0.0852196216583252" calcext:value-type="float">
            <text:p>0.085219621658325</text:p>
          </table:table-cell>
          <table:table-cell table:style-name="ce1" office:value-type="float" office:value="0.218901872634888" calcext:value-type="float">
            <text:p>0.218901872634888</text:p>
          </table:table-cell>
          <table:table-cell table:style-name="ce1" office:value-type="float" office:value="0.0847494602203369" calcext:value-type="float">
            <text:p>0.084749460220337</text:p>
          </table:table-cell>
          <table:table-cell table:style-name="ce1" office:value-type="float" office:value="0.214958429336548" calcext:value-type="float">
            <text:p>0.214958429336548</text:p>
          </table:table-cell>
          <table:table-cell table:style-name="ce1" office:value-type="float" office:value="0.0897901058197022" calcext:value-type="float">
            <text:p>0.089790105819702</text:p>
          </table:table-cell>
          <table:table-cell table:style-name="ce1" office:value-type="float" office:value="0.237135410308838" calcext:value-type="float">
            <text:p>0.237135410308838</text:p>
          </table:table-cell>
          <table:table-cell table:style-name="ce1" office:value-type="float" office:value="0.101639986038208" calcext:value-type="float">
            <text:p>0.101639986038208</text:p>
          </table:table-cell>
          <table:table-cell table:style-name="ce1" office:value-type="float" office:value="0.247566223144531" calcext:value-type="float">
            <text:p>0.247566223144531</text:p>
          </table:table-cell>
          <table:table-cell table:style-name="ce1" office:value-type="float" office:value="0.0873870849609375" calcext:value-type="float">
            <text:p>0.087387084960938</text:p>
          </table:table-cell>
          <table:table-cell table:style-name="ce1" office:value-type="float" office:value="0.213585138320923" calcext:value-type="float">
            <text:p>0.213585138320923</text:p>
          </table:table-cell>
          <table:table-cell table:style-name="ce1" office:value-type="float" office:value="0.0848541259765625" calcext:value-type="float">
            <text:p>0.084854125976563</text:p>
          </table:table-cell>
          <table:table-cell table:style-name="ce1" office:value-type="float" office:value="0.218898057937622" calcext:value-type="float">
            <text:p>0.218898057937622</text:p>
          </table:table-cell>
          <table:table-cell table:style-name="ce1" office:value-type="float" office:value="0.0919945240020752" calcext:value-type="float">
            <text:p>0.091994524002075</text:p>
          </table:table-cell>
          <table:table-cell table:style-name="ce1" office:value-type="float" office:value="0.220513582229614" calcext:value-type="float">
            <text:p>0.220513582229614</text:p>
          </table:table-cell>
          <table:table-cell table:style-name="ce1" office:value-type="float" office:value="0.0849266052246094" calcext:value-type="float">
            <text:p>0.084926605224609</text:p>
          </table:table-cell>
          <table:table-cell table:style-name="ce1" office:value-type="float" office:value="0.188082218170166" calcext:value-type="float">
            <text:p>0.188082218170166</text:p>
          </table:table-cell>
          <table:table-cell table:style-name="ce1" office:value-type="float" office:value="0.0897130966186523" calcext:value-type="float">
            <text:p>0.089713096618652</text:p>
          </table:table-cell>
          <table:table-cell table:style-name="ce1" office:value-type="float" office:value="0.148763656616211" calcext:value-type="float">
            <text:p>0.148763656616211</text:p>
          </table:table-cell>
          <table:table-cell table:style-name="ce1" office:value-type="float" office:value="0.0870091915130615" calcext:value-type="float">
            <text:p>0.087009191513062</text:p>
          </table:table-cell>
          <table:table-cell table:style-name="ce1" office:value-type="float" office:value="0.120569467544556" calcext:value-type="float">
            <text:p>0.120569467544556</text:p>
          </table:table-cell>
          <table:table-cell table:style-name="ce1" office:value-type="float" office:value="0.0849120616912842" calcext:value-type="float">
            <text:p>0.084912061691284</text:p>
          </table:table-cell>
          <table:table-cell table:style-name="ce1" office:value-type="float" office:value="0.136083126068115" calcext:value-type="float">
            <text:p>0.136083126068115</text:p>
          </table:table-cell>
          <table:table-cell table:style-name="ce1" office:value-type="float" office:value="0.093015193939209" calcext:value-type="float">
            <text:p>0.093015193939209</text:p>
          </table:table-cell>
          <table:table-cell table:style-name="ce1" office:value-type="float" office:value="0.13089656829834" calcext:value-type="float">
            <text:p>0.13089656829834</text:p>
          </table:table-cell>
          <table:table-cell table:style-name="ce1" office:value-type="float" office:value="0.0880146026611328" calcext:value-type="float">
            <text:p>0.088014602661133</text:p>
          </table:table-cell>
          <table:table-cell table:style-name="ce1" office:value-type="float" office:value="0.116976976394653" calcext:value-type="float">
            <text:p>0.116976976394653</text:p>
          </table:table-cell>
          <table:table-cell table:style-name="ce1" office:value-type="float" office:value="0.0996129512786865" calcext:value-type="float">
            <text:p>0.099612951278687</text:p>
          </table:table-cell>
          <table:table-cell table:style-name="ce1" office:value-type="float" office:value="0.223906755447388" calcext:value-type="float">
            <text:p>0.223906755447388</text:p>
          </table:table-cell>
          <table:table-cell table:style-name="ce1" office:value-type="float" office:value="0.0844330787658691" calcext:value-type="float">
            <text:p>0.084433078765869</text:p>
          </table:table-cell>
          <table:table-cell table:style-name="ce1" office:value-type="float" office:value="0.215978145599365" calcext:value-type="float">
            <text:p>0.215978145599365</text:p>
          </table:table-cell>
          <table:table-cell table:style-name="ce1" office:value-type="float" office:value="0.0904579162597656" calcext:value-type="float">
            <text:p>0.090457916259766</text:p>
          </table:table-cell>
          <table:table-cell table:style-name="ce1" office:value-type="float" office:value="0.214871168136597" calcext:value-type="float">
            <text:p>0.214871168136597</text:p>
          </table:table-cell>
          <table:table-cell table:style-name="ce1" office:value-type="float" office:value="0.0927820205688477" calcext:value-type="float">
            <text:p>0.092782020568848</text:p>
          </table:table-cell>
          <table:table-cell table:style-name="ce1" office:value-type="float" office:value="0.229602098464966" calcext:value-type="float">
            <text:p>0.229602098464966</text:p>
          </table:table-cell>
          <table:table-cell table:style-name="ce1" office:value-type="float" office:value="0.0852541923522949" calcext:value-type="float">
            <text:p>0.085254192352295</text:p>
          </table:table-cell>
          <table:table-cell table:style-name="ce1" office:value-type="float" office:value="0.218309164047241" calcext:value-type="float">
            <text:p>0.218309164047241</text:p>
          </table:table-cell>
          <table:table-cell table:style-name="ce1" office:value-type="float" office:value="0.089245080947876" calcext:value-type="float">
            <text:p>0.089245080947876</text:p>
          </table:table-cell>
          <table:table-cell table:style-name="ce1" office:value-type="float" office:value="0.218567848205566" calcext:value-type="float">
            <text:p>0.218567848205566</text:p>
          </table:table-cell>
          <table:table-cell table:style-name="ce1" office:value-type="float" office:value="0.0847501754760742" calcext:value-type="float">
            <text:p>0.084750175476074</text:p>
          </table:table-cell>
          <table:table-cell table:style-name="ce1" office:value-type="float" office:value="0.214632511138916" calcext:value-type="float">
            <text:p>0.214632511138916</text:p>
          </table:table-cell>
          <table:table-cell table:style-name="ce1" office:value-type="float" office:value="0.0974273681640625" calcext:value-type="float">
            <text:p>0.097427368164063</text:p>
          </table:table-cell>
          <table:table-cell table:style-name="ce1" office:value-type="float" office:value="0.237089395523071" calcext:value-type="float">
            <text:p>0.237089395523071</text:p>
          </table:table-cell>
          <table:table-cell table:style-name="ce1" office:value-type="float" office:value="0.0859644412994385" calcext:value-type="float">
            <text:p>0.085964441299439</text:p>
          </table:table-cell>
          <table:table-cell table:style-name="ce1" office:value-type="float" office:value="0.21764874458313" calcext:value-type="float">
            <text:p>0.21764874458313</text:p>
          </table:table-cell>
          <table:table-cell table:style-name="ce1" office:value-type="float" office:value="0.0850462913513184" calcext:value-type="float">
            <text:p>0.085046291351318</text:p>
          </table:table-cell>
          <table:table-cell table:style-name="ce1" office:value-type="float" office:value="0.242599010467529" calcext:value-type="float">
            <text:p>0.242599010467529</text:p>
          </table:table-cell>
          <table:table-cell table:style-name="ce1" office:value-type="float" office:value="0.108784198760986" calcext:value-type="float">
            <text:p>0.108784198760986</text:p>
          </table:table-cell>
          <table:table-cell table:style-name="ce1" office:value-type="float" office:value="0.248834371566772" calcext:value-type="float">
            <text:p>0.248834371566772</text:p>
          </table:table-cell>
          <table:table-cell table:style-name="ce1" office:value-type="float" office:value="0.0852062702178955" calcext:value-type="float">
            <text:p>0.085206270217896</text:p>
          </table:table-cell>
          <table:table-cell table:style-name="ce1" office:value-type="float" office:value="0.218907594680786" calcext:value-type="float">
            <text:p>0.218907594680786</text:p>
          </table:table-cell>
          <table:table-cell table:style-name="ce1" office:value-type="float" office:value="0.084606409072876" calcext:value-type="float">
            <text:p>0.084606409072876</text:p>
          </table:table-cell>
          <table:table-cell table:style-name="ce1" office:value-type="float" office:value="0.224395751953125" calcext:value-type="float">
            <text:p>0.224395751953125</text:p>
          </table:table-cell>
          <table:table-cell table:style-name="ce1" office:value-type="float" office:value="0.0870323181152344" calcext:value-type="float">
            <text:p>0.087032318115234</text:p>
          </table:table-cell>
          <table:table-cell table:style-name="ce1" office:value-type="float" office:value="0.214288473129272" calcext:value-type="float">
            <text:p>0.214288473129272</text:p>
          </table:table-cell>
          <table:table-cell table:style-name="ce1" office:value-type="float" office:value="0.0867741107940674" calcext:value-type="float">
            <text:p>0.086774110794067</text:p>
          </table:table-cell>
          <table:table-cell table:style-name="ce1" office:value-type="float" office:value="0.219407320022583" calcext:value-type="float">
            <text:p>0.219407320022583</text:p>
          </table:table-cell>
          <table:table-cell table:style-name="ce1" office:value-type="float" office:value="0.088482141494751" calcext:value-type="float">
            <text:p>0.088482141494751</text:p>
          </table:table-cell>
          <table:table-cell table:style-name="ce1" office:value-type="float" office:value="0.225088357925415" calcext:value-type="float">
            <text:p>0.225088357925415</text:p>
          </table:table-cell>
          <table:table-cell table:style-name="ce1" office:value-type="float" office:value="0.0851469039916992" calcext:value-type="float">
            <text:p>0.085146903991699</text:p>
          </table:table-cell>
          <table:table-cell table:style-name="ce1" office:value-type="float" office:value="0.227194309234619" calcext:value-type="float">
            <text:p>0.227194309234619</text:p>
          </table:table-cell>
          <table:table-cell table:style-name="ce1" office:value-type="float" office:value="0.0832035541534424" calcext:value-type="float">
            <text:p>0.083203554153442</text:p>
          </table:table-cell>
          <table:table-cell table:style-name="ce1" office:value-type="float" office:value="0.215656518936157" calcext:value-type="float">
            <text:p>0.215656518936157</text:p>
          </table:table-cell>
          <table:table-cell table:style-name="ce1" office:value-type="float" office:value="0.0894870758056641" calcext:value-type="float">
            <text:p>0.089487075805664</text:p>
          </table:table-cell>
          <table:table-cell table:style-name="ce1" office:value-type="float" office:value="0.231146812438965" calcext:value-type="float">
            <text:p>0.231146812438965</text:p>
          </table:table-cell>
          <table:table-cell table:style-name="ce1" office:value-type="float" office:value="0.0859446525573731" calcext:value-type="float">
            <text:p>0.085944652557373</text:p>
          </table:table-cell>
          <table:table-cell table:style-name="ce1" office:value-type="float" office:value="0.216887474060059" calcext:value-type="float">
            <text:p>0.216887474060059</text:p>
          </table:table-cell>
          <table:table-cell table:style-name="ce1" office:value-type="float" office:value="0.101210594177246" calcext:value-type="float">
            <text:p>0.101210594177246</text:p>
          </table:table-cell>
          <table:table-cell table:style-name="ce1" office:value-type="float" office:value="0.238618612289429" calcext:value-type="float">
            <text:p>0.238618612289429</text:p>
          </table:table-cell>
          <table:table-cell table:style-name="ce1" office:value-type="float" office:value="0.0847663879394531" calcext:value-type="float">
            <text:p>0.084766387939453</text:p>
          </table:table-cell>
          <table:table-cell table:style-name="ce1" office:value-type="float" office:value="0.215145587921143" calcext:value-type="float">
            <text:p>0.215145587921143</text:p>
          </table:table-cell>
          <table:table-cell table:style-name="ce1" office:value-type="float" office:value="0.0868713855743408" calcext:value-type="float">
            <text:p>0.086871385574341</text:p>
          </table:table-cell>
          <table:table-cell table:style-name="ce1" office:value-type="float" office:value="0.215217590332031" calcext:value-type="float">
            <text:p>0.215217590332031</text:p>
          </table:table-cell>
          <table:table-cell table:style-name="ce1" office:value-type="float" office:value="0.0909435749053955" calcext:value-type="float">
            <text:p>0.090943574905396</text:p>
          </table:table-cell>
          <table:table-cell table:style-name="ce1" office:value-type="float" office:value="0.235572814941406" calcext:value-type="float">
            <text:p>0.235572814941406</text:p>
          </table:table-cell>
          <table:table-cell table:style-name="ce1" office:value-type="float" office:value="0.0843687057495117" calcext:value-type="float">
            <text:p>0.084368705749512</text:p>
          </table:table-cell>
          <table:table-cell table:style-name="ce1" office:value-type="float" office:value="0.221001148223877" calcext:value-type="float">
            <text:p>0.221001148223877</text:p>
          </table:table-cell>
          <table:table-cell table:style-name="ce1" office:value-type="float" office:value="0.0842232704162598" calcext:value-type="float">
            <text:p>0.08422327041626</text:p>
          </table:table-cell>
          <table:table-cell table:style-name="ce1" office:value-type="float" office:value="0.215539455413818" calcext:value-type="float">
            <text:p>0.215539455413818</text:p>
          </table:table-cell>
          <table:table-cell table:style-name="ce1" office:value-type="float" office:value="0.0855388641357422" calcext:value-type="float">
            <text:p>0.085538864135742</text:p>
          </table:table-cell>
          <table:table-cell table:style-name="ce1" office:value-type="float" office:value="0.217965364456177" calcext:value-type="float">
            <text:p>0.217965364456177</text:p>
          </table:table-cell>
          <table:table-cell table:style-name="ce1" office:value-type="float" office:value="0.0857188701629639" calcext:value-type="float">
            <text:p>0.085718870162964</text:p>
          </table:table-cell>
          <table:table-cell table:style-name="ce1" office:value-type="float" office:value="0.214996814727783" calcext:value-type="float">
            <text:p>0.214996814727783</text:p>
          </table:table-cell>
          <table:table-cell table:style-name="ce1" office:value-type="float" office:value="0.083425760269165" calcext:value-type="float">
            <text:p>0.083425760269165</text:p>
          </table:table-cell>
          <table:table-cell table:style-name="ce1" office:value-type="float" office:value="0.217271327972412" calcext:value-type="float">
            <text:p>0.217271327972412</text:p>
          </table:table-cell>
          <table:table-cell table:style-name="ce1" office:value-type="float" office:value="0.0851249694824219" calcext:value-type="float">
            <text:p>0.085124969482422</text:p>
          </table:table-cell>
          <table:table-cell table:style-name="ce1" office:value-type="float" office:value="0.217658758163452" calcext:value-type="float">
            <text:p>0.217658758163452</text:p>
          </table:table-cell>
          <table:table-cell table:style-name="ce1" office:value-type="float" office:value="0.150658667087555" calcext:value-type="float">
            <text:p>0.150658667087555</text:p>
          </table:table-cell>
          <table:table-cell table:style-name="ce1" office:value-type="float" office:value="0.0832035541534424" calcext:value-type="float">
            <text:p>0.083203554153442</text:p>
          </table:table-cell>
          <table:table-cell table:style-name="ce1" office:value-type="float" office:value="0.248834371566772" calcext:value-type="float">
            <text:p>0.248834371566772</text:p>
          </table:table-cell>
          <table:table-cell table:style-name="ce1" office:value-type="float" office:value="15.0658667087555" calcext:value-type="float">
            <text:p>15.06586670875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1777782440186" calcext:value-type="float">
            <text:p>0.111777782440186</text:p>
          </table:table-cell>
          <table:table-cell table:style-name="ce1" office:value-type="float" office:value="0.240585565567017" calcext:value-type="float">
            <text:p>0.240585565567017</text:p>
          </table:table-cell>
          <table:table-cell table:style-name="ce1" office:value-type="float" office:value="0.226339340209961" calcext:value-type="float">
            <text:p>0.226339340209961</text:p>
          </table:table-cell>
          <table:table-cell table:style-name="ce1" office:value-type="float" office:value="0.0859475135803223" calcext:value-type="float">
            <text:p>0.085947513580322</text:p>
          </table:table-cell>
          <table:table-cell table:style-name="ce1" office:value-type="float" office:value="0.223370552062988" calcext:value-type="float">
            <text:p>0.223370552062988</text:p>
          </table:table-cell>
          <table:table-cell table:style-name="ce1" office:value-type="float" office:value="0.216120719909668" calcext:value-type="float">
            <text:p>0.216120719909668</text:p>
          </table:table-cell>
          <table:table-cell table:style-name="ce1" office:value-type="float" office:value="0.0898377895355225" calcext:value-type="float">
            <text:p>0.089837789535523</text:p>
          </table:table-cell>
          <table:table-cell table:style-name="ce1" office:value-type="float" office:value="0.217642307281494" calcext:value-type="float">
            <text:p>0.217642307281494</text:p>
          </table:table-cell>
          <table:table-cell table:style-name="ce1" office:value-type="float" office:value="0.237529039382935" calcext:value-type="float">
            <text:p>0.237529039382935</text:p>
          </table:table-cell>
          <table:table-cell table:style-name="ce1" office:value-type="float" office:value="0.0844509601593018" calcext:value-type="float">
            <text:p>0.084450960159302</text:p>
          </table:table-cell>
          <table:table-cell table:style-name="ce1" office:value-type="float" office:value="0.224610328674316" calcext:value-type="float">
            <text:p>0.224610328674316</text:p>
          </table:table-cell>
          <table:table-cell table:style-name="ce1" office:value-type="float" office:value="0.219923257827759" calcext:value-type="float">
            <text:p>0.219923257827759</text:p>
          </table:table-cell>
          <table:table-cell table:style-name="ce1" office:value-type="float" office:value="0.0847649574279785" calcext:value-type="float">
            <text:p>0.084764957427979</text:p>
          </table:table-cell>
          <table:table-cell table:style-name="ce1" office:value-type="float" office:value="0.216248273849487" calcext:value-type="float">
            <text:p>0.216248273849487</text:p>
          </table:table-cell>
          <table:table-cell table:style-name="ce1" office:value-type="float" office:value="0.238008975982666" calcext:value-type="float">
            <text:p>0.238008975982666</text:p>
          </table:table-cell>
          <table:table-cell table:style-name="ce1" office:value-type="float" office:value="0.0851092338562012" calcext:value-type="float">
            <text:p>0.085109233856201</text:p>
          </table:table-cell>
          <table:table-cell table:style-name="ce1" office:value-type="float" office:value="0.215102434158325" calcext:value-type="float">
            <text:p>0.215102434158325</text:p>
          </table:table-cell>
          <table:table-cell table:style-name="ce1" office:value-type="float" office:value="0.21756386756897" calcext:value-type="float">
            <text:p>0.21756386756897</text:p>
          </table:table-cell>
          <table:table-cell table:style-name="ce1" office:value-type="float" office:value="0.0848877429962158" calcext:value-type="float">
            <text:p>0.084887742996216</text:p>
          </table:table-cell>
          <table:table-cell table:style-name="ce1" office:value-type="float" office:value="0.22170877456665" calcext:value-type="float">
            <text:p>0.22170877456665</text:p>
          </table:table-cell>
          <table:table-cell table:style-name="ce1" office:value-type="float" office:value="0.10279655456543" calcext:value-type="float">
            <text:p>0.10279655456543</text:p>
          </table:table-cell>
          <table:table-cell table:style-name="ce1" office:value-type="float" office:value="0.265069484710693" calcext:value-type="float">
            <text:p>0.265069484710693</text:p>
          </table:table-cell>
          <table:table-cell table:style-name="ce1" office:value-type="float" office:value="0.230293750762939" calcext:value-type="float">
            <text:p>0.230293750762939</text:p>
          </table:table-cell>
          <table:table-cell table:style-name="ce1" office:value-type="float" office:value="0.0848546028137207" calcext:value-type="float">
            <text:p>0.084854602813721</text:p>
          </table:table-cell>
          <table:table-cell table:style-name="ce1" office:value-type="float" office:value="0.217437267303467" calcext:value-type="float">
            <text:p>0.217437267303467</text:p>
          </table:table-cell>
          <table:table-cell table:style-name="ce1" office:value-type="float" office:value="0.219640254974365" calcext:value-type="float">
            <text:p>0.219640254974365</text:p>
          </table:table-cell>
          <table:table-cell table:style-name="ce1" office:value-type="float" office:value="0.0884106159210205" calcext:value-type="float">
            <text:p>0.088410615921021</text:p>
          </table:table-cell>
          <table:table-cell table:style-name="ce1" office:value-type="float" office:value="0.224421977996826" calcext:value-type="float">
            <text:p>0.224421977996826</text:p>
          </table:table-cell>
          <table:table-cell table:style-name="ce1" office:value-type="float" office:value="0.22810435295105" calcext:value-type="float">
            <text:p>0.22810435295105</text:p>
          </table:table-cell>
          <table:table-cell table:style-name="ce1" office:value-type="float" office:value="0.0886638164520264" calcext:value-type="float">
            <text:p>0.088663816452026</text:p>
          </table:table-cell>
          <table:table-cell table:style-name="ce1" office:value-type="float" office:value="0.234099864959717" calcext:value-type="float">
            <text:p>0.234099864959717</text:p>
          </table:table-cell>
          <table:table-cell table:style-name="ce1" office:value-type="float" office:value="0.238953590393066" calcext:value-type="float">
            <text:p>0.238953590393066</text:p>
          </table:table-cell>
          <table:table-cell table:style-name="ce1" office:value-type="float" office:value="0.0867164134979248" calcext:value-type="float">
            <text:p>0.086716413497925</text:p>
          </table:table-cell>
          <table:table-cell table:style-name="ce1" office:value-type="float" office:value="0.21495509147644" calcext:value-type="float">
            <text:p>0.21495509147644</text:p>
          </table:table-cell>
          <table:table-cell table:style-name="ce1" office:value-type="float" office:value="0.216896295547485" calcext:value-type="float">
            <text:p>0.216896295547485</text:p>
          </table:table-cell>
          <table:table-cell table:style-name="ce1" office:value-type="float" office:value="0.0990970134735107" calcext:value-type="float">
            <text:p>0.099097013473511</text:p>
          </table:table-cell>
          <table:table-cell table:style-name="ce1" office:value-type="float" office:value="0.227417945861816" calcext:value-type="float">
            <text:p>0.227417945861816</text:p>
          </table:table-cell>
          <table:table-cell table:style-name="ce1" office:value-type="float" office:value="0.227741718292236" calcext:value-type="float">
            <text:p>0.227741718292236</text:p>
          </table:table-cell>
          <table:table-cell table:style-name="ce1" office:value-type="float" office:value="0.0868287086486816" calcext:value-type="float">
            <text:p>0.086828708648682</text:p>
          </table:table-cell>
          <table:table-cell table:style-name="ce1" office:value-type="float" office:value="0.222473859786987" calcext:value-type="float">
            <text:p>0.222473859786987</text:p>
          </table:table-cell>
          <table:table-cell table:style-name="ce1" office:value-type="float" office:value="0.0995621681213379" calcext:value-type="float">
            <text:p>0.099562168121338</text:p>
          </table:table-cell>
          <table:table-cell table:style-name="ce1" office:value-type="float" office:value="0.222188711166382" calcext:value-type="float">
            <text:p>0.222188711166382</text:p>
          </table:table-cell>
          <table:table-cell table:style-name="ce1" office:value-type="float" office:value="0.220149755477905" calcext:value-type="float">
            <text:p>0.220149755477905</text:p>
          </table:table-cell>
          <table:table-cell table:style-name="ce1" office:value-type="float" office:value="0.0919389724731445" calcext:value-type="float">
            <text:p>0.091938972473145</text:p>
          </table:table-cell>
          <table:table-cell table:style-name="ce1" office:value-type="float" office:value="0.239251852035522" calcext:value-type="float">
            <text:p>0.239251852035522</text:p>
          </table:table-cell>
          <table:table-cell table:style-name="ce1" office:value-type="float" office:value="0.240048885345459" calcext:value-type="float">
            <text:p>0.240048885345459</text:p>
          </table:table-cell>
          <table:table-cell table:style-name="ce1" office:value-type="float" office:value="0.0863442420959473" calcext:value-type="float">
            <text:p>0.086344242095947</text:p>
          </table:table-cell>
          <table:table-cell table:style-name="ce1" office:value-type="float" office:value="0.215692758560181" calcext:value-type="float">
            <text:p>0.215692758560181</text:p>
          </table:table-cell>
          <table:table-cell table:style-name="ce1" office:value-type="float" office:value="0.219104051589966" calcext:value-type="float">
            <text:p>0.219104051589966</text:p>
          </table:table-cell>
          <table:table-cell table:style-name="ce1" office:value-type="float" office:value="0.0915582180023193" calcext:value-type="float">
            <text:p>0.091558218002319</text:p>
          </table:table-cell>
          <table:table-cell table:style-name="ce1" office:value-type="float" office:value="0.231140613555908" calcext:value-type="float">
            <text:p>0.231140613555908</text:p>
          </table:table-cell>
          <table:table-cell table:style-name="ce1" office:value-type="float" office:value="0.238691091537476" calcext:value-type="float">
            <text:p>0.238691091537476</text:p>
          </table:table-cell>
          <table:table-cell table:style-name="ce1" office:value-type="float" office:value="0.0841159820556641" calcext:value-type="float">
            <text:p>0.084115982055664</text:p>
          </table:table-cell>
          <table:table-cell table:style-name="ce1" office:value-type="float" office:value="0.223145008087158" calcext:value-type="float">
            <text:p>0.223145008087158</text:p>
          </table:table-cell>
          <table:table-cell table:style-name="ce1" office:value-type="float" office:value="0.238844394683838" calcext:value-type="float">
            <text:p>0.238844394683838</text:p>
          </table:table-cell>
          <table:table-cell table:style-name="ce1" office:value-type="float" office:value="0.0855181217193604" calcext:value-type="float">
            <text:p>0.08551812171936</text:p>
          </table:table-cell>
          <table:table-cell table:style-name="ce1" office:value-type="float" office:value="0.216881513595581" calcext:value-type="float">
            <text:p>0.216881513595581</text:p>
          </table:table-cell>
          <table:table-cell table:style-name="ce1" office:value-type="float" office:value="0.220553636550903" calcext:value-type="float">
            <text:p>0.220553636550903</text:p>
          </table:table-cell>
          <table:table-cell table:style-name="ce1" office:value-type="float" office:value="0.0879065990447998" calcext:value-type="float">
            <text:p>0.0879065990448</text:p>
          </table:table-cell>
          <table:table-cell table:style-name="ce1" office:value-type="float" office:value="0.227614164352417" calcext:value-type="float">
            <text:p>0.227614164352417</text:p>
          </table:table-cell>
          <table:table-cell table:style-name="ce1" office:value-type="float" office:value="0.102203845977783" calcext:value-type="float">
            <text:p>0.102203845977783</text:p>
          </table:table-cell>
          <table:table-cell table:style-name="ce1" office:value-type="float" office:value="0.249253511428833" calcext:value-type="float">
            <text:p>0.249253511428833</text:p>
          </table:table-cell>
          <table:table-cell table:style-name="ce1" office:value-type="float" office:value="0.239013910293579" calcext:value-type="float">
            <text:p>0.239013910293579</text:p>
          </table:table-cell>
          <table:table-cell table:style-name="ce1" office:value-type="float" office:value="0.0919585227966309" calcext:value-type="float">
            <text:p>0.091958522796631</text:p>
          </table:table-cell>
          <table:table-cell table:style-name="ce1" office:value-type="float" office:value="0.216127395629883" calcext:value-type="float">
            <text:p>0.216127395629883</text:p>
          </table:table-cell>
          <table:table-cell table:style-name="ce1" office:value-type="float" office:value="0.215610504150391" calcext:value-type="float">
            <text:p>0.215610504150391</text:p>
          </table:table-cell>
          <table:table-cell table:style-name="ce1" office:value-type="float" office:value="0.0837273597717285" calcext:value-type="float">
            <text:p>0.083727359771729</text:p>
          </table:table-cell>
          <table:table-cell table:style-name="ce1" office:value-type="float" office:value="0.217912673950195" calcext:value-type="float">
            <text:p>0.217912673950195</text:p>
          </table:table-cell>
          <table:table-cell table:style-name="ce1" office:value-type="float" office:value="0.218506813049316" calcext:value-type="float">
            <text:p>0.218506813049316</text:p>
          </table:table-cell>
          <table:table-cell table:style-name="ce1" office:value-type="float" office:value="0.0883839130401611" calcext:value-type="float">
            <text:p>0.088383913040161</text:p>
          </table:table-cell>
          <table:table-cell table:style-name="ce1" office:value-type="float" office:value="0.225142002105713" calcext:value-type="float">
            <text:p>0.225142002105713</text:p>
          </table:table-cell>
          <table:table-cell table:style-name="ce1" office:value-type="float" office:value="0.240779876708984" calcext:value-type="float">
            <text:p>0.240779876708984</text:p>
          </table:table-cell>
          <table:table-cell table:style-name="ce1" office:value-type="float" office:value="0.0835213661193848" calcext:value-type="float">
            <text:p>0.083521366119385</text:p>
          </table:table-cell>
          <table:table-cell table:style-name="ce1" office:value-type="float" office:value="0.217862844467163" calcext:value-type="float">
            <text:p>0.217862844467163</text:p>
          </table:table-cell>
          <table:table-cell table:style-name="ce1" office:value-type="float" office:value="0.217620372772217" calcext:value-type="float">
            <text:p>0.217620372772217</text:p>
          </table:table-cell>
          <table:table-cell table:style-name="ce1" office:value-type="float" office:value="0.0868926048278809" calcext:value-type="float">
            <text:p>0.086892604827881</text:p>
          </table:table-cell>
          <table:table-cell table:style-name="ce1" office:value-type="float" office:value="0.217788696289062" calcext:value-type="float">
            <text:p>0.217788696289062</text:p>
          </table:table-cell>
          <table:table-cell table:style-name="ce1" office:value-type="float" office:value="0.219353914260864" calcext:value-type="float">
            <text:p>0.219353914260864</text:p>
          </table:table-cell>
          <table:table-cell table:style-name="ce1" office:value-type="float" office:value="0.0875499248504639" calcext:value-type="float">
            <text:p>0.087549924850464</text:p>
          </table:table-cell>
          <table:table-cell table:style-name="ce1" office:value-type="float" office:value="0.223394632339478" calcext:value-type="float">
            <text:p>0.223394632339478</text:p>
          </table:table-cell>
          <table:table-cell table:style-name="ce1" office:value-type="float" office:value="0.106082916259766" calcext:value-type="float">
            <text:p>0.106082916259766</text:p>
          </table:table-cell>
          <table:table-cell table:style-name="ce1" office:value-type="float" office:value="0.254538774490356" calcext:value-type="float">
            <text:p>0.254538774490356</text:p>
          </table:table-cell>
          <table:table-cell table:style-name="ce1" office:value-type="float" office:value="0.224995136260986" calcext:value-type="float">
            <text:p>0.224995136260986</text:p>
          </table:table-cell>
          <table:table-cell table:style-name="ce1" office:value-type="float" office:value="0.0912799835205078" calcext:value-type="float">
            <text:p>0.091279983520508</text:p>
          </table:table-cell>
          <table:table-cell table:style-name="ce1" office:value-type="float" office:value="0.225001811981201" calcext:value-type="float">
            <text:p>0.225001811981201</text:p>
          </table:table-cell>
          <table:table-cell table:style-name="ce1" office:value-type="float" office:value="0.217390060424805" calcext:value-type="float">
            <text:p>0.217390060424805</text:p>
          </table:table-cell>
          <table:table-cell table:style-name="ce1" office:value-type="float" office:value="0.0884246826171875" calcext:value-type="float">
            <text:p>0.088424682617188</text:p>
          </table:table-cell>
          <table:table-cell table:style-name="ce1" office:value-type="float" office:value="0.213180780410767" calcext:value-type="float">
            <text:p>0.213180780410767</text:p>
          </table:table-cell>
          <table:table-cell table:style-name="ce1" office:value-type="float" office:value="0.222336053848267" calcext:value-type="float">
            <text:p>0.222336053848267</text:p>
          </table:table-cell>
          <table:table-cell table:style-name="ce1" office:value-type="float" office:value="0.0848777294158936" calcext:value-type="float">
            <text:p>0.084877729415894</text:p>
          </table:table-cell>
          <table:table-cell table:style-name="ce1" office:value-type="float" office:value="0.226441144943237" calcext:value-type="float">
            <text:p>0.226441144943237</text:p>
          </table:table-cell>
          <table:table-cell table:style-name="ce1" office:value-type="float" office:value="0.219573497772217" calcext:value-type="float">
            <text:p>0.219573497772217</text:p>
          </table:table-cell>
          <table:table-cell table:style-name="ce1" office:value-type="float" office:value="0.084343433380127" calcext:value-type="float">
            <text:p>0.084343433380127</text:p>
          </table:table-cell>
          <table:table-cell table:style-name="ce1" office:value-type="float" office:value="0.124744892120361" calcext:value-type="float">
            <text:p>0.124744892120361</text:p>
          </table:table-cell>
          <table:table-cell table:style-name="ce1" office:value-type="float" office:value="0.216499805450439" calcext:value-type="float">
            <text:p>0.216499805450439</text:p>
          </table:table-cell>
          <table:table-cell table:style-name="ce1" office:value-type="float" office:value="0.0851976871490479" calcext:value-type="float">
            <text:p>0.085197687149048</text:p>
          </table:table-cell>
          <table:table-cell table:style-name="ce1" office:value-type="float" office:value="0.0843353271484375" calcext:value-type="float">
            <text:p>0.084335327148438</text:p>
          </table:table-cell>
          <table:table-cell table:style-name="ce1" office:value-type="float" office:value="0.220210552215576" calcext:value-type="float">
            <text:p>0.220210552215576</text:p>
          </table:table-cell>
          <table:table-cell table:style-name="ce1" office:value-type="float" office:value="0.0848150253295898" calcext:value-type="float">
            <text:p>0.08481502532959</text:p>
          </table:table-cell>
          <table:table-cell table:style-name="ce1" office:value-type="float" office:value="0.0857958793640137" calcext:value-type="float">
            <text:p>0.085795879364014</text:p>
          </table:table-cell>
          <table:table-cell table:style-name="ce1" office:value-type="float" office:value="0.174293231964111" calcext:value-type="float">
            <text:p>0.174293231964111</text:p>
          </table:table-cell>
          <table:table-cell table:style-name="ce1" office:value-type="float" office:value="0.0835213661193848" calcext:value-type="float">
            <text:p>0.083521366119385</text:p>
          </table:table-cell>
          <table:table-cell table:style-name="ce1" office:value-type="float" office:value="0.265069484710693" calcext:value-type="float">
            <text:p>0.265069484710693</text:p>
          </table:table-cell>
          <table:table-cell table:style-name="ce1" office:value-type="float" office:value="17.4293231964111" calcext:value-type="float">
            <text:p>17.429323196411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5243673324585" calcext:value-type="float">
            <text:p>0.115243673324585</text:p>
          </table:table-cell>
          <table:table-cell table:style-name="ce1" office:value-type="float" office:value="0.248963117599487" calcext:value-type="float">
            <text:p>0.248963117599487</text:p>
          </table:table-cell>
          <table:table-cell table:style-name="ce1" office:value-type="float" office:value="0.227222681045532" calcext:value-type="float">
            <text:p>0.227222681045532</text:p>
          </table:table-cell>
          <table:table-cell table:style-name="ce1" office:value-type="float" office:value="0.235049486160278" calcext:value-type="float">
            <text:p>0.235049486160278</text:p>
          </table:table-cell>
          <table:table-cell table:style-name="ce1" office:value-type="float" office:value="0.0952775478363037" calcext:value-type="float">
            <text:p>0.095277547836304</text:p>
          </table:table-cell>
          <table:table-cell table:style-name="ce1" office:value-type="float" office:value="0.213825464248657" calcext:value-type="float">
            <text:p>0.213825464248657</text:p>
          </table:table-cell>
          <table:table-cell table:style-name="ce1" office:value-type="float" office:value="0.221549034118652" calcext:value-type="float">
            <text:p>0.221549034118652</text:p>
          </table:table-cell>
          <table:table-cell table:style-name="ce1" office:value-type="float" office:value="0.217081785202026" calcext:value-type="float">
            <text:p>0.217081785202026</text:p>
          </table:table-cell>
          <table:table-cell table:style-name="ce1" office:value-type="float" office:value="0.0838813781738281" calcext:value-type="float">
            <text:p>0.083881378173828</text:p>
          </table:table-cell>
          <table:table-cell table:style-name="ce1" office:value-type="float" office:value="0.21839165687561" calcext:value-type="float">
            <text:p>0.21839165687561</text:p>
          </table:table-cell>
          <table:table-cell table:style-name="ce1" office:value-type="float" office:value="0.223280906677246" calcext:value-type="float">
            <text:p>0.223280906677246</text:p>
          </table:table-cell>
          <table:table-cell table:style-name="ce1" office:value-type="float" office:value="0.218627214431763" calcext:value-type="float">
            <text:p>0.218627214431763</text:p>
          </table:table-cell>
          <table:table-cell table:style-name="ce1" office:value-type="float" office:value="0.111610889434814" calcext:value-type="float">
            <text:p>0.111610889434814</text:p>
          </table:table-cell>
          <table:table-cell table:style-name="ce1" office:value-type="float" office:value="0.217902660369873" calcext:value-type="float">
            <text:p>0.217902660369873</text:p>
          </table:table-cell>
          <table:table-cell table:style-name="ce1" office:value-type="float" office:value="0.217427015304565" calcext:value-type="float">
            <text:p>0.217427015304565</text:p>
          </table:table-cell>
          <table:table-cell table:style-name="ce1" office:value-type="float" office:value="0.221578598022461" calcext:value-type="float">
            <text:p>0.221578598022461</text:p>
          </table:table-cell>
          <table:table-cell table:style-name="ce1" office:value-type="float" office:value="0.0843267440795898" calcext:value-type="float">
            <text:p>0.08432674407959</text:p>
          </table:table-cell>
          <table:table-cell table:style-name="ce1" office:value-type="float" office:value="0.231778860092163" calcext:value-type="float">
            <text:p>0.231778860092163</text:p>
          </table:table-cell>
          <table:table-cell table:style-name="ce1" office:value-type="float" office:value="0.223251104354858" calcext:value-type="float">
            <text:p>0.223251104354858</text:p>
          </table:table-cell>
          <table:table-cell table:style-name="ce1" office:value-type="float" office:value="0.228204965591431" calcext:value-type="float">
            <text:p>0.228204965591431</text:p>
          </table:table-cell>
          <table:table-cell table:style-name="ce1" office:value-type="float" office:value="0.118168354034424" calcext:value-type="float">
            <text:p>0.118168354034424</text:p>
          </table:table-cell>
          <table:table-cell table:style-name="ce1" office:value-type="float" office:value="0.236408948898315" calcext:value-type="float">
            <text:p>0.236408948898315</text:p>
          </table:table-cell>
          <table:table-cell table:style-name="ce1" office:value-type="float" office:value="0.240123987197876" calcext:value-type="float">
            <text:p>0.240123987197876</text:p>
          </table:table-cell>
          <table:table-cell table:style-name="ce1" office:value-type="float" office:value="0.231336355209351" calcext:value-type="float">
            <text:p>0.231336355209351</text:p>
          </table:table-cell>
          <table:table-cell table:style-name="ce1" office:value-type="float" office:value="0.0857150554656982" calcext:value-type="float">
            <text:p>0.085715055465698</text:p>
          </table:table-cell>
          <table:table-cell table:style-name="ce1" office:value-type="float" office:value="0.216757535934448" calcext:value-type="float">
            <text:p>0.216757535934448</text:p>
          </table:table-cell>
          <table:table-cell table:style-name="ce1" office:value-type="float" office:value="0.217023611068726" calcext:value-type="float">
            <text:p>0.217023611068726</text:p>
          </table:table-cell>
          <table:table-cell table:style-name="ce1" office:value-type="float" office:value="0.219199657440186" calcext:value-type="float">
            <text:p>0.219199657440186</text:p>
          </table:table-cell>
          <table:table-cell table:style-name="ce1" office:value-type="float" office:value="0.09926438331604" calcext:value-type="float">
            <text:p>0.09926438331604</text:p>
          </table:table-cell>
          <table:table-cell table:style-name="ce1" office:value-type="float" office:value="0.221694231033325" calcext:value-type="float">
            <text:p>0.221694231033325</text:p>
          </table:table-cell>
          <table:table-cell table:style-name="ce1" office:value-type="float" office:value="0.221613168716431" calcext:value-type="float">
            <text:p>0.221613168716431</text:p>
          </table:table-cell>
          <table:table-cell table:style-name="ce1" office:value-type="float" office:value="0.222823619842529" calcext:value-type="float">
            <text:p>0.222823619842529</text:p>
          </table:table-cell>
          <table:table-cell table:style-name="ce1" office:value-type="float" office:value="0.0861735343933106" calcext:value-type="float">
            <text:p>0.086173534393311</text:p>
          </table:table-cell>
          <table:table-cell table:style-name="ce1" office:value-type="float" office:value="0.23034143447876" calcext:value-type="float">
            <text:p>0.23034143447876</text:p>
          </table:table-cell>
          <table:table-cell table:style-name="ce1" office:value-type="float" office:value="0.229168653488159" calcext:value-type="float">
            <text:p>0.229168653488159</text:p>
          </table:table-cell>
          <table:table-cell table:style-name="ce1" office:value-type="float" office:value="0.222013235092163" calcext:value-type="float">
            <text:p>0.222013235092163</text:p>
          </table:table-cell>
          <table:table-cell table:style-name="ce1" office:value-type="float" office:value="0.0898079872131348" calcext:value-type="float">
            <text:p>0.089807987213135</text:p>
          </table:table-cell>
          <table:table-cell table:style-name="ce1" office:value-type="float" office:value="0.220276832580566" calcext:value-type="float">
            <text:p>0.220276832580566</text:p>
          </table:table-cell>
          <table:table-cell table:style-name="ce1" office:value-type="float" office:value="0.218535184860229" calcext:value-type="float">
            <text:p>0.218535184860229</text:p>
          </table:table-cell>
          <table:table-cell table:style-name="ce1" office:value-type="float" office:value="0.218712568283081" calcext:value-type="float">
            <text:p>0.218712568283081</text:p>
          </table:table-cell>
          <table:table-cell table:style-name="ce1" office:value-type="float" office:value="0.101533174514771" calcext:value-type="float">
            <text:p>0.101533174514771</text:p>
          </table:table-cell>
          <table:table-cell table:style-name="ce1" office:value-type="float" office:value="0.247044324874878" calcext:value-type="float">
            <text:p>0.247044324874878</text:p>
          </table:table-cell>
          <table:table-cell table:style-name="ce1" office:value-type="float" office:value="0.218564987182617" calcext:value-type="float">
            <text:p>0.218564987182617</text:p>
          </table:table-cell>
          <table:table-cell table:style-name="ce1" office:value-type="float" office:value="0.220296859741211" calcext:value-type="float">
            <text:p>0.220296859741211</text:p>
          </table:table-cell>
          <table:table-cell table:style-name="ce1" office:value-type="float" office:value="0.0838222503662109" calcext:value-type="float">
            <text:p>0.083822250366211</text:p>
          </table:table-cell>
          <table:table-cell table:style-name="ce1" office:value-type="float" office:value="0.19819974899292" calcext:value-type="float">
            <text:p>0.19819974899292</text:p>
          </table:table-cell>
          <table:table-cell table:style-name="ce1" office:value-type="float" office:value="0.241198778152466" calcext:value-type="float">
            <text:p>0.241198778152466</text:p>
          </table:table-cell>
          <table:table-cell table:style-name="ce1" office:value-type="float" office:value="0.221712827682495" calcext:value-type="float">
            <text:p>0.221712827682495</text:p>
          </table:table-cell>
          <table:table-cell table:style-name="ce1" office:value-type="float" office:value="0.0972402095794678" calcext:value-type="float">
            <text:p>0.097240209579468</text:p>
          </table:table-cell>
          <table:table-cell table:style-name="ce1" office:value-type="float" office:value="0.226892948150635" calcext:value-type="float">
            <text:p>0.226892948150635</text:p>
          </table:table-cell>
          <table:table-cell table:style-name="ce1" office:value-type="float" office:value="0.233267784118652" calcext:value-type="float">
            <text:p>0.233267784118652</text:p>
          </table:table-cell>
          <table:table-cell table:style-name="ce1" office:value-type="float" office:value="0.219882011413574" calcext:value-type="float">
            <text:p>0.219882011413574</text:p>
          </table:table-cell>
          <table:table-cell table:style-name="ce1" office:value-type="float" office:value="0.0916526317596436" calcext:value-type="float">
            <text:p>0.091652631759644</text:p>
          </table:table-cell>
          <table:table-cell table:style-name="ce1" office:value-type="float" office:value="0.154420137405396" calcext:value-type="float">
            <text:p>0.154420137405396</text:p>
          </table:table-cell>
          <table:table-cell table:style-name="ce1" office:value-type="float" office:value="0.21729040145874" calcext:value-type="float">
            <text:p>0.21729040145874</text:p>
          </table:table-cell>
          <table:table-cell table:style-name="ce1" office:value-type="float" office:value="0.221356153488159" calcext:value-type="float">
            <text:p>0.221356153488159</text:p>
          </table:table-cell>
          <table:table-cell table:style-name="ce1" office:value-type="float" office:value="0.0912258625030518" calcext:value-type="float">
            <text:p>0.091225862503052</text:p>
          </table:table-cell>
          <table:table-cell table:style-name="ce1" office:value-type="float" office:value="0.0953166484832764" calcext:value-type="float">
            <text:p>0.095316648483276</text:p>
          </table:table-cell>
          <table:table-cell table:style-name="ce1" office:value-type="float" office:value="0.246526956558228" calcext:value-type="float">
            <text:p>0.246526956558228</text:p>
          </table:table-cell>
          <table:table-cell table:style-name="ce1" office:value-type="float" office:value="0.235039472579956" calcext:value-type="float">
            <text:p>0.235039472579956</text:p>
          </table:table-cell>
          <table:table-cell table:style-name="ce1" office:value-type="float" office:value="0.100075721740723" calcext:value-type="float">
            <text:p>0.100075721740723</text:p>
          </table:table-cell>
          <table:table-cell table:style-name="ce1" office:value-type="float" office:value="0.237188577651978" calcext:value-type="float">
            <text:p>0.237188577651978</text:p>
          </table:table-cell>
          <table:table-cell table:style-name="ce1" office:value-type="float" office:value="0.217495679855347" calcext:value-type="float">
            <text:p>0.217495679855347</text:p>
          </table:table-cell>
          <table:table-cell table:style-name="ce1" office:value-type="float" office:value="0.243686676025391" calcext:value-type="float">
            <text:p>0.243686676025391</text:p>
          </table:table-cell>
          <table:table-cell table:style-name="ce1" office:value-type="float" office:value="0.101550102233887" calcext:value-type="float">
            <text:p>0.101550102233887</text:p>
          </table:table-cell>
          <table:table-cell table:style-name="ce1" office:value-type="float" office:value="0.183933734893799" calcext:value-type="float">
            <text:p>0.183933734893799</text:p>
          </table:table-cell>
          <table:table-cell table:style-name="ce1" office:value-type="float" office:value="0.228347063064575" calcext:value-type="float">
            <text:p>0.228347063064575</text:p>
          </table:table-cell>
          <table:table-cell table:style-name="ce1" office:value-type="float" office:value="0.227504253387451" calcext:value-type="float">
            <text:p>0.227504253387451</text:p>
          </table:table-cell>
          <table:table-cell table:style-name="ce1" office:value-type="float" office:value="0.0838329792022705" calcext:value-type="float">
            <text:p>0.083832979202271</text:p>
          </table:table-cell>
          <table:table-cell table:style-name="ce1" office:value-type="float" office:value="0.0861821174621582" calcext:value-type="float">
            <text:p>0.086182117462158</text:p>
          </table:table-cell>
          <table:table-cell table:style-name="ce1" office:value-type="float" office:value="0.234591245651245" calcext:value-type="float">
            <text:p>0.234591245651245</text:p>
          </table:table-cell>
          <table:table-cell table:style-name="ce1" office:value-type="float" office:value="0.21518087387085" calcext:value-type="float">
            <text:p>0.21518087387085</text:p>
          </table:table-cell>
          <table:table-cell table:style-name="ce1" office:value-type="float" office:value="0.0837886333465576" calcext:value-type="float">
            <text:p>0.083788633346558</text:p>
          </table:table-cell>
          <table:table-cell table:style-name="ce1" office:value-type="float" office:value="0.0972723960876465" calcext:value-type="float">
            <text:p>0.097272396087647</text:p>
          </table:table-cell>
          <table:table-cell table:style-name="ce1" office:value-type="float" office:value="0.251412391662598" calcext:value-type="float">
            <text:p>0.251412391662598</text:p>
          </table:table-cell>
          <table:table-cell table:style-name="ce1" office:value-type="float" office:value="0.235358715057373" calcext:value-type="float">
            <text:p>0.235358715057373</text:p>
          </table:table-cell>
          <table:table-cell table:style-name="ce1" office:value-type="float" office:value="0.0846536159515381" calcext:value-type="float">
            <text:p>0.084653615951538</text:p>
          </table:table-cell>
          <table:table-cell table:style-name="ce1" office:value-type="float" office:value="0.0880763530731201" calcext:value-type="float">
            <text:p>0.08807635307312</text:p>
          </table:table-cell>
          <table:table-cell table:style-name="ce1" office:value-type="float" office:value="0.244699954986572" calcext:value-type="float">
            <text:p>0.244699954986572</text:p>
          </table:table-cell>
          <table:table-cell table:style-name="ce1" office:value-type="float" office:value="0.276076793670654" calcext:value-type="float">
            <text:p>0.276076793670654</text:p>
          </table:table-cell>
          <table:table-cell table:style-name="ce1" office:value-type="float" office:value="0.106833457946777" calcext:value-type="float">
            <text:p>0.106833457946777</text:p>
          </table:table-cell>
          <table:table-cell table:style-name="ce1" office:value-type="float" office:value="0.244348526000977" calcext:value-type="float">
            <text:p>0.244348526000977</text:p>
          </table:table-cell>
          <table:table-cell table:style-name="ce1" office:value-type="float" office:value="0.219260454177856" calcext:value-type="float">
            <text:p>0.219260454177856</text:p>
          </table:table-cell>
          <table:table-cell table:style-name="ce1" office:value-type="float" office:value="0.249724626541138" calcext:value-type="float">
            <text:p>0.249724626541138</text:p>
          </table:table-cell>
          <table:table-cell table:style-name="ce1" office:value-type="float" office:value="0.0845217704772949" calcext:value-type="float">
            <text:p>0.084521770477295</text:p>
          </table:table-cell>
          <table:table-cell table:style-name="ce1" office:value-type="float" office:value="0.218764543533325" calcext:value-type="float">
            <text:p>0.218764543533325</text:p>
          </table:table-cell>
          <table:table-cell table:style-name="ce1" office:value-type="float" office:value="0.222396373748779" calcext:value-type="float">
            <text:p>0.222396373748779</text:p>
          </table:table-cell>
          <table:table-cell table:style-name="ce1" office:value-type="float" office:value="0.219056606292725" calcext:value-type="float">
            <text:p>0.219056606292725</text:p>
          </table:table-cell>
          <table:table-cell table:style-name="ce1" office:value-type="float" office:value="0.085690975189209" calcext:value-type="float">
            <text:p>0.085690975189209</text:p>
          </table:table-cell>
          <table:table-cell table:style-name="ce1" office:value-type="float" office:value="0.219445705413818" calcext:value-type="float">
            <text:p>0.219445705413818</text:p>
          </table:table-cell>
          <table:table-cell table:style-name="ce1" office:value-type="float" office:value="0.226560115814209" calcext:value-type="float">
            <text:p>0.226560115814209</text:p>
          </table:table-cell>
          <table:table-cell table:style-name="ce1" office:value-type="float" office:value="0.217676877975464" calcext:value-type="float">
            <text:p>0.217676877975464</text:p>
          </table:table-cell>
          <table:table-cell table:style-name="ce1" office:value-type="float" office:value="0.116309404373169" calcext:value-type="float">
            <text:p>0.116309404373169</text:p>
          </table:table-cell>
          <table:table-cell table:style-name="ce1" office:value-type="float" office:value="0.240598678588867" calcext:value-type="float">
            <text:p>0.240598678588867</text:p>
          </table:table-cell>
          <table:table-cell table:style-name="ce1" office:value-type="float" office:value="0.243923187255859" calcext:value-type="float">
            <text:p>0.243923187255859</text:p>
          </table:table-cell>
          <table:table-cell table:style-name="ce1" office:value-type="float" office:value="0.253321170806885" calcext:value-type="float">
            <text:p>0.253321170806885</text:p>
          </table:table-cell>
          <table:table-cell table:style-name="ce1" office:value-type="float" office:value="0.0849838256835938" calcext:value-type="float">
            <text:p>0.084983825683594</text:p>
          </table:table-cell>
          <table:table-cell table:style-name="ce1" office:value-type="float" office:value="0.217498302459717" calcext:value-type="float">
            <text:p>0.217498302459717</text:p>
          </table:table-cell>
          <table:table-cell table:style-name="ce1" office:value-type="float" office:value="0.222103357315063" calcext:value-type="float">
            <text:p>0.222103357315063</text:p>
          </table:table-cell>
          <table:table-cell table:style-name="ce1" office:value-type="float" office:value="0.221312999725342" calcext:value-type="float">
            <text:p>0.221312999725342</text:p>
          </table:table-cell>
          <table:table-cell table:style-name="ce1" office:value-type="float" office:value="0.187973561286926" calcext:value-type="float">
            <text:p>0.187973561286926</text:p>
          </table:table-cell>
          <table:table-cell table:style-name="ce1" office:value-type="float" office:value="0.0837886333465576" calcext:value-type="float">
            <text:p>0.083788633346558</text:p>
          </table:table-cell>
          <table:table-cell table:style-name="ce1" office:value-type="float" office:value="0.276076793670654" calcext:value-type="float">
            <text:p>0.276076793670654</text:p>
          </table:table-cell>
          <table:table-cell table:style-name="ce1" office:value-type="float" office:value="18.7973561286926" calcext:value-type="float">
            <text:p>18.79735612869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3396892547607" calcext:value-type="float">
            <text:p>0.103396892547607</text:p>
          </table:table-cell>
          <table:table-cell table:style-name="ce1" office:value-type="float" office:value="0.0900349617004395" calcext:value-type="float">
            <text:p>0.09003496170044</text:p>
          </table:table-cell>
          <table:table-cell table:style-name="ce1" office:value-type="float" office:value="0.224881410598755" calcext:value-type="float">
            <text:p>0.224881410598755</text:p>
          </table:table-cell>
          <table:table-cell table:style-name="ce1" office:value-type="float" office:value="0.222414970397949" calcext:value-type="float">
            <text:p>0.222414970397949</text:p>
          </table:table-cell>
          <table:table-cell table:style-name="ce1" office:value-type="float" office:value="0.226750373840332" calcext:value-type="float">
            <text:p>0.226750373840332</text:p>
          </table:table-cell>
          <table:table-cell table:style-name="ce1" office:value-type="float" office:value="0.0929954051971436" calcext:value-type="float">
            <text:p>0.092995405197144</text:p>
          </table:table-cell>
          <table:table-cell table:style-name="ce1" office:value-type="float" office:value="0.0920341014862061" calcext:value-type="float">
            <text:p>0.092034101486206</text:p>
          </table:table-cell>
          <table:table-cell table:style-name="ce1" office:value-type="float" office:value="0.217321872711182" calcext:value-type="float">
            <text:p>0.217321872711182</text:p>
          </table:table-cell>
          <table:table-cell table:style-name="ce1" office:value-type="float" office:value="0.227749109268188" calcext:value-type="float">
            <text:p>0.227749109268188</text:p>
          </table:table-cell>
          <table:table-cell table:style-name="ce1" office:value-type="float" office:value="0.237369537353516" calcext:value-type="float">
            <text:p>0.237369537353516</text:p>
          </table:table-cell>
          <table:table-cell table:style-name="ce1" office:value-type="float" office:value="0.0876941680908203" calcext:value-type="float">
            <text:p>0.08769416809082</text:p>
          </table:table-cell>
          <table:table-cell table:style-name="ce1" office:value-type="float" office:value="0.160106658935547" calcext:value-type="float">
            <text:p>0.160106658935547</text:p>
          </table:table-cell>
          <table:table-cell table:style-name="ce1" office:value-type="float" office:value="0.228855848312378" calcext:value-type="float">
            <text:p>0.228855848312378</text:p>
          </table:table-cell>
          <table:table-cell table:style-name="ce1" office:value-type="float" office:value="0.222333192825317" calcext:value-type="float">
            <text:p>0.222333192825317</text:p>
          </table:table-cell>
          <table:table-cell table:style-name="ce1" office:value-type="float" office:value="0.226613283157349" calcext:value-type="float">
            <text:p>0.226613283157349</text:p>
          </table:table-cell>
          <table:table-cell table:style-name="ce1" office:value-type="float" office:value="0.0904550552368164" calcext:value-type="float">
            <text:p>0.090455055236816</text:p>
          </table:table-cell>
          <table:table-cell table:style-name="ce1" office:value-type="float" office:value="0.0864510536193848" calcext:value-type="float">
            <text:p>0.086451053619385</text:p>
          </table:table-cell>
          <table:table-cell table:style-name="ce1" office:value-type="float" office:value="0.218308448791504" calcext:value-type="float">
            <text:p>0.218308448791504</text:p>
          </table:table-cell>
          <table:table-cell table:style-name="ce1" office:value-type="float" office:value="0.248449802398682" calcext:value-type="float">
            <text:p>0.248449802398682</text:p>
          </table:table-cell>
          <table:table-cell table:style-name="ce1" office:value-type="float" office:value="0.238238573074341" calcext:value-type="float">
            <text:p>0.238238573074341</text:p>
          </table:table-cell>
          <table:table-cell table:style-name="ce1" office:value-type="float" office:value="0.102916955947876" calcext:value-type="float">
            <text:p>0.102916955947876</text:p>
          </table:table-cell>
          <table:table-cell table:style-name="ce1" office:value-type="float" office:value="0.255965232849121" calcext:value-type="float">
            <text:p>0.255965232849121</text:p>
          </table:table-cell>
          <table:table-cell table:style-name="ce1" office:value-type="float" office:value="0.218026638031006" calcext:value-type="float">
            <text:p>0.218026638031006</text:p>
          </table:table-cell>
          <table:table-cell table:style-name="ce1" office:value-type="float" office:value="0.220932245254517" calcext:value-type="float">
            <text:p>0.220932245254517</text:p>
          </table:table-cell>
          <table:table-cell table:style-name="ce1" office:value-type="float" office:value="0.228227376937866" calcext:value-type="float">
            <text:p>0.228227376937866</text:p>
          </table:table-cell>
          <table:table-cell table:style-name="ce1" office:value-type="float" office:value="0.084134578704834" calcext:value-type="float">
            <text:p>0.084134578704834</text:p>
          </table:table-cell>
          <table:table-cell table:style-name="ce1" office:value-type="float" office:value="0.0869133472442627" calcext:value-type="float">
            <text:p>0.086913347244263</text:p>
          </table:table-cell>
          <table:table-cell table:style-name="ce1" office:value-type="float" office:value="0.239275217056274" calcext:value-type="float">
            <text:p>0.239275217056274</text:p>
          </table:table-cell>
          <table:table-cell table:style-name="ce1" office:value-type="float" office:value="0.249160766601562" calcext:value-type="float">
            <text:p>0.249160766601562</text:p>
          </table:table-cell>
          <table:table-cell table:style-name="ce1" office:value-type="float" office:value="0.24330997467041" calcext:value-type="float">
            <text:p>0.24330997467041</text:p>
          </table:table-cell>
          <table:table-cell table:style-name="ce1" office:value-type="float" office:value="0.0841798782348633" calcext:value-type="float">
            <text:p>0.084179878234863</text:p>
          </table:table-cell>
          <table:table-cell table:style-name="ce1" office:value-type="float" office:value="0.0839076042175293" calcext:value-type="float">
            <text:p>0.083907604217529</text:p>
          </table:table-cell>
          <table:table-cell table:style-name="ce1" office:value-type="float" office:value="0.128095149993896" calcext:value-type="float">
            <text:p>0.128095149993896</text:p>
          </table:table-cell>
          <table:table-cell table:style-name="ce1" office:value-type="float" office:value="0.244621515274048" calcext:value-type="float">
            <text:p>0.244621515274048</text:p>
          </table:table-cell>
          <table:table-cell table:style-name="ce1" office:value-type="float" office:value="0.220565557479858" calcext:value-type="float">
            <text:p>0.220565557479858</text:p>
          </table:table-cell>
          <table:table-cell table:style-name="ce1" office:value-type="float" office:value="0.0862514972686768" calcext:value-type="float">
            <text:p>0.086251497268677</text:p>
          </table:table-cell>
          <table:table-cell table:style-name="ce1" office:value-type="float" office:value="0.114131450653076" calcext:value-type="float">
            <text:p>0.114131450653076</text:p>
          </table:table-cell>
          <table:table-cell table:style-name="ce1" office:value-type="float" office:value="0.147831678390503" calcext:value-type="float">
            <text:p>0.147831678390503</text:p>
          </table:table-cell>
          <table:table-cell table:style-name="ce1" office:value-type="float" office:value="0.234721422195435" calcext:value-type="float">
            <text:p>0.234721422195435</text:p>
          </table:table-cell>
          <table:table-cell table:style-name="ce1" office:value-type="float" office:value="0.224116325378418" calcext:value-type="float">
            <text:p>0.224116325378418</text:p>
          </table:table-cell>
          <table:table-cell table:style-name="ce1" office:value-type="float" office:value="0.101402044296265" calcext:value-type="float">
            <text:p>0.101402044296265</text:p>
          </table:table-cell>
          <table:table-cell table:style-name="ce1" office:value-type="float" office:value="0.248284339904785" calcext:value-type="float">
            <text:p>0.248284339904785</text:p>
          </table:table-cell>
          <table:table-cell table:style-name="ce1" office:value-type="float" office:value="0.239295482635498" calcext:value-type="float">
            <text:p>0.239295482635498</text:p>
          </table:table-cell>
          <table:table-cell table:style-name="ce1" office:value-type="float" office:value="0.218388557434082" calcext:value-type="float">
            <text:p>0.218388557434082</text:p>
          </table:table-cell>
          <table:table-cell table:style-name="ce1" office:value-type="float" office:value="0.239291906356812" calcext:value-type="float">
            <text:p>0.239291906356812</text:p>
          </table:table-cell>
          <table:table-cell table:style-name="ce1" office:value-type="float" office:value="0.0846133232116699" calcext:value-type="float">
            <text:p>0.08461332321167</text:p>
          </table:table-cell>
          <table:table-cell table:style-name="ce1" office:value-type="float" office:value="0.226893186569214" calcext:value-type="float">
            <text:p>0.226893186569214</text:p>
          </table:table-cell>
          <table:table-cell table:style-name="ce1" office:value-type="float" office:value="0.230647563934326" calcext:value-type="float">
            <text:p>0.230647563934326</text:p>
          </table:table-cell>
          <table:table-cell table:style-name="ce1" office:value-type="float" office:value="0.231412887573242" calcext:value-type="float">
            <text:p>0.231412887573242</text:p>
          </table:table-cell>
          <table:table-cell table:style-name="ce1" office:value-type="float" office:value="0.216063499450684" calcext:value-type="float">
            <text:p>0.216063499450684</text:p>
          </table:table-cell>
          <table:table-cell table:style-name="ce1" office:value-type="float" office:value="0.0877707004547119" calcext:value-type="float">
            <text:p>0.087770700454712</text:p>
          </table:table-cell>
          <table:table-cell table:style-name="ce1" office:value-type="float" office:value="0.233190298080444" calcext:value-type="float">
            <text:p>0.233190298080444</text:p>
          </table:table-cell>
          <table:table-cell table:style-name="ce1" office:value-type="float" office:value="0.224656820297241" calcext:value-type="float">
            <text:p>0.224656820297241</text:p>
          </table:table-cell>
          <table:table-cell table:style-name="ce1" office:value-type="float" office:value="0.229307889938354" calcext:value-type="float">
            <text:p>0.229307889938354</text:p>
          </table:table-cell>
          <table:table-cell table:style-name="ce1" office:value-type="float" office:value="0.23292350769043" calcext:value-type="float">
            <text:p>0.23292350769043</text:p>
          </table:table-cell>
          <table:table-cell table:style-name="ce1" office:value-type="float" office:value="0.091947078704834" calcext:value-type="float">
            <text:p>0.091947078704834</text:p>
          </table:table-cell>
          <table:table-cell table:style-name="ce1" office:value-type="float" office:value="0.263744831085205" calcext:value-type="float">
            <text:p>0.263744831085205</text:p>
          </table:table-cell>
          <table:table-cell table:style-name="ce1" office:value-type="float" office:value="0.239280700683594" calcext:value-type="float">
            <text:p>0.239280700683594</text:p>
          </table:table-cell>
          <table:table-cell table:style-name="ce1" office:value-type="float" office:value="0.264492750167847" calcext:value-type="float">
            <text:p>0.264492750167847</text:p>
          </table:table-cell>
          <table:table-cell table:style-name="ce1" office:value-type="float" office:value="0.235152006149292" calcext:value-type="float">
            <text:p>0.235152006149292</text:p>
          </table:table-cell>
          <table:table-cell table:style-name="ce1" office:value-type="float" office:value="0.112844467163086" calcext:value-type="float">
            <text:p>0.112844467163086</text:p>
          </table:table-cell>
          <table:table-cell table:style-name="ce1" office:value-type="float" office:value="0.1895592212677" calcext:value-type="float">
            <text:p>0.1895592212677</text:p>
          </table:table-cell>
          <table:table-cell table:style-name="ce1" office:value-type="float" office:value="0.223710775375366" calcext:value-type="float">
            <text:p>0.223710775375366</text:p>
          </table:table-cell>
          <table:table-cell table:style-name="ce1" office:value-type="float" office:value="0.229898929595947" calcext:value-type="float">
            <text:p>0.229898929595947</text:p>
          </table:table-cell>
          <table:table-cell table:style-name="ce1" office:value-type="float" office:value="0.22195291519165" calcext:value-type="float">
            <text:p>0.22195291519165</text:p>
          </table:table-cell>
          <table:table-cell table:style-name="ce1" office:value-type="float" office:value="0.0929863452911377" calcext:value-type="float">
            <text:p>0.092986345291138</text:p>
          </table:table-cell>
          <table:table-cell table:style-name="ce1" office:value-type="float" office:value="0.148416519165039" calcext:value-type="float">
            <text:p>0.148416519165039</text:p>
          </table:table-cell>
          <table:table-cell table:style-name="ce1" office:value-type="float" office:value="0.084439754486084" calcext:value-type="float">
            <text:p>0.084439754486084</text:p>
          </table:table-cell>
          <table:table-cell table:style-name="ce1" office:value-type="float" office:value="0.226743698120117" calcext:value-type="float">
            <text:p>0.226743698120117</text:p>
          </table:table-cell>
          <table:table-cell table:style-name="ce1" office:value-type="float" office:value="0.22736668586731" calcext:value-type="float">
            <text:p>0.22736668586731</text:p>
          </table:table-cell>
          <table:table-cell table:style-name="ce1" office:value-type="float" office:value="0.10610556602478" calcext:value-type="float">
            <text:p>0.10610556602478</text:p>
          </table:table-cell>
          <table:table-cell table:style-name="ce1" office:value-type="float" office:value="0.211063623428345" calcext:value-type="float">
            <text:p>0.211063623428345</text:p>
          </table:table-cell>
          <table:table-cell table:style-name="ce1" office:value-type="float" office:value="0.0926392078399658" calcext:value-type="float">
            <text:p>0.092639207839966</text:p>
          </table:table-cell>
          <table:table-cell table:style-name="ce1" office:value-type="float" office:value="0.228866577148437" calcext:value-type="float">
            <text:p>0.228866577148437</text:p>
          </table:table-cell>
          <table:table-cell table:style-name="ce1" office:value-type="float" office:value="0.227890253067017" calcext:value-type="float">
            <text:p>0.227890253067017</text:p>
          </table:table-cell>
          <table:table-cell table:style-name="ce1" office:value-type="float" office:value="0.093963623046875" calcext:value-type="float">
            <text:p>0.093963623046875</text:p>
          </table:table-cell>
          <table:table-cell table:style-name="ce1" office:value-type="float" office:value="0.230204105377197" calcext:value-type="float">
            <text:p>0.230204105377197</text:p>
          </table:table-cell>
          <table:table-cell table:style-name="ce1" office:value-type="float" office:value="0.222835540771484" calcext:value-type="float">
            <text:p>0.222835540771484</text:p>
          </table:table-cell>
          <table:table-cell table:style-name="ce1" office:value-type="float" office:value="0.228996515274048" calcext:value-type="float">
            <text:p>0.228996515274048</text:p>
          </table:table-cell>
          <table:table-cell table:style-name="ce1" office:value-type="float" office:value="0.227767467498779" calcext:value-type="float">
            <text:p>0.227767467498779</text:p>
          </table:table-cell>
          <table:table-cell table:style-name="ce1" office:value-type="float" office:value="0.112901210784912" calcext:value-type="float">
            <text:p>0.112901210784912</text:p>
          </table:table-cell>
          <table:table-cell table:style-name="ce1" office:value-type="float" office:value="0.229217290878296" calcext:value-type="float">
            <text:p>0.229217290878296</text:p>
          </table:table-cell>
          <table:table-cell table:style-name="ce1" office:value-type="float" office:value="0.226197481155395" calcext:value-type="float">
            <text:p>0.226197481155395</text:p>
          </table:table-cell>
          <table:table-cell table:style-name="ce1" office:value-type="float" office:value="0.219177722930908" calcext:value-type="float">
            <text:p>0.219177722930908</text:p>
          </table:table-cell>
          <table:table-cell table:style-name="ce1" office:value-type="float" office:value="0.227357625961304" calcext:value-type="float">
            <text:p>0.227357625961304</text:p>
          </table:table-cell>
          <table:table-cell table:style-name="ce1" office:value-type="float" office:value="0.112851142883301" calcext:value-type="float">
            <text:p>0.112851142883301</text:p>
          </table:table-cell>
          <table:table-cell table:style-name="ce1" office:value-type="float" office:value="0.227086782455444" calcext:value-type="float">
            <text:p>0.227086782455444</text:p>
          </table:table-cell>
          <table:table-cell table:style-name="ce1" office:value-type="float" office:value="0.225680351257324" calcext:value-type="float">
            <text:p>0.225680351257324</text:p>
          </table:table-cell>
          <table:table-cell table:style-name="ce1" office:value-type="float" office:value="0.222083330154419" calcext:value-type="float">
            <text:p>0.222083330154419</text:p>
          </table:table-cell>
          <table:table-cell table:style-name="ce1" office:value-type="float" office:value="0.221155881881714" calcext:value-type="float">
            <text:p>0.221155881881714</text:p>
          </table:table-cell>
          <table:table-cell table:style-name="ce1" office:value-type="float" office:value="0.0874648094177246" calcext:value-type="float">
            <text:p>0.087464809417725</text:p>
          </table:table-cell>
          <table:table-cell table:style-name="ce1" office:value-type="float" office:value="0.0844333171844482" calcext:value-type="float">
            <text:p>0.084433317184448</text:p>
          </table:table-cell>
          <table:table-cell table:style-name="ce1" office:value-type="float" office:value="0.222060441970825" calcext:value-type="float">
            <text:p>0.222060441970825</text:p>
          </table:table-cell>
          <table:table-cell table:style-name="ce1" office:value-type="float" office:value="0.230891704559326" calcext:value-type="float">
            <text:p>0.230891704559326</text:p>
          </table:table-cell>
          <table:table-cell table:style-name="ce1" office:value-type="float" office:value="0.224962711334229" calcext:value-type="float">
            <text:p>0.224962711334229</text:p>
          </table:table-cell>
          <table:table-cell table:style-name="ce1" office:value-type="float" office:value="0.0879662036895752" calcext:value-type="float">
            <text:p>0.087966203689575</text:p>
          </table:table-cell>
          <table:table-cell table:style-name="ce1" office:value-type="float" office:value="0.0840778350830078" calcext:value-type="float">
            <text:p>0.084077835083008</text:p>
          </table:table-cell>
          <table:table-cell table:style-name="ce1" office:value-type="float" office:value="0.243217945098877" calcext:value-type="float">
            <text:p>0.243217945098877</text:p>
          </table:table-cell>
          <table:table-cell table:style-name="ce1" office:value-type="float" office:value="0.221959352493286" calcext:value-type="float">
            <text:p>0.221959352493286</text:p>
          </table:table-cell>
          <table:table-cell table:style-name="ce1" office:value-type="float" office:value="0.223922252655029" calcext:value-type="float">
            <text:p>0.223922252655029</text:p>
          </table:table-cell>
          <table:table-cell table:style-name="ce1" office:value-type="float" office:value="0.185414156913757" calcext:value-type="float">
            <text:p>0.185414156913757</text:p>
          </table:table-cell>
          <table:table-cell table:style-name="ce1" office:value-type="float" office:value="0.0839076042175293" calcext:value-type="float">
            <text:p>0.083907604217529</text:p>
          </table:table-cell>
          <table:table-cell table:style-name="ce1" office:value-type="float" office:value="0.264492750167847" calcext:value-type="float">
            <text:p>0.264492750167847</text:p>
          </table:table-cell>
          <table:table-cell table:style-name="ce1" office:value-type="float" office:value="18.5414156913757" calcext:value-type="float">
            <text:p>18.54141569137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4517221450806" calcext:value-type="float">
            <text:p>0.104517221450806</text:p>
          </table:table-cell>
          <table:table-cell table:style-name="ce1" office:value-type="float" office:value="0.229162454605103" calcext:value-type="float">
            <text:p>0.229162454605103</text:p>
          </table:table-cell>
          <table:table-cell table:style-name="ce1" office:value-type="float" office:value="0.225318431854248" calcext:value-type="float">
            <text:p>0.225318431854248</text:p>
          </table:table-cell>
          <table:table-cell table:style-name="ce1" office:value-type="float" office:value="0.236041069030762" calcext:value-type="float">
            <text:p>0.236041069030762</text:p>
          </table:table-cell>
          <table:table-cell table:style-name="ce1" office:value-type="float" office:value="0.232139587402344" calcext:value-type="float">
            <text:p>0.232139587402344</text:p>
          </table:table-cell>
          <table:table-cell table:style-name="ce1" office:value-type="float" office:value="0.255086183547974" calcext:value-type="float">
            <text:p>0.255086183547974</text:p>
          </table:table-cell>
          <table:table-cell table:style-name="ce1" office:value-type="float" office:value="0.0930652618408203" calcext:value-type="float">
            <text:p>0.09306526184082</text:p>
          </table:table-cell>
          <table:table-cell table:style-name="ce1" office:value-type="float" office:value="0.236019372940063" calcext:value-type="float">
            <text:p>0.236019372940063</text:p>
          </table:table-cell>
          <table:table-cell table:style-name="ce1" office:value-type="float" office:value="0.231989622116089" calcext:value-type="float">
            <text:p>0.231989622116089</text:p>
          </table:table-cell>
          <table:table-cell table:style-name="ce1" office:value-type="float" office:value="0.244838714599609" calcext:value-type="float">
            <text:p>0.244838714599609</text:p>
          </table:table-cell>
          <table:table-cell table:style-name="ce1" office:value-type="float" office:value="0.25851845741272" calcext:value-type="float">
            <text:p>0.25851845741272</text:p>
          </table:table-cell>
          <table:table-cell table:style-name="ce1" office:value-type="float" office:value="0.0975446701049805" calcext:value-type="float">
            <text:p>0.097544670104981</text:p>
          </table:table-cell>
          <table:table-cell table:style-name="ce1" office:value-type="float" office:value="0.0967533588409424" calcext:value-type="float">
            <text:p>0.096753358840942</text:p>
          </table:table-cell>
          <table:table-cell table:style-name="ce1" office:value-type="float" office:value="0.222471475601196" calcext:value-type="float">
            <text:p>0.222471475601196</text:p>
          </table:table-cell>
          <table:table-cell table:style-name="ce1" office:value-type="float" office:value="0.0856080055236816" calcext:value-type="float">
            <text:p>0.085608005523682</text:p>
          </table:table-cell>
          <table:table-cell table:style-name="ce1" office:value-type="float" office:value="0.0849578380584717" calcext:value-type="float">
            <text:p>0.084957838058472</text:p>
          </table:table-cell>
          <table:table-cell table:style-name="ce1" office:value-type="float" office:value="0.234984636306763" calcext:value-type="float">
            <text:p>0.234984636306763</text:p>
          </table:table-cell>
          <table:table-cell table:style-name="ce1" office:value-type="float" office:value="0.0905306339263916" calcext:value-type="float">
            <text:p>0.090530633926392</text:p>
          </table:table-cell>
          <table:table-cell table:style-name="ce1" office:value-type="float" office:value="0.0936634540557861" calcext:value-type="float">
            <text:p>0.093663454055786</text:p>
          </table:table-cell>
          <table:table-cell table:style-name="ce1" office:value-type="float" office:value="0.230084180831909" calcext:value-type="float">
            <text:p>0.230084180831909</text:p>
          </table:table-cell>
          <table:table-cell table:style-name="ce1" office:value-type="float" office:value="0.107293844223022" calcext:value-type="float">
            <text:p>0.107293844223022</text:p>
          </table:table-cell>
          <table:table-cell table:style-name="ce1" office:value-type="float" office:value="0.23557710647583" calcext:value-type="float">
            <text:p>0.23557710647583</text:p>
          </table:table-cell>
          <table:table-cell table:style-name="ce1" office:value-type="float" office:value="0.226340770721436" calcext:value-type="float">
            <text:p>0.226340770721436</text:p>
          </table:table-cell>
          <table:table-cell table:style-name="ce1" office:value-type="float" office:value="0.216849565505981" calcext:value-type="float">
            <text:p>0.216849565505981</text:p>
          </table:table-cell>
          <table:table-cell table:style-name="ce1" office:value-type="float" office:value="0.227611303329468" calcext:value-type="float">
            <text:p>0.227611303329468</text:p>
          </table:table-cell>
          <table:table-cell table:style-name="ce1" office:value-type="float" office:value="0.225747108459473" calcext:value-type="float">
            <text:p>0.225747108459473</text:p>
          </table:table-cell>
          <table:table-cell table:style-name="ce1" office:value-type="float" office:value="0.0891051292419434" calcext:value-type="float">
            <text:p>0.089105129241943</text:p>
          </table:table-cell>
          <table:table-cell table:style-name="ce1" office:value-type="float" office:value="0.22528076171875" calcext:value-type="float">
            <text:p>0.22528076171875</text:p>
          </table:table-cell>
          <table:table-cell table:style-name="ce1" office:value-type="float" office:value="0.199443578720093" calcext:value-type="float">
            <text:p>0.199443578720093</text:p>
          </table:table-cell>
          <table:table-cell table:style-name="ce1" office:value-type="float" office:value="0.202195882797241" calcext:value-type="float">
            <text:p>0.202195882797241</text:p>
          </table:table-cell>
          <table:table-cell table:style-name="ce1" office:value-type="float" office:value="0.237706661224365" calcext:value-type="float">
            <text:p>0.237706661224365</text:p>
          </table:table-cell>
          <table:table-cell table:style-name="ce1" office:value-type="float" office:value="0.23980975151062" calcext:value-type="float">
            <text:p>0.23980975151062</text:p>
          </table:table-cell>
          <table:table-cell table:style-name="ce1" office:value-type="float" office:value="0.0902407169342041" calcext:value-type="float">
            <text:p>0.090240716934204</text:p>
          </table:table-cell>
          <table:table-cell table:style-name="ce1" office:value-type="float" office:value="0.22084641456604" calcext:value-type="float">
            <text:p>0.22084641456604</text:p>
          </table:table-cell>
          <table:table-cell table:style-name="ce1" office:value-type="float" office:value="0.22586989402771" calcext:value-type="float">
            <text:p>0.22586989402771</text:p>
          </table:table-cell>
          <table:table-cell table:style-name="ce1" office:value-type="float" office:value="0.135618209838867" calcext:value-type="float">
            <text:p>0.135618209838867</text:p>
          </table:table-cell>
          <table:table-cell table:style-name="ce1" office:value-type="float" office:value="0.234140157699585" calcext:value-type="float">
            <text:p>0.234140157699585</text:p>
          </table:table-cell>
          <table:table-cell table:style-name="ce1" office:value-type="float" office:value="0.246881008148193" calcext:value-type="float">
            <text:p>0.246881008148193</text:p>
          </table:table-cell>
          <table:table-cell table:style-name="ce1" office:value-type="float" office:value="0.0849177837371826" calcext:value-type="float">
            <text:p>0.084917783737183</text:p>
          </table:table-cell>
          <table:table-cell table:style-name="ce1" office:value-type="float" office:value="0.22571325302124" calcext:value-type="float">
            <text:p>0.22571325302124</text:p>
          </table:table-cell>
          <table:table-cell table:style-name="ce1" office:value-type="float" office:value="0.100985527038574" calcext:value-type="float">
            <text:p>0.100985527038574</text:p>
          </table:table-cell>
          <table:table-cell table:style-name="ce1" office:value-type="float" office:value="0.257951736450195" calcext:value-type="float">
            <text:p>0.257951736450195</text:p>
          </table:table-cell>
          <table:table-cell table:style-name="ce1" office:value-type="float" office:value="0.214739084243774" calcext:value-type="float">
            <text:p>0.214739084243774</text:p>
          </table:table-cell>
          <table:table-cell table:style-name="ce1" office:value-type="float" office:value="0.238619804382324" calcext:value-type="float">
            <text:p>0.238619804382324</text:p>
          </table:table-cell>
          <table:table-cell table:style-name="ce1" office:value-type="float" office:value="0.233646869659424" calcext:value-type="float">
            <text:p>0.233646869659424</text:p>
          </table:table-cell>
          <table:table-cell table:style-name="ce1" office:value-type="float" office:value="0.246726751327515" calcext:value-type="float">
            <text:p>0.246726751327515</text:p>
          </table:table-cell>
          <table:table-cell table:style-name="ce1" office:value-type="float" office:value="0.114102602005005" calcext:value-type="float">
            <text:p>0.114102602005005</text:p>
          </table:table-cell>
          <table:table-cell table:style-name="ce1" office:value-type="float" office:value="0.251400709152222" calcext:value-type="float">
            <text:p>0.251400709152222</text:p>
          </table:table-cell>
          <table:table-cell table:style-name="ce1" office:value-type="float" office:value="0.249957323074341" calcext:value-type="float">
            <text:p>0.249957323074341</text:p>
          </table:table-cell>
          <table:table-cell table:style-name="ce1" office:value-type="float" office:value="0.259289741516113" calcext:value-type="float">
            <text:p>0.259289741516113</text:p>
          </table:table-cell>
          <table:table-cell table:style-name="ce1" office:value-type="float" office:value="0.25026535987854" calcext:value-type="float">
            <text:p>0.25026535987854</text:p>
          </table:table-cell>
          <table:table-cell table:style-name="ce1" office:value-type="float" office:value="0.242708921432495" calcext:value-type="float">
            <text:p>0.242708921432495</text:p>
          </table:table-cell>
          <table:table-cell table:style-name="ce1" office:value-type="float" office:value="0.100000619888306" calcext:value-type="float">
            <text:p>0.100000619888306</text:p>
          </table:table-cell>
          <table:table-cell table:style-name="ce1" office:value-type="float" office:value="0.100462675094605" calcext:value-type="float">
            <text:p>0.100462675094605</text:p>
          </table:table-cell>
          <table:table-cell table:style-name="ce1" office:value-type="float" office:value="0.235330104827881" calcext:value-type="float">
            <text:p>0.235330104827881</text:p>
          </table:table-cell>
          <table:table-cell table:style-name="ce1" office:value-type="float" office:value="0.254246473312378" calcext:value-type="float">
            <text:p>0.254246473312378</text:p>
          </table:table-cell>
          <table:table-cell table:style-name="ce1" office:value-type="float" office:value="0.0981631278991699" calcext:value-type="float">
            <text:p>0.09816312789917</text:p>
          </table:table-cell>
          <table:table-cell table:style-name="ce1" office:value-type="float" office:value="0.229426622390747" calcext:value-type="float">
            <text:p>0.229426622390747</text:p>
          </table:table-cell>
          <table:table-cell table:style-name="ce1" office:value-type="float" office:value="0.0841789245605469" calcext:value-type="float">
            <text:p>0.084178924560547</text:p>
          </table:table-cell>
          <table:table-cell table:style-name="ce1" office:value-type="float" office:value="0.087815523147583" calcext:value-type="float">
            <text:p>0.087815523147583</text:p>
          </table:table-cell>
          <table:table-cell table:style-name="ce1" office:value-type="float" office:value="0.109146118164063" calcext:value-type="float">
            <text:p>0.109146118164063</text:p>
          </table:table-cell>
          <table:table-cell table:style-name="ce1" office:value-type="float" office:value="0.250253200531006" calcext:value-type="float">
            <text:p>0.250253200531006</text:p>
          </table:table-cell>
          <table:table-cell table:style-name="ce1" office:value-type="float" office:value="0.234196662902832" calcext:value-type="float">
            <text:p>0.234196662902832</text:p>
          </table:table-cell>
          <table:table-cell table:style-name="ce1" office:value-type="float" office:value="0.215780973434448" calcext:value-type="float">
            <text:p>0.215780973434448</text:p>
          </table:table-cell>
          <table:table-cell table:style-name="ce1" office:value-type="float" office:value="0.230161905288696" calcext:value-type="float">
            <text:p>0.230161905288696</text:p>
          </table:table-cell>
          <table:table-cell table:style-name="ce1" office:value-type="float" office:value="0.227464199066162" calcext:value-type="float">
            <text:p>0.227464199066162</text:p>
          </table:table-cell>
          <table:table-cell table:style-name="ce1" office:value-type="float" office:value="0.0839033126831055" calcext:value-type="float">
            <text:p>0.083903312683106</text:p>
          </table:table-cell>
          <table:table-cell table:style-name="ce1" office:value-type="float" office:value="0.091038703918457" calcext:value-type="float">
            <text:p>0.091038703918457</text:p>
          </table:table-cell>
          <table:table-cell table:style-name="ce1" office:value-type="float" office:value="0.0961410999298096" calcext:value-type="float">
            <text:p>0.09614109992981</text:p>
          </table:table-cell>
          <table:table-cell table:style-name="ce1" office:value-type="float" office:value="0.0878415107727051" calcext:value-type="float">
            <text:p>0.087841510772705</text:p>
          </table:table-cell>
          <table:table-cell table:style-name="ce1" office:value-type="float" office:value="0.188992738723755" calcext:value-type="float">
            <text:p>0.188992738723755</text:p>
          </table:table-cell>
          <table:table-cell table:style-name="ce1" office:value-type="float" office:value="0.227071523666382" calcext:value-type="float">
            <text:p>0.227071523666382</text:p>
          </table:table-cell>
          <table:table-cell table:style-name="ce1" office:value-type="float" office:value="0.0856673717498779" calcext:value-type="float">
            <text:p>0.085667371749878</text:p>
          </table:table-cell>
          <table:table-cell table:style-name="ce1" office:value-type="float" office:value="0.220587253570557" calcext:value-type="float">
            <text:p>0.220587253570557</text:p>
          </table:table-cell>
          <table:table-cell table:style-name="ce1" office:value-type="float" office:value="0.223953485488892" calcext:value-type="float">
            <text:p>0.223953485488892</text:p>
          </table:table-cell>
          <table:table-cell table:style-name="ce1" office:value-type="float" office:value="0.235433340072632" calcext:value-type="float">
            <text:p>0.235433340072632</text:p>
          </table:table-cell>
          <table:table-cell table:style-name="ce1" office:value-type="float" office:value="0.217994213104248" calcext:value-type="float">
            <text:p>0.217994213104248</text:p>
          </table:table-cell>
          <table:table-cell table:style-name="ce1" office:value-type="float" office:value="0.218194007873535" calcext:value-type="float">
            <text:p>0.218194007873535</text:p>
          </table:table-cell>
          <table:table-cell table:style-name="ce1" office:value-type="float" office:value="0.0849580764770508" calcext:value-type="float">
            <text:p>0.084958076477051</text:p>
          </table:table-cell>
          <table:table-cell table:style-name="ce1" office:value-type="float" office:value="0.230942487716675" calcext:value-type="float">
            <text:p>0.230942487716675</text:p>
          </table:table-cell>
          <table:table-cell table:style-name="ce1" office:value-type="float" office:value="0.10703444480896" calcext:value-type="float">
            <text:p>0.10703444480896</text:p>
          </table:table-cell>
          <table:table-cell table:style-name="ce1" office:value-type="float" office:value="0.198450088500977" calcext:value-type="float">
            <text:p>0.198450088500977</text:p>
          </table:table-cell>
          <table:table-cell table:style-name="ce1" office:value-type="float" office:value="0.252995729446411" calcext:value-type="float">
            <text:p>0.252995729446411</text:p>
          </table:table-cell>
          <table:table-cell table:style-name="ce1" office:value-type="float" office:value="0.237677335739136" calcext:value-type="float">
            <text:p>0.237677335739136</text:p>
          </table:table-cell>
          <table:table-cell table:style-name="ce1" office:value-type="float" office:value="0.239734411239624" calcext:value-type="float">
            <text:p>0.239734411239624</text:p>
          </table:table-cell>
          <table:table-cell table:style-name="ce1" office:value-type="float" office:value="0.24350905418396" calcext:value-type="float">
            <text:p>0.24350905418396</text:p>
          </table:table-cell>
          <table:table-cell table:style-name="ce1" office:value-type="float" office:value="0.106744050979614" calcext:value-type="float">
            <text:p>0.106744050979614</text:p>
          </table:table-cell>
          <table:table-cell table:style-name="ce1" office:value-type="float" office:value="0.222490072250366" calcext:value-type="float">
            <text:p>0.222490072250366</text:p>
          </table:table-cell>
          <table:table-cell table:style-name="ce1" office:value-type="float" office:value="0.263657569885254" calcext:value-type="float">
            <text:p>0.263657569885254</text:p>
          </table:table-cell>
          <table:table-cell table:style-name="ce1" office:value-type="float" office:value="0.260276794433594" calcext:value-type="float">
            <text:p>0.260276794433594</text:p>
          </table:table-cell>
          <table:table-cell table:style-name="ce1" office:value-type="float" office:value="0.24550986289978" calcext:value-type="float">
            <text:p>0.24550986289978</text:p>
          </table:table-cell>
          <table:table-cell table:style-name="ce1" office:value-type="float" office:value="0.240715265274048" calcext:value-type="float">
            <text:p>0.240715265274048</text:p>
          </table:table-cell>
          <table:table-cell table:style-name="ce1" office:value-type="float" office:value="0.0852732658386231" calcext:value-type="float">
            <text:p>0.085273265838623</text:p>
          </table:table-cell>
          <table:table-cell table:style-name="ce1" office:value-type="float" office:value="0.0899620056152344" calcext:value-type="float">
            <text:p>0.089962005615234</text:p>
          </table:table-cell>
          <table:table-cell table:style-name="ce1" office:value-type="float" office:value="0.217343807220459" calcext:value-type="float">
            <text:p>0.217343807220459</text:p>
          </table:table-cell>
          <table:table-cell table:style-name="ce1" office:value-type="float" office:value="0.22231912612915" calcext:value-type="float">
            <text:p>0.22231912612915</text:p>
          </table:table-cell>
          <table:table-cell table:style-name="ce1" office:value-type="float" office:value="0.24115252494812" calcext:value-type="float">
            <text:p>0.24115252494812</text:p>
          </table:table-cell>
          <table:table-cell table:style-name="ce1" office:value-type="float" office:value="0.243756532669067" calcext:value-type="float">
            <text:p>0.243756532669067</text:p>
          </table:table-cell>
          <table:table-cell table:style-name="ce1" office:value-type="float" office:value="0.0857698917388916" calcext:value-type="float">
            <text:p>0.085769891738892</text:p>
          </table:table-cell>
          <table:table-cell table:style-name="ce1" office:value-type="float" office:value="0.090846061706543" calcext:value-type="float">
            <text:p>0.090846061706543</text:p>
          </table:table-cell>
          <table:table-cell table:style-name="ce1" office:value-type="float" office:value="0.187854421138763" calcext:value-type="float">
            <text:p>0.187854421138763</text:p>
          </table:table-cell>
          <table:table-cell table:style-name="ce1" office:value-type="float" office:value="0.0839033126831055" calcext:value-type="float">
            <text:p>0.083903312683106</text:p>
          </table:table-cell>
          <table:table-cell table:style-name="ce1" office:value-type="float" office:value="0.263657569885254" calcext:value-type="float">
            <text:p>0.263657569885254</text:p>
          </table:table-cell>
          <table:table-cell table:style-name="ce1" office:value-type="float" office:value="18.7854421138763" calcext:value-type="float">
            <text:p>18.785442113876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1880779266357" calcext:value-type="float">
            <text:p>0.111880779266357</text:p>
          </table:table-cell>
          <table:table-cell table:style-name="ce1" office:value-type="float" office:value="0.256886720657349" calcext:value-type="float">
            <text:p>0.256886720657349</text:p>
          </table:table-cell>
          <table:table-cell table:style-name="ce1" office:value-type="float" office:value="0.223095893859863" calcext:value-type="float">
            <text:p>0.223095893859863</text:p>
          </table:table-cell>
          <table:table-cell table:style-name="ce1" office:value-type="float" office:value="0.22910475730896" calcext:value-type="float">
            <text:p>0.22910475730896</text:p>
          </table:table-cell>
          <table:table-cell table:style-name="ce1" office:value-type="float" office:value="0.274009227752686" calcext:value-type="float">
            <text:p>0.274009227752686</text:p>
          </table:table-cell>
          <table:table-cell table:style-name="ce1" office:value-type="float" office:value="0.205670118331909" calcext:value-type="float">
            <text:p>0.205670118331909</text:p>
          </table:table-cell>
          <table:table-cell table:style-name="ce1" office:value-type="float" office:value="0.222649335861206" calcext:value-type="float">
            <text:p>0.222649335861206</text:p>
          </table:table-cell>
          <table:table-cell table:style-name="ce1" office:value-type="float" office:value="0.099407434463501" calcext:value-type="float">
            <text:p>0.099407434463501</text:p>
          </table:table-cell>
          <table:table-cell table:style-name="ce1" office:value-type="float" office:value="0.230975389480591" calcext:value-type="float">
            <text:p>0.230975389480591</text:p>
          </table:table-cell>
          <table:table-cell table:style-name="ce1" office:value-type="float" office:value="0.090083122253418" calcext:value-type="float">
            <text:p>0.090083122253418</text:p>
          </table:table-cell>
          <table:table-cell table:style-name="ce1" office:value-type="float" office:value="0.234014272689819" calcext:value-type="float">
            <text:p>0.234014272689819</text:p>
          </table:table-cell>
          <table:table-cell table:style-name="ce1" office:value-type="float" office:value="0.23047947883606" calcext:value-type="float">
            <text:p>0.23047947883606</text:p>
          </table:table-cell>
          <table:table-cell table:style-name="ce1" office:value-type="float" office:value="0.138699531555176" calcext:value-type="float">
            <text:p>0.138699531555176</text:p>
          </table:table-cell>
          <table:table-cell table:style-name="ce1" office:value-type="float" office:value="0.228796005249023" calcext:value-type="float">
            <text:p>0.228796005249023</text:p>
          </table:table-cell>
          <table:table-cell table:style-name="ce1" office:value-type="float" office:value="0.0919513702392578" calcext:value-type="float">
            <text:p>0.091951370239258</text:p>
          </table:table-cell>
          <table:table-cell table:style-name="ce1" office:value-type="float" office:value="0.224066972732544" calcext:value-type="float">
            <text:p>0.224066972732544</text:p>
          </table:table-cell>
          <table:table-cell table:style-name="ce1" office:value-type="float" office:value="0.0892932415008545" calcext:value-type="float">
            <text:p>0.089293241500855</text:p>
          </table:table-cell>
          <table:table-cell table:style-name="ce1" office:value-type="float" office:value="0.229915380477905" calcext:value-type="float">
            <text:p>0.229915380477905</text:p>
          </table:table-cell>
          <table:table-cell table:style-name="ce1" office:value-type="float" office:value="0.218650102615356" calcext:value-type="float">
            <text:p>0.218650102615356</text:p>
          </table:table-cell>
          <table:table-cell table:style-name="ce1" office:value-type="float" office:value="0.22232723236084" calcext:value-type="float">
            <text:p>0.22232723236084</text:p>
          </table:table-cell>
          <table:table-cell table:style-name="ce1" office:value-type="float" office:value="0.111085653305054" calcext:value-type="float">
            <text:p>0.111085653305054</text:p>
          </table:table-cell>
          <table:table-cell table:style-name="ce1" office:value-type="float" office:value="0.235646486282349" calcext:value-type="float">
            <text:p>0.235646486282349</text:p>
          </table:table-cell>
          <table:table-cell table:style-name="ce1" office:value-type="float" office:value="0.231110095977783" calcext:value-type="float">
            <text:p>0.231110095977783</text:p>
          </table:table-cell>
          <table:table-cell table:style-name="ce1" office:value-type="float" office:value="0.236795663833618" calcext:value-type="float">
            <text:p>0.236795663833618</text:p>
          </table:table-cell>
          <table:table-cell table:style-name="ce1" office:value-type="float" office:value="0.224455595016479" calcext:value-type="float">
            <text:p>0.224455595016479</text:p>
          </table:table-cell>
          <table:table-cell table:style-name="ce1" office:value-type="float" office:value="0.229012727737427" calcext:value-type="float">
            <text:p>0.229012727737427</text:p>
          </table:table-cell>
          <table:table-cell table:style-name="ce1" office:value-type="float" office:value="0.222084760665894" calcext:value-type="float">
            <text:p>0.222084760665894</text:p>
          </table:table-cell>
          <table:table-cell table:style-name="ce1" office:value-type="float" office:value="0.0843205451965332" calcext:value-type="float">
            <text:p>0.084320545196533</text:p>
          </table:table-cell>
          <table:table-cell table:style-name="ce1" office:value-type="float" office:value="0.220386981964111" calcext:value-type="float">
            <text:p>0.220386981964111</text:p>
          </table:table-cell>
          <table:table-cell table:style-name="ce1" office:value-type="float" office:value="0.221691846847534" calcext:value-type="float">
            <text:p>0.221691846847534</text:p>
          </table:table-cell>
          <table:table-cell table:style-name="ce1" office:value-type="float" office:value="0.223946809768677" calcext:value-type="float">
            <text:p>0.223946809768677</text:p>
          </table:table-cell>
          <table:table-cell table:style-name="ce1" office:value-type="float" office:value="0.222075700759888" calcext:value-type="float">
            <text:p>0.222075700759888</text:p>
          </table:table-cell>
          <table:table-cell table:style-name="ce1" office:value-type="float" office:value="0.223203420639038" calcext:value-type="float">
            <text:p>0.223203420639038</text:p>
          </table:table-cell>
          <table:table-cell table:style-name="ce1" office:value-type="float" office:value="0.228184700012207" calcext:value-type="float">
            <text:p>0.228184700012207</text:p>
          </table:table-cell>
          <table:table-cell table:style-name="ce1" office:value-type="float" office:value="0.083970308303833" calcext:value-type="float">
            <text:p>0.083970308303833</text:p>
          </table:table-cell>
          <table:table-cell table:style-name="ce1" office:value-type="float" office:value="0.237292051315308" calcext:value-type="float">
            <text:p>0.237292051315308</text:p>
          </table:table-cell>
          <table:table-cell table:style-name="ce1" office:value-type="float" office:value="0.22124981880188" calcext:value-type="float">
            <text:p>0.22124981880188</text:p>
          </table:table-cell>
          <table:table-cell table:style-name="ce1" office:value-type="float" office:value="0.223433256149292" calcext:value-type="float">
            <text:p>0.223433256149292</text:p>
          </table:table-cell>
          <table:table-cell table:style-name="ce1" office:value-type="float" office:value="0.224815368652344" calcext:value-type="float">
            <text:p>0.224815368652344</text:p>
          </table:table-cell>
          <table:table-cell table:style-name="ce1" office:value-type="float" office:value="0.224444389343262" calcext:value-type="float">
            <text:p>0.224444389343262</text:p>
          </table:table-cell>
          <table:table-cell table:style-name="ce1" office:value-type="float" office:value="0.11066198348999" calcext:value-type="float">
            <text:p>0.11066198348999</text:p>
          </table:table-cell>
          <table:table-cell table:style-name="ce1" office:value-type="float" office:value="0.0905778408050537" calcext:value-type="float">
            <text:p>0.090577840805054</text:p>
          </table:table-cell>
          <table:table-cell table:style-name="ce1" office:value-type="float" office:value="0.105705261230469" calcext:value-type="float">
            <text:p>0.105705261230469</text:p>
          </table:table-cell>
          <table:table-cell table:style-name="ce1" office:value-type="float" office:value="0.237953901290894" calcext:value-type="float">
            <text:p>0.237953901290894</text:p>
          </table:table-cell>
          <table:table-cell table:style-name="ce1" office:value-type="float" office:value="0.271568536758423" calcext:value-type="float">
            <text:p>0.271568536758423</text:p>
          </table:table-cell>
          <table:table-cell table:style-name="ce1" office:value-type="float" office:value="0.245268821716309" calcext:value-type="float">
            <text:p>0.245268821716309</text:p>
          </table:table-cell>
          <table:table-cell table:style-name="ce1" office:value-type="float" office:value="0.236448049545288" calcext:value-type="float">
            <text:p>0.236448049545288</text:p>
          </table:table-cell>
          <table:table-cell table:style-name="ce1" office:value-type="float" office:value="0.231402158737183" calcext:value-type="float">
            <text:p>0.231402158737183</text:p>
          </table:table-cell>
          <table:table-cell table:style-name="ce1" office:value-type="float" office:value="0.0891268253326416" calcext:value-type="float">
            <text:p>0.089126825332642</text:p>
          </table:table-cell>
          <table:table-cell table:style-name="ce1" office:value-type="float" office:value="0.227268695831299" calcext:value-type="float">
            <text:p>0.227268695831299</text:p>
          </table:table-cell>
          <table:table-cell table:style-name="ce1" office:value-type="float" office:value="0.251913785934448" calcext:value-type="float">
            <text:p>0.251913785934448</text:p>
          </table:table-cell>
          <table:table-cell table:style-name="ce1" office:value-type="float" office:value="0.228527307510376" calcext:value-type="float">
            <text:p>0.228527307510376</text:p>
          </table:table-cell>
          <table:table-cell table:style-name="ce1" office:value-type="float" office:value="0.254663467407227" calcext:value-type="float">
            <text:p>0.254663467407227</text:p>
          </table:table-cell>
          <table:table-cell table:style-name="ce1" office:value-type="float" office:value="0.235752820968628" calcext:value-type="float">
            <text:p>0.235752820968628</text:p>
          </table:table-cell>
          <table:table-cell table:style-name="ce1" office:value-type="float" office:value="0.228199243545532" calcext:value-type="float">
            <text:p>0.228199243545532</text:p>
          </table:table-cell>
          <table:table-cell table:style-name="ce1" office:value-type="float" office:value="0.0842955112457275" calcext:value-type="float">
            <text:p>0.084295511245728</text:p>
          </table:table-cell>
          <table:table-cell table:style-name="ce1" office:value-type="float" office:value="0.222488164901733" calcext:value-type="float">
            <text:p>0.222488164901733</text:p>
          </table:table-cell>
          <table:table-cell table:style-name="ce1" office:value-type="float" office:value="0.222190856933594" calcext:value-type="float">
            <text:p>0.222190856933594</text:p>
          </table:table-cell>
          <table:table-cell table:style-name="ce1" office:value-type="float" office:value="0.127788543701172" calcext:value-type="float">
            <text:p>0.127788543701172</text:p>
          </table:table-cell>
          <table:table-cell table:style-name="ce1" office:value-type="float" office:value="0.242957592010498" calcext:value-type="float">
            <text:p>0.242957592010498</text:p>
          </table:table-cell>
          <table:table-cell table:style-name="ce1" office:value-type="float" office:value="0.101725578308105" calcext:value-type="float">
            <text:p>0.101725578308105</text:p>
          </table:table-cell>
          <table:table-cell table:style-name="ce1" office:value-type="float" office:value="0.0842483043670654" calcext:value-type="float">
            <text:p>0.084248304367066</text:p>
          </table:table-cell>
          <table:table-cell table:style-name="ce1" office:value-type="float" office:value="0.235225677490234" calcext:value-type="float">
            <text:p>0.235225677490234</text:p>
          </table:table-cell>
          <table:table-cell table:style-name="ce1" office:value-type="float" office:value="0.219164133071899" calcext:value-type="float">
            <text:p>0.219164133071899</text:p>
          </table:table-cell>
          <table:table-cell table:style-name="ce1" office:value-type="float" office:value="0.221836805343628" calcext:value-type="float">
            <text:p>0.221836805343628</text:p>
          </table:table-cell>
          <table:table-cell table:style-name="ce1" office:value-type="float" office:value="0.238539695739746" calcext:value-type="float">
            <text:p>0.238539695739746</text:p>
          </table:table-cell>
          <table:table-cell table:style-name="ce1" office:value-type="float" office:value="0.23258638381958" calcext:value-type="float">
            <text:p>0.23258638381958</text:p>
          </table:table-cell>
          <table:table-cell table:style-name="ce1" office:value-type="float" office:value="0.0955245494842529" calcext:value-type="float">
            <text:p>0.095524549484253</text:p>
          </table:table-cell>
          <table:table-cell table:style-name="ce1" office:value-type="float" office:value="0.083601713180542" calcext:value-type="float">
            <text:p>0.083601713180542</text:p>
          </table:table-cell>
          <table:table-cell table:style-name="ce1" office:value-type="float" office:value="0.23379111289978" calcext:value-type="float">
            <text:p>0.23379111289978</text:p>
          </table:table-cell>
          <table:table-cell table:style-name="ce1" office:value-type="float" office:value="0.24319577217102" calcext:value-type="float">
            <text:p>0.24319577217102</text:p>
          </table:table-cell>
          <table:table-cell table:style-name="ce1" office:value-type="float" office:value="0.2374107837677" calcext:value-type="float">
            <text:p>0.2374107837677</text:p>
          </table:table-cell>
          <table:table-cell table:style-name="ce1" office:value-type="float" office:value="0.215635776519775" calcext:value-type="float">
            <text:p>0.215635776519775</text:p>
          </table:table-cell>
          <table:table-cell table:style-name="ce1" office:value-type="float" office:value="0.232905864715576" calcext:value-type="float">
            <text:p>0.232905864715576</text:p>
          </table:table-cell>
          <table:table-cell table:style-name="ce1" office:value-type="float" office:value="0.0866134166717529" calcext:value-type="float">
            <text:p>0.086613416671753</text:p>
          </table:table-cell>
          <table:table-cell table:style-name="ce1" office:value-type="float" office:value="0.108156681060791" calcext:value-type="float">
            <text:p>0.108156681060791</text:p>
          </table:table-cell>
          <table:table-cell table:style-name="ce1" office:value-type="float" office:value="0.256139755249023" calcext:value-type="float">
            <text:p>0.256139755249023</text:p>
          </table:table-cell>
          <table:table-cell table:style-name="ce1" office:value-type="float" office:value="0.243151426315308" calcext:value-type="float">
            <text:p>0.243151426315308</text:p>
          </table:table-cell>
          <table:table-cell table:style-name="ce1" office:value-type="float" office:value="0.228915214538574" calcext:value-type="float">
            <text:p>0.228915214538574</text:p>
          </table:table-cell>
          <table:table-cell table:style-name="ce1" office:value-type="float" office:value="0.248669862747192" calcext:value-type="float">
            <text:p>0.248669862747192</text:p>
          </table:table-cell>
          <table:table-cell table:style-name="ce1" office:value-type="float" office:value="0.113345861434937" calcext:value-type="float">
            <text:p>0.113345861434937</text:p>
          </table:table-cell>
          <table:table-cell table:style-name="ce1" office:value-type="float" office:value="0.260110855102539" calcext:value-type="float">
            <text:p>0.260110855102539</text:p>
          </table:table-cell>
          <table:table-cell table:style-name="ce1" office:value-type="float" office:value="0.230142593383789" calcext:value-type="float">
            <text:p>0.230142593383789</text:p>
          </table:table-cell>
          <table:table-cell table:style-name="ce1" office:value-type="float" office:value="0.236143112182617" calcext:value-type="float">
            <text:p>0.236143112182617</text:p>
          </table:table-cell>
          <table:table-cell table:style-name="ce1" office:value-type="float" office:value="0.207579612731934" calcext:value-type="float">
            <text:p>0.207579612731934</text:p>
          </table:table-cell>
          <table:table-cell table:style-name="ce1" office:value-type="float" office:value="0.224315166473389" calcext:value-type="float">
            <text:p>0.224315166473389</text:p>
          </table:table-cell>
          <table:table-cell table:style-name="ce1" office:value-type="float" office:value="0.224868535995483" calcext:value-type="float">
            <text:p>0.224868535995483</text:p>
          </table:table-cell>
          <table:table-cell table:style-name="ce1" office:value-type="float" office:value="0.087416410446167" calcext:value-type="float">
            <text:p>0.087416410446167</text:p>
          </table:table-cell>
          <table:table-cell table:style-name="ce1" office:value-type="float" office:value="0.232122421264648" calcext:value-type="float">
            <text:p>0.232122421264648</text:p>
          </table:table-cell>
          <table:table-cell table:style-name="ce1" office:value-type="float" office:value="0.253823757171631" calcext:value-type="float">
            <text:p>0.253823757171631</text:p>
          </table:table-cell>
          <table:table-cell table:style-name="ce1" office:value-type="float" office:value="0.213180065155029" calcext:value-type="float">
            <text:p>0.213180065155029</text:p>
          </table:table-cell>
          <table:table-cell table:style-name="ce1" office:value-type="float" office:value="0.245399713516235" calcext:value-type="float">
            <text:p>0.245399713516235</text:p>
          </table:table-cell>
          <table:table-cell table:style-name="ce1" office:value-type="float" office:value="0.242912530899048" calcext:value-type="float">
            <text:p>0.242912530899048</text:p>
          </table:table-cell>
          <table:table-cell table:style-name="ce1" office:value-type="float" office:value="0.221132040023804" calcext:value-type="float">
            <text:p>0.221132040023804</text:p>
          </table:table-cell>
          <table:table-cell table:style-name="ce1" office:value-type="float" office:value="0.083643913269043" calcext:value-type="float">
            <text:p>0.083643913269043</text:p>
          </table:table-cell>
          <table:table-cell table:style-name="ce1" office:value-type="float" office:value="0.249787092208862" calcext:value-type="float">
            <text:p>0.249787092208862</text:p>
          </table:table-cell>
          <table:table-cell table:style-name="ce1" office:value-type="float" office:value="0.205389261245728" calcext:value-type="float">
            <text:p>0.205389261245728</text:p>
          </table:table-cell>
          <table:table-cell table:style-name="ce1" office:value-type="float" office:value="0.227065086364746" calcext:value-type="float">
            <text:p>0.227065086364746</text:p>
          </table:table-cell>
          <table:table-cell table:style-name="ce1" office:value-type="float" office:value="0.232456207275391" calcext:value-type="float">
            <text:p>0.232456207275391</text:p>
          </table:table-cell>
          <table:table-cell table:style-name="ce1" office:value-type="float" office:value="0.230224132537842" calcext:value-type="float">
            <text:p>0.230224132537842</text:p>
          </table:table-cell>
          <table:table-cell table:style-name="ce1" office:value-type="float" office:value="0.199940187931061" calcext:value-type="float">
            <text:p>0.199940187931061</text:p>
          </table:table-cell>
          <table:table-cell table:style-name="ce1" office:value-type="float" office:value="0.083601713180542" calcext:value-type="float">
            <text:p>0.083601713180542</text:p>
          </table:table-cell>
          <table:table-cell table:style-name="ce1" office:value-type="float" office:value="0.274009227752686" calcext:value-type="float">
            <text:p>0.274009227752686</text:p>
          </table:table-cell>
          <table:table-cell table:style-name="ce1" office:value-type="float" office:value="19.9940187931061" calcext:value-type="float">
            <text:p>19.994018793106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2534523010254" calcext:value-type="float">
            <text:p>0.112534523010254</text:p>
          </table:table-cell>
          <table:table-cell table:style-name="ce1" office:value-type="float" office:value="0.226693630218506" calcext:value-type="float">
            <text:p>0.226693630218506</text:p>
          </table:table-cell>
          <table:table-cell table:style-name="ce1" office:value-type="float" office:value="0.23027515411377" calcext:value-type="float">
            <text:p>0.23027515411377</text:p>
          </table:table-cell>
          <table:table-cell table:style-name="ce1" office:value-type="float" office:value="0.22527289390564" calcext:value-type="float">
            <text:p>0.22527289390564</text:p>
          </table:table-cell>
          <table:table-cell table:style-name="ce1" office:value-type="float" office:value="0.227240085601807" calcext:value-type="float">
            <text:p>0.227240085601807</text:p>
          </table:table-cell>
          <table:table-cell table:style-name="ce1" office:value-type="float" office:value="0.234035968780518" calcext:value-type="float">
            <text:p>0.234035968780518</text:p>
          </table:table-cell>
          <table:table-cell table:style-name="ce1" office:value-type="float" office:value="0.233747720718384" calcext:value-type="float">
            <text:p>0.233747720718384</text:p>
          </table:table-cell>
          <table:table-cell table:style-name="ce1" office:value-type="float" office:value="0.23844575881958" calcext:value-type="float">
            <text:p>0.23844575881958</text:p>
          </table:table-cell>
          <table:table-cell table:style-name="ce1" office:value-type="float" office:value="0.0989518165588379" calcext:value-type="float">
            <text:p>0.098951816558838</text:p>
          </table:table-cell>
          <table:table-cell table:style-name="ce1" office:value-type="float" office:value="0.219162940979004" calcext:value-type="float">
            <text:p>0.219162940979004</text:p>
          </table:table-cell>
          <table:table-cell table:style-name="ce1" office:value-type="float" office:value="0.114278793334961" calcext:value-type="float">
            <text:p>0.114278793334961</text:p>
          </table:table-cell>
          <table:table-cell table:style-name="ce1" office:value-type="float" office:value="0.243603944778442" calcext:value-type="float">
            <text:p>0.243603944778442</text:p>
          </table:table-cell>
          <table:table-cell table:style-name="ce1" office:value-type="float" office:value="0.22013521194458" calcext:value-type="float">
            <text:p>0.22013521194458</text:p>
          </table:table-cell>
          <table:table-cell table:style-name="ce1" office:value-type="float" office:value="0.227688074111938" calcext:value-type="float">
            <text:p>0.227688074111938</text:p>
          </table:table-cell>
          <table:table-cell table:style-name="ce1" office:value-type="float" office:value="0.225717544555664" calcext:value-type="float">
            <text:p>0.225717544555664</text:p>
          </table:table-cell>
          <table:table-cell table:style-name="ce1" office:value-type="float" office:value="0.248089790344238" calcext:value-type="float">
            <text:p>0.248089790344238</text:p>
          </table:table-cell>
          <table:table-cell table:style-name="ce1" office:value-type="float" office:value="0.0943174362182617" calcext:value-type="float">
            <text:p>0.094317436218262</text:p>
          </table:table-cell>
          <table:table-cell table:style-name="ce1" office:value-type="float" office:value="0.223737955093384" calcext:value-type="float">
            <text:p>0.223737955093384</text:p>
          </table:table-cell>
          <table:table-cell table:style-name="ce1" office:value-type="float" office:value="0.084658145904541" calcext:value-type="float">
            <text:p>0.084658145904541</text:p>
          </table:table-cell>
          <table:table-cell table:style-name="ce1" office:value-type="float" office:value="0.238037347793579" calcext:value-type="float">
            <text:p>0.238037347793579</text:p>
          </table:table-cell>
          <table:table-cell table:style-name="ce1" office:value-type="float" office:value="0.103466272354126" calcext:value-type="float">
            <text:p>0.103466272354126</text:p>
          </table:table-cell>
          <table:table-cell table:style-name="ce1" office:value-type="float" office:value="0.237441778182983" calcext:value-type="float">
            <text:p>0.237441778182983</text:p>
          </table:table-cell>
          <table:table-cell table:style-name="ce1" office:value-type="float" office:value="0.235809564590454" calcext:value-type="float">
            <text:p>0.235809564590454</text:p>
          </table:table-cell>
          <table:table-cell table:style-name="ce1" office:value-type="float" office:value="0.227087259292603" calcext:value-type="float">
            <text:p>0.227087259292603</text:p>
          </table:table-cell>
          <table:table-cell table:style-name="ce1" office:value-type="float" office:value="0.234373569488525" calcext:value-type="float">
            <text:p>0.234373569488525</text:p>
          </table:table-cell>
          <table:table-cell table:style-name="ce1" office:value-type="float" office:value="0.237717151641846" calcext:value-type="float">
            <text:p>0.237717151641846</text:p>
          </table:table-cell>
          <table:table-cell table:style-name="ce1" office:value-type="float" office:value="0.245996236801147" calcext:value-type="float">
            <text:p>0.245996236801147</text:p>
          </table:table-cell>
          <table:table-cell table:style-name="ce1" office:value-type="float" office:value="0.233606100082397" calcext:value-type="float">
            <text:p>0.233606100082397</text:p>
          </table:table-cell>
          <table:table-cell table:style-name="ce1" office:value-type="float" office:value="0.0895068645477295" calcext:value-type="float">
            <text:p>0.08950686454773</text:p>
          </table:table-cell>
          <table:table-cell table:style-name="ce1" office:value-type="float" office:value="0.22767972946167" calcext:value-type="float">
            <text:p>0.22767972946167</text:p>
          </table:table-cell>
          <table:table-cell table:style-name="ce1" office:value-type="float" office:value="0.229230403900146" calcext:value-type="float">
            <text:p>0.229230403900146</text:p>
          </table:table-cell>
          <table:table-cell table:style-name="ce1" office:value-type="float" office:value="0.22875452041626" calcext:value-type="float">
            <text:p>0.22875452041626</text:p>
          </table:table-cell>
          <table:table-cell table:style-name="ce1" office:value-type="float" office:value="0.24153208732605" calcext:value-type="float">
            <text:p>0.24153208732605</text:p>
          </table:table-cell>
          <table:table-cell table:style-name="ce1" office:value-type="float" office:value="0.0916049480438232" calcext:value-type="float">
            <text:p>0.091604948043823</text:p>
          </table:table-cell>
          <table:table-cell table:style-name="ce1" office:value-type="float" office:value="0.235238552093506" calcext:value-type="float">
            <text:p>0.235238552093506</text:p>
          </table:table-cell>
          <table:table-cell table:style-name="ce1" office:value-type="float" office:value="0.224706888198853" calcext:value-type="float">
            <text:p>0.224706888198853</text:p>
          </table:table-cell>
          <table:table-cell table:style-name="ce1" office:value-type="float" office:value="0.233460903167725" calcext:value-type="float">
            <text:p>0.233460903167725</text:p>
          </table:table-cell>
          <table:table-cell table:style-name="ce1" office:value-type="float" office:value="0.191666841506958" calcext:value-type="float">
            <text:p>0.191666841506958</text:p>
          </table:table-cell>
          <table:table-cell table:style-name="ce1" office:value-type="float" office:value="0.269701480865479" calcext:value-type="float">
            <text:p>0.269701480865479</text:p>
          </table:table-cell>
          <table:table-cell table:style-name="ce1" office:value-type="float" office:value="0.22863245010376" calcext:value-type="float">
            <text:p>0.22863245010376</text:p>
          </table:table-cell>
          <table:table-cell table:style-name="ce1" office:value-type="float" office:value="0.106156826019287" calcext:value-type="float">
            <text:p>0.106156826019287</text:p>
          </table:table-cell>
          <table:table-cell table:style-name="ce1" office:value-type="float" office:value="0.260202884674072" calcext:value-type="float">
            <text:p>0.260202884674072</text:p>
          </table:table-cell>
          <table:table-cell table:style-name="ce1" office:value-type="float" office:value="0.242595434188843" calcext:value-type="float">
            <text:p>0.242595434188843</text:p>
          </table:table-cell>
          <table:table-cell table:style-name="ce1" office:value-type="float" office:value="0.263229608535767" calcext:value-type="float">
            <text:p>0.263229608535767</text:p>
          </table:table-cell>
          <table:table-cell table:style-name="ce1" office:value-type="float" office:value="0.230247497558594" calcext:value-type="float">
            <text:p>0.230247497558594</text:p>
          </table:table-cell>
          <table:table-cell table:style-name="ce1" office:value-type="float" office:value="0.228689670562744" calcext:value-type="float">
            <text:p>0.228689670562744</text:p>
          </table:table-cell>
          <table:table-cell table:style-name="ce1" office:value-type="float" office:value="0.227082967758179" calcext:value-type="float">
            <text:p>0.227082967758179</text:p>
          </table:table-cell>
          <table:table-cell table:style-name="ce1" office:value-type="float" office:value="0.235125541687012" calcext:value-type="float">
            <text:p>0.235125541687012</text:p>
          </table:table-cell>
          <table:table-cell table:style-name="ce1" office:value-type="float" office:value="0.103669881820679" calcext:value-type="float">
            <text:p>0.103669881820679</text:p>
          </table:table-cell>
          <table:table-cell table:style-name="ce1" office:value-type="float" office:value="0.249557018280029" calcext:value-type="float">
            <text:p>0.249557018280029</text:p>
          </table:table-cell>
          <table:table-cell table:style-name="ce1" office:value-type="float" office:value="0.250164985656738" calcext:value-type="float">
            <text:p>0.250164985656738</text:p>
          </table:table-cell>
          <table:table-cell table:style-name="ce1" office:value-type="float" office:value="0.232442378997803" calcext:value-type="float">
            <text:p>0.232442378997803</text:p>
          </table:table-cell>
          <table:table-cell table:style-name="ce1" office:value-type="float" office:value="0.26173210144043" calcext:value-type="float">
            <text:p>0.26173210144043</text:p>
          </table:table-cell>
          <table:table-cell table:style-name="ce1" office:value-type="float" office:value="0.242715358734131" calcext:value-type="float">
            <text:p>0.242715358734131</text:p>
          </table:table-cell>
          <table:table-cell table:style-name="ce1" office:value-type="float" office:value="0.243858575820923" calcext:value-type="float">
            <text:p>0.243858575820923</text:p>
          </table:table-cell>
          <table:table-cell table:style-name="ce1" office:value-type="float" office:value="0.223630428314209" calcext:value-type="float">
            <text:p>0.223630428314209</text:p>
          </table:table-cell>
          <table:table-cell table:style-name="ce1" office:value-type="float" office:value="0.0902070999145508" calcext:value-type="float">
            <text:p>0.090207099914551</text:p>
          </table:table-cell>
          <table:table-cell table:style-name="ce1" office:value-type="float" office:value="0.220838069915771" calcext:value-type="float">
            <text:p>0.220838069915771</text:p>
          </table:table-cell>
          <table:table-cell table:style-name="ce1" office:value-type="float" office:value="0.227133274078369" calcext:value-type="float">
            <text:p>0.227133274078369</text:p>
          </table:table-cell>
          <table:table-cell table:style-name="ce1" office:value-type="float" office:value="0.232994079589844" calcext:value-type="float">
            <text:p>0.232994079589844</text:p>
          </table:table-cell>
          <table:table-cell table:style-name="ce1" office:value-type="float" office:value="0.102514743804932" calcext:value-type="float">
            <text:p>0.102514743804932</text:p>
          </table:table-cell>
          <table:table-cell table:style-name="ce1" office:value-type="float" office:value="0.303332090377808" calcext:value-type="float">
            <text:p>0.303332090377808</text:p>
          </table:table-cell>
          <table:table-cell table:style-name="ce1" office:value-type="float" office:value="0.222126960754395" calcext:value-type="float">
            <text:p>0.222126960754395</text:p>
          </table:table-cell>
          <table:table-cell table:style-name="ce1" office:value-type="float" office:value="0.233997344970703" calcext:value-type="float">
            <text:p>0.233997344970703</text:p>
          </table:table-cell>
          <table:table-cell table:style-name="ce1" office:value-type="float" office:value="0.237178087234497" calcext:value-type="float">
            <text:p>0.237178087234497</text:p>
          </table:table-cell>
          <table:table-cell table:style-name="ce1" office:value-type="float" office:value="0.228865146636963" calcext:value-type="float">
            <text:p>0.228865146636963</text:p>
          </table:table-cell>
          <table:table-cell table:style-name="ce1" office:value-type="float" office:value="0.223864078521729" calcext:value-type="float">
            <text:p>0.223864078521729</text:p>
          </table:table-cell>
          <table:table-cell table:style-name="ce1" office:value-type="float" office:value="0.218264102935791" calcext:value-type="float">
            <text:p>0.218264102935791</text:p>
          </table:table-cell>
          <table:table-cell table:style-name="ce1" office:value-type="float" office:value="0.0973279476165772" calcext:value-type="float">
            <text:p>0.097327947616577</text:p>
          </table:table-cell>
          <table:table-cell table:style-name="ce1" office:value-type="float" office:value="0.0923581123352051" calcext:value-type="float">
            <text:p>0.092358112335205</text:p>
          </table:table-cell>
          <table:table-cell table:style-name="ce1" office:value-type="float" office:value="0.220381736755371" calcext:value-type="float">
            <text:p>0.220381736755371</text:p>
          </table:table-cell>
          <table:table-cell table:style-name="ce1" office:value-type="float" office:value="0.0955240726470947" calcext:value-type="float">
            <text:p>0.095524072647095</text:p>
          </table:table-cell>
          <table:table-cell table:style-name="ce1" office:value-type="float" office:value="0.262710332870483" calcext:value-type="float">
            <text:p>0.262710332870483</text:p>
          </table:table-cell>
          <table:table-cell table:style-name="ce1" office:value-type="float" office:value="0.253589868545532" calcext:value-type="float">
            <text:p>0.253589868545532</text:p>
          </table:table-cell>
          <table:table-cell table:style-name="ce1" office:value-type="float" office:value="0.21941065788269" calcext:value-type="float">
            <text:p>0.21941065788269</text:p>
          </table:table-cell>
          <table:table-cell table:style-name="ce1" office:value-type="float" office:value="0.235075950622559" calcext:value-type="float">
            <text:p>0.235075950622559</text:p>
          </table:table-cell>
          <table:table-cell table:style-name="ce1" office:value-type="float" office:value="0.098973274230957" calcext:value-type="float">
            <text:p>0.098973274230957</text:p>
          </table:table-cell>
          <table:table-cell table:style-name="ce1" office:value-type="float" office:value="0.089808464050293" calcext:value-type="float">
            <text:p>0.089808464050293</text:p>
          </table:table-cell>
          <table:table-cell table:style-name="ce1" office:value-type="float" office:value="0.23315167427063" calcext:value-type="float">
            <text:p>0.23315167427063</text:p>
          </table:table-cell>
          <table:table-cell table:style-name="ce1" office:value-type="float" office:value="0.0860605239868164" calcext:value-type="float">
            <text:p>0.086060523986816</text:p>
          </table:table-cell>
          <table:table-cell table:style-name="ce1" office:value-type="float" office:value="0.117822647094727" calcext:value-type="float">
            <text:p>0.117822647094727</text:p>
          </table:table-cell>
          <table:table-cell table:style-name="ce1" office:value-type="float" office:value="0.247355222702026" calcext:value-type="float">
            <text:p>0.247355222702026</text:p>
          </table:table-cell>
          <table:table-cell table:style-name="ce1" office:value-type="float" office:value="0.22381854057312" calcext:value-type="float">
            <text:p>0.22381854057312</text:p>
          </table:table-cell>
          <table:table-cell table:style-name="ce1" office:value-type="float" office:value="0.234287738800049" calcext:value-type="float">
            <text:p>0.234287738800049</text:p>
          </table:table-cell>
          <table:table-cell table:style-name="ce1" office:value-type="float" office:value="0.236229419708252" calcext:value-type="float">
            <text:p>0.236229419708252</text:p>
          </table:table-cell>
          <table:table-cell table:style-name="ce1" office:value-type="float" office:value="0.23342227935791" calcext:value-type="float">
            <text:p>0.23342227935791</text:p>
          </table:table-cell>
          <table:table-cell table:style-name="ce1" office:value-type="float" office:value="0.225846290588379" calcext:value-type="float">
            <text:p>0.225846290588379</text:p>
          </table:table-cell>
          <table:table-cell table:style-name="ce1" office:value-type="float" office:value="0.220308065414429" calcext:value-type="float">
            <text:p>0.220308065414429</text:p>
          </table:table-cell>
          <table:table-cell table:style-name="ce1" office:value-type="float" office:value="0.09393310546875" calcext:value-type="float">
            <text:p>0.09393310546875</text:p>
          </table:table-cell>
          <table:table-cell table:style-name="ce1" office:value-type="float" office:value="0.224912643432617" calcext:value-type="float">
            <text:p>0.224912643432617</text:p>
          </table:table-cell>
          <table:table-cell table:style-name="ce1" office:value-type="float" office:value="0.235365629196167" calcext:value-type="float">
            <text:p>0.235365629196167</text:p>
          </table:table-cell>
          <table:table-cell table:style-name="ce1" office:value-type="float" office:value="0.224567413330078" calcext:value-type="float">
            <text:p>0.224567413330078</text:p>
          </table:table-cell>
          <table:table-cell table:style-name="ce1" office:value-type="float" office:value="0.223703384399414" calcext:value-type="float">
            <text:p>0.223703384399414</text:p>
          </table:table-cell>
          <table:table-cell table:style-name="ce1" office:value-type="float" office:value="0.219940185546875" calcext:value-type="float">
            <text:p>0.219940185546875</text:p>
          </table:table-cell>
          <table:table-cell table:style-name="ce1" office:value-type="float" office:value="0.228248834609985" calcext:value-type="float">
            <text:p>0.228248834609985</text:p>
          </table:table-cell>
          <table:table-cell table:style-name="ce1" office:value-type="float" office:value="0.223256349563599" calcext:value-type="float">
            <text:p>0.223256349563599</text:p>
          </table:table-cell>
          <table:table-cell table:style-name="ce1" office:value-type="float" office:value="0.0913302898406982" calcext:value-type="float">
            <text:p>0.091330289840698</text:p>
          </table:table-cell>
          <table:table-cell table:style-name="ce1" office:value-type="float" office:value="0.0951361656188965" calcext:value-type="float">
            <text:p>0.095136165618897</text:p>
          </table:table-cell>
          <table:table-cell table:style-name="ce1" office:value-type="float" office:value="0.227416753768921" calcext:value-type="float">
            <text:p>0.227416753768921</text:p>
          </table:table-cell>
          <table:table-cell table:style-name="ce1" office:value-type="float" office:value="0.228212118148804" calcext:value-type="float">
            <text:p>0.228212118148804</text:p>
          </table:table-cell>
          <table:table-cell table:style-name="ce1" office:value-type="float" office:value="0.203957402706146" calcext:value-type="float">
            <text:p>0.203957402706146</text:p>
          </table:table-cell>
          <table:table-cell table:style-name="ce1" office:value-type="float" office:value="0.084658145904541" calcext:value-type="float">
            <text:p>0.084658145904541</text:p>
          </table:table-cell>
          <table:table-cell table:style-name="ce1" office:value-type="float" office:value="0.303332090377808" calcext:value-type="float">
            <text:p>0.303332090377808</text:p>
          </table:table-cell>
          <table:table-cell table:style-name="ce1" office:value-type="float" office:value="20.3957402706146" calcext:value-type="float">
            <text:p>20.39574027061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6579780578613" calcext:value-type="float">
            <text:p>0.106579780578613</text:p>
          </table:table-cell>
          <table:table-cell table:style-name="ce1" office:value-type="float" office:value="0.0895786285400391" calcext:value-type="float">
            <text:p>0.089578628540039</text:p>
          </table:table-cell>
          <table:table-cell table:style-name="ce1" office:value-type="float" office:value="0.0852928161621094" calcext:value-type="float">
            <text:p>0.085292816162109</text:p>
          </table:table-cell>
          <table:table-cell table:style-name="ce1" office:value-type="float" office:value="0.0942835807800293" calcext:value-type="float">
            <text:p>0.094283580780029</text:p>
          </table:table-cell>
          <table:table-cell table:style-name="ce1" office:value-type="float" office:value="0.233033657073975" calcext:value-type="float">
            <text:p>0.233033657073975</text:p>
          </table:table-cell>
          <table:table-cell table:style-name="ce1" office:value-type="float" office:value="0.101853370666504" calcext:value-type="float">
            <text:p>0.101853370666504</text:p>
          </table:table-cell>
          <table:table-cell table:style-name="ce1" office:value-type="float" office:value="0.216983318328857" calcext:value-type="float">
            <text:p>0.216983318328857</text:p>
          </table:table-cell>
          <table:table-cell table:style-name="ce1" office:value-type="float" office:value="0.225558757781982" calcext:value-type="float">
            <text:p>0.225558757781982</text:p>
          </table:table-cell>
          <table:table-cell table:style-name="ce1" office:value-type="float" office:value="0.243685960769653" calcext:value-type="float">
            <text:p>0.243685960769653</text:p>
          </table:table-cell>
          <table:table-cell table:style-name="ce1" office:value-type="float" office:value="0.0958142280578613" calcext:value-type="float">
            <text:p>0.095814228057861</text:p>
          </table:table-cell>
          <table:table-cell table:style-name="ce1" office:value-type="float" office:value="0.0994164943695068" calcext:value-type="float">
            <text:p>0.099416494369507</text:p>
          </table:table-cell>
          <table:table-cell table:style-name="ce1" office:value-type="float" office:value="0.228308916091919" calcext:value-type="float">
            <text:p>0.228308916091919</text:p>
          </table:table-cell>
          <table:table-cell table:style-name="ce1" office:value-type="float" office:value="0.220078945159912" calcext:value-type="float">
            <text:p>0.220078945159912</text:p>
          </table:table-cell>
          <table:table-cell table:style-name="ce1" office:value-type="float" office:value="0.22668719291687" calcext:value-type="float">
            <text:p>0.22668719291687</text:p>
          </table:table-cell>
          <table:table-cell table:style-name="ce1" office:value-type="float" office:value="0.223981142044067" calcext:value-type="float">
            <text:p>0.223981142044067</text:p>
          </table:table-cell>
          <table:table-cell table:style-name="ce1" office:value-type="float" office:value="0.233476638793945" calcext:value-type="float">
            <text:p>0.233476638793945</text:p>
          </table:table-cell>
          <table:table-cell table:style-name="ce1" office:value-type="float" office:value="0.232182741165161" calcext:value-type="float">
            <text:p>0.232182741165161</text:p>
          </table:table-cell>
          <table:table-cell table:style-name="ce1" office:value-type="float" office:value="0.241403341293335" calcext:value-type="float">
            <text:p>0.241403341293335</text:p>
          </table:table-cell>
          <table:table-cell table:style-name="ce1" office:value-type="float" office:value="0.0857737064361572" calcext:value-type="float">
            <text:p>0.085773706436157</text:p>
          </table:table-cell>
          <table:table-cell table:style-name="ce1" office:value-type="float" office:value="0.0879478454589844" calcext:value-type="float">
            <text:p>0.087947845458984</text:p>
          </table:table-cell>
          <table:table-cell table:style-name="ce1" office:value-type="float" office:value="0.104528427124023" calcext:value-type="float">
            <text:p>0.104528427124023</text:p>
          </table:table-cell>
          <table:table-cell table:style-name="ce1" office:value-type="float" office:value="0.208739280700684" calcext:value-type="float">
            <text:p>0.208739280700684</text:p>
          </table:table-cell>
          <table:table-cell table:style-name="ce1" office:value-type="float" office:value="0.220985651016235" calcext:value-type="float">
            <text:p>0.220985651016235</text:p>
          </table:table-cell>
          <table:table-cell table:style-name="ce1" office:value-type="float" office:value="0.255542039871216" calcext:value-type="float">
            <text:p>0.255542039871216</text:p>
          </table:table-cell>
          <table:table-cell table:style-name="ce1" office:value-type="float" office:value="0.239638328552246" calcext:value-type="float">
            <text:p>0.239638328552246</text:p>
          </table:table-cell>
          <table:table-cell table:style-name="ce1" office:value-type="float" office:value="0.232594966888428" calcext:value-type="float">
            <text:p>0.232594966888428</text:p>
          </table:table-cell>
          <table:table-cell table:style-name="ce1" office:value-type="float" office:value="0.237748622894287" calcext:value-type="float">
            <text:p>0.237748622894287</text:p>
          </table:table-cell>
          <table:table-cell table:style-name="ce1" office:value-type="float" office:value="0.231990575790405" calcext:value-type="float">
            <text:p>0.231990575790405</text:p>
          </table:table-cell>
          <table:table-cell table:style-name="ce1" office:value-type="float" office:value="0.237613677978516" calcext:value-type="float">
            <text:p>0.237613677978516</text:p>
          </table:table-cell>
          <table:table-cell table:style-name="ce1" office:value-type="float" office:value="0.144283056259155" calcext:value-type="float">
            <text:p>0.144283056259155</text:p>
          </table:table-cell>
          <table:table-cell table:style-name="ce1" office:value-type="float" office:value="0.09159255027771" calcext:value-type="float">
            <text:p>0.09159255027771</text:p>
          </table:table-cell>
          <table:table-cell table:style-name="ce1" office:value-type="float" office:value="0.217500925064087" calcext:value-type="float">
            <text:p>0.217500925064087</text:p>
          </table:table-cell>
          <table:table-cell table:style-name="ce1" office:value-type="float" office:value="0.228106737136841" calcext:value-type="float">
            <text:p>0.228106737136841</text:p>
          </table:table-cell>
          <table:table-cell table:style-name="ce1" office:value-type="float" office:value="0.229726552963257" calcext:value-type="float">
            <text:p>0.229726552963257</text:p>
          </table:table-cell>
          <table:table-cell table:style-name="ce1" office:value-type="float" office:value="0.221099376678467" calcext:value-type="float">
            <text:p>0.221099376678467</text:p>
          </table:table-cell>
          <table:table-cell table:style-name="ce1" office:value-type="float" office:value="0.218093156814575" calcext:value-type="float">
            <text:p>0.218093156814575</text:p>
          </table:table-cell>
          <table:table-cell table:style-name="ce1" office:value-type="float" office:value="0.221595764160156" calcext:value-type="float">
            <text:p>0.221595764160156</text:p>
          </table:table-cell>
          <table:table-cell table:style-name="ce1" office:value-type="float" office:value="0.219622850418091" calcext:value-type="float">
            <text:p>0.219622850418091</text:p>
          </table:table-cell>
          <table:table-cell table:style-name="ce1" office:value-type="float" office:value="0.180978536605835" calcext:value-type="float">
            <text:p>0.180978536605835</text:p>
          </table:table-cell>
          <table:table-cell table:style-name="ce1" office:value-type="float" office:value="0.0881912708282471" calcext:value-type="float">
            <text:p>0.088191270828247</text:p>
          </table:table-cell>
          <table:table-cell table:style-name="ce1" office:value-type="float" office:value="0.122169256210327" calcext:value-type="float">
            <text:p>0.122169256210327</text:p>
          </table:table-cell>
          <table:table-cell table:style-name="ce1" office:value-type="float" office:value="0.237902879714966" calcext:value-type="float">
            <text:p>0.237902879714966</text:p>
          </table:table-cell>
          <table:table-cell table:style-name="ce1" office:value-type="float" office:value="0.115678310394287" calcext:value-type="float">
            <text:p>0.115678310394287</text:p>
          </table:table-cell>
          <table:table-cell table:style-name="ce1" office:value-type="float" office:value="0.226930379867554" calcext:value-type="float">
            <text:p>0.226930379867554</text:p>
          </table:table-cell>
          <table:table-cell table:style-name="ce1" office:value-type="float" office:value="0.235294580459595" calcext:value-type="float">
            <text:p>0.235294580459595</text:p>
          </table:table-cell>
          <table:table-cell table:style-name="ce1" office:value-type="float" office:value="0.260014295578003" calcext:value-type="float">
            <text:p>0.260014295578003</text:p>
          </table:table-cell>
          <table:table-cell table:style-name="ce1" office:value-type="float" office:value="0.236031293869019" calcext:value-type="float">
            <text:p>0.236031293869019</text:p>
          </table:table-cell>
          <table:table-cell table:style-name="ce1" office:value-type="float" office:value="0.265197515487671" calcext:value-type="float">
            <text:p>0.265197515487671</text:p>
          </table:table-cell>
          <table:table-cell table:style-name="ce1" office:value-type="float" office:value="0.249865770339966" calcext:value-type="float">
            <text:p>0.249865770339966</text:p>
          </table:table-cell>
          <table:table-cell table:style-name="ce1" office:value-type="float" office:value="0.0933260917663574" calcext:value-type="float">
            <text:p>0.093326091766358</text:p>
          </table:table-cell>
          <table:table-cell table:style-name="ce1" office:value-type="float" office:value="0.232833623886108" calcext:value-type="float">
            <text:p>0.232833623886108</text:p>
          </table:table-cell>
          <table:table-cell table:style-name="ce1" office:value-type="float" office:value="0.0853323936462402" calcext:value-type="float">
            <text:p>0.08533239364624</text:p>
          </table:table-cell>
          <table:table-cell table:style-name="ce1" office:value-type="float" office:value="0.23172116279602" calcext:value-type="float">
            <text:p>0.23172116279602</text:p>
          </table:table-cell>
          <table:table-cell table:style-name="ce1" office:value-type="float" office:value="0.238439083099365" calcext:value-type="float">
            <text:p>0.238439083099365</text:p>
          </table:table-cell>
          <table:table-cell table:style-name="ce1" office:value-type="float" office:value="0.253335475921631" calcext:value-type="float">
            <text:p>0.253335475921631</text:p>
          </table:table-cell>
          <table:table-cell table:style-name="ce1" office:value-type="float" office:value="0.259761095046997" calcext:value-type="float">
            <text:p>0.259761095046997</text:p>
          </table:table-cell>
          <table:table-cell table:style-name="ce1" office:value-type="float" office:value="0.223596572875977" calcext:value-type="float">
            <text:p>0.223596572875977</text:p>
          </table:table-cell>
          <table:table-cell table:style-name="ce1" office:value-type="float" office:value="0.238341093063354" calcext:value-type="float">
            <text:p>0.238341093063354</text:p>
          </table:table-cell>
          <table:table-cell table:style-name="ce1" office:value-type="float" office:value="0.0841329097747803" calcext:value-type="float">
            <text:p>0.08413290977478</text:p>
          </table:table-cell>
          <table:table-cell table:style-name="ce1" office:value-type="float" office:value="0.223291635513306" calcext:value-type="float">
            <text:p>0.223291635513306</text:p>
          </table:table-cell>
          <table:table-cell table:style-name="ce1" office:value-type="float" office:value="0.119119882583618" calcext:value-type="float">
            <text:p>0.119119882583618</text:p>
          </table:table-cell>
          <table:table-cell table:style-name="ce1" office:value-type="float" office:value="0.240302085876465" calcext:value-type="float">
            <text:p>0.240302085876465</text:p>
          </table:table-cell>
          <table:table-cell table:style-name="ce1" office:value-type="float" office:value="0.230037212371826" calcext:value-type="float">
            <text:p>0.230037212371826</text:p>
          </table:table-cell>
          <table:table-cell table:style-name="ce1" office:value-type="float" office:value="0.11289381980896" calcext:value-type="float">
            <text:p>0.11289381980896</text:p>
          </table:table-cell>
          <table:table-cell table:style-name="ce1" office:value-type="float" office:value="0.227599382400513" calcext:value-type="float">
            <text:p>0.227599382400513</text:p>
          </table:table-cell>
          <table:table-cell table:style-name="ce1" office:value-type="float" office:value="0.261202096939087" calcext:value-type="float">
            <text:p>0.261202096939087</text:p>
          </table:table-cell>
          <table:table-cell table:style-name="ce1" office:value-type="float" office:value="0.232281684875488" calcext:value-type="float">
            <text:p>0.232281684875488</text:p>
          </table:table-cell>
          <table:table-cell table:style-name="ce1" office:value-type="float" office:value="0.260341167449951" calcext:value-type="float">
            <text:p>0.260341167449951</text:p>
          </table:table-cell>
          <table:table-cell table:style-name="ce1" office:value-type="float" office:value="0.224934101104736" calcext:value-type="float">
            <text:p>0.224934101104736</text:p>
          </table:table-cell>
          <table:table-cell table:style-name="ce1" office:value-type="float" office:value="0.0871884822845459" calcext:value-type="float">
            <text:p>0.087188482284546</text:p>
          </table:table-cell>
          <table:table-cell table:style-name="ce1" office:value-type="float" office:value="0.258928537368774" calcext:value-type="float">
            <text:p>0.258928537368774</text:p>
          </table:table-cell>
          <table:table-cell table:style-name="ce1" office:value-type="float" office:value="0.231770038604736" calcext:value-type="float">
            <text:p>0.231770038604736</text:p>
          </table:table-cell>
          <table:table-cell table:style-name="ce1" office:value-type="float" office:value="0.0898823738098145" calcext:value-type="float">
            <text:p>0.089882373809815</text:p>
          </table:table-cell>
          <table:table-cell table:style-name="ce1" office:value-type="float" office:value="0.223428249359131" calcext:value-type="float">
            <text:p>0.223428249359131</text:p>
          </table:table-cell>
          <table:table-cell table:style-name="ce1" office:value-type="float" office:value="0.227423191070557" calcext:value-type="float">
            <text:p>0.227423191070557</text:p>
          </table:table-cell>
          <table:table-cell table:style-name="ce1" office:value-type="float" office:value="0.226948499679565" calcext:value-type="float">
            <text:p>0.226948499679565</text:p>
          </table:table-cell>
          <table:table-cell table:style-name="ce1" office:value-type="float" office:value="0.245309114456177" calcext:value-type="float">
            <text:p>0.245309114456177</text:p>
          </table:table-cell>
          <table:table-cell table:style-name="ce1" office:value-type="float" office:value="0.221834659576416" calcext:value-type="float">
            <text:p>0.221834659576416</text:p>
          </table:table-cell>
          <table:table-cell table:style-name="ce1" office:value-type="float" office:value="0.224951505661011" calcext:value-type="float">
            <text:p>0.224951505661011</text:p>
          </table:table-cell>
          <table:table-cell table:style-name="ce1" office:value-type="float" office:value="0.235195398330688" calcext:value-type="float">
            <text:p>0.235195398330688</text:p>
          </table:table-cell>
          <table:table-cell table:style-name="ce1" office:value-type="float" office:value="0.11272120475769" calcext:value-type="float">
            <text:p>0.11272120475769</text:p>
          </table:table-cell>
          <table:table-cell table:style-name="ce1" office:value-type="float" office:value="0.191495418548584" calcext:value-type="float">
            <text:p>0.191495418548584</text:p>
          </table:table-cell>
          <table:table-cell table:style-name="ce1" office:value-type="float" office:value="0.227418422698975" calcext:value-type="float">
            <text:p>0.227418422698975</text:p>
          </table:table-cell>
          <table:table-cell table:style-name="ce1" office:value-type="float" office:value="0.217437982559204" calcext:value-type="float">
            <text:p>0.217437982559204</text:p>
          </table:table-cell>
          <table:table-cell table:style-name="ce1" office:value-type="float" office:value="0.23544454574585" calcext:value-type="float">
            <text:p>0.23544454574585</text:p>
          </table:table-cell>
          <table:table-cell table:style-name="ce1" office:value-type="float" office:value="0.225854635238647" calcext:value-type="float">
            <text:p>0.225854635238647</text:p>
          </table:table-cell>
          <table:table-cell table:style-name="ce1" office:value-type="float" office:value="0.255473136901855" calcext:value-type="float">
            <text:p>0.255473136901855</text:p>
          </table:table-cell>
          <table:table-cell table:style-name="ce1" office:value-type="float" office:value="0.231292247772217" calcext:value-type="float">
            <text:p>0.231292247772217</text:p>
          </table:table-cell>
          <table:table-cell table:style-name="ce1" office:value-type="float" office:value="0.228803396224976" calcext:value-type="float">
            <text:p>0.228803396224976</text:p>
          </table:table-cell>
          <table:table-cell table:style-name="ce1" office:value-type="float" office:value="0.115962505340576" calcext:value-type="float">
            <text:p>0.115962505340576</text:p>
          </table:table-cell>
          <table:table-cell table:style-name="ce1" office:value-type="float" office:value="0.268200159072876" calcext:value-type="float">
            <text:p>0.268200159072876</text:p>
          </table:table-cell>
          <table:table-cell table:style-name="ce1" office:value-type="float" office:value="0.237410306930542" calcext:value-type="float">
            <text:p>0.237410306930542</text:p>
          </table:table-cell>
          <table:table-cell table:style-name="ce1" office:value-type="float" office:value="0.234569787979126" calcext:value-type="float">
            <text:p>0.234569787979126</text:p>
          </table:table-cell>
          <table:table-cell table:style-name="ce1" office:value-type="float" office:value="0.238535165786743" calcext:value-type="float">
            <text:p>0.238535165786743</text:p>
          </table:table-cell>
          <table:table-cell table:style-name="ce1" office:value-type="float" office:value="0.218358755111694" calcext:value-type="float">
            <text:p>0.218358755111694</text:p>
          </table:table-cell>
          <table:table-cell table:style-name="ce1" office:value-type="float" office:value="0.250761270523071" calcext:value-type="float">
            <text:p>0.250761270523071</text:p>
          </table:table-cell>
          <table:table-cell table:style-name="ce1" office:value-type="float" office:value="0.23064923286438" calcext:value-type="float">
            <text:p>0.23064923286438</text:p>
          </table:table-cell>
          <table:table-cell table:style-name="ce1" office:value-type="float" office:value="0.220174074172974" calcext:value-type="float">
            <text:p>0.220174074172974</text:p>
          </table:table-cell>
          <table:table-cell table:style-name="ce1" office:value-type="float" office:value="0.0858108997344971" calcext:value-type="float">
            <text:p>0.085810899734497</text:p>
          </table:table-cell>
          <table:table-cell table:style-name="ce1" office:value-type="float" office:value="0.21968412399292" calcext:value-type="float">
            <text:p>0.21968412399292</text:p>
          </table:table-cell>
          <table:table-cell table:style-name="ce1" office:value-type="float" office:value="0.199429175853729" calcext:value-type="float">
            <text:p>0.199429175853729</text:p>
          </table:table-cell>
          <table:table-cell table:style-name="ce1" office:value-type="float" office:value="0.0841329097747803" calcext:value-type="float">
            <text:p>0.08413290977478</text:p>
          </table:table-cell>
          <table:table-cell table:style-name="ce1" office:value-type="float" office:value="0.268200159072876" calcext:value-type="float">
            <text:p>0.268200159072876</text:p>
          </table:table-cell>
          <table:table-cell table:style-name="ce1" office:value-type="float" office:value="19.9429175853729" calcext:value-type="float">
            <text:p>19.94291758537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2566480636597" calcext:value-type="float">
            <text:p>0.102566480636597</text:p>
          </table:table-cell>
          <table:table-cell table:style-name="ce1" office:value-type="float" office:value="0.101519107818604" calcext:value-type="float">
            <text:p>0.101519107818604</text:p>
          </table:table-cell>
          <table:table-cell table:style-name="ce1" office:value-type="float" office:value="0.091130256652832" calcext:value-type="float">
            <text:p>0.091130256652832</text:p>
          </table:table-cell>
          <table:table-cell table:style-name="ce1" office:value-type="float" office:value="0.241402864456177" calcext:value-type="float">
            <text:p>0.241402864456177</text:p>
          </table:table-cell>
          <table:table-cell table:style-name="ce1" office:value-type="float" office:value="0.240267753601074" calcext:value-type="float">
            <text:p>0.240267753601074</text:p>
          </table:table-cell>
          <table:table-cell table:style-name="ce1" office:value-type="float" office:value="0.226318836212158" calcext:value-type="float">
            <text:p>0.226318836212158</text:p>
          </table:table-cell>
          <table:table-cell table:style-name="ce1" office:value-type="float" office:value="0.242645025253296" calcext:value-type="float">
            <text:p>0.242645025253296</text:p>
          </table:table-cell>
          <table:table-cell table:style-name="ce1" office:value-type="float" office:value="0.258173942565918" calcext:value-type="float">
            <text:p>0.258173942565918</text:p>
          </table:table-cell>
          <table:table-cell table:style-name="ce1" office:value-type="float" office:value="0.237157344818115" calcext:value-type="float">
            <text:p>0.237157344818115</text:p>
          </table:table-cell>
          <table:table-cell table:style-name="ce1" office:value-type="float" office:value="0.248062610626221" calcext:value-type="float">
            <text:p>0.248062610626221</text:p>
          </table:table-cell>
          <table:table-cell table:style-name="ce1" office:value-type="float" office:value="0.182497024536133" calcext:value-type="float">
            <text:p>0.182497024536133</text:p>
          </table:table-cell>
          <table:table-cell table:style-name="ce1" office:value-type="float" office:value="0.188825368881226" calcext:value-type="float">
            <text:p>0.188825368881226</text:p>
          </table:table-cell>
          <table:table-cell table:style-name="ce1" office:value-type="float" office:value="0.0881009101867676" calcext:value-type="float">
            <text:p>0.088100910186768</text:p>
          </table:table-cell>
          <table:table-cell table:style-name="ce1" office:value-type="float" office:value="0.232200384140015" calcext:value-type="float">
            <text:p>0.232200384140015</text:p>
          </table:table-cell>
          <table:table-cell table:style-name="ce1" office:value-type="float" office:value="0.219703197479248" calcext:value-type="float">
            <text:p>0.219703197479248</text:p>
          </table:table-cell>
          <table:table-cell table:style-name="ce1" office:value-type="float" office:value="0.0869824886322022" calcext:value-type="float">
            <text:p>0.086982488632202</text:p>
          </table:table-cell>
          <table:table-cell table:style-name="ce1" office:value-type="float" office:value="0.231867551803589" calcext:value-type="float">
            <text:p>0.231867551803589</text:p>
          </table:table-cell>
          <table:table-cell table:style-name="ce1" office:value-type="float" office:value="0.231726884841919" calcext:value-type="float">
            <text:p>0.231726884841919</text:p>
          </table:table-cell>
          <table:table-cell table:style-name="ce1" office:value-type="float" office:value="0.233724594116211" calcext:value-type="float">
            <text:p>0.233724594116211</text:p>
          </table:table-cell>
          <table:table-cell table:style-name="ce1" office:value-type="float" office:value="0.224112033843994" calcext:value-type="float">
            <text:p>0.224112033843994</text:p>
          </table:table-cell>
          <table:table-cell table:style-name="ce1" office:value-type="float" office:value="0.109487056732178" calcext:value-type="float">
            <text:p>0.109487056732178</text:p>
          </table:table-cell>
          <table:table-cell table:style-name="ce1" office:value-type="float" office:value="0.267803907394409" calcext:value-type="float">
            <text:p>0.267803907394409</text:p>
          </table:table-cell>
          <table:table-cell table:style-name="ce1" office:value-type="float" office:value="0.0861339569091797" calcext:value-type="float">
            <text:p>0.08613395690918</text:p>
          </table:table-cell>
          <table:table-cell table:style-name="ce1" office:value-type="float" office:value="0.243962287902832" calcext:value-type="float">
            <text:p>0.243962287902832</text:p>
          </table:table-cell>
          <table:table-cell table:style-name="ce1" office:value-type="float" office:value="0.224537134170532" calcext:value-type="float">
            <text:p>0.224537134170532</text:p>
          </table:table-cell>
          <table:table-cell table:style-name="ce1" office:value-type="float" office:value="0.0952479839324951" calcext:value-type="float">
            <text:p>0.095247983932495</text:p>
          </table:table-cell>
          <table:table-cell table:style-name="ce1" office:value-type="float" office:value="0.206321716308594" calcext:value-type="float">
            <text:p>0.206321716308594</text:p>
          </table:table-cell>
          <table:table-cell table:style-name="ce1" office:value-type="float" office:value="0.246296644210815" calcext:value-type="float">
            <text:p>0.246296644210815</text:p>
          </table:table-cell>
          <table:table-cell table:style-name="ce1" office:value-type="float" office:value="0.240962028503418" calcext:value-type="float">
            <text:p>0.240962028503418</text:p>
          </table:table-cell>
          <table:table-cell table:style-name="ce1" office:value-type="float" office:value="0.242639541625977" calcext:value-type="float">
            <text:p>0.242639541625977</text:p>
          </table:table-cell>
          <table:table-cell table:style-name="ce1" office:value-type="float" office:value="0.101177215576172" calcext:value-type="float">
            <text:p>0.101177215576172</text:p>
          </table:table-cell>
          <table:table-cell table:style-name="ce1" office:value-type="float" office:value="0.226939916610718" calcext:value-type="float">
            <text:p>0.226939916610718</text:p>
          </table:table-cell>
          <table:table-cell table:style-name="ce1" office:value-type="float" office:value="0.218349933624268" calcext:value-type="float">
            <text:p>0.218349933624268</text:p>
          </table:table-cell>
          <table:table-cell table:style-name="ce1" office:value-type="float" office:value="0.217679977416992" calcext:value-type="float">
            <text:p>0.217679977416992</text:p>
          </table:table-cell>
          <table:table-cell table:style-name="ce1" office:value-type="float" office:value="0.218372583389282" calcext:value-type="float">
            <text:p>0.218372583389282</text:p>
          </table:table-cell>
          <table:table-cell table:style-name="ce1" office:value-type="float" office:value="0.0850455760955811" calcext:value-type="float">
            <text:p>0.085045576095581</text:p>
          </table:table-cell>
          <table:table-cell table:style-name="ce1" office:value-type="float" office:value="0.218586206436157" calcext:value-type="float">
            <text:p>0.218586206436157</text:p>
          </table:table-cell>
          <table:table-cell table:style-name="ce1" office:value-type="float" office:value="0.21814227104187" calcext:value-type="float">
            <text:p>0.21814227104187</text:p>
          </table:table-cell>
          <table:table-cell table:style-name="ce1" office:value-type="float" office:value="0.218026399612427" calcext:value-type="float">
            <text:p>0.218026399612427</text:p>
          </table:table-cell>
          <table:table-cell table:style-name="ce1" office:value-type="float" office:value="0.226911783218384" calcext:value-type="float">
            <text:p>0.226911783218384</text:p>
          </table:table-cell>
          <table:table-cell table:style-name="ce1" office:value-type="float" office:value="0.105320692062378" calcext:value-type="float">
            <text:p>0.105320692062378</text:p>
          </table:table-cell>
          <table:table-cell table:style-name="ce1" office:value-type="float" office:value="0.246042728424072" calcext:value-type="float">
            <text:p>0.246042728424072</text:p>
          </table:table-cell>
          <table:table-cell table:style-name="ce1" office:value-type="float" office:value="0.224876403808594" calcext:value-type="float">
            <text:p>0.224876403808594</text:p>
          </table:table-cell>
          <table:table-cell table:style-name="ce1" office:value-type="float" office:value="0.222308874130249" calcext:value-type="float">
            <text:p>0.222308874130249</text:p>
          </table:table-cell>
          <table:table-cell table:style-name="ce1" office:value-type="float" office:value="0.24125862121582" calcext:value-type="float">
            <text:p>0.24125862121582</text:p>
          </table:table-cell>
          <table:table-cell table:style-name="ce1" office:value-type="float" office:value="0.228088855743408" calcext:value-type="float">
            <text:p>0.228088855743408</text:p>
          </table:table-cell>
          <table:table-cell table:style-name="ce1" office:value-type="float" office:value="0.238017082214355" calcext:value-type="float">
            <text:p>0.238017082214355</text:p>
          </table:table-cell>
          <table:table-cell table:style-name="ce1" office:value-type="float" office:value="0.217948198318481" calcext:value-type="float">
            <text:p>0.217948198318481</text:p>
          </table:table-cell>
          <table:table-cell table:style-name="ce1" office:value-type="float" office:value="0.233768939971924" calcext:value-type="float">
            <text:p>0.233768939971924</text:p>
          </table:table-cell>
          <table:table-cell table:style-name="ce1" office:value-type="float" office:value="0.232737064361572" calcext:value-type="float">
            <text:p>0.232737064361572</text:p>
          </table:table-cell>
          <table:table-cell table:style-name="ce1" office:value-type="float" office:value="0.119461536407471" calcext:value-type="float">
            <text:p>0.119461536407471</text:p>
          </table:table-cell>
          <table:table-cell table:style-name="ce1" office:value-type="float" office:value="0.231752395629883" calcext:value-type="float">
            <text:p>0.231752395629883</text:p>
          </table:table-cell>
          <table:table-cell table:style-name="ce1" office:value-type="float" office:value="0.217273473739624" calcext:value-type="float">
            <text:p>0.217273473739624</text:p>
          </table:table-cell>
          <table:table-cell table:style-name="ce1" office:value-type="float" office:value="0.222074508666992" calcext:value-type="float">
            <text:p>0.222074508666992</text:p>
          </table:table-cell>
          <table:table-cell table:style-name="ce1" office:value-type="float" office:value="0.21825122833252" calcext:value-type="float">
            <text:p>0.21825122833252</text:p>
          </table:table-cell>
          <table:table-cell table:style-name="ce1" office:value-type="float" office:value="0.217741727828979" calcext:value-type="float">
            <text:p>0.217741727828979</text:p>
          </table:table-cell>
          <table:table-cell table:style-name="ce1" office:value-type="float" office:value="0.218308448791504" calcext:value-type="float">
            <text:p>0.218308448791504</text:p>
          </table:table-cell>
          <table:table-cell table:style-name="ce1" office:value-type="float" office:value="0.217935800552368" calcext:value-type="float">
            <text:p>0.217935800552368</text:p>
          </table:table-cell>
          <table:table-cell table:style-name="ce1" office:value-type="float" office:value="0.217703819274902" calcext:value-type="float">
            <text:p>0.217703819274902</text:p>
          </table:table-cell>
          <table:table-cell table:style-name="ce1" office:value-type="float" office:value="0.21879768371582" calcext:value-type="float">
            <text:p>0.21879768371582</text:p>
          </table:table-cell>
          <table:table-cell table:style-name="ce1" office:value-type="float" office:value="0.117350816726685" calcext:value-type="float">
            <text:p>0.117350816726685</text:p>
          </table:table-cell>
          <table:table-cell table:style-name="ce1" office:value-type="float" office:value="0.25451922416687" calcext:value-type="float">
            <text:p>0.25451922416687</text:p>
          </table:table-cell>
          <table:table-cell table:style-name="ce1" office:value-type="float" office:value="0.215818643569946" calcext:value-type="float">
            <text:p>0.215818643569946</text:p>
          </table:table-cell>
          <table:table-cell table:style-name="ce1" office:value-type="float" office:value="0.220459938049316" calcext:value-type="float">
            <text:p>0.220459938049316</text:p>
          </table:table-cell>
          <table:table-cell table:style-name="ce1" office:value-type="float" office:value="0.229109525680542" calcext:value-type="float">
            <text:p>0.229109525680542</text:p>
          </table:table-cell>
          <table:table-cell table:style-name="ce1" office:value-type="float" office:value="0.230093002319336" calcext:value-type="float">
            <text:p>0.230093002319336</text:p>
          </table:table-cell>
          <table:table-cell table:style-name="ce1" office:value-type="float" office:value="0.223931074142456" calcext:value-type="float">
            <text:p>0.223931074142456</text:p>
          </table:table-cell>
          <table:table-cell table:style-name="ce1" office:value-type="float" office:value="0.232972621917725" calcext:value-type="float">
            <text:p>0.232972621917725</text:p>
          </table:table-cell>
          <table:table-cell table:style-name="ce1" office:value-type="float" office:value="0.234753608703613" calcext:value-type="float">
            <text:p>0.234753608703613</text:p>
          </table:table-cell>
          <table:table-cell table:style-name="ce1" office:value-type="float" office:value="0.245818853378296" calcext:value-type="float">
            <text:p>0.245818853378296</text:p>
          </table:table-cell>
          <table:table-cell table:style-name="ce1" office:value-type="float" office:value="0.0924315452575684" calcext:value-type="float">
            <text:p>0.092431545257568</text:p>
          </table:table-cell>
          <table:table-cell table:style-name="ce1" office:value-type="float" office:value="0.229223728179932" calcext:value-type="float">
            <text:p>0.229223728179932</text:p>
          </table:table-cell>
          <table:table-cell table:style-name="ce1" office:value-type="float" office:value="0.206735134124756" calcext:value-type="float">
            <text:p>0.206735134124756</text:p>
          </table:table-cell>
          <table:table-cell table:style-name="ce1" office:value-type="float" office:value="0.218876600265503" calcext:value-type="float">
            <text:p>0.218876600265503</text:p>
          </table:table-cell>
          <table:table-cell table:style-name="ce1" office:value-type="float" office:value="0.218996286392212" calcext:value-type="float">
            <text:p>0.218996286392212</text:p>
          </table:table-cell>
          <table:table-cell table:style-name="ce1" office:value-type="float" office:value="0.217934131622314" calcext:value-type="float">
            <text:p>0.217934131622314</text:p>
          </table:table-cell>
          <table:table-cell table:style-name="ce1" office:value-type="float" office:value="0.219275951385498" calcext:value-type="float">
            <text:p>0.219275951385498</text:p>
          </table:table-cell>
          <table:table-cell table:style-name="ce1" office:value-type="float" office:value="0.217078685760498" calcext:value-type="float">
            <text:p>0.217078685760498</text:p>
          </table:table-cell>
          <table:table-cell table:style-name="ce1" office:value-type="float" office:value="0.219050645828247" calcext:value-type="float">
            <text:p>0.219050645828247</text:p>
          </table:table-cell>
          <table:table-cell table:style-name="ce1" office:value-type="float" office:value="0.229106664657593" calcext:value-type="float">
            <text:p>0.229106664657593</text:p>
          </table:table-cell>
          <table:table-cell table:style-name="ce1" office:value-type="float" office:value="0.11754846572876" calcext:value-type="float">
            <text:p>0.11754846572876</text:p>
          </table:table-cell>
          <table:table-cell table:style-name="ce1" office:value-type="float" office:value="0.23070216178894" calcext:value-type="float">
            <text:p>0.23070216178894</text:p>
          </table:table-cell>
          <table:table-cell table:style-name="ce1" office:value-type="float" office:value="0.231555700302124" calcext:value-type="float">
            <text:p>0.231555700302124</text:p>
          </table:table-cell>
          <table:table-cell table:style-name="ce1" office:value-type="float" office:value="0.24336314201355" calcext:value-type="float">
            <text:p>0.24336314201355</text:p>
          </table:table-cell>
          <table:table-cell table:style-name="ce1" office:value-type="float" office:value="0.222554922103882" calcext:value-type="float">
            <text:p>0.222554922103882</text:p>
          </table:table-cell>
          <table:table-cell table:style-name="ce1" office:value-type="float" office:value="0.21705961227417" calcext:value-type="float">
            <text:p>0.21705961227417</text:p>
          </table:table-cell>
          <table:table-cell table:style-name="ce1" office:value-type="float" office:value="0.218830823898315" calcext:value-type="float">
            <text:p>0.218830823898315</text:p>
          </table:table-cell>
          <table:table-cell table:style-name="ce1" office:value-type="float" office:value="0.218000650405884" calcext:value-type="float">
            <text:p>0.218000650405884</text:p>
          </table:table-cell>
          <table:table-cell table:style-name="ce1" office:value-type="float" office:value="0.219724655151367" calcext:value-type="float">
            <text:p>0.219724655151367</text:p>
          </table:table-cell>
          <table:table-cell table:style-name="ce1" office:value-type="float" office:value="0.220159530639648" calcext:value-type="float">
            <text:p>0.220159530639648</text:p>
          </table:table-cell>
          <table:table-cell table:style-name="ce1" office:value-type="float" office:value="0.0853750705718994" calcext:value-type="float">
            <text:p>0.0853750705719</text:p>
          </table:table-cell>
          <table:table-cell table:style-name="ce1" office:value-type="float" office:value="0.225492715835571" calcext:value-type="float">
            <text:p>0.225492715835571</text:p>
          </table:table-cell>
          <table:table-cell table:style-name="ce1" office:value-type="float" office:value="0.096482515335083" calcext:value-type="float">
            <text:p>0.096482515335083</text:p>
          </table:table-cell>
          <table:table-cell table:style-name="ce1" office:value-type="float" office:value="0.213968992233276" calcext:value-type="float">
            <text:p>0.213968992233276</text:p>
          </table:table-cell>
          <table:table-cell table:style-name="ce1" office:value-type="float" office:value="0.224572420120239" calcext:value-type="float">
            <text:p>0.224572420120239</text:p>
          </table:table-cell>
          <table:table-cell table:style-name="ce1" office:value-type="float" office:value="0.219548940658569" calcext:value-type="float">
            <text:p>0.219548940658569</text:p>
          </table:table-cell>
          <table:table-cell table:style-name="ce1" office:value-type="float" office:value="0.2185959815979" calcext:value-type="float">
            <text:p>0.2185959815979</text:p>
          </table:table-cell>
          <table:table-cell table:style-name="ce1" office:value-type="float" office:value="0.220313549041748" calcext:value-type="float">
            <text:p>0.220313549041748</text:p>
          </table:table-cell>
          <table:table-cell table:style-name="ce1" office:value-type="float" office:value="0.217915534973145" calcext:value-type="float">
            <text:p>0.217915534973145</text:p>
          </table:table-cell>
          <table:table-cell table:style-name="ce1" office:value-type="float" office:value="0.219782829284668" calcext:value-type="float">
            <text:p>0.219782829284668</text:p>
          </table:table-cell>
          <table:table-cell table:style-name="ce1" office:value-type="float" office:value="0.204663617610931" calcext:value-type="float">
            <text:p>0.204663617610931</text:p>
          </table:table-cell>
          <table:table-cell table:style-name="ce1" office:value-type="float" office:value="0.0850455760955811" calcext:value-type="float">
            <text:p>0.085045576095581</text:p>
          </table:table-cell>
          <table:table-cell table:style-name="ce1" office:value-type="float" office:value="0.267803907394409" calcext:value-type="float">
            <text:p>0.267803907394409</text:p>
          </table:table-cell>
          <table:table-cell table:style-name="ce1" office:value-type="float" office:value="20.4663617610931" calcext:value-type="float">
            <text:p>20.46636176109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8483552932739" calcext:value-type="float">
            <text:p>0.108483552932739</text:p>
          </table:table-cell>
          <table:table-cell table:style-name="ce1" office:value-type="float" office:value="0.225790500640869" calcext:value-type="float">
            <text:p>0.225790500640869</text:p>
          </table:table-cell>
          <table:table-cell table:style-name="ce1" office:value-type="float" office:value="0.231011867523193" calcext:value-type="float">
            <text:p>0.231011867523193</text:p>
          </table:table-cell>
          <table:table-cell table:style-name="ce1" office:value-type="float" office:value="0.224395751953125" calcext:value-type="float">
            <text:p>0.224395751953125</text:p>
          </table:table-cell>
          <table:table-cell table:style-name="ce1" office:value-type="float" office:value="0.221622943878174" calcext:value-type="float">
            <text:p>0.221622943878174</text:p>
          </table:table-cell>
          <table:table-cell table:style-name="ce1" office:value-type="float" office:value="0.230273723602295" calcext:value-type="float">
            <text:p>0.230273723602295</text:p>
          </table:table-cell>
          <table:table-cell table:style-name="ce1" office:value-type="float" office:value="0.25268816947937" calcext:value-type="float">
            <text:p>0.25268816947937</text:p>
          </table:table-cell>
          <table:table-cell table:style-name="ce1" office:value-type="float" office:value="0.217143297195435" calcext:value-type="float">
            <text:p>0.217143297195435</text:p>
          </table:table-cell>
          <table:table-cell table:style-name="ce1" office:value-type="float" office:value="0.218444585800171" calcext:value-type="float">
            <text:p>0.218444585800171</text:p>
          </table:table-cell>
          <table:table-cell table:style-name="ce1" office:value-type="float" office:value="0.220459699630737" calcext:value-type="float">
            <text:p>0.220459699630737</text:p>
          </table:table-cell>
          <table:table-cell table:style-name="ce1" office:value-type="float" office:value="0.225725650787354" calcext:value-type="float">
            <text:p>0.225725650787354</text:p>
          </table:table-cell>
          <table:table-cell table:style-name="ce1" office:value-type="float" office:value="0.103852510452271" calcext:value-type="float">
            <text:p>0.103852510452271</text:p>
          </table:table-cell>
          <table:table-cell table:style-name="ce1" office:value-type="float" office:value="0.230914831161499" calcext:value-type="float">
            <text:p>0.230914831161499</text:p>
          </table:table-cell>
          <table:table-cell table:style-name="ce1" office:value-type="float" office:value="0.217057943344116" calcext:value-type="float">
            <text:p>0.217057943344116</text:p>
          </table:table-cell>
          <table:table-cell table:style-name="ce1" office:value-type="float" office:value="0.216591358184814" calcext:value-type="float">
            <text:p>0.216591358184814</text:p>
          </table:table-cell>
          <table:table-cell table:style-name="ce1" office:value-type="float" office:value="0.217334032058716" calcext:value-type="float">
            <text:p>0.217334032058716</text:p>
          </table:table-cell>
          <table:table-cell table:style-name="ce1" office:value-type="float" office:value="0.22585391998291" calcext:value-type="float">
            <text:p>0.22585391998291</text:p>
          </table:table-cell>
          <table:table-cell table:style-name="ce1" office:value-type="float" office:value="0.214195013046265" calcext:value-type="float">
            <text:p>0.214195013046265</text:p>
          </table:table-cell>
          <table:table-cell table:style-name="ce1" office:value-type="float" office:value="0.217631816864014" calcext:value-type="float">
            <text:p>0.217631816864014</text:p>
          </table:table-cell>
          <table:table-cell table:style-name="ce1" office:value-type="float" office:value="0.221503019332886" calcext:value-type="float">
            <text:p>0.221503019332886</text:p>
          </table:table-cell>
          <table:table-cell table:style-name="ce1" office:value-type="float" office:value="0.108641862869263" calcext:value-type="float">
            <text:p>0.108641862869263</text:p>
          </table:table-cell>
          <table:table-cell table:style-name="ce1" office:value-type="float" office:value="0.0923888683319092" calcext:value-type="float">
            <text:p>0.092388868331909</text:p>
          </table:table-cell>
          <table:table-cell table:style-name="ce1" office:value-type="float" office:value="0.218333959579468" calcext:value-type="float">
            <text:p>0.218333959579468</text:p>
          </table:table-cell>
          <table:table-cell table:style-name="ce1" office:value-type="float" office:value="0.100358963012695" calcext:value-type="float">
            <text:p>0.100358963012695</text:p>
          </table:table-cell>
          <table:table-cell table:style-name="ce1" office:value-type="float" office:value="0.0998940467834473" calcext:value-type="float">
            <text:p>0.099894046783447</text:p>
          </table:table-cell>
          <table:table-cell table:style-name="ce1" office:value-type="float" office:value="0.240005016326904" calcext:value-type="float">
            <text:p>0.240005016326904</text:p>
          </table:table-cell>
          <table:table-cell table:style-name="ce1" office:value-type="float" office:value="0.231683492660522" calcext:value-type="float">
            <text:p>0.231683492660522</text:p>
          </table:table-cell>
          <table:table-cell table:style-name="ce1" office:value-type="float" office:value="0.239595890045166" calcext:value-type="float">
            <text:p>0.239595890045166</text:p>
          </table:table-cell>
          <table:table-cell table:style-name="ce1" office:value-type="float" office:value="0.248327255249023" calcext:value-type="float">
            <text:p>0.248327255249023</text:p>
          </table:table-cell>
          <table:table-cell table:style-name="ce1" office:value-type="float" office:value="0.241302013397217" calcext:value-type="float">
            <text:p>0.241302013397217</text:p>
          </table:table-cell>
          <table:table-cell table:style-name="ce1" office:value-type="float" office:value="0.242204427719116" calcext:value-type="float">
            <text:p>0.242204427719116</text:p>
          </table:table-cell>
          <table:table-cell table:style-name="ce1" office:value-type="float" office:value="0.232177257537842" calcext:value-type="float">
            <text:p>0.232177257537842</text:p>
          </table:table-cell>
          <table:table-cell table:style-name="ce1" office:value-type="float" office:value="0.0962824821472168" calcext:value-type="float">
            <text:p>0.096282482147217</text:p>
          </table:table-cell>
          <table:table-cell table:style-name="ce1" office:value-type="float" office:value="0.215984582901001" calcext:value-type="float">
            <text:p>0.215984582901001</text:p>
          </table:table-cell>
          <table:table-cell table:style-name="ce1" office:value-type="float" office:value="0.216152429580688" calcext:value-type="float">
            <text:p>0.216152429580688</text:p>
          </table:table-cell>
          <table:table-cell table:style-name="ce1" office:value-type="float" office:value="0.216663599014282" calcext:value-type="float">
            <text:p>0.216663599014282</text:p>
          </table:table-cell>
          <table:table-cell table:style-name="ce1" office:value-type="float" office:value="0.0898075103759766" calcext:value-type="float">
            <text:p>0.089807510375977</text:p>
          </table:table-cell>
          <table:table-cell table:style-name="ce1" office:value-type="float" office:value="0.218657970428467" calcext:value-type="float">
            <text:p>0.218657970428467</text:p>
          </table:table-cell>
          <table:table-cell table:style-name="ce1" office:value-type="float" office:value="0.216687917709351" calcext:value-type="float">
            <text:p>0.216687917709351</text:p>
          </table:table-cell>
          <table:table-cell table:style-name="ce1" office:value-type="float" office:value="0.220910787582397" calcext:value-type="float">
            <text:p>0.220910787582397</text:p>
          </table:table-cell>
          <table:table-cell table:style-name="ce1" office:value-type="float" office:value="0.117725849151611" calcext:value-type="float">
            <text:p>0.117725849151611</text:p>
          </table:table-cell>
          <table:table-cell table:style-name="ce1" office:value-type="float" office:value="0.244930744171143" calcext:value-type="float">
            <text:p>0.244930744171143</text:p>
          </table:table-cell>
          <table:table-cell table:style-name="ce1" office:value-type="float" office:value="0.215129137039185" calcext:value-type="float">
            <text:p>0.215129137039185</text:p>
          </table:table-cell>
          <table:table-cell table:style-name="ce1" office:value-type="float" office:value="0.217394828796387" calcext:value-type="float">
            <text:p>0.217394828796387</text:p>
          </table:table-cell>
          <table:table-cell table:style-name="ce1" office:value-type="float" office:value="0.218508243560791" calcext:value-type="float">
            <text:p>0.218508243560791</text:p>
          </table:table-cell>
          <table:table-cell table:style-name="ce1" office:value-type="float" office:value="0.217743396759033" calcext:value-type="float">
            <text:p>0.217743396759033</text:p>
          </table:table-cell>
          <table:table-cell table:style-name="ce1" office:value-type="float" office:value="0.217238187789917" calcext:value-type="float">
            <text:p>0.217238187789917</text:p>
          </table:table-cell>
          <table:table-cell table:style-name="ce1" office:value-type="float" office:value="0.21821117401123" calcext:value-type="float">
            <text:p>0.21821117401123</text:p>
          </table:table-cell>
          <table:table-cell table:style-name="ce1" office:value-type="float" office:value="0.225540637969971" calcext:value-type="float">
            <text:p>0.225540637969971</text:p>
          </table:table-cell>
          <table:table-cell table:style-name="ce1" office:value-type="float" office:value="0.230628967285156" calcext:value-type="float">
            <text:p>0.230628967285156</text:p>
          </table:table-cell>
          <table:table-cell table:style-name="ce1" office:value-type="float" office:value="0.234169483184814" calcext:value-type="float">
            <text:p>0.234169483184814</text:p>
          </table:table-cell>
          <table:table-cell table:style-name="ce1" office:value-type="float" office:value="0.105977535247803" calcext:value-type="float">
            <text:p>0.105977535247803</text:p>
          </table:table-cell>
          <table:table-cell table:style-name="ce1" office:value-type="float" office:value="0.235130310058594" calcext:value-type="float">
            <text:p>0.235130310058594</text:p>
          </table:table-cell>
          <table:table-cell table:style-name="ce1" office:value-type="float" office:value="0.216722249984741" calcext:value-type="float">
            <text:p>0.216722249984741</text:p>
          </table:table-cell>
          <table:table-cell table:style-name="ce1" office:value-type="float" office:value="0.234386920928955" calcext:value-type="float">
            <text:p>0.234386920928955</text:p>
          </table:table-cell>
          <table:table-cell table:style-name="ce1" office:value-type="float" office:value="0.234221935272217" calcext:value-type="float">
            <text:p>0.234221935272217</text:p>
          </table:table-cell>
          <table:table-cell table:style-name="ce1" office:value-type="float" office:value="0.238084316253662" calcext:value-type="float">
            <text:p>0.238084316253662</text:p>
          </table:table-cell>
          <table:table-cell table:style-name="ce1" office:value-type="float" office:value="0.220326900482178" calcext:value-type="float">
            <text:p>0.220326900482178</text:p>
          </table:table-cell>
          <table:table-cell table:style-name="ce1" office:value-type="float" office:value="0.216925859451294" calcext:value-type="float">
            <text:p>0.216925859451294</text:p>
          </table:table-cell>
          <table:table-cell table:style-name="ce1" office:value-type="float" office:value="0.220547676086426" calcext:value-type="float">
            <text:p>0.220547676086426</text:p>
          </table:table-cell>
          <table:table-cell table:style-name="ce1" office:value-type="float" office:value="0.112842559814453" calcext:value-type="float">
            <text:p>0.112842559814453</text:p>
          </table:table-cell>
          <table:table-cell table:style-name="ce1" office:value-type="float" office:value="0.0912027359008789" calcext:value-type="float">
            <text:p>0.091202735900879</text:p>
          </table:table-cell>
          <table:table-cell table:style-name="ce1" office:value-type="float" office:value="0.278078317642212" calcext:value-type="float">
            <text:p>0.278078317642212</text:p>
          </table:table-cell>
          <table:table-cell table:style-name="ce1" office:value-type="float" office:value="0.26811957359314" calcext:value-type="float">
            <text:p>0.26811957359314</text:p>
          </table:table-cell>
          <table:table-cell table:style-name="ce1" office:value-type="float" office:value="0.268179178237915" calcext:value-type="float">
            <text:p>0.268179178237915</text:p>
          </table:table-cell>
          <table:table-cell table:style-name="ce1" office:value-type="float" office:value="0.25614070892334" calcext:value-type="float">
            <text:p>0.25614070892334</text:p>
          </table:table-cell>
          <table:table-cell table:style-name="ce1" office:value-type="float" office:value="0.27564549446106" calcext:value-type="float">
            <text:p>0.27564549446106</text:p>
          </table:table-cell>
          <table:table-cell table:style-name="ce1" office:value-type="float" office:value="0.247609376907349" calcext:value-type="float">
            <text:p>0.247609376907349</text:p>
          </table:table-cell>
          <table:table-cell table:style-name="ce1" office:value-type="float" office:value="0.260090589523315" calcext:value-type="float">
            <text:p>0.260090589523315</text:p>
          </table:table-cell>
          <table:table-cell table:style-name="ce1" office:value-type="float" office:value="0.235987663269043" calcext:value-type="float">
            <text:p>0.235987663269043</text:p>
          </table:table-cell>
          <table:table-cell table:style-name="ce1" office:value-type="float" office:value="0.246260166168213" calcext:value-type="float">
            <text:p>0.246260166168213</text:p>
          </table:table-cell>
          <table:table-cell table:style-name="ce1" office:value-type="float" office:value="0.179281234741211" calcext:value-type="float">
            <text:p>0.179281234741211</text:p>
          </table:table-cell>
          <table:table-cell table:style-name="ce1" office:value-type="float" office:value="0.101968050003052" calcext:value-type="float">
            <text:p>0.101968050003052</text:p>
          </table:table-cell>
          <table:table-cell table:style-name="ce1" office:value-type="float" office:value="0.232515096664429" calcext:value-type="float">
            <text:p>0.232515096664429</text:p>
          </table:table-cell>
          <table:table-cell table:style-name="ce1" office:value-type="float" office:value="0.0915775299072266" calcext:value-type="float">
            <text:p>0.091577529907227</text:p>
          </table:table-cell>
          <table:table-cell table:style-name="ce1" office:value-type="float" office:value="0.273697376251221" calcext:value-type="float">
            <text:p>0.273697376251221</text:p>
          </table:table-cell>
          <table:table-cell table:style-name="ce1" office:value-type="float" office:value="0.220801830291748" calcext:value-type="float">
            <text:p>0.220801830291748</text:p>
          </table:table-cell>
          <table:table-cell table:style-name="ce1" office:value-type="float" office:value="0.220125913619995" calcext:value-type="float">
            <text:p>0.220125913619995</text:p>
          </table:table-cell>
          <table:table-cell table:style-name="ce1" office:value-type="float" office:value="0.235626935958862" calcext:value-type="float">
            <text:p>0.235626935958862</text:p>
          </table:table-cell>
          <table:table-cell table:style-name="ce1" office:value-type="float" office:value="0.22636866569519" calcext:value-type="float">
            <text:p>0.22636866569519</text:p>
          </table:table-cell>
          <table:table-cell table:style-name="ce1" office:value-type="float" office:value="0.108227491378784" calcext:value-type="float">
            <text:p>0.108227491378784</text:p>
          </table:table-cell>
          <table:table-cell table:style-name="ce1" office:value-type="float" office:value="0.0877754688262939" calcext:value-type="float">
            <text:p>0.087775468826294</text:p>
          </table:table-cell>
          <table:table-cell table:style-name="ce1" office:value-type="float" office:value="0.13880467414856" calcext:value-type="float">
            <text:p>0.13880467414856</text:p>
          </table:table-cell>
          <table:table-cell table:style-name="ce1" office:value-type="float" office:value="0.12396240234375" calcext:value-type="float">
            <text:p>0.12396240234375</text:p>
          </table:table-cell>
          <table:table-cell table:style-name="ce1" office:value-type="float" office:value="0.246622085571289" calcext:value-type="float">
            <text:p>0.246622085571289</text:p>
          </table:table-cell>
          <table:table-cell table:style-name="ce1" office:value-type="float" office:value="0.244805335998535" calcext:value-type="float">
            <text:p>0.244805335998535</text:p>
          </table:table-cell>
          <table:table-cell table:style-name="ce1" office:value-type="float" office:value="0.261926889419556" calcext:value-type="float">
            <text:p>0.261926889419556</text:p>
          </table:table-cell>
          <table:table-cell table:style-name="ce1" office:value-type="float" office:value="0.226755380630493" calcext:value-type="float">
            <text:p>0.226755380630493</text:p>
          </table:table-cell>
          <table:table-cell table:style-name="ce1" office:value-type="float" office:value="0.234488248825073" calcext:value-type="float">
            <text:p>0.234488248825073</text:p>
          </table:table-cell>
          <table:table-cell table:style-name="ce1" office:value-type="float" office:value="0.225568532943726" calcext:value-type="float">
            <text:p>0.225568532943726</text:p>
          </table:table-cell>
          <table:table-cell table:style-name="ce1" office:value-type="float" office:value="0.231551647186279" calcext:value-type="float">
            <text:p>0.231551647186279</text:p>
          </table:table-cell>
          <table:table-cell table:style-name="ce1" office:value-type="float" office:value="0.0967497825622559" calcext:value-type="float">
            <text:p>0.096749782562256</text:p>
          </table:table-cell>
          <table:table-cell table:style-name="ce1" office:value-type="float" office:value="0.116737127304077" calcext:value-type="float">
            <text:p>0.116737127304077</text:p>
          </table:table-cell>
          <table:table-cell table:style-name="ce1" office:value-type="float" office:value="0.252202272415161" calcext:value-type="float">
            <text:p>0.252202272415161</text:p>
          </table:table-cell>
          <table:table-cell table:style-name="ce1" office:value-type="float" office:value="0.0980162620544434" calcext:value-type="float">
            <text:p>0.098016262054443</text:p>
          </table:table-cell>
          <table:table-cell table:style-name="ce1" office:value-type="float" office:value="0.226807117462158" calcext:value-type="float">
            <text:p>0.226807117462158</text:p>
          </table:table-cell>
          <table:table-cell table:style-name="ce1" office:value-type="float" office:value="0.229529619216919" calcext:value-type="float">
            <text:p>0.229529619216919</text:p>
          </table:table-cell>
          <table:table-cell table:style-name="ce1" office:value-type="float" office:value="0.241802930831909" calcext:value-type="float">
            <text:p>0.241802930831909</text:p>
          </table:table-cell>
          <table:table-cell table:style-name="ce1" office:value-type="float" office:value="0.219578742980957" calcext:value-type="float">
            <text:p>0.219578742980957</text:p>
          </table:table-cell>
          <table:table-cell table:style-name="ce1" office:value-type="float" office:value="0.256309509277344" calcext:value-type="float">
            <text:p>0.256309509277344</text:p>
          </table:table-cell>
          <table:table-cell table:style-name="ce1" office:value-type="float" office:value="0.204969193935394" calcext:value-type="float">
            <text:p>0.204969193935394</text:p>
          </table:table-cell>
          <table:table-cell table:style-name="ce1" office:value-type="float" office:value="0.0877754688262939" calcext:value-type="float">
            <text:p>0.087775468826294</text:p>
          </table:table-cell>
          <table:table-cell table:style-name="ce1" office:value-type="float" office:value="0.278078317642212" calcext:value-type="float">
            <text:p>0.278078317642212</text:p>
          </table:table-cell>
          <table:table-cell table:style-name="ce1" office:value-type="float" office:value="20.4969193935394" calcext:value-type="float">
            <text:p>20.49691939353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3078126907349" calcext:value-type="float">
            <text:p>0.103078126907349</text:p>
          </table:table-cell>
          <table:table-cell table:style-name="ce1" office:value-type="float" office:value="0.108801364898682" calcext:value-type="float">
            <text:p>0.108801364898682</text:p>
          </table:table-cell>
          <table:table-cell table:style-name="ce1" office:value-type="float" office:value="0.257974147796631" calcext:value-type="float">
            <text:p>0.257974147796631</text:p>
          </table:table-cell>
          <table:table-cell table:style-name="ce1" office:value-type="float" office:value="0.244519710540771" calcext:value-type="float">
            <text:p>0.244519710540771</text:p>
          </table:table-cell>
          <table:table-cell table:style-name="ce1" office:value-type="float" office:value="0.2527916431427" calcext:value-type="float">
            <text:p>0.2527916431427</text:p>
          </table:table-cell>
          <table:table-cell table:style-name="ce1" office:value-type="float" office:value="0.232378721237183" calcext:value-type="float">
            <text:p>0.232378721237183</text:p>
          </table:table-cell>
          <table:table-cell table:style-name="ce1" office:value-type="float" office:value="0.259141683578491" calcext:value-type="float">
            <text:p>0.259141683578491</text:p>
          </table:table-cell>
          <table:table-cell table:style-name="ce1" office:value-type="float" office:value="0.232999801635742" calcext:value-type="float">
            <text:p>0.232999801635742</text:p>
          </table:table-cell>
          <table:table-cell table:style-name="ce1" office:value-type="float" office:value="0.244444370269775" calcext:value-type="float">
            <text:p>0.244444370269775</text:p>
          </table:table-cell>
          <table:table-cell table:style-name="ce1" office:value-type="float" office:value="0.242053031921387" calcext:value-type="float">
            <text:p>0.242053031921387</text:p>
          </table:table-cell>
          <table:table-cell table:style-name="ce1" office:value-type="float" office:value="0.233937740325928" calcext:value-type="float">
            <text:p>0.233937740325928</text:p>
          </table:table-cell>
          <table:table-cell table:style-name="ce1" office:value-type="float" office:value="0.231221914291382" calcext:value-type="float">
            <text:p>0.231221914291382</text:p>
          </table:table-cell>
          <table:table-cell table:style-name="ce1" office:value-type="float" office:value="0.0899467468261719" calcext:value-type="float">
            <text:p>0.089946746826172</text:p>
          </table:table-cell>
          <table:table-cell table:style-name="ce1" office:value-type="float" office:value="0.0841782093048096" calcext:value-type="float">
            <text:p>0.08417820930481</text:p>
          </table:table-cell>
          <table:table-cell table:style-name="ce1" office:value-type="float" office:value="0.219374179840088" calcext:value-type="float">
            <text:p>0.219374179840088</text:p>
          </table:table-cell>
          <table:table-cell table:style-name="ce1" office:value-type="float" office:value="0.217984676361084" calcext:value-type="float">
            <text:p>0.217984676361084</text:p>
          </table:table-cell>
          <table:table-cell table:style-name="ce1" office:value-type="float" office:value="0.218429803848267" calcext:value-type="float">
            <text:p>0.218429803848267</text:p>
          </table:table-cell>
          <table:table-cell table:style-name="ce1" office:value-type="float" office:value="0.226158380508423" calcext:value-type="float">
            <text:p>0.226158380508423</text:p>
          </table:table-cell>
          <table:table-cell table:style-name="ce1" office:value-type="float" office:value="0.237900495529175" calcext:value-type="float">
            <text:p>0.237900495529175</text:p>
          </table:table-cell>
          <table:table-cell table:style-name="ce1" office:value-type="float" office:value="0.24431300163269" calcext:value-type="float">
            <text:p>0.24431300163269</text:p>
          </table:table-cell>
          <table:table-cell table:style-name="ce1" office:value-type="float" office:value="0.121469974517822" calcext:value-type="float">
            <text:p>0.121469974517822</text:p>
          </table:table-cell>
          <table:table-cell table:style-name="ce1" office:value-type="float" office:value="0.278732776641846" calcext:value-type="float">
            <text:p>0.278732776641846</text:p>
          </table:table-cell>
          <table:table-cell table:style-name="ce1" office:value-type="float" office:value="0.124255180358887" calcext:value-type="float">
            <text:p>0.124255180358887</text:p>
          </table:table-cell>
          <table:table-cell table:style-name="ce1" office:value-type="float" office:value="0.21322774887085" calcext:value-type="float">
            <text:p>0.21322774887085</text:p>
          </table:table-cell>
          <table:table-cell table:style-name="ce1" office:value-type="float" office:value="0.105275392532349" calcext:value-type="float">
            <text:p>0.105275392532349</text:p>
          </table:table-cell>
          <table:table-cell table:style-name="ce1" office:value-type="float" office:value="0.262645244598389" calcext:value-type="float">
            <text:p>0.262645244598389</text:p>
          </table:table-cell>
          <table:table-cell table:style-name="ce1" office:value-type="float" office:value="0.288277864456177" calcext:value-type="float">
            <text:p>0.288277864456177</text:p>
          </table:table-cell>
          <table:table-cell table:style-name="ce1" office:value-type="float" office:value="0.233551740646362" calcext:value-type="float">
            <text:p>0.233551740646362</text:p>
          </table:table-cell>
          <table:table-cell table:style-name="ce1" office:value-type="float" office:value="0.23185920715332" calcext:value-type="float">
            <text:p>0.23185920715332</text:p>
          </table:table-cell>
          <table:table-cell table:style-name="ce1" office:value-type="float" office:value="0.245171546936035" calcext:value-type="float">
            <text:p>0.245171546936035</text:p>
          </table:table-cell>
          <table:table-cell table:style-name="ce1" office:value-type="float" office:value="0.251498699188232" calcext:value-type="float">
            <text:p>0.251498699188232</text:p>
          </table:table-cell>
          <table:table-cell table:style-name="ce1" office:value-type="float" office:value="0.227972269058228" calcext:value-type="float">
            <text:p>0.227972269058228</text:p>
          </table:table-cell>
          <table:table-cell table:style-name="ce1" office:value-type="float" office:value="0.100170373916626" calcext:value-type="float">
            <text:p>0.100170373916626</text:p>
          </table:table-cell>
          <table:table-cell table:style-name="ce1" office:value-type="float" office:value="0.242968082427979" calcext:value-type="float">
            <text:p>0.242968082427979</text:p>
          </table:table-cell>
          <table:table-cell table:style-name="ce1" office:value-type="float" office:value="0.0899152755737305" calcext:value-type="float">
            <text:p>0.089915275573731</text:p>
          </table:table-cell>
          <table:table-cell table:style-name="ce1" office:value-type="float" office:value="0.220943927764893" calcext:value-type="float">
            <text:p>0.220943927764893</text:p>
          </table:table-cell>
          <table:table-cell table:style-name="ce1" office:value-type="float" office:value="0.222322702407837" calcext:value-type="float">
            <text:p>0.222322702407837</text:p>
          </table:table-cell>
          <table:table-cell table:style-name="ce1" office:value-type="float" office:value="0.225083351135254" calcext:value-type="float">
            <text:p>0.225083351135254</text:p>
          </table:table-cell>
          <table:table-cell table:style-name="ce1" office:value-type="float" office:value="0.221862554550171" calcext:value-type="float">
            <text:p>0.221862554550171</text:p>
          </table:table-cell>
          <table:table-cell table:style-name="ce1" office:value-type="float" office:value="0.223643064498901" calcext:value-type="float">
            <text:p>0.223643064498901</text:p>
          </table:table-cell>
          <table:table-cell table:style-name="ce1" office:value-type="float" office:value="0.11191463470459" calcext:value-type="float">
            <text:p>0.11191463470459</text:p>
          </table:table-cell>
          <table:table-cell table:style-name="ce1" office:value-type="float" office:value="0.222667932510376" calcext:value-type="float">
            <text:p>0.222667932510376</text:p>
          </table:table-cell>
          <table:table-cell table:style-name="ce1" office:value-type="float" office:value="0.216912746429443" calcext:value-type="float">
            <text:p>0.216912746429443</text:p>
          </table:table-cell>
          <table:table-cell table:style-name="ce1" office:value-type="float" office:value="0.221339702606201" calcext:value-type="float">
            <text:p>0.221339702606201</text:p>
          </table:table-cell>
          <table:table-cell table:style-name="ce1" office:value-type="float" office:value="0.216814041137695" calcext:value-type="float">
            <text:p>0.216814041137695</text:p>
          </table:table-cell>
          <table:table-cell table:style-name="ce1" office:value-type="float" office:value="0.221788644790649" calcext:value-type="float">
            <text:p>0.221788644790649</text:p>
          </table:table-cell>
          <table:table-cell table:style-name="ce1" office:value-type="float" office:value="0.322357654571533" calcext:value-type="float">
            <text:p>0.322357654571533</text:p>
          </table:table-cell>
          <table:table-cell table:style-name="ce1" office:value-type="float" office:value="0.174187898635864" calcext:value-type="float">
            <text:p>0.174187898635864</text:p>
          </table:table-cell>
          <table:table-cell table:style-name="ce1" office:value-type="float" office:value="0.227885246276855" calcext:value-type="float">
            <text:p>0.227885246276855</text:p>
          </table:table-cell>
          <table:table-cell table:style-name="ce1" office:value-type="float" office:value="0.246711730957031" calcext:value-type="float">
            <text:p>0.246711730957031</text:p>
          </table:table-cell>
          <table:table-cell table:style-name="ce1" office:value-type="float" office:value="0.247746467590332" calcext:value-type="float">
            <text:p>0.247746467590332</text:p>
          </table:table-cell>
          <table:table-cell table:style-name="ce1" office:value-type="float" office:value="0.250590085983276" calcext:value-type="float">
            <text:p>0.250590085983276</text:p>
          </table:table-cell>
          <table:table-cell table:style-name="ce1" office:value-type="float" office:value="0.1063072681427" calcext:value-type="float">
            <text:p>0.1063072681427</text:p>
          </table:table-cell>
          <table:table-cell table:style-name="ce1" office:value-type="float" office:value="0.244296789169312" calcext:value-type="float">
            <text:p>0.244296789169312</text:p>
          </table:table-cell>
          <table:table-cell table:style-name="ce1" office:value-type="float" office:value="0.212586641311645" calcext:value-type="float">
            <text:p>0.212586641311645</text:p>
          </table:table-cell>
          <table:table-cell table:style-name="ce1" office:value-type="float" office:value="0.219386577606201" calcext:value-type="float">
            <text:p>0.219386577606201</text:p>
          </table:table-cell>
          <table:table-cell table:style-name="ce1" office:value-type="float" office:value="0.223902463912964" calcext:value-type="float">
            <text:p>0.223902463912964</text:p>
          </table:table-cell>
          <table:table-cell table:style-name="ce1" office:value-type="float" office:value="0.221501350402832" calcext:value-type="float">
            <text:p>0.221501350402832</text:p>
          </table:table-cell>
          <table:table-cell table:style-name="ce1" office:value-type="float" office:value="0.218858242034912" calcext:value-type="float">
            <text:p>0.218858242034912</text:p>
          </table:table-cell>
          <table:table-cell table:style-name="ce1" office:value-type="float" office:value="0.229644536972046" calcext:value-type="float">
            <text:p>0.229644536972046</text:p>
          </table:table-cell>
          <table:table-cell table:style-name="ce1" office:value-type="float" office:value="0.109806299209595" calcext:value-type="float">
            <text:p>0.109806299209595</text:p>
          </table:table-cell>
          <table:table-cell table:style-name="ce1" office:value-type="float" office:value="0.25839638710022" calcext:value-type="float">
            <text:p>0.25839638710022</text:p>
          </table:table-cell>
          <table:table-cell table:style-name="ce1" office:value-type="float" office:value="0.122914791107178" calcext:value-type="float">
            <text:p>0.122914791107178</text:p>
          </table:table-cell>
          <table:table-cell table:style-name="ce1" office:value-type="float" office:value="0.230666875839233" calcext:value-type="float">
            <text:p>0.230666875839233</text:p>
          </table:table-cell>
          <table:table-cell table:style-name="ce1" office:value-type="float" office:value="0.228415727615356" calcext:value-type="float">
            <text:p>0.228415727615356</text:p>
          </table:table-cell>
          <table:table-cell table:style-name="ce1" office:value-type="float" office:value="0.255476474761963" calcext:value-type="float">
            <text:p>0.255476474761963</text:p>
          </table:table-cell>
          <table:table-cell table:style-name="ce1" office:value-type="float" office:value="0.232315301895142" calcext:value-type="float">
            <text:p>0.232315301895142</text:p>
          </table:table-cell>
          <table:table-cell table:style-name="ce1" office:value-type="float" office:value="0.243864059448242" calcext:value-type="float">
            <text:p>0.243864059448242</text:p>
          </table:table-cell>
          <table:table-cell table:style-name="ce1" office:value-type="float" office:value="0.248183012008667" calcext:value-type="float">
            <text:p>0.248183012008667</text:p>
          </table:table-cell>
          <table:table-cell table:style-name="ce1" office:value-type="float" office:value="0.271592617034912" calcext:value-type="float">
            <text:p>0.271592617034912</text:p>
          </table:table-cell>
          <table:table-cell table:style-name="ce1" office:value-type="float" office:value="0.263843536376953" calcext:value-type="float">
            <text:p>0.263843536376953</text:p>
          </table:table-cell>
          <table:table-cell table:style-name="ce1" office:value-type="float" office:value="0.236351490020752" calcext:value-type="float">
            <text:p>0.236351490020752</text:p>
          </table:table-cell>
          <table:table-cell table:style-name="ce1" office:value-type="float" office:value="0.0841639041900635" calcext:value-type="float">
            <text:p>0.084163904190064</text:p>
          </table:table-cell>
          <table:table-cell table:style-name="ce1" office:value-type="float" office:value="0.22855806350708" calcext:value-type="float">
            <text:p>0.22855806350708</text:p>
          </table:table-cell>
          <table:table-cell table:style-name="ce1" office:value-type="float" office:value="0.228652715682983" calcext:value-type="float">
            <text:p>0.228652715682983</text:p>
          </table:table-cell>
          <table:table-cell table:style-name="ce1" office:value-type="float" office:value="0.229506254196167" calcext:value-type="float">
            <text:p>0.229506254196167</text:p>
          </table:table-cell>
          <table:table-cell table:style-name="ce1" office:value-type="float" office:value="0.233792543411255" calcext:value-type="float">
            <text:p>0.233792543411255</text:p>
          </table:table-cell>
          <table:table-cell table:style-name="ce1" office:value-type="float" office:value="0.238916397094727" calcext:value-type="float">
            <text:p>0.238916397094727</text:p>
          </table:table-cell>
          <table:table-cell table:style-name="ce1" office:value-type="float" office:value="0.235186576843262" calcext:value-type="float">
            <text:p>0.235186576843262</text:p>
          </table:table-cell>
          <table:table-cell table:style-name="ce1" office:value-type="float" office:value="0.235593318939209" calcext:value-type="float">
            <text:p>0.235593318939209</text:p>
          </table:table-cell>
          <table:table-cell table:style-name="ce1" office:value-type="float" office:value="0.124575614929199" calcext:value-type="float">
            <text:p>0.124575614929199</text:p>
          </table:table-cell>
          <table:table-cell table:style-name="ce1" office:value-type="float" office:value="0.280633449554443" calcext:value-type="float">
            <text:p>0.280633449554443</text:p>
          </table:table-cell>
          <table:table-cell table:style-name="ce1" office:value-type="float" office:value="0.242308378219604" calcext:value-type="float">
            <text:p>0.242308378219604</text:p>
          </table:table-cell>
          <table:table-cell table:style-name="ce1" office:value-type="float" office:value="0.234219312667847" calcext:value-type="float">
            <text:p>0.234219312667847</text:p>
          </table:table-cell>
          <table:table-cell table:style-name="ce1" office:value-type="float" office:value="0.130775690078735" calcext:value-type="float">
            <text:p>0.130775690078735</text:p>
          </table:table-cell>
          <table:table-cell table:style-name="ce1" office:value-type="float" office:value="0.178887844085693" calcext:value-type="float">
            <text:p>0.178887844085693</text:p>
          </table:table-cell>
          <table:table-cell table:style-name="ce1" office:value-type="float" office:value="0.257869720458984" calcext:value-type="float">
            <text:p>0.257869720458984</text:p>
          </table:table-cell>
          <table:table-cell table:style-name="ce1" office:value-type="float" office:value="0.260608434677124" calcext:value-type="float">
            <text:p>0.260608434677124</text:p>
          </table:table-cell>
          <table:table-cell table:style-name="ce1" office:value-type="float" office:value="0.228252649307251" calcext:value-type="float">
            <text:p>0.228252649307251</text:p>
          </table:table-cell>
          <table:table-cell table:style-name="ce1" office:value-type="float" office:value="0.255711078643799" calcext:value-type="float">
            <text:p>0.255711078643799</text:p>
          </table:table-cell>
          <table:table-cell table:style-name="ce1" office:value-type="float" office:value="0.231994152069092" calcext:value-type="float">
            <text:p>0.231994152069092</text:p>
          </table:table-cell>
          <table:table-cell table:style-name="ce1" office:value-type="float" office:value="0.231899261474609" calcext:value-type="float">
            <text:p>0.231899261474609</text:p>
          </table:table-cell>
          <table:table-cell table:style-name="ce1" office:value-type="float" office:value="0.107387781143188" calcext:value-type="float">
            <text:p>0.107387781143188</text:p>
          </table:table-cell>
          <table:table-cell table:style-name="ce1" office:value-type="float" office:value="0.231203079223633" calcext:value-type="float">
            <text:p>0.231203079223633</text:p>
          </table:table-cell>
          <table:table-cell table:style-name="ce1" office:value-type="float" office:value="0.238535165786743" calcext:value-type="float">
            <text:p>0.238535165786743</text:p>
          </table:table-cell>
          <table:table-cell table:style-name="ce1" office:value-type="float" office:value="0.24012303352356" calcext:value-type="float">
            <text:p>0.24012303352356</text:p>
          </table:table-cell>
          <table:table-cell table:style-name="ce1" office:value-type="float" office:value="0.236923694610596" calcext:value-type="float">
            <text:p>0.236923694610596</text:p>
          </table:table-cell>
          <table:table-cell table:style-name="ce1" office:value-type="float" office:value="0.239605903625488" calcext:value-type="float">
            <text:p>0.239605903625488</text:p>
          </table:table-cell>
          <table:table-cell table:style-name="ce1" office:value-type="float" office:value="0.23745846748352" calcext:value-type="float">
            <text:p>0.23745846748352</text:p>
          </table:table-cell>
          <table:table-cell table:style-name="ce1" office:value-type="float" office:value="0.240048885345459" calcext:value-type="float">
            <text:p>0.240048885345459</text:p>
          </table:table-cell>
          <table:table-cell table:style-name="ce1" office:value-type="float" office:value="0.215150933265686" calcext:value-type="float">
            <text:p>0.215150933265686</text:p>
          </table:table-cell>
          <table:table-cell table:style-name="ce1" office:value-type="float" office:value="0.0841639041900635" calcext:value-type="float">
            <text:p>0.084163904190064</text:p>
          </table:table-cell>
          <table:table-cell table:style-name="ce1" office:value-type="float" office:value="0.322357654571533" calcext:value-type="float">
            <text:p>0.322357654571533</text:p>
          </table:table-cell>
          <table:table-cell table:style-name="ce1" office:value-type="float" office:value="21.5150933265686" calcext:value-type="float">
            <text:p>21.51509332656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44700288772583" calcext:value-type="float">
            <text:p>0.144700288772583</text:p>
          </table:table-cell>
          <table:table-cell table:style-name="ce1" office:value-type="float" office:value="0.239849805831909" calcext:value-type="float">
            <text:p>0.239849805831909</text:p>
          </table:table-cell>
          <table:table-cell table:style-name="ce1" office:value-type="float" office:value="0.240889549255371" calcext:value-type="float">
            <text:p>0.240889549255371</text:p>
          </table:table-cell>
          <table:table-cell table:style-name="ce1" office:value-type="float" office:value="0.235113620758057" calcext:value-type="float">
            <text:p>0.235113620758057</text:p>
          </table:table-cell>
          <table:table-cell table:style-name="ce1" office:value-type="float" office:value="0.245664119720459" calcext:value-type="float">
            <text:p>0.245664119720459</text:p>
          </table:table-cell>
          <table:table-cell table:style-name="ce1" office:value-type="float" office:value="0.222615957260132" calcext:value-type="float">
            <text:p>0.222615957260132</text:p>
          </table:table-cell>
          <table:table-cell table:style-name="ce1" office:value-type="float" office:value="0.217740297317505" calcext:value-type="float">
            <text:p>0.217740297317505</text:p>
          </table:table-cell>
          <table:table-cell table:style-name="ce1" office:value-type="float" office:value="0.224362850189209" calcext:value-type="float">
            <text:p>0.224362850189209</text:p>
          </table:table-cell>
          <table:table-cell table:style-name="ce1" office:value-type="float" office:value="0.219758749008179" calcext:value-type="float">
            <text:p>0.219758749008179</text:p>
          </table:table-cell>
          <table:table-cell table:style-name="ce1" office:value-type="float" office:value="0.239274978637695" calcext:value-type="float">
            <text:p>0.239274978637695</text:p>
          </table:table-cell>
          <table:table-cell table:style-name="ce1" office:value-type="float" office:value="0.207857370376587" calcext:value-type="float">
            <text:p>0.207857370376587</text:p>
          </table:table-cell>
          <table:table-cell table:style-name="ce1" office:value-type="float" office:value="0.223280906677246" calcext:value-type="float">
            <text:p>0.223280906677246</text:p>
          </table:table-cell>
          <table:table-cell table:style-name="ce1" office:value-type="float" office:value="0.218142509460449" calcext:value-type="float">
            <text:p>0.218142509460449</text:p>
          </table:table-cell>
          <table:table-cell table:style-name="ce1" office:value-type="float" office:value="0.102832078933716" calcext:value-type="float">
            <text:p>0.102832078933716</text:p>
          </table:table-cell>
          <table:table-cell table:style-name="ce1" office:value-type="float" office:value="0.228016376495361" calcext:value-type="float">
            <text:p>0.228016376495361</text:p>
          </table:table-cell>
          <table:table-cell table:style-name="ce1" office:value-type="float" office:value="0.217929363250732" calcext:value-type="float">
            <text:p>0.217929363250732</text:p>
          </table:table-cell>
          <table:table-cell table:style-name="ce1" office:value-type="float" office:value="0.217359304428101" calcext:value-type="float">
            <text:p>0.217359304428101</text:p>
          </table:table-cell>
          <table:table-cell table:style-name="ce1" office:value-type="float" office:value="0.221559047698975" calcext:value-type="float">
            <text:p>0.221559047698975</text:p>
          </table:table-cell>
          <table:table-cell table:style-name="ce1" office:value-type="float" office:value="0.217565774917603" calcext:value-type="float">
            <text:p>0.217565774917603</text:p>
          </table:table-cell>
          <table:table-cell table:style-name="ce1" office:value-type="float" office:value="0.22124195098877" calcext:value-type="float">
            <text:p>0.22124195098877</text:p>
          </table:table-cell>
          <table:table-cell table:style-name="ce1" office:value-type="float" office:value="0.103286743164063" calcext:value-type="float">
            <text:p>0.103286743164063</text:p>
          </table:table-cell>
          <table:table-cell table:style-name="ce1" office:value-type="float" office:value="0.100497722625732" calcext:value-type="float">
            <text:p>0.100497722625732</text:p>
          </table:table-cell>
          <table:table-cell table:style-name="ce1" office:value-type="float" office:value="0.222053050994873" calcext:value-type="float">
            <text:p>0.222053050994873</text:p>
          </table:table-cell>
          <table:table-cell table:style-name="ce1" office:value-type="float" office:value="0.23250150680542" calcext:value-type="float">
            <text:p>0.23250150680542</text:p>
          </table:table-cell>
          <table:table-cell table:style-name="ce1" office:value-type="float" office:value="0.232100009918213" calcext:value-type="float">
            <text:p>0.232100009918213</text:p>
          </table:table-cell>
          <table:table-cell table:style-name="ce1" office:value-type="float" office:value="0.249945878982544" calcext:value-type="float">
            <text:p>0.249945878982544</text:p>
          </table:table-cell>
          <table:table-cell table:style-name="ce1" office:value-type="float" office:value="0.233894824981689" calcext:value-type="float">
            <text:p>0.233894824981689</text:p>
          </table:table-cell>
          <table:table-cell table:style-name="ce1" office:value-type="float" office:value="0.240676879882812" calcext:value-type="float">
            <text:p>0.240676879882812</text:p>
          </table:table-cell>
          <table:table-cell table:style-name="ce1" office:value-type="float" office:value="0.24340033531189" calcext:value-type="float">
            <text:p>0.24340033531189</text:p>
          </table:table-cell>
          <table:table-cell table:style-name="ce1" office:value-type="float" office:value="0.243760824203491" calcext:value-type="float">
            <text:p>0.243760824203491</text:p>
          </table:table-cell>
          <table:table-cell table:style-name="ce1" office:value-type="float" office:value="0.231884956359863" calcext:value-type="float">
            <text:p>0.231884956359863</text:p>
          </table:table-cell>
          <table:table-cell table:style-name="ce1" office:value-type="float" office:value="0.239047288894653" calcext:value-type="float">
            <text:p>0.239047288894653</text:p>
          </table:table-cell>
          <table:table-cell table:style-name="ce1" office:value-type="float" office:value="0.232804298400879" calcext:value-type="float">
            <text:p>0.232804298400879</text:p>
          </table:table-cell>
          <table:table-cell table:style-name="ce1" office:value-type="float" office:value="0.254057168960571" calcext:value-type="float">
            <text:p>0.254057168960571</text:p>
          </table:table-cell>
          <table:table-cell table:style-name="ce1" office:value-type="float" office:value="0.0840020179748535" calcext:value-type="float">
            <text:p>0.084002017974854</text:p>
          </table:table-cell>
          <table:table-cell table:style-name="ce1" office:value-type="float" office:value="0.219213962554932" calcext:value-type="float">
            <text:p>0.219213962554932</text:p>
          </table:table-cell>
          <table:table-cell table:style-name="ce1" office:value-type="float" office:value="0.221568822860718" calcext:value-type="float">
            <text:p>0.221568822860718</text:p>
          </table:table-cell>
          <table:table-cell table:style-name="ce1" office:value-type="float" office:value="0.218766689300537" calcext:value-type="float">
            <text:p>0.218766689300537</text:p>
          </table:table-cell>
          <table:table-cell table:style-name="ce1" office:value-type="float" office:value="0.220717668533325" calcext:value-type="float">
            <text:p>0.220717668533325</text:p>
          </table:table-cell>
          <table:table-cell table:style-name="ce1" office:value-type="float" office:value="0.219794511795044" calcext:value-type="float">
            <text:p>0.219794511795044</text:p>
          </table:table-cell>
          <table:table-cell table:style-name="ce1" office:value-type="float" office:value="0.139183282852173" calcext:value-type="float">
            <text:p>0.139183282852173</text:p>
          </table:table-cell>
          <table:table-cell table:style-name="ce1" office:value-type="float" office:value="0.256237745285034" calcext:value-type="float">
            <text:p>0.256237745285034</text:p>
          </table:table-cell>
          <table:table-cell table:style-name="ce1" office:value-type="float" office:value="0.25150728225708" calcext:value-type="float">
            <text:p>0.25150728225708</text:p>
          </table:table-cell>
          <table:table-cell table:style-name="ce1" office:value-type="float" office:value="0.220238447189331" calcext:value-type="float">
            <text:p>0.220238447189331</text:p>
          </table:table-cell>
          <table:table-cell table:style-name="ce1" office:value-type="float" office:value="0.243699073791504" calcext:value-type="float">
            <text:p>0.243699073791504</text:p>
          </table:table-cell>
          <table:table-cell table:style-name="ce1" office:value-type="float" office:value="0.227894067764282" calcext:value-type="float">
            <text:p>0.227894067764282</text:p>
          </table:table-cell>
          <table:table-cell table:style-name="ce1" office:value-type="float" office:value="0.23206090927124" calcext:value-type="float">
            <text:p>0.23206090927124</text:p>
          </table:table-cell>
          <table:table-cell table:style-name="ce1" office:value-type="float" office:value="0.244581937789917" calcext:value-type="float">
            <text:p>0.244581937789917</text:p>
          </table:table-cell>
          <table:table-cell table:style-name="ce1" office:value-type="float" office:value="0.228024244308472" calcext:value-type="float">
            <text:p>0.228024244308472</text:p>
          </table:table-cell>
          <table:table-cell table:style-name="ce1" office:value-type="float" office:value="0.247082233428955" calcext:value-type="float">
            <text:p>0.247082233428955</text:p>
          </table:table-cell>
          <table:table-cell table:style-name="ce1" office:value-type="float" office:value="0.229156494140625" calcext:value-type="float">
            <text:p>0.229156494140625</text:p>
          </table:table-cell>
          <table:table-cell table:style-name="ce1" office:value-type="float" office:value="0.219102621078491" calcext:value-type="float">
            <text:p>0.219102621078491</text:p>
          </table:table-cell>
          <table:table-cell table:style-name="ce1" office:value-type="float" office:value="0.22554087638855" calcext:value-type="float">
            <text:p>0.22554087638855</text:p>
          </table:table-cell>
          <table:table-cell table:style-name="ce1" office:value-type="float" office:value="0.0860316753387451" calcext:value-type="float">
            <text:p>0.086031675338745</text:p>
          </table:table-cell>
          <table:table-cell table:style-name="ce1" office:value-type="float" office:value="0.228219747543335" calcext:value-type="float">
            <text:p>0.228219747543335</text:p>
          </table:table-cell>
          <table:table-cell table:style-name="ce1" office:value-type="float" office:value="0.0850644111633301" calcext:value-type="float">
            <text:p>0.08506441116333</text:p>
          </table:table-cell>
          <table:table-cell table:style-name="ce1" office:value-type="float" office:value="0.219156980514526" calcext:value-type="float">
            <text:p>0.219156980514526</text:p>
          </table:table-cell>
          <table:table-cell table:style-name="ce1" office:value-type="float" office:value="0.220033407211304" calcext:value-type="float">
            <text:p>0.220033407211304</text:p>
          </table:table-cell>
          <table:table-cell table:style-name="ce1" office:value-type="float" office:value="0.218176603317261" calcext:value-type="float">
            <text:p>0.218176603317261</text:p>
          </table:table-cell>
          <table:table-cell table:style-name="ce1" office:value-type="float" office:value="0.222786426544189" calcext:value-type="float">
            <text:p>0.222786426544189</text:p>
          </table:table-cell>
          <table:table-cell table:style-name="ce1" office:value-type="float" office:value="0.1132493019104" calcext:value-type="float">
            <text:p>0.1132493019104</text:p>
          </table:table-cell>
          <table:table-cell table:style-name="ce1" office:value-type="float" office:value="0.249490976333618" calcext:value-type="float">
            <text:p>0.249490976333618</text:p>
          </table:table-cell>
          <table:table-cell table:style-name="ce1" office:value-type="float" office:value="0.220955610275269" calcext:value-type="float">
            <text:p>0.220955610275269</text:p>
          </table:table-cell>
          <table:table-cell table:style-name="ce1" office:value-type="float" office:value="0.238033533096313" calcext:value-type="float">
            <text:p>0.238033533096313</text:p>
          </table:table-cell>
          <table:table-cell table:style-name="ce1" office:value-type="float" office:value="0.216278076171875" calcext:value-type="float">
            <text:p>0.216278076171875</text:p>
          </table:table-cell>
          <table:table-cell table:style-name="ce1" office:value-type="float" office:value="0.229508876800537" calcext:value-type="float">
            <text:p>0.229508876800537</text:p>
          </table:table-cell>
          <table:table-cell table:style-name="ce1" office:value-type="float" office:value="0.229872465133667" calcext:value-type="float">
            <text:p>0.229872465133667</text:p>
          </table:table-cell>
          <table:table-cell table:style-name="ce1" office:value-type="float" office:value="0.236924171447754" calcext:value-type="float">
            <text:p>0.236924171447754</text:p>
          </table:table-cell>
          <table:table-cell table:style-name="ce1" office:value-type="float" office:value="0.22552490234375" calcext:value-type="float">
            <text:p>0.22552490234375</text:p>
          </table:table-cell>
          <table:table-cell table:style-name="ce1" office:value-type="float" office:value="0.23992133140564" calcext:value-type="float">
            <text:p>0.23992133140564</text:p>
          </table:table-cell>
          <table:table-cell table:style-name="ce1" office:value-type="float" office:value="0.246963739395142" calcext:value-type="float">
            <text:p>0.246963739395142</text:p>
          </table:table-cell>
          <table:table-cell table:style-name="ce1" office:value-type="float" office:value="0.226937055587769" calcext:value-type="float">
            <text:p>0.226937055587769</text:p>
          </table:table-cell>
          <table:table-cell table:style-name="ce1" office:value-type="float" office:value="0.224680662155151" calcext:value-type="float">
            <text:p>0.224680662155151</text:p>
          </table:table-cell>
          <table:table-cell table:style-name="ce1" office:value-type="float" office:value="0.0859444141387939" calcext:value-type="float">
            <text:p>0.085944414138794</text:p>
          </table:table-cell>
          <table:table-cell table:style-name="ce1" office:value-type="float" office:value="0.220795154571533" calcext:value-type="float">
            <text:p>0.220795154571533</text:p>
          </table:table-cell>
          <table:table-cell table:style-name="ce1" office:value-type="float" office:value="0.219588756561279" calcext:value-type="float">
            <text:p>0.219588756561279</text:p>
          </table:table-cell>
          <table:table-cell table:style-name="ce1" office:value-type="float" office:value="0.217483520507812" calcext:value-type="float">
            <text:p>0.217483520507812</text:p>
          </table:table-cell>
          <table:table-cell table:style-name="ce1" office:value-type="float" office:value="0.221203804016113" calcext:value-type="float">
            <text:p>0.221203804016113</text:p>
          </table:table-cell>
          <table:table-cell table:style-name="ce1" office:value-type="float" office:value="0.217751264572144" calcext:value-type="float">
            <text:p>0.217751264572144</text:p>
          </table:table-cell>
          <table:table-cell table:style-name="ce1" office:value-type="float" office:value="0.222408533096313" calcext:value-type="float">
            <text:p>0.222408533096313</text:p>
          </table:table-cell>
          <table:table-cell table:style-name="ce1" office:value-type="float" office:value="0.10722804069519" calcext:value-type="float">
            <text:p>0.10722804069519</text:p>
          </table:table-cell>
          <table:table-cell table:style-name="ce1" office:value-type="float" office:value="0.240140199661255" calcext:value-type="float">
            <text:p>0.240140199661255</text:p>
          </table:table-cell>
          <table:table-cell table:style-name="ce1" office:value-type="float" office:value="0.231407403945923" calcext:value-type="float">
            <text:p>0.231407403945923</text:p>
          </table:table-cell>
          <table:table-cell table:style-name="ce1" office:value-type="float" office:value="0.222681045532227" calcext:value-type="float">
            <text:p>0.222681045532227</text:p>
          </table:table-cell>
          <table:table-cell table:style-name="ce1" office:value-type="float" office:value="0.219376802444458" calcext:value-type="float">
            <text:p>0.219376802444458</text:p>
          </table:table-cell>
          <table:table-cell table:style-name="ce1" office:value-type="float" office:value="0.223462581634521" calcext:value-type="float">
            <text:p>0.223462581634521</text:p>
          </table:table-cell>
          <table:table-cell table:style-name="ce1" office:value-type="float" office:value="0.217468500137329" calcext:value-type="float">
            <text:p>0.217468500137329</text:p>
          </table:table-cell>
          <table:table-cell table:style-name="ce1" office:value-type="float" office:value="0.22194766998291" calcext:value-type="float">
            <text:p>0.22194766998291</text:p>
          </table:table-cell>
          <table:table-cell table:style-name="ce1" office:value-type="float" office:value="0.220378637313843" calcext:value-type="float">
            <text:p>0.220378637313843</text:p>
          </table:table-cell>
          <table:table-cell table:style-name="ce1" office:value-type="float" office:value="0.221889734268188" calcext:value-type="float">
            <text:p>0.221889734268188</text:p>
          </table:table-cell>
          <table:table-cell table:style-name="ce1" office:value-type="float" office:value="0.230440139770508" calcext:value-type="float">
            <text:p>0.230440139770508</text:p>
          </table:table-cell>
          <table:table-cell table:style-name="ce1" office:value-type="float" office:value="0.216204643249512" calcext:value-type="float">
            <text:p>0.216204643249512</text:p>
          </table:table-cell>
          <table:table-cell table:style-name="ce1" office:value-type="float" office:value="0.222106456756592" calcext:value-type="float">
            <text:p>0.222106456756592</text:p>
          </table:table-cell>
          <table:table-cell table:style-name="ce1" office:value-type="float" office:value="0.106543779373169" calcext:value-type="float">
            <text:p>0.106543779373169</text:p>
          </table:table-cell>
          <table:table-cell table:style-name="ce1" office:value-type="float" office:value="0.228326082229614" calcext:value-type="float">
            <text:p>0.228326082229614</text:p>
          </table:table-cell>
          <table:table-cell table:style-name="ce1" office:value-type="float" office:value="0.216105699539185" calcext:value-type="float">
            <text:p>0.216105699539185</text:p>
          </table:table-cell>
          <table:table-cell table:style-name="ce1" office:value-type="float" office:value="0.226465702056885" calcext:value-type="float">
            <text:p>0.226465702056885</text:p>
          </table:table-cell>
          <table:table-cell table:style-name="ce1" office:value-type="float" office:value="0.218863248825073" calcext:value-type="float">
            <text:p>0.218863248825073</text:p>
          </table:table-cell>
          <table:table-cell table:style-name="ce1" office:value-type="float" office:value="0.221695184707642" calcext:value-type="float">
            <text:p>0.221695184707642</text:p>
          </table:table-cell>
          <table:table-cell table:style-name="ce1" office:value-type="float" office:value="0.218721389770508" calcext:value-type="float">
            <text:p>0.218721389770508</text:p>
          </table:table-cell>
          <table:table-cell table:style-name="ce1" office:value-type="float" office:value="0.213284776210785" calcext:value-type="float">
            <text:p>0.213284776210785</text:p>
          </table:table-cell>
          <table:table-cell table:style-name="ce1" office:value-type="float" office:value="0.0840020179748535" calcext:value-type="float">
            <text:p>0.084002017974854</text:p>
          </table:table-cell>
          <table:table-cell table:style-name="ce1" office:value-type="float" office:value="0.256237745285034" calcext:value-type="float">
            <text:p>0.256237745285034</text:p>
          </table:table-cell>
          <table:table-cell table:style-name="ce1" office:value-type="float" office:value="21.3284776210785" calcext:value-type="float">
            <text:p>21.328477621078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6412887573242" calcext:value-type="float">
            <text:p>0.106412887573242</text:p>
          </table:table-cell>
          <table:table-cell table:style-name="ce1" office:value-type="float" office:value="0.0992655754089356" calcext:value-type="float">
            <text:p>0.099265575408936</text:p>
          </table:table-cell>
          <table:table-cell table:style-name="ce1" office:value-type="float" office:value="0.245695829391479" calcext:value-type="float">
            <text:p>0.245695829391479</text:p>
          </table:table-cell>
          <table:table-cell table:style-name="ce1" office:value-type="float" office:value="0.216243743896484" calcext:value-type="float">
            <text:p>0.216243743896484</text:p>
          </table:table-cell>
          <table:table-cell table:style-name="ce1" office:value-type="float" office:value="0.114567041397095" calcext:value-type="float">
            <text:p>0.114567041397095</text:p>
          </table:table-cell>
          <table:table-cell table:style-name="ce1" office:value-type="float" office:value="0.206065893173218" calcext:value-type="float">
            <text:p>0.206065893173218</text:p>
          </table:table-cell>
          <table:table-cell table:style-name="ce1" office:value-type="float" office:value="0.219085216522217" calcext:value-type="float">
            <text:p>0.219085216522217</text:p>
          </table:table-cell>
          <table:table-cell table:style-name="ce1" office:value-type="float" office:value="0.265194654464722" calcext:value-type="float">
            <text:p>0.265194654464722</text:p>
          </table:table-cell>
          <table:table-cell table:style-name="ce1" office:value-type="float" office:value="0.222785949707031" calcext:value-type="float">
            <text:p>0.222785949707031</text:p>
          </table:table-cell>
          <table:table-cell table:style-name="ce1" office:value-type="float" office:value="0.242342233657837" calcext:value-type="float">
            <text:p>0.242342233657837</text:p>
          </table:table-cell>
          <table:table-cell table:style-name="ce1" office:value-type="float" office:value="0.253024816513062" calcext:value-type="float">
            <text:p>0.253024816513062</text:p>
          </table:table-cell>
          <table:table-cell table:style-name="ce1" office:value-type="float" office:value="0.230843782424927" calcext:value-type="float">
            <text:p>0.230843782424927</text:p>
          </table:table-cell>
          <table:table-cell table:style-name="ce1" office:value-type="float" office:value="0.248468160629272" calcext:value-type="float">
            <text:p>0.248468160629272</text:p>
          </table:table-cell>
          <table:table-cell table:style-name="ce1" office:value-type="float" office:value="0.23222017288208" calcext:value-type="float">
            <text:p>0.23222017288208</text:p>
          </table:table-cell>
          <table:table-cell table:style-name="ce1" office:value-type="float" office:value="0.241771936416626" calcext:value-type="float">
            <text:p>0.241771936416626</text:p>
          </table:table-cell>
          <table:table-cell table:style-name="ce1" office:value-type="float" office:value="0.149991512298584" calcext:value-type="float">
            <text:p>0.149991512298584</text:p>
          </table:table-cell>
          <table:table-cell table:style-name="ce1" office:value-type="float" office:value="0.227209091186523" calcext:value-type="float">
            <text:p>0.227209091186523</text:p>
          </table:table-cell>
          <table:table-cell table:style-name="ce1" office:value-type="float" office:value="0.0920135974884033" calcext:value-type="float">
            <text:p>0.092013597488403</text:p>
          </table:table-cell>
          <table:table-cell table:style-name="ce1" office:value-type="float" office:value="0.0845208168029785" calcext:value-type="float">
            <text:p>0.084520816802979</text:p>
          </table:table-cell>
          <table:table-cell table:style-name="ce1" office:value-type="float" office:value="0.221591234207153" calcext:value-type="float">
            <text:p>0.221591234207153</text:p>
          </table:table-cell>
          <table:table-cell table:style-name="ce1" office:value-type="float" office:value="0.100245952606201" calcext:value-type="float">
            <text:p>0.100245952606201</text:p>
          </table:table-cell>
          <table:table-cell table:style-name="ce1" office:value-type="float" office:value="0.244671583175659" calcext:value-type="float">
            <text:p>0.244671583175659</text:p>
          </table:table-cell>
          <table:table-cell table:style-name="ce1" office:value-type="float" office:value="0.214897394180298" calcext:value-type="float">
            <text:p>0.214897394180298</text:p>
          </table:table-cell>
          <table:table-cell table:style-name="ce1" office:value-type="float" office:value="0.220574617385864" calcext:value-type="float">
            <text:p>0.220574617385864</text:p>
          </table:table-cell>
          <table:table-cell table:style-name="ce1" office:value-type="float" office:value="0.217761754989624" calcext:value-type="float">
            <text:p>0.217761754989624</text:p>
          </table:table-cell>
          <table:table-cell table:style-name="ce1" office:value-type="float" office:value="0.222222089767456" calcext:value-type="float">
            <text:p>0.222222089767456</text:p>
          </table:table-cell>
          <table:table-cell table:style-name="ce1" office:value-type="float" office:value="0.216615200042725" calcext:value-type="float">
            <text:p>0.216615200042725</text:p>
          </table:table-cell>
          <table:table-cell table:style-name="ce1" office:value-type="float" office:value="0.22117280960083" calcext:value-type="float">
            <text:p>0.22117280960083</text:p>
          </table:table-cell>
          <table:table-cell table:style-name="ce1" office:value-type="float" office:value="0.220345973968506" calcext:value-type="float">
            <text:p>0.220345973968506</text:p>
          </table:table-cell>
          <table:table-cell table:style-name="ce1" office:value-type="float" office:value="0.21971583366394" calcext:value-type="float">
            <text:p>0.21971583366394</text:p>
          </table:table-cell>
          <table:table-cell table:style-name="ce1" office:value-type="float" office:value="0.222042322158813" calcext:value-type="float">
            <text:p>0.222042322158813</text:p>
          </table:table-cell>
          <table:table-cell table:style-name="ce1" office:value-type="float" office:value="0.221220731735229" calcext:value-type="float">
            <text:p>0.221220731735229</text:p>
          </table:table-cell>
          <table:table-cell table:style-name="ce1" office:value-type="float" office:value="0.218599796295166" calcext:value-type="float">
            <text:p>0.218599796295166</text:p>
          </table:table-cell>
          <table:table-cell table:style-name="ce1" office:value-type="float" office:value="0.219875574111938" calcext:value-type="float">
            <text:p>0.219875574111938</text:p>
          </table:table-cell>
          <table:table-cell table:style-name="ce1" office:value-type="float" office:value="0.0860774517059326" calcext:value-type="float">
            <text:p>0.086077451705933</text:p>
          </table:table-cell>
          <table:table-cell table:style-name="ce1" office:value-type="float" office:value="0.217679977416992" calcext:value-type="float">
            <text:p>0.217679977416992</text:p>
          </table:table-cell>
          <table:table-cell table:style-name="ce1" office:value-type="float" office:value="0.216843843460083" calcext:value-type="float">
            <text:p>0.216843843460083</text:p>
          </table:table-cell>
          <table:table-cell table:style-name="ce1" office:value-type="float" office:value="0.218363046646118" calcext:value-type="float">
            <text:p>0.218363046646118</text:p>
          </table:table-cell>
          <table:table-cell table:style-name="ce1" office:value-type="float" office:value="0.219269037246704" calcext:value-type="float">
            <text:p>0.219269037246704</text:p>
          </table:table-cell>
          <table:table-cell table:style-name="ce1" office:value-type="float" office:value="0.227602958679199" calcext:value-type="float">
            <text:p>0.227602958679199</text:p>
          </table:table-cell>
          <table:table-cell table:style-name="ce1" office:value-type="float" office:value="0.108556747436523" calcext:value-type="float">
            <text:p>0.108556747436523</text:p>
          </table:table-cell>
          <table:table-cell table:style-name="ce1" office:value-type="float" office:value="0.237049341201782" calcext:value-type="float">
            <text:p>0.237049341201782</text:p>
          </table:table-cell>
          <table:table-cell table:style-name="ce1" office:value-type="float" office:value="0.229551792144775" calcext:value-type="float">
            <text:p>0.229551792144775</text:p>
          </table:table-cell>
          <table:table-cell table:style-name="ce1" office:value-type="float" office:value="0.253946304321289" calcext:value-type="float">
            <text:p>0.253946304321289</text:p>
          </table:table-cell>
          <table:table-cell table:style-name="ce1" office:value-type="float" office:value="0.24216365814209" calcext:value-type="float">
            <text:p>0.24216365814209</text:p>
          </table:table-cell>
          <table:table-cell table:style-name="ce1" office:value-type="float" office:value="0.223328113555908" calcext:value-type="float">
            <text:p>0.223328113555908</text:p>
          </table:table-cell>
          <table:table-cell table:style-name="ce1" office:value-type="float" office:value="0.230445623397827" calcext:value-type="float">
            <text:p>0.230445623397827</text:p>
          </table:table-cell>
          <table:table-cell table:style-name="ce1" office:value-type="float" office:value="0.251593589782715" calcext:value-type="float">
            <text:p>0.251593589782715</text:p>
          </table:table-cell>
          <table:table-cell table:style-name="ce1" office:value-type="float" office:value="0.208774328231812" calcext:value-type="float">
            <text:p>0.208774328231812</text:p>
          </table:table-cell>
          <table:table-cell table:style-name="ce1" office:value-type="float" office:value="0.239493846893311" calcext:value-type="float">
            <text:p>0.239493846893311</text:p>
          </table:table-cell>
          <table:table-cell table:style-name="ce1" office:value-type="float" office:value="0.225337982177734" calcext:value-type="float">
            <text:p>0.225337982177734</text:p>
          </table:table-cell>
          <table:table-cell table:style-name="ce1" office:value-type="float" office:value="0.231043338775635" calcext:value-type="float">
            <text:p>0.231043338775635</text:p>
          </table:table-cell>
          <table:table-cell table:style-name="ce1" office:value-type="float" office:value="0.223751068115234" calcext:value-type="float">
            <text:p>0.223751068115234</text:p>
          </table:table-cell>
          <table:table-cell table:style-name="ce1" office:value-type="float" office:value="0.231584310531616" calcext:value-type="float">
            <text:p>0.231584310531616</text:p>
          </table:table-cell>
          <table:table-cell table:style-name="ce1" office:value-type="float" office:value="0.223001003265381" calcext:value-type="float">
            <text:p>0.223001003265381</text:p>
          </table:table-cell>
          <table:table-cell table:style-name="ce1" office:value-type="float" office:value="0.0869472026824951" calcext:value-type="float">
            <text:p>0.086947202682495</text:p>
          </table:table-cell>
          <table:table-cell table:style-name="ce1" office:value-type="float" office:value="0.218947887420654" calcext:value-type="float">
            <text:p>0.218947887420654</text:p>
          </table:table-cell>
          <table:table-cell table:style-name="ce1" office:value-type="float" office:value="0.21807599067688" calcext:value-type="float">
            <text:p>0.21807599067688</text:p>
          </table:table-cell>
          <table:table-cell table:style-name="ce1" office:value-type="float" office:value="0.219426155090332" calcext:value-type="float">
            <text:p>0.219426155090332</text:p>
          </table:table-cell>
          <table:table-cell table:style-name="ce1" office:value-type="float" office:value="0.217413187026978" calcext:value-type="float">
            <text:p>0.217413187026978</text:p>
          </table:table-cell>
          <table:table-cell table:style-name="ce1" office:value-type="float" office:value="0.134393453598022" calcext:value-type="float">
            <text:p>0.134393453598022</text:p>
          </table:table-cell>
          <table:table-cell table:style-name="ce1" office:value-type="float" office:value="0.2356116771698" calcext:value-type="float">
            <text:p>0.2356116771698</text:p>
          </table:table-cell>
          <table:table-cell table:style-name="ce1" office:value-type="float" office:value="0.227132320404053" calcext:value-type="float">
            <text:p>0.227132320404053</text:p>
          </table:table-cell>
          <table:table-cell table:style-name="ce1" office:value-type="float" office:value="0.252238512039185" calcext:value-type="float">
            <text:p>0.252238512039185</text:p>
          </table:table-cell>
          <table:table-cell table:style-name="ce1" office:value-type="float" office:value="0.233997583389282" calcext:value-type="float">
            <text:p>0.233997583389282</text:p>
          </table:table-cell>
          <table:table-cell table:style-name="ce1" office:value-type="float" office:value="0.250031471252441" calcext:value-type="float">
            <text:p>0.250031471252441</text:p>
          </table:table-cell>
          <table:table-cell table:style-name="ce1" office:value-type="float" office:value="0.24796724319458" calcext:value-type="float">
            <text:p>0.24796724319458</text:p>
          </table:table-cell>
          <table:table-cell table:style-name="ce1" office:value-type="float" office:value="0.25641393661499" calcext:value-type="float">
            <text:p>0.25641393661499</text:p>
          </table:table-cell>
          <table:table-cell table:style-name="ce1" office:value-type="float" office:value="0.243535757064819" calcext:value-type="float">
            <text:p>0.243535757064819</text:p>
          </table:table-cell>
          <table:table-cell table:style-name="ce1" office:value-type="float" office:value="0.239599466323853" calcext:value-type="float">
            <text:p>0.239599466323853</text:p>
          </table:table-cell>
          <table:table-cell table:style-name="ce1" office:value-type="float" office:value="0.243696212768555" calcext:value-type="float">
            <text:p>0.243696212768555</text:p>
          </table:table-cell>
          <table:table-cell table:style-name="ce1" office:value-type="float" office:value="0.224093914031982" calcext:value-type="float">
            <text:p>0.224093914031982</text:p>
          </table:table-cell>
          <table:table-cell table:style-name="ce1" office:value-type="float" office:value="0.231631517410278" calcext:value-type="float">
            <text:p>0.231631517410278</text:p>
          </table:table-cell>
          <table:table-cell table:style-name="ce1" office:value-type="float" office:value="0.23445987701416" calcext:value-type="float">
            <text:p>0.23445987701416</text:p>
          </table:table-cell>
          <table:table-cell table:style-name="ce1" office:value-type="float" office:value="0.0894298553466797" calcext:value-type="float">
            <text:p>0.08942985534668</text:p>
          </table:table-cell>
          <table:table-cell table:style-name="ce1" office:value-type="float" office:value="0.216084480285645" calcext:value-type="float">
            <text:p>0.216084480285645</text:p>
          </table:table-cell>
          <table:table-cell table:style-name="ce1" office:value-type="float" office:value="0.218433856964111" calcext:value-type="float">
            <text:p>0.218433856964111</text:p>
          </table:table-cell>
          <table:table-cell table:style-name="ce1" office:value-type="float" office:value="0.21821141242981" calcext:value-type="float">
            <text:p>0.21821141242981</text:p>
          </table:table-cell>
          <table:table-cell table:style-name="ce1" office:value-type="float" office:value="0.219314098358154" calcext:value-type="float">
            <text:p>0.219314098358154</text:p>
          </table:table-cell>
          <table:table-cell table:style-name="ce1" office:value-type="float" office:value="0.219805240631104" calcext:value-type="float">
            <text:p>0.219805240631104</text:p>
          </table:table-cell>
          <table:table-cell table:style-name="ce1" office:value-type="float" office:value="0.10340690612793" calcext:value-type="float">
            <text:p>0.10340690612793</text:p>
          </table:table-cell>
          <table:table-cell table:style-name="ce1" office:value-type="float" office:value="0.231213808059692" calcext:value-type="float">
            <text:p>0.231213808059692</text:p>
          </table:table-cell>
          <table:table-cell table:style-name="ce1" office:value-type="float" office:value="0.12491512298584" calcext:value-type="float">
            <text:p>0.12491512298584</text:p>
          </table:table-cell>
          <table:table-cell table:style-name="ce1" office:value-type="float" office:value="0.252864122390747" calcext:value-type="float">
            <text:p>0.252864122390747</text:p>
          </table:table-cell>
          <table:table-cell table:style-name="ce1" office:value-type="float" office:value="0.225288152694702" calcext:value-type="float">
            <text:p>0.225288152694702</text:p>
          </table:table-cell>
          <table:table-cell table:style-name="ce1" office:value-type="float" office:value="0.222776174545288" calcext:value-type="float">
            <text:p>0.222776174545288</text:p>
          </table:table-cell>
          <table:table-cell table:style-name="ce1" office:value-type="float" office:value="0.223726987838745" calcext:value-type="float">
            <text:p>0.223726987838745</text:p>
          </table:table-cell>
          <table:table-cell table:style-name="ce1" office:value-type="float" office:value="0.243801593780518" calcext:value-type="float">
            <text:p>0.243801593780518</text:p>
          </table:table-cell>
          <table:table-cell table:style-name="ce1" office:value-type="float" office:value="0.23206090927124" calcext:value-type="float">
            <text:p>0.23206090927124</text:p>
          </table:table-cell>
          <table:table-cell table:style-name="ce1" office:value-type="float" office:value="0.239736557006836" calcext:value-type="float">
            <text:p>0.239736557006836</text:p>
          </table:table-cell>
          <table:table-cell table:style-name="ce1" office:value-type="float" office:value="0.238873243331909" calcext:value-type="float">
            <text:p>0.238873243331909</text:p>
          </table:table-cell>
          <table:table-cell table:style-name="ce1" office:value-type="float" office:value="0.227486371994019" calcext:value-type="float">
            <text:p>0.227486371994019</text:p>
          </table:table-cell>
          <table:table-cell table:style-name="ce1" office:value-type="float" office:value="0.234158039093018" calcext:value-type="float">
            <text:p>0.234158039093018</text:p>
          </table:table-cell>
          <table:table-cell table:style-name="ce1" office:value-type="float" office:value="0.232977867126465" calcext:value-type="float">
            <text:p>0.232977867126465</text:p>
          </table:table-cell>
          <table:table-cell table:style-name="ce1" office:value-type="float" office:value="0.084425687789917" calcext:value-type="float">
            <text:p>0.084425687789917</text:p>
          </table:table-cell>
          <table:table-cell table:style-name="ce1" office:value-type="float" office:value="0.21709680557251" calcext:value-type="float">
            <text:p>0.21709680557251</text:p>
          </table:table-cell>
          <table:table-cell table:style-name="ce1" office:value-type="float" office:value="0.0867459774017334" calcext:value-type="float">
            <text:p>0.086745977401733</text:p>
          </table:table-cell>
          <table:table-cell table:style-name="ce1" office:value-type="float" office:value="0.218461990356445" calcext:value-type="float">
            <text:p>0.218461990356445</text:p>
          </table:table-cell>
          <table:table-cell table:style-name="ce1" office:value-type="float" office:value="0.218032121658325" calcext:value-type="float">
            <text:p>0.218032121658325</text:p>
          </table:table-cell>
          <table:table-cell table:style-name="ce1" office:value-type="float" office:value="0.221016883850098" calcext:value-type="float">
            <text:p>0.221016883850098</text:p>
          </table:table-cell>
          <table:table-cell table:style-name="ce1" office:value-type="float" office:value="0.209206907749176" calcext:value-type="float">
            <text:p>0.209206907749176</text:p>
          </table:table-cell>
          <table:table-cell table:style-name="ce1" office:value-type="float" office:value="0.084425687789917" calcext:value-type="float">
            <text:p>0.084425687789917</text:p>
          </table:table-cell>
          <table:table-cell table:style-name="ce1" office:value-type="float" office:value="0.265194654464722" calcext:value-type="float">
            <text:p>0.265194654464722</text:p>
          </table:table-cell>
          <table:table-cell table:style-name="ce1" office:value-type="float" office:value="20.9206907749176" calcext:value-type="float">
            <text:p>20.920690774917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5694265365601" calcext:value-type="float">
            <text:p>0.135694265365601</text:p>
          </table:table-cell>
          <table:table-cell table:style-name="ce1" office:value-type="float" office:value="0.259561777114868" calcext:value-type="float">
            <text:p>0.259561777114868</text:p>
          </table:table-cell>
          <table:table-cell table:style-name="ce1" office:value-type="float" office:value="0.25373911857605" calcext:value-type="float">
            <text:p>0.25373911857605</text:p>
          </table:table-cell>
          <table:table-cell table:style-name="ce1" office:value-type="float" office:value="0.236984729766846" calcext:value-type="float">
            <text:p>0.236984729766846</text:p>
          </table:table-cell>
          <table:table-cell table:style-name="ce1" office:value-type="float" office:value="0.22385048866272" calcext:value-type="float">
            <text:p>0.22385048866272</text:p>
          </table:table-cell>
          <table:table-cell table:style-name="ce1" office:value-type="float" office:value="0.222111463546753" calcext:value-type="float">
            <text:p>0.222111463546753</text:p>
          </table:table-cell>
          <table:table-cell table:style-name="ce1" office:value-type="float" office:value="0.217903137207031" calcext:value-type="float">
            <text:p>0.217903137207031</text:p>
          </table:table-cell>
          <table:table-cell table:style-name="ce1" office:value-type="float" office:value="0.218217134475708" calcext:value-type="float">
            <text:p>0.218217134475708</text:p>
          </table:table-cell>
          <table:table-cell table:style-name="ce1" office:value-type="float" office:value="0.222070455551147" calcext:value-type="float">
            <text:p>0.222070455551147</text:p>
          </table:table-cell>
          <table:table-cell table:style-name="ce1" office:value-type="float" office:value="0.22388744354248" calcext:value-type="float">
            <text:p>0.22388744354248</text:p>
          </table:table-cell>
          <table:table-cell table:style-name="ce1" office:value-type="float" office:value="0.223852396011353" calcext:value-type="float">
            <text:p>0.223852396011353</text:p>
          </table:table-cell>
          <table:table-cell table:style-name="ce1" office:value-type="float" office:value="0.22726035118103" calcext:value-type="float">
            <text:p>0.22726035118103</text:p>
          </table:table-cell>
          <table:table-cell table:style-name="ce1" office:value-type="float" office:value="0.216934680938721" calcext:value-type="float">
            <text:p>0.216934680938721</text:p>
          </table:table-cell>
          <table:table-cell table:style-name="ce1" office:value-type="float" office:value="0.221127033233643" calcext:value-type="float">
            <text:p>0.221127033233643</text:p>
          </table:table-cell>
          <table:table-cell table:style-name="ce1" office:value-type="float" office:value="0.217792749404907" calcext:value-type="float">
            <text:p>0.217792749404907</text:p>
          </table:table-cell>
          <table:table-cell table:style-name="ce1" office:value-type="float" office:value="0.0844099521636963" calcext:value-type="float">
            <text:p>0.084409952163696</text:p>
          </table:table-cell>
          <table:table-cell table:style-name="ce1" office:value-type="float" office:value="0.22302508354187" calcext:value-type="float">
            <text:p>0.22302508354187</text:p>
          </table:table-cell>
          <table:table-cell table:style-name="ce1" office:value-type="float" office:value="0.220610857009888" calcext:value-type="float">
            <text:p>0.220610857009888</text:p>
          </table:table-cell>
          <table:table-cell table:style-name="ce1" office:value-type="float" office:value="0.221016883850098" calcext:value-type="float">
            <text:p>0.221016883850098</text:p>
          </table:table-cell>
          <table:table-cell table:style-name="ce1" office:value-type="float" office:value="0.177623510360718" calcext:value-type="float">
            <text:p>0.177623510360718</text:p>
          </table:table-cell>
          <table:table-cell table:style-name="ce1" office:value-type="float" office:value="0.115329027175903" calcext:value-type="float">
            <text:p>0.115329027175903</text:p>
          </table:table-cell>
          <table:table-cell table:style-name="ce1" office:value-type="float" office:value="0.291755437850952" calcext:value-type="float">
            <text:p>0.291755437850952</text:p>
          </table:table-cell>
          <table:table-cell table:style-name="ce1" office:value-type="float" office:value="0.188404560089111" calcext:value-type="float">
            <text:p>0.188404560089111</text:p>
          </table:table-cell>
          <table:table-cell table:style-name="ce1" office:value-type="float" office:value="0.0897245407104492" calcext:value-type="float">
            <text:p>0.089724540710449</text:p>
          </table:table-cell>
          <table:table-cell table:style-name="ce1" office:value-type="float" office:value="0.250497579574585" calcext:value-type="float">
            <text:p>0.250497579574585</text:p>
          </table:table-cell>
          <table:table-cell table:style-name="ce1" office:value-type="float" office:value="0.242614507675171" calcext:value-type="float">
            <text:p>0.242614507675171</text:p>
          </table:table-cell>
          <table:table-cell table:style-name="ce1" office:value-type="float" office:value="0.230916023254395" calcext:value-type="float">
            <text:p>0.230916023254395</text:p>
          </table:table-cell>
          <table:table-cell table:style-name="ce1" office:value-type="float" office:value="0.248052835464478" calcext:value-type="float">
            <text:p>0.248052835464478</text:p>
          </table:table-cell>
          <table:table-cell table:style-name="ce1" office:value-type="float" office:value="0.216403484344482" calcext:value-type="float">
            <text:p>0.216403484344482</text:p>
          </table:table-cell>
          <table:table-cell table:style-name="ce1" office:value-type="float" office:value="0.23601508140564" calcext:value-type="float">
            <text:p>0.23601508140564</text:p>
          </table:table-cell>
          <table:table-cell table:style-name="ce1" office:value-type="float" office:value="0.240047931671143" calcext:value-type="float">
            <text:p>0.240047931671143</text:p>
          </table:table-cell>
          <table:table-cell table:style-name="ce1" office:value-type="float" office:value="0.220976114273071" calcext:value-type="float">
            <text:p>0.220976114273071</text:p>
          </table:table-cell>
          <table:table-cell table:style-name="ce1" office:value-type="float" office:value="0.218721866607666" calcext:value-type="float">
            <text:p>0.218721866607666</text:p>
          </table:table-cell>
          <table:table-cell table:style-name="ce1" office:value-type="float" office:value="0.22443675994873" calcext:value-type="float">
            <text:p>0.22443675994873</text:p>
          </table:table-cell>
          <table:table-cell table:style-name="ce1" office:value-type="float" office:value="0.225362300872803" calcext:value-type="float">
            <text:p>0.225362300872803</text:p>
          </table:table-cell>
          <table:table-cell table:style-name="ce1" office:value-type="float" office:value="0.0894908905029297" calcext:value-type="float">
            <text:p>0.08949089050293</text:p>
          </table:table-cell>
          <table:table-cell table:style-name="ce1" office:value-type="float" office:value="0.21872353553772" calcext:value-type="float">
            <text:p>0.21872353553772</text:p>
          </table:table-cell>
          <table:table-cell table:style-name="ce1" office:value-type="float" office:value="0.217743396759033" calcext:value-type="float">
            <text:p>0.217743396759033</text:p>
          </table:table-cell>
          <table:table-cell table:style-name="ce1" office:value-type="float" office:value="0.178953170776367" calcext:value-type="float">
            <text:p>0.178953170776367</text:p>
          </table:table-cell>
          <table:table-cell table:style-name="ce1" office:value-type="float" office:value="0.220834970474243" calcext:value-type="float">
            <text:p>0.220834970474243</text:p>
          </table:table-cell>
          <table:table-cell table:style-name="ce1" office:value-type="float" office:value="0.12312388420105" calcext:value-type="float">
            <text:p>0.12312388420105</text:p>
          </table:table-cell>
          <table:table-cell table:style-name="ce1" office:value-type="float" office:value="0.0978386402130127" calcext:value-type="float">
            <text:p>0.097838640213013</text:p>
          </table:table-cell>
          <table:table-cell table:style-name="ce1" office:value-type="float" office:value="0.22282600402832" calcext:value-type="float">
            <text:p>0.22282600402832</text:p>
          </table:table-cell>
          <table:table-cell table:style-name="ce1" office:value-type="float" office:value="0.236309766769409" calcext:value-type="float">
            <text:p>0.236309766769409</text:p>
          </table:table-cell>
          <table:table-cell table:style-name="ce1" office:value-type="float" office:value="0.216360807418823" calcext:value-type="float">
            <text:p>0.216360807418823</text:p>
          </table:table-cell>
          <table:table-cell table:style-name="ce1" office:value-type="float" office:value="0.220491409301758" calcext:value-type="float">
            <text:p>0.220491409301758</text:p>
          </table:table-cell>
          <table:table-cell table:style-name="ce1" office:value-type="float" office:value="0.221454381942749" calcext:value-type="float">
            <text:p>0.221454381942749</text:p>
          </table:table-cell>
          <table:table-cell table:style-name="ce1" office:value-type="float" office:value="0.227061748504639" calcext:value-type="float">
            <text:p>0.227061748504639</text:p>
          </table:table-cell>
          <table:table-cell table:style-name="ce1" office:value-type="float" office:value="0.222026348114014" calcext:value-type="float">
            <text:p>0.222026348114014</text:p>
          </table:table-cell>
          <table:table-cell table:style-name="ce1" office:value-type="float" office:value="0.228937149047852" calcext:value-type="float">
            <text:p>0.228937149047852</text:p>
          </table:table-cell>
          <table:table-cell table:style-name="ce1" office:value-type="float" office:value="0.236015796661377" calcext:value-type="float">
            <text:p>0.236015796661377</text:p>
          </table:table-cell>
          <table:table-cell table:style-name="ce1" office:value-type="float" office:value="0.219060182571411" calcext:value-type="float">
            <text:p>0.219060182571411</text:p>
          </table:table-cell>
          <table:table-cell table:style-name="ce1" office:value-type="float" office:value="0.228314399719238" calcext:value-type="float">
            <text:p>0.228314399719238</text:p>
          </table:table-cell>
          <table:table-cell table:style-name="ce1" office:value-type="float" office:value="0.21418285369873" calcext:value-type="float">
            <text:p>0.21418285369873</text:p>
          </table:table-cell>
          <table:table-cell table:style-name="ce1" office:value-type="float" office:value="0.216842174530029" calcext:value-type="float">
            <text:p>0.216842174530029</text:p>
          </table:table-cell>
          <table:table-cell table:style-name="ce1" office:value-type="float" office:value="0.0875937938690186" calcext:value-type="float">
            <text:p>0.087593793869019</text:p>
          </table:table-cell>
          <table:table-cell table:style-name="ce1" office:value-type="float" office:value="0.218236684799194" calcext:value-type="float">
            <text:p>0.218236684799194</text:p>
          </table:table-cell>
          <table:table-cell table:style-name="ce1" office:value-type="float" office:value="0.219986200332642" calcext:value-type="float">
            <text:p>0.219986200332642</text:p>
          </table:table-cell>
          <table:table-cell table:style-name="ce1" office:value-type="float" office:value="0.217148780822754" calcext:value-type="float">
            <text:p>0.217148780822754</text:p>
          </table:table-cell>
          <table:table-cell table:style-name="ce1" office:value-type="float" office:value="0.219715356826782" calcext:value-type="float">
            <text:p>0.219715356826782</text:p>
          </table:table-cell>
          <table:table-cell table:style-name="ce1" office:value-type="float" office:value="0.119360446929932" calcext:value-type="float">
            <text:p>0.119360446929932</text:p>
          </table:table-cell>
          <table:table-cell table:style-name="ce1" office:value-type="float" office:value="0.233830213546753" calcext:value-type="float">
            <text:p>0.233830213546753</text:p>
          </table:table-cell>
          <table:table-cell table:style-name="ce1" office:value-type="float" office:value="0.0873608589172363" calcext:value-type="float">
            <text:p>0.087360858917236</text:p>
          </table:table-cell>
          <table:table-cell table:style-name="ce1" office:value-type="float" office:value="0.0844786167144775" calcext:value-type="float">
            <text:p>0.084478616714478</text:p>
          </table:table-cell>
          <table:table-cell table:style-name="ce1" office:value-type="float" office:value="0.266886949539185" calcext:value-type="float">
            <text:p>0.266886949539185</text:p>
          </table:table-cell>
          <table:table-cell table:style-name="ce1" office:value-type="float" office:value="0.227801561355591" calcext:value-type="float">
            <text:p>0.227801561355591</text:p>
          </table:table-cell>
          <table:table-cell table:style-name="ce1" office:value-type="float" office:value="0.233290672302246" calcext:value-type="float">
            <text:p>0.233290672302246</text:p>
          </table:table-cell>
          <table:table-cell table:style-name="ce1" office:value-type="float" office:value="0.236623048782349" calcext:value-type="float">
            <text:p>0.236623048782349</text:p>
          </table:table-cell>
          <table:table-cell table:style-name="ce1" office:value-type="float" office:value="0.235047101974487" calcext:value-type="float">
            <text:p>0.235047101974487</text:p>
          </table:table-cell>
          <table:table-cell table:style-name="ce1" office:value-type="float" office:value="0.229945421218872" calcext:value-type="float">
            <text:p>0.229945421218872</text:p>
          </table:table-cell>
          <table:table-cell table:style-name="ce1" office:value-type="float" office:value="0.240792274475098" calcext:value-type="float">
            <text:p>0.240792274475098</text:p>
          </table:table-cell>
          <table:table-cell table:style-name="ce1" office:value-type="float" office:value="0.237873315811157" calcext:value-type="float">
            <text:p>0.237873315811157</text:p>
          </table:table-cell>
          <table:table-cell table:style-name="ce1" office:value-type="float" office:value="0.238203048706055" calcext:value-type="float">
            <text:p>0.238203048706055</text:p>
          </table:table-cell>
          <table:table-cell table:style-name="ce1" office:value-type="float" office:value="0.235881805419922" calcext:value-type="float">
            <text:p>0.235881805419922</text:p>
          </table:table-cell>
          <table:table-cell table:style-name="ce1" office:value-type="float" office:value="0.236574649810791" calcext:value-type="float">
            <text:p>0.236574649810791</text:p>
          </table:table-cell>
          <table:table-cell table:style-name="ce1" office:value-type="float" office:value="0.0870776176452637" calcext:value-type="float">
            <text:p>0.087077617645264</text:p>
          </table:table-cell>
          <table:table-cell table:style-name="ce1" office:value-type="float" office:value="0.219160079956055" calcext:value-type="float">
            <text:p>0.219160079956055</text:p>
          </table:table-cell>
          <table:table-cell table:style-name="ce1" office:value-type="float" office:value="0.217864751815796" calcext:value-type="float">
            <text:p>0.217864751815796</text:p>
          </table:table-cell>
          <table:table-cell table:style-name="ce1" office:value-type="float" office:value="0.096935510635376" calcext:value-type="float">
            <text:p>0.096935510635376</text:p>
          </table:table-cell>
          <table:table-cell table:style-name="ce1" office:value-type="float" office:value="0.221093416213989" calcext:value-type="float">
            <text:p>0.221093416213989</text:p>
          </table:table-cell>
          <table:table-cell table:style-name="ce1" office:value-type="float" office:value="0.11398196220398" calcext:value-type="float">
            <text:p>0.11398196220398</text:p>
          </table:table-cell>
          <table:table-cell table:style-name="ce1" office:value-type="float" office:value="0.115429162979126" calcext:value-type="float">
            <text:p>0.115429162979126</text:p>
          </table:table-cell>
          <table:table-cell table:style-name="ce1" office:value-type="float" office:value="0.272030591964722" calcext:value-type="float">
            <text:p>0.272030591964722</text:p>
          </table:table-cell>
          <table:table-cell table:style-name="ce1" office:value-type="float" office:value="0.241177320480347" calcext:value-type="float">
            <text:p>0.241177320480347</text:p>
          </table:table-cell>
          <table:table-cell table:style-name="ce1" office:value-type="float" office:value="0.230726003646851" calcext:value-type="float">
            <text:p>0.230726003646851</text:p>
          </table:table-cell>
          <table:table-cell table:style-name="ce1" office:value-type="float" office:value="0.2243332862854" calcext:value-type="float">
            <text:p>0.2243332862854</text:p>
          </table:table-cell>
          <table:table-cell table:style-name="ce1" office:value-type="float" office:value="0.240251779556274" calcext:value-type="float">
            <text:p>0.240251779556274</text:p>
          </table:table-cell>
          <table:table-cell table:style-name="ce1" office:value-type="float" office:value="0.231121778488159" calcext:value-type="float">
            <text:p>0.231121778488159</text:p>
          </table:table-cell>
          <table:table-cell table:style-name="ce1" office:value-type="float" office:value="0.240950584411621" calcext:value-type="float">
            <text:p>0.240950584411621</text:p>
          </table:table-cell>
          <table:table-cell table:style-name="ce1" office:value-type="float" office:value="0.228034734725952" calcext:value-type="float">
            <text:p>0.228034734725952</text:p>
          </table:table-cell>
          <table:table-cell table:style-name="ce1" office:value-type="float" office:value="0.223240375518799" calcext:value-type="float">
            <text:p>0.223240375518799</text:p>
          </table:table-cell>
          <table:table-cell table:style-name="ce1" office:value-type="float" office:value="0.231381177902222" calcext:value-type="float">
            <text:p>0.231381177902222</text:p>
          </table:table-cell>
          <table:table-cell table:style-name="ce1" office:value-type="float" office:value="0.214199542999268" calcext:value-type="float">
            <text:p>0.214199542999268</text:p>
          </table:table-cell>
          <table:table-cell table:style-name="ce1" office:value-type="float" office:value="0.222311019897461" calcext:value-type="float">
            <text:p>0.222311019897461</text:p>
          </table:table-cell>
          <table:table-cell table:style-name="ce1" office:value-type="float" office:value="0.226758241653442" calcext:value-type="float">
            <text:p>0.226758241653442</text:p>
          </table:table-cell>
          <table:table-cell table:style-name="ce1" office:value-type="float" office:value="0.219101905822754" calcext:value-type="float">
            <text:p>0.219101905822754</text:p>
          </table:table-cell>
          <table:table-cell table:style-name="ce1" office:value-type="float" office:value="0.0939407348632813" calcext:value-type="float">
            <text:p>0.093940734863281</text:p>
          </table:table-cell>
          <table:table-cell table:style-name="ce1" office:value-type="float" office:value="0.222931146621704" calcext:value-type="float">
            <text:p>0.222931146621704</text:p>
          </table:table-cell>
          <table:table-cell table:style-name="ce1" office:value-type="float" office:value="0.214775323867798" calcext:value-type="float">
            <text:p>0.214775323867798</text:p>
          </table:table-cell>
          <table:table-cell table:style-name="ce1" office:value-type="float" office:value="0.218459844589233" calcext:value-type="float">
            <text:p>0.218459844589233</text:p>
          </table:table-cell>
          <table:table-cell table:style-name="ce1" office:value-type="float" office:value="0.207174217700958" calcext:value-type="float">
            <text:p>0.207174217700958</text:p>
          </table:table-cell>
          <table:table-cell table:style-name="ce1" office:value-type="float" office:value="0.0844099521636963" calcext:value-type="float">
            <text:p>0.084409952163696</text:p>
          </table:table-cell>
          <table:table-cell table:style-name="ce1" office:value-type="float" office:value="0.291755437850952" calcext:value-type="float">
            <text:p>0.291755437850952</text:p>
          </table:table-cell>
          <table:table-cell table:style-name="ce1" office:value-type="float" office:value="20.7174217700958" calcext:value-type="float">
            <text:p>20.717421770095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9466552734375" calcext:value-type="float">
            <text:p>0.109466552734375</text:p>
          </table:table-cell>
          <table:table-cell table:style-name="ce1" office:value-type="float" office:value="0.245812654495239" calcext:value-type="float">
            <text:p>0.245812654495239</text:p>
          </table:table-cell>
          <table:table-cell table:style-name="ce1" office:value-type="float" office:value="0.250797271728516" calcext:value-type="float">
            <text:p>0.250797271728516</text:p>
          </table:table-cell>
          <table:table-cell table:style-name="ce1" office:value-type="float" office:value="0.224993467330933" calcext:value-type="float">
            <text:p>0.224993467330933</text:p>
          </table:table-cell>
          <table:table-cell table:style-name="ce1" office:value-type="float" office:value="0.222898244857788" calcext:value-type="float">
            <text:p>0.222898244857788</text:p>
          </table:table-cell>
          <table:table-cell table:style-name="ce1" office:value-type="float" office:value="0.241873264312744" calcext:value-type="float">
            <text:p>0.241873264312744</text:p>
          </table:table-cell>
          <table:table-cell table:style-name="ce1" office:value-type="float" office:value="0.224472761154175" calcext:value-type="float">
            <text:p>0.224472761154175</text:p>
          </table:table-cell>
          <table:table-cell table:style-name="ce1" office:value-type="float" office:value="0.22353196144104" calcext:value-type="float">
            <text:p>0.22353196144104</text:p>
          </table:table-cell>
          <table:table-cell table:style-name="ce1" office:value-type="float" office:value="0.227638483047485" calcext:value-type="float">
            <text:p>0.227638483047485</text:p>
          </table:table-cell>
          <table:table-cell table:style-name="ce1" office:value-type="float" office:value="0.221705913543701" calcext:value-type="float">
            <text:p>0.221705913543701</text:p>
          </table:table-cell>
          <table:table-cell table:style-name="ce1" office:value-type="float" office:value="0.225048542022705" calcext:value-type="float">
            <text:p>0.225048542022705</text:p>
          </table:table-cell>
          <table:table-cell table:style-name="ce1" office:value-type="float" office:value="0.224570512771606" calcext:value-type="float">
            <text:p>0.224570512771606</text:p>
          </table:table-cell>
          <table:table-cell table:style-name="ce1" office:value-type="float" office:value="0.221377372741699" calcext:value-type="float">
            <text:p>0.221377372741699</text:p>
          </table:table-cell>
          <table:table-cell table:style-name="ce1" office:value-type="float" office:value="0.217750787734985" calcext:value-type="float">
            <text:p>0.217750787734985</text:p>
          </table:table-cell>
          <table:table-cell table:style-name="ce1" office:value-type="float" office:value="0.220341205596924" calcext:value-type="float">
            <text:p>0.220341205596924</text:p>
          </table:table-cell>
          <table:table-cell table:style-name="ce1" office:value-type="float" office:value="0.217788934707642" calcext:value-type="float">
            <text:p>0.217788934707642</text:p>
          </table:table-cell>
          <table:table-cell table:style-name="ce1" office:value-type="float" office:value="0.218037366867065" calcext:value-type="float">
            <text:p>0.218037366867065</text:p>
          </table:table-cell>
          <table:table-cell table:style-name="ce1" office:value-type="float" office:value="0.220991849899292" calcext:value-type="float">
            <text:p>0.220991849899292</text:p>
          </table:table-cell>
          <table:table-cell table:style-name="ce1" office:value-type="float" office:value="0.218557357788086" calcext:value-type="float">
            <text:p>0.218557357788086</text:p>
          </table:table-cell>
          <table:table-cell table:style-name="ce1" office:value-type="float" office:value="0.221733808517456" calcext:value-type="float">
            <text:p>0.221733808517456</text:p>
          </table:table-cell>
          <table:table-cell table:style-name="ce1" office:value-type="float" office:value="0.105506181716919" calcext:value-type="float">
            <text:p>0.105506181716919</text:p>
          </table:table-cell>
          <table:table-cell table:style-name="ce1" office:value-type="float" office:value="0.242802381515503" calcext:value-type="float">
            <text:p>0.242802381515503</text:p>
          </table:table-cell>
          <table:table-cell table:style-name="ce1" office:value-type="float" office:value="0.0965185165405273" calcext:value-type="float">
            <text:p>0.096518516540527</text:p>
          </table:table-cell>
          <table:table-cell table:style-name="ce1" office:value-type="float" office:value="0.11640453338623" calcext:value-type="float">
            <text:p>0.11640453338623</text:p>
          </table:table-cell>
          <table:table-cell table:style-name="ce1" office:value-type="float" office:value="0.264644384384155" calcext:value-type="float">
            <text:p>0.264644384384155</text:p>
          </table:table-cell>
          <table:table-cell table:style-name="ce1" office:value-type="float" office:value="0.236172437667847" calcext:value-type="float">
            <text:p>0.236172437667847</text:p>
          </table:table-cell>
          <table:table-cell table:style-name="ce1" office:value-type="float" office:value="0.240458011627197" calcext:value-type="float">
            <text:p>0.240458011627197</text:p>
          </table:table-cell>
          <table:table-cell table:style-name="ce1" office:value-type="float" office:value="0.225175380706787" calcext:value-type="float">
            <text:p>0.225175380706787</text:p>
          </table:table-cell>
          <table:table-cell table:style-name="ce1" office:value-type="float" office:value="0.226182699203491" calcext:value-type="float">
            <text:p>0.226182699203491</text:p>
          </table:table-cell>
          <table:table-cell table:style-name="ce1" office:value-type="float" office:value="0.238264083862305" calcext:value-type="float">
            <text:p>0.238264083862305</text:p>
          </table:table-cell>
          <table:table-cell table:style-name="ce1" office:value-type="float" office:value="0.247676372528076" calcext:value-type="float">
            <text:p>0.247676372528076</text:p>
          </table:table-cell>
          <table:table-cell table:style-name="ce1" office:value-type="float" office:value="0.236021041870117" calcext:value-type="float">
            <text:p>0.236021041870117</text:p>
          </table:table-cell>
          <table:table-cell table:style-name="ce1" office:value-type="float" office:value="0.244010448455811" calcext:value-type="float">
            <text:p>0.244010448455811</text:p>
          </table:table-cell>
          <table:table-cell table:style-name="ce1" office:value-type="float" office:value="0.250478982925415" calcext:value-type="float">
            <text:p>0.250478982925415</text:p>
          </table:table-cell>
          <table:table-cell table:style-name="ce1" office:value-type="float" office:value="0.23282790184021" calcext:value-type="float">
            <text:p>0.23282790184021</text:p>
          </table:table-cell>
          <table:table-cell table:style-name="ce1" office:value-type="float" office:value="0.232471942901611" calcext:value-type="float">
            <text:p>0.232471942901611</text:p>
          </table:table-cell>
          <table:table-cell table:style-name="ce1" office:value-type="float" office:value="0.227803230285645" calcext:value-type="float">
            <text:p>0.227803230285645</text:p>
          </table:table-cell>
          <table:table-cell table:style-name="ce1" office:value-type="float" office:value="0.229135513305664" calcext:value-type="float">
            <text:p>0.229135513305664</text:p>
          </table:table-cell>
          <table:table-cell table:style-name="ce1" office:value-type="float" office:value="0.221489191055298" calcext:value-type="float">
            <text:p>0.221489191055298</text:p>
          </table:table-cell>
          <table:table-cell table:style-name="ce1" office:value-type="float" office:value="0.220215320587158" calcext:value-type="float">
            <text:p>0.220215320587158</text:p>
          </table:table-cell>
          <table:table-cell table:style-name="ce1" office:value-type="float" office:value="0.122859954833984" calcext:value-type="float">
            <text:p>0.122859954833984</text:p>
          </table:table-cell>
          <table:table-cell table:style-name="ce1" office:value-type="float" office:value="0.237312316894531" calcext:value-type="float">
            <text:p>0.237312316894531</text:p>
          </table:table-cell>
          <table:table-cell table:style-name="ce1" office:value-type="float" office:value="0.226348161697388" calcext:value-type="float">
            <text:p>0.226348161697388</text:p>
          </table:table-cell>
          <table:table-cell table:style-name="ce1" office:value-type="float" office:value="0.234415054321289" calcext:value-type="float">
            <text:p>0.234415054321289</text:p>
          </table:table-cell>
          <table:table-cell table:style-name="ce1" office:value-type="float" office:value="0.237209796905518" calcext:value-type="float">
            <text:p>0.237209796905518</text:p>
          </table:table-cell>
          <table:table-cell table:style-name="ce1" office:value-type="float" office:value="0.232782602310181" calcext:value-type="float">
            <text:p>0.232782602310181</text:p>
          </table:table-cell>
          <table:table-cell table:style-name="ce1" office:value-type="float" office:value="0.229070425033569" calcext:value-type="float">
            <text:p>0.229070425033569</text:p>
          </table:table-cell>
          <table:table-cell table:style-name="ce1" office:value-type="float" office:value="0.219847679138184" calcext:value-type="float">
            <text:p>0.219847679138184</text:p>
          </table:table-cell>
          <table:table-cell table:style-name="ce1" office:value-type="float" office:value="0.218288898468018" calcext:value-type="float">
            <text:p>0.218288898468018</text:p>
          </table:table-cell>
          <table:table-cell table:style-name="ce1" office:value-type="float" office:value="0.220046043395996" calcext:value-type="float">
            <text:p>0.220046043395996</text:p>
          </table:table-cell>
          <table:table-cell table:style-name="ce1" office:value-type="float" office:value="0.226763725280762" calcext:value-type="float">
            <text:p>0.226763725280762</text:p>
          </table:table-cell>
          <table:table-cell table:style-name="ce1" office:value-type="float" office:value="0.228343963623047" calcext:value-type="float">
            <text:p>0.228343963623047</text:p>
          </table:table-cell>
          <table:table-cell table:style-name="ce1" office:value-type="float" office:value="0.225665330886841" calcext:value-type="float">
            <text:p>0.225665330886841</text:p>
          </table:table-cell>
          <table:table-cell table:style-name="ce1" office:value-type="float" office:value="0.221822023391724" calcext:value-type="float">
            <text:p>0.221822023391724</text:p>
          </table:table-cell>
          <table:table-cell table:style-name="ce1" office:value-type="float" office:value="0.224090576171875" calcext:value-type="float">
            <text:p>0.224090576171875</text:p>
          </table:table-cell>
          <table:table-cell table:style-name="ce1" office:value-type="float" office:value="0.22359561920166" calcext:value-type="float">
            <text:p>0.22359561920166</text:p>
          </table:table-cell>
          <table:table-cell table:style-name="ce1" office:value-type="float" office:value="0.21571683883667" calcext:value-type="float">
            <text:p>0.21571683883667</text:p>
          </table:table-cell>
          <table:table-cell table:style-name="ce1" office:value-type="float" office:value="0.221301078796387" calcext:value-type="float">
            <text:p>0.221301078796387</text:p>
          </table:table-cell>
          <table:table-cell table:style-name="ce1" office:value-type="float" office:value="0.219925880432129" calcext:value-type="float">
            <text:p>0.219925880432129</text:p>
          </table:table-cell>
          <table:table-cell table:style-name="ce1" office:value-type="float" office:value="0.222378969192505" calcext:value-type="float">
            <text:p>0.222378969192505</text:p>
          </table:table-cell>
          <table:table-cell table:style-name="ce1" office:value-type="float" office:value="0.106402635574341" calcext:value-type="float">
            <text:p>0.106402635574341</text:p>
          </table:table-cell>
          <table:table-cell table:style-name="ce1" office:value-type="float" office:value="0.231841325759888" calcext:value-type="float">
            <text:p>0.231841325759888</text:p>
          </table:table-cell>
          <table:table-cell table:style-name="ce1" office:value-type="float" office:value="0.231235504150391" calcext:value-type="float">
            <text:p>0.231235504150391</text:p>
          </table:table-cell>
          <table:table-cell table:style-name="ce1" office:value-type="float" office:value="0.218832492828369" calcext:value-type="float">
            <text:p>0.218832492828369</text:p>
          </table:table-cell>
          <table:table-cell table:style-name="ce1" office:value-type="float" office:value="0.21735954284668" calcext:value-type="float">
            <text:p>0.21735954284668</text:p>
          </table:table-cell>
          <table:table-cell table:style-name="ce1" office:value-type="float" office:value="0.220008373260498" calcext:value-type="float">
            <text:p>0.220008373260498</text:p>
          </table:table-cell>
          <table:table-cell table:style-name="ce1" office:value-type="float" office:value="0.217138051986694" calcext:value-type="float">
            <text:p>0.217138051986694</text:p>
          </table:table-cell>
          <table:table-cell table:style-name="ce1" office:value-type="float" office:value="0.229481935501099" calcext:value-type="float">
            <text:p>0.229481935501099</text:p>
          </table:table-cell>
          <table:table-cell table:style-name="ce1" office:value-type="float" office:value="0.219605684280395" calcext:value-type="float">
            <text:p>0.219605684280395</text:p>
          </table:table-cell>
          <table:table-cell table:style-name="ce1" office:value-type="float" office:value="0.222262382507324" calcext:value-type="float">
            <text:p>0.222262382507324</text:p>
          </table:table-cell>
          <table:table-cell table:style-name="ce1" office:value-type="float" office:value="0.224087953567505" calcext:value-type="float">
            <text:p>0.224087953567505</text:p>
          </table:table-cell>
          <table:table-cell table:style-name="ce1" office:value-type="float" office:value="0.220984220504761" calcext:value-type="float">
            <text:p>0.220984220504761</text:p>
          </table:table-cell>
          <table:table-cell table:style-name="ce1" office:value-type="float" office:value="0.219070196151733" calcext:value-type="float">
            <text:p>0.219070196151733</text:p>
          </table:table-cell>
          <table:table-cell table:style-name="ce1" office:value-type="float" office:value="0.21949291229248" calcext:value-type="float">
            <text:p>0.21949291229248</text:p>
          </table:table-cell>
          <table:table-cell table:style-name="ce1" office:value-type="float" office:value="0.225493669509888" calcext:value-type="float">
            <text:p>0.225493669509888</text:p>
          </table:table-cell>
          <table:table-cell table:style-name="ce1" office:value-type="float" office:value="0.218549013137817" calcext:value-type="float">
            <text:p>0.218549013137817</text:p>
          </table:table-cell>
          <table:table-cell table:style-name="ce1" office:value-type="float" office:value="0.220698118209839" calcext:value-type="float">
            <text:p>0.220698118209839</text:p>
          </table:table-cell>
          <table:table-cell table:style-name="ce1" office:value-type="float" office:value="0.219666719436645" calcext:value-type="float">
            <text:p>0.219666719436645</text:p>
          </table:table-cell>
          <table:table-cell table:style-name="ce1" office:value-type="float" office:value="0.218181133270264" calcext:value-type="float">
            <text:p>0.218181133270264</text:p>
          </table:table-cell>
          <table:table-cell table:style-name="ce1" office:value-type="float" office:value="0.221258878707886" calcext:value-type="float">
            <text:p>0.221258878707886</text:p>
          </table:table-cell>
          <table:table-cell table:style-name="ce1" office:value-type="float" office:value="0.110977649688721" calcext:value-type="float">
            <text:p>0.110977649688721</text:p>
          </table:table-cell>
          <table:table-cell table:style-name="ce1" office:value-type="float" office:value="0.0850088596343994" calcext:value-type="float">
            <text:p>0.0850088596344</text:p>
          </table:table-cell>
          <table:table-cell table:style-name="ce1" office:value-type="float" office:value="0.241919994354248" calcext:value-type="float">
            <text:p>0.241919994354248</text:p>
          </table:table-cell>
          <table:table-cell table:style-name="ce1" office:value-type="float" office:value="0.24503493309021" calcext:value-type="float">
            <text:p>0.24503493309021</text:p>
          </table:table-cell>
          <table:table-cell table:style-name="ce1" office:value-type="float" office:value="0.244174003601074" calcext:value-type="float">
            <text:p>0.244174003601074</text:p>
          </table:table-cell>
          <table:table-cell table:style-name="ce1" office:value-type="float" office:value="0.241633415222168" calcext:value-type="float">
            <text:p>0.241633415222168</text:p>
          </table:table-cell>
          <table:table-cell table:style-name="ce1" office:value-type="float" office:value="0.219210147857666" calcext:value-type="float">
            <text:p>0.219210147857666</text:p>
          </table:table-cell>
          <table:table-cell table:style-name="ce1" office:value-type="float" office:value="0.217948436737061" calcext:value-type="float">
            <text:p>0.217948436737061</text:p>
          </table:table-cell>
          <table:table-cell table:style-name="ce1" office:value-type="float" office:value="0.223985195159912" calcext:value-type="float">
            <text:p>0.223985195159912</text:p>
          </table:table-cell>
          <table:table-cell table:style-name="ce1" office:value-type="float" office:value="0.220189332962036" calcext:value-type="float">
            <text:p>0.220189332962036</text:p>
          </table:table-cell>
          <table:table-cell table:style-name="ce1" office:value-type="float" office:value="0.235705852508545" calcext:value-type="float">
            <text:p>0.235705852508545</text:p>
          </table:table-cell>
          <table:table-cell table:style-name="ce1" office:value-type="float" office:value="0.226281881332397" calcext:value-type="float">
            <text:p>0.226281881332397</text:p>
          </table:table-cell>
          <table:table-cell table:style-name="ce1" office:value-type="float" office:value="0.223720073699951" calcext:value-type="float">
            <text:p>0.223720073699951</text:p>
          </table:table-cell>
          <table:table-cell table:style-name="ce1" office:value-type="float" office:value="0.231262683868408" calcext:value-type="float">
            <text:p>0.231262683868408</text:p>
          </table:table-cell>
          <table:table-cell table:style-name="ce1" office:value-type="float" office:value="0.222292423248291" calcext:value-type="float">
            <text:p>0.222292423248291</text:p>
          </table:table-cell>
          <table:table-cell table:style-name="ce1" office:value-type="float" office:value="0.221674919128418" calcext:value-type="float">
            <text:p>0.221674919128418</text:p>
          </table:table-cell>
          <table:table-cell table:style-name="ce1" office:value-type="float" office:value="0.218706846237183" calcext:value-type="float">
            <text:p>0.218706846237183</text:p>
          </table:table-cell>
          <table:table-cell table:style-name="ce1" office:value-type="float" office:value="0.222172021865845" calcext:value-type="float">
            <text:p>0.222172021865845</text:p>
          </table:table-cell>
          <table:table-cell table:style-name="ce1" office:value-type="float" office:value="0.218860864639282" calcext:value-type="float">
            <text:p>0.218860864639282</text:p>
          </table:table-cell>
          <table:table-cell table:style-name="ce1" office:value-type="float" office:value="0.220421075820923" calcext:value-type="float">
            <text:p>0.220421075820923</text:p>
          </table:table-cell>
          <table:table-cell table:style-name="ce1" office:value-type="float" office:value="0.217542631626129" calcext:value-type="float">
            <text:p>0.217542631626129</text:p>
          </table:table-cell>
          <table:table-cell table:style-name="ce1" office:value-type="float" office:value="0.0850088596343994" calcext:value-type="float">
            <text:p>0.0850088596344</text:p>
          </table:table-cell>
          <table:table-cell table:style-name="ce1" office:value-type="float" office:value="0.264644384384155" calcext:value-type="float">
            <text:p>0.264644384384155</text:p>
          </table:table-cell>
          <table:table-cell table:style-name="ce1" office:value-type="float" office:value="21.7542631626129" calcext:value-type="float">
            <text:p>21.75426316261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2850675582886" calcext:value-type="float">
            <text:p>0.102850675582886</text:p>
          </table:table-cell>
          <table:table-cell table:style-name="ce1" office:value-type="float" office:value="0.0949642658233643" calcext:value-type="float">
            <text:p>0.094964265823364</text:p>
          </table:table-cell>
          <table:table-cell table:style-name="ce1" office:value-type="float" office:value="0.23358416557312" calcext:value-type="float">
            <text:p>0.23358416557312</text:p>
          </table:table-cell>
          <table:table-cell table:style-name="ce1" office:value-type="float" office:value="0.226038455963135" calcext:value-type="float">
            <text:p>0.226038455963135</text:p>
          </table:table-cell>
          <table:table-cell table:style-name="ce1" office:value-type="float" office:value="0.255662679672241" calcext:value-type="float">
            <text:p>0.255662679672241</text:p>
          </table:table-cell>
          <table:table-cell table:style-name="ce1" office:value-type="float" office:value="0.09004807472229" calcext:value-type="float">
            <text:p>0.09004807472229</text:p>
          </table:table-cell>
          <table:table-cell table:style-name="ce1" office:value-type="float" office:value="0.25514030456543" calcext:value-type="float">
            <text:p>0.25514030456543</text:p>
          </table:table-cell>
          <table:table-cell table:style-name="ce1" office:value-type="float" office:value="0.241659641265869" calcext:value-type="float">
            <text:p>0.241659641265869</text:p>
          </table:table-cell>
          <table:table-cell table:style-name="ce1" office:value-type="float" office:value="0.223965644836426" calcext:value-type="float">
            <text:p>0.223965644836426</text:p>
          </table:table-cell>
          <table:table-cell table:style-name="ce1" office:value-type="float" office:value="0.250090360641479" calcext:value-type="float">
            <text:p>0.250090360641479</text:p>
          </table:table-cell>
          <table:table-cell table:style-name="ce1" office:value-type="float" office:value="0.229450941085815" calcext:value-type="float">
            <text:p>0.229450941085815</text:p>
          </table:table-cell>
          <table:table-cell table:style-name="ce1" office:value-type="float" office:value="0.231231689453125" calcext:value-type="float">
            <text:p>0.231231689453125</text:p>
          </table:table-cell>
          <table:table-cell table:style-name="ce1" office:value-type="float" office:value="0.23299503326416" calcext:value-type="float">
            <text:p>0.23299503326416</text:p>
          </table:table-cell>
          <table:table-cell table:style-name="ce1" office:value-type="float" office:value="0.224706411361694" calcext:value-type="float">
            <text:p>0.224706411361694</text:p>
          </table:table-cell>
          <table:table-cell table:style-name="ce1" office:value-type="float" office:value="0.231173992156982" calcext:value-type="float">
            <text:p>0.231173992156982</text:p>
          </table:table-cell>
          <table:table-cell table:style-name="ce1" office:value-type="float" office:value="0.234984159469604" calcext:value-type="float">
            <text:p>0.234984159469604</text:p>
          </table:table-cell>
          <table:table-cell table:style-name="ce1" office:value-type="float" office:value="0.228155136108398" calcext:value-type="float">
            <text:p>0.228155136108398</text:p>
          </table:table-cell>
          <table:table-cell table:style-name="ce1" office:value-type="float" office:value="0.0852363109588623" calcext:value-type="float">
            <text:p>0.085236310958862</text:p>
          </table:table-cell>
          <table:table-cell table:style-name="ce1" office:value-type="float" office:value="0.217833280563354" calcext:value-type="float">
            <text:p>0.217833280563354</text:p>
          </table:table-cell>
          <table:table-cell table:style-name="ce1" office:value-type="float" office:value="0.222850561141968" calcext:value-type="float">
            <text:p>0.222850561141968</text:p>
          </table:table-cell>
          <table:table-cell table:style-name="ce1" office:value-type="float" office:value="0.101980686187744" calcext:value-type="float">
            <text:p>0.101980686187744</text:p>
          </table:table-cell>
          <table:table-cell table:style-name="ce1" office:value-type="float" office:value="0.0936591625213623" calcext:value-type="float">
            <text:p>0.093659162521362</text:p>
          </table:table-cell>
          <table:table-cell table:style-name="ce1" office:value-type="float" office:value="0.103988409042358" calcext:value-type="float">
            <text:p>0.103988409042358</text:p>
          </table:table-cell>
          <table:table-cell table:style-name="ce1" office:value-type="float" office:value="0.24109411239624" calcext:value-type="float">
            <text:p>0.24109411239624</text:p>
          </table:table-cell>
          <table:table-cell table:style-name="ce1" office:value-type="float" office:value="0.236516952514648" calcext:value-type="float">
            <text:p>0.236516952514648</text:p>
          </table:table-cell>
          <table:table-cell table:style-name="ce1" office:value-type="float" office:value="0.0881390571594238" calcext:value-type="float">
            <text:p>0.088139057159424</text:p>
          </table:table-cell>
          <table:table-cell table:style-name="ce1" office:value-type="float" office:value="0.223913908004761" calcext:value-type="float">
            <text:p>0.223913908004761</text:p>
          </table:table-cell>
          <table:table-cell table:style-name="ce1" office:value-type="float" office:value="0.218304395675659" calcext:value-type="float">
            <text:p>0.218304395675659</text:p>
          </table:table-cell>
          <table:table-cell table:style-name="ce1" office:value-type="float" office:value="0.221606492996216" calcext:value-type="float">
            <text:p>0.221606492996216</text:p>
          </table:table-cell>
          <table:table-cell table:style-name="ce1" office:value-type="float" office:value="0.22216796875" calcext:value-type="float">
            <text:p>0.22216796875</text:p>
          </table:table-cell>
          <table:table-cell table:style-name="ce1" office:value-type="float" office:value="0.224956512451172" calcext:value-type="float">
            <text:p>0.224956512451172</text:p>
          </table:table-cell>
          <table:table-cell table:style-name="ce1" office:value-type="float" office:value="0.219393253326416" calcext:value-type="float">
            <text:p>0.219393253326416</text:p>
          </table:table-cell>
          <table:table-cell table:style-name="ce1" office:value-type="float" office:value="0.222371339797974" calcext:value-type="float">
            <text:p>0.222371339797974</text:p>
          </table:table-cell>
          <table:table-cell table:style-name="ce1" office:value-type="float" office:value="0.232269048690796" calcext:value-type="float">
            <text:p>0.232269048690796</text:p>
          </table:table-cell>
          <table:table-cell table:style-name="ce1" office:value-type="float" office:value="0.219606399536133" calcext:value-type="float">
            <text:p>0.219606399536133</text:p>
          </table:table-cell>
          <table:table-cell table:style-name="ce1" office:value-type="float" office:value="0.221069097518921" calcext:value-type="float">
            <text:p>0.221069097518921</text:p>
          </table:table-cell>
          <table:table-cell table:style-name="ce1" office:value-type="float" office:value="0.218834400177002" calcext:value-type="float">
            <text:p>0.218834400177002</text:p>
          </table:table-cell>
          <table:table-cell table:style-name="ce1" office:value-type="float" office:value="0.220090389251709" calcext:value-type="float">
            <text:p>0.220090389251709</text:p>
          </table:table-cell>
          <table:table-cell table:style-name="ce1" office:value-type="float" office:value="0.218539714813232" calcext:value-type="float">
            <text:p>0.218539714813232</text:p>
          </table:table-cell>
          <table:table-cell table:style-name="ce1" office:value-type="float" office:value="0.220334529876709" calcext:value-type="float">
            <text:p>0.220334529876709</text:p>
          </table:table-cell>
          <table:table-cell table:style-name="ce1" office:value-type="float" office:value="0.105854988098145" calcext:value-type="float">
            <text:p>0.105854988098145</text:p>
          </table:table-cell>
          <table:table-cell table:style-name="ce1" office:value-type="float" office:value="0.10093092918396" calcext:value-type="float">
            <text:p>0.10093092918396</text:p>
          </table:table-cell>
          <table:table-cell table:style-name="ce1" office:value-type="float" office:value="0.202780246734619" calcext:value-type="float">
            <text:p>0.202780246734619</text:p>
          </table:table-cell>
          <table:table-cell table:style-name="ce1" office:value-type="float" office:value="0.231237173080444" calcext:value-type="float">
            <text:p>0.231237173080444</text:p>
          </table:table-cell>
          <table:table-cell table:style-name="ce1" office:value-type="float" office:value="0.212386608123779" calcext:value-type="float">
            <text:p>0.212386608123779</text:p>
          </table:table-cell>
          <table:table-cell table:style-name="ce1" office:value-type="float" office:value="0.217609643936157" calcext:value-type="float">
            <text:p>0.217609643936157</text:p>
          </table:table-cell>
          <table:table-cell table:style-name="ce1" office:value-type="float" office:value="0.221464395523071" calcext:value-type="float">
            <text:p>0.221464395523071</text:p>
          </table:table-cell>
          <table:table-cell table:style-name="ce1" office:value-type="float" office:value="0.220740556716919" calcext:value-type="float">
            <text:p>0.220740556716919</text:p>
          </table:table-cell>
          <table:table-cell table:style-name="ce1" office:value-type="float" office:value="0.221468448638916" calcext:value-type="float">
            <text:p>0.221468448638916</text:p>
          </table:table-cell>
          <table:table-cell table:style-name="ce1" office:value-type="float" office:value="0.224590063095093" calcext:value-type="float">
            <text:p>0.224590063095093</text:p>
          </table:table-cell>
          <table:table-cell table:style-name="ce1" office:value-type="float" office:value="0.224473714828491" calcext:value-type="float">
            <text:p>0.224473714828491</text:p>
          </table:table-cell>
          <table:table-cell table:style-name="ce1" office:value-type="float" office:value="0.225181579589844" calcext:value-type="float">
            <text:p>0.225181579589844</text:p>
          </table:table-cell>
          <table:table-cell table:style-name="ce1" office:value-type="float" office:value="0.223970890045166" calcext:value-type="float">
            <text:p>0.223970890045166</text:p>
          </table:table-cell>
          <table:table-cell table:style-name="ce1" office:value-type="float" office:value="0.226838827133179" calcext:value-type="float">
            <text:p>0.226838827133179</text:p>
          </table:table-cell>
          <table:table-cell table:style-name="ce1" office:value-type="float" office:value="0.213325500488281" calcext:value-type="float">
            <text:p>0.213325500488281</text:p>
          </table:table-cell>
          <table:table-cell table:style-name="ce1" office:value-type="float" office:value="0.218374013900757" calcext:value-type="float">
            <text:p>0.218374013900757</text:p>
          </table:table-cell>
          <table:table-cell table:style-name="ce1" office:value-type="float" office:value="0.219682455062866" calcext:value-type="float">
            <text:p>0.219682455062866</text:p>
          </table:table-cell>
          <table:table-cell table:style-name="ce1" office:value-type="float" office:value="0.218984603881836" calcext:value-type="float">
            <text:p>0.218984603881836</text:p>
          </table:table-cell>
          <table:table-cell table:style-name="ce1" office:value-type="float" office:value="0.2187659740448" calcext:value-type="float">
            <text:p>0.2187659740448</text:p>
          </table:table-cell>
          <table:table-cell table:style-name="ce1" office:value-type="float" office:value="0.222013711929321" calcext:value-type="float">
            <text:p>0.222013711929321</text:p>
          </table:table-cell>
          <table:table-cell table:style-name="ce1" office:value-type="float" office:value="0.113436460494995" calcext:value-type="float">
            <text:p>0.113436460494995</text:p>
          </table:table-cell>
          <table:table-cell table:style-name="ce1" office:value-type="float" office:value="0.247486114501953" calcext:value-type="float">
            <text:p>0.247486114501953</text:p>
          </table:table-cell>
          <table:table-cell table:style-name="ce1" office:value-type="float" office:value="0.25365424156189" calcext:value-type="float">
            <text:p>0.25365424156189</text:p>
          </table:table-cell>
          <table:table-cell table:style-name="ce1" office:value-type="float" office:value="0.222040414810181" calcext:value-type="float">
            <text:p>0.222040414810181</text:p>
          </table:table-cell>
          <table:table-cell table:style-name="ce1" office:value-type="float" office:value="0.225628137588501" calcext:value-type="float">
            <text:p>0.225628137588501</text:p>
          </table:table-cell>
          <table:table-cell table:style-name="ce1" office:value-type="float" office:value="0.241311550140381" calcext:value-type="float">
            <text:p>0.241311550140381</text:p>
          </table:table-cell>
          <table:table-cell table:style-name="ce1" office:value-type="float" office:value="0.228614807128906" calcext:value-type="float">
            <text:p>0.228614807128906</text:p>
          </table:table-cell>
          <table:table-cell table:style-name="ce1" office:value-type="float" office:value="0.217679977416992" calcext:value-type="float">
            <text:p>0.217679977416992</text:p>
          </table:table-cell>
          <table:table-cell table:style-name="ce1" office:value-type="float" office:value="0.232811212539673" calcext:value-type="float">
            <text:p>0.232811212539673</text:p>
          </table:table-cell>
          <table:table-cell table:style-name="ce1" office:value-type="float" office:value="0.22881007194519" calcext:value-type="float">
            <text:p>0.22881007194519</text:p>
          </table:table-cell>
          <table:table-cell table:style-name="ce1" office:value-type="float" office:value="0.234989881515503" calcext:value-type="float">
            <text:p>0.234989881515503</text:p>
          </table:table-cell>
          <table:table-cell table:style-name="ce1" office:value-type="float" office:value="0.230100631713867" calcext:value-type="float">
            <text:p>0.230100631713867</text:p>
          </table:table-cell>
          <table:table-cell table:style-name="ce1" office:value-type="float" office:value="0.224206209182739" calcext:value-type="float">
            <text:p>0.224206209182739</text:p>
          </table:table-cell>
          <table:table-cell table:style-name="ce1" office:value-type="float" office:value="0.222936868667603" calcext:value-type="float">
            <text:p>0.222936868667603</text:p>
          </table:table-cell>
          <table:table-cell table:style-name="ce1" office:value-type="float" office:value="0.217950582504272" calcext:value-type="float">
            <text:p>0.217950582504272</text:p>
          </table:table-cell>
          <table:table-cell table:style-name="ce1" office:value-type="float" office:value="0.21896505355835" calcext:value-type="float">
            <text:p>0.21896505355835</text:p>
          </table:table-cell>
          <table:table-cell table:style-name="ce1" office:value-type="float" office:value="0.221181154251099" calcext:value-type="float">
            <text:p>0.221181154251099</text:p>
          </table:table-cell>
          <table:table-cell table:style-name="ce1" office:value-type="float" office:value="0.21754264831543" calcext:value-type="float">
            <text:p>0.21754264831543</text:p>
          </table:table-cell>
          <table:table-cell table:style-name="ce1" office:value-type="float" office:value="0.227197885513306" calcext:value-type="float">
            <text:p>0.227197885513306</text:p>
          </table:table-cell>
          <table:table-cell table:style-name="ce1" office:value-type="float" office:value="0.216646909713745" calcext:value-type="float">
            <text:p>0.216646909713745</text:p>
          </table:table-cell>
          <table:table-cell table:style-name="ce1" office:value-type="float" office:value="0.105304479598999" calcext:value-type="float">
            <text:p>0.105304479598999</text:p>
          </table:table-cell>
          <table:table-cell table:style-name="ce1" office:value-type="float" office:value="0.233165264129639" calcext:value-type="float">
            <text:p>0.233165264129639</text:p>
          </table:table-cell>
          <table:table-cell table:style-name="ce1" office:value-type="float" office:value="0.217006921768188" calcext:value-type="float">
            <text:p>0.217006921768188</text:p>
          </table:table-cell>
          <table:table-cell table:style-name="ce1" office:value-type="float" office:value="0.220506906509399" calcext:value-type="float">
            <text:p>0.220506906509399</text:p>
          </table:table-cell>
          <table:table-cell table:style-name="ce1" office:value-type="float" office:value="0.222105503082275" calcext:value-type="float">
            <text:p>0.222105503082275</text:p>
          </table:table-cell>
          <table:table-cell table:style-name="ce1" office:value-type="float" office:value="0.218750715255737" calcext:value-type="float">
            <text:p>0.218750715255737</text:p>
          </table:table-cell>
          <table:table-cell table:style-name="ce1" office:value-type="float" office:value="0.218613624572754" calcext:value-type="float">
            <text:p>0.218613624572754</text:p>
          </table:table-cell>
          <table:table-cell table:style-name="ce1" office:value-type="float" office:value="0.218054056167603" calcext:value-type="float">
            <text:p>0.218054056167603</text:p>
          </table:table-cell>
          <table:table-cell table:style-name="ce1" office:value-type="float" office:value="0.229240894317627" calcext:value-type="float">
            <text:p>0.229240894317627</text:p>
          </table:table-cell>
          <table:table-cell table:style-name="ce1" office:value-type="float" office:value="0.250140905380249" calcext:value-type="float">
            <text:p>0.250140905380249</text:p>
          </table:table-cell>
          <table:table-cell table:style-name="ce1" office:value-type="float" office:value="0.199912786483765" calcext:value-type="float">
            <text:p>0.199912786483765</text:p>
          </table:table-cell>
          <table:table-cell table:style-name="ce1" office:value-type="float" office:value="0.218798637390137" calcext:value-type="float">
            <text:p>0.218798637390137</text:p>
          </table:table-cell>
          <table:table-cell table:style-name="ce1" office:value-type="float" office:value="0.219541788101196" calcext:value-type="float">
            <text:p>0.219541788101196</text:p>
          </table:table-cell>
          <table:table-cell table:style-name="ce1" office:value-type="float" office:value="0.220532178878784" calcext:value-type="float">
            <text:p>0.220532178878784</text:p>
          </table:table-cell>
          <table:table-cell table:style-name="ce1" office:value-type="float" office:value="0.219306707382202" calcext:value-type="float">
            <text:p>0.219306707382202</text:p>
          </table:table-cell>
          <table:table-cell table:style-name="ce1" office:value-type="float" office:value="0.232256412506104" calcext:value-type="float">
            <text:p>0.232256412506104</text:p>
          </table:table-cell>
          <table:table-cell table:style-name="ce1" office:value-type="float" office:value="0.216477632522583" calcext:value-type="float">
            <text:p>0.216477632522583</text:p>
          </table:table-cell>
          <table:table-cell table:style-name="ce1" office:value-type="float" office:value="0.218865633010864" calcext:value-type="float">
            <text:p>0.218865633010864</text:p>
          </table:table-cell>
          <table:table-cell table:style-name="ce1" office:value-type="float" office:value="0.21869945526123" calcext:value-type="float">
            <text:p>0.21869945526123</text:p>
          </table:table-cell>
          <table:table-cell table:style-name="ce1" office:value-type="float" office:value="0.218986749649048" calcext:value-type="float">
            <text:p>0.218986749649048</text:p>
          </table:table-cell>
          <table:table-cell table:style-name="ce1" office:value-type="float" office:value="0.210115900039673" calcext:value-type="float">
            <text:p>0.210115900039673</text:p>
          </table:table-cell>
          <table:table-cell table:style-name="ce1" office:value-type="float" office:value="0.0852363109588623" calcext:value-type="float">
            <text:p>0.085236310958862</text:p>
          </table:table-cell>
          <table:table-cell table:style-name="ce1" office:value-type="float" office:value="0.255662679672241" calcext:value-type="float">
            <text:p>0.255662679672241</text:p>
          </table:table-cell>
          <table:table-cell table:style-name="ce1" office:value-type="float" office:value="21.0115900039673" calcext:value-type="float">
            <text:p>21.01159000396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9098424911499" calcext:value-type="float">
            <text:p>0.119098424911499</text:p>
          </table:table-cell>
          <table:table-cell table:style-name="ce1" office:value-type="float" office:value="0.213702201843262" calcext:value-type="float">
            <text:p>0.213702201843262</text:p>
          </table:table-cell>
          <table:table-cell table:style-name="ce1" office:value-type="float" office:value="0.207740068435669" calcext:value-type="float">
            <text:p>0.207740068435669</text:p>
          </table:table-cell>
          <table:table-cell table:style-name="ce1" office:value-type="float" office:value="0.219094276428223" calcext:value-type="float">
            <text:p>0.219094276428223</text:p>
          </table:table-cell>
          <table:table-cell table:style-name="ce1" office:value-type="float" office:value="0.219376564025879" calcext:value-type="float">
            <text:p>0.219376564025879</text:p>
          </table:table-cell>
          <table:table-cell table:style-name="ce1" office:value-type="float" office:value="0.218558788299561" calcext:value-type="float">
            <text:p>0.218558788299561</text:p>
          </table:table-cell>
          <table:table-cell table:style-name="ce1" office:value-type="float" office:value="0.222504615783691" calcext:value-type="float">
            <text:p>0.222504615783691</text:p>
          </table:table-cell>
          <table:table-cell table:style-name="ce1" office:value-type="float" office:value="0.216456174850464" calcext:value-type="float">
            <text:p>0.216456174850464</text:p>
          </table:table-cell>
          <table:table-cell table:style-name="ce1" office:value-type="float" office:value="0.233743667602539" calcext:value-type="float">
            <text:p>0.233743667602539</text:p>
          </table:table-cell>
          <table:table-cell table:style-name="ce1" office:value-type="float" office:value="0.204587697982788" calcext:value-type="float">
            <text:p>0.204587697982788</text:p>
          </table:table-cell>
          <table:table-cell table:style-name="ce1" office:value-type="float" office:value="0.228458404541016" calcext:value-type="float">
            <text:p>0.228458404541016</text:p>
          </table:table-cell>
          <table:table-cell table:style-name="ce1" office:value-type="float" office:value="0.227855443954468" calcext:value-type="float">
            <text:p>0.227855443954468</text:p>
          </table:table-cell>
          <table:table-cell table:style-name="ce1" office:value-type="float" office:value="0.224175453186035" calcext:value-type="float">
            <text:p>0.224175453186035</text:p>
          </table:table-cell>
          <table:table-cell table:style-name="ce1" office:value-type="float" office:value="0.214517593383789" calcext:value-type="float">
            <text:p>0.214517593383789</text:p>
          </table:table-cell>
          <table:table-cell table:style-name="ce1" office:value-type="float" office:value="0.218210458755493" calcext:value-type="float">
            <text:p>0.218210458755493</text:p>
          </table:table-cell>
          <table:table-cell table:style-name="ce1" office:value-type="float" office:value="0.216845035552979" calcext:value-type="float">
            <text:p>0.216845035552979</text:p>
          </table:table-cell>
          <table:table-cell table:style-name="ce1" office:value-type="float" office:value="0.225184679031372" calcext:value-type="float">
            <text:p>0.225184679031372</text:p>
          </table:table-cell>
          <table:table-cell table:style-name="ce1" office:value-type="float" office:value="0.217745542526245" calcext:value-type="float">
            <text:p>0.217745542526245</text:p>
          </table:table-cell>
          <table:table-cell table:style-name="ce1" office:value-type="float" office:value="0.219911098480225" calcext:value-type="float">
            <text:p>0.219911098480225</text:p>
          </table:table-cell>
          <table:table-cell table:style-name="ce1" office:value-type="float" office:value="0.220675468444824" calcext:value-type="float">
            <text:p>0.220675468444824</text:p>
          </table:table-cell>
          <table:table-cell table:style-name="ce1" office:value-type="float" office:value="0.100000858306885" calcext:value-type="float">
            <text:p>0.100000858306885</text:p>
          </table:table-cell>
          <table:table-cell table:style-name="ce1" office:value-type="float" office:value="0.112416982650757" calcext:value-type="float">
            <text:p>0.112416982650757</text:p>
          </table:table-cell>
          <table:table-cell table:style-name="ce1" office:value-type="float" office:value="0.254591941833496" calcext:value-type="float">
            <text:p>0.254591941833496</text:p>
          </table:table-cell>
          <table:table-cell table:style-name="ce1" office:value-type="float" office:value="0.23130989074707" calcext:value-type="float">
            <text:p>0.23130989074707</text:p>
          </table:table-cell>
          <table:table-cell table:style-name="ce1" office:value-type="float" office:value="0.208800792694092" calcext:value-type="float">
            <text:p>0.208800792694092</text:p>
          </table:table-cell>
          <table:table-cell table:style-name="ce1" office:value-type="float" office:value="0.219394445419312" calcext:value-type="float">
            <text:p>0.219394445419312</text:p>
          </table:table-cell>
          <table:table-cell table:style-name="ce1" office:value-type="float" office:value="0.217705726623535" calcext:value-type="float">
            <text:p>0.217705726623535</text:p>
          </table:table-cell>
          <table:table-cell table:style-name="ce1" office:value-type="float" office:value="0.22100567817688" calcext:value-type="float">
            <text:p>0.22100567817688</text:p>
          </table:table-cell>
          <table:table-cell table:style-name="ce1" office:value-type="float" office:value="0.218456268310547" calcext:value-type="float">
            <text:p>0.218456268310547</text:p>
          </table:table-cell>
          <table:table-cell table:style-name="ce1" office:value-type="float" office:value="0.225234985351562" calcext:value-type="float">
            <text:p>0.225234985351562</text:p>
          </table:table-cell>
          <table:table-cell table:style-name="ce1" office:value-type="float" office:value="0.222708463668823" calcext:value-type="float">
            <text:p>0.222708463668823</text:p>
          </table:table-cell>
          <table:table-cell table:style-name="ce1" office:value-type="float" office:value="0.218957185745239" calcext:value-type="float">
            <text:p>0.218957185745239</text:p>
          </table:table-cell>
          <table:table-cell table:style-name="ce1" office:value-type="float" office:value="0.224493980407715" calcext:value-type="float">
            <text:p>0.224493980407715</text:p>
          </table:table-cell>
          <table:table-cell table:style-name="ce1" office:value-type="float" office:value="0.225267887115479" calcext:value-type="float">
            <text:p>0.225267887115479</text:p>
          </table:table-cell>
          <table:table-cell table:style-name="ce1" office:value-type="float" office:value="0.214380264282227" calcext:value-type="float">
            <text:p>0.214380264282227</text:p>
          </table:table-cell>
          <table:table-cell table:style-name="ce1" office:value-type="float" office:value="0.219779014587402" calcext:value-type="float">
            <text:p>0.219779014587402</text:p>
          </table:table-cell>
          <table:table-cell table:style-name="ce1" office:value-type="float" office:value="0.21907114982605" calcext:value-type="float">
            <text:p>0.21907114982605</text:p>
          </table:table-cell>
          <table:table-cell table:style-name="ce1" office:value-type="float" office:value="0.221163272857666" calcext:value-type="float">
            <text:p>0.221163272857666</text:p>
          </table:table-cell>
          <table:table-cell table:style-name="ce1" office:value-type="float" office:value="0.217127084732056" calcext:value-type="float">
            <text:p>0.217127084732056</text:p>
          </table:table-cell>
          <table:table-cell table:style-name="ce1" office:value-type="float" office:value="0.221892595291138" calcext:value-type="float">
            <text:p>0.221892595291138</text:p>
          </table:table-cell>
          <table:table-cell table:style-name="ce1" office:value-type="float" office:value="0.113931179046631" calcext:value-type="float">
            <text:p>0.113931179046631</text:p>
          </table:table-cell>
          <table:table-cell table:style-name="ce1" office:value-type="float" office:value="0.130791664123535" calcext:value-type="float">
            <text:p>0.130791664123535</text:p>
          </table:table-cell>
          <table:table-cell table:style-name="ce1" office:value-type="float" office:value="0.215462446212769" calcext:value-type="float">
            <text:p>0.215462446212769</text:p>
          </table:table-cell>
          <table:table-cell table:style-name="ce1" office:value-type="float" office:value="0.223582744598389" calcext:value-type="float">
            <text:p>0.223582744598389</text:p>
          </table:table-cell>
          <table:table-cell table:style-name="ce1" office:value-type="float" office:value="0.218987226486206" calcext:value-type="float">
            <text:p>0.218987226486206</text:p>
          </table:table-cell>
          <table:table-cell table:style-name="ce1" office:value-type="float" office:value="0.21787428855896" calcext:value-type="float">
            <text:p>0.21787428855896</text:p>
          </table:table-cell>
          <table:table-cell table:style-name="ce1" office:value-type="float" office:value="0.22306752204895" calcext:value-type="float">
            <text:p>0.22306752204895</text:p>
          </table:table-cell>
          <table:table-cell table:style-name="ce1" office:value-type="float" office:value="0.218310832977295" calcext:value-type="float">
            <text:p>0.218310832977295</text:p>
          </table:table-cell>
          <table:table-cell table:style-name="ce1" office:value-type="float" office:value="0.22055196762085" calcext:value-type="float">
            <text:p>0.22055196762085</text:p>
          </table:table-cell>
          <table:table-cell table:style-name="ce1" office:value-type="float" office:value="0.222311735153198" calcext:value-type="float">
            <text:p>0.222311735153198</text:p>
          </table:table-cell>
          <table:table-cell table:style-name="ce1" office:value-type="float" office:value="0.235676765441895" calcext:value-type="float">
            <text:p>0.235676765441895</text:p>
          </table:table-cell>
          <table:table-cell table:style-name="ce1" office:value-type="float" office:value="0.207808494567871" calcext:value-type="float">
            <text:p>0.207808494567871</text:p>
          </table:table-cell>
          <table:table-cell table:style-name="ce1" office:value-type="float" office:value="0.220812797546387" calcext:value-type="float">
            <text:p>0.220812797546387</text:p>
          </table:table-cell>
          <table:table-cell table:style-name="ce1" office:value-type="float" office:value="0.224515914916992" calcext:value-type="float">
            <text:p>0.224515914916992</text:p>
          </table:table-cell>
          <table:table-cell table:style-name="ce1" office:value-type="float" office:value="0.222946643829346" calcext:value-type="float">
            <text:p>0.222946643829346</text:p>
          </table:table-cell>
          <table:table-cell table:style-name="ce1" office:value-type="float" office:value="0.239705324172974" calcext:value-type="float">
            <text:p>0.239705324172974</text:p>
          </table:table-cell>
          <table:table-cell table:style-name="ce1" office:value-type="float" office:value="0.198660612106323" calcext:value-type="float">
            <text:p>0.198660612106323</text:p>
          </table:table-cell>
          <table:table-cell table:style-name="ce1" office:value-type="float" office:value="0.223012685775757" calcext:value-type="float">
            <text:p>0.223012685775757</text:p>
          </table:table-cell>
          <table:table-cell table:style-name="ce1" office:value-type="float" office:value="0.220411777496338" calcext:value-type="float">
            <text:p>0.220411777496338</text:p>
          </table:table-cell>
          <table:table-cell table:style-name="ce1" office:value-type="float" office:value="0.218550682067871" calcext:value-type="float">
            <text:p>0.218550682067871</text:p>
          </table:table-cell>
          <table:table-cell table:style-name="ce1" office:value-type="float" office:value="0.114238500595093" calcext:value-type="float">
            <text:p>0.114238500595093</text:p>
          </table:table-cell>
          <table:table-cell table:style-name="ce1" office:value-type="float" office:value="0.102856159210205" calcext:value-type="float">
            <text:p>0.102856159210205</text:p>
          </table:table-cell>
          <table:table-cell table:style-name="ce1" office:value-type="float" office:value="0.0892891883850098" calcext:value-type="float">
            <text:p>0.08928918838501</text:p>
          </table:table-cell>
          <table:table-cell table:style-name="ce1" office:value-type="float" office:value="0.0889701843261719" calcext:value-type="float">
            <text:p>0.088970184326172</text:p>
          </table:table-cell>
          <table:table-cell table:style-name="ce1" office:value-type="float" office:value="0.0992848873138428" calcext:value-type="float">
            <text:p>0.099284887313843</text:p>
          </table:table-cell>
          <table:table-cell table:style-name="ce1" office:value-type="float" office:value="0.238291501998901" calcext:value-type="float">
            <text:p>0.238291501998901</text:p>
          </table:table-cell>
          <table:table-cell table:style-name="ce1" office:value-type="float" office:value="0.220063924789429" calcext:value-type="float">
            <text:p>0.220063924789429</text:p>
          </table:table-cell>
          <table:table-cell table:style-name="ce1" office:value-type="float" office:value="0.224644660949707" calcext:value-type="float">
            <text:p>0.224644660949707</text:p>
          </table:table-cell>
          <table:table-cell table:style-name="ce1" office:value-type="float" office:value="0.216537237167358" calcext:value-type="float">
            <text:p>0.216537237167358</text:p>
          </table:table-cell>
          <table:table-cell table:style-name="ce1" office:value-type="float" office:value="0.228468894958496" calcext:value-type="float">
            <text:p>0.228468894958496</text:p>
          </table:table-cell>
          <table:table-cell table:style-name="ce1" office:value-type="float" office:value="0.23134183883667" calcext:value-type="float">
            <text:p>0.23134183883667</text:p>
          </table:table-cell>
          <table:table-cell table:style-name="ce1" office:value-type="float" office:value="0.227184534072876" calcext:value-type="float">
            <text:p>0.227184534072876</text:p>
          </table:table-cell>
          <table:table-cell table:style-name="ce1" office:value-type="float" office:value="0.228745937347412" calcext:value-type="float">
            <text:p>0.228745937347412</text:p>
          </table:table-cell>
          <table:table-cell table:style-name="ce1" office:value-type="float" office:value="0.221776247024536" calcext:value-type="float">
            <text:p>0.221776247024536</text:p>
          </table:table-cell>
          <table:table-cell table:style-name="ce1" office:value-type="float" office:value="0.220940828323364" calcext:value-type="float">
            <text:p>0.220940828323364</text:p>
          </table:table-cell>
          <table:table-cell table:style-name="ce1" office:value-type="float" office:value="0.219794750213623" calcext:value-type="float">
            <text:p>0.219794750213623</text:p>
          </table:table-cell>
          <table:table-cell table:style-name="ce1" office:value-type="float" office:value="0.219439744949341" calcext:value-type="float">
            <text:p>0.219439744949341</text:p>
          </table:table-cell>
          <table:table-cell table:style-name="ce1" office:value-type="float" office:value="0.222479104995728" calcext:value-type="float">
            <text:p>0.222479104995728</text:p>
          </table:table-cell>
          <table:table-cell table:style-name="ce1" office:value-type="float" office:value="0.219341039657593" calcext:value-type="float">
            <text:p>0.219341039657593</text:p>
          </table:table-cell>
          <table:table-cell table:style-name="ce1" office:value-type="float" office:value="0.221707582473755" calcext:value-type="float">
            <text:p>0.221707582473755</text:p>
          </table:table-cell>
          <table:table-cell table:style-name="ce1" office:value-type="float" office:value="0.13142204284668" calcext:value-type="float">
            <text:p>0.13142204284668</text:p>
          </table:table-cell>
          <table:table-cell table:style-name="ce1" office:value-type="float" office:value="0.119101047515869" calcext:value-type="float">
            <text:p>0.119101047515869</text:p>
          </table:table-cell>
          <table:table-cell table:style-name="ce1" office:value-type="float" office:value="0.245518922805786" calcext:value-type="float">
            <text:p>0.245518922805786</text:p>
          </table:table-cell>
          <table:table-cell table:style-name="ce1" office:value-type="float" office:value="0.233200073242187" calcext:value-type="float">
            <text:p>0.233200073242187</text:p>
          </table:table-cell>
          <table:table-cell table:style-name="ce1" office:value-type="float" office:value="0.248009204864502" calcext:value-type="float">
            <text:p>0.248009204864502</text:p>
          </table:table-cell>
          <table:table-cell table:style-name="ce1" office:value-type="float" office:value="0.0875611305236816" calcext:value-type="float">
            <text:p>0.087561130523682</text:p>
          </table:table-cell>
          <table:table-cell table:style-name="ce1" office:value-type="float" office:value="0.197980165481567" calcext:value-type="float">
            <text:p>0.197980165481567</text:p>
          </table:table-cell>
          <table:table-cell table:style-name="ce1" office:value-type="float" office:value="0.21813440322876" calcext:value-type="float">
            <text:p>0.21813440322876</text:p>
          </table:table-cell>
          <table:table-cell table:style-name="ce1" office:value-type="float" office:value="0.219789266586304" calcext:value-type="float">
            <text:p>0.219789266586304</text:p>
          </table:table-cell>
          <table:table-cell table:style-name="ce1" office:value-type="float" office:value="0.223259449005127" calcext:value-type="float">
            <text:p>0.223259449005127</text:p>
          </table:table-cell>
          <table:table-cell table:style-name="ce1" office:value-type="float" office:value="0.225509405136108" calcext:value-type="float">
            <text:p>0.225509405136108</text:p>
          </table:table-cell>
          <table:table-cell table:style-name="ce1" office:value-type="float" office:value="0.222733020782471" calcext:value-type="float">
            <text:p>0.222733020782471</text:p>
          </table:table-cell>
          <table:table-cell table:style-name="ce1" office:value-type="float" office:value="0.217510938644409" calcext:value-type="float">
            <text:p>0.217510938644409</text:p>
          </table:table-cell>
          <table:table-cell table:style-name="ce1" office:value-type="float" office:value="0.219898223876953" calcext:value-type="float">
            <text:p>0.219898223876953</text:p>
          </table:table-cell>
          <table:table-cell table:style-name="ce1" office:value-type="float" office:value="0.220556020736694" calcext:value-type="float">
            <text:p>0.220556020736694</text:p>
          </table:table-cell>
          <table:table-cell table:style-name="ce1" office:value-type="float" office:value="0.218586206436157" calcext:value-type="float">
            <text:p>0.218586206436157</text:p>
          </table:table-cell>
          <table:table-cell table:style-name="ce1" office:value-type="float" office:value="0.224858999252319" calcext:value-type="float">
            <text:p>0.224858999252319</text:p>
          </table:table-cell>
          <table:table-cell table:style-name="ce1" office:value-type="float" office:value="0.227151393890381" calcext:value-type="float">
            <text:p>0.227151393890381</text:p>
          </table:table-cell>
          <table:table-cell table:style-name="ce1" office:value-type="float" office:value="0.211704969406128" calcext:value-type="float">
            <text:p>0.211704969406128</text:p>
          </table:table-cell>
          <table:table-cell table:style-name="ce1" office:value-type="float" office:value="0.219578266143799" calcext:value-type="float">
            <text:p>0.219578266143799</text:p>
          </table:table-cell>
          <table:table-cell table:style-name="ce1" office:value-type="float" office:value="0.207066333293915" calcext:value-type="float">
            <text:p>0.207066333293915</text:p>
          </table:table-cell>
          <table:table-cell table:style-name="ce1" office:value-type="float" office:value="0.0875611305236816" calcext:value-type="float">
            <text:p>0.087561130523682</text:p>
          </table:table-cell>
          <table:table-cell table:style-name="ce1" office:value-type="float" office:value="0.254591941833496" calcext:value-type="float">
            <text:p>0.254591941833496</text:p>
          </table:table-cell>
          <table:table-cell table:style-name="ce1" office:value-type="float" office:value="20.7066333293915" calcext:value-type="float">
            <text:p>20.70663332939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0633850097656" calcext:value-type="float">
            <text:p>0.110633850097656</text:p>
          </table:table-cell>
          <table:table-cell table:style-name="ce1" office:value-type="float" office:value="0.10940146446228" calcext:value-type="float">
            <text:p>0.10940146446228</text:p>
          </table:table-cell>
          <table:table-cell table:style-name="ce1" office:value-type="float" office:value="0.244239330291748" calcext:value-type="float">
            <text:p>0.244239330291748</text:p>
          </table:table-cell>
          <table:table-cell table:style-name="ce1" office:value-type="float" office:value="0.244083404541016" calcext:value-type="float">
            <text:p>0.244083404541016</text:p>
          </table:table-cell>
          <table:table-cell table:style-name="ce1" office:value-type="float" office:value="0.236282825469971" calcext:value-type="float">
            <text:p>0.236282825469971</text:p>
          </table:table-cell>
          <table:table-cell table:style-name="ce1" office:value-type="float" office:value="0.0853366851806641" calcext:value-type="float">
            <text:p>0.085336685180664</text:p>
          </table:table-cell>
          <table:table-cell table:style-name="ce1" office:value-type="float" office:value="0.233399629592895" calcext:value-type="float">
            <text:p>0.233399629592895</text:p>
          </table:table-cell>
          <table:table-cell table:style-name="ce1" office:value-type="float" office:value="0.158512592315674" calcext:value-type="float">
            <text:p>0.158512592315674</text:p>
          </table:table-cell>
          <table:table-cell table:style-name="ce1" office:value-type="float" office:value="0.229066371917725" calcext:value-type="float">
            <text:p>0.229066371917725</text:p>
          </table:table-cell>
          <table:table-cell table:style-name="ce1" office:value-type="float" office:value="0.229223966598511" calcext:value-type="float">
            <text:p>0.229223966598511</text:p>
          </table:table-cell>
          <table:table-cell table:style-name="ce1" office:value-type="float" office:value="0.249050617218018" calcext:value-type="float">
            <text:p>0.249050617218018</text:p>
          </table:table-cell>
          <table:table-cell table:style-name="ce1" office:value-type="float" office:value="0.24688196182251" calcext:value-type="float">
            <text:p>0.24688196182251</text:p>
          </table:table-cell>
          <table:table-cell table:style-name="ce1" office:value-type="float" office:value="0.207985401153564" calcext:value-type="float">
            <text:p>0.207985401153564</text:p>
          </table:table-cell>
          <table:table-cell table:style-name="ce1" office:value-type="float" office:value="0.220499515533447" calcext:value-type="float">
            <text:p>0.220499515533447</text:p>
          </table:table-cell>
          <table:table-cell table:style-name="ce1" office:value-type="float" office:value="0.21888279914856" calcext:value-type="float">
            <text:p>0.21888279914856</text:p>
          </table:table-cell>
          <table:table-cell table:style-name="ce1" office:value-type="float" office:value="0.215263843536377" calcext:value-type="float">
            <text:p>0.215263843536377</text:p>
          </table:table-cell>
          <table:table-cell table:style-name="ce1" office:value-type="float" office:value="0.220521926879883" calcext:value-type="float">
            <text:p>0.220521926879883</text:p>
          </table:table-cell>
          <table:table-cell table:style-name="ce1" office:value-type="float" office:value="0.218361377716064" calcext:value-type="float">
            <text:p>0.218361377716064</text:p>
          </table:table-cell>
          <table:table-cell table:style-name="ce1" office:value-type="float" office:value="0.219193935394287" calcext:value-type="float">
            <text:p>0.219193935394287</text:p>
          </table:table-cell>
          <table:table-cell table:style-name="ce1" office:value-type="float" office:value="0.217613697052002" calcext:value-type="float">
            <text:p>0.217613697052002</text:p>
          </table:table-cell>
          <table:table-cell table:style-name="ce1" office:value-type="float" office:value="0.107908964157105" calcext:value-type="float">
            <text:p>0.107908964157105</text:p>
          </table:table-cell>
          <table:table-cell table:style-name="ce1" office:value-type="float" office:value="0.0838823318481445" calcext:value-type="float">
            <text:p>0.083882331848145</text:p>
          </table:table-cell>
          <table:table-cell table:style-name="ce1" office:value-type="float" office:value="0.221120119094849" calcext:value-type="float">
            <text:p>0.221120119094849</text:p>
          </table:table-cell>
          <table:table-cell table:style-name="ce1" office:value-type="float" office:value="0.219602584838867" calcext:value-type="float">
            <text:p>0.219602584838867</text:p>
          </table:table-cell>
          <table:table-cell table:style-name="ce1" office:value-type="float" office:value="0.104144334793091" calcext:value-type="float">
            <text:p>0.104144334793091</text:p>
          </table:table-cell>
          <table:table-cell table:style-name="ce1" office:value-type="float" office:value="0.0843753814697266" calcext:value-type="float">
            <text:p>0.084375381469727</text:p>
          </table:table-cell>
          <table:table-cell table:style-name="ce1" office:value-type="float" office:value="0.234760284423828" calcext:value-type="float">
            <text:p>0.234760284423828</text:p>
          </table:table-cell>
          <table:table-cell table:style-name="ce1" office:value-type="float" office:value="0.231848239898682" calcext:value-type="float">
            <text:p>0.231848239898682</text:p>
          </table:table-cell>
          <table:table-cell table:style-name="ce1" office:value-type="float" office:value="0.221282482147217" calcext:value-type="float">
            <text:p>0.221282482147217</text:p>
          </table:table-cell>
          <table:table-cell table:style-name="ce1" office:value-type="float" office:value="0.219190120697021" calcext:value-type="float">
            <text:p>0.219190120697021</text:p>
          </table:table-cell>
          <table:table-cell table:style-name="ce1" office:value-type="float" office:value="0.23650050163269" calcext:value-type="float">
            <text:p>0.23650050163269</text:p>
          </table:table-cell>
          <table:table-cell table:style-name="ce1" office:value-type="float" office:value="0.224616289138794" calcext:value-type="float">
            <text:p>0.224616289138794</text:p>
          </table:table-cell>
          <table:table-cell table:style-name="ce1" office:value-type="float" office:value="0.212142467498779" calcext:value-type="float">
            <text:p>0.212142467498779</text:p>
          </table:table-cell>
          <table:table-cell table:style-name="ce1" office:value-type="float" office:value="0.220475435256958" calcext:value-type="float">
            <text:p>0.220475435256958</text:p>
          </table:table-cell>
          <table:table-cell table:style-name="ce1" office:value-type="float" office:value="0.220256805419922" calcext:value-type="float">
            <text:p>0.220256805419922</text:p>
          </table:table-cell>
          <table:table-cell table:style-name="ce1" office:value-type="float" office:value="0.216134309768677" calcext:value-type="float">
            <text:p>0.216134309768677</text:p>
          </table:table-cell>
          <table:table-cell table:style-name="ce1" office:value-type="float" office:value="0.219178199768066" calcext:value-type="float">
            <text:p>0.219178199768066</text:p>
          </table:table-cell>
          <table:table-cell table:style-name="ce1" office:value-type="float" office:value="0.218456268310547" calcext:value-type="float">
            <text:p>0.218456268310547</text:p>
          </table:table-cell>
          <table:table-cell table:style-name="ce1" office:value-type="float" office:value="0.219246864318848" calcext:value-type="float">
            <text:p>0.219246864318848</text:p>
          </table:table-cell>
          <table:table-cell table:style-name="ce1" office:value-type="float" office:value="0.219844818115234" calcext:value-type="float">
            <text:p>0.219844818115234</text:p>
          </table:table-cell>
          <table:table-cell table:style-name="ce1" office:value-type="float" office:value="0.130586624145508" calcext:value-type="float">
            <text:p>0.130586624145508</text:p>
          </table:table-cell>
          <table:table-cell table:style-name="ce1" office:value-type="float" office:value="0.23021388053894" calcext:value-type="float">
            <text:p>0.23021388053894</text:p>
          </table:table-cell>
          <table:table-cell table:style-name="ce1" office:value-type="float" office:value="0.212673664093018" calcext:value-type="float">
            <text:p>0.212673664093018</text:p>
          </table:table-cell>
          <table:table-cell table:style-name="ce1" office:value-type="float" office:value="0.229404449462891" calcext:value-type="float">
            <text:p>0.229404449462891</text:p>
          </table:table-cell>
          <table:table-cell table:style-name="ce1" office:value-type="float" office:value="0.21943473815918" calcext:value-type="float">
            <text:p>0.21943473815918</text:p>
          </table:table-cell>
          <table:table-cell table:style-name="ce1" office:value-type="float" office:value="0.22391152381897" calcext:value-type="float">
            <text:p>0.22391152381897</text:p>
          </table:table-cell>
          <table:table-cell table:style-name="ce1" office:value-type="float" office:value="0.219857931137085" calcext:value-type="float">
            <text:p>0.219857931137085</text:p>
          </table:table-cell>
          <table:table-cell table:style-name="ce1" office:value-type="float" office:value="0.227214097976685" calcext:value-type="float">
            <text:p>0.227214097976685</text:p>
          </table:table-cell>
          <table:table-cell table:style-name="ce1" office:value-type="float" office:value="0.226586580276489" calcext:value-type="float">
            <text:p>0.226586580276489</text:p>
          </table:table-cell>
          <table:table-cell table:style-name="ce1" office:value-type="float" office:value="0.221121788024902" calcext:value-type="float">
            <text:p>0.221121788024902</text:p>
          </table:table-cell>
          <table:table-cell table:style-name="ce1" office:value-type="float" office:value="0.227302551269531" calcext:value-type="float">
            <text:p>0.227302551269531</text:p>
          </table:table-cell>
          <table:table-cell table:style-name="ce1" office:value-type="float" office:value="0.220003128051758" calcext:value-type="float">
            <text:p>0.220003128051758</text:p>
          </table:table-cell>
          <table:table-cell table:style-name="ce1" office:value-type="float" office:value="0.218538999557495" calcext:value-type="float">
            <text:p>0.218538999557495</text:p>
          </table:table-cell>
          <table:table-cell table:style-name="ce1" office:value-type="float" office:value="0.220557451248169" calcext:value-type="float">
            <text:p>0.220557451248169</text:p>
          </table:table-cell>
          <table:table-cell table:style-name="ce1" office:value-type="float" office:value="0.21526050567627" calcext:value-type="float">
            <text:p>0.21526050567627</text:p>
          </table:table-cell>
          <table:table-cell table:style-name="ce1" office:value-type="float" office:value="0.219810247421265" calcext:value-type="float">
            <text:p>0.219810247421265</text:p>
          </table:table-cell>
          <table:table-cell table:style-name="ce1" office:value-type="float" office:value="0.220747947692871" calcext:value-type="float">
            <text:p>0.220747947692871</text:p>
          </table:table-cell>
          <table:table-cell table:style-name="ce1" office:value-type="float" office:value="0.218302249908447" calcext:value-type="float">
            <text:p>0.218302249908447</text:p>
          </table:table-cell>
          <table:table-cell table:style-name="ce1" office:value-type="float" office:value="0.219747066497803" calcext:value-type="float">
            <text:p>0.219747066497803</text:p>
          </table:table-cell>
          <table:table-cell table:style-name="ce1" office:value-type="float" office:value="0.219318389892578" calcext:value-type="float">
            <text:p>0.219318389892578</text:p>
          </table:table-cell>
          <table:table-cell table:style-name="ce1" office:value-type="float" office:value="0.103011131286621" calcext:value-type="float">
            <text:p>0.103011131286621</text:p>
          </table:table-cell>
          <table:table-cell table:style-name="ce1" office:value-type="float" office:value="0.248133897781372" calcext:value-type="float">
            <text:p>0.248133897781372</text:p>
          </table:table-cell>
          <table:table-cell table:style-name="ce1" office:value-type="float" office:value="0.218478202819824" calcext:value-type="float">
            <text:p>0.218478202819824</text:p>
          </table:table-cell>
          <table:table-cell table:style-name="ce1" office:value-type="float" office:value="0.227438449859619" calcext:value-type="float">
            <text:p>0.227438449859619</text:p>
          </table:table-cell>
          <table:table-cell table:style-name="ce1" office:value-type="float" office:value="0.22046971321106" calcext:value-type="float">
            <text:p>0.22046971321106</text:p>
          </table:table-cell>
          <table:table-cell table:style-name="ce1" office:value-type="float" office:value="0.216711282730103" calcext:value-type="float">
            <text:p>0.216711282730103</text:p>
          </table:table-cell>
          <table:table-cell table:style-name="ce1" office:value-type="float" office:value="0.221897602081299" calcext:value-type="float">
            <text:p>0.221897602081299</text:p>
          </table:table-cell>
          <table:table-cell table:style-name="ce1" office:value-type="float" office:value="0.216592311859131" calcext:value-type="float">
            <text:p>0.216592311859131</text:p>
          </table:table-cell>
          <table:table-cell table:style-name="ce1" office:value-type="float" office:value="0.216933727264404" calcext:value-type="float">
            <text:p>0.216933727264404</text:p>
          </table:table-cell>
          <table:table-cell table:style-name="ce1" office:value-type="float" office:value="0.221243858337402" calcext:value-type="float">
            <text:p>0.221243858337402</text:p>
          </table:table-cell>
          <table:table-cell table:style-name="ce1" office:value-type="float" office:value="0.225389242172241" calcext:value-type="float">
            <text:p>0.225389242172241</text:p>
          </table:table-cell>
          <table:table-cell table:style-name="ce1" office:value-type="float" office:value="0.219048500061035" calcext:value-type="float">
            <text:p>0.219048500061035</text:p>
          </table:table-cell>
          <table:table-cell table:style-name="ce1" office:value-type="float" office:value="0.21642804145813" calcext:value-type="float">
            <text:p>0.21642804145813</text:p>
          </table:table-cell>
          <table:table-cell table:style-name="ce1" office:value-type="float" office:value="0.218519687652588" calcext:value-type="float">
            <text:p>0.218519687652588</text:p>
          </table:table-cell>
          <table:table-cell table:style-name="ce1" office:value-type="float" office:value="0.219251871109009" calcext:value-type="float">
            <text:p>0.219251871109009</text:p>
          </table:table-cell>
          <table:table-cell table:style-name="ce1" office:value-type="float" office:value="0.21976375579834" calcext:value-type="float">
            <text:p>0.21976375579834</text:p>
          </table:table-cell>
          <table:table-cell table:style-name="ce1" office:value-type="float" office:value="0.219328165054321" calcext:value-type="float">
            <text:p>0.219328165054321</text:p>
          </table:table-cell>
          <table:table-cell table:style-name="ce1" office:value-type="float" office:value="0.217551946640015" calcext:value-type="float">
            <text:p>0.217551946640015</text:p>
          </table:table-cell>
          <table:table-cell table:style-name="ce1" office:value-type="float" office:value="0.221089839935303" calcext:value-type="float">
            <text:p>0.221089839935303</text:p>
          </table:table-cell>
          <table:table-cell table:style-name="ce1" office:value-type="float" office:value="0.217431783676147" calcext:value-type="float">
            <text:p>0.217431783676147</text:p>
          </table:table-cell>
          <table:table-cell table:style-name="ce1" office:value-type="float" office:value="0.115169525146484" calcext:value-type="float">
            <text:p>0.115169525146484</text:p>
          </table:table-cell>
          <table:table-cell table:style-name="ce1" office:value-type="float" office:value="0.0984477996826172" calcext:value-type="float">
            <text:p>0.098447799682617</text:p>
          </table:table-cell>
          <table:table-cell table:style-name="ce1" office:value-type="float" office:value="0.224020004272461" calcext:value-type="float">
            <text:p>0.224020004272461</text:p>
          </table:table-cell>
          <table:table-cell table:style-name="ce1" office:value-type="float" office:value="0.221128940582275" calcext:value-type="float">
            <text:p>0.221128940582275</text:p>
          </table:table-cell>
          <table:table-cell table:style-name="ce1" office:value-type="float" office:value="0.217082023620605" calcext:value-type="float">
            <text:p>0.217082023620605</text:p>
          </table:table-cell>
          <table:table-cell table:style-name="ce1" office:value-type="float" office:value="0.220791578292847" calcext:value-type="float">
            <text:p>0.220791578292847</text:p>
          </table:table-cell>
          <table:table-cell table:style-name="ce1" office:value-type="float" office:value="0.218116760253906" calcext:value-type="float">
            <text:p>0.218116760253906</text:p>
          </table:table-cell>
          <table:table-cell table:style-name="ce1" office:value-type="float" office:value="0.216980218887329" calcext:value-type="float">
            <text:p>0.216980218887329</text:p>
          </table:table-cell>
          <table:table-cell table:style-name="ce1" office:value-type="float" office:value="0.226864099502563" calcext:value-type="float">
            <text:p>0.226864099502563</text:p>
          </table:table-cell>
          <table:table-cell table:style-name="ce1" office:value-type="float" office:value="0.218917608261108" calcext:value-type="float">
            <text:p>0.218917608261108</text:p>
          </table:table-cell>
          <table:table-cell table:style-name="ce1" office:value-type="float" office:value="0.228187322616577" calcext:value-type="float">
            <text:p>0.228187322616577</text:p>
          </table:table-cell>
          <table:table-cell table:style-name="ce1" office:value-type="float" office:value="0.217099905014038" calcext:value-type="float">
            <text:p>0.217099905014038</text:p>
          </table:table-cell>
          <table:table-cell table:style-name="ce1" office:value-type="float" office:value="0.220924615859985" calcext:value-type="float">
            <text:p>0.220924615859985</text:p>
          </table:table-cell>
          <table:table-cell table:style-name="ce1" office:value-type="float" office:value="0.223115682601929" calcext:value-type="float">
            <text:p>0.223115682601929</text:p>
          </table:table-cell>
          <table:table-cell table:style-name="ce1" office:value-type="float" office:value="0.218419551849365" calcext:value-type="float">
            <text:p>0.218419551849365</text:p>
          </table:table-cell>
          <table:table-cell table:style-name="ce1" office:value-type="float" office:value="0.220983982086182" calcext:value-type="float">
            <text:p>0.220983982086182</text:p>
          </table:table-cell>
          <table:table-cell table:style-name="ce1" office:value-type="float" office:value="0.216854572296143" calcext:value-type="float">
            <text:p>0.216854572296143</text:p>
          </table:table-cell>
          <table:table-cell table:style-name="ce1" office:value-type="float" office:value="0.220595359802246" calcext:value-type="float">
            <text:p>0.220595359802246</text:p>
          </table:table-cell>
          <table:table-cell table:style-name="ce1" office:value-type="float" office:value="0.216522455215454" calcext:value-type="float">
            <text:p>0.216522455215454</text:p>
          </table:table-cell>
          <table:table-cell table:style-name="ce1" office:value-type="float" office:value="0.222362756729126" calcext:value-type="float">
            <text:p>0.222362756729126</text:p>
          </table:table-cell>
          <table:table-cell table:style-name="ce1" office:value-type="float" office:value="0.20877293586731" calcext:value-type="float">
            <text:p>0.20877293586731</text:p>
          </table:table-cell>
          <table:table-cell table:style-name="ce1" office:value-type="float" office:value="0.0838823318481445" calcext:value-type="float">
            <text:p>0.083882331848145</text:p>
          </table:table-cell>
          <table:table-cell table:style-name="ce1" office:value-type="float" office:value="0.249050617218018" calcext:value-type="float">
            <text:p>0.249050617218018</text:p>
          </table:table-cell>
          <table:table-cell table:style-name="ce1" office:value-type="float" office:value="20.877293586731" calcext:value-type="float">
            <text:p>20.8772935867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25455379486084" calcext:value-type="float">
            <text:p>0.125455379486084</text:p>
          </table:table-cell>
          <table:table-cell table:style-name="ce1" office:value-type="float" office:value="0.0850684642791748" calcext:value-type="float">
            <text:p>0.085068464279175</text:p>
          </table:table-cell>
          <table:table-cell table:style-name="ce1" office:value-type="float" office:value="0.0845890045166016" calcext:value-type="float">
            <text:p>0.084589004516602</text:p>
          </table:table-cell>
          <table:table-cell table:style-name="ce1" office:value-type="float" office:value="0.220815658569336" calcext:value-type="float">
            <text:p>0.220815658569336</text:p>
          </table:table-cell>
          <table:table-cell table:style-name="ce1" office:value-type="float" office:value="0.225389003753662" calcext:value-type="float">
            <text:p>0.225389003753662</text:p>
          </table:table-cell>
          <table:table-cell table:style-name="ce1" office:value-type="float" office:value="0.227557182312012" calcext:value-type="float">
            <text:p>0.227557182312012</text:p>
          </table:table-cell>
          <table:table-cell table:style-name="ce1" office:value-type="float" office:value="0.2269446849823" calcext:value-type="float">
            <text:p>0.2269446849823</text:p>
          </table:table-cell>
          <table:table-cell table:style-name="ce1" office:value-type="float" office:value="0.222310543060303" calcext:value-type="float">
            <text:p>0.222310543060303</text:p>
          </table:table-cell>
          <table:table-cell table:style-name="ce1" office:value-type="float" office:value="0.217044591903687" calcext:value-type="float">
            <text:p>0.217044591903687</text:p>
          </table:table-cell>
          <table:table-cell table:style-name="ce1" office:value-type="float" office:value="0.221472024917603" calcext:value-type="float">
            <text:p>0.221472024917603</text:p>
          </table:table-cell>
          <table:table-cell table:style-name="ce1" office:value-type="float" office:value="0.229242086410522" calcext:value-type="float">
            <text:p>0.229242086410522</text:p>
          </table:table-cell>
          <table:table-cell table:style-name="ce1" office:value-type="float" office:value="0.218074083328247" calcext:value-type="float">
            <text:p>0.218074083328247</text:p>
          </table:table-cell>
          <table:table-cell table:style-name="ce1" office:value-type="float" office:value="0.222156763076782" calcext:value-type="float">
            <text:p>0.222156763076782</text:p>
          </table:table-cell>
          <table:table-cell table:style-name="ce1" office:value-type="float" office:value="0.215683937072754" calcext:value-type="float">
            <text:p>0.215683937072754</text:p>
          </table:table-cell>
          <table:table-cell table:style-name="ce1" office:value-type="float" office:value="0.217010021209717" calcext:value-type="float">
            <text:p>0.217010021209717</text:p>
          </table:table-cell>
          <table:table-cell table:style-name="ce1" office:value-type="float" office:value="0.221635818481445" calcext:value-type="float">
            <text:p>0.221635818481445</text:p>
          </table:table-cell>
          <table:table-cell table:style-name="ce1" office:value-type="float" office:value="0.216506004333496" calcext:value-type="float">
            <text:p>0.216506004333496</text:p>
          </table:table-cell>
          <table:table-cell table:style-name="ce1" office:value-type="float" office:value="0.219659328460693" calcext:value-type="float">
            <text:p>0.219659328460693</text:p>
          </table:table-cell>
          <table:table-cell table:style-name="ce1" office:value-type="float" office:value="0.218073129653931" calcext:value-type="float">
            <text:p>0.218073129653931</text:p>
          </table:table-cell>
          <table:table-cell table:style-name="ce1" office:value-type="float" office:value="0.216264486312866" calcext:value-type="float">
            <text:p>0.216264486312866</text:p>
          </table:table-cell>
          <table:table-cell table:style-name="ce1" office:value-type="float" office:value="0.119952917098999" calcext:value-type="float">
            <text:p>0.119952917098999</text:p>
          </table:table-cell>
          <table:table-cell table:style-name="ce1" office:value-type="float" office:value="0.262430191040039" calcext:value-type="float">
            <text:p>0.262430191040039</text:p>
          </table:table-cell>
          <table:table-cell table:style-name="ce1" office:value-type="float" office:value="0.243305444717407" calcext:value-type="float">
            <text:p>0.243305444717407</text:p>
          </table:table-cell>
          <table:table-cell table:style-name="ce1" office:value-type="float" office:value="0.240695476531982" calcext:value-type="float">
            <text:p>0.240695476531982</text:p>
          </table:table-cell>
          <table:table-cell table:style-name="ce1" office:value-type="float" office:value="0.220638036727905" calcext:value-type="float">
            <text:p>0.220638036727905</text:p>
          </table:table-cell>
          <table:table-cell table:style-name="ce1" office:value-type="float" office:value="0.232942581176758" calcext:value-type="float">
            <text:p>0.232942581176758</text:p>
          </table:table-cell>
          <table:table-cell table:style-name="ce1" office:value-type="float" office:value="0.221749067306519" calcext:value-type="float">
            <text:p>0.221749067306519</text:p>
          </table:table-cell>
          <table:table-cell table:style-name="ce1" office:value-type="float" office:value="0.226474523544312" calcext:value-type="float">
            <text:p>0.226474523544312</text:p>
          </table:table-cell>
          <table:table-cell table:style-name="ce1" office:value-type="float" office:value="0.222453355789185" calcext:value-type="float">
            <text:p>0.222453355789185</text:p>
          </table:table-cell>
          <table:table-cell table:style-name="ce1" office:value-type="float" office:value="0.231516361236572" calcext:value-type="float">
            <text:p>0.231516361236572</text:p>
          </table:table-cell>
          <table:table-cell table:style-name="ce1" office:value-type="float" office:value="0.23487114906311" calcext:value-type="float">
            <text:p>0.23487114906311</text:p>
          </table:table-cell>
          <table:table-cell table:style-name="ce1" office:value-type="float" office:value="0.218274354934692" calcext:value-type="float">
            <text:p>0.218274354934692</text:p>
          </table:table-cell>
          <table:table-cell table:style-name="ce1" office:value-type="float" office:value="0.22698450088501" calcext:value-type="float">
            <text:p>0.22698450088501</text:p>
          </table:table-cell>
          <table:table-cell table:style-name="ce1" office:value-type="float" office:value="0.218239545822144" calcext:value-type="float">
            <text:p>0.218239545822144</text:p>
          </table:table-cell>
          <table:table-cell table:style-name="ce1" office:value-type="float" office:value="0.221447706222534" calcext:value-type="float">
            <text:p>0.221447706222534</text:p>
          </table:table-cell>
          <table:table-cell table:style-name="ce1" office:value-type="float" office:value="0.217232227325439" calcext:value-type="float">
            <text:p>0.217232227325439</text:p>
          </table:table-cell>
          <table:table-cell table:style-name="ce1" office:value-type="float" office:value="0.218426942825317" calcext:value-type="float">
            <text:p>0.218426942825317</text:p>
          </table:table-cell>
          <table:table-cell table:style-name="ce1" office:value-type="float" office:value="0.220535039901733" calcext:value-type="float">
            <text:p>0.220535039901733</text:p>
          </table:table-cell>
          <table:table-cell table:style-name="ce1" office:value-type="float" office:value="0.218316793441772" calcext:value-type="float">
            <text:p>0.218316793441772</text:p>
          </table:table-cell>
          <table:table-cell table:style-name="ce1" office:value-type="float" office:value="0.221720457077026" calcext:value-type="float">
            <text:p>0.221720457077026</text:p>
          </table:table-cell>
          <table:table-cell table:style-name="ce1" office:value-type="float" office:value="0.11588454246521" calcext:value-type="float">
            <text:p>0.11588454246521</text:p>
          </table:table-cell>
          <table:table-cell table:style-name="ce1" office:value-type="float" office:value="0.240575790405273" calcext:value-type="float">
            <text:p>0.240575790405273</text:p>
          </table:table-cell>
          <table:table-cell table:style-name="ce1" office:value-type="float" office:value="0.218420028686523" calcext:value-type="float">
            <text:p>0.218420028686523</text:p>
          </table:table-cell>
          <table:table-cell table:style-name="ce1" office:value-type="float" office:value="0.215557098388672" calcext:value-type="float">
            <text:p>0.215557098388672</text:p>
          </table:table-cell>
          <table:table-cell table:style-name="ce1" office:value-type="float" office:value="0.219137907028198" calcext:value-type="float">
            <text:p>0.219137907028198</text:p>
          </table:table-cell>
          <table:table-cell table:style-name="ce1" office:value-type="float" office:value="0.219927310943604" calcext:value-type="float">
            <text:p>0.219927310943604</text:p>
          </table:table-cell>
          <table:table-cell table:style-name="ce1" office:value-type="float" office:value="0.217492580413818" calcext:value-type="float">
            <text:p>0.217492580413818</text:p>
          </table:table-cell>
          <table:table-cell table:style-name="ce1" office:value-type="float" office:value="0.222030878067017" calcext:value-type="float">
            <text:p>0.222030878067017</text:p>
          </table:table-cell>
          <table:table-cell table:style-name="ce1" office:value-type="float" office:value="0.218435525894165" calcext:value-type="float">
            <text:p>0.218435525894165</text:p>
          </table:table-cell>
          <table:table-cell table:style-name="ce1" office:value-type="float" office:value="0.218704223632812" calcext:value-type="float">
            <text:p>0.218704223632812</text:p>
          </table:table-cell>
          <table:table-cell table:style-name="ce1" office:value-type="float" office:value="0.225843906402588" calcext:value-type="float">
            <text:p>0.225843906402588</text:p>
          </table:table-cell>
          <table:table-cell table:style-name="ce1" office:value-type="float" office:value="0.216937065124512" calcext:value-type="float">
            <text:p>0.216937065124512</text:p>
          </table:table-cell>
          <table:table-cell table:style-name="ce1" office:value-type="float" office:value="0.22034740447998" calcext:value-type="float">
            <text:p>0.22034740447998</text:p>
          </table:table-cell>
          <table:table-cell table:style-name="ce1" office:value-type="float" office:value="0.218882322311401" calcext:value-type="float">
            <text:p>0.218882322311401</text:p>
          </table:table-cell>
          <table:table-cell table:style-name="ce1" office:value-type="float" office:value="0.220920562744141" calcext:value-type="float">
            <text:p>0.220920562744141</text:p>
          </table:table-cell>
          <table:table-cell table:style-name="ce1" office:value-type="float" office:value="0.218523979187012" calcext:value-type="float">
            <text:p>0.218523979187012</text:p>
          </table:table-cell>
          <table:table-cell table:style-name="ce1" office:value-type="float" office:value="0.218163251876831" calcext:value-type="float">
            <text:p>0.218163251876831</text:p>
          </table:table-cell>
          <table:table-cell table:style-name="ce1" office:value-type="float" office:value="0.221070051193237" calcext:value-type="float">
            <text:p>0.221070051193237</text:p>
          </table:table-cell>
          <table:table-cell table:style-name="ce1" office:value-type="float" office:value="0.218623638153076" calcext:value-type="float">
            <text:p>0.218623638153076</text:p>
          </table:table-cell>
          <table:table-cell table:style-name="ce1" office:value-type="float" office:value="0.221817493438721" calcext:value-type="float">
            <text:p>0.221817493438721</text:p>
          </table:table-cell>
          <table:table-cell table:style-name="ce1" office:value-type="float" office:value="0.135480642318726" calcext:value-type="float">
            <text:p>0.135480642318726</text:p>
          </table:table-cell>
          <table:table-cell table:style-name="ce1" office:value-type="float" office:value="0.091588020324707" calcext:value-type="float">
            <text:p>0.091588020324707</text:p>
          </table:table-cell>
          <table:table-cell table:style-name="ce1" office:value-type="float" office:value="0.0840086936950684" calcext:value-type="float">
            <text:p>0.084008693695068</text:p>
          </table:table-cell>
          <table:table-cell table:style-name="ce1" office:value-type="float" office:value="0.228612184524536" calcext:value-type="float">
            <text:p>0.228612184524536</text:p>
          </table:table-cell>
          <table:table-cell table:style-name="ce1" office:value-type="float" office:value="0.23217248916626" calcext:value-type="float">
            <text:p>0.23217248916626</text:p>
          </table:table-cell>
          <table:table-cell table:style-name="ce1" office:value-type="float" office:value="0.249261379241943" calcext:value-type="float">
            <text:p>0.249261379241943</text:p>
          </table:table-cell>
          <table:table-cell table:style-name="ce1" office:value-type="float" office:value="0.230838537216187" calcext:value-type="float">
            <text:p>0.230838537216187</text:p>
          </table:table-cell>
          <table:table-cell table:style-name="ce1" office:value-type="float" office:value="0.227181196212769" calcext:value-type="float">
            <text:p>0.227181196212769</text:p>
          </table:table-cell>
          <table:table-cell table:style-name="ce1" office:value-type="float" office:value="0.24219799041748" calcext:value-type="float">
            <text:p>0.24219799041748</text:p>
          </table:table-cell>
          <table:table-cell table:style-name="ce1" office:value-type="float" office:value="0.223378419876099" calcext:value-type="float">
            <text:p>0.223378419876099</text:p>
          </table:table-cell>
          <table:table-cell table:style-name="ce1" office:value-type="float" office:value="0.23890209197998" calcext:value-type="float">
            <text:p>0.23890209197998</text:p>
          </table:table-cell>
          <table:table-cell table:style-name="ce1" office:value-type="float" office:value="0.216625690460205" calcext:value-type="float">
            <text:p>0.216625690460205</text:p>
          </table:table-cell>
          <table:table-cell table:style-name="ce1" office:value-type="float" office:value="0.221141576766968" calcext:value-type="float">
            <text:p>0.221141576766968</text:p>
          </table:table-cell>
          <table:table-cell table:style-name="ce1" office:value-type="float" office:value="0.219924449920654" calcext:value-type="float">
            <text:p>0.219924449920654</text:p>
          </table:table-cell>
          <table:table-cell table:style-name="ce1" office:value-type="float" office:value="0.223950147628784" calcext:value-type="float">
            <text:p>0.223950147628784</text:p>
          </table:table-cell>
          <table:table-cell table:style-name="ce1" office:value-type="float" office:value="0.220350503921509" calcext:value-type="float">
            <text:p>0.220350503921509</text:p>
          </table:table-cell>
          <table:table-cell table:style-name="ce1" office:value-type="float" office:value="0.216448068618774" calcext:value-type="float">
            <text:p>0.216448068618774</text:p>
          </table:table-cell>
          <table:table-cell table:style-name="ce1" office:value-type="float" office:value="0.221266031265259" calcext:value-type="float">
            <text:p>0.221266031265259</text:p>
          </table:table-cell>
          <table:table-cell table:style-name="ce1" office:value-type="float" office:value="0.217559337615967" calcext:value-type="float">
            <text:p>0.217559337615967</text:p>
          </table:table-cell>
          <table:table-cell table:style-name="ce1" office:value-type="float" office:value="0.219082593917847" calcext:value-type="float">
            <text:p>0.219082593917847</text:p>
          </table:table-cell>
          <table:table-cell table:style-name="ce1" office:value-type="float" office:value="0.130438327789307" calcext:value-type="float">
            <text:p>0.130438327789307</text:p>
          </table:table-cell>
          <table:table-cell table:style-name="ce1" office:value-type="float" office:value="0.271072864532471" calcext:value-type="float">
            <text:p>0.271072864532471</text:p>
          </table:table-cell>
          <table:table-cell table:style-name="ce1" office:value-type="float" office:value="0.232961416244507" calcext:value-type="float">
            <text:p>0.232961416244507</text:p>
          </table:table-cell>
          <table:table-cell table:style-name="ce1" office:value-type="float" office:value="0.220668315887451" calcext:value-type="float">
            <text:p>0.220668315887451</text:p>
          </table:table-cell>
          <table:table-cell table:style-name="ce1" office:value-type="float" office:value="0.22240138053894" calcext:value-type="float">
            <text:p>0.22240138053894</text:p>
          </table:table-cell>
          <table:table-cell table:style-name="ce1" office:value-type="float" office:value="0.235130071640015" calcext:value-type="float">
            <text:p>0.235130071640015</text:p>
          </table:table-cell>
          <table:table-cell table:style-name="ce1" office:value-type="float" office:value="0.239500761032104" calcext:value-type="float">
            <text:p>0.239500761032104</text:p>
          </table:table-cell>
          <table:table-cell table:style-name="ce1" office:value-type="float" office:value="0.22025465965271" calcext:value-type="float">
            <text:p>0.22025465965271</text:p>
          </table:table-cell>
          <table:table-cell table:style-name="ce1" office:value-type="float" office:value="0.231570243835449" calcext:value-type="float">
            <text:p>0.231570243835449</text:p>
          </table:table-cell>
          <table:table-cell table:style-name="ce1" office:value-type="float" office:value="0.219437837600708" calcext:value-type="float">
            <text:p>0.219437837600708</text:p>
          </table:table-cell>
          <table:table-cell table:style-name="ce1" office:value-type="float" office:value="0.234412670135498" calcext:value-type="float">
            <text:p>0.234412670135498</text:p>
          </table:table-cell>
          <table:table-cell table:style-name="ce1" office:value-type="float" office:value="0.218864440917969" calcext:value-type="float">
            <text:p>0.218864440917969</text:p>
          </table:table-cell>
          <table:table-cell table:style-name="ce1" office:value-type="float" office:value="0.218577146530151" calcext:value-type="float">
            <text:p>0.218577146530151</text:p>
          </table:table-cell>
          <table:table-cell table:style-name="ce1" office:value-type="float" office:value="0.220351696014404" calcext:value-type="float">
            <text:p>0.220351696014404</text:p>
          </table:table-cell>
          <table:table-cell table:style-name="ce1" office:value-type="float" office:value="0.218649864196777" calcext:value-type="float">
            <text:p>0.218649864196777</text:p>
          </table:table-cell>
          <table:table-cell table:style-name="ce1" office:value-type="float" office:value="0.221880912780762" calcext:value-type="float">
            <text:p>0.221880912780762</text:p>
          </table:table-cell>
          <table:table-cell table:style-name="ce1" office:value-type="float" office:value="0.216244697570801" calcext:value-type="float">
            <text:p>0.216244697570801</text:p>
          </table:table-cell>
          <table:table-cell table:style-name="ce1" office:value-type="float" office:value="0.21778130531311" calcext:value-type="float">
            <text:p>0.21778130531311</text:p>
          </table:table-cell>
          <table:table-cell table:style-name="ce1" office:value-type="float" office:value="0.219271659851074" calcext:value-type="float">
            <text:p>0.219271659851074</text:p>
          </table:table-cell>
          <table:table-cell table:style-name="ce1" office:value-type="float" office:value="0.219916105270386" calcext:value-type="float">
            <text:p>0.219916105270386</text:p>
          </table:table-cell>
          <table:table-cell table:style-name="ce1" office:value-type="float" office:value="0.213858108520508" calcext:value-type="float">
            <text:p>0.213858108520508</text:p>
          </table:table-cell>
          <table:table-cell table:style-name="ce1" office:value-type="float" office:value="0.0840086936950684" calcext:value-type="float">
            <text:p>0.084008693695068</text:p>
          </table:table-cell>
          <table:table-cell table:style-name="ce1" office:value-type="float" office:value="0.271072864532471" calcext:value-type="float">
            <text:p>0.271072864532471</text:p>
          </table:table-cell>
          <table:table-cell table:style-name="ce1" office:value-type="float" office:value="21.3858108520508" calcext:value-type="float">
            <text:p>21.38581085205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399055480957" calcext:value-type="float">
            <text:p>0.10399055480957</text:p>
          </table:table-cell>
          <table:table-cell table:style-name="ce1" office:value-type="float" office:value="0.311007022857666" calcext:value-type="float">
            <text:p>0.311007022857666</text:p>
          </table:table-cell>
          <table:table-cell table:style-name="ce1" office:value-type="float" office:value="0.22992730140686" calcext:value-type="float">
            <text:p>0.22992730140686</text:p>
          </table:table-cell>
          <table:table-cell table:style-name="ce1" office:value-type="float" office:value="0.291853427886963" calcext:value-type="float">
            <text:p>0.291853427886963</text:p>
          </table:table-cell>
          <table:table-cell table:style-name="ce1" office:value-type="float" office:value="0.236938953399658" calcext:value-type="float">
            <text:p>0.236938953399658</text:p>
          </table:table-cell>
          <table:table-cell table:style-name="ce1" office:value-type="float" office:value="0.229642391204834" calcext:value-type="float">
            <text:p>0.229642391204834</text:p>
          </table:table-cell>
          <table:table-cell table:style-name="ce1" office:value-type="float" office:value="0.232075691223145" calcext:value-type="float">
            <text:p>0.232075691223145</text:p>
          </table:table-cell>
          <table:table-cell table:style-name="ce1" office:value-type="float" office:value="0.229002237319946" calcext:value-type="float">
            <text:p>0.229002237319946</text:p>
          </table:table-cell>
          <table:table-cell table:style-name="ce1" office:value-type="float" office:value="0.222984790802002" calcext:value-type="float">
            <text:p>0.222984790802002</text:p>
          </table:table-cell>
          <table:table-cell table:style-name="ce1" office:value-type="float" office:value="0.224775552749634" calcext:value-type="float">
            <text:p>0.224775552749634</text:p>
          </table:table-cell>
          <table:table-cell table:style-name="ce1" office:value-type="float" office:value="0.233812808990479" calcext:value-type="float">
            <text:p>0.233812808990479</text:p>
          </table:table-cell>
          <table:table-cell table:style-name="ce1" office:value-type="float" office:value="0.241103410720825" calcext:value-type="float">
            <text:p>0.241103410720825</text:p>
          </table:table-cell>
          <table:table-cell table:style-name="ce1" office:value-type="float" office:value="0.2281174659729" calcext:value-type="float">
            <text:p>0.2281174659729</text:p>
          </table:table-cell>
          <table:table-cell table:style-name="ce1" office:value-type="float" office:value="0.232851266860962" calcext:value-type="float">
            <text:p>0.232851266860962</text:p>
          </table:table-cell>
          <table:table-cell table:style-name="ce1" office:value-type="float" office:value="0.238533020019531" calcext:value-type="float">
            <text:p>0.238533020019531</text:p>
          </table:table-cell>
          <table:table-cell table:style-name="ce1" office:value-type="float" office:value="0.238190412521362" calcext:value-type="float">
            <text:p>0.238190412521362</text:p>
          </table:table-cell>
          <table:table-cell table:style-name="ce1" office:value-type="float" office:value="0.234948396682739" calcext:value-type="float">
            <text:p>0.234948396682739</text:p>
          </table:table-cell>
          <table:table-cell table:style-name="ce1" office:value-type="float" office:value="0.217575073242187" calcext:value-type="float">
            <text:p>0.217575073242187</text:p>
          </table:table-cell>
          <table:table-cell table:style-name="ce1" office:value-type="float" office:value="0.218281745910645" calcext:value-type="float">
            <text:p>0.218281745910645</text:p>
          </table:table-cell>
          <table:table-cell table:style-name="ce1" office:value-type="float" office:value="0.221477270126343" calcext:value-type="float">
            <text:p>0.221477270126343</text:p>
          </table:table-cell>
          <table:table-cell table:style-name="ce1" office:value-type="float" office:value="0.105482816696167" calcext:value-type="float">
            <text:p>0.105482816696167</text:p>
          </table:table-cell>
          <table:table-cell table:style-name="ce1" office:value-type="float" office:value="0.240051031112671" calcext:value-type="float">
            <text:p>0.240051031112671</text:p>
          </table:table-cell>
          <table:table-cell table:style-name="ce1" office:value-type="float" office:value="0.215049743652344" calcext:value-type="float">
            <text:p>0.215049743652344</text:p>
          </table:table-cell>
          <table:table-cell table:style-name="ce1" office:value-type="float" office:value="0.234859943389893" calcext:value-type="float">
            <text:p>0.234859943389893</text:p>
          </table:table-cell>
          <table:table-cell table:style-name="ce1" office:value-type="float" office:value="0.217921257019043" calcext:value-type="float">
            <text:p>0.217921257019043</text:p>
          </table:table-cell>
          <table:table-cell table:style-name="ce1" office:value-type="float" office:value="0.219422340393066" calcext:value-type="float">
            <text:p>0.219422340393066</text:p>
          </table:table-cell>
          <table:table-cell table:style-name="ce1" office:value-type="float" office:value="0.224383115768433" calcext:value-type="float">
            <text:p>0.224383115768433</text:p>
          </table:table-cell>
          <table:table-cell table:style-name="ce1" office:value-type="float" office:value="0.216792583465576" calcext:value-type="float">
            <text:p>0.216792583465576</text:p>
          </table:table-cell>
          <table:table-cell table:style-name="ce1" office:value-type="float" office:value="0.220246315002441" calcext:value-type="float">
            <text:p>0.220246315002441</text:p>
          </table:table-cell>
          <table:table-cell table:style-name="ce1" office:value-type="float" office:value="0.217943429946899" calcext:value-type="float">
            <text:p>0.217943429946899</text:p>
          </table:table-cell>
          <table:table-cell table:style-name="ce1" office:value-type="float" office:value="0.227080345153809" calcext:value-type="float">
            <text:p>0.227080345153809</text:p>
          </table:table-cell>
          <table:table-cell table:style-name="ce1" office:value-type="float" office:value="0.216947555541992" calcext:value-type="float">
            <text:p>0.216947555541992</text:p>
          </table:table-cell>
          <table:table-cell table:style-name="ce1" office:value-type="float" office:value="0.218794584274292" calcext:value-type="float">
            <text:p>0.218794584274292</text:p>
          </table:table-cell>
          <table:table-cell table:style-name="ce1" office:value-type="float" office:value="0.218140363693237" calcext:value-type="float">
            <text:p>0.218140363693237</text:p>
          </table:table-cell>
          <table:table-cell table:style-name="ce1" office:value-type="float" office:value="0.218720436096191" calcext:value-type="float">
            <text:p>0.218720436096191</text:p>
          </table:table-cell>
          <table:table-cell table:style-name="ce1" office:value-type="float" office:value="0.2209632396698" calcext:value-type="float">
            <text:p>0.2209632396698</text:p>
          </table:table-cell>
          <table:table-cell table:style-name="ce1" office:value-type="float" office:value="0.218852758407593" calcext:value-type="float">
            <text:p>0.218852758407593</text:p>
          </table:table-cell>
          <table:table-cell table:style-name="ce1" office:value-type="float" office:value="0.217743635177612" calcext:value-type="float">
            <text:p>0.217743635177612</text:p>
          </table:table-cell>
          <table:table-cell table:style-name="ce1" office:value-type="float" office:value="0.218122005462646" calcext:value-type="float">
            <text:p>0.218122005462646</text:p>
          </table:table-cell>
          <table:table-cell table:style-name="ce1" office:value-type="float" office:value="0.22015905380249" calcext:value-type="float">
            <text:p>0.22015905380249</text:p>
          </table:table-cell>
          <table:table-cell table:style-name="ce1" office:value-type="float" office:value="0.109819412231445" calcext:value-type="float">
            <text:p>0.109819412231445</text:p>
          </table:table-cell>
          <table:table-cell table:style-name="ce1" office:value-type="float" office:value="0.0968434810638428" calcext:value-type="float">
            <text:p>0.096843481063843</text:p>
          </table:table-cell>
          <table:table-cell table:style-name="ce1" office:value-type="float" office:value="0.217687129974365" calcext:value-type="float">
            <text:p>0.217687129974365</text:p>
          </table:table-cell>
          <table:table-cell table:style-name="ce1" office:value-type="float" office:value="0.219008922576904" calcext:value-type="float">
            <text:p>0.219008922576904</text:p>
          </table:table-cell>
          <table:table-cell table:style-name="ce1" office:value-type="float" office:value="0.236075162887573" calcext:value-type="float">
            <text:p>0.236075162887573</text:p>
          </table:table-cell>
          <table:table-cell table:style-name="ce1" office:value-type="float" office:value="0.217533349990845" calcext:value-type="float">
            <text:p>0.217533349990845</text:p>
          </table:table-cell>
          <table:table-cell table:style-name="ce1" office:value-type="float" office:value="0.219457626342773" calcext:value-type="float">
            <text:p>0.219457626342773</text:p>
          </table:table-cell>
          <table:table-cell table:style-name="ce1" office:value-type="float" office:value="0.217574119567871" calcext:value-type="float">
            <text:p>0.217574119567871</text:p>
          </table:table-cell>
          <table:table-cell table:style-name="ce1" office:value-type="float" office:value="0.224988698959351" calcext:value-type="float">
            <text:p>0.224988698959351</text:p>
          </table:table-cell>
          <table:table-cell table:style-name="ce1" office:value-type="float" office:value="0.217413187026978" calcext:value-type="float">
            <text:p>0.217413187026978</text:p>
          </table:table-cell>
          <table:table-cell table:style-name="ce1" office:value-type="float" office:value="0.22852897644043" calcext:value-type="float">
            <text:p>0.22852897644043</text:p>
          </table:table-cell>
          <table:table-cell table:style-name="ce1" office:value-type="float" office:value="0.218146562576294" calcext:value-type="float">
            <text:p>0.218146562576294</text:p>
          </table:table-cell>
          <table:table-cell table:style-name="ce1" office:value-type="float" office:value="0.219990253448486" calcext:value-type="float">
            <text:p>0.219990253448486</text:p>
          </table:table-cell>
          <table:table-cell table:style-name="ce1" office:value-type="float" office:value="0.222213745117187" calcext:value-type="float">
            <text:p>0.222213745117187</text:p>
          </table:table-cell>
          <table:table-cell table:style-name="ce1" office:value-type="float" office:value="0.21873664855957" calcext:value-type="float">
            <text:p>0.21873664855957</text:p>
          </table:table-cell>
          <table:table-cell table:style-name="ce1" office:value-type="float" office:value="0.218946218490601" calcext:value-type="float">
            <text:p>0.218946218490601</text:p>
          </table:table-cell>
          <table:table-cell table:style-name="ce1" office:value-type="float" office:value="0.21747899055481" calcext:value-type="float">
            <text:p>0.21747899055481</text:p>
          </table:table-cell>
          <table:table-cell table:style-name="ce1" office:value-type="float" office:value="0.218926906585693" calcext:value-type="float">
            <text:p>0.218926906585693</text:p>
          </table:table-cell>
          <table:table-cell table:style-name="ce1" office:value-type="float" office:value="0.219305038452148" calcext:value-type="float">
            <text:p>0.219305038452148</text:p>
          </table:table-cell>
          <table:table-cell table:style-name="ce1" office:value-type="float" office:value="0.22170352935791" calcext:value-type="float">
            <text:p>0.22170352935791</text:p>
          </table:table-cell>
          <table:table-cell table:style-name="ce1" office:value-type="float" office:value="0.105689764022827" calcext:value-type="float">
            <text:p>0.105689764022827</text:p>
          </table:table-cell>
          <table:table-cell table:style-name="ce1" office:value-type="float" office:value="0.246183633804321" calcext:value-type="float">
            <text:p>0.246183633804321</text:p>
          </table:table-cell>
          <table:table-cell table:style-name="ce1" office:value-type="float" office:value="0.0882678031921387" calcext:value-type="float">
            <text:p>0.088267803192139</text:p>
          </table:table-cell>
          <table:table-cell table:style-name="ce1" office:value-type="float" office:value="0.235420703887939" calcext:value-type="float">
            <text:p>0.235420703887939</text:p>
          </table:table-cell>
          <table:table-cell table:style-name="ce1" office:value-type="float" office:value="0.220028638839722" calcext:value-type="float">
            <text:p>0.220028638839722</text:p>
          </table:table-cell>
          <table:table-cell table:style-name="ce1" office:value-type="float" office:value="0.228793382644653" calcext:value-type="float">
            <text:p>0.228793382644653</text:p>
          </table:table-cell>
          <table:table-cell table:style-name="ce1" office:value-type="float" office:value="0.22199559211731" calcext:value-type="float">
            <text:p>0.22199559211731</text:p>
          </table:table-cell>
          <table:table-cell table:style-name="ce1" office:value-type="float" office:value="0.219271183013916" calcext:value-type="float">
            <text:p>0.219271183013916</text:p>
          </table:table-cell>
          <table:table-cell table:style-name="ce1" office:value-type="float" office:value="0.225853443145752" calcext:value-type="float">
            <text:p>0.225853443145752</text:p>
          </table:table-cell>
          <table:table-cell table:style-name="ce1" office:value-type="float" office:value="0.219354867935181" calcext:value-type="float">
            <text:p>0.219354867935181</text:p>
          </table:table-cell>
          <table:table-cell table:style-name="ce1" office:value-type="float" office:value="0.221408843994141" calcext:value-type="float">
            <text:p>0.221408843994141</text:p>
          </table:table-cell>
          <table:table-cell table:style-name="ce1" office:value-type="float" office:value="0.219734191894531" calcext:value-type="float">
            <text:p>0.219734191894531</text:p>
          </table:table-cell>
          <table:table-cell table:style-name="ce1" office:value-type="float" office:value="0.225570440292358" calcext:value-type="float">
            <text:p>0.225570440292358</text:p>
          </table:table-cell>
          <table:table-cell table:style-name="ce1" office:value-type="float" office:value="0.217717409133911" calcext:value-type="float">
            <text:p>0.217717409133911</text:p>
          </table:table-cell>
          <table:table-cell table:style-name="ce1" office:value-type="float" office:value="0.218020915985107" calcext:value-type="float">
            <text:p>0.218020915985107</text:p>
          </table:table-cell>
          <table:table-cell table:style-name="ce1" office:value-type="float" office:value="0.218732118606567" calcext:value-type="float">
            <text:p>0.218732118606567</text:p>
          </table:table-cell>
          <table:table-cell table:style-name="ce1" office:value-type="float" office:value="0.218035221099854" calcext:value-type="float">
            <text:p>0.218035221099854</text:p>
          </table:table-cell>
          <table:table-cell table:style-name="ce1" office:value-type="float" office:value="0.221582651138306" calcext:value-type="float">
            <text:p>0.221582651138306</text:p>
          </table:table-cell>
          <table:table-cell table:style-name="ce1" office:value-type="float" office:value="0.219467878341675" calcext:value-type="float">
            <text:p>0.219467878341675</text:p>
          </table:table-cell>
          <table:table-cell table:style-name="ce1" office:value-type="float" office:value="0.219681739807129" calcext:value-type="float">
            <text:p>0.219681739807129</text:p>
          </table:table-cell>
          <table:table-cell table:style-name="ce1" office:value-type="float" office:value="0.107378721237183" calcext:value-type="float">
            <text:p>0.107378721237183</text:p>
          </table:table-cell>
          <table:table-cell table:style-name="ce1" office:value-type="float" office:value="0.103441953659058" calcext:value-type="float">
            <text:p>0.103441953659058</text:p>
          </table:table-cell>
          <table:table-cell table:style-name="ce1" office:value-type="float" office:value="0.231700658798218" calcext:value-type="float">
            <text:p>0.231700658798218</text:p>
          </table:table-cell>
          <table:table-cell table:style-name="ce1" office:value-type="float" office:value="0.222240686416626" calcext:value-type="float">
            <text:p>0.222240686416626</text:p>
          </table:table-cell>
          <table:table-cell table:style-name="ce1" office:value-type="float" office:value="0.238466024398804" calcext:value-type="float">
            <text:p>0.238466024398804</text:p>
          </table:table-cell>
          <table:table-cell table:style-name="ce1" office:value-type="float" office:value="0.220861673355103" calcext:value-type="float">
            <text:p>0.220861673355103</text:p>
          </table:table-cell>
          <table:table-cell table:style-name="ce1" office:value-type="float" office:value="0.218178033828735" calcext:value-type="float">
            <text:p>0.218178033828735</text:p>
          </table:table-cell>
          <table:table-cell table:style-name="ce1" office:value-type="float" office:value="0.227652549743652" calcext:value-type="float">
            <text:p>0.227652549743652</text:p>
          </table:table-cell>
          <table:table-cell table:style-name="ce1" office:value-type="float" office:value="0.217179775238037" calcext:value-type="float">
            <text:p>0.217179775238037</text:p>
          </table:table-cell>
          <table:table-cell table:style-name="ce1" office:value-type="float" office:value="0.2220139503479" calcext:value-type="float">
            <text:p>0.2220139503479</text:p>
          </table:table-cell>
          <table:table-cell table:style-name="ce1" office:value-type="float" office:value="0.228002786636353" calcext:value-type="float">
            <text:p>0.228002786636353</text:p>
          </table:table-cell>
          <table:table-cell table:style-name="ce1" office:value-type="float" office:value="0.217341899871826" calcext:value-type="float">
            <text:p>0.217341899871826</text:p>
          </table:table-cell>
          <table:table-cell table:style-name="ce1" office:value-type="float" office:value="0.220039129257202" calcext:value-type="float">
            <text:p>0.220039129257202</text:p>
          </table:table-cell>
          <table:table-cell table:style-name="ce1" office:value-type="float" office:value="0.217932224273682" calcext:value-type="float">
            <text:p>0.217932224273682</text:p>
          </table:table-cell>
          <table:table-cell table:style-name="ce1" office:value-type="float" office:value="0.221370220184326" calcext:value-type="float">
            <text:p>0.221370220184326</text:p>
          </table:table-cell>
          <table:table-cell table:style-name="ce1" office:value-type="float" office:value="0.219151735305786" calcext:value-type="float">
            <text:p>0.219151735305786</text:p>
          </table:table-cell>
          <table:table-cell table:style-name="ce1" office:value-type="float" office:value="0.218853712081909" calcext:value-type="float">
            <text:p>0.218853712081909</text:p>
          </table:table-cell>
          <table:table-cell table:style-name="ce1" office:value-type="float" office:value="0.216171264648437" calcext:value-type="float">
            <text:p>0.216171264648437</text:p>
          </table:table-cell>
          <table:table-cell table:style-name="ce1" office:value-type="float" office:value="0.220031976699829" calcext:value-type="float">
            <text:p>0.220031976699829</text:p>
          </table:table-cell>
          <table:table-cell table:style-name="ce1" office:value-type="float" office:value="0.222279071807861" calcext:value-type="float">
            <text:p>0.222279071807861</text:p>
          </table:table-cell>
          <table:table-cell table:style-name="ce1" office:value-type="float" office:value="0.215262417793274" calcext:value-type="float">
            <text:p>0.215262417793274</text:p>
          </table:table-cell>
          <table:table-cell table:style-name="ce1" office:value-type="float" office:value="0.0882678031921387" calcext:value-type="float">
            <text:p>0.088267803192139</text:p>
          </table:table-cell>
          <table:table-cell table:style-name="ce1" office:value-type="float" office:value="0.311007022857666" calcext:value-type="float">
            <text:p>0.311007022857666</text:p>
          </table:table-cell>
          <table:table-cell table:style-name="ce1" office:value-type="float" office:value="21.5262417793274" calcext:value-type="float">
            <text:p>21.52624177932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4996194839478" calcext:value-type="float">
            <text:p>0.114996194839478</text:p>
          </table:table-cell>
          <table:table-cell table:style-name="ce1" office:value-type="float" office:value="0.101388692855835" calcext:value-type="float">
            <text:p>0.101388692855835</text:p>
          </table:table-cell>
          <table:table-cell table:style-name="ce1" office:value-type="float" office:value="0.250151634216309" calcext:value-type="float">
            <text:p>0.250151634216309</text:p>
          </table:table-cell>
          <table:table-cell table:style-name="ce1" office:value-type="float" office:value="0.214391708374023" calcext:value-type="float">
            <text:p>0.214391708374023</text:p>
          </table:table-cell>
          <table:table-cell table:style-name="ce1" office:value-type="float" office:value="0.227097511291504" calcext:value-type="float">
            <text:p>0.227097511291504</text:p>
          </table:table-cell>
          <table:table-cell table:style-name="ce1" office:value-type="float" office:value="0.221978425979614" calcext:value-type="float">
            <text:p>0.221978425979614</text:p>
          </table:table-cell>
          <table:table-cell table:style-name="ce1" office:value-type="float" office:value="0.21688175201416" calcext:value-type="float">
            <text:p>0.21688175201416</text:p>
          </table:table-cell>
          <table:table-cell table:style-name="ce1" office:value-type="float" office:value="0.217279672622681" calcext:value-type="float">
            <text:p>0.217279672622681</text:p>
          </table:table-cell>
          <table:table-cell table:style-name="ce1" office:value-type="float" office:value="0.216731786727905" calcext:value-type="float">
            <text:p>0.216731786727905</text:p>
          </table:table-cell>
          <table:table-cell table:style-name="ce1" office:value-type="float" office:value="0.22695255279541" calcext:value-type="float">
            <text:p>0.22695255279541</text:p>
          </table:table-cell>
          <table:table-cell table:style-name="ce1" office:value-type="float" office:value="0.225263833999634" calcext:value-type="float">
            <text:p>0.225263833999634</text:p>
          </table:table-cell>
          <table:table-cell table:style-name="ce1" office:value-type="float" office:value="0.217929840087891" calcext:value-type="float">
            <text:p>0.217929840087891</text:p>
          </table:table-cell>
          <table:table-cell table:style-name="ce1" office:value-type="float" office:value="0.216041564941406" calcext:value-type="float">
            <text:p>0.216041564941406</text:p>
          </table:table-cell>
          <table:table-cell table:style-name="ce1" office:value-type="float" office:value="0.21844744682312" calcext:value-type="float">
            <text:p>0.21844744682312</text:p>
          </table:table-cell>
          <table:table-cell table:style-name="ce1" office:value-type="float" office:value="0.220353603363037" calcext:value-type="float">
            <text:p>0.220353603363037</text:p>
          </table:table-cell>
          <table:table-cell table:style-name="ce1" office:value-type="float" office:value="0.217984676361084" calcext:value-type="float">
            <text:p>0.217984676361084</text:p>
          </table:table-cell>
          <table:table-cell table:style-name="ce1" office:value-type="float" office:value="0.216445684432983" calcext:value-type="float">
            <text:p>0.216445684432983</text:p>
          </table:table-cell>
          <table:table-cell table:style-name="ce1" office:value-type="float" office:value="0.218138933181763" calcext:value-type="float">
            <text:p>0.218138933181763</text:p>
          </table:table-cell>
          <table:table-cell table:style-name="ce1" office:value-type="float" office:value="0.220477819442749" calcext:value-type="float">
            <text:p>0.220477819442749</text:p>
          </table:table-cell>
          <table:table-cell table:style-name="ce1" office:value-type="float" office:value="0.217272520065308" calcext:value-type="float">
            <text:p>0.217272520065308</text:p>
          </table:table-cell>
          <table:table-cell table:style-name="ce1" office:value-type="float" office:value="0.108097314834595" calcext:value-type="float">
            <text:p>0.108097314834595</text:p>
          </table:table-cell>
          <table:table-cell table:style-name="ce1" office:value-type="float" office:value="0.242202281951904" calcext:value-type="float">
            <text:p>0.242202281951904</text:p>
          </table:table-cell>
          <table:table-cell table:style-name="ce1" office:value-type="float" office:value="0.214068412780762" calcext:value-type="float">
            <text:p>0.214068412780762</text:p>
          </table:table-cell>
          <table:table-cell table:style-name="ce1" office:value-type="float" office:value="0.221059322357178" calcext:value-type="float">
            <text:p>0.221059322357178</text:p>
          </table:table-cell>
          <table:table-cell table:style-name="ce1" office:value-type="float" office:value="0.217234134674072" calcext:value-type="float">
            <text:p>0.217234134674072</text:p>
          </table:table-cell>
          <table:table-cell table:style-name="ce1" office:value-type="float" office:value="0.217785120010376" calcext:value-type="float">
            <text:p>0.217785120010376</text:p>
          </table:table-cell>
          <table:table-cell table:style-name="ce1" office:value-type="float" office:value="0.221952199935913" calcext:value-type="float">
            <text:p>0.221952199935913</text:p>
          </table:table-cell>
          <table:table-cell table:style-name="ce1" office:value-type="float" office:value="0.216018438339233" calcext:value-type="float">
            <text:p>0.216018438339233</text:p>
          </table:table-cell>
          <table:table-cell table:style-name="ce1" office:value-type="float" office:value="0.22939658164978" calcext:value-type="float">
            <text:p>0.22939658164978</text:p>
          </table:table-cell>
          <table:table-cell table:style-name="ce1" office:value-type="float" office:value="0.211219549179077" calcext:value-type="float">
            <text:p>0.211219549179077</text:p>
          </table:table-cell>
          <table:table-cell table:style-name="ce1" office:value-type="float" office:value="0.228808403015137" calcext:value-type="float">
            <text:p>0.228808403015137</text:p>
          </table:table-cell>
          <table:table-cell table:style-name="ce1" office:value-type="float" office:value="0.217076778411865" calcext:value-type="float">
            <text:p>0.217076778411865</text:p>
          </table:table-cell>
          <table:table-cell table:style-name="ce1" office:value-type="float" office:value="0.219264030456543" calcext:value-type="float">
            <text:p>0.219264030456543</text:p>
          </table:table-cell>
          <table:table-cell table:style-name="ce1" office:value-type="float" office:value="0.219050884246826" calcext:value-type="float">
            <text:p>0.219050884246826</text:p>
          </table:table-cell>
          <table:table-cell table:style-name="ce1" office:value-type="float" office:value="0.216554164886475" calcext:value-type="float">
            <text:p>0.216554164886475</text:p>
          </table:table-cell>
          <table:table-cell table:style-name="ce1" office:value-type="float" office:value="0.216663599014282" calcext:value-type="float">
            <text:p>0.216663599014282</text:p>
          </table:table-cell>
          <table:table-cell table:style-name="ce1" office:value-type="float" office:value="0.218984127044678" calcext:value-type="float">
            <text:p>0.218984127044678</text:p>
          </table:table-cell>
          <table:table-cell table:style-name="ce1" office:value-type="float" office:value="0.221989631652832" calcext:value-type="float">
            <text:p>0.221989631652832</text:p>
          </table:table-cell>
          <table:table-cell table:style-name="ce1" office:value-type="float" office:value="0.217537879943848" calcext:value-type="float">
            <text:p>0.217537879943848</text:p>
          </table:table-cell>
          <table:table-cell table:style-name="ce1" office:value-type="float" office:value="0.217583179473877" calcext:value-type="float">
            <text:p>0.217583179473877</text:p>
          </table:table-cell>
          <table:table-cell table:style-name="ce1" office:value-type="float" office:value="0.108991384506226" calcext:value-type="float">
            <text:p>0.108991384506226</text:p>
          </table:table-cell>
          <table:table-cell table:style-name="ce1" office:value-type="float" office:value="0.245903730392456" calcext:value-type="float">
            <text:p>0.245903730392456</text:p>
          </table:table-cell>
          <table:table-cell table:style-name="ce1" office:value-type="float" office:value="0.220738887786865" calcext:value-type="float">
            <text:p>0.220738887786865</text:p>
          </table:table-cell>
          <table:table-cell table:style-name="ce1" office:value-type="float" office:value="0.249833106994629" calcext:value-type="float">
            <text:p>0.249833106994629</text:p>
          </table:table-cell>
          <table:table-cell table:style-name="ce1" office:value-type="float" office:value="0.237482070922852" calcext:value-type="float">
            <text:p>0.237482070922852</text:p>
          </table:table-cell>
          <table:table-cell table:style-name="ce1" office:value-type="float" office:value="0.221106767654419" calcext:value-type="float">
            <text:p>0.221106767654419</text:p>
          </table:table-cell>
          <table:table-cell table:style-name="ce1" office:value-type="float" office:value="0.236267328262329" calcext:value-type="float">
            <text:p>0.236267328262329</text:p>
          </table:table-cell>
          <table:table-cell table:style-name="ce1" office:value-type="float" office:value="0.230223417282104" calcext:value-type="float">
            <text:p>0.230223417282104</text:p>
          </table:table-cell>
          <table:table-cell table:style-name="ce1" office:value-type="float" office:value="0.238393545150757" calcext:value-type="float">
            <text:p>0.238393545150757</text:p>
          </table:table-cell>
          <table:table-cell table:style-name="ce1" office:value-type="float" office:value="0.244492769241333" calcext:value-type="float">
            <text:p>0.244492769241333</text:p>
          </table:table-cell>
          <table:table-cell table:style-name="ce1" office:value-type="float" office:value="0.243369817733765" calcext:value-type="float">
            <text:p>0.243369817733765</text:p>
          </table:table-cell>
          <table:table-cell table:style-name="ce1" office:value-type="float" office:value="0.246049642562866" calcext:value-type="float">
            <text:p>0.246049642562866</text:p>
          </table:table-cell>
          <table:table-cell table:style-name="ce1" office:value-type="float" office:value="0.216997623443604" calcext:value-type="float">
            <text:p>0.216997623443604</text:p>
          </table:table-cell>
          <table:table-cell table:style-name="ce1" office:value-type="float" office:value="0.219695806503296" calcext:value-type="float">
            <text:p>0.219695806503296</text:p>
          </table:table-cell>
          <table:table-cell table:style-name="ce1" office:value-type="float" office:value="0.238695383071899" calcext:value-type="float">
            <text:p>0.238695383071899</text:p>
          </table:table-cell>
          <table:table-cell table:style-name="ce1" office:value-type="float" office:value="0.243475198745728" calcext:value-type="float">
            <text:p>0.243475198745728</text:p>
          </table:table-cell>
          <table:table-cell table:style-name="ce1" office:value-type="float" office:value="0.24734616279602" calcext:value-type="float">
            <text:p>0.24734616279602</text:p>
          </table:table-cell>
          <table:table-cell table:style-name="ce1" office:value-type="float" office:value="0.240904092788696" calcext:value-type="float">
            <text:p>0.240904092788696</text:p>
          </table:table-cell>
          <table:table-cell table:style-name="ce1" office:value-type="float" office:value="0.238121271133423" calcext:value-type="float">
            <text:p>0.238121271133423</text:p>
          </table:table-cell>
          <table:table-cell table:style-name="ce1" office:value-type="float" office:value="0.248917102813721" calcext:value-type="float">
            <text:p>0.248917102813721</text:p>
          </table:table-cell>
          <table:table-cell table:style-name="ce1" office:value-type="float" office:value="0.119723796844482" calcext:value-type="float">
            <text:p>0.119723796844482</text:p>
          </table:table-cell>
          <table:table-cell table:style-name="ce1" office:value-type="float" office:value="0.270028829574585" calcext:value-type="float">
            <text:p>0.270028829574585</text:p>
          </table:table-cell>
          <table:table-cell table:style-name="ce1" office:value-type="float" office:value="0.236626863479614" calcext:value-type="float">
            <text:p>0.236626863479614</text:p>
          </table:table-cell>
          <table:table-cell table:style-name="ce1" office:value-type="float" office:value="0.213900804519653" calcext:value-type="float">
            <text:p>0.213900804519653</text:p>
          </table:table-cell>
          <table:table-cell table:style-name="ce1" office:value-type="float" office:value="0.217577219009399" calcext:value-type="float">
            <text:p>0.217577219009399</text:p>
          </table:table-cell>
          <table:table-cell table:style-name="ce1" office:value-type="float" office:value="0.229097843170166" calcext:value-type="float">
            <text:p>0.229097843170166</text:p>
          </table:table-cell>
          <table:table-cell table:style-name="ce1" office:value-type="float" office:value="0.219397068023682" calcext:value-type="float">
            <text:p>0.219397068023682</text:p>
          </table:table-cell>
          <table:table-cell table:style-name="ce1" office:value-type="float" office:value="0.220107078552246" calcext:value-type="float">
            <text:p>0.220107078552246</text:p>
          </table:table-cell>
          <table:table-cell table:style-name="ce1" office:value-type="float" office:value="0.223280668258667" calcext:value-type="float">
            <text:p>0.223280668258667</text:p>
          </table:table-cell>
          <table:table-cell table:style-name="ce1" office:value-type="float" office:value="0.22254490852356" calcext:value-type="float">
            <text:p>0.22254490852356</text:p>
          </table:table-cell>
          <table:table-cell table:style-name="ce1" office:value-type="float" office:value="0.226738214492798" calcext:value-type="float">
            <text:p>0.226738214492798</text:p>
          </table:table-cell>
          <table:table-cell table:style-name="ce1" office:value-type="float" office:value="0.232256889343262" calcext:value-type="float">
            <text:p>0.232256889343262</text:p>
          </table:table-cell>
          <table:table-cell table:style-name="ce1" office:value-type="float" office:value="0.230252504348755" calcext:value-type="float">
            <text:p>0.230252504348755</text:p>
          </table:table-cell>
          <table:table-cell table:style-name="ce1" office:value-type="float" office:value="0.229641199111938" calcext:value-type="float">
            <text:p>0.229641199111938</text:p>
          </table:table-cell>
          <table:table-cell table:style-name="ce1" office:value-type="float" office:value="0.236609935760498" calcext:value-type="float">
            <text:p>0.236609935760498</text:p>
          </table:table-cell>
          <table:table-cell table:style-name="ce1" office:value-type="float" office:value="0.220097064971924" calcext:value-type="float">
            <text:p>0.220097064971924</text:p>
          </table:table-cell>
          <table:table-cell table:style-name="ce1" office:value-type="float" office:value="0.217908143997192" calcext:value-type="float">
            <text:p>0.217908143997192</text:p>
          </table:table-cell>
          <table:table-cell table:style-name="ce1" office:value-type="float" office:value="0.217636346817017" calcext:value-type="float">
            <text:p>0.217636346817017</text:p>
          </table:table-cell>
          <table:table-cell table:style-name="ce1" office:value-type="float" office:value="0.217092990875244" calcext:value-type="float">
            <text:p>0.217092990875244</text:p>
          </table:table-cell>
          <table:table-cell table:style-name="ce1" office:value-type="float" office:value="0.220948696136475" calcext:value-type="float">
            <text:p>0.220948696136475</text:p>
          </table:table-cell>
          <table:table-cell table:style-name="ce1" office:value-type="float" office:value="0.100737810134888" calcext:value-type="float">
            <text:p>0.100737810134888</text:p>
          </table:table-cell>
          <table:table-cell table:style-name="ce1" office:value-type="float" office:value="0.248845338821411" calcext:value-type="float">
            <text:p>0.248845338821411</text:p>
          </table:table-cell>
          <table:table-cell table:style-name="ce1" office:value-type="float" office:value="0.111303567886353" calcext:value-type="float">
            <text:p>0.111303567886353</text:p>
          </table:table-cell>
          <table:table-cell table:style-name="ce1" office:value-type="float" office:value="0.244556903839111" calcext:value-type="float">
            <text:p>0.244556903839111</text:p>
          </table:table-cell>
          <table:table-cell table:style-name="ce1" office:value-type="float" office:value="0.260516405105591" calcext:value-type="float">
            <text:p>0.260516405105591</text:p>
          </table:table-cell>
          <table:table-cell table:style-name="ce1" office:value-type="float" office:value="0.224201202392578" calcext:value-type="float">
            <text:p>0.224201202392578</text:p>
          </table:table-cell>
          <table:table-cell table:style-name="ce1" office:value-type="float" office:value="0.0938396453857422" calcext:value-type="float">
            <text:p>0.093839645385742</text:p>
          </table:table-cell>
          <table:table-cell table:style-name="ce1" office:value-type="float" office:value="0.0880539417266846" calcext:value-type="float">
            <text:p>0.088053941726685</text:p>
          </table:table-cell>
          <table:table-cell table:style-name="ce1" office:value-type="float" office:value="0.21670937538147" calcext:value-type="float">
            <text:p>0.21670937538147</text:p>
          </table:table-cell>
          <table:table-cell table:style-name="ce1" office:value-type="float" office:value="0.232867002487183" calcext:value-type="float">
            <text:p>0.232867002487183</text:p>
          </table:table-cell>
          <table:table-cell table:style-name="ce1" office:value-type="float" office:value="0.234970569610596" calcext:value-type="float">
            <text:p>0.234970569610596</text:p>
          </table:table-cell>
          <table:table-cell table:style-name="ce1" office:value-type="float" office:value="0.219062805175781" calcext:value-type="float">
            <text:p>0.219062805175781</text:p>
          </table:table-cell>
          <table:table-cell table:style-name="ce1" office:value-type="float" office:value="0.219902515411377" calcext:value-type="float">
            <text:p>0.219902515411377</text:p>
          </table:table-cell>
          <table:table-cell table:style-name="ce1" office:value-type="float" office:value="0.218226432800293" calcext:value-type="float">
            <text:p>0.218226432800293</text:p>
          </table:table-cell>
          <table:table-cell table:style-name="ce1" office:value-type="float" office:value="0.21942663192749" calcext:value-type="float">
            <text:p>0.21942663192749</text:p>
          </table:table-cell>
          <table:table-cell table:style-name="ce1" office:value-type="float" office:value="0.21685004234314" calcext:value-type="float">
            <text:p>0.21685004234314</text:p>
          </table:table-cell>
          <table:table-cell table:style-name="ce1" office:value-type="float" office:value="0.220513343811035" calcext:value-type="float">
            <text:p>0.220513343811035</text:p>
          </table:table-cell>
          <table:table-cell table:style-name="ce1" office:value-type="float" office:value="0.219037771224976" calcext:value-type="float">
            <text:p>0.219037771224976</text:p>
          </table:table-cell>
          <table:table-cell table:style-name="ce1" office:value-type="float" office:value="0.218712329864502" calcext:value-type="float">
            <text:p>0.218712329864502</text:p>
          </table:table-cell>
          <table:table-cell table:style-name="ce1" office:value-type="float" office:value="0.220339059829712" calcext:value-type="float">
            <text:p>0.220339059829712</text:p>
          </table:table-cell>
          <table:table-cell table:style-name="ce1" office:value-type="float" office:value="0.215558967590332" calcext:value-type="float">
            <text:p>0.215558967590332</text:p>
          </table:table-cell>
          <table:table-cell table:style-name="ce1" office:value-type="float" office:value="0.0880539417266846" calcext:value-type="float">
            <text:p>0.088053941726685</text:p>
          </table:table-cell>
          <table:table-cell table:style-name="ce1" office:value-type="float" office:value="0.270028829574585" calcext:value-type="float">
            <text:p>0.270028829574585</text:p>
          </table:table-cell>
          <table:table-cell table:style-name="ce1" office:value-type="float" office:value="21.5558967590332" calcext:value-type="float">
            <text:p>21.555896759033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5023612976074" calcext:value-type="float">
            <text:p>0.115023612976074</text:p>
          </table:table-cell>
          <table:table-cell table:style-name="ce1" office:value-type="float" office:value="0.222865581512451" calcext:value-type="float">
            <text:p>0.222865581512451</text:p>
          </table:table-cell>
          <table:table-cell table:style-name="ce1" office:value-type="float" office:value="0.211021661758423" calcext:value-type="float">
            <text:p>0.211021661758423</text:p>
          </table:table-cell>
          <table:table-cell table:style-name="ce1" office:value-type="float" office:value="0.0910351276397705" calcext:value-type="float">
            <text:p>0.091035127639771</text:p>
          </table:table-cell>
          <table:table-cell table:style-name="ce1" office:value-type="float" office:value="0.213740110397339" calcext:value-type="float">
            <text:p>0.213740110397339</text:p>
          </table:table-cell>
          <table:table-cell table:style-name="ce1" office:value-type="float" office:value="0.214482545852661" calcext:value-type="float">
            <text:p>0.214482545852661</text:p>
          </table:table-cell>
          <table:table-cell table:style-name="ce1" office:value-type="float" office:value="0.217354297637939" calcext:value-type="float">
            <text:p>0.217354297637939</text:p>
          </table:table-cell>
          <table:table-cell table:style-name="ce1" office:value-type="float" office:value="0.214761972427368" calcext:value-type="float">
            <text:p>0.214761972427368</text:p>
          </table:table-cell>
          <table:table-cell table:style-name="ce1" office:value-type="float" office:value="0.21973443031311" calcext:value-type="float">
            <text:p>0.21973443031311</text:p>
          </table:table-cell>
          <table:table-cell table:style-name="ce1" office:value-type="float" office:value="0.216233968734741" calcext:value-type="float">
            <text:p>0.216233968734741</text:p>
          </table:table-cell>
          <table:table-cell table:style-name="ce1" office:value-type="float" office:value="0.226864099502563" calcext:value-type="float">
            <text:p>0.226864099502563</text:p>
          </table:table-cell>
          <table:table-cell table:style-name="ce1" office:value-type="float" office:value="0.2238450050354" calcext:value-type="float">
            <text:p>0.2238450050354</text:p>
          </table:table-cell>
          <table:table-cell table:style-name="ce1" office:value-type="float" office:value="0.214642524719238" calcext:value-type="float">
            <text:p>0.214642524719238</text:p>
          </table:table-cell>
          <table:table-cell table:style-name="ce1" office:value-type="float" office:value="0.222565174102783" calcext:value-type="float">
            <text:p>0.222565174102783</text:p>
          </table:table-cell>
          <table:table-cell table:style-name="ce1" office:value-type="float" office:value="0.216498613357544" calcext:value-type="float">
            <text:p>0.216498613357544</text:p>
          </table:table-cell>
          <table:table-cell table:style-name="ce1" office:value-type="float" office:value="0.216480016708374" calcext:value-type="float">
            <text:p>0.216480016708374</text:p>
          </table:table-cell>
          <table:table-cell table:style-name="ce1" office:value-type="float" office:value="0.21710729598999" calcext:value-type="float">
            <text:p>0.21710729598999</text:p>
          </table:table-cell>
          <table:table-cell table:style-name="ce1" office:value-type="float" office:value="0.218924045562744" calcext:value-type="float">
            <text:p>0.218924045562744</text:p>
          </table:table-cell>
          <table:table-cell table:style-name="ce1" office:value-type="float" office:value="0.217058658599854" calcext:value-type="float">
            <text:p>0.217058658599854</text:p>
          </table:table-cell>
          <table:table-cell table:style-name="ce1" office:value-type="float" office:value="0.215731859207153" calcext:value-type="float">
            <text:p>0.215731859207153</text:p>
          </table:table-cell>
          <table:table-cell table:style-name="ce1" office:value-type="float" office:value="0.110663175582886" calcext:value-type="float">
            <text:p>0.110663175582886</text:p>
          </table:table-cell>
          <table:table-cell table:style-name="ce1" office:value-type="float" office:value="0.229290962219238" calcext:value-type="float">
            <text:p>0.229290962219238</text:p>
          </table:table-cell>
          <table:table-cell table:style-name="ce1" office:value-type="float" office:value="0.218732357025146" calcext:value-type="float">
            <text:p>0.218732357025146</text:p>
          </table:table-cell>
          <table:table-cell table:style-name="ce1" office:value-type="float" office:value="0.216652393341064" calcext:value-type="float">
            <text:p>0.216652393341064</text:p>
          </table:table-cell>
          <table:table-cell table:style-name="ce1" office:value-type="float" office:value="0.222368478775024" calcext:value-type="float">
            <text:p>0.222368478775024</text:p>
          </table:table-cell>
          <table:table-cell table:style-name="ce1" office:value-type="float" office:value="0.217707633972168" calcext:value-type="float">
            <text:p>0.217707633972168</text:p>
          </table:table-cell>
          <table:table-cell table:style-name="ce1" office:value-type="float" office:value="0.224555730819702" calcext:value-type="float">
            <text:p>0.224555730819702</text:p>
          </table:table-cell>
          <table:table-cell table:style-name="ce1" office:value-type="float" office:value="0.220747470855713" calcext:value-type="float">
            <text:p>0.220747470855713</text:p>
          </table:table-cell>
          <table:table-cell table:style-name="ce1" office:value-type="float" office:value="0.22086763381958" calcext:value-type="float">
            <text:p>0.22086763381958</text:p>
          </table:table-cell>
          <table:table-cell table:style-name="ce1" office:value-type="float" office:value="0.228360891342163" calcext:value-type="float">
            <text:p>0.228360891342163</text:p>
          </table:table-cell>
          <table:table-cell table:style-name="ce1" office:value-type="float" office:value="0.227375030517578" calcext:value-type="float">
            <text:p>0.227375030517578</text:p>
          </table:table-cell>
          <table:table-cell table:style-name="ce1" office:value-type="float" office:value="0.255336046218872" calcext:value-type="float">
            <text:p>0.255336046218872</text:p>
          </table:table-cell>
          <table:table-cell table:style-name="ce1" office:value-type="float" office:value="0.221919059753418" calcext:value-type="float">
            <text:p>0.221919059753418</text:p>
          </table:table-cell>
          <table:table-cell table:style-name="ce1" office:value-type="float" office:value="0.253154754638672" calcext:value-type="float">
            <text:p>0.253154754638672</text:p>
          </table:table-cell>
          <table:table-cell table:style-name="ce1" office:value-type="float" office:value="0.218670129776001" calcext:value-type="float">
            <text:p>0.218670129776001</text:p>
          </table:table-cell>
          <table:table-cell table:style-name="ce1" office:value-type="float" office:value="0.221166849136353" calcext:value-type="float">
            <text:p>0.221166849136353</text:p>
          </table:table-cell>
          <table:table-cell table:style-name="ce1" office:value-type="float" office:value="0.217483282089233" calcext:value-type="float">
            <text:p>0.217483282089233</text:p>
          </table:table-cell>
          <table:table-cell table:style-name="ce1" office:value-type="float" office:value="0.227289438247681" calcext:value-type="float">
            <text:p>0.227289438247681</text:p>
          </table:table-cell>
          <table:table-cell table:style-name="ce1" office:value-type="float" office:value="0.248947143554687" calcext:value-type="float">
            <text:p>0.248947143554687</text:p>
          </table:table-cell>
          <table:table-cell table:style-name="ce1" office:value-type="float" office:value="0.220027208328247" calcext:value-type="float">
            <text:p>0.220027208328247</text:p>
          </table:table-cell>
          <table:table-cell table:style-name="ce1" office:value-type="float" office:value="0.112174272537231" calcext:value-type="float">
            <text:p>0.112174272537231</text:p>
          </table:table-cell>
          <table:table-cell table:style-name="ce1" office:value-type="float" office:value="0.0996637344360352" calcext:value-type="float">
            <text:p>0.099663734436035</text:p>
          </table:table-cell>
          <table:table-cell table:style-name="ce1" office:value-type="float" office:value="0.242357969284058" calcext:value-type="float">
            <text:p>0.242357969284058</text:p>
          </table:table-cell>
          <table:table-cell table:style-name="ce1" office:value-type="float" office:value="0.10292387008667" calcext:value-type="float">
            <text:p>0.10292387008667</text:p>
          </table:table-cell>
          <table:table-cell table:style-name="ce1" office:value-type="float" office:value="0.224373340606689" calcext:value-type="float">
            <text:p>0.224373340606689</text:p>
          </table:table-cell>
          <table:table-cell table:style-name="ce1" office:value-type="float" office:value="0.210385799407959" calcext:value-type="float">
            <text:p>0.210385799407959</text:p>
          </table:table-cell>
          <table:table-cell table:style-name="ce1" office:value-type="float" office:value="0.223916530609131" calcext:value-type="float">
            <text:p>0.223916530609131</text:p>
          </table:table-cell>
          <table:table-cell table:style-name="ce1" office:value-type="float" office:value="0.215943574905395" calcext:value-type="float">
            <text:p>0.215943574905395</text:p>
          </table:table-cell>
          <table:table-cell table:style-name="ce1" office:value-type="float" office:value="0.221107244491577" calcext:value-type="float">
            <text:p>0.221107244491577</text:p>
          </table:table-cell>
          <table:table-cell table:style-name="ce1" office:value-type="float" office:value="0.229847431182861" calcext:value-type="float">
            <text:p>0.229847431182861</text:p>
          </table:table-cell>
          <table:table-cell table:style-name="ce1" office:value-type="float" office:value="0.238884687423706" calcext:value-type="float">
            <text:p>0.238884687423706</text:p>
          </table:table-cell>
          <table:table-cell table:style-name="ce1" office:value-type="float" office:value="0.223219394683838" calcext:value-type="float">
            <text:p>0.223219394683838</text:p>
          </table:table-cell>
          <table:table-cell table:style-name="ce1" office:value-type="float" office:value="0.233422994613647" calcext:value-type="float">
            <text:p>0.233422994613647</text:p>
          </table:table-cell>
          <table:table-cell table:style-name="ce1" office:value-type="float" office:value="0.234182834625244" calcext:value-type="float">
            <text:p>0.234182834625244</text:p>
          </table:table-cell>
          <table:table-cell table:style-name="ce1" office:value-type="float" office:value="0.226060628890991" calcext:value-type="float">
            <text:p>0.226060628890991</text:p>
          </table:table-cell>
          <table:table-cell table:style-name="ce1" office:value-type="float" office:value="0.220593452453613" calcext:value-type="float">
            <text:p>0.220593452453613</text:p>
          </table:table-cell>
          <table:table-cell table:style-name="ce1" office:value-type="float" office:value="0.223234415054321" calcext:value-type="float">
            <text:p>0.223234415054321</text:p>
          </table:table-cell>
          <table:table-cell table:style-name="ce1" office:value-type="float" office:value="0.226773500442505" calcext:value-type="float">
            <text:p>0.226773500442505</text:p>
          </table:table-cell>
          <table:table-cell table:style-name="ce1" office:value-type="float" office:value="0.222460508346558" calcext:value-type="float">
            <text:p>0.222460508346558</text:p>
          </table:table-cell>
          <table:table-cell table:style-name="ce1" office:value-type="float" office:value="0.226677417755127" calcext:value-type="float">
            <text:p>0.226677417755127</text:p>
          </table:table-cell>
          <table:table-cell table:style-name="ce1" office:value-type="float" office:value="0.101075410842896" calcext:value-type="float">
            <text:p>0.101075410842896</text:p>
          </table:table-cell>
          <table:table-cell table:style-name="ce1" office:value-type="float" office:value="0.0840790271759033" calcext:value-type="float">
            <text:p>0.084079027175903</text:p>
          </table:table-cell>
          <table:table-cell table:style-name="ce1" office:value-type="float" office:value="0.219002246856689" calcext:value-type="float">
            <text:p>0.219002246856689</text:p>
          </table:table-cell>
          <table:table-cell table:style-name="ce1" office:value-type="float" office:value="0.233177661895752" calcext:value-type="float">
            <text:p>0.233177661895752</text:p>
          </table:table-cell>
          <table:table-cell table:style-name="ce1" office:value-type="float" office:value="0.226295709609985" calcext:value-type="float">
            <text:p>0.226295709609985</text:p>
          </table:table-cell>
          <table:table-cell table:style-name="ce1" office:value-type="float" office:value="0.216826200485229" calcext:value-type="float">
            <text:p>0.216826200485229</text:p>
          </table:table-cell>
          <table:table-cell table:style-name="ce1" office:value-type="float" office:value="0.217504978179932" calcext:value-type="float">
            <text:p>0.217504978179932</text:p>
          </table:table-cell>
          <table:table-cell table:style-name="ce1" office:value-type="float" office:value="0.217139959335327" calcext:value-type="float">
            <text:p>0.217139959335327</text:p>
          </table:table-cell>
          <table:table-cell table:style-name="ce1" office:value-type="float" office:value="0.223595142364502" calcext:value-type="float">
            <text:p>0.223595142364502</text:p>
          </table:table-cell>
          <table:table-cell table:style-name="ce1" office:value-type="float" office:value="0.255676507949829" calcext:value-type="float">
            <text:p>0.255676507949829</text:p>
          </table:table-cell>
          <table:table-cell table:style-name="ce1" office:value-type="float" office:value="0.247771024703979" calcext:value-type="float">
            <text:p>0.247771024703979</text:p>
          </table:table-cell>
          <table:table-cell table:style-name="ce1" office:value-type="float" office:value="0.214517831802368" calcext:value-type="float">
            <text:p>0.214517831802368</text:p>
          </table:table-cell>
          <table:table-cell table:style-name="ce1" office:value-type="float" office:value="0.230322360992432" calcext:value-type="float">
            <text:p>0.230322360992432</text:p>
          </table:table-cell>
          <table:table-cell table:style-name="ce1" office:value-type="float" office:value="0.234079599380493" calcext:value-type="float">
            <text:p>0.234079599380493</text:p>
          </table:table-cell>
          <table:table-cell table:style-name="ce1" office:value-type="float" office:value="0.236991167068481" calcext:value-type="float">
            <text:p>0.236991167068481</text:p>
          </table:table-cell>
          <table:table-cell table:style-name="ce1" office:value-type="float" office:value="0.234336376190186" calcext:value-type="float">
            <text:p>0.234336376190186</text:p>
          </table:table-cell>
          <table:table-cell table:style-name="ce1" office:value-type="float" office:value="0.236754894256592" calcext:value-type="float">
            <text:p>0.236754894256592</text:p>
          </table:table-cell>
          <table:table-cell table:style-name="ce1" office:value-type="float" office:value="0.236323356628418" calcext:value-type="float">
            <text:p>0.236323356628418</text:p>
          </table:table-cell>
          <table:table-cell table:style-name="ce1" office:value-type="float" office:value="0.238814115524292" calcext:value-type="float">
            <text:p>0.238814115524292</text:p>
          </table:table-cell>
          <table:table-cell table:style-name="ce1" office:value-type="float" office:value="0.232234477996826" calcext:value-type="float">
            <text:p>0.232234477996826</text:p>
          </table:table-cell>
          <table:table-cell table:style-name="ce1" office:value-type="float" office:value="0.128287315368652" calcext:value-type="float">
            <text:p>0.128287315368652</text:p>
          </table:table-cell>
          <table:table-cell table:style-name="ce1" office:value-type="float" office:value="0.225411891937256" calcext:value-type="float">
            <text:p>0.225411891937256</text:p>
          </table:table-cell>
          <table:table-cell table:style-name="ce1" office:value-type="float" office:value="0.094810962677002" calcext:value-type="float">
            <text:p>0.094810962677002</text:p>
          </table:table-cell>
          <table:table-cell table:style-name="ce1" office:value-type="float" office:value="0.220610618591309" calcext:value-type="float">
            <text:p>0.220610618591309</text:p>
          </table:table-cell>
          <table:table-cell table:style-name="ce1" office:value-type="float" office:value="0.215455532073975" calcext:value-type="float">
            <text:p>0.215455532073975</text:p>
          </table:table-cell>
          <table:table-cell table:style-name="ce1" office:value-type="float" office:value="0.218403577804565" calcext:value-type="float">
            <text:p>0.218403577804565</text:p>
          </table:table-cell>
          <table:table-cell table:style-name="ce1" office:value-type="float" office:value="0.219054937362671" calcext:value-type="float">
            <text:p>0.219054937362671</text:p>
          </table:table-cell>
          <table:table-cell table:style-name="ce1" office:value-type="float" office:value="0.224338293075562" calcext:value-type="float">
            <text:p>0.224338293075562</text:p>
          </table:table-cell>
          <table:table-cell table:style-name="ce1" office:value-type="float" office:value="0.220734357833862" calcext:value-type="float">
            <text:p>0.220734357833862</text:p>
          </table:table-cell>
          <table:table-cell table:style-name="ce1" office:value-type="float" office:value="0.212293863296509" calcext:value-type="float">
            <text:p>0.212293863296509</text:p>
          </table:table-cell>
          <table:table-cell table:style-name="ce1" office:value-type="float" office:value="0.227547645568848" calcext:value-type="float">
            <text:p>0.227547645568848</text:p>
          </table:table-cell>
          <table:table-cell table:style-name="ce1" office:value-type="float" office:value="0.223330497741699" calcext:value-type="float">
            <text:p>0.223330497741699</text:p>
          </table:table-cell>
          <table:table-cell table:style-name="ce1" office:value-type="float" office:value="0.223519325256348" calcext:value-type="float">
            <text:p>0.223519325256348</text:p>
          </table:table-cell>
          <table:table-cell table:style-name="ce1" office:value-type="float" office:value="0.217804431915283" calcext:value-type="float">
            <text:p>0.217804431915283</text:p>
          </table:table-cell>
          <table:table-cell table:style-name="ce1" office:value-type="float" office:value="0.217470407485962" calcext:value-type="float">
            <text:p>0.217470407485962</text:p>
          </table:table-cell>
          <table:table-cell table:style-name="ce1" office:value-type="float" office:value="0.219536781311035" calcext:value-type="float">
            <text:p>0.219536781311035</text:p>
          </table:table-cell>
          <table:table-cell table:style-name="ce1" office:value-type="float" office:value="0.219451904296875" calcext:value-type="float">
            <text:p>0.219451904296875</text:p>
          </table:table-cell>
          <table:table-cell table:style-name="ce1" office:value-type="float" office:value="0.225747108459473" calcext:value-type="float">
            <text:p>0.225747108459473</text:p>
          </table:table-cell>
          <table:table-cell table:style-name="ce1" office:value-type="float" office:value="0.217664003372192" calcext:value-type="float">
            <text:p>0.217664003372192</text:p>
          </table:table-cell>
          <table:table-cell table:style-name="ce1" office:value-type="float" office:value="0.21844220161438" calcext:value-type="float">
            <text:p>0.21844220161438</text:p>
          </table:table-cell>
          <table:table-cell table:style-name="ce1" office:value-type="float" office:value="0.212319235801697" calcext:value-type="float">
            <text:p>0.212319235801697</text:p>
          </table:table-cell>
          <table:table-cell table:style-name="ce1" office:value-type="float" office:value="0.0840790271759033" calcext:value-type="float">
            <text:p>0.084079027175903</text:p>
          </table:table-cell>
          <table:table-cell table:style-name="ce1" office:value-type="float" office:value="0.255676507949829" calcext:value-type="float">
            <text:p>0.255676507949829</text:p>
          </table:table-cell>
          <table:table-cell table:style-name="ce1" office:value-type="float" office:value="21.2319235801697" calcext:value-type="float">
            <text:p>21.23192358016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1849546432495" calcext:value-type="float">
            <text:p>0.111849546432495</text:p>
          </table:table-cell>
          <table:table-cell table:style-name="ce1" office:value-type="float" office:value="0.255479097366333" calcext:value-type="float">
            <text:p>0.255479097366333</text:p>
          </table:table-cell>
          <table:table-cell table:style-name="ce1" office:value-type="float" office:value="0.228998899459839" calcext:value-type="float">
            <text:p>0.228998899459839</text:p>
          </table:table-cell>
          <table:table-cell table:style-name="ce1" office:value-type="float" office:value="0.217472791671753" calcext:value-type="float">
            <text:p>0.217472791671753</text:p>
          </table:table-cell>
          <table:table-cell table:style-name="ce1" office:value-type="float" office:value="0.216339826583862" calcext:value-type="float">
            <text:p>0.216339826583862</text:p>
          </table:table-cell>
          <table:table-cell table:style-name="ce1" office:value-type="float" office:value="0.222458600997925" calcext:value-type="float">
            <text:p>0.222458600997925</text:p>
          </table:table-cell>
          <table:table-cell table:style-name="ce1" office:value-type="float" office:value="0.218368053436279" calcext:value-type="float">
            <text:p>0.218368053436279</text:p>
          </table:table-cell>
          <table:table-cell table:style-name="ce1" office:value-type="float" office:value="0.217822074890137" calcext:value-type="float">
            <text:p>0.217822074890137</text:p>
          </table:table-cell>
          <table:table-cell table:style-name="ce1" office:value-type="float" office:value="0.218375444412231" calcext:value-type="float">
            <text:p>0.218375444412231</text:p>
          </table:table-cell>
          <table:table-cell table:style-name="ce1" office:value-type="float" office:value="0.218888759613037" calcext:value-type="float">
            <text:p>0.218888759613037</text:p>
          </table:table-cell>
          <table:table-cell table:style-name="ce1" office:value-type="float" office:value="0.218954563140869" calcext:value-type="float">
            <text:p>0.218954563140869</text:p>
          </table:table-cell>
          <table:table-cell table:style-name="ce1" office:value-type="float" office:value="0.215501308441162" calcext:value-type="float">
            <text:p>0.215501308441162</text:p>
          </table:table-cell>
          <table:table-cell table:style-name="ce1" office:value-type="float" office:value="0.224055051803589" calcext:value-type="float">
            <text:p>0.224055051803589</text:p>
          </table:table-cell>
          <table:table-cell table:style-name="ce1" office:value-type="float" office:value="0.216290950775146" calcext:value-type="float">
            <text:p>0.216290950775146</text:p>
          </table:table-cell>
          <table:table-cell table:style-name="ce1" office:value-type="float" office:value="0.217339277267456" calcext:value-type="float">
            <text:p>0.217339277267456</text:p>
          </table:table-cell>
          <table:table-cell table:style-name="ce1" office:value-type="float" office:value="0.217591524124145" calcext:value-type="float">
            <text:p>0.217591524124145</text:p>
          </table:table-cell>
          <table:table-cell table:style-name="ce1" office:value-type="float" office:value="0.217142820358276" calcext:value-type="float">
            <text:p>0.217142820358276</text:p>
          </table:table-cell>
          <table:table-cell table:style-name="ce1" office:value-type="float" office:value="0.216977119445801" calcext:value-type="float">
            <text:p>0.216977119445801</text:p>
          </table:table-cell>
          <table:table-cell table:style-name="ce1" office:value-type="float" office:value="0.226006984710693" calcext:value-type="float">
            <text:p>0.226006984710693</text:p>
          </table:table-cell>
          <table:table-cell table:style-name="ce1" office:value-type="float" office:value="0.229337930679321" calcext:value-type="float">
            <text:p>0.229337930679321</text:p>
          </table:table-cell>
          <table:table-cell table:style-name="ce1" office:value-type="float" office:value="0.105356931686401" calcext:value-type="float">
            <text:p>0.105356931686401</text:p>
          </table:table-cell>
          <table:table-cell table:style-name="ce1" office:value-type="float" office:value="0.106323003768921" calcext:value-type="float">
            <text:p>0.106323003768921</text:p>
          </table:table-cell>
          <table:table-cell table:style-name="ce1" office:value-type="float" office:value="0.250594615936279" calcext:value-type="float">
            <text:p>0.250594615936279</text:p>
          </table:table-cell>
          <table:table-cell table:style-name="ce1" office:value-type="float" office:value="0.21498703956604" calcext:value-type="float">
            <text:p>0.21498703956604</text:p>
          </table:table-cell>
          <table:table-cell table:style-name="ce1" office:value-type="float" office:value="0.216484546661377" calcext:value-type="float">
            <text:p>0.216484546661377</text:p>
          </table:table-cell>
          <table:table-cell table:style-name="ce1" office:value-type="float" office:value="0.216280937194824" calcext:value-type="float">
            <text:p>0.216280937194824</text:p>
          </table:table-cell>
          <table:table-cell table:style-name="ce1" office:value-type="float" office:value="0.232316493988037" calcext:value-type="float">
            <text:p>0.232316493988037</text:p>
          </table:table-cell>
          <table:table-cell table:style-name="ce1" office:value-type="float" office:value="0.227279186248779" calcext:value-type="float">
            <text:p>0.227279186248779</text:p>
          </table:table-cell>
          <table:table-cell table:style-name="ce1" office:value-type="float" office:value="0.239617109298706" calcext:value-type="float">
            <text:p>0.239617109298706</text:p>
          </table:table-cell>
          <table:table-cell table:style-name="ce1" office:value-type="float" office:value="0.234606027603149" calcext:value-type="float">
            <text:p>0.234606027603149</text:p>
          </table:table-cell>
          <table:table-cell table:style-name="ce1" office:value-type="float" office:value="0.238003969192505" calcext:value-type="float">
            <text:p>0.238003969192505</text:p>
          </table:table-cell>
          <table:table-cell table:style-name="ce1" office:value-type="float" office:value="0.239956617355347" calcext:value-type="float">
            <text:p>0.239956617355347</text:p>
          </table:table-cell>
          <table:table-cell table:style-name="ce1" office:value-type="float" office:value="0.236950397491455" calcext:value-type="float">
            <text:p>0.236950397491455</text:p>
          </table:table-cell>
          <table:table-cell table:style-name="ce1" office:value-type="float" office:value="0.21869945526123" calcext:value-type="float">
            <text:p>0.21869945526123</text:p>
          </table:table-cell>
          <table:table-cell table:style-name="ce1" office:value-type="float" office:value="0.219268321990967" calcext:value-type="float">
            <text:p>0.219268321990967</text:p>
          </table:table-cell>
          <table:table-cell table:style-name="ce1" office:value-type="float" office:value="0.220365762710571" calcext:value-type="float">
            <text:p>0.220365762710571</text:p>
          </table:table-cell>
          <table:table-cell table:style-name="ce1" office:value-type="float" office:value="0.224891424179077" calcext:value-type="float">
            <text:p>0.224891424179077</text:p>
          </table:table-cell>
          <table:table-cell table:style-name="ce1" office:value-type="float" office:value="0.223960161209106" calcext:value-type="float">
            <text:p>0.223960161209106</text:p>
          </table:table-cell>
          <table:table-cell table:style-name="ce1" office:value-type="float" office:value="0.22186803817749" calcext:value-type="float">
            <text:p>0.22186803817749</text:p>
          </table:table-cell>
          <table:table-cell table:style-name="ce1" office:value-type="float" office:value="0.224048376083374" calcext:value-type="float">
            <text:p>0.224048376083374</text:p>
          </table:table-cell>
          <table:table-cell table:style-name="ce1" office:value-type="float" office:value="0.104830503463745" calcext:value-type="float">
            <text:p>0.104830503463745</text:p>
          </table:table-cell>
          <table:table-cell table:style-name="ce1" office:value-type="float" office:value="0.120309591293335" calcext:value-type="float">
            <text:p>0.120309591293335</text:p>
          </table:table-cell>
          <table:table-cell table:style-name="ce1" office:value-type="float" office:value="0.203931093215942" calcext:value-type="float">
            <text:p>0.203931093215942</text:p>
          </table:table-cell>
          <table:table-cell table:style-name="ce1" office:value-type="float" office:value="0.242401123046875" calcext:value-type="float">
            <text:p>0.242401123046875</text:p>
          </table:table-cell>
          <table:table-cell table:style-name="ce1" office:value-type="float" office:value="0.2237708568573" calcext:value-type="float">
            <text:p>0.2237708568573</text:p>
          </table:table-cell>
          <table:table-cell table:style-name="ce1" office:value-type="float" office:value="0.22580623626709" calcext:value-type="float">
            <text:p>0.22580623626709</text:p>
          </table:table-cell>
          <table:table-cell table:style-name="ce1" office:value-type="float" office:value="0.227869033813477" calcext:value-type="float">
            <text:p>0.227869033813477</text:p>
          </table:table-cell>
          <table:table-cell table:style-name="ce1" office:value-type="float" office:value="0.217325448989868" calcext:value-type="float">
            <text:p>0.217325448989868</text:p>
          </table:table-cell>
          <table:table-cell table:style-name="ce1" office:value-type="float" office:value="0.223121881484985" calcext:value-type="float">
            <text:p>0.223121881484985</text:p>
          </table:table-cell>
          <table:table-cell table:style-name="ce1" office:value-type="float" office:value="0.236028671264648" calcext:value-type="float">
            <text:p>0.236028671264648</text:p>
          </table:table-cell>
          <table:table-cell table:style-name="ce1" office:value-type="float" office:value="0.227232694625854" calcext:value-type="float">
            <text:p>0.227232694625854</text:p>
          </table:table-cell>
          <table:table-cell table:style-name="ce1" office:value-type="float" office:value="0.237955808639526" calcext:value-type="float">
            <text:p>0.237955808639526</text:p>
          </table:table-cell>
          <table:table-cell table:style-name="ce1" office:value-type="float" office:value="0.231465101242065" calcext:value-type="float">
            <text:p>0.231465101242065</text:p>
          </table:table-cell>
          <table:table-cell table:style-name="ce1" office:value-type="float" office:value="0.240480184555054" calcext:value-type="float">
            <text:p>0.240480184555054</text:p>
          </table:table-cell>
          <table:table-cell table:style-name="ce1" office:value-type="float" office:value="0.232975482940674" calcext:value-type="float">
            <text:p>0.232975482940674</text:p>
          </table:table-cell>
          <table:table-cell table:style-name="ce1" office:value-type="float" office:value="0.239771842956543" calcext:value-type="float">
            <text:p>0.239771842956543</text:p>
          </table:table-cell>
          <table:table-cell table:style-name="ce1" office:value-type="float" office:value="0.232411861419678" calcext:value-type="float">
            <text:p>0.232411861419678</text:p>
          </table:table-cell>
          <table:table-cell table:style-name="ce1" office:value-type="float" office:value="0.224188566207886" calcext:value-type="float">
            <text:p>0.224188566207886</text:p>
          </table:table-cell>
          <table:table-cell table:style-name="ce1" office:value-type="float" office:value="0.218358039855957" calcext:value-type="float">
            <text:p>0.218358039855957</text:p>
          </table:table-cell>
          <table:table-cell table:style-name="ce1" office:value-type="float" office:value="0.223866939544678" calcext:value-type="float">
            <text:p>0.223866939544678</text:p>
          </table:table-cell>
          <table:table-cell table:style-name="ce1" office:value-type="float" office:value="0.109001874923706" calcext:value-type="float">
            <text:p>0.109001874923706</text:p>
          </table:table-cell>
          <table:table-cell table:style-name="ce1" office:value-type="float" office:value="0.247314929962158" calcext:value-type="float">
            <text:p>0.247314929962158</text:p>
          </table:table-cell>
          <table:table-cell table:style-name="ce1" office:value-type="float" office:value="0.222271680831909" calcext:value-type="float">
            <text:p>0.222271680831909</text:p>
          </table:table-cell>
          <table:table-cell table:style-name="ce1" office:value-type="float" office:value="0.215750455856323" calcext:value-type="float">
            <text:p>0.215750455856323</text:p>
          </table:table-cell>
          <table:table-cell table:style-name="ce1" office:value-type="float" office:value="0.217421531677246" calcext:value-type="float">
            <text:p>0.217421531677246</text:p>
          </table:table-cell>
          <table:table-cell table:style-name="ce1" office:value-type="float" office:value="0.22522234916687" calcext:value-type="float">
            <text:p>0.22522234916687</text:p>
          </table:table-cell>
          <table:table-cell table:style-name="ce1" office:value-type="float" office:value="0.21506404876709" calcext:value-type="float">
            <text:p>0.21506404876709</text:p>
          </table:table-cell>
          <table:table-cell table:style-name="ce1" office:value-type="float" office:value="0.224048614501953" calcext:value-type="float">
            <text:p>0.224048614501953</text:p>
          </table:table-cell>
          <table:table-cell table:style-name="ce1" office:value-type="float" office:value="0.229867219924927" calcext:value-type="float">
            <text:p>0.229867219924927</text:p>
          </table:table-cell>
          <table:table-cell table:style-name="ce1" office:value-type="float" office:value="0.220094919204712" calcext:value-type="float">
            <text:p>0.220094919204712</text:p>
          </table:table-cell>
          <table:table-cell table:style-name="ce1" office:value-type="float" office:value="0.217886447906494" calcext:value-type="float">
            <text:p>0.217886447906494</text:p>
          </table:table-cell>
          <table:table-cell table:style-name="ce1" office:value-type="float" office:value="0.224065780639648" calcext:value-type="float">
            <text:p>0.224065780639648</text:p>
          </table:table-cell>
          <table:table-cell table:style-name="ce1" office:value-type="float" office:value="0.219516277313232" calcext:value-type="float">
            <text:p>0.219516277313232</text:p>
          </table:table-cell>
          <table:table-cell table:style-name="ce1" office:value-type="float" office:value="0.221552848815918" calcext:value-type="float">
            <text:p>0.221552848815918</text:p>
          </table:table-cell>
          <table:table-cell table:style-name="ce1" office:value-type="float" office:value="0.220998525619507" calcext:value-type="float">
            <text:p>0.220998525619507</text:p>
          </table:table-cell>
          <table:table-cell table:style-name="ce1" office:value-type="float" office:value="0.215513706207275" calcext:value-type="float">
            <text:p>0.215513706207275</text:p>
          </table:table-cell>
          <table:table-cell table:style-name="ce1" office:value-type="float" office:value="0.23098874092102" calcext:value-type="float">
            <text:p>0.23098874092102</text:p>
          </table:table-cell>
          <table:table-cell table:style-name="ce1" office:value-type="float" office:value="0.218127489089966" calcext:value-type="float">
            <text:p>0.218127489089966</text:p>
          </table:table-cell>
          <table:table-cell table:style-name="ce1" office:value-type="float" office:value="0.221776247024536" calcext:value-type="float">
            <text:p>0.221776247024536</text:p>
          </table:table-cell>
          <table:table-cell table:style-name="ce1" office:value-type="float" office:value="0.217241048812866" calcext:value-type="float">
            <text:p>0.217241048812866</text:p>
          </table:table-cell>
          <table:table-cell table:style-name="ce1" office:value-type="float" office:value="0.100741386413574" calcext:value-type="float">
            <text:p>0.100741386413574</text:p>
          </table:table-cell>
          <table:table-cell table:style-name="ce1" office:value-type="float" office:value="0.23030948638916" calcext:value-type="float">
            <text:p>0.23030948638916</text:p>
          </table:table-cell>
          <table:table-cell table:style-name="ce1" office:value-type="float" office:value="0.215655088424683" calcext:value-type="float">
            <text:p>0.215655088424683</text:p>
          </table:table-cell>
          <table:table-cell table:style-name="ce1" office:value-type="float" office:value="0.222492456436157" calcext:value-type="float">
            <text:p>0.222492456436157</text:p>
          </table:table-cell>
          <table:table-cell table:style-name="ce1" office:value-type="float" office:value="0.218075037002563" calcext:value-type="float">
            <text:p>0.218075037002563</text:p>
          </table:table-cell>
          <table:table-cell table:style-name="ce1" office:value-type="float" office:value="0.221095323562622" calcext:value-type="float">
            <text:p>0.221095323562622</text:p>
          </table:table-cell>
          <table:table-cell table:style-name="ce1" office:value-type="float" office:value="0.217668533325195" calcext:value-type="float">
            <text:p>0.217668533325195</text:p>
          </table:table-cell>
          <table:table-cell table:style-name="ce1" office:value-type="float" office:value="0.221679925918579" calcext:value-type="float">
            <text:p>0.221679925918579</text:p>
          </table:table-cell>
          <table:table-cell table:style-name="ce1" office:value-type="float" office:value="0.21801233291626" calcext:value-type="float">
            <text:p>0.21801233291626</text:p>
          </table:table-cell>
          <table:table-cell table:style-name="ce1" office:value-type="float" office:value="0.216019630432129" calcext:value-type="float">
            <text:p>0.216019630432129</text:p>
          </table:table-cell>
          <table:table-cell table:style-name="ce1" office:value-type="float" office:value="0.224188804626465" calcext:value-type="float">
            <text:p>0.224188804626465</text:p>
          </table:table-cell>
          <table:table-cell table:style-name="ce1" office:value-type="float" office:value="0.217939615249634" calcext:value-type="float">
            <text:p>0.217939615249634</text:p>
          </table:table-cell>
          <table:table-cell table:style-name="ce1" office:value-type="float" office:value="0.220973014831543" calcext:value-type="float">
            <text:p>0.220973014831543</text:p>
          </table:table-cell>
          <table:table-cell table:style-name="ce1" office:value-type="float" office:value="0.216164112091064" calcext:value-type="float">
            <text:p>0.216164112091064</text:p>
          </table:table-cell>
          <table:table-cell table:style-name="ce1" office:value-type="float" office:value="0.219938278198242" calcext:value-type="float">
            <text:p>0.219938278198242</text:p>
          </table:table-cell>
          <table:table-cell table:style-name="ce1" office:value-type="float" office:value="0.217166185379028" calcext:value-type="float">
            <text:p>0.217166185379028</text:p>
          </table:table-cell>
          <table:table-cell table:style-name="ce1" office:value-type="float" office:value="0.216849565505981" calcext:value-type="float">
            <text:p>0.216849565505981</text:p>
          </table:table-cell>
          <table:table-cell table:style-name="ce1" office:value-type="float" office:value="0.222340106964111" calcext:value-type="float">
            <text:p>0.222340106964111</text:p>
          </table:table-cell>
          <table:table-cell table:style-name="ce1" office:value-type="float" office:value="0.217157125473022" calcext:value-type="float">
            <text:p>0.217157125473022</text:p>
          </table:table-cell>
          <table:table-cell table:style-name="ce1" office:value-type="float" office:value="0.219959259033203" calcext:value-type="float">
            <text:p>0.219959259033203</text:p>
          </table:table-cell>
          <table:table-cell table:style-name="ce1" office:value-type="float" office:value="0.215793600082397" calcext:value-type="float">
            <text:p>0.215793600082397</text:p>
          </table:table-cell>
          <table:table-cell table:style-name="ce1" office:value-type="float" office:value="0.100741386413574" calcext:value-type="float">
            <text:p>0.100741386413574</text:p>
          </table:table-cell>
          <table:table-cell table:style-name="ce1" office:value-type="float" office:value="0.255479097366333" calcext:value-type="float">
            <text:p>0.255479097366333</text:p>
          </table:table-cell>
          <table:table-cell table:style-name="ce1" office:value-type="float" office:value="21.5793600082397" calcext:value-type="float">
            <text:p>21.579360008239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6583595275879" calcext:value-type="float">
            <text:p>0.106583595275879</text:p>
          </table:table-cell>
          <table:table-cell table:style-name="ce1" office:value-type="float" office:value="0.0921838283538818" calcext:value-type="float">
            <text:p>0.092183828353882</text:p>
          </table:table-cell>
          <table:table-cell table:style-name="ce1" office:value-type="float" office:value="0.220097541809082" calcext:value-type="float">
            <text:p>0.220097541809082</text:p>
          </table:table-cell>
          <table:table-cell table:style-name="ce1" office:value-type="float" office:value="0.216980934143066" calcext:value-type="float">
            <text:p>0.216980934143066</text:p>
          </table:table-cell>
          <table:table-cell table:style-name="ce1" office:value-type="float" office:value="0.221869468688965" calcext:value-type="float">
            <text:p>0.221869468688965</text:p>
          </table:table-cell>
          <table:table-cell table:style-name="ce1" office:value-type="float" office:value="0.229564189910889" calcext:value-type="float">
            <text:p>0.229564189910889</text:p>
          </table:table-cell>
          <table:table-cell table:style-name="ce1" office:value-type="float" office:value="0.21462869644165" calcext:value-type="float">
            <text:p>0.21462869644165</text:p>
          </table:table-cell>
          <table:table-cell table:style-name="ce1" office:value-type="float" office:value="0.218622446060181" calcext:value-type="float">
            <text:p>0.218622446060181</text:p>
          </table:table-cell>
          <table:table-cell table:style-name="ce1" office:value-type="float" office:value="0.234729766845703" calcext:value-type="float">
            <text:p>0.234729766845703</text:p>
          </table:table-cell>
          <table:table-cell table:style-name="ce1" office:value-type="float" office:value="0.237497091293335" calcext:value-type="float">
            <text:p>0.237497091293335</text:p>
          </table:table-cell>
          <table:table-cell table:style-name="ce1" office:value-type="float" office:value="0.224634647369385" calcext:value-type="float">
            <text:p>0.224634647369385</text:p>
          </table:table-cell>
          <table:table-cell table:style-name="ce1" office:value-type="float" office:value="0.231854915618896" calcext:value-type="float">
            <text:p>0.231854915618896</text:p>
          </table:table-cell>
          <table:table-cell table:style-name="ce1" office:value-type="float" office:value="0.225232839584351" calcext:value-type="float">
            <text:p>0.225232839584351</text:p>
          </table:table-cell>
          <table:table-cell table:style-name="ce1" office:value-type="float" office:value="0.223418474197388" calcext:value-type="float">
            <text:p>0.223418474197388</text:p>
          </table:table-cell>
          <table:table-cell table:style-name="ce1" office:value-type="float" office:value="0.228796243667603" calcext:value-type="float">
            <text:p>0.228796243667603</text:p>
          </table:table-cell>
          <table:table-cell table:style-name="ce1" office:value-type="float" office:value="0.227467060089111" calcext:value-type="float">
            <text:p>0.227467060089111</text:p>
          </table:table-cell>
          <table:table-cell table:style-name="ce1" office:value-type="float" office:value="0.21965217590332" calcext:value-type="float">
            <text:p>0.21965217590332</text:p>
          </table:table-cell>
          <table:table-cell table:style-name="ce1" office:value-type="float" office:value="0.22686505317688" calcext:value-type="float">
            <text:p>0.22686505317688</text:p>
          </table:table-cell>
          <table:table-cell table:style-name="ce1" office:value-type="float" office:value="0.234751224517822" calcext:value-type="float">
            <text:p>0.234751224517822</text:p>
          </table:table-cell>
          <table:table-cell table:style-name="ce1" office:value-type="float" office:value="0.226846694946289" calcext:value-type="float">
            <text:p>0.226846694946289</text:p>
          </table:table-cell>
          <table:table-cell table:style-name="ce1" office:value-type="float" office:value="0.120985269546509" calcext:value-type="float">
            <text:p>0.120985269546509</text:p>
          </table:table-cell>
          <table:table-cell table:style-name="ce1" office:value-type="float" office:value="0.103255987167358" calcext:value-type="float">
            <text:p>0.103255987167358</text:p>
          </table:table-cell>
          <table:table-cell table:style-name="ce1" office:value-type="float" office:value="0.255919218063354" calcext:value-type="float">
            <text:p>0.255919218063354</text:p>
          </table:table-cell>
          <table:table-cell table:style-name="ce1" office:value-type="float" office:value="0.233865737915039" calcext:value-type="float">
            <text:p>0.233865737915039</text:p>
          </table:table-cell>
          <table:table-cell table:style-name="ce1" office:value-type="float" office:value="0.218550682067871" calcext:value-type="float">
            <text:p>0.218550682067871</text:p>
          </table:table-cell>
          <table:table-cell table:style-name="ce1" office:value-type="float" office:value="0.219799041748047" calcext:value-type="float">
            <text:p>0.219799041748047</text:p>
          </table:table-cell>
          <table:table-cell table:style-name="ce1" office:value-type="float" office:value="0.220804452896118" calcext:value-type="float">
            <text:p>0.220804452896118</text:p>
          </table:table-cell>
          <table:table-cell table:style-name="ce1" office:value-type="float" office:value="0.233488798141479" calcext:value-type="float">
            <text:p>0.233488798141479</text:p>
          </table:table-cell>
          <table:table-cell table:style-name="ce1" office:value-type="float" office:value="0.222005605697632" calcext:value-type="float">
            <text:p>0.222005605697632</text:p>
          </table:table-cell>
          <table:table-cell table:style-name="ce1" office:value-type="float" office:value="0.227597951889038" calcext:value-type="float">
            <text:p>0.227597951889038</text:p>
          </table:table-cell>
          <table:table-cell table:style-name="ce1" office:value-type="float" office:value="0.227324247360229" calcext:value-type="float">
            <text:p>0.227324247360229</text:p>
          </table:table-cell>
          <table:table-cell table:style-name="ce1" office:value-type="float" office:value="0.218565940856934" calcext:value-type="float">
            <text:p>0.218565940856934</text:p>
          </table:table-cell>
          <table:table-cell table:style-name="ce1" office:value-type="float" office:value="0.224613428115845" calcext:value-type="float">
            <text:p>0.224613428115845</text:p>
          </table:table-cell>
          <table:table-cell table:style-name="ce1" office:value-type="float" office:value="0.222173690795898" calcext:value-type="float">
            <text:p>0.222173690795898</text:p>
          </table:table-cell>
          <table:table-cell table:style-name="ce1" office:value-type="float" office:value="0.216662168502808" calcext:value-type="float">
            <text:p>0.216662168502808</text:p>
          </table:table-cell>
          <table:table-cell table:style-name="ce1" office:value-type="float" office:value="0.220681190490723" calcext:value-type="float">
            <text:p>0.220681190490723</text:p>
          </table:table-cell>
          <table:table-cell table:style-name="ce1" office:value-type="float" office:value="0.218558549880981" calcext:value-type="float">
            <text:p>0.218558549880981</text:p>
          </table:table-cell>
          <table:table-cell table:style-name="ce1" office:value-type="float" office:value="0.218497276306152" calcext:value-type="float">
            <text:p>0.218497276306152</text:p>
          </table:table-cell>
          <table:table-cell table:style-name="ce1" office:value-type="float" office:value="0.217459440231323" calcext:value-type="float">
            <text:p>0.217459440231323</text:p>
          </table:table-cell>
          <table:table-cell table:style-name="ce1" office:value-type="float" office:value="0.221131324768066" calcext:value-type="float">
            <text:p>0.221131324768066</text:p>
          </table:table-cell>
          <table:table-cell table:style-name="ce1" office:value-type="float" office:value="0.105838775634766" calcext:value-type="float">
            <text:p>0.105838775634766</text:p>
          </table:table-cell>
          <table:table-cell table:style-name="ce1" office:value-type="float" office:value="0.103317737579346" calcext:value-type="float">
            <text:p>0.103317737579346</text:p>
          </table:table-cell>
          <table:table-cell table:style-name="ce1" office:value-type="float" office:value="0.257891654968262" calcext:value-type="float">
            <text:p>0.257891654968262</text:p>
          </table:table-cell>
          <table:table-cell table:style-name="ce1" office:value-type="float" office:value="0.222598075866699" calcext:value-type="float">
            <text:p>0.222598075866699</text:p>
          </table:table-cell>
          <table:table-cell table:style-name="ce1" office:value-type="float" office:value="0.0912184715270996" calcext:value-type="float">
            <text:p>0.0912184715271</text:p>
          </table:table-cell>
          <table:table-cell table:style-name="ce1" office:value-type="float" office:value="0.216725826263428" calcext:value-type="float">
            <text:p>0.216725826263428</text:p>
          </table:table-cell>
          <table:table-cell table:style-name="ce1" office:value-type="float" office:value="0.215684413909912" calcext:value-type="float">
            <text:p>0.215684413909912</text:p>
          </table:table-cell>
          <table:table-cell table:style-name="ce1" office:value-type="float" office:value="0.221864938735962" calcext:value-type="float">
            <text:p>0.221864938735962</text:p>
          </table:table-cell>
          <table:table-cell table:style-name="ce1" office:value-type="float" office:value="0.219088315963745" calcext:value-type="float">
            <text:p>0.219088315963745</text:p>
          </table:table-cell>
          <table:table-cell table:style-name="ce1" office:value-type="float" office:value="0.218753814697266" calcext:value-type="float">
            <text:p>0.218753814697266</text:p>
          </table:table-cell>
          <table:table-cell table:style-name="ce1" office:value-type="float" office:value="0.228530645370483" calcext:value-type="float">
            <text:p>0.228530645370483</text:p>
          </table:table-cell>
          <table:table-cell table:style-name="ce1" office:value-type="float" office:value="0.215559005737305" calcext:value-type="float">
            <text:p>0.215559005737305</text:p>
          </table:table-cell>
          <table:table-cell table:style-name="ce1" office:value-type="float" office:value="0.223726272583008" calcext:value-type="float">
            <text:p>0.223726272583008</text:p>
          </table:table-cell>
          <table:table-cell table:style-name="ce1" office:value-type="float" office:value="0.219413757324219" calcext:value-type="float">
            <text:p>0.219413757324219</text:p>
          </table:table-cell>
          <table:table-cell table:style-name="ce1" office:value-type="float" office:value="0.220857381820679" calcext:value-type="float">
            <text:p>0.220857381820679</text:p>
          </table:table-cell>
          <table:table-cell table:style-name="ce1" office:value-type="float" office:value="0.216978549957275" calcext:value-type="float">
            <text:p>0.216978549957275</text:p>
          </table:table-cell>
          <table:table-cell table:style-name="ce1" office:value-type="float" office:value="0.221936702728271" calcext:value-type="float">
            <text:p>0.221936702728271</text:p>
          </table:table-cell>
          <table:table-cell table:style-name="ce1" office:value-type="float" office:value="0.216545343399048" calcext:value-type="float">
            <text:p>0.216545343399048</text:p>
          </table:table-cell>
          <table:table-cell table:style-name="ce1" office:value-type="float" office:value="0.218327283859253" calcext:value-type="float">
            <text:p>0.218327283859253</text:p>
          </table:table-cell>
          <table:table-cell table:style-name="ce1" office:value-type="float" office:value="0.221556663513184" calcext:value-type="float">
            <text:p>0.221556663513184</text:p>
          </table:table-cell>
          <table:table-cell table:style-name="ce1" office:value-type="float" office:value="0.100916624069214" calcext:value-type="float">
            <text:p>0.100916624069214</text:p>
          </table:table-cell>
          <table:table-cell table:style-name="ce1" office:value-type="float" office:value="0.240461587905884" calcext:value-type="float">
            <text:p>0.240461587905884</text:p>
          </table:table-cell>
          <table:table-cell table:style-name="ce1" office:value-type="float" office:value="0.218320608139038" calcext:value-type="float">
            <text:p>0.218320608139038</text:p>
          </table:table-cell>
          <table:table-cell table:style-name="ce1" office:value-type="float" office:value="0.214834690093994" calcext:value-type="float">
            <text:p>0.214834690093994</text:p>
          </table:table-cell>
          <table:table-cell table:style-name="ce1" office:value-type="float" office:value="0.220076084136963" calcext:value-type="float">
            <text:p>0.220076084136963</text:p>
          </table:table-cell>
          <table:table-cell table:style-name="ce1" office:value-type="float" office:value="0.219116449356079" calcext:value-type="float">
            <text:p>0.219116449356079</text:p>
          </table:table-cell>
          <table:table-cell table:style-name="ce1" office:value-type="float" office:value="0.21833324432373" calcext:value-type="float">
            <text:p>0.21833324432373</text:p>
          </table:table-cell>
          <table:table-cell table:style-name="ce1" office:value-type="float" office:value="0.22525429725647" calcext:value-type="float">
            <text:p>0.22525429725647</text:p>
          </table:table-cell>
          <table:table-cell table:style-name="ce1" office:value-type="float" office:value="0.221732378005981" calcext:value-type="float">
            <text:p>0.221732378005981</text:p>
          </table:table-cell>
          <table:table-cell table:style-name="ce1" office:value-type="float" office:value="0.235913515090942" calcext:value-type="float">
            <text:p>0.235913515090942</text:p>
          </table:table-cell>
          <table:table-cell table:style-name="ce1" office:value-type="float" office:value="0.226179838180542" calcext:value-type="float">
            <text:p>0.226179838180542</text:p>
          </table:table-cell>
          <table:table-cell table:style-name="ce1" office:value-type="float" office:value="0.225731372833252" calcext:value-type="float">
            <text:p>0.225731372833252</text:p>
          </table:table-cell>
          <table:table-cell table:style-name="ce1" office:value-type="float" office:value="0.225164413452148" calcext:value-type="float">
            <text:p>0.225164413452148</text:p>
          </table:table-cell>
          <table:table-cell table:style-name="ce1" office:value-type="float" office:value="0.238714218139648" calcext:value-type="float">
            <text:p>0.238714218139648</text:p>
          </table:table-cell>
          <table:table-cell table:style-name="ce1" office:value-type="float" office:value="0.235660314559937" calcext:value-type="float">
            <text:p>0.235660314559937</text:p>
          </table:table-cell>
          <table:table-cell table:style-name="ce1" office:value-type="float" office:value="0.236985445022583" calcext:value-type="float">
            <text:p>0.236985445022583</text:p>
          </table:table-cell>
          <table:table-cell table:style-name="ce1" office:value-type="float" office:value="0.234976291656494" calcext:value-type="float">
            <text:p>0.234976291656494</text:p>
          </table:table-cell>
          <table:table-cell table:style-name="ce1" office:value-type="float" office:value="0.239651441574097" calcext:value-type="float">
            <text:p>0.239651441574097</text:p>
          </table:table-cell>
          <table:table-cell table:style-name="ce1" office:value-type="float" office:value="0.235205888748169" calcext:value-type="float">
            <text:p>0.235205888748169</text:p>
          </table:table-cell>
          <table:table-cell table:style-name="ce1" office:value-type="float" office:value="0.241026163101196" calcext:value-type="float">
            <text:p>0.241026163101196</text:p>
          </table:table-cell>
          <table:table-cell table:style-name="ce1" office:value-type="float" office:value="0.106216430664063" calcext:value-type="float">
            <text:p>0.106216430664063</text:p>
          </table:table-cell>
          <table:table-cell table:style-name="ce1" office:value-type="float" office:value="0.228747844696045" calcext:value-type="float">
            <text:p>0.228747844696045</text:p>
          </table:table-cell>
          <table:table-cell table:style-name="ce1" office:value-type="float" office:value="0.216349124908447" calcext:value-type="float">
            <text:p>0.216349124908447</text:p>
          </table:table-cell>
          <table:table-cell table:style-name="ce1" office:value-type="float" office:value="0.236862897872925" calcext:value-type="float">
            <text:p>0.236862897872925</text:p>
          </table:table-cell>
          <table:table-cell table:style-name="ce1" office:value-type="float" office:value="0.22173810005188" calcext:value-type="float">
            <text:p>0.22173810005188</text:p>
          </table:table-cell>
          <table:table-cell table:style-name="ce1" office:value-type="float" office:value="0.223158597946167" calcext:value-type="float">
            <text:p>0.223158597946167</text:p>
          </table:table-cell>
          <table:table-cell table:style-name="ce1" office:value-type="float" office:value="0.223822832107544" calcext:value-type="float">
            <text:p>0.223822832107544</text:p>
          </table:table-cell>
          <table:table-cell table:style-name="ce1" office:value-type="float" office:value="0.241338491439819" calcext:value-type="float">
            <text:p>0.241338491439819</text:p>
          </table:table-cell>
          <table:table-cell table:style-name="ce1" office:value-type="float" office:value="0.235675573348999" calcext:value-type="float">
            <text:p>0.235675573348999</text:p>
          </table:table-cell>
          <table:table-cell table:style-name="ce1" office:value-type="float" office:value="0.241101503372192" calcext:value-type="float">
            <text:p>0.241101503372192</text:p>
          </table:table-cell>
          <table:table-cell table:style-name="ce1" office:value-type="float" office:value="0.227866649627686" calcext:value-type="float">
            <text:p>0.227866649627686</text:p>
          </table:table-cell>
          <table:table-cell table:style-name="ce1" office:value-type="float" office:value="0.218494415283203" calcext:value-type="float">
            <text:p>0.218494415283203</text:p>
          </table:table-cell>
          <table:table-cell table:style-name="ce1" office:value-type="float" office:value="0.232834100723267" calcext:value-type="float">
            <text:p>0.232834100723267</text:p>
          </table:table-cell>
          <table:table-cell table:style-name="ce1" office:value-type="float" office:value="0.238834381103516" calcext:value-type="float">
            <text:p>0.238834381103516</text:p>
          </table:table-cell>
          <table:table-cell table:style-name="ce1" office:value-type="float" office:value="0.236886739730835" calcext:value-type="float">
            <text:p>0.236886739730835</text:p>
          </table:table-cell>
          <table:table-cell table:style-name="ce1" office:value-type="float" office:value="0.240128755569458" calcext:value-type="float">
            <text:p>0.240128755569458</text:p>
          </table:table-cell>
          <table:table-cell table:style-name="ce1" office:value-type="float" office:value="0.236445903778076" calcext:value-type="float">
            <text:p>0.236445903778076</text:p>
          </table:table-cell>
          <table:table-cell table:style-name="ce1" office:value-type="float" office:value="0.233671426773071" calcext:value-type="float">
            <text:p>0.233671426773071</text:p>
          </table:table-cell>
          <table:table-cell table:style-name="ce1" office:value-type="float" office:value="0.221923112869263" calcext:value-type="float">
            <text:p>0.221923112869263</text:p>
          </table:table-cell>
          <table:table-cell table:style-name="ce1" office:value-type="float" office:value="0.220240831375122" calcext:value-type="float">
            <text:p>0.220240831375122</text:p>
          </table:table-cell>
          <table:table-cell table:style-name="ce1" office:value-type="float" office:value="0.215372231006622" calcext:value-type="float">
            <text:p>0.215372231006622</text:p>
          </table:table-cell>
          <table:table-cell table:style-name="ce1" office:value-type="float" office:value="0.0912184715270996" calcext:value-type="float">
            <text:p>0.0912184715271</text:p>
          </table:table-cell>
          <table:table-cell table:style-name="ce1" office:value-type="float" office:value="0.257891654968262" calcext:value-type="float">
            <text:p>0.257891654968262</text:p>
          </table:table-cell>
          <table:table-cell table:style-name="ce1" office:value-type="float" office:value="21.5372231006622" calcext:value-type="float">
            <text:p>21.53722310066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3959798812866" calcext:value-type="float">
            <text:p>0.103959798812866</text:p>
          </table:table-cell>
          <table:table-cell table:style-name="ce1" office:value-type="float" office:value="0.103411197662354" calcext:value-type="float">
            <text:p>0.103411197662354</text:p>
          </table:table-cell>
          <table:table-cell table:style-name="ce1" office:value-type="float" office:value="0.235032081604004" calcext:value-type="float">
            <text:p>0.235032081604004</text:p>
          </table:table-cell>
          <table:table-cell table:style-name="ce1" office:value-type="float" office:value="0.216795682907104" calcext:value-type="float">
            <text:p>0.216795682907104</text:p>
          </table:table-cell>
          <table:table-cell table:style-name="ce1" office:value-type="float" office:value="0.220813274383545" calcext:value-type="float">
            <text:p>0.220813274383545</text:p>
          </table:table-cell>
          <table:table-cell table:style-name="ce1" office:value-type="float" office:value="0.222018003463745" calcext:value-type="float">
            <text:p>0.222018003463745</text:p>
          </table:table-cell>
          <table:table-cell table:style-name="ce1" office:value-type="float" office:value="0.217805862426758" calcext:value-type="float">
            <text:p>0.217805862426758</text:p>
          </table:table-cell>
          <table:table-cell table:style-name="ce1" office:value-type="float" office:value="0.220112800598145" calcext:value-type="float">
            <text:p>0.220112800598145</text:p>
          </table:table-cell>
          <table:table-cell table:style-name="ce1" office:value-type="float" office:value="0.218803882598877" calcext:value-type="float">
            <text:p>0.218803882598877</text:p>
          </table:table-cell>
          <table:table-cell table:style-name="ce1" office:value-type="float" office:value="0.223477602005005" calcext:value-type="float">
            <text:p>0.223477602005005</text:p>
          </table:table-cell>
          <table:table-cell table:style-name="ce1" office:value-type="float" office:value="0.230922698974609" calcext:value-type="float">
            <text:p>0.230922698974609</text:p>
          </table:table-cell>
          <table:table-cell table:style-name="ce1" office:value-type="float" office:value="0.227942705154419" calcext:value-type="float">
            <text:p>0.227942705154419</text:p>
          </table:table-cell>
          <table:table-cell table:style-name="ce1" office:value-type="float" office:value="0.218889474868774" calcext:value-type="float">
            <text:p>0.218889474868774</text:p>
          </table:table-cell>
          <table:table-cell table:style-name="ce1" office:value-type="float" office:value="0.224429845809937" calcext:value-type="float">
            <text:p>0.224429845809937</text:p>
          </table:table-cell>
          <table:table-cell table:style-name="ce1" office:value-type="float" office:value="0.226275205612183" calcext:value-type="float">
            <text:p>0.226275205612183</text:p>
          </table:table-cell>
          <table:table-cell table:style-name="ce1" office:value-type="float" office:value="0.232820272445679" calcext:value-type="float">
            <text:p>0.232820272445679</text:p>
          </table:table-cell>
          <table:table-cell table:style-name="ce1" office:value-type="float" office:value="0.239654064178467" calcext:value-type="float">
            <text:p>0.239654064178467</text:p>
          </table:table-cell>
          <table:table-cell table:style-name="ce1" office:value-type="float" office:value="0.217637777328491" calcext:value-type="float">
            <text:p>0.217637777328491</text:p>
          </table:table-cell>
          <table:table-cell table:style-name="ce1" office:value-type="float" office:value="0.219863414764404" calcext:value-type="float">
            <text:p>0.219863414764404</text:p>
          </table:table-cell>
          <table:table-cell table:style-name="ce1" office:value-type="float" office:value="0.21935248374939" calcext:value-type="float">
            <text:p>0.21935248374939</text:p>
          </table:table-cell>
          <table:table-cell table:style-name="ce1" office:value-type="float" office:value="0.103590488433838" calcext:value-type="float">
            <text:p>0.103590488433838</text:p>
          </table:table-cell>
          <table:table-cell table:style-name="ce1" office:value-type="float" office:value="0.250158309936523" calcext:value-type="float">
            <text:p>0.250158309936523</text:p>
          </table:table-cell>
          <table:table-cell table:style-name="ce1" office:value-type="float" office:value="0.220308065414429" calcext:value-type="float">
            <text:p>0.220308065414429</text:p>
          </table:table-cell>
          <table:table-cell table:style-name="ce1" office:value-type="float" office:value="0.221248626708984" calcext:value-type="float">
            <text:p>0.221248626708984</text:p>
          </table:table-cell>
          <table:table-cell table:style-name="ce1" office:value-type="float" office:value="0.231931924819946" calcext:value-type="float">
            <text:p>0.231931924819946</text:p>
          </table:table-cell>
          <table:table-cell table:style-name="ce1" office:value-type="float" office:value="0.219651937484741" calcext:value-type="float">
            <text:p>0.219651937484741</text:p>
          </table:table-cell>
          <table:table-cell table:style-name="ce1" office:value-type="float" office:value="0.223201513290405" calcext:value-type="float">
            <text:p>0.223201513290405</text:p>
          </table:table-cell>
          <table:table-cell table:style-name="ce1" office:value-type="float" office:value="0.219225168228149" calcext:value-type="float">
            <text:p>0.219225168228149</text:p>
          </table:table-cell>
          <table:table-cell table:style-name="ce1" office:value-type="float" office:value="0.222752094268799" calcext:value-type="float">
            <text:p>0.222752094268799</text:p>
          </table:table-cell>
          <table:table-cell table:style-name="ce1" office:value-type="float" office:value="0.220038175582886" calcext:value-type="float">
            <text:p>0.220038175582886</text:p>
          </table:table-cell>
          <table:table-cell table:style-name="ce1" office:value-type="float" office:value="0.230689525604248" calcext:value-type="float">
            <text:p>0.230689525604248</text:p>
          </table:table-cell>
          <table:table-cell table:style-name="ce1" office:value-type="float" office:value="0.22182035446167" calcext:value-type="float">
            <text:p>0.22182035446167</text:p>
          </table:table-cell>
          <table:table-cell table:style-name="ce1" office:value-type="float" office:value="0.224966764450073" calcext:value-type="float">
            <text:p>0.224966764450073</text:p>
          </table:table-cell>
          <table:table-cell table:style-name="ce1" office:value-type="float" office:value="0.21676230430603" calcext:value-type="float">
            <text:p>0.21676230430603</text:p>
          </table:table-cell>
          <table:table-cell table:style-name="ce1" office:value-type="float" office:value="0.218771696090698" calcext:value-type="float">
            <text:p>0.218771696090698</text:p>
          </table:table-cell>
          <table:table-cell table:style-name="ce1" office:value-type="float" office:value="0.221395254135132" calcext:value-type="float">
            <text:p>0.221395254135132</text:p>
          </table:table-cell>
          <table:table-cell table:style-name="ce1" office:value-type="float" office:value="0.217887401580811" calcext:value-type="float">
            <text:p>0.217887401580811</text:p>
          </table:table-cell>
          <table:table-cell table:style-name="ce1" office:value-type="float" office:value="0.223746299743652" calcext:value-type="float">
            <text:p>0.223746299743652</text:p>
          </table:table-cell>
          <table:table-cell table:style-name="ce1" office:value-type="float" office:value="0.216317415237427" calcext:value-type="float">
            <text:p>0.216317415237427</text:p>
          </table:table-cell>
          <table:table-cell table:style-name="ce1" office:value-type="float" office:value="0.219767570495605" calcext:value-type="float">
            <text:p>0.219767570495605</text:p>
          </table:table-cell>
          <table:table-cell table:style-name="ce1" office:value-type="float" office:value="0.109507322311401" calcext:value-type="float">
            <text:p>0.109507322311401</text:p>
          </table:table-cell>
          <table:table-cell table:style-name="ce1" office:value-type="float" office:value="0.120534658432007" calcext:value-type="float">
            <text:p>0.120534658432007</text:p>
          </table:table-cell>
          <table:table-cell table:style-name="ce1" office:value-type="float" office:value="0.231757879257202" calcext:value-type="float">
            <text:p>0.231757879257202</text:p>
          </table:table-cell>
          <table:table-cell table:style-name="ce1" office:value-type="float" office:value="0.222092390060425" calcext:value-type="float">
            <text:p>0.222092390060425</text:p>
          </table:table-cell>
          <table:table-cell table:style-name="ce1" office:value-type="float" office:value="0.218009471893311" calcext:value-type="float">
            <text:p>0.218009471893311</text:p>
          </table:table-cell>
          <table:table-cell table:style-name="ce1" office:value-type="float" office:value="0.234939813613892" calcext:value-type="float">
            <text:p>0.234939813613892</text:p>
          </table:table-cell>
          <table:table-cell table:style-name="ce1" office:value-type="float" office:value="0.240506887435913" calcext:value-type="float">
            <text:p>0.240506887435913</text:p>
          </table:table-cell>
          <table:table-cell table:style-name="ce1" office:value-type="float" office:value="0.226787328720093" calcext:value-type="float">
            <text:p>0.226787328720093</text:p>
          </table:table-cell>
          <table:table-cell table:style-name="ce1" office:value-type="float" office:value="0.228065013885498" calcext:value-type="float">
            <text:p>0.228065013885498</text:p>
          </table:table-cell>
          <table:table-cell table:style-name="ce1" office:value-type="float" office:value="0.217886447906494" calcext:value-type="float">
            <text:p>0.217886447906494</text:p>
          </table:table-cell>
          <table:table-cell table:style-name="ce1" office:value-type="float" office:value="0.23030424118042" calcext:value-type="float">
            <text:p>0.23030424118042</text:p>
          </table:table-cell>
          <table:table-cell table:style-name="ce1" office:value-type="float" office:value="0.217698574066162" calcext:value-type="float">
            <text:p>0.217698574066162</text:p>
          </table:table-cell>
          <table:table-cell table:style-name="ce1" office:value-type="float" office:value="0.225396871566772" calcext:value-type="float">
            <text:p>0.225396871566772</text:p>
          </table:table-cell>
          <table:table-cell table:style-name="ce1" office:value-type="float" office:value="0.237000942230225" calcext:value-type="float">
            <text:p>0.237000942230225</text:p>
          </table:table-cell>
          <table:table-cell table:style-name="ce1" office:value-type="float" office:value="0.237706184387207" calcext:value-type="float">
            <text:p>0.237706184387207</text:p>
          </table:table-cell>
          <table:table-cell table:style-name="ce1" office:value-type="float" office:value="0.227417707443237" calcext:value-type="float">
            <text:p>0.227417707443237</text:p>
          </table:table-cell>
          <table:table-cell table:style-name="ce1" office:value-type="float" office:value="0.226298093795776" calcext:value-type="float">
            <text:p>0.226298093795776</text:p>
          </table:table-cell>
          <table:table-cell table:style-name="ce1" office:value-type="float" office:value="0.226454257965088" calcext:value-type="float">
            <text:p>0.226454257965088</text:p>
          </table:table-cell>
          <table:table-cell table:style-name="ce1" office:value-type="float" office:value="0.218115568161011" calcext:value-type="float">
            <text:p>0.218115568161011</text:p>
          </table:table-cell>
          <table:table-cell table:style-name="ce1" office:value-type="float" office:value="0.222716808319092" calcext:value-type="float">
            <text:p>0.222716808319092</text:p>
          </table:table-cell>
          <table:table-cell table:style-name="ce1" office:value-type="float" office:value="0.174106597900391" calcext:value-type="float">
            <text:p>0.174106597900391</text:p>
          </table:table-cell>
          <table:table-cell table:style-name="ce1" office:value-type="float" office:value="0.249597072601318" calcext:value-type="float">
            <text:p>0.249597072601318</text:p>
          </table:table-cell>
          <table:table-cell table:style-name="ce1" office:value-type="float" office:value="0.221039533615112" calcext:value-type="float">
            <text:p>0.221039533615112</text:p>
          </table:table-cell>
          <table:table-cell table:style-name="ce1" office:value-type="float" office:value="0.102554798126221" calcext:value-type="float">
            <text:p>0.102554798126221</text:p>
          </table:table-cell>
          <table:table-cell table:style-name="ce1" office:value-type="float" office:value="0.233703136444092" calcext:value-type="float">
            <text:p>0.233703136444092</text:p>
          </table:table-cell>
          <table:table-cell table:style-name="ce1" office:value-type="float" office:value="0.224602460861206" calcext:value-type="float">
            <text:p>0.224602460861206</text:p>
          </table:table-cell>
          <table:table-cell table:style-name="ce1" office:value-type="float" office:value="0.218637943267822" calcext:value-type="float">
            <text:p>0.218637943267822</text:p>
          </table:table-cell>
          <table:table-cell table:style-name="ce1" office:value-type="float" office:value="0.218126535415649" calcext:value-type="float">
            <text:p>0.218126535415649</text:p>
          </table:table-cell>
          <table:table-cell table:style-name="ce1" office:value-type="float" office:value="0.223564624786377" calcext:value-type="float">
            <text:p>0.223564624786377</text:p>
          </table:table-cell>
          <table:table-cell table:style-name="ce1" office:value-type="float" office:value="0.219366073608398" calcext:value-type="float">
            <text:p>0.219366073608398</text:p>
          </table:table-cell>
          <table:table-cell table:style-name="ce1" office:value-type="float" office:value="0.23006010055542" calcext:value-type="float">
            <text:p>0.23006010055542</text:p>
          </table:table-cell>
          <table:table-cell table:style-name="ce1" office:value-type="float" office:value="0.216731786727905" calcext:value-type="float">
            <text:p>0.216731786727905</text:p>
          </table:table-cell>
          <table:table-cell table:style-name="ce1" office:value-type="float" office:value="0.220943927764893" calcext:value-type="float">
            <text:p>0.220943927764893</text:p>
          </table:table-cell>
          <table:table-cell table:style-name="ce1" office:value-type="float" office:value="0.222043752670288" calcext:value-type="float">
            <text:p>0.222043752670288</text:p>
          </table:table-cell>
          <table:table-cell table:style-name="ce1" office:value-type="float" office:value="0.220110893249512" calcext:value-type="float">
            <text:p>0.220110893249512</text:p>
          </table:table-cell>
          <table:table-cell table:style-name="ce1" office:value-type="float" office:value="0.225508451461792" calcext:value-type="float">
            <text:p>0.225508451461792</text:p>
          </table:table-cell>
          <table:table-cell table:style-name="ce1" office:value-type="float" office:value="0.222062349319458" calcext:value-type="float">
            <text:p>0.222062349319458</text:p>
          </table:table-cell>
          <table:table-cell table:style-name="ce1" office:value-type="float" office:value="0.221863031387329" calcext:value-type="float">
            <text:p>0.221863031387329</text:p>
          </table:table-cell>
          <table:table-cell table:style-name="ce1" office:value-type="float" office:value="0.220941781997681" calcext:value-type="float">
            <text:p>0.220941781997681</text:p>
          </table:table-cell>
          <table:table-cell table:style-name="ce1" office:value-type="float" office:value="0.224379062652588" calcext:value-type="float">
            <text:p>0.224379062652588</text:p>
          </table:table-cell>
          <table:table-cell table:style-name="ce1" office:value-type="float" office:value="0.101548194885254" calcext:value-type="float">
            <text:p>0.101548194885254</text:p>
          </table:table-cell>
          <table:table-cell table:style-name="ce1" office:value-type="float" office:value="0.251403570175171" calcext:value-type="float">
            <text:p>0.251403570175171</text:p>
          </table:table-cell>
          <table:table-cell table:style-name="ce1" office:value-type="float" office:value="0.215460538864136" calcext:value-type="float">
            <text:p>0.215460538864136</text:p>
          </table:table-cell>
          <table:table-cell table:style-name="ce1" office:value-type="float" office:value="0.219472408294678" calcext:value-type="float">
            <text:p>0.219472408294678</text:p>
          </table:table-cell>
          <table:table-cell table:style-name="ce1" office:value-type="float" office:value="0.2231605052948" calcext:value-type="float">
            <text:p>0.2231605052948</text:p>
          </table:table-cell>
          <table:table-cell table:style-name="ce1" office:value-type="float" office:value="0.229980945587158" calcext:value-type="float">
            <text:p>0.229980945587158</text:p>
          </table:table-cell>
          <table:table-cell table:style-name="ce1" office:value-type="float" office:value="0.220953702926636" calcext:value-type="float">
            <text:p>0.220953702926636</text:p>
          </table:table-cell>
          <table:table-cell table:style-name="ce1" office:value-type="float" office:value="0.223515272140503" calcext:value-type="float">
            <text:p>0.223515272140503</text:p>
          </table:table-cell>
          <table:table-cell table:style-name="ce1" office:value-type="float" office:value="0.22237229347229" calcext:value-type="float">
            <text:p>0.22237229347229</text:p>
          </table:table-cell>
          <table:table-cell table:style-name="ce1" office:value-type="float" office:value="0.221087217330933" calcext:value-type="float">
            <text:p>0.221087217330933</text:p>
          </table:table-cell>
          <table:table-cell table:style-name="ce1" office:value-type="float" office:value="0.231049299240112" calcext:value-type="float">
            <text:p>0.231049299240112</text:p>
          </table:table-cell>
          <table:table-cell table:style-name="ce1" office:value-type="float" office:value="0.221611738204956" calcext:value-type="float">
            <text:p>0.221611738204956</text:p>
          </table:table-cell>
          <table:table-cell table:style-name="ce1" office:value-type="float" office:value="0.218770503997803" calcext:value-type="float">
            <text:p>0.218770503997803</text:p>
          </table:table-cell>
          <table:table-cell table:style-name="ce1" office:value-type="float" office:value="0.216759443283081" calcext:value-type="float">
            <text:p>0.216759443283081</text:p>
          </table:table-cell>
          <table:table-cell table:style-name="ce1" office:value-type="float" office:value="0.220402717590332" calcext:value-type="float">
            <text:p>0.220402717590332</text:p>
          </table:table-cell>
          <table:table-cell table:style-name="ce1" office:value-type="float" office:value="0.224559307098389" calcext:value-type="float">
            <text:p>0.224559307098389</text:p>
          </table:table-cell>
          <table:table-cell table:style-name="ce1" office:value-type="float" office:value="0.239096164703369" calcext:value-type="float">
            <text:p>0.239096164703369</text:p>
          </table:table-cell>
          <table:table-cell table:style-name="ce1" office:value-type="float" office:value="0.237611532211304" calcext:value-type="float">
            <text:p>0.237611532211304</text:p>
          </table:table-cell>
          <table:table-cell table:style-name="ce1" office:value-type="float" office:value="0.237101793289185" calcext:value-type="float">
            <text:p>0.237101793289185</text:p>
          </table:table-cell>
          <table:table-cell table:style-name="ce1" office:value-type="float" office:value="0.239725589752197" calcext:value-type="float">
            <text:p>0.239725589752197</text:p>
          </table:table-cell>
          <table:table-cell table:style-name="ce1" office:value-type="float" office:value="0.216290321350098" calcext:value-type="float">
            <text:p>0.216290321350098</text:p>
          </table:table-cell>
          <table:table-cell table:style-name="ce1" office:value-type="float" office:value="0.101548194885254" calcext:value-type="float">
            <text:p>0.101548194885254</text:p>
          </table:table-cell>
          <table:table-cell table:style-name="ce1" office:value-type="float" office:value="0.251403570175171" calcext:value-type="float">
            <text:p>0.251403570175171</text:p>
          </table:table-cell>
          <table:table-cell table:style-name="ce1" office:value-type="float" office:value="21.6290321350098" calcext:value-type="float">
            <text:p>21.62903213500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7053270339966" calcext:value-type="float">
            <text:p>0.117053270339966</text:p>
          </table:table-cell>
          <table:table-cell table:style-name="ce1" office:value-type="float" office:value="0.112758874893188" calcext:value-type="float">
            <text:p>0.112758874893188</text:p>
          </table:table-cell>
          <table:table-cell table:style-name="ce1" office:value-type="float" office:value="0.0835115909576416" calcext:value-type="float">
            <text:p>0.083511590957642</text:p>
          </table:table-cell>
          <table:table-cell table:style-name="ce1" office:value-type="float" office:value="0.108613967895508" calcext:value-type="float">
            <text:p>0.108613967895508</text:p>
          </table:table-cell>
          <table:table-cell table:style-name="ce1" office:value-type="float" office:value="0.0843594074249268" calcext:value-type="float">
            <text:p>0.084359407424927</text:p>
          </table:table-cell>
          <table:table-cell table:style-name="ce1" office:value-type="float" office:value="0.220467090606689" calcext:value-type="float">
            <text:p>0.220467090606689</text:p>
          </table:table-cell>
          <table:table-cell table:style-name="ce1" office:value-type="float" office:value="0.224842548370361" calcext:value-type="float">
            <text:p>0.224842548370361</text:p>
          </table:table-cell>
          <table:table-cell table:style-name="ce1" office:value-type="float" office:value="0.216676473617554" calcext:value-type="float">
            <text:p>0.216676473617554</text:p>
          </table:table-cell>
          <table:table-cell table:style-name="ce1" office:value-type="float" office:value="0.223381519317627" calcext:value-type="float">
            <text:p>0.223381519317627</text:p>
          </table:table-cell>
          <table:table-cell table:style-name="ce1" office:value-type="float" office:value="0.217954158782959" calcext:value-type="float">
            <text:p>0.217954158782959</text:p>
          </table:table-cell>
          <table:table-cell table:style-name="ce1" office:value-type="float" office:value="0.226910829544067" calcext:value-type="float">
            <text:p>0.226910829544067</text:p>
          </table:table-cell>
          <table:table-cell table:style-name="ce1" office:value-type="float" office:value="0.225576400756836" calcext:value-type="float">
            <text:p>0.225576400756836</text:p>
          </table:table-cell>
          <table:table-cell table:style-name="ce1" office:value-type="float" office:value="0.217983961105347" calcext:value-type="float">
            <text:p>0.217983961105347</text:p>
          </table:table-cell>
          <table:table-cell table:style-name="ce1" office:value-type="float" office:value="0.219990253448486" calcext:value-type="float">
            <text:p>0.219990253448486</text:p>
          </table:table-cell>
          <table:table-cell table:style-name="ce1" office:value-type="float" office:value="0.222622632980347" calcext:value-type="float">
            <text:p>0.222622632980347</text:p>
          </table:table-cell>
          <table:table-cell table:style-name="ce1" office:value-type="float" office:value="0.223853826522827" calcext:value-type="float">
            <text:p>0.223853826522827</text:p>
          </table:table-cell>
          <table:table-cell table:style-name="ce1" office:value-type="float" office:value="0.218493938446045" calcext:value-type="float">
            <text:p>0.218493938446045</text:p>
          </table:table-cell>
          <table:table-cell table:style-name="ce1" office:value-type="float" office:value="0.221917629241943" calcext:value-type="float">
            <text:p>0.221917629241943</text:p>
          </table:table-cell>
          <table:table-cell table:style-name="ce1" office:value-type="float" office:value="0.21940016746521" calcext:value-type="float">
            <text:p>0.21940016746521</text:p>
          </table:table-cell>
          <table:table-cell table:style-name="ce1" office:value-type="float" office:value="0.218994379043579" calcext:value-type="float">
            <text:p>0.218994379043579</text:p>
          </table:table-cell>
          <table:table-cell table:style-name="ce1" office:value-type="float" office:value="0.113807439804077" calcext:value-type="float">
            <text:p>0.113807439804077</text:p>
          </table:table-cell>
          <table:table-cell table:style-name="ce1" office:value-type="float" office:value="0.117193937301636" calcext:value-type="float">
            <text:p>0.117193937301636</text:p>
          </table:table-cell>
          <table:table-cell table:style-name="ce1" office:value-type="float" office:value="0.116195678710938" calcext:value-type="float">
            <text:p>0.116195678710938</text:p>
          </table:table-cell>
          <table:table-cell table:style-name="ce1" office:value-type="float" office:value="0.207163095474243" calcext:value-type="float">
            <text:p>0.207163095474243</text:p>
          </table:table-cell>
          <table:table-cell table:style-name="ce1" office:value-type="float" office:value="0.247897386550903" calcext:value-type="float">
            <text:p>0.247897386550903</text:p>
          </table:table-cell>
          <table:table-cell table:style-name="ce1" office:value-type="float" office:value="0.0883586406707764" calcext:value-type="float">
            <text:p>0.088358640670776</text:p>
          </table:table-cell>
          <table:table-cell table:style-name="ce1" office:value-type="float" office:value="0.216333389282227" calcext:value-type="float">
            <text:p>0.216333389282227</text:p>
          </table:table-cell>
          <table:table-cell table:style-name="ce1" office:value-type="float" office:value="0.219328641891479" calcext:value-type="float">
            <text:p>0.219328641891479</text:p>
          </table:table-cell>
          <table:table-cell table:style-name="ce1" office:value-type="float" office:value="0.216256618499756" calcext:value-type="float">
            <text:p>0.216256618499756</text:p>
          </table:table-cell>
          <table:table-cell table:style-name="ce1" office:value-type="float" office:value="0.222806453704834" calcext:value-type="float">
            <text:p>0.222806453704834</text:p>
          </table:table-cell>
          <table:table-cell table:style-name="ce1" office:value-type="float" office:value="0.227097034454346" calcext:value-type="float">
            <text:p>0.227097034454346</text:p>
          </table:table-cell>
          <table:table-cell table:style-name="ce1" office:value-type="float" office:value="0.218494176864624" calcext:value-type="float">
            <text:p>0.218494176864624</text:p>
          </table:table-cell>
          <table:table-cell table:style-name="ce1" office:value-type="float" office:value="0.220149755477905" calcext:value-type="float">
            <text:p>0.220149755477905</text:p>
          </table:table-cell>
          <table:table-cell table:style-name="ce1" office:value-type="float" office:value="0.216849327087402" calcext:value-type="float">
            <text:p>0.216849327087402</text:p>
          </table:table-cell>
          <table:table-cell table:style-name="ce1" office:value-type="float" office:value="0.226264953613281" calcext:value-type="float">
            <text:p>0.226264953613281</text:p>
          </table:table-cell>
          <table:table-cell table:style-name="ce1" office:value-type="float" office:value="0.237861633300781" calcext:value-type="float">
            <text:p>0.237861633300781</text:p>
          </table:table-cell>
          <table:table-cell table:style-name="ce1" office:value-type="float" office:value="0.23799204826355" calcext:value-type="float">
            <text:p>0.23799204826355</text:p>
          </table:table-cell>
          <table:table-cell table:style-name="ce1" office:value-type="float" office:value="0.237287759780884" calcext:value-type="float">
            <text:p>0.237287759780884</text:p>
          </table:table-cell>
          <table:table-cell table:style-name="ce1" office:value-type="float" office:value="0.23453426361084" calcext:value-type="float">
            <text:p>0.23453426361084</text:p>
          </table:table-cell>
          <table:table-cell table:style-name="ce1" office:value-type="float" office:value="0.23623776435852" calcext:value-type="float">
            <text:p>0.23623776435852</text:p>
          </table:table-cell>
          <table:table-cell table:style-name="ce1" office:value-type="float" office:value="0.121716499328613" calcext:value-type="float">
            <text:p>0.121716499328613</text:p>
          </table:table-cell>
          <table:table-cell table:style-name="ce1" office:value-type="float" office:value="0.113735914230347" calcext:value-type="float">
            <text:p>0.113735914230347</text:p>
          </table:table-cell>
          <table:table-cell table:style-name="ce1" office:value-type="float" office:value="0.0845155715942383" calcext:value-type="float">
            <text:p>0.084515571594238</text:p>
          </table:table-cell>
          <table:table-cell table:style-name="ce1" office:value-type="float" office:value="0.222861528396606" calcext:value-type="float">
            <text:p>0.222861528396606</text:p>
          </table:table-cell>
          <table:table-cell table:style-name="ce1" office:value-type="float" office:value="0.216036796569824" calcext:value-type="float">
            <text:p>0.216036796569824</text:p>
          </table:table-cell>
          <table:table-cell table:style-name="ce1" office:value-type="float" office:value="0.222557067871094" calcext:value-type="float">
            <text:p>0.222557067871094</text:p>
          </table:table-cell>
          <table:table-cell table:style-name="ce1" office:value-type="float" office:value="0.216482162475586" calcext:value-type="float">
            <text:p>0.216482162475586</text:p>
          </table:table-cell>
          <table:table-cell table:style-name="ce1" office:value-type="float" office:value="0.223278760910034" calcext:value-type="float">
            <text:p>0.223278760910034</text:p>
          </table:table-cell>
          <table:table-cell table:style-name="ce1" office:value-type="float" office:value="0.218975067138672" calcext:value-type="float">
            <text:p>0.218975067138672</text:p>
          </table:table-cell>
          <table:table-cell table:style-name="ce1" office:value-type="float" office:value="0.219935655593872" calcext:value-type="float">
            <text:p>0.219935655593872</text:p>
          </table:table-cell>
          <table:table-cell table:style-name="ce1" office:value-type="float" office:value="0.227382183074951" calcext:value-type="float">
            <text:p>0.227382183074951</text:p>
          </table:table-cell>
          <table:table-cell table:style-name="ce1" office:value-type="float" office:value="0.216391324996948" calcext:value-type="float">
            <text:p>0.216391324996948</text:p>
          </table:table-cell>
          <table:table-cell table:style-name="ce1" office:value-type="float" office:value="0.22504448890686" calcext:value-type="float">
            <text:p>0.22504448890686</text:p>
          </table:table-cell>
          <table:table-cell table:style-name="ce1" office:value-type="float" office:value="0.224682092666626" calcext:value-type="float">
            <text:p>0.224682092666626</text:p>
          </table:table-cell>
          <table:table-cell table:style-name="ce1" office:value-type="float" office:value="0.22222113609314" calcext:value-type="float">
            <text:p>0.22222113609314</text:p>
          </table:table-cell>
          <table:table-cell table:style-name="ce1" office:value-type="float" office:value="0.217081546783447" calcext:value-type="float">
            <text:p>0.217081546783447</text:p>
          </table:table-cell>
          <table:table-cell table:style-name="ce1" office:value-type="float" office:value="0.222723245620728" calcext:value-type="float">
            <text:p>0.222723245620728</text:p>
          </table:table-cell>
          <table:table-cell table:style-name="ce1" office:value-type="float" office:value="0.224538564682007" calcext:value-type="float">
            <text:p>0.224538564682007</text:p>
          </table:table-cell>
          <table:table-cell table:style-name="ce1" office:value-type="float" office:value="0.217897653579712" calcext:value-type="float">
            <text:p>0.217897653579712</text:p>
          </table:table-cell>
          <table:table-cell table:style-name="ce1" office:value-type="float" office:value="0.225349903106689" calcext:value-type="float">
            <text:p>0.225349903106689</text:p>
          </table:table-cell>
          <table:table-cell table:style-name="ce1" office:value-type="float" office:value="0.136656522750855" calcext:value-type="float">
            <text:p>0.136656522750855</text:p>
          </table:table-cell>
          <table:table-cell table:style-name="ce1" office:value-type="float" office:value="0.287800312042236" calcext:value-type="float">
            <text:p>0.287800312042236</text:p>
          </table:table-cell>
          <table:table-cell table:style-name="ce1" office:value-type="float" office:value="0.134889602661133" calcext:value-type="float">
            <text:p>0.134889602661133</text:p>
          </table:table-cell>
          <table:table-cell table:style-name="ce1" office:value-type="float" office:value="0.197740793228149" calcext:value-type="float">
            <text:p>0.197740793228149</text:p>
          </table:table-cell>
          <table:table-cell table:style-name="ce1" office:value-type="float" office:value="0.224716901779175" calcext:value-type="float">
            <text:p>0.224716901779175</text:p>
          </table:table-cell>
          <table:table-cell table:style-name="ce1" office:value-type="float" office:value="0.238710880279541" calcext:value-type="float">
            <text:p>0.238710880279541</text:p>
          </table:table-cell>
          <table:table-cell table:style-name="ce1" office:value-type="float" office:value="0.242436170578003" calcext:value-type="float">
            <text:p>0.242436170578003</text:p>
          </table:table-cell>
          <table:table-cell table:style-name="ce1" office:value-type="float" office:value="0.224621772766113" calcext:value-type="float">
            <text:p>0.224621772766113</text:p>
          </table:table-cell>
          <table:table-cell table:style-name="ce1" office:value-type="float" office:value="0.254848718643188" calcext:value-type="float">
            <text:p>0.254848718643188</text:p>
          </table:table-cell>
          <table:table-cell table:style-name="ce1" office:value-type="float" office:value="0.220288038253784" calcext:value-type="float">
            <text:p>0.220288038253784</text:p>
          </table:table-cell>
          <table:table-cell table:style-name="ce1" office:value-type="float" office:value="0.224673748016357" calcext:value-type="float">
            <text:p>0.224673748016357</text:p>
          </table:table-cell>
          <table:table-cell table:style-name="ce1" office:value-type="float" office:value="0.223571300506592" calcext:value-type="float">
            <text:p>0.223571300506592</text:p>
          </table:table-cell>
          <table:table-cell table:style-name="ce1" office:value-type="float" office:value="0.234900951385498" calcext:value-type="float">
            <text:p>0.234900951385498</text:p>
          </table:table-cell>
          <table:table-cell table:style-name="ce1" office:value-type="float" office:value="0.236270189285278" calcext:value-type="float">
            <text:p>0.236270189285278</text:p>
          </table:table-cell>
          <table:table-cell table:style-name="ce1" office:value-type="float" office:value="0.229227066040039" calcext:value-type="float">
            <text:p>0.229227066040039</text:p>
          </table:table-cell>
          <table:table-cell table:style-name="ce1" office:value-type="float" office:value="0.236667394638062" calcext:value-type="float">
            <text:p>0.236667394638062</text:p>
          </table:table-cell>
          <table:table-cell table:style-name="ce1" office:value-type="float" office:value="0.230695486068726" calcext:value-type="float">
            <text:p>0.230695486068726</text:p>
          </table:table-cell>
          <table:table-cell table:style-name="ce1" office:value-type="float" office:value="0.22234320640564" calcext:value-type="float">
            <text:p>0.22234320640564</text:p>
          </table:table-cell>
          <table:table-cell table:style-name="ce1" office:value-type="float" office:value="0.238117218017578" calcext:value-type="float">
            <text:p>0.238117218017578</text:p>
          </table:table-cell>
          <table:table-cell table:style-name="ce1" office:value-type="float" office:value="0.24107551574707" calcext:value-type="float">
            <text:p>0.24107551574707</text:p>
          </table:table-cell>
          <table:table-cell table:style-name="ce1" office:value-type="float" office:value="0.108133792877197" calcext:value-type="float">
            <text:p>0.108133792877197</text:p>
          </table:table-cell>
          <table:table-cell table:style-name="ce1" office:value-type="float" office:value="0.248525857925415" calcext:value-type="float">
            <text:p>0.248525857925415</text:p>
          </table:table-cell>
          <table:table-cell table:style-name="ce1" office:value-type="float" office:value="0.233089208602905" calcext:value-type="float">
            <text:p>0.233089208602905</text:p>
          </table:table-cell>
          <table:table-cell table:style-name="ce1" office:value-type="float" office:value="0.235878229141235" calcext:value-type="float">
            <text:p>0.235878229141235</text:p>
          </table:table-cell>
          <table:table-cell table:style-name="ce1" office:value-type="float" office:value="0.24128270149231" calcext:value-type="float">
            <text:p>0.24128270149231</text:p>
          </table:table-cell>
          <table:table-cell table:style-name="ce1" office:value-type="float" office:value="0.237406253814697" calcext:value-type="float">
            <text:p>0.237406253814697</text:p>
          </table:table-cell>
          <table:table-cell table:style-name="ce1" office:value-type="float" office:value="0.229907989501953" calcext:value-type="float">
            <text:p>0.229907989501953</text:p>
          </table:table-cell>
          <table:table-cell table:style-name="ce1" office:value-type="float" office:value="0.227554559707642" calcext:value-type="float">
            <text:p>0.227554559707642</text:p>
          </table:table-cell>
          <table:table-cell table:style-name="ce1" office:value-type="float" office:value="0.233504772186279" calcext:value-type="float">
            <text:p>0.233504772186279</text:p>
          </table:table-cell>
          <table:table-cell table:style-name="ce1" office:value-type="float" office:value="0.230446577072144" calcext:value-type="float">
            <text:p>0.230446577072144</text:p>
          </table:table-cell>
          <table:table-cell table:style-name="ce1" office:value-type="float" office:value="0.235288619995117" calcext:value-type="float">
            <text:p>0.235288619995117</text:p>
          </table:table-cell>
          <table:table-cell table:style-name="ce1" office:value-type="float" office:value="0.225793600082397" calcext:value-type="float">
            <text:p>0.225793600082397</text:p>
          </table:table-cell>
          <table:table-cell table:style-name="ce1" office:value-type="float" office:value="0.227331638336182" calcext:value-type="float">
            <text:p>0.227331638336182</text:p>
          </table:table-cell>
          <table:table-cell table:style-name="ce1" office:value-type="float" office:value="0.221278190612793" calcext:value-type="float">
            <text:p>0.221278190612793</text:p>
          </table:table-cell>
          <table:table-cell table:style-name="ce1" office:value-type="float" office:value="0.215109586715698" calcext:value-type="float">
            <text:p>0.215109586715698</text:p>
          </table:table-cell>
          <table:table-cell table:style-name="ce1" office:value-type="float" office:value="0.218135118484497" calcext:value-type="float">
            <text:p>0.218135118484497</text:p>
          </table:table-cell>
          <table:table-cell table:style-name="ce1" office:value-type="float" office:value="0.226227760314941" calcext:value-type="float">
            <text:p>0.226227760314941</text:p>
          </table:table-cell>
          <table:table-cell table:style-name="ce1" office:value-type="float" office:value="0.216733455657959" calcext:value-type="float">
            <text:p>0.216733455657959</text:p>
          </table:table-cell>
          <table:table-cell table:style-name="ce1" office:value-type="float" office:value="0.225340127944946" calcext:value-type="float">
            <text:p>0.225340127944946</text:p>
          </table:table-cell>
          <table:table-cell table:style-name="ce1" office:value-type="float" office:value="0.226168870925903" calcext:value-type="float">
            <text:p>0.226168870925903</text:p>
          </table:table-cell>
          <table:table-cell table:style-name="ce1" office:value-type="float" office:value="0.209102687835693" calcext:value-type="float">
            <text:p>0.209102687835693</text:p>
          </table:table-cell>
          <table:table-cell table:style-name="ce1" office:value-type="float" office:value="0.0835115909576416" calcext:value-type="float">
            <text:p>0.083511590957642</text:p>
          </table:table-cell>
          <table:table-cell table:style-name="ce1" office:value-type="float" office:value="0.287800312042236" calcext:value-type="float">
            <text:p>0.287800312042236</text:p>
          </table:table-cell>
          <table:table-cell table:style-name="ce1" office:value-type="float" office:value="20.9102687835693" calcext:value-type="float">
            <text:p>20.91026878356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25805616378784" calcext:value-type="float">
            <text:p>0.125805616378784</text:p>
          </table:table-cell>
          <table:table-cell table:style-name="ce1" office:value-type="float" office:value="0.232868909835815" calcext:value-type="float">
            <text:p>0.232868909835815</text:p>
          </table:table-cell>
          <table:table-cell table:style-name="ce1" office:value-type="float" office:value="0.238701343536377" calcext:value-type="float">
            <text:p>0.238701343536377</text:p>
          </table:table-cell>
          <table:table-cell table:style-name="ce1" office:value-type="float" office:value="0.223386764526367" calcext:value-type="float">
            <text:p>0.223386764526367</text:p>
          </table:table-cell>
          <table:table-cell table:style-name="ce1" office:value-type="float" office:value="0.253832817077637" calcext:value-type="float">
            <text:p>0.253832817077637</text:p>
          </table:table-cell>
          <table:table-cell table:style-name="ce1" office:value-type="float" office:value="0.215333938598633" calcext:value-type="float">
            <text:p>0.215333938598633</text:p>
          </table:table-cell>
          <table:table-cell table:style-name="ce1" office:value-type="float" office:value="0.226970434188843" calcext:value-type="float">
            <text:p>0.226970434188843</text:p>
          </table:table-cell>
          <table:table-cell table:style-name="ce1" office:value-type="float" office:value="0.234305620193481" calcext:value-type="float">
            <text:p>0.234305620193481</text:p>
          </table:table-cell>
          <table:table-cell table:style-name="ce1" office:value-type="float" office:value="0.223769903182983" calcext:value-type="float">
            <text:p>0.223769903182983</text:p>
          </table:table-cell>
          <table:table-cell table:style-name="ce1" office:value-type="float" office:value="0.234746932983398" calcext:value-type="float">
            <text:p>0.234746932983398</text:p>
          </table:table-cell>
          <table:table-cell table:style-name="ce1" office:value-type="float" office:value="0.226261615753174" calcext:value-type="float">
            <text:p>0.226261615753174</text:p>
          </table:table-cell>
          <table:table-cell table:style-name="ce1" office:value-type="float" office:value="0.230795860290527" calcext:value-type="float">
            <text:p>0.230795860290527</text:p>
          </table:table-cell>
          <table:table-cell table:style-name="ce1" office:value-type="float" office:value="0.216681957244873" calcext:value-type="float">
            <text:p>0.216681957244873</text:p>
          </table:table-cell>
          <table:table-cell table:style-name="ce1" office:value-type="float" office:value="0.223380088806152" calcext:value-type="float">
            <text:p>0.223380088806152</text:p>
          </table:table-cell>
          <table:table-cell table:style-name="ce1" office:value-type="float" office:value="0.216377973556519" calcext:value-type="float">
            <text:p>0.216377973556519</text:p>
          </table:table-cell>
          <table:table-cell table:style-name="ce1" office:value-type="float" office:value="0.225757360458374" calcext:value-type="float">
            <text:p>0.225757360458374</text:p>
          </table:table-cell>
          <table:table-cell table:style-name="ce1" office:value-type="float" office:value="0.215615749359131" calcext:value-type="float">
            <text:p>0.215615749359131</text:p>
          </table:table-cell>
          <table:table-cell table:style-name="ce1" office:value-type="float" office:value="0.217123508453369" calcext:value-type="float">
            <text:p>0.217123508453369</text:p>
          </table:table-cell>
          <table:table-cell table:style-name="ce1" office:value-type="float" office:value="0.224148035049438" calcext:value-type="float">
            <text:p>0.224148035049438</text:p>
          </table:table-cell>
          <table:table-cell table:style-name="ce1" office:value-type="float" office:value="0.234353542327881" calcext:value-type="float">
            <text:p>0.234353542327881</text:p>
          </table:table-cell>
          <table:table-cell table:style-name="ce1" office:value-type="float" office:value="0.115059852600098" calcext:value-type="float">
            <text:p>0.115059852600098</text:p>
          </table:table-cell>
          <table:table-cell table:style-name="ce1" office:value-type="float" office:value="0.106439828872681" calcext:value-type="float">
            <text:p>0.106439828872681</text:p>
          </table:table-cell>
          <table:table-cell table:style-name="ce1" office:value-type="float" office:value="0.263946294784546" calcext:value-type="float">
            <text:p>0.263946294784546</text:p>
          </table:table-cell>
          <table:table-cell table:style-name="ce1" office:value-type="float" office:value="0.262327432632446" calcext:value-type="float">
            <text:p>0.262327432632446</text:p>
          </table:table-cell>
          <table:table-cell table:style-name="ce1" office:value-type="float" office:value="0.290693283081055" calcext:value-type="float">
            <text:p>0.290693283081055</text:p>
          </table:table-cell>
          <table:table-cell table:style-name="ce1" office:value-type="float" office:value="0.234747409820557" calcext:value-type="float">
            <text:p>0.234747409820557</text:p>
          </table:table-cell>
          <table:table-cell table:style-name="ce1" office:value-type="float" office:value="0.218202352523804" calcext:value-type="float">
            <text:p>0.218202352523804</text:p>
          </table:table-cell>
          <table:table-cell table:style-name="ce1" office:value-type="float" office:value="0.21771502494812" calcext:value-type="float">
            <text:p>0.21771502494812</text:p>
          </table:table-cell>
          <table:table-cell table:style-name="ce1" office:value-type="float" office:value="0.229412078857422" calcext:value-type="float">
            <text:p>0.229412078857422</text:p>
          </table:table-cell>
          <table:table-cell table:style-name="ce1" office:value-type="float" office:value="0.219787120819092" calcext:value-type="float">
            <text:p>0.219787120819092</text:p>
          </table:table-cell>
          <table:table-cell table:style-name="ce1" office:value-type="float" office:value="0.227001667022705" calcext:value-type="float">
            <text:p>0.227001667022705</text:p>
          </table:table-cell>
          <table:table-cell table:style-name="ce1" office:value-type="float" office:value="0.215864658355713" calcext:value-type="float">
            <text:p>0.215864658355713</text:p>
          </table:table-cell>
          <table:table-cell table:style-name="ce1" office:value-type="float" office:value="0.223375082015991" calcext:value-type="float">
            <text:p>0.223375082015991</text:p>
          </table:table-cell>
          <table:table-cell table:style-name="ce1" office:value-type="float" office:value="0.228133678436279" calcext:value-type="float">
            <text:p>0.228133678436279</text:p>
          </table:table-cell>
          <table:table-cell table:style-name="ce1" office:value-type="float" office:value="0.224945545196533" calcext:value-type="float">
            <text:p>0.224945545196533</text:p>
          </table:table-cell>
          <table:table-cell table:style-name="ce1" office:value-type="float" office:value="0.23093318939209" calcext:value-type="float">
            <text:p>0.23093318939209</text:p>
          </table:table-cell>
          <table:table-cell table:style-name="ce1" office:value-type="float" office:value="0.250158786773682" calcext:value-type="float">
            <text:p>0.250158786773682</text:p>
          </table:table-cell>
          <table:table-cell table:style-name="ce1" office:value-type="float" office:value="0.227261543273926" calcext:value-type="float">
            <text:p>0.227261543273926</text:p>
          </table:table-cell>
          <table:table-cell table:style-name="ce1" office:value-type="float" office:value="0.224908828735352" calcext:value-type="float">
            <text:p>0.224908828735352</text:p>
          </table:table-cell>
          <table:table-cell table:style-name="ce1" office:value-type="float" office:value="0.237718820571899" calcext:value-type="float">
            <text:p>0.237718820571899</text:p>
          </table:table-cell>
          <table:table-cell table:style-name="ce1" office:value-type="float" office:value="0.1157546043396" calcext:value-type="float">
            <text:p>0.1157546043396</text:p>
          </table:table-cell>
          <table:table-cell table:style-name="ce1" office:value-type="float" office:value="0.225908517837524" calcext:value-type="float">
            <text:p>0.225908517837524</text:p>
          </table:table-cell>
          <table:table-cell table:style-name="ce1" office:value-type="float" office:value="0.217779397964478" calcext:value-type="float">
            <text:p>0.217779397964478</text:p>
          </table:table-cell>
          <table:table-cell table:style-name="ce1" office:value-type="float" office:value="0.0968267917633057" calcext:value-type="float">
            <text:p>0.096826791763306</text:p>
          </table:table-cell>
          <table:table-cell table:style-name="ce1" office:value-type="float" office:value="0.207744359970093" calcext:value-type="float">
            <text:p>0.207744359970093</text:p>
          </table:table-cell>
          <table:table-cell table:style-name="ce1" office:value-type="float" office:value="0.225983142852783" calcext:value-type="float">
            <text:p>0.225983142852783</text:p>
          </table:table-cell>
          <table:table-cell table:style-name="ce1" office:value-type="float" office:value="0.217477798461914" calcext:value-type="float">
            <text:p>0.217477798461914</text:p>
          </table:table-cell>
          <table:table-cell table:style-name="ce1" office:value-type="float" office:value="0.22376012802124" calcext:value-type="float">
            <text:p>0.22376012802124</text:p>
          </table:table-cell>
          <table:table-cell table:style-name="ce1" office:value-type="float" office:value="0.224132061004639" calcext:value-type="float">
            <text:p>0.224132061004639</text:p>
          </table:table-cell>
          <table:table-cell table:style-name="ce1" office:value-type="float" office:value="0.221595287322998" calcext:value-type="float">
            <text:p>0.221595287322998</text:p>
          </table:table-cell>
          <table:table-cell table:style-name="ce1" office:value-type="float" office:value="0.235737323760986" calcext:value-type="float">
            <text:p>0.235737323760986</text:p>
          </table:table-cell>
          <table:table-cell table:style-name="ce1" office:value-type="float" office:value="0.217041492462158" calcext:value-type="float">
            <text:p>0.217041492462158</text:p>
          </table:table-cell>
          <table:table-cell table:style-name="ce1" office:value-type="float" office:value="0.223384380340576" calcext:value-type="float">
            <text:p>0.223384380340576</text:p>
          </table:table-cell>
          <table:table-cell table:style-name="ce1" office:value-type="float" office:value="0.216636657714844" calcext:value-type="float">
            <text:p>0.216636657714844</text:p>
          </table:table-cell>
          <table:table-cell table:style-name="ce1" office:value-type="float" office:value="0.224039793014526" calcext:value-type="float">
            <text:p>0.224039793014526</text:p>
          </table:table-cell>
          <table:table-cell table:style-name="ce1" office:value-type="float" office:value="0.219011545181274" calcext:value-type="float">
            <text:p>0.219011545181274</text:p>
          </table:table-cell>
          <table:table-cell table:style-name="ce1" office:value-type="float" office:value="0.217152118682861" calcext:value-type="float">
            <text:p>0.217152118682861</text:p>
          </table:table-cell>
          <table:table-cell table:style-name="ce1" office:value-type="float" office:value="0.224765062332153" calcext:value-type="float">
            <text:p>0.224765062332153</text:p>
          </table:table-cell>
          <table:table-cell table:style-name="ce1" office:value-type="float" office:value="0.221540451049805" calcext:value-type="float">
            <text:p>0.221540451049805</text:p>
          </table:table-cell>
          <table:table-cell table:style-name="ce1" office:value-type="float" office:value="0.243300676345825" calcext:value-type="float">
            <text:p>0.243300676345825</text:p>
          </table:table-cell>
          <table:table-cell table:style-name="ce1" office:value-type="float" office:value="0.110914707183838" calcext:value-type="float">
            <text:p>0.110914707183838</text:p>
          </table:table-cell>
          <table:table-cell table:style-name="ce1" office:value-type="float" office:value="0.252853155136108" calcext:value-type="float">
            <text:p>0.252853155136108</text:p>
          </table:table-cell>
          <table:table-cell table:style-name="ce1" office:value-type="float" office:value="0.22492241859436" calcext:value-type="float">
            <text:p>0.22492241859436</text:p>
          </table:table-cell>
          <table:table-cell table:style-name="ce1" office:value-type="float" office:value="0.237117528915405" calcext:value-type="float">
            <text:p>0.237117528915405</text:p>
          </table:table-cell>
          <table:table-cell table:style-name="ce1" office:value-type="float" office:value="0.225998640060425" calcext:value-type="float">
            <text:p>0.225998640060425</text:p>
          </table:table-cell>
          <table:table-cell table:style-name="ce1" office:value-type="float" office:value="0.221068143844604" calcext:value-type="float">
            <text:p>0.221068143844604</text:p>
          </table:table-cell>
          <table:table-cell table:style-name="ce1" office:value-type="float" office:value="0.220196485519409" calcext:value-type="float">
            <text:p>0.220196485519409</text:p>
          </table:table-cell>
          <table:table-cell table:style-name="ce1" office:value-type="float" office:value="0.250791311264038" calcext:value-type="float">
            <text:p>0.250791311264038</text:p>
          </table:table-cell>
          <table:table-cell table:style-name="ce1" office:value-type="float" office:value="0.237693071365356" calcext:value-type="float">
            <text:p>0.237693071365356</text:p>
          </table:table-cell>
          <table:table-cell table:style-name="ce1" office:value-type="float" office:value="0.246046781539917" calcext:value-type="float">
            <text:p>0.246046781539917</text:p>
          </table:table-cell>
          <table:table-cell table:style-name="ce1" office:value-type="float" office:value="0.238483428955078" calcext:value-type="float">
            <text:p>0.238483428955078</text:p>
          </table:table-cell>
          <table:table-cell table:style-name="ce1" office:value-type="float" office:value="0.238338947296143" calcext:value-type="float">
            <text:p>0.238338947296143</text:p>
          </table:table-cell>
          <table:table-cell table:style-name="ce1" office:value-type="float" office:value="0.243118047714233" calcext:value-type="float">
            <text:p>0.243118047714233</text:p>
          </table:table-cell>
          <table:table-cell table:style-name="ce1" office:value-type="float" office:value="0.230465173721313" calcext:value-type="float">
            <text:p>0.230465173721313</text:p>
          </table:table-cell>
          <table:table-cell table:style-name="ce1" office:value-type="float" office:value="0.225317716598511" calcext:value-type="float">
            <text:p>0.225317716598511</text:p>
          </table:table-cell>
          <table:table-cell table:style-name="ce1" office:value-type="float" office:value="0.218739748001099" calcext:value-type="float">
            <text:p>0.218739748001099</text:p>
          </table:table-cell>
          <table:table-cell table:style-name="ce1" office:value-type="float" office:value="0.224263429641724" calcext:value-type="float">
            <text:p>0.224263429641724</text:p>
          </table:table-cell>
          <table:table-cell table:style-name="ce1" office:value-type="float" office:value="0.218238353729248" calcext:value-type="float">
            <text:p>0.218238353729248</text:p>
          </table:table-cell>
          <table:table-cell table:style-name="ce1" office:value-type="float" office:value="0.226879835128784" calcext:value-type="float">
            <text:p>0.226879835128784</text:p>
          </table:table-cell>
          <table:table-cell table:style-name="ce1" office:value-type="float" office:value="0.218496561050415" calcext:value-type="float">
            <text:p>0.218496561050415</text:p>
          </table:table-cell>
          <table:table-cell table:style-name="ce1" office:value-type="float" office:value="0.107055425643921" calcext:value-type="float">
            <text:p>0.107055425643921</text:p>
          </table:table-cell>
          <table:table-cell table:style-name="ce1" office:value-type="float" office:value="0.254828929901123" calcext:value-type="float">
            <text:p>0.254828929901123</text:p>
          </table:table-cell>
          <table:table-cell table:style-name="ce1" office:value-type="float" office:value="0.248082876205444" calcext:value-type="float">
            <text:p>0.248082876205444</text:p>
          </table:table-cell>
          <table:table-cell table:style-name="ce1" office:value-type="float" office:value="0.224659204483032" calcext:value-type="float">
            <text:p>0.224659204483032</text:p>
          </table:table-cell>
          <table:table-cell table:style-name="ce1" office:value-type="float" office:value="0.225202560424805" calcext:value-type="float">
            <text:p>0.225202560424805</text:p>
          </table:table-cell>
          <table:table-cell table:style-name="ce1" office:value-type="float" office:value="0.221478700637817" calcext:value-type="float">
            <text:p>0.221478700637817</text:p>
          </table:table-cell>
          <table:table-cell table:style-name="ce1" office:value-type="float" office:value="0.220304489135742" calcext:value-type="float">
            <text:p>0.220304489135742</text:p>
          </table:table-cell>
          <table:table-cell table:style-name="ce1" office:value-type="float" office:value="0.219864368438721" calcext:value-type="float">
            <text:p>0.219864368438721</text:p>
          </table:table-cell>
          <table:table-cell table:style-name="ce1" office:value-type="float" office:value="0.215954542160034" calcext:value-type="float">
            <text:p>0.215954542160034</text:p>
          </table:table-cell>
          <table:table-cell table:style-name="ce1" office:value-type="float" office:value="0.231921434402466" calcext:value-type="float">
            <text:p>0.231921434402466</text:p>
          </table:table-cell>
          <table:table-cell table:style-name="ce1" office:value-type="float" office:value="0.229259014129639" calcext:value-type="float">
            <text:p>0.229259014129639</text:p>
          </table:table-cell>
          <table:table-cell table:style-name="ce1" office:value-type="float" office:value="0.223930597305298" calcext:value-type="float">
            <text:p>0.223930597305298</text:p>
          </table:table-cell>
          <table:table-cell table:style-name="ce1" office:value-type="float" office:value="0.222463369369507" calcext:value-type="float">
            <text:p>0.222463369369507</text:p>
          </table:table-cell>
          <table:table-cell table:style-name="ce1" office:value-type="float" office:value="0.234929800033569" calcext:value-type="float">
            <text:p>0.234929800033569</text:p>
          </table:table-cell>
          <table:table-cell table:style-name="ce1" office:value-type="float" office:value="0.22679877281189" calcext:value-type="float">
            <text:p>0.22679877281189</text:p>
          </table:table-cell>
          <table:table-cell table:style-name="ce1" office:value-type="float" office:value="0.227779388427734" calcext:value-type="float">
            <text:p>0.227779388427734</text:p>
          </table:table-cell>
          <table:table-cell table:style-name="ce1" office:value-type="float" office:value="0.226985216140747" calcext:value-type="float">
            <text:p>0.226985216140747</text:p>
          </table:table-cell>
          <table:table-cell table:style-name="ce1" office:value-type="float" office:value="0.224531173706055" calcext:value-type="float">
            <text:p>0.224531173706055</text:p>
          </table:table-cell>
          <table:table-cell table:style-name="ce1" office:value-type="float" office:value="0.222206830978394" calcext:value-type="float">
            <text:p>0.222206830978394</text:p>
          </table:table-cell>
          <table:table-cell table:style-name="ce1" office:value-type="float" office:value="0.233060359954834" calcext:value-type="float">
            <text:p>0.233060359954834</text:p>
          </table:table-cell>
          <table:table-cell table:style-name="ce1" office:value-type="float" office:value="0.220596625804901" calcext:value-type="float">
            <text:p>0.220596625804901</text:p>
          </table:table-cell>
          <table:table-cell table:style-name="ce1" office:value-type="float" office:value="0.0968267917633057" calcext:value-type="float">
            <text:p>0.096826791763306</text:p>
          </table:table-cell>
          <table:table-cell table:style-name="ce1" office:value-type="float" office:value="0.290693283081055" calcext:value-type="float">
            <text:p>0.290693283081055</text:p>
          </table:table-cell>
          <table:table-cell table:style-name="ce1" office:value-type="float" office:value="22.0596625804901" calcext:value-type="float">
            <text:p>22.05966258049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2718105316162" calcext:value-type="float">
            <text:p>0.112718105316162</text:p>
          </table:table-cell>
          <table:table-cell table:style-name="ce1" office:value-type="float" office:value="0.0879311561584473" calcext:value-type="float">
            <text:p>0.087931156158447</text:p>
          </table:table-cell>
          <table:table-cell table:style-name="ce1" office:value-type="float" office:value="0.112526178359985" calcext:value-type="float">
            <text:p>0.112526178359985</text:p>
          </table:table-cell>
          <table:table-cell table:style-name="ce1" office:value-type="float" office:value="0.215974569320679" calcext:value-type="float">
            <text:p>0.215974569320679</text:p>
          </table:table-cell>
          <table:table-cell table:style-name="ce1" office:value-type="float" office:value="0.224839925765991" calcext:value-type="float">
            <text:p>0.224839925765991</text:p>
          </table:table-cell>
          <table:table-cell table:style-name="ce1" office:value-type="float" office:value="0.232235908508301" calcext:value-type="float">
            <text:p>0.232235908508301</text:p>
          </table:table-cell>
          <table:table-cell table:style-name="ce1" office:value-type="float" office:value="0.237295389175415" calcext:value-type="float">
            <text:p>0.237295389175415</text:p>
          </table:table-cell>
          <table:table-cell table:style-name="ce1" office:value-type="float" office:value="0.233171463012695" calcext:value-type="float">
            <text:p>0.233171463012695</text:p>
          </table:table-cell>
          <table:table-cell table:style-name="ce1" office:value-type="float" office:value="0.233476400375366" calcext:value-type="float">
            <text:p>0.233476400375366</text:p>
          </table:table-cell>
          <table:table-cell table:style-name="ce1" office:value-type="float" office:value="0.240863561630249" calcext:value-type="float">
            <text:p>0.240863561630249</text:p>
          </table:table-cell>
          <table:table-cell table:style-name="ce1" office:value-type="float" office:value="0.23643159866333" calcext:value-type="float">
            <text:p>0.23643159866333</text:p>
          </table:table-cell>
          <table:table-cell table:style-name="ce1" office:value-type="float" office:value="0.227981090545654" calcext:value-type="float">
            <text:p>0.227981090545654</text:p>
          </table:table-cell>
          <table:table-cell table:style-name="ce1" office:value-type="float" office:value="0.21986198425293" calcext:value-type="float">
            <text:p>0.21986198425293</text:p>
          </table:table-cell>
          <table:table-cell table:style-name="ce1" office:value-type="float" office:value="0.226345539093018" calcext:value-type="float">
            <text:p>0.226345539093018</text:p>
          </table:table-cell>
          <table:table-cell table:style-name="ce1" office:value-type="float" office:value="0.217094421386719" calcext:value-type="float">
            <text:p>0.217094421386719</text:p>
          </table:table-cell>
          <table:table-cell table:style-name="ce1" office:value-type="float" office:value="0.222392082214355" calcext:value-type="float">
            <text:p>0.222392082214355</text:p>
          </table:table-cell>
          <table:table-cell table:style-name="ce1" office:value-type="float" office:value="0.215827226638794" calcext:value-type="float">
            <text:p>0.215827226638794</text:p>
          </table:table-cell>
          <table:table-cell table:style-name="ce1" office:value-type="float" office:value="0.232020378112793" calcext:value-type="float">
            <text:p>0.232020378112793</text:p>
          </table:table-cell>
          <table:table-cell table:style-name="ce1" office:value-type="float" office:value="0.220065116882324" calcext:value-type="float">
            <text:p>0.220065116882324</text:p>
          </table:table-cell>
          <table:table-cell table:style-name="ce1" office:value-type="float" office:value="0.223982334136963" calcext:value-type="float">
            <text:p>0.223982334136963</text:p>
          </table:table-cell>
          <table:table-cell table:style-name="ce1" office:value-type="float" office:value="0.102694511413574" calcext:value-type="float">
            <text:p>0.102694511413574</text:p>
          </table:table-cell>
          <table:table-cell table:style-name="ce1" office:value-type="float" office:value="0.271378040313721" calcext:value-type="float">
            <text:p>0.271378040313721</text:p>
          </table:table-cell>
          <table:table-cell table:style-name="ce1" office:value-type="float" office:value="0.108337640762329" calcext:value-type="float">
            <text:p>0.108337640762329</text:p>
          </table:table-cell>
          <table:table-cell table:style-name="ce1" office:value-type="float" office:value="0.103310108184814" calcext:value-type="float">
            <text:p>0.103310108184814</text:p>
          </table:table-cell>
          <table:table-cell table:style-name="ce1" office:value-type="float" office:value="0.0978834629058838" calcext:value-type="float">
            <text:p>0.097883462905884</text:p>
          </table:table-cell>
          <table:table-cell table:style-name="ce1" office:value-type="float" office:value="0.103200912475586" calcext:value-type="float">
            <text:p>0.103200912475586</text:p>
          </table:table-cell>
          <table:table-cell table:style-name="ce1" office:value-type="float" office:value="0.0901083946228027" calcext:value-type="float">
            <text:p>0.090108394622803</text:p>
          </table:table-cell>
          <table:table-cell table:style-name="ce1" office:value-type="float" office:value="0.2176353931427" calcext:value-type="float">
            <text:p>0.2176353931427</text:p>
          </table:table-cell>
          <table:table-cell table:style-name="ce1" office:value-type="float" office:value="0.220927953720093" calcext:value-type="float">
            <text:p>0.220927953720093</text:p>
          </table:table-cell>
          <table:table-cell table:style-name="ce1" office:value-type="float" office:value="0.220617294311523" calcext:value-type="float">
            <text:p>0.220617294311523</text:p>
          </table:table-cell>
          <table:table-cell table:style-name="ce1" office:value-type="float" office:value="0.240199565887451" calcext:value-type="float">
            <text:p>0.240199565887451</text:p>
          </table:table-cell>
          <table:table-cell table:style-name="ce1" office:value-type="float" office:value="0.236385345458984" calcext:value-type="float">
            <text:p>0.236385345458984</text:p>
          </table:table-cell>
          <table:table-cell table:style-name="ce1" office:value-type="float" office:value="0.234938621520996" calcext:value-type="float">
            <text:p>0.234938621520996</text:p>
          </table:table-cell>
          <table:table-cell table:style-name="ce1" office:value-type="float" office:value="0.236906290054321" calcext:value-type="float">
            <text:p>0.236906290054321</text:p>
          </table:table-cell>
          <table:table-cell table:style-name="ce1" office:value-type="float" office:value="0.234309434890747" calcext:value-type="float">
            <text:p>0.234309434890747</text:p>
          </table:table-cell>
          <table:table-cell table:style-name="ce1" office:value-type="float" office:value="0.226143836975098" calcext:value-type="float">
            <text:p>0.226143836975098</text:p>
          </table:table-cell>
          <table:table-cell table:style-name="ce1" office:value-type="float" office:value="0.22256064414978" calcext:value-type="float">
            <text:p>0.22256064414978</text:p>
          </table:table-cell>
          <table:table-cell table:style-name="ce1" office:value-type="float" office:value="0.220676422119141" calcext:value-type="float">
            <text:p>0.220676422119141</text:p>
          </table:table-cell>
          <table:table-cell table:style-name="ce1" office:value-type="float" office:value="0.217920303344727" calcext:value-type="float">
            <text:p>0.217920303344727</text:p>
          </table:table-cell>
          <table:table-cell table:style-name="ce1" office:value-type="float" office:value="0.229682922363281" calcext:value-type="float">
            <text:p>0.229682922363281</text:p>
          </table:table-cell>
          <table:table-cell table:style-name="ce1" office:value-type="float" office:value="0.110503435134888" calcext:value-type="float">
            <text:p>0.110503435134888</text:p>
          </table:table-cell>
          <table:table-cell table:style-name="ce1" office:value-type="float" office:value="0.232482433319092" calcext:value-type="float">
            <text:p>0.232482433319092</text:p>
          </table:table-cell>
          <table:table-cell table:style-name="ce1" office:value-type="float" office:value="0.23389196395874" calcext:value-type="float">
            <text:p>0.23389196395874</text:p>
          </table:table-cell>
          <table:table-cell table:style-name="ce1" office:value-type="float" office:value="0.218279123306274" calcext:value-type="float">
            <text:p>0.218279123306274</text:p>
          </table:table-cell>
          <table:table-cell table:style-name="ce1" office:value-type="float" office:value="0.218848466873169" calcext:value-type="float">
            <text:p>0.218848466873169</text:p>
          </table:table-cell>
          <table:table-cell table:style-name="ce1" office:value-type="float" office:value="0.222576141357422" calcext:value-type="float">
            <text:p>0.222576141357422</text:p>
          </table:table-cell>
          <table:table-cell table:style-name="ce1" office:value-type="float" office:value="0.215424537658691" calcext:value-type="float">
            <text:p>0.215424537658691</text:p>
          </table:table-cell>
          <table:table-cell table:style-name="ce1" office:value-type="float" office:value="0.221283912658691" calcext:value-type="float">
            <text:p>0.221283912658691</text:p>
          </table:table-cell>
          <table:table-cell table:style-name="ce1" office:value-type="float" office:value="0.214970827102661" calcext:value-type="float">
            <text:p>0.214970827102661</text:p>
          </table:table-cell>
          <table:table-cell table:style-name="ce1" office:value-type="float" office:value="0.220791339874268" calcext:value-type="float">
            <text:p>0.220791339874268</text:p>
          </table:table-cell>
          <table:table-cell table:style-name="ce1" office:value-type="float" office:value="0.224980115890503" calcext:value-type="float">
            <text:p>0.224980115890503</text:p>
          </table:table-cell>
          <table:table-cell table:style-name="ce1" office:value-type="float" office:value="0.233891725540161" calcext:value-type="float">
            <text:p>0.233891725540161</text:p>
          </table:table-cell>
          <table:table-cell table:style-name="ce1" office:value-type="float" office:value="0.23924708366394" calcext:value-type="float">
            <text:p>0.23924708366394</text:p>
          </table:table-cell>
          <table:table-cell table:style-name="ce1" office:value-type="float" office:value="0.235465288162231" calcext:value-type="float">
            <text:p>0.235465288162231</text:p>
          </table:table-cell>
          <table:table-cell table:style-name="ce1" office:value-type="float" office:value="0.222563743591309" calcext:value-type="float">
            <text:p>0.222563743591309</text:p>
          </table:table-cell>
          <table:table-cell table:style-name="ce1" office:value-type="float" office:value="0.225657939910889" calcext:value-type="float">
            <text:p>0.225657939910889</text:p>
          </table:table-cell>
          <table:table-cell table:style-name="ce1" office:value-type="float" office:value="0.221770048141479" calcext:value-type="float">
            <text:p>0.221770048141479</text:p>
          </table:table-cell>
          <table:table-cell table:style-name="ce1" office:value-type="float" office:value="0.21780800819397" calcext:value-type="float">
            <text:p>0.21780800819397</text:p>
          </table:table-cell>
          <table:table-cell table:style-name="ce1" office:value-type="float" office:value="0.220087051391602" calcext:value-type="float">
            <text:p>0.220087051391602</text:p>
          </table:table-cell>
          <table:table-cell table:style-name="ce1" office:value-type="float" office:value="0.218645572662354" calcext:value-type="float">
            <text:p>0.218645572662354</text:p>
          </table:table-cell>
          <table:table-cell table:style-name="ce1" office:value-type="float" office:value="0.101683855056763" calcext:value-type="float">
            <text:p>0.101683855056763</text:p>
          </table:table-cell>
          <table:table-cell table:style-name="ce1" office:value-type="float" office:value="0.228645324707031" calcext:value-type="float">
            <text:p>0.228645324707031</text:p>
          </table:table-cell>
          <table:table-cell table:style-name="ce1" office:value-type="float" office:value="0.219175577163696" calcext:value-type="float">
            <text:p>0.219175577163696</text:p>
          </table:table-cell>
          <table:table-cell table:style-name="ce1" office:value-type="float" office:value="0.214870929718018" calcext:value-type="float">
            <text:p>0.214870929718018</text:p>
          </table:table-cell>
          <table:table-cell table:style-name="ce1" office:value-type="float" office:value="0.219049453735352" calcext:value-type="float">
            <text:p>0.219049453735352</text:p>
          </table:table-cell>
          <table:table-cell table:style-name="ce1" office:value-type="float" office:value="0.216967344284058" calcext:value-type="float">
            <text:p>0.216967344284058</text:p>
          </table:table-cell>
          <table:table-cell table:style-name="ce1" office:value-type="float" office:value="0.217330932617187" calcext:value-type="float">
            <text:p>0.217330932617187</text:p>
          </table:table-cell>
          <table:table-cell table:style-name="ce1" office:value-type="float" office:value="0.217461585998535" calcext:value-type="float">
            <text:p>0.217461585998535</text:p>
          </table:table-cell>
          <table:table-cell table:style-name="ce1" office:value-type="float" office:value="0.224778175354004" calcext:value-type="float">
            <text:p>0.224778175354004</text:p>
          </table:table-cell>
          <table:table-cell table:style-name="ce1" office:value-type="float" office:value="0.218819618225098" calcext:value-type="float">
            <text:p>0.218819618225098</text:p>
          </table:table-cell>
          <table:table-cell table:style-name="ce1" office:value-type="float" office:value="0.222356796264648" calcext:value-type="float">
            <text:p>0.222356796264648</text:p>
          </table:table-cell>
          <table:table-cell table:style-name="ce1" office:value-type="float" office:value="0.231429815292358" calcext:value-type="float">
            <text:p>0.231429815292358</text:p>
          </table:table-cell>
          <table:table-cell table:style-name="ce1" office:value-type="float" office:value="0.226914405822754" calcext:value-type="float">
            <text:p>0.226914405822754</text:p>
          </table:table-cell>
          <table:table-cell table:style-name="ce1" office:value-type="float" office:value="0.22126293182373" calcext:value-type="float">
            <text:p>0.22126293182373</text:p>
          </table:table-cell>
          <table:table-cell table:style-name="ce1" office:value-type="float" office:value="0.216398477554321" calcext:value-type="float">
            <text:p>0.216398477554321</text:p>
          </table:table-cell>
          <table:table-cell table:style-name="ce1" office:value-type="float" office:value="0.219592809677124" calcext:value-type="float">
            <text:p>0.219592809677124</text:p>
          </table:table-cell>
          <table:table-cell table:style-name="ce1" office:value-type="float" office:value="0.217703342437744" calcext:value-type="float">
            <text:p>0.217703342437744</text:p>
          </table:table-cell>
          <table:table-cell table:style-name="ce1" office:value-type="float" office:value="0.220896482467651" calcext:value-type="float">
            <text:p>0.220896482467651</text:p>
          </table:table-cell>
          <table:table-cell table:style-name="ce1" office:value-type="float" office:value="0.216856479644775" calcext:value-type="float">
            <text:p>0.216856479644775</text:p>
          </table:table-cell>
          <table:table-cell table:style-name="ce1" office:value-type="float" office:value="0.217477083206177" calcext:value-type="float">
            <text:p>0.217477083206177</text:p>
          </table:table-cell>
          <table:table-cell table:style-name="ce1" office:value-type="float" office:value="0.114969968795776" calcext:value-type="float">
            <text:p>0.114969968795776</text:p>
          </table:table-cell>
          <table:table-cell table:style-name="ce1" office:value-type="float" office:value="0.245353221893311" calcext:value-type="float">
            <text:p>0.245353221893311</text:p>
          </table:table-cell>
          <table:table-cell table:style-name="ce1" office:value-type="float" office:value="0.215383768081665" calcext:value-type="float">
            <text:p>0.215383768081665</text:p>
          </table:table-cell>
          <table:table-cell table:style-name="ce1" office:value-type="float" office:value="0.215148448944092" calcext:value-type="float">
            <text:p>0.215148448944092</text:p>
          </table:table-cell>
          <table:table-cell table:style-name="ce1" office:value-type="float" office:value="0.218465089797974" calcext:value-type="float">
            <text:p>0.218465089797974</text:p>
          </table:table-cell>
          <table:table-cell table:style-name="ce1" office:value-type="float" office:value="0.219648838043213" calcext:value-type="float">
            <text:p>0.219648838043213</text:p>
          </table:table-cell>
          <table:table-cell table:style-name="ce1" office:value-type="float" office:value="0.21915602684021" calcext:value-type="float">
            <text:p>0.21915602684021</text:p>
          </table:table-cell>
          <table:table-cell table:style-name="ce1" office:value-type="float" office:value="0.21590781211853" calcext:value-type="float">
            <text:p>0.21590781211853</text:p>
          </table:table-cell>
          <table:table-cell table:style-name="ce1" office:value-type="float" office:value="0.215722322463989" calcext:value-type="float">
            <text:p>0.215722322463989</text:p>
          </table:table-cell>
          <table:table-cell table:style-name="ce1" office:value-type="float" office:value="0.21876072883606" calcext:value-type="float">
            <text:p>0.21876072883606</text:p>
          </table:table-cell>
          <table:table-cell table:style-name="ce1" office:value-type="float" office:value="0.230043411254883" calcext:value-type="float">
            <text:p>0.230043411254883</text:p>
          </table:table-cell>
          <table:table-cell table:style-name="ce1" office:value-type="float" office:value="0.214903354644775" calcext:value-type="float">
            <text:p>0.214903354644775</text:p>
          </table:table-cell>
          <table:table-cell table:style-name="ce1" office:value-type="float" office:value="0.216078758239746" calcext:value-type="float">
            <text:p>0.216078758239746</text:p>
          </table:table-cell>
          <table:table-cell table:style-name="ce1" office:value-type="float" office:value="0.232702732086182" calcext:value-type="float">
            <text:p>0.232702732086182</text:p>
          </table:table-cell>
          <table:table-cell table:style-name="ce1" office:value-type="float" office:value="0.238500833511353" calcext:value-type="float">
            <text:p>0.238500833511353</text:p>
          </table:table-cell>
          <table:table-cell table:style-name="ce1" office:value-type="float" office:value="0.238240242004395" calcext:value-type="float">
            <text:p>0.238240242004395</text:p>
          </table:table-cell>
          <table:table-cell table:style-name="ce1" office:value-type="float" office:value="0.228980541229248" calcext:value-type="float">
            <text:p>0.228980541229248</text:p>
          </table:table-cell>
          <table:table-cell table:style-name="ce1" office:value-type="float" office:value="0.225035667419434" calcext:value-type="float">
            <text:p>0.225035667419434</text:p>
          </table:table-cell>
          <table:table-cell table:style-name="ce1" office:value-type="float" office:value="0.226950883865356" calcext:value-type="float">
            <text:p>0.226950883865356</text:p>
          </table:table-cell>
          <table:table-cell table:style-name="ce1" office:value-type="float" office:value="0.232735157012939" calcext:value-type="float">
            <text:p>0.232735157012939</text:p>
          </table:table-cell>
          <table:table-cell table:style-name="ce1" office:value-type="float" office:value="0.210503795146942" calcext:value-type="float">
            <text:p>0.210503795146942</text:p>
          </table:table-cell>
          <table:table-cell table:style-name="ce1" office:value-type="float" office:value="0.0879311561584473" calcext:value-type="float">
            <text:p>0.087931156158447</text:p>
          </table:table-cell>
          <table:table-cell table:style-name="ce1" office:value-type="float" office:value="0.271378040313721" calcext:value-type="float">
            <text:p>0.271378040313721</text:p>
          </table:table-cell>
          <table:table-cell table:style-name="ce1" office:value-type="float" office:value="21.0503795146942" calcext:value-type="float">
            <text:p>21.050379514694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24896287918091" calcext:value-type="float">
            <text:p>0.124896287918091</text:p>
          </table:table-cell>
          <table:table-cell table:style-name="ce1" office:value-type="float" office:value="0.233990907669067" calcext:value-type="float">
            <text:p>0.233990907669067</text:p>
          </table:table-cell>
          <table:table-cell table:style-name="ce1" office:value-type="float" office:value="0.216299772262573" calcext:value-type="float">
            <text:p>0.216299772262573</text:p>
          </table:table-cell>
          <table:table-cell table:style-name="ce1" office:value-type="float" office:value="0.220722198486328" calcext:value-type="float">
            <text:p>0.220722198486328</text:p>
          </table:table-cell>
          <table:table-cell table:style-name="ce1" office:value-type="float" office:value="0.216782093048096" calcext:value-type="float">
            <text:p>0.216782093048096</text:p>
          </table:table-cell>
          <table:table-cell table:style-name="ce1" office:value-type="float" office:value="0.220080614089966" calcext:value-type="float">
            <text:p>0.220080614089966</text:p>
          </table:table-cell>
          <table:table-cell table:style-name="ce1" office:value-type="float" office:value="0.216387510299683" calcext:value-type="float">
            <text:p>0.216387510299683</text:p>
          </table:table-cell>
          <table:table-cell table:style-name="ce1" office:value-type="float" office:value="0.221282243728638" calcext:value-type="float">
            <text:p>0.221282243728638</text:p>
          </table:table-cell>
          <table:table-cell table:style-name="ce1" office:value-type="float" office:value="0.216145515441895" calcext:value-type="float">
            <text:p>0.216145515441895</text:p>
          </table:table-cell>
          <table:table-cell table:style-name="ce1" office:value-type="float" office:value="0.225219011306763" calcext:value-type="float">
            <text:p>0.225219011306763</text:p>
          </table:table-cell>
          <table:table-cell table:style-name="ce1" office:value-type="float" office:value="0.239157199859619" calcext:value-type="float">
            <text:p>0.239157199859619</text:p>
          </table:table-cell>
          <table:table-cell table:style-name="ce1" office:value-type="float" office:value="0.237698316574097" calcext:value-type="float">
            <text:p>0.237698316574097</text:p>
          </table:table-cell>
          <table:table-cell table:style-name="ce1" office:value-type="float" office:value="0.230788230895996" calcext:value-type="float">
            <text:p>0.230788230895996</text:p>
          </table:table-cell>
          <table:table-cell table:style-name="ce1" office:value-type="float" office:value="0.232109785079956" calcext:value-type="float">
            <text:p>0.232109785079956</text:p>
          </table:table-cell>
          <table:table-cell table:style-name="ce1" office:value-type="float" office:value="0.231990098953247" calcext:value-type="float">
            <text:p>0.231990098953247</text:p>
          </table:table-cell>
          <table:table-cell table:style-name="ce1" office:value-type="float" office:value="0.24232816696167" calcext:value-type="float">
            <text:p>0.24232816696167</text:p>
          </table:table-cell>
          <table:table-cell table:style-name="ce1" office:value-type="float" office:value="0.240072965621948" calcext:value-type="float">
            <text:p>0.240072965621948</text:p>
          </table:table-cell>
          <table:table-cell table:style-name="ce1" office:value-type="float" office:value="0.219016313552856" calcext:value-type="float">
            <text:p>0.219016313552856</text:p>
          </table:table-cell>
          <table:table-cell table:style-name="ce1" office:value-type="float" office:value="0.219728231430054" calcext:value-type="float">
            <text:p>0.219728231430054</text:p>
          </table:table-cell>
          <table:table-cell table:style-name="ce1" office:value-type="float" office:value="0.219264030456543" calcext:value-type="float">
            <text:p>0.219264030456543</text:p>
          </table:table-cell>
          <table:table-cell table:style-name="ce1" office:value-type="float" office:value="0.107890129089355" calcext:value-type="float">
            <text:p>0.107890129089355</text:p>
          </table:table-cell>
          <table:table-cell table:style-name="ce1" office:value-type="float" office:value="0.231423139572144" calcext:value-type="float">
            <text:p>0.231423139572144</text:p>
          </table:table-cell>
          <table:table-cell table:style-name="ce1" office:value-type="float" office:value="0.116216659545898" calcext:value-type="float">
            <text:p>0.116216659545898</text:p>
          </table:table-cell>
          <table:table-cell table:style-name="ce1" office:value-type="float" office:value="0.216205596923828" calcext:value-type="float">
            <text:p>0.216205596923828</text:p>
          </table:table-cell>
          <table:table-cell table:style-name="ce1" office:value-type="float" office:value="0.225429534912109" calcext:value-type="float">
            <text:p>0.225429534912109</text:p>
          </table:table-cell>
          <table:table-cell table:style-name="ce1" office:value-type="float" office:value="0.238055229187012" calcext:value-type="float">
            <text:p>0.238055229187012</text:p>
          </table:table-cell>
          <table:table-cell table:style-name="ce1" office:value-type="float" office:value="0.243234157562256" calcext:value-type="float">
            <text:p>0.243234157562256</text:p>
          </table:table-cell>
          <table:table-cell table:style-name="ce1" office:value-type="float" office:value="0.240185976028442" calcext:value-type="float">
            <text:p>0.240185976028442</text:p>
          </table:table-cell>
          <table:table-cell table:style-name="ce1" office:value-type="float" office:value="0.24520206451416" calcext:value-type="float">
            <text:p>0.24520206451416</text:p>
          </table:table-cell>
          <table:table-cell table:style-name="ce1" office:value-type="float" office:value="0.245632410049438" calcext:value-type="float">
            <text:p>0.245632410049438</text:p>
          </table:table-cell>
          <table:table-cell table:style-name="ce1" office:value-type="float" office:value="0.240486621856689" calcext:value-type="float">
            <text:p>0.240486621856689</text:p>
          </table:table-cell>
          <table:table-cell table:style-name="ce1" office:value-type="float" office:value="0.239668607711792" calcext:value-type="float">
            <text:p>0.239668607711792</text:p>
          </table:table-cell>
          <table:table-cell table:style-name="ce1" office:value-type="float" office:value="0.220643520355225" calcext:value-type="float">
            <text:p>0.220643520355225</text:p>
          </table:table-cell>
          <table:table-cell table:style-name="ce1" office:value-type="float" office:value="0.219653606414795" calcext:value-type="float">
            <text:p>0.219653606414795</text:p>
          </table:table-cell>
          <table:table-cell table:style-name="ce1" office:value-type="float" office:value="0.215342998504639" calcext:value-type="float">
            <text:p>0.215342998504639</text:p>
          </table:table-cell>
          <table:table-cell table:style-name="ce1" office:value-type="float" office:value="0.221497774124145" calcext:value-type="float">
            <text:p>0.221497774124145</text:p>
          </table:table-cell>
          <table:table-cell table:style-name="ce1" office:value-type="float" office:value="0.21663498878479" calcext:value-type="float">
            <text:p>0.21663498878479</text:p>
          </table:table-cell>
          <table:table-cell table:style-name="ce1" office:value-type="float" office:value="0.217357158660889" calcext:value-type="float">
            <text:p>0.217357158660889</text:p>
          </table:table-cell>
          <table:table-cell table:style-name="ce1" office:value-type="float" office:value="0.219210863113403" calcext:value-type="float">
            <text:p>0.219210863113403</text:p>
          </table:table-cell>
          <table:table-cell table:style-name="ce1" office:value-type="float" office:value="0.219058990478516" calcext:value-type="float">
            <text:p>0.219058990478516</text:p>
          </table:table-cell>
          <table:table-cell table:style-name="ce1" office:value-type="float" office:value="0.100739479064941" calcext:value-type="float">
            <text:p>0.100739479064941</text:p>
          </table:table-cell>
          <table:table-cell table:style-name="ce1" office:value-type="float" office:value="0.215159893035889" calcext:value-type="float">
            <text:p>0.215159893035889</text:p>
          </table:table-cell>
          <table:table-cell table:style-name="ce1" office:value-type="float" office:value="0.227823257446289" calcext:value-type="float">
            <text:p>0.227823257446289</text:p>
          </table:table-cell>
          <table:table-cell table:style-name="ce1" office:value-type="float" office:value="0.290819883346558" calcext:value-type="float">
            <text:p>0.290819883346558</text:p>
          </table:table-cell>
          <table:table-cell table:style-name="ce1" office:value-type="float" office:value="0.21297287940979" calcext:value-type="float">
            <text:p>0.21297287940979</text:p>
          </table:table-cell>
          <table:table-cell table:style-name="ce1" office:value-type="float" office:value="0.216943502426147" calcext:value-type="float">
            <text:p>0.216943502426147</text:p>
          </table:table-cell>
          <table:table-cell table:style-name="ce1" office:value-type="float" office:value="0.219271898269653" calcext:value-type="float">
            <text:p>0.219271898269653</text:p>
          </table:table-cell>
          <table:table-cell table:style-name="ce1" office:value-type="float" office:value="0.241828203201294" calcext:value-type="float">
            <text:p>0.241828203201294</text:p>
          </table:table-cell>
          <table:table-cell table:style-name="ce1" office:value-type="float" office:value="0.222119092941284" calcext:value-type="float">
            <text:p>0.222119092941284</text:p>
          </table:table-cell>
          <table:table-cell table:style-name="ce1" office:value-type="float" office:value="0.216663360595703" calcext:value-type="float">
            <text:p>0.216663360595703</text:p>
          </table:table-cell>
          <table:table-cell table:style-name="ce1" office:value-type="float" office:value="0.223554611206055" calcext:value-type="float">
            <text:p>0.223554611206055</text:p>
          </table:table-cell>
          <table:table-cell table:style-name="ce1" office:value-type="float" office:value="0.216760873794556" calcext:value-type="float">
            <text:p>0.216760873794556</text:p>
          </table:table-cell>
          <table:table-cell table:style-name="ce1" office:value-type="float" office:value="0.219555139541626" calcext:value-type="float">
            <text:p>0.219555139541626</text:p>
          </table:table-cell>
          <table:table-cell table:style-name="ce1" office:value-type="float" office:value="0.216349363327026" calcext:value-type="float">
            <text:p>0.216349363327026</text:p>
          </table:table-cell>
          <table:table-cell table:style-name="ce1" office:value-type="float" office:value="0.219294548034668" calcext:value-type="float">
            <text:p>0.219294548034668</text:p>
          </table:table-cell>
          <table:table-cell table:style-name="ce1" office:value-type="float" office:value="0.217842578887939" calcext:value-type="float">
            <text:p>0.217842578887939</text:p>
          </table:table-cell>
          <table:table-cell table:style-name="ce1" office:value-type="float" office:value="0.227633714675903" calcext:value-type="float">
            <text:p>0.227633714675903</text:p>
          </table:table-cell>
          <table:table-cell table:style-name="ce1" office:value-type="float" office:value="0.236759901046753" calcext:value-type="float">
            <text:p>0.236759901046753</text:p>
          </table:table-cell>
          <table:table-cell table:style-name="ce1" office:value-type="float" office:value="0.233996152877808" calcext:value-type="float">
            <text:p>0.233996152877808</text:p>
          </table:table-cell>
          <table:table-cell table:style-name="ce1" office:value-type="float" office:value="0.234691143035889" calcext:value-type="float">
            <text:p>0.234691143035889</text:p>
          </table:table-cell>
          <table:table-cell table:style-name="ce1" office:value-type="float" office:value="0.126990795135498" calcext:value-type="float">
            <text:p>0.126990795135498</text:p>
          </table:table-cell>
          <table:table-cell table:style-name="ce1" office:value-type="float" office:value="0.239797353744507" calcext:value-type="float">
            <text:p>0.239797353744507</text:p>
          </table:table-cell>
          <table:table-cell table:style-name="ce1" office:value-type="float" office:value="0.238506555557251" calcext:value-type="float">
            <text:p>0.238506555557251</text:p>
          </table:table-cell>
          <table:table-cell table:style-name="ce1" office:value-type="float" office:value="0.240041494369507" calcext:value-type="float">
            <text:p>0.240041494369507</text:p>
          </table:table-cell>
          <table:table-cell table:style-name="ce1" office:value-type="float" office:value="0.236801385879517" calcext:value-type="float">
            <text:p>0.236801385879517</text:p>
          </table:table-cell>
          <table:table-cell table:style-name="ce1" office:value-type="float" office:value="0.236130475997925" calcext:value-type="float">
            <text:p>0.236130475997925</text:p>
          </table:table-cell>
          <table:table-cell table:style-name="ce1" office:value-type="float" office:value="0.219751119613647" calcext:value-type="float">
            <text:p>0.219751119613647</text:p>
          </table:table-cell>
          <table:table-cell table:style-name="ce1" office:value-type="float" office:value="0.239571571350098" calcext:value-type="float">
            <text:p>0.239571571350098</text:p>
          </table:table-cell>
          <table:table-cell table:style-name="ce1" office:value-type="float" office:value="0.228713750839233" calcext:value-type="float">
            <text:p>0.228713750839233</text:p>
          </table:table-cell>
          <table:table-cell table:style-name="ce1" office:value-type="float" office:value="0.230790615081787" calcext:value-type="float">
            <text:p>0.230790615081787</text:p>
          </table:table-cell>
          <table:table-cell table:style-name="ce1" office:value-type="float" office:value="0.23543119430542" calcext:value-type="float">
            <text:p>0.23543119430542</text:p>
          </table:table-cell>
          <table:table-cell table:style-name="ce1" office:value-type="float" office:value="0.237645387649536" calcext:value-type="float">
            <text:p>0.237645387649536</text:p>
          </table:table-cell>
          <table:table-cell table:style-name="ce1" office:value-type="float" office:value="0.233071327209473" calcext:value-type="float">
            <text:p>0.233071327209473</text:p>
          </table:table-cell>
          <table:table-cell table:style-name="ce1" office:value-type="float" office:value="0.228262662887573" calcext:value-type="float">
            <text:p>0.228262662887573</text:p>
          </table:table-cell>
          <table:table-cell table:style-name="ce1" office:value-type="float" office:value="0.23708176612854" calcext:value-type="float">
            <text:p>0.23708176612854</text:p>
          </table:table-cell>
          <table:table-cell table:style-name="ce1" office:value-type="float" office:value="0.232864379882812" calcext:value-type="float">
            <text:p>0.232864379882812</text:p>
          </table:table-cell>
          <table:table-cell table:style-name="ce1" office:value-type="float" office:value="0.239061832427979" calcext:value-type="float">
            <text:p>0.239061832427979</text:p>
          </table:table-cell>
          <table:table-cell table:style-name="ce1" office:value-type="float" office:value="0.231803178787231" calcext:value-type="float">
            <text:p>0.231803178787231</text:p>
          </table:table-cell>
          <table:table-cell table:style-name="ce1" office:value-type="float" office:value="0.226501226425171" calcext:value-type="float">
            <text:p>0.226501226425171</text:p>
          </table:table-cell>
          <table:table-cell table:style-name="ce1" office:value-type="float" office:value="0.231477499008179" calcext:value-type="float">
            <text:p>0.231477499008179</text:p>
          </table:table-cell>
          <table:table-cell table:style-name="ce1" office:value-type="float" office:value="0.101103782653809" calcext:value-type="float">
            <text:p>0.101103782653809</text:p>
          </table:table-cell>
          <table:table-cell table:style-name="ce1" office:value-type="float" office:value="0.225487470626831" calcext:value-type="float">
            <text:p>0.225487470626831</text:p>
          </table:table-cell>
          <table:table-cell table:style-name="ce1" office:value-type="float" office:value="0.138323307037354" calcext:value-type="float">
            <text:p>0.138323307037354</text:p>
          </table:table-cell>
          <table:table-cell table:style-name="ce1" office:value-type="float" office:value="0.209267377853394" calcext:value-type="float">
            <text:p>0.209267377853394</text:p>
          </table:table-cell>
          <table:table-cell table:style-name="ce1" office:value-type="float" office:value="0.0924794673919678" calcext:value-type="float">
            <text:p>0.092479467391968</text:p>
          </table:table-cell>
          <table:table-cell table:style-name="ce1" office:value-type="float" office:value="0.230931997299194" calcext:value-type="float">
            <text:p>0.230931997299194</text:p>
          </table:table-cell>
          <table:table-cell table:style-name="ce1" office:value-type="float" office:value="0.234089612960815" calcext:value-type="float">
            <text:p>0.234089612960815</text:p>
          </table:table-cell>
          <table:table-cell table:style-name="ce1" office:value-type="float" office:value="0.222970008850098" calcext:value-type="float">
            <text:p>0.222970008850098</text:p>
          </table:table-cell>
          <table:table-cell table:style-name="ce1" office:value-type="float" office:value="0.218538999557495" calcext:value-type="float">
            <text:p>0.218538999557495</text:p>
          </table:table-cell>
          <table:table-cell table:style-name="ce1" office:value-type="float" office:value="0.225468158721924" calcext:value-type="float">
            <text:p>0.225468158721924</text:p>
          </table:table-cell>
          <table:table-cell table:style-name="ce1" office:value-type="float" office:value="0.236037254333496" calcext:value-type="float">
            <text:p>0.236037254333496</text:p>
          </table:table-cell>
          <table:table-cell table:style-name="ce1" office:value-type="float" office:value="0.222178936004639" calcext:value-type="float">
            <text:p>0.222178936004639</text:p>
          </table:table-cell>
          <table:table-cell table:style-name="ce1" office:value-type="float" office:value="0.227290630340576" calcext:value-type="float">
            <text:p>0.227290630340576</text:p>
          </table:table-cell>
          <table:table-cell table:style-name="ce1" office:value-type="float" office:value="0.221353054046631" calcext:value-type="float">
            <text:p>0.221353054046631</text:p>
          </table:table-cell>
          <table:table-cell table:style-name="ce1" office:value-type="float" office:value="0.225915908813477" calcext:value-type="float">
            <text:p>0.225915908813477</text:p>
          </table:table-cell>
          <table:table-cell table:style-name="ce1" office:value-type="float" office:value="0.228637456893921" calcext:value-type="float">
            <text:p>0.228637456893921</text:p>
          </table:table-cell>
          <table:table-cell table:style-name="ce1" office:value-type="float" office:value="0.228078842163086" calcext:value-type="float">
            <text:p>0.228078842163086</text:p>
          </table:table-cell>
          <table:table-cell table:style-name="ce1" office:value-type="float" office:value="0.226276874542236" calcext:value-type="float">
            <text:p>0.226276874542236</text:p>
          </table:table-cell>
          <table:table-cell table:style-name="ce1" office:value-type="float" office:value="0.227565050125122" calcext:value-type="float">
            <text:p>0.227565050125122</text:p>
          </table:table-cell>
          <table:table-cell table:style-name="ce1" office:value-type="float" office:value="0.235372304916382" calcext:value-type="float">
            <text:p>0.235372304916382</text:p>
          </table:table-cell>
          <table:table-cell table:style-name="ce1" office:value-type="float" office:value="0.219214310646057" calcext:value-type="float">
            <text:p>0.219214310646057</text:p>
          </table:table-cell>
          <table:table-cell table:style-name="ce1" office:value-type="float" office:value="0.0924794673919678" calcext:value-type="float">
            <text:p>0.092479467391968</text:p>
          </table:table-cell>
          <table:table-cell table:style-name="ce1" office:value-type="float" office:value="0.290819883346558" calcext:value-type="float">
            <text:p>0.290819883346558</text:p>
          </table:table-cell>
          <table:table-cell table:style-name="ce1" office:value-type="float" office:value="21.9214310646057" calcext:value-type="float">
            <text:p>21.92143106460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2513074874878" calcext:value-type="float">
            <text:p>0.102513074874878</text:p>
          </table:table-cell>
          <table:table-cell table:style-name="ce1" office:value-type="float" office:value="0.102950572967529" calcext:value-type="float">
            <text:p>0.102950572967529</text:p>
          </table:table-cell>
          <table:table-cell table:style-name="ce1" office:value-type="float" office:value="0.0862078666687012" calcext:value-type="float">
            <text:p>0.086207866668701</text:p>
          </table:table-cell>
          <table:table-cell table:style-name="ce1" office:value-type="float" office:value="0.218691825866699" calcext:value-type="float">
            <text:p>0.218691825866699</text:p>
          </table:table-cell>
          <table:table-cell table:style-name="ce1" office:value-type="float" office:value="0.212732076644897" calcext:value-type="float">
            <text:p>0.212732076644897</text:p>
          </table:table-cell>
          <table:table-cell table:style-name="ce1" office:value-type="float" office:value="0.221322059631348" calcext:value-type="float">
            <text:p>0.221322059631348</text:p>
          </table:table-cell>
          <table:table-cell table:style-name="ce1" office:value-type="float" office:value="0.217739582061768" calcext:value-type="float">
            <text:p>0.217739582061768</text:p>
          </table:table-cell>
          <table:table-cell table:style-name="ce1" office:value-type="float" office:value="0.23556661605835" calcext:value-type="float">
            <text:p>0.23556661605835</text:p>
          </table:table-cell>
          <table:table-cell table:style-name="ce1" office:value-type="float" office:value="0.236825942993164" calcext:value-type="float">
            <text:p>0.236825942993164</text:p>
          </table:table-cell>
          <table:table-cell table:style-name="ce1" office:value-type="float" office:value="0.217224597930908" calcext:value-type="float">
            <text:p>0.217224597930908</text:p>
          </table:table-cell>
          <table:table-cell table:style-name="ce1" office:value-type="float" office:value="0.225116491317749" calcext:value-type="float">
            <text:p>0.225116491317749</text:p>
          </table:table-cell>
          <table:table-cell table:style-name="ce1" office:value-type="float" office:value="0.220187187194824" calcext:value-type="float">
            <text:p>0.220187187194824</text:p>
          </table:table-cell>
          <table:table-cell table:style-name="ce1" office:value-type="float" office:value="0.216978788375854" calcext:value-type="float">
            <text:p>0.216978788375854</text:p>
          </table:table-cell>
          <table:table-cell table:style-name="ce1" office:value-type="float" office:value="0.236303329467773" calcext:value-type="float">
            <text:p>0.236303329467773</text:p>
          </table:table-cell>
          <table:table-cell table:style-name="ce1" office:value-type="float" office:value="0.229161977767944" calcext:value-type="float">
            <text:p>0.229161977767944</text:p>
          </table:table-cell>
          <table:table-cell table:style-name="ce1" office:value-type="float" office:value="0.237884521484375" calcext:value-type="float">
            <text:p>0.237884521484375</text:p>
          </table:table-cell>
          <table:table-cell table:style-name="ce1" office:value-type="float" office:value="0.234177350997925" calcext:value-type="float">
            <text:p>0.234177350997925</text:p>
          </table:table-cell>
          <table:table-cell table:style-name="ce1" office:value-type="float" office:value="0.237604856491089" calcext:value-type="float">
            <text:p>0.237604856491089</text:p>
          </table:table-cell>
          <table:table-cell table:style-name="ce1" office:value-type="float" office:value="0.230487108230591" calcext:value-type="float">
            <text:p>0.230487108230591</text:p>
          </table:table-cell>
          <table:table-cell table:style-name="ce1" office:value-type="float" office:value="0.219160795211792" calcext:value-type="float">
            <text:p>0.219160795211792</text:p>
          </table:table-cell>
          <table:table-cell table:style-name="ce1" office:value-type="float" office:value="0.104424238204956" calcext:value-type="float">
            <text:p>0.104424238204956</text:p>
          </table:table-cell>
          <table:table-cell table:style-name="ce1" office:value-type="float" office:value="0.244248628616333" calcext:value-type="float">
            <text:p>0.244248628616333</text:p>
          </table:table-cell>
          <table:table-cell table:style-name="ce1" office:value-type="float" office:value="0.0852327346801758" calcext:value-type="float">
            <text:p>0.085232734680176</text:p>
          </table:table-cell>
          <table:table-cell table:style-name="ce1" office:value-type="float" office:value="0.218776702880859" calcext:value-type="float">
            <text:p>0.218776702880859</text:p>
          </table:table-cell>
          <table:table-cell table:style-name="ce1" office:value-type="float" office:value="0.236514568328857" calcext:value-type="float">
            <text:p>0.236514568328857</text:p>
          </table:table-cell>
          <table:table-cell table:style-name="ce1" office:value-type="float" office:value="0.237924575805664" calcext:value-type="float">
            <text:p>0.237924575805664</text:p>
          </table:table-cell>
          <table:table-cell table:style-name="ce1" office:value-type="float" office:value="0.218245983123779" calcext:value-type="float">
            <text:p>0.218245983123779</text:p>
          </table:table-cell>
          <table:table-cell table:style-name="ce1" office:value-type="float" office:value="0.23153805732727" calcext:value-type="float">
            <text:p>0.23153805732727</text:p>
          </table:table-cell>
          <table:table-cell table:style-name="ce1" office:value-type="float" office:value="0.219494581222534" calcext:value-type="float">
            <text:p>0.219494581222534</text:p>
          </table:table-cell>
          <table:table-cell table:style-name="ce1" office:value-type="float" office:value="0.219207286834717" calcext:value-type="float">
            <text:p>0.219207286834717</text:p>
          </table:table-cell>
          <table:table-cell table:style-name="ce1" office:value-type="float" office:value="0.229917287826538" calcext:value-type="float">
            <text:p>0.229917287826538</text:p>
          </table:table-cell>
          <table:table-cell table:style-name="ce1" office:value-type="float" office:value="0.222792863845825" calcext:value-type="float">
            <text:p>0.222792863845825</text:p>
          </table:table-cell>
          <table:table-cell table:style-name="ce1" office:value-type="float" office:value="0.238625526428223" calcext:value-type="float">
            <text:p>0.238625526428223</text:p>
          </table:table-cell>
          <table:table-cell table:style-name="ce1" office:value-type="float" office:value="0.226437568664551" calcext:value-type="float">
            <text:p>0.226437568664551</text:p>
          </table:table-cell>
          <table:table-cell table:style-name="ce1" office:value-type="float" office:value="0.233513832092285" calcext:value-type="float">
            <text:p>0.233513832092285</text:p>
          </table:table-cell>
          <table:table-cell table:style-name="ce1" office:value-type="float" office:value="0.233593463897705" calcext:value-type="float">
            <text:p>0.233593463897705</text:p>
          </table:table-cell>
          <table:table-cell table:style-name="ce1" office:value-type="float" office:value="0.226584196090698" calcext:value-type="float">
            <text:p>0.226584196090698</text:p>
          </table:table-cell>
          <table:table-cell table:style-name="ce1" office:value-type="float" office:value="0.216677665710449" calcext:value-type="float">
            <text:p>0.216677665710449</text:p>
          </table:table-cell>
          <table:table-cell table:style-name="ce1" office:value-type="float" office:value="0.216762781143188" calcext:value-type="float">
            <text:p>0.216762781143188</text:p>
          </table:table-cell>
          <table:table-cell table:style-name="ce1" office:value-type="float" office:value="0.220806360244751" calcext:value-type="float">
            <text:p>0.220806360244751</text:p>
          </table:table-cell>
          <table:table-cell table:style-name="ce1" office:value-type="float" office:value="0.102152585983276" calcext:value-type="float">
            <text:p>0.102152585983276</text:p>
          </table:table-cell>
          <table:table-cell table:style-name="ce1" office:value-type="float" office:value="0.226301431655884" calcext:value-type="float">
            <text:p>0.226301431655884</text:p>
          </table:table-cell>
          <table:table-cell table:style-name="ce1" office:value-type="float" office:value="0.23327374458313" calcext:value-type="float">
            <text:p>0.23327374458313</text:p>
          </table:table-cell>
          <table:table-cell table:style-name="ce1" office:value-type="float" office:value="0.210789203643799" calcext:value-type="float">
            <text:p>0.210789203643799</text:p>
          </table:table-cell>
          <table:table-cell table:style-name="ce1" office:value-type="float" office:value="0.220288515090942" calcext:value-type="float">
            <text:p>0.220288515090942</text:p>
          </table:table-cell>
          <table:table-cell table:style-name="ce1" office:value-type="float" office:value="0.21609354019165" calcext:value-type="float">
            <text:p>0.21609354019165</text:p>
          </table:table-cell>
          <table:table-cell table:style-name="ce1" office:value-type="float" office:value="0.219595432281494" calcext:value-type="float">
            <text:p>0.219595432281494</text:p>
          </table:table-cell>
          <table:table-cell table:style-name="ce1" office:value-type="float" office:value="0.222376346588135" calcext:value-type="float">
            <text:p>0.222376346588135</text:p>
          </table:table-cell>
          <table:table-cell table:style-name="ce1" office:value-type="float" office:value="0.234582424163818" calcext:value-type="float">
            <text:p>0.234582424163818</text:p>
          </table:table-cell>
          <table:table-cell table:style-name="ce1" office:value-type="float" office:value="0.21914529800415" calcext:value-type="float">
            <text:p>0.21914529800415</text:p>
          </table:table-cell>
          <table:table-cell table:style-name="ce1" office:value-type="float" office:value="0.2240309715271" calcext:value-type="float">
            <text:p>0.2240309715271</text:p>
          </table:table-cell>
          <table:table-cell table:style-name="ce1" office:value-type="float" office:value="0.219791889190674" calcext:value-type="float">
            <text:p>0.219791889190674</text:p>
          </table:table-cell>
          <table:table-cell table:style-name="ce1" office:value-type="float" office:value="0.217402219772339" calcext:value-type="float">
            <text:p>0.217402219772339</text:p>
          </table:table-cell>
          <table:table-cell table:style-name="ce1" office:value-type="float" office:value="0.219216585159302" calcext:value-type="float">
            <text:p>0.219216585159302</text:p>
          </table:table-cell>
          <table:table-cell table:style-name="ce1" office:value-type="float" office:value="0.216847658157349" calcext:value-type="float">
            <text:p>0.216847658157349</text:p>
          </table:table-cell>
          <table:table-cell table:style-name="ce1" office:value-type="float" office:value="0.219912767410278" calcext:value-type="float">
            <text:p>0.219912767410278</text:p>
          </table:table-cell>
          <table:table-cell table:style-name="ce1" office:value-type="float" office:value="0.21623682975769" calcext:value-type="float">
            <text:p>0.21623682975769</text:p>
          </table:table-cell>
          <table:table-cell table:style-name="ce1" office:value-type="float" office:value="0.217959642410278" calcext:value-type="float">
            <text:p>0.217959642410278</text:p>
          </table:table-cell>
          <table:table-cell table:style-name="ce1" office:value-type="float" office:value="0.219864130020142" calcext:value-type="float">
            <text:p>0.219864130020142</text:p>
          </table:table-cell>
          <table:table-cell table:style-name="ce1" office:value-type="float" office:value="0.216955184936523" calcext:value-type="float">
            <text:p>0.216955184936523</text:p>
          </table:table-cell>
          <table:table-cell table:style-name="ce1" office:value-type="float" office:value="0.101049900054932" calcext:value-type="float">
            <text:p>0.101049900054932</text:p>
          </table:table-cell>
          <table:table-cell table:style-name="ce1" office:value-type="float" office:value="0.108217239379883" calcext:value-type="float">
            <text:p>0.108217239379883</text:p>
          </table:table-cell>
          <table:table-cell table:style-name="ce1" office:value-type="float" office:value="0.274049997329712" calcext:value-type="float">
            <text:p>0.274049997329712</text:p>
          </table:table-cell>
          <table:table-cell table:style-name="ce1" office:value-type="float" office:value="0.234575033187866" calcext:value-type="float">
            <text:p>0.234575033187866</text:p>
          </table:table-cell>
          <table:table-cell table:style-name="ce1" office:value-type="float" office:value="0.232410907745361" calcext:value-type="float">
            <text:p>0.232410907745361</text:p>
          </table:table-cell>
          <table:table-cell table:style-name="ce1" office:value-type="float" office:value="0.243043422698975" calcext:value-type="float">
            <text:p>0.243043422698975</text:p>
          </table:table-cell>
          <table:table-cell table:style-name="ce1" office:value-type="float" office:value="0.234742641448975" calcext:value-type="float">
            <text:p>0.234742641448975</text:p>
          </table:table-cell>
          <table:table-cell table:style-name="ce1" office:value-type="float" office:value="0.239941120147705" calcext:value-type="float">
            <text:p>0.239941120147705</text:p>
          </table:table-cell>
          <table:table-cell table:style-name="ce1" office:value-type="float" office:value="0.216797113418579" calcext:value-type="float">
            <text:p>0.216797113418579</text:p>
          </table:table-cell>
          <table:table-cell table:style-name="ce1" office:value-type="float" office:value="0.217686176300049" calcext:value-type="float">
            <text:p>0.217686176300049</text:p>
          </table:table-cell>
          <table:table-cell table:style-name="ce1" office:value-type="float" office:value="0.224090337753296" calcext:value-type="float">
            <text:p>0.224090337753296</text:p>
          </table:table-cell>
          <table:table-cell table:style-name="ce1" office:value-type="float" office:value="0.217465162277222" calcext:value-type="float">
            <text:p>0.217465162277222</text:p>
          </table:table-cell>
          <table:table-cell table:style-name="ce1" office:value-type="float" office:value="0.21950626373291" calcext:value-type="float">
            <text:p>0.21950626373291</text:p>
          </table:table-cell>
          <table:table-cell table:style-name="ce1" office:value-type="float" office:value="0.215817928314209" calcext:value-type="float">
            <text:p>0.215817928314209</text:p>
          </table:table-cell>
          <table:table-cell table:style-name="ce1" office:value-type="float" office:value="0.219046831130981" calcext:value-type="float">
            <text:p>0.219046831130981</text:p>
          </table:table-cell>
          <table:table-cell table:style-name="ce1" office:value-type="float" office:value="0.21633768081665" calcext:value-type="float">
            <text:p>0.21633768081665</text:p>
          </table:table-cell>
          <table:table-cell table:style-name="ce1" office:value-type="float" office:value="0.218233346939087" calcext:value-type="float">
            <text:p>0.218233346939087</text:p>
          </table:table-cell>
          <table:table-cell table:style-name="ce1" office:value-type="float" office:value="0.219300746917725" calcext:value-type="float">
            <text:p>0.219300746917725</text:p>
          </table:table-cell>
          <table:table-cell table:style-name="ce1" office:value-type="float" office:value="0.216973781585693" calcext:value-type="float">
            <text:p>0.216973781585693</text:p>
          </table:table-cell>
          <table:table-cell table:style-name="ce1" office:value-type="float" office:value="0.220637321472168" calcext:value-type="float">
            <text:p>0.220637321472168</text:p>
          </table:table-cell>
          <table:table-cell table:style-name="ce1" office:value-type="float" office:value="0.114007711410522" calcext:value-type="float">
            <text:p>0.114007711410522</text:p>
          </table:table-cell>
          <table:table-cell table:style-name="ce1" office:value-type="float" office:value="0.122636318206787" calcext:value-type="float">
            <text:p>0.122636318206787</text:p>
          </table:table-cell>
          <table:table-cell table:style-name="ce1" office:value-type="float" office:value="0.261345386505127" calcext:value-type="float">
            <text:p>0.261345386505127</text:p>
          </table:table-cell>
          <table:table-cell table:style-name="ce1" office:value-type="float" office:value="0.297129392623901" calcext:value-type="float">
            <text:p>0.297129392623901</text:p>
          </table:table-cell>
          <table:table-cell table:style-name="ce1" office:value-type="float" office:value="0.24651837348938" calcext:value-type="float">
            <text:p>0.24651837348938</text:p>
          </table:table-cell>
          <table:table-cell table:style-name="ce1" office:value-type="float" office:value="0.0968565940856934" calcext:value-type="float">
            <text:p>0.096856594085693</text:p>
          </table:table-cell>
          <table:table-cell table:style-name="ce1" office:value-type="float" office:value="0.205479860305786" calcext:value-type="float">
            <text:p>0.205479860305786</text:p>
          </table:table-cell>
          <table:table-cell table:style-name="ce1" office:value-type="float" office:value="0.219553232192993" calcext:value-type="float">
            <text:p>0.219553232192993</text:p>
          </table:table-cell>
          <table:table-cell table:style-name="ce1" office:value-type="float" office:value="0.220710515975952" calcext:value-type="float">
            <text:p>0.220710515975952</text:p>
          </table:table-cell>
          <table:table-cell table:style-name="ce1" office:value-type="float" office:value="0.222193241119385" calcext:value-type="float">
            <text:p>0.222193241119385</text:p>
          </table:table-cell>
          <table:table-cell table:style-name="ce1" office:value-type="float" office:value="0.222017288208008" calcext:value-type="float">
            <text:p>0.222017288208008</text:p>
          </table:table-cell>
          <table:table-cell table:style-name="ce1" office:value-type="float" office:value="0.220641136169434" calcext:value-type="float">
            <text:p>0.220641136169434</text:p>
          </table:table-cell>
          <table:table-cell table:style-name="ce1" office:value-type="float" office:value="0.220462799072266" calcext:value-type="float">
            <text:p>0.220462799072266</text:p>
          </table:table-cell>
          <table:table-cell table:style-name="ce1" office:value-type="float" office:value="0.237821102142334" calcext:value-type="float">
            <text:p>0.237821102142334</text:p>
          </table:table-cell>
          <table:table-cell table:style-name="ce1" office:value-type="float" office:value="0.2237229347229" calcext:value-type="float">
            <text:p>0.2237229347229</text:p>
          </table:table-cell>
          <table:table-cell table:style-name="ce1" office:value-type="float" office:value="0.235894680023193" calcext:value-type="float">
            <text:p>0.235894680023193</text:p>
          </table:table-cell>
          <table:table-cell table:style-name="ce1" office:value-type="float" office:value="0.223615646362305" calcext:value-type="float">
            <text:p>0.223615646362305</text:p>
          </table:table-cell>
          <table:table-cell table:style-name="ce1" office:value-type="float" office:value="0.216685056686401" calcext:value-type="float">
            <text:p>0.216685056686401</text:p>
          </table:table-cell>
          <table:table-cell table:style-name="ce1" office:value-type="float" office:value="0.219539165496826" calcext:value-type="float">
            <text:p>0.219539165496826</text:p>
          </table:table-cell>
          <table:table-cell table:style-name="ce1" office:value-type="float" office:value="0.217071056365967" calcext:value-type="float">
            <text:p>0.217071056365967</text:p>
          </table:table-cell>
          <table:table-cell table:style-name="ce1" office:value-type="float" office:value="0.212467963695526" calcext:value-type="float">
            <text:p>0.212467963695526</text:p>
          </table:table-cell>
          <table:table-cell table:style-name="ce1" office:value-type="float" office:value="0.0852327346801758" calcext:value-type="float">
            <text:p>0.085232734680176</text:p>
          </table:table-cell>
          <table:table-cell table:style-name="ce1" office:value-type="float" office:value="0.297129392623901" calcext:value-type="float">
            <text:p>0.297129392623901</text:p>
          </table:table-cell>
          <table:table-cell table:style-name="ce1" office:value-type="float" office:value="21.2467963695526" calcext:value-type="float">
            <text:p>21.24679636955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1226797103882" calcext:value-type="float">
            <text:p>0.111226797103882</text:p>
          </table:table-cell>
          <table:table-cell table:style-name="ce1" office:value-type="float" office:value="0.263138771057129" calcext:value-type="float">
            <text:p>0.263138771057129</text:p>
          </table:table-cell>
          <table:table-cell table:style-name="ce1" office:value-type="float" office:value="0.205458402633667" calcext:value-type="float">
            <text:p>0.205458402633667</text:p>
          </table:table-cell>
          <table:table-cell table:style-name="ce1" office:value-type="float" office:value="0.219417095184326" calcext:value-type="float">
            <text:p>0.219417095184326</text:p>
          </table:table-cell>
          <table:table-cell table:style-name="ce1" office:value-type="float" office:value="0.215897083282471" calcext:value-type="float">
            <text:p>0.215897083282471</text:p>
          </table:table-cell>
          <table:table-cell table:style-name="ce1" office:value-type="float" office:value="0.220362424850464" calcext:value-type="float">
            <text:p>0.220362424850464</text:p>
          </table:table-cell>
          <table:table-cell table:style-name="ce1" office:value-type="float" office:value="0.221341848373413" calcext:value-type="float">
            <text:p>0.221341848373413</text:p>
          </table:table-cell>
          <table:table-cell table:style-name="ce1" office:value-type="float" office:value="0.217325448989868" calcext:value-type="float">
            <text:p>0.217325448989868</text:p>
          </table:table-cell>
          <table:table-cell table:style-name="ce1" office:value-type="float" office:value="0.216896533966064" calcext:value-type="float">
            <text:p>0.216896533966064</text:p>
          </table:table-cell>
          <table:table-cell table:style-name="ce1" office:value-type="float" office:value="0.219624042510986" calcext:value-type="float">
            <text:p>0.219624042510986</text:p>
          </table:table-cell>
          <table:table-cell table:style-name="ce1" office:value-type="float" office:value="0.222374677658081" calcext:value-type="float">
            <text:p>0.222374677658081</text:p>
          </table:table-cell>
          <table:table-cell table:style-name="ce1" office:value-type="float" office:value="0.216057777404785" calcext:value-type="float">
            <text:p>0.216057777404785</text:p>
          </table:table-cell>
          <table:table-cell table:style-name="ce1" office:value-type="float" office:value="0.21959662437439" calcext:value-type="float">
            <text:p>0.21959662437439</text:p>
          </table:table-cell>
          <table:table-cell table:style-name="ce1" office:value-type="float" office:value="0.216623067855835" calcext:value-type="float">
            <text:p>0.216623067855835</text:p>
          </table:table-cell>
          <table:table-cell table:style-name="ce1" office:value-type="float" office:value="0.220707893371582" calcext:value-type="float">
            <text:p>0.220707893371582</text:p>
          </table:table-cell>
          <table:table-cell table:style-name="ce1" office:value-type="float" office:value="0.216562747955322" calcext:value-type="float">
            <text:p>0.216562747955322</text:p>
          </table:table-cell>
          <table:table-cell table:style-name="ce1" office:value-type="float" office:value="0.219925880432129" calcext:value-type="float">
            <text:p>0.219925880432129</text:p>
          </table:table-cell>
          <table:table-cell table:style-name="ce1" office:value-type="float" office:value="0.217498779296875" calcext:value-type="float">
            <text:p>0.217498779296875</text:p>
          </table:table-cell>
          <table:table-cell table:style-name="ce1" office:value-type="float" office:value="0.224259853363037" calcext:value-type="float">
            <text:p>0.224259853363037</text:p>
          </table:table-cell>
          <table:table-cell table:style-name="ce1" office:value-type="float" office:value="0.224019289016724" calcext:value-type="float">
            <text:p>0.224019289016724</text:p>
          </table:table-cell>
          <table:table-cell table:style-name="ce1" office:value-type="float" office:value="0.129703283309937" calcext:value-type="float">
            <text:p>0.129703283309937</text:p>
          </table:table-cell>
          <table:table-cell table:style-name="ce1" office:value-type="float" office:value="0.108764886856079" calcext:value-type="float">
            <text:p>0.108764886856079</text:p>
          </table:table-cell>
          <table:table-cell table:style-name="ce1" office:value-type="float" office:value="0.24742865562439" calcext:value-type="float">
            <text:p>0.24742865562439</text:p>
          </table:table-cell>
          <table:table-cell table:style-name="ce1" office:value-type="float" office:value="0.220514297485352" calcext:value-type="float">
            <text:p>0.220514297485352</text:p>
          </table:table-cell>
          <table:table-cell table:style-name="ce1" office:value-type="float" office:value="0.0952432155609131" calcext:value-type="float">
            <text:p>0.095243215560913</text:p>
          </table:table-cell>
          <table:table-cell table:style-name="ce1" office:value-type="float" office:value="0.213266849517822" calcext:value-type="float">
            <text:p>0.213266849517822</text:p>
          </table:table-cell>
          <table:table-cell table:style-name="ce1" office:value-type="float" office:value="0.237082242965698" calcext:value-type="float">
            <text:p>0.237082242965698</text:p>
          </table:table-cell>
          <table:table-cell table:style-name="ce1" office:value-type="float" office:value="0.221213340759277" calcext:value-type="float">
            <text:p>0.221213340759277</text:p>
          </table:table-cell>
          <table:table-cell table:style-name="ce1" office:value-type="float" office:value="0.239195585250854" calcext:value-type="float">
            <text:p>0.239195585250854</text:p>
          </table:table-cell>
          <table:table-cell table:style-name="ce1" office:value-type="float" office:value="0.218784809112549" calcext:value-type="float">
            <text:p>0.218784809112549</text:p>
          </table:table-cell>
          <table:table-cell table:style-name="ce1" office:value-type="float" office:value="0.223323822021484" calcext:value-type="float">
            <text:p>0.223323822021484</text:p>
          </table:table-cell>
          <table:table-cell table:style-name="ce1" office:value-type="float" office:value="0.231059312820435" calcext:value-type="float">
            <text:p>0.231059312820435</text:p>
          </table:table-cell>
          <table:table-cell table:style-name="ce1" office:value-type="float" office:value="0.231789588928223" calcext:value-type="float">
            <text:p>0.231789588928223</text:p>
          </table:table-cell>
          <table:table-cell table:style-name="ce1" office:value-type="float" office:value="0.220219612121582" calcext:value-type="float">
            <text:p>0.220219612121582</text:p>
          </table:table-cell>
          <table:table-cell table:style-name="ce1" office:value-type="float" office:value="0.215903759002686" calcext:value-type="float">
            <text:p>0.215903759002686</text:p>
          </table:table-cell>
          <table:table-cell table:style-name="ce1" office:value-type="float" office:value="0.21855640411377" calcext:value-type="float">
            <text:p>0.21855640411377</text:p>
          </table:table-cell>
          <table:table-cell table:style-name="ce1" office:value-type="float" office:value="0.237991094589233" calcext:value-type="float">
            <text:p>0.237991094589233</text:p>
          </table:table-cell>
          <table:table-cell table:style-name="ce1" office:value-type="float" office:value="0.230083227157593" calcext:value-type="float">
            <text:p>0.230083227157593</text:p>
          </table:table-cell>
          <table:table-cell table:style-name="ce1" office:value-type="float" office:value="0.228433609008789" calcext:value-type="float">
            <text:p>0.228433609008789</text:p>
          </table:table-cell>
          <table:table-cell table:style-name="ce1" office:value-type="float" office:value="0.219964027404785" calcext:value-type="float">
            <text:p>0.219964027404785</text:p>
          </table:table-cell>
          <table:table-cell table:style-name="ce1" office:value-type="float" office:value="0.105613470077515" calcext:value-type="float">
            <text:p>0.105613470077515</text:p>
          </table:table-cell>
          <table:table-cell table:style-name="ce1" office:value-type="float" office:value="0.24934458732605" calcext:value-type="float">
            <text:p>0.24934458732605</text:p>
          </table:table-cell>
          <table:table-cell table:style-name="ce1" office:value-type="float" office:value="0.225790023803711" calcext:value-type="float">
            <text:p>0.225790023803711</text:p>
          </table:table-cell>
          <table:table-cell table:style-name="ce1" office:value-type="float" office:value="0.226114988327026" calcext:value-type="float">
            <text:p>0.226114988327026</text:p>
          </table:table-cell>
          <table:table-cell table:style-name="ce1" office:value-type="float" office:value="0.233609437942505" calcext:value-type="float">
            <text:p>0.233609437942505</text:p>
          </table:table-cell>
          <table:table-cell table:style-name="ce1" office:value-type="float" office:value="0.220337867736816" calcext:value-type="float">
            <text:p>0.220337867736816</text:p>
          </table:table-cell>
          <table:table-cell table:style-name="ce1" office:value-type="float" office:value="0.222675323486328" calcext:value-type="float">
            <text:p>0.222675323486328</text:p>
          </table:table-cell>
          <table:table-cell table:style-name="ce1" office:value-type="float" office:value="0.229790449142456" calcext:value-type="float">
            <text:p>0.229790449142456</text:p>
          </table:table-cell>
          <table:table-cell table:style-name="ce1" office:value-type="float" office:value="0.225716829299927" calcext:value-type="float">
            <text:p>0.225716829299927</text:p>
          </table:table-cell>
          <table:table-cell table:style-name="ce1" office:value-type="float" office:value="0.23304009437561" calcext:value-type="float">
            <text:p>0.23304009437561</text:p>
          </table:table-cell>
          <table:table-cell table:style-name="ce1" office:value-type="float" office:value="0.228067636489868" calcext:value-type="float">
            <text:p>0.228067636489868</text:p>
          </table:table-cell>
          <table:table-cell table:style-name="ce1" office:value-type="float" office:value="0.220211982727051" calcext:value-type="float">
            <text:p>0.220211982727051</text:p>
          </table:table-cell>
          <table:table-cell table:style-name="ce1" office:value-type="float" office:value="0.215109586715698" calcext:value-type="float">
            <text:p>0.215109586715698</text:p>
          </table:table-cell>
          <table:table-cell table:style-name="ce1" office:value-type="float" office:value="0.23173451423645" calcext:value-type="float">
            <text:p>0.23173451423645</text:p>
          </table:table-cell>
          <table:table-cell table:style-name="ce1" office:value-type="float" office:value="0.228219509124756" calcext:value-type="float">
            <text:p>0.228219509124756</text:p>
          </table:table-cell>
          <table:table-cell table:style-name="ce1" office:value-type="float" office:value="0.21947455406189" calcext:value-type="float">
            <text:p>0.21947455406189</text:p>
          </table:table-cell>
          <table:table-cell table:style-name="ce1" office:value-type="float" office:value="0.218082189559937" calcext:value-type="float">
            <text:p>0.218082189559937</text:p>
          </table:table-cell>
          <table:table-cell table:style-name="ce1" office:value-type="float" office:value="0.219285011291504" calcext:value-type="float">
            <text:p>0.219285011291504</text:p>
          </table:table-cell>
          <table:table-cell table:style-name="ce1" office:value-type="float" office:value="0.219115257263184" calcext:value-type="float">
            <text:p>0.219115257263184</text:p>
          </table:table-cell>
          <table:table-cell table:style-name="ce1" office:value-type="float" office:value="0.217275857925415" calcext:value-type="float">
            <text:p>0.217275857925415</text:p>
          </table:table-cell>
          <table:table-cell table:style-name="ce1" office:value-type="float" office:value="0.132291555404663" calcext:value-type="float">
            <text:p>0.132291555404663</text:p>
          </table:table-cell>
          <table:table-cell table:style-name="ce1" office:value-type="float" office:value="0.0952208042144775" calcext:value-type="float">
            <text:p>0.095220804214478</text:p>
          </table:table-cell>
          <table:table-cell table:style-name="ce1" office:value-type="float" office:value="0.0860903263092041" calcext:value-type="float">
            <text:p>0.086090326309204</text:p>
          </table:table-cell>
          <table:table-cell table:style-name="ce1" office:value-type="float" office:value="0.22019624710083" calcext:value-type="float">
            <text:p>0.22019624710083</text:p>
          </table:table-cell>
          <table:table-cell table:style-name="ce1" office:value-type="float" office:value="0.226934432983398" calcext:value-type="float">
            <text:p>0.226934432983398</text:p>
          </table:table-cell>
          <table:table-cell table:style-name="ce1" office:value-type="float" office:value="0.227526903152466" calcext:value-type="float">
            <text:p>0.227526903152466</text:p>
          </table:table-cell>
          <table:table-cell table:style-name="ce1" office:value-type="float" office:value="0.219552755355835" calcext:value-type="float">
            <text:p>0.219552755355835</text:p>
          </table:table-cell>
          <table:table-cell table:style-name="ce1" office:value-type="float" office:value="0.216954946517944" calcext:value-type="float">
            <text:p>0.216954946517944</text:p>
          </table:table-cell>
          <table:table-cell table:style-name="ce1" office:value-type="float" office:value="0.2279052734375" calcext:value-type="float">
            <text:p>0.2279052734375</text:p>
          </table:table-cell>
          <table:table-cell table:style-name="ce1" office:value-type="float" office:value="0.223823308944702" calcext:value-type="float">
            <text:p>0.223823308944702</text:p>
          </table:table-cell>
          <table:table-cell table:style-name="ce1" office:value-type="float" office:value="0.227997303009033" calcext:value-type="float">
            <text:p>0.227997303009033</text:p>
          </table:table-cell>
          <table:table-cell table:style-name="ce1" office:value-type="float" office:value="0.221464157104492" calcext:value-type="float">
            <text:p>0.221464157104492</text:p>
          </table:table-cell>
          <table:table-cell table:style-name="ce1" office:value-type="float" office:value="0.220940828323364" calcext:value-type="float">
            <text:p>0.220940828323364</text:p>
          </table:table-cell>
          <table:table-cell table:style-name="ce1" office:value-type="float" office:value="0.217080354690552" calcext:value-type="float">
            <text:p>0.217080354690552</text:p>
          </table:table-cell>
          <table:table-cell table:style-name="ce1" office:value-type="float" office:value="0.224764347076416" calcext:value-type="float">
            <text:p>0.224764347076416</text:p>
          </table:table-cell>
          <table:table-cell table:style-name="ce1" office:value-type="float" office:value="0.232949495315552" calcext:value-type="float">
            <text:p>0.232949495315552</text:p>
          </table:table-cell>
          <table:table-cell table:style-name="ce1" office:value-type="float" office:value="0.2583327293396" calcext:value-type="float">
            <text:p>0.2583327293396</text:p>
          </table:table-cell>
          <table:table-cell table:style-name="ce1" office:value-type="float" office:value="0.242014408111572" calcext:value-type="float">
            <text:p>0.242014408111572</text:p>
          </table:table-cell>
          <table:table-cell table:style-name="ce1" office:value-type="float" office:value="0.243634939193726" calcext:value-type="float">
            <text:p>0.243634939193726</text:p>
          </table:table-cell>
          <table:table-cell table:style-name="ce1" office:value-type="float" office:value="0.250907182693481" calcext:value-type="float">
            <text:p>0.250907182693481</text:p>
          </table:table-cell>
          <table:table-cell table:style-name="ce1" office:value-type="float" office:value="0.100136756896973" calcext:value-type="float">
            <text:p>0.100136756896973</text:p>
          </table:table-cell>
          <table:table-cell table:style-name="ce1" office:value-type="float" office:value="0.0867831707000732" calcext:value-type="float">
            <text:p>0.086783170700073</text:p>
          </table:table-cell>
          <table:table-cell table:style-name="ce1" office:value-type="float" office:value="0.220151424407959" calcext:value-type="float">
            <text:p>0.220151424407959</text:p>
          </table:table-cell>
          <table:table-cell table:style-name="ce1" office:value-type="float" office:value="0.215158700942993" calcext:value-type="float">
            <text:p>0.215158700942993</text:p>
          </table:table-cell>
          <table:table-cell table:style-name="ce1" office:value-type="float" office:value="0.222336053848267" calcext:value-type="float">
            <text:p>0.222336053848267</text:p>
          </table:table-cell>
          <table:table-cell table:style-name="ce1" office:value-type="float" office:value="0.216331481933594" calcext:value-type="float">
            <text:p>0.216331481933594</text:p>
          </table:table-cell>
          <table:table-cell table:style-name="ce1" office:value-type="float" office:value="0.215989589691162" calcext:value-type="float">
            <text:p>0.215989589691162</text:p>
          </table:table-cell>
          <table:table-cell table:style-name="ce1" office:value-type="float" office:value="0.220268249511719" calcext:value-type="float">
            <text:p>0.220268249511719</text:p>
          </table:table-cell>
          <table:table-cell table:style-name="ce1" office:value-type="float" office:value="0.218234062194824" calcext:value-type="float">
            <text:p>0.218234062194824</text:p>
          </table:table-cell>
          <table:table-cell table:style-name="ce1" office:value-type="float" office:value="0.219595193862915" calcext:value-type="float">
            <text:p>0.219595193862915</text:p>
          </table:table-cell>
          <table:table-cell table:style-name="ce1" office:value-type="float" office:value="0.229960680007935" calcext:value-type="float">
            <text:p>0.229960680007935</text:p>
          </table:table-cell>
          <table:table-cell table:style-name="ce1" office:value-type="float" office:value="0.219888925552368" calcext:value-type="float">
            <text:p>0.219888925552368</text:p>
          </table:table-cell>
          <table:table-cell table:style-name="ce1" office:value-type="float" office:value="0.220168352127075" calcext:value-type="float">
            <text:p>0.220168352127075</text:p>
          </table:table-cell>
          <table:table-cell table:style-name="ce1" office:value-type="float" office:value="0.222754716873169" calcext:value-type="float">
            <text:p>0.222754716873169</text:p>
          </table:table-cell>
          <table:table-cell table:style-name="ce1" office:value-type="float" office:value="0.216760635375977" calcext:value-type="float">
            <text:p>0.216760635375977</text:p>
          </table:table-cell>
          <table:table-cell table:style-name="ce1" office:value-type="float" office:value="0.220291376113892" calcext:value-type="float">
            <text:p>0.220291376113892</text:p>
          </table:table-cell>
          <table:table-cell table:style-name="ce1" office:value-type="float" office:value="0.22098445892334" calcext:value-type="float">
            <text:p>0.22098445892334</text:p>
          </table:table-cell>
          <table:table-cell table:style-name="ce1" office:value-type="float" office:value="0.218169927597046" calcext:value-type="float">
            <text:p>0.218169927597046</text:p>
          </table:table-cell>
          <table:table-cell table:style-name="ce1" office:value-type="float" office:value="0.224821090698242" calcext:value-type="float">
            <text:p>0.224821090698242</text:p>
          </table:table-cell>
          <table:table-cell table:style-name="ce1" office:value-type="float" office:value="0.246859312057495" calcext:value-type="float">
            <text:p>0.246859312057495</text:p>
          </table:table-cell>
          <table:table-cell table:style-name="ce1" office:value-type="float" office:value="0.21277672290802" calcext:value-type="float">
            <text:p>0.21277672290802</text:p>
          </table:table-cell>
          <table:table-cell table:style-name="ce1" office:value-type="float" office:value="0.0860903263092041" calcext:value-type="float">
            <text:p>0.086090326309204</text:p>
          </table:table-cell>
          <table:table-cell table:style-name="ce1" office:value-type="float" office:value="0.263138771057129" calcext:value-type="float">
            <text:p>0.263138771057129</text:p>
          </table:table-cell>
          <table:table-cell table:style-name="ce1" office:value-type="float" office:value="21.277672290802" calcext:value-type="float">
            <text:p>21.277672290802</text:p>
          </table:table-cell>
          <table:table-cell table:number-columns-repeated="4"/>
        </table:table-row>
        <table:table-row table:style-name="ro2" table:number-rows-repeated="1048439">
          <table:table-cell table:number-columns-repeated="110"/>
        </table:table-row>
        <table:table-row table:style-name="ro2">
          <table:table-cell table:number-columns-repeated="110"/>
        </table:table-row>
      </table:table>
      <table:table table:name="工作表2" table:style-name="ta2">
        <office:forms form:automatic-focus="false" form:apply-design-mode="false"/>
        <table:table-column table:style-name="co2" table:default-cell-style-name="ce2"/>
        <table:table-column table:style-name="co2" table:number-columns-repeated="4" table:default-cell-style-name="ce1"/>
        <table:table-column table:style-name="co2" table:default-cell-style-name="ce2"/>
        <table:table-row table:style-name="ro3">
          <table:table-cell table:style-name="Default"/>
          <table:table-cell table:style-name="Default" office:value-type="string" calcext:value-type="string">
            <text:p>进入epoch耗时</text:p>
          </table:table-cell>
          <table:table-cell table:style-name="Default" office:value-type="string" calcext:value-type="string">
            <text:p>进入for循环耗时</text:p>
          </table:table-cell>
          <table:table-cell table:style-name="Default" office:value-type="string" calcext:value-type="string">
            <text:p>训练耗时</text:p>
          </table:table-cell>
          <table:table-cell table:style-name="Default" office:value-type="string" calcext:value-type="string">
            <text:p>退出for循环耗时</text:p>
          </table:table-cell>
          <table:table-cell table:style-name="Default" office:value-type="string" calcext:value-type="string">
            <text:p>总耗时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848048210144" calcext:value-type="float">
            <text:p>6.57848048210144</text:p>
          </table:table-cell>
          <table:table-cell office:value-type="float" office:value="8.32412552833557" calcext:value-type="float">
            <text:p>8.32412552833557</text:p>
          </table:table-cell>
          <table:table-cell office:value-type="float" office:value="8.78520226478577" calcext:value-type="float">
            <text:p>8.78520226478577</text:p>
          </table:table-cell>
          <table:table-cell office:value-type="float" office:value="178.690631151199" calcext:value-type="float">
            <text:p>178.690631151199</text:p>
          </table:table-cell>
          <table:table-cell table:formula="of:=SUM([.B2:.E2])" office:value-type="float" office:value="202.378439426422" calcext:value-type="float">
            <text:p>202.378439426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564826488495" calcext:value-type="float">
            <text:p>12.9564826488495</text:p>
          </table:table-cell>
          <table:table-cell office:value-type="float" office:value="8.91957926750183" calcext:value-type="float">
            <text:p>8.91957926750183</text:p>
          </table:table-cell>
          <table:table-cell office:value-type="float" office:value="8.64731884002686" calcext:value-type="float">
            <text:p>8.64731884002686</text:p>
          </table:table-cell>
          <table:table-cell office:value-type="float" office:value="177.507168292999" calcext:value-type="float">
            <text:p>177.507168292999</text:p>
          </table:table-cell>
          <table:table-cell table:formula="of:=SUM([.B3:.E3])" office:value-type="float" office:value="208.030549049377" calcext:value-type="float">
            <text:p>208.030549049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6243255138397" calcext:value-type="float">
            <text:p>12.6243255138397</text:p>
          </table:table-cell>
          <table:table-cell office:value-type="float" office:value="9.29700064659119" calcext:value-type="float">
            <text:p>9.29700064659119</text:p>
          </table:table-cell>
          <table:table-cell office:value-type="float" office:value="15.0658667087555" calcext:value-type="float">
            <text:p>15.0658667087555</text:p>
          </table:table-cell>
          <table:table-cell office:value-type="float" office:value="92.5222432613373" calcext:value-type="float">
            <text:p>92.5222432613373</text:p>
          </table:table-cell>
          <table:table-cell table:formula="of:=SUM([.B4:.E4])" office:value-type="float" office:value="129.509436130524" calcext:value-type="float">
            <text:p>129.509436130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9249482154846" calcext:value-type="float">
            <text:p>5.99249482154846</text:p>
          </table:table-cell>
          <table:table-cell office:value-type="float" office:value="9.72326612472534" calcext:value-type="float">
            <text:p>9.72326612472534</text:p>
          </table:table-cell>
          <table:table-cell office:value-type="float" office:value="17.4293231964111" calcext:value-type="float">
            <text:p>17.4293231964111</text:p>
          </table:table-cell>
          <table:table-cell office:value-type="float" office:value="52.086526632309" calcext:value-type="float">
            <text:p>52.086526632309</text:p>
          </table:table-cell>
          <table:table-cell table:formula="of:=SUM([.B5:.E5])" office:value-type="float" office:value="85.2316107749939" calcext:value-type="float">
            <text:p>85.2316107749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2929465770721" calcext:value-type="float">
            <text:p>11.2929465770721</text:p>
          </table:table-cell>
          <table:table-cell office:value-type="float" office:value="10.2683618068695" calcext:value-type="float">
            <text:p>10.2683618068695</text:p>
          </table:table-cell>
          <table:table-cell office:value-type="float" office:value="18.7973561286926" calcext:value-type="float">
            <text:p>18.7973561286926</text:p>
          </table:table-cell>
          <table:table-cell office:value-type="float" office:value="48.2980988025665" calcext:value-type="float">
            <text:p>48.2980988025665</text:p>
          </table:table-cell>
          <table:table-cell table:formula="of:=SUM([.B6:.E6])" office:value-type="float" office:value="88.6567633152008" calcext:value-type="float">
            <text:p>88.6567633152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84436750412" calcext:value-type="float">
            <text:p>10.984436750412</text:p>
          </table:table-cell>
          <table:table-cell office:value-type="float" office:value="11.0225982666016" calcext:value-type="float">
            <text:p>11.0225982666016</text:p>
          </table:table-cell>
          <table:table-cell office:value-type="float" office:value="18.5414156913757" calcext:value-type="float">
            <text:p>18.5414156913757</text:p>
          </table:table-cell>
          <table:table-cell office:value-type="float" office:value="44.1106867790222" calcext:value-type="float">
            <text:p>44.1106867790222</text:p>
          </table:table-cell>
          <table:table-cell table:formula="of:=SUM([.B7:.E7])" office:value-type="float" office:value="84.6591374874115" calcext:value-type="float">
            <text:p>84.6591374874115</text:p>
          </table:table-cell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office:value-type="float" office:value="7.28312587738037" calcext:value-type="float">
            <text:p>7.28312587738037</text:p>
          </table:table-cell>
          <table:table-cell office:value-type="float" office:value="14.0235331058502" calcext:value-type="float">
            <text:p>14.0235331058502</text:p>
          </table:table-cell>
          <table:table-cell office:value-type="float" office:value="18.7854421138763" calcext:value-type="float">
            <text:p>18.7854421138763</text:p>
          </table:table-cell>
          <table:table-cell office:value-type="float" office:value="40.7193076610565" calcext:value-type="float">
            <text:p>40.7193076610565</text:p>
          </table:table-cell>
          <table:table-cell table:formula="of:=SUM([.B8:.E8])" office:value-type="float" office:value="80.8114087581635" calcext:value-type="float">
            <text:p>80.8114087581635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office:value-type="float" office:value="5.4493350982666" calcext:value-type="float">
            <text:p>5.4493350982666</text:p>
          </table:table-cell>
          <table:table-cell table:style-name="ce5" office:value-type="float" office:value="16.4581122398376" calcext:value-type="float">
            <text:p>16.4581122398376</text:p>
          </table:table-cell>
          <table:table-cell table:style-name="ce5" office:value-type="float" office:value="19.9940187931061" calcext:value-type="float">
            <text:p>19.9940187931061</text:p>
          </table:table-cell>
          <table:table-cell table:style-name="ce5" office:value-type="float" office:value="37.5682170391083" calcext:value-type="float">
            <text:p>37.5682170391083</text:p>
          </table:table-cell>
          <table:table-cell table:style-name="ce4" table:formula="of:=SUM([.B9:.E9])" office:value-type="float" office:value="79.4696831703186" calcext:value-type="float">
            <text:p>79.4696831703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2616701126099" calcext:value-type="float">
            <text:p>5.92616701126099</text:p>
          </table:table-cell>
          <table:table-cell office:value-type="float" office:value="19.9492762088776" calcext:value-type="float">
            <text:p>19.9492762088776</text:p>
          </table:table-cell>
          <table:table-cell office:value-type="float" office:value="20.3957402706146" calcext:value-type="float">
            <text:p>20.3957402706146</text:p>
          </table:table-cell>
          <table:table-cell office:value-type="float" office:value="37.2304990291595" calcext:value-type="float">
            <text:p>37.2304990291595</text:p>
          </table:table-cell>
          <table:table-cell table:formula="of:=SUM([.B10:.E10])" office:value-type="float" office:value="83.5016825199127" calcext:value-type="float">
            <text:p>83.5016825199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4175124168396" calcext:value-type="float">
            <text:p>2.94175124168396</text:p>
          </table:table-cell>
          <table:table-cell office:value-type="float" office:value="18.0026113986969" calcext:value-type="float">
            <text:p>18.0026113986969</text:p>
          </table:table-cell>
          <table:table-cell office:value-type="float" office:value="19.9429175853729" calcext:value-type="float">
            <text:p>19.9429175853729</text:p>
          </table:table-cell>
          <table:table-cell office:value-type="float" office:value="39.6540195941925" calcext:value-type="float">
            <text:p>39.6540195941925</text:p>
          </table:table-cell>
          <table:table-cell table:formula="of:=SUM([.B11:.E11])" office:value-type="float" office:value="80.5412998199463" calcext:value-type="float">
            <text:p>80.5412998199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2652063369751" calcext:value-type="float">
            <text:p>2.12652063369751</text:p>
          </table:table-cell>
          <table:table-cell office:value-type="float" office:value="22.767730474472" calcext:value-type="float">
            <text:p>22.767730474472</text:p>
          </table:table-cell>
          <table:table-cell office:value-type="float" office:value="20.4663617610931" calcext:value-type="float">
            <text:p>20.4663617610931</text:p>
          </table:table-cell>
          <table:table-cell office:value-type="float" office:value="37.1339643001556" calcext:value-type="float">
            <text:p>37.1339643001556</text:p>
          </table:table-cell>
          <table:table-cell table:formula="of:=SUM([.B12:.E12])" office:value-type="float" office:value="82.4945771694183" calcext:value-type="float">
            <text:p>82.4945771694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4465746879578" calcext:value-type="float">
            <text:p>1.54465746879578</text:p>
          </table:table-cell>
          <table:table-cell office:value-type="float" office:value="22.1763257980347" calcext:value-type="float">
            <text:p>22.1763257980347</text:p>
          </table:table-cell>
          <table:table-cell office:value-type="float" office:value="20.4969193935394" calcext:value-type="float">
            <text:p>20.4969193935394</text:p>
          </table:table-cell>
          <table:table-cell office:value-type="float" office:value="36.4504449367523" calcext:value-type="float">
            <text:p>36.4504449367523</text:p>
          </table:table-cell>
          <table:table-cell table:formula="of:=SUM([.B13:.E13])" office:value-type="float" office:value="80.6683475971222" calcext:value-type="float">
            <text:p>80.6683475971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3168802261353" calcext:value-type="float">
            <text:p>1.73168802261353</text:p>
          </table:table-cell>
          <table:table-cell office:value-type="float" office:value="27.394549369812" calcext:value-type="float">
            <text:p>27.394549369812</text:p>
          </table:table-cell>
          <table:table-cell office:value-type="float" office:value="21.5150933265686" calcext:value-type="float">
            <text:p>21.5150933265686</text:p>
          </table:table-cell>
          <table:table-cell office:value-type="float" office:value="39.8545460700989" calcext:value-type="float">
            <text:p>39.8545460700989</text:p>
          </table:table-cell>
          <table:table-cell table:formula="of:=SUM([.B14:.E14])" office:value-type="float" office:value="90.495876789093" calcext:value-type="float">
            <text:p>90.4958767890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3629035949707" calcext:value-type="float">
            <text:p>0.933629035949707</text:p>
          </table:table-cell>
          <table:table-cell office:value-type="float" office:value="35.6349370479584" calcext:value-type="float">
            <text:p>35.6349370479584</text:p>
          </table:table-cell>
          <table:table-cell office:value-type="float" office:value="21.3284776210785" calcext:value-type="float">
            <text:p>21.3284776210785</text:p>
          </table:table-cell>
          <table:table-cell office:value-type="float" office:value="37.7870771884918" calcext:value-type="float">
            <text:p>37.7870771884918</text:p>
          </table:table-cell>
          <table:table-cell table:formula="of:=SUM([.B15:.E15])" office:value-type="float" office:value="95.6841208934784" calcext:value-type="float">
            <text:p>95.68412089347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6648950576782" calcext:value-type="float">
            <text:p>0.326648950576782</text:p>
          </table:table-cell>
          <table:table-cell office:value-type="float" office:value="33.0168652534485" calcext:value-type="float">
            <text:p>33.0168652534485</text:p>
          </table:table-cell>
          <table:table-cell office:value-type="float" office:value="20.9206907749176" calcext:value-type="float">
            <text:p>20.9206907749176</text:p>
          </table:table-cell>
          <table:table-cell office:value-type="float" office:value="40.7421455383301" calcext:value-type="float">
            <text:p>40.7421455383301</text:p>
          </table:table-cell>
          <table:table-cell table:formula="of:=SUM([.B16:.E16])" office:value-type="float" office:value="95.006350517273" calcext:value-type="float">
            <text:p>95.006350517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8791837692261" calcext:value-type="float">
            <text:p>0.348791837692261</text:p>
          </table:table-cell>
          <table:table-cell office:value-type="float" office:value="33.0404546260834" calcext:value-type="float">
            <text:p>33.0404546260834</text:p>
          </table:table-cell>
          <table:table-cell office:value-type="float" office:value="20.7174217700958" calcext:value-type="float">
            <text:p>20.7174217700958</text:p>
          </table:table-cell>
          <table:table-cell office:value-type="float" office:value="35.1463723182678" calcext:value-type="float">
            <text:p>35.1463723182678</text:p>
          </table:table-cell>
          <table:table-cell table:formula="of:=SUM([.B17:.E17])" office:value-type="float" office:value="89.2530405521393" calcext:value-type="float">
            <text:p>89.25304055213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8194847106934" calcext:value-type="float">
            <text:p>0.338194847106934</text:p>
          </table:table-cell>
          <table:table-cell office:value-type="float" office:value="37.2619173526764" calcext:value-type="float">
            <text:p>37.2619173526764</text:p>
          </table:table-cell>
          <table:table-cell office:value-type="float" office:value="21.7542631626129" calcext:value-type="float">
            <text:p>21.7542631626129</text:p>
          </table:table-cell>
          <table:table-cell office:value-type="float" office:value="35.0182654857635" calcext:value-type="float">
            <text:p>35.0182654857635</text:p>
          </table:table-cell>
          <table:table-cell table:formula="of:=SUM([.B18:.E18])" office:value-type="float" office:value="94.3726408481598" calcext:value-type="float">
            <text:p>94.37264084815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2754154205322" calcext:value-type="float">
            <text:p>0.562754154205322</text:p>
          </table:table-cell>
          <table:table-cell office:value-type="float" office:value="33.0052094459534" calcext:value-type="float">
            <text:p>33.0052094459534</text:p>
          </table:table-cell>
          <table:table-cell office:value-type="float" office:value="21.0115900039673" calcext:value-type="float">
            <text:p>21.0115900039673</text:p>
          </table:table-cell>
          <table:table-cell office:value-type="float" office:value="37.7037088871002" calcext:value-type="float">
            <text:p>37.7037088871002</text:p>
          </table:table-cell>
          <table:table-cell table:formula="of:=SUM([.B19:.E19])" office:value-type="float" office:value="92.2832624912262" calcext:value-type="float">
            <text:p>92.28326249122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93884658813477" calcext:value-type="float">
            <text:p>0.393884658813477</text:p>
          </table:table-cell>
          <table:table-cell office:value-type="float" office:value="29.0145871639252" calcext:value-type="float">
            <text:p>29.0145871639252</text:p>
          </table:table-cell>
          <table:table-cell office:value-type="float" office:value="20.7066333293915" calcext:value-type="float">
            <text:p>20.7066333293915</text:p>
          </table:table-cell>
          <table:table-cell office:value-type="float" office:value="36.107800245285" calcext:value-type="float">
            <text:p>36.107800245285</text:p>
          </table:table-cell>
          <table:table-cell table:formula="of:=SUM([.B20:.E20])" office:value-type="float" office:value="86.2229053974152" calcext:value-type="float">
            <text:p>86.2229053974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1511869430542" calcext:value-type="float">
            <text:p>0.441511869430542</text:p>
          </table:table-cell>
          <table:table-cell office:value-type="float" office:value="41.5672538280487" calcext:value-type="float">
            <text:p>41.5672538280487</text:p>
          </table:table-cell>
          <table:table-cell office:value-type="float" office:value="20.877293586731" calcext:value-type="float">
            <text:p>20.877293586731</text:p>
          </table:table-cell>
          <table:table-cell office:value-type="float" office:value="42.2630038261414" calcext:value-type="float">
            <text:p>42.2630038261414</text:p>
          </table:table-cell>
          <table:table-cell table:formula="of:=SUM([.B21:.E21])" office:value-type="float" office:value="105.149063110352" calcext:value-type="float">
            <text:p>105.1490631103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6336975097656" calcext:value-type="float">
            <text:p>0.456336975097656</text:p>
          </table:table-cell>
          <table:table-cell office:value-type="float" office:value="46.5293116569519" calcext:value-type="float">
            <text:p>46.5293116569519</text:p>
          </table:table-cell>
          <table:table-cell office:value-type="float" office:value="21.3858108520508" calcext:value-type="float">
            <text:p>21.3858108520508</text:p>
          </table:table-cell>
          <table:table-cell office:value-type="float" office:value="41.281884431839" calcext:value-type="float">
            <text:p>41.281884431839</text:p>
          </table:table-cell>
          <table:table-cell table:formula="of:=SUM([.B22:.E22])" office:value-type="float" office:value="109.653343915939" calcext:value-type="float">
            <text:p>109.6533439159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3713636398315" calcext:value-type="float">
            <text:p>0.473713636398315</text:p>
          </table:table-cell>
          <table:table-cell office:value-type="float" office:value="47.5932636260986" calcext:value-type="float">
            <text:p>47.5932636260986</text:p>
          </table:table-cell>
          <table:table-cell office:value-type="float" office:value="21.5262417793274" calcext:value-type="float">
            <text:p>21.5262417793274</text:p>
          </table:table-cell>
          <table:table-cell office:value-type="float" office:value="41.6156237125397" calcext:value-type="float">
            <text:p>41.6156237125397</text:p>
          </table:table-cell>
          <table:table-cell table:formula="of:=SUM([.B23:.E23])" office:value-type="float" office:value="111.208842754364" calcext:value-type="float">
            <text:p>111.208842754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92503166198731" calcext:value-type="float">
            <text:p>0.492503166198731</text:p>
          </table:table-cell>
          <table:table-cell office:value-type="float" office:value="47.7599918842316" calcext:value-type="float">
            <text:p>47.7599918842316</text:p>
          </table:table-cell>
          <table:table-cell office:value-type="float" office:value="21.5558967590332" calcext:value-type="float">
            <text:p>21.5558967590332</text:p>
          </table:table-cell>
          <table:table-cell office:value-type="float" office:value="46.5909390449524" calcext:value-type="float">
            <text:p>46.5909390449524</text:p>
          </table:table-cell>
          <table:table-cell table:formula="of:=SUM([.B24:.E24])" office:value-type="float" office:value="116.399330854416" calcext:value-type="float">
            <text:p>116.3993308544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1734247207642" calcext:value-type="float">
            <text:p>0.511734247207642</text:p>
          </table:table-cell>
          <table:table-cell office:value-type="float" office:value="44.3639736175537" calcext:value-type="float">
            <text:p>44.3639736175537</text:p>
          </table:table-cell>
          <table:table-cell office:value-type="float" office:value="21.2319235801697" calcext:value-type="float">
            <text:p>21.2319235801697</text:p>
          </table:table-cell>
          <table:table-cell office:value-type="float" office:value="44.6077008247376" calcext:value-type="float">
            <text:p>44.6077008247376</text:p>
          </table:table-cell>
          <table:table-cell table:formula="of:=SUM([.B25:.E25])" office:value-type="float" office:value="110.715332269669" calcext:value-type="float">
            <text:p>110.7153322696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5202741622925" calcext:value-type="float">
            <text:p>0.535202741622925</text:p>
          </table:table-cell>
          <table:table-cell office:value-type="float" office:value="50.5075533390045" calcext:value-type="float">
            <text:p>50.5075533390045</text:p>
          </table:table-cell>
          <table:table-cell office:value-type="float" office:value="21.5793600082397" calcext:value-type="float">
            <text:p>21.5793600082397</text:p>
          </table:table-cell>
          <table:table-cell office:value-type="float" office:value="46.0424380302429" calcext:value-type="float">
            <text:p>46.0424380302429</text:p>
          </table:table-cell>
          <table:table-cell table:formula="of:=SUM([.B26:.E26])" office:value-type="float" office:value="118.66455411911" calcext:value-type="float">
            <text:p>118.664554119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44522762298584" calcext:value-type="float">
            <text:p>0.544522762298584</text:p>
          </table:table-cell>
          <table:table-cell office:value-type="float" office:value="51.3967504501343" calcext:value-type="float">
            <text:p>51.3967504501343</text:p>
          </table:table-cell>
          <table:table-cell office:value-type="float" office:value="21.5372231006622" calcext:value-type="float">
            <text:p>21.5372231006622</text:p>
          </table:table-cell>
          <table:table-cell office:value-type="float" office:value="46.6150300502777" calcext:value-type="float">
            <text:p>46.6150300502777</text:p>
          </table:table-cell>
          <table:table-cell table:formula="of:=SUM([.B27:.E27])" office:value-type="float" office:value="120.093526363373" calcext:value-type="float">
            <text:p>120.0935263633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66845655441284" calcext:value-type="float">
            <text:p>0.566845655441284</text:p>
          </table:table-cell>
          <table:table-cell office:value-type="float" office:value="50.9505517482758" calcext:value-type="float">
            <text:p>50.9505517482758</text:p>
          </table:table-cell>
          <table:table-cell office:value-type="float" office:value="21.6290321350098" calcext:value-type="float">
            <text:p>21.6290321350098</text:p>
          </table:table-cell>
          <table:table-cell office:value-type="float" office:value="48.4609153270722" calcext:value-type="float">
            <text:p>48.4609153270722</text:p>
          </table:table-cell>
          <table:table-cell table:formula="of:=SUM([.B28:.E28])" office:value-type="float" office:value="121.607344865799" calcext:value-type="float">
            <text:p>121.6073448657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0818662643433" calcext:value-type="float">
            <text:p>0.570818662643433</text:p>
          </table:table-cell>
          <table:table-cell office:value-type="float" office:value="43.7656059265137" calcext:value-type="float">
            <text:p>43.7656059265137</text:p>
          </table:table-cell>
          <table:table-cell office:value-type="float" office:value="20.9102687835693" calcext:value-type="float">
            <text:p>20.9102687835693</text:p>
          </table:table-cell>
          <table:table-cell office:value-type="float" office:value="52.7860870361328" calcext:value-type="float">
            <text:p>52.7860870361328</text:p>
          </table:table-cell>
          <table:table-cell table:formula="of:=SUM([.B29:.E29])" office:value-type="float" office:value="118.032780408859" calcext:value-type="float">
            <text:p>118.0327804088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5182876586914" calcext:value-type="float">
            <text:p>0.615182876586914</text:p>
          </table:table-cell>
          <table:table-cell office:value-type="float" office:value="53.5949592590332" calcext:value-type="float">
            <text:p>53.5949592590332</text:p>
          </table:table-cell>
          <table:table-cell office:value-type="float" office:value="22.0596625804901" calcext:value-type="float">
            <text:p>22.0596625804901</text:p>
          </table:table-cell>
          <table:table-cell office:value-type="float" office:value="49.772848367691" calcext:value-type="float">
            <text:p>49.772848367691</text:p>
          </table:table-cell>
          <table:table-cell table:formula="of:=SUM([.B30:.E30])" office:value-type="float" office:value="126.042653083801" calcext:value-type="float">
            <text:p>126.0426530838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11844539642334" calcext:value-type="float">
            <text:p>0.611844539642334</text:p>
          </table:table-cell>
          <table:table-cell office:value-type="float" office:value="51.5270433425903" calcext:value-type="float">
            <text:p>51.5270433425903</text:p>
          </table:table-cell>
          <table:table-cell office:value-type="float" office:value="21.0503795146942" calcext:value-type="float">
            <text:p>21.0503795146942</text:p>
          </table:table-cell>
          <table:table-cell office:value-type="float" office:value="49.4833509922028" calcext:value-type="float">
            <text:p>49.4833509922028</text:p>
          </table:table-cell>
          <table:table-cell table:formula="of:=SUM([.B31:.E31])" office:value-type="float" office:value="122.67261838913" calcext:value-type="float">
            <text:p>122.672618389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2405977249146" calcext:value-type="float">
            <text:p>0.652405977249146</text:p>
          </table:table-cell>
          <table:table-cell office:value-type="float" office:value="56.1565697193146" calcext:value-type="float">
            <text:p>56.1565697193146</text:p>
          </table:table-cell>
          <table:table-cell office:value-type="float" office:value="21.9214310646057" calcext:value-type="float">
            <text:p>21.9214310646057</text:p>
          </table:table-cell>
          <table:table-cell office:value-type="float" office:value="50.4070854187012" calcext:value-type="float">
            <text:p>50.4070854187012</text:p>
          </table:table-cell>
          <table:table-cell table:formula="of:=SUM([.B32:.E32])" office:value-type="float" office:value="129.137492179871" calcext:value-type="float">
            <text:p>129.137492179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6887903213501" calcext:value-type="float">
            <text:p>0.66887903213501</text:p>
          </table:table-cell>
          <table:table-cell office:value-type="float" office:value="38.4651412963867" calcext:value-type="float">
            <text:p>38.4651412963867</text:p>
          </table:table-cell>
          <table:table-cell office:value-type="float" office:value="21.2467963695526" calcext:value-type="float">
            <text:p>21.2467963695526</text:p>
          </table:table-cell>
          <table:table-cell office:value-type="float" office:value="57.33367228508" calcext:value-type="float">
            <text:p>57.33367228508</text:p>
          </table:table-cell>
          <table:table-cell table:formula="of:=SUM([.B33:.E33])" office:value-type="float" office:value="117.714488983154" calcext:value-type="float">
            <text:p>117.714488983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61972761154175" calcext:value-type="float">
            <text:p>0.661972761154175</text:p>
          </table:table-cell>
          <table:table-cell office:value-type="float" office:value="54.106822013855" calcext:value-type="float">
            <text:p>54.106822013855</text:p>
          </table:table-cell>
          <table:table-cell office:value-type="float" office:value="21.277672290802" calcext:value-type="float">
            <text:p>21.277672290802</text:p>
          </table:table-cell>
          <table:table-cell table:style-name="Default" office:value-type="float" office:value="51.5320143699646" calcext:value-type="float">
            <text:p>51.5320143699646</text:p>
          </table:table-cell>
          <table:table-cell table:formula="of:=SUM([.B34:.E34])" office:value-type="float" office:value="127.578481435776" calcext:value-type="float">
            <text:p>127.578481435776</text:p>
          </table:table-cell>
        </table:table-row>
      </table:table>
      <table:named-expressions/>
      <table:database-ranges>
        <table:database-range table:name="__Anonymous_Sheet_DB__0" table:target-range-address="Sheet1.A2:Sheet1.DF136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等线" svg:font-family="等线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loext:min-decimal-places="2" number:min-integer-digits="1" number:grouping="true"/>
    </number:number-style>
    <number:number-style style:name="N126">
      <number:text>¥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¥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5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5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6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7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8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zh" number:country="CN">
      <number:year number:style="long"/>
      <number:text>年</number:text>
      <number:month/>
      <number:text>月</number:text>
    </number:date-style>
    <number:date-style style:name="N10130" number:language="zh" number:country="CN">
      <number:month/>
      <number:text>月</number:text>
      <number:day/>
      <number:text>日</number:text>
    </number:date-style>
    <number:date-style style:name="N10131" number:language="zh" number:country="CN">
      <number:month/>
      <number:text>-</number:text>
      <number:day/>
      <number:text>-</number:text>
      <number:year/>
    </number:date-style>
    <number:date-style style:name="N10132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3" number:language="zh" number:country="CN">
      <number:hours/>
      <number:text>时</number:text>
      <number:minutes number:style="long"/>
      <number:text>分</number:text>
    </number:time-style>
    <number:time-style style:name="N10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4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4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4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5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好" style:display-name="Excel_BuiltIn_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1T15:47:06.234202014</dc:date>
    <meta:editing-duration>PT3M28S</meta:editing-duration>
    <meta:editing-cycles>1</meta:editing-cycles>
    <meta:document-statistic meta:table-count="2" meta:cell-count="8037" meta:object-count="0"/>
    <meta:generator>LibreOffice/6.0.7.3$Linux_X86_64 LibreOffice_project/00m0$Build-3</meta:generator>
  </office:meta>
</office:document-meta>
</file>